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 editors" table:style-name="ta1">
        <table:shapes>
          <draw:frame draw:z-index="0" draw:style-name="gr1" draw:text-style-name="P1" svg:width="159.99mm" svg:height="89.99mm" svg:x="136.47mm" svg:y="1mm">
            <loext:p draw:notify-on-update-of-ranges="'New editors'.A1:'New editors'.A1 'New editors'.A2:'New editors'.A169 'New editors'.B1:'New editors'.B1 'New editors'.B2:'New editors'.B169 'New editors'.D1:'New editors'.D1 'New editors'.D2:'New editors'.D169 'New editors'.E1:'New editors'.E1 'New editors'.E2:'New editors'.E169 'New editors'.F1:'New editors'.F1 'New editors'.F2:'New editors'.F1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2:.B13])" office:value-type="float" office:value="3.50324524872685" calcext:value-type="float">
            <text:p>3,5032452487</text:p>
          </table:table-cell>
          <table:table-cell table:formula="of:=AVERAGE([.B2:.B13])" office:value-type="float" office:value="7.54545454545455" calcext:value-type="float">
            <text:p>7,5454545455</text:p>
          </table:table-cell>
          <table:table-cell table:formula="of:=[.D13]-[.C13]" office:value-type="float" office:value="4.04220929672769" calcext:value-type="float">
            <text:p>4,0422092967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0" calcext:value-type="float">
            <text:p>10</text:p>
          </table:table-cell>
          <table:table-cell table:formula="of:=COM.MICROSOFT.STDEV.S([.B3:.B14])" office:value-type="float" office:value="3.53424802340032" calcext:value-type="float">
            <text:p>3,5342480234</text:p>
          </table:table-cell>
          <table:table-cell table:formula="of:=AVERAGE([.B3:.B14])" office:value-type="float" office:value="7.90909090909091" calcext:value-type="float">
            <text:p>7,9090909091</text:p>
          </table:table-cell>
          <table:table-cell table:formula="of:=[.D14]-[.C14]" office:value-type="float" office:value="4.37484288569059" calcext:value-type="float">
            <text:p>4,374842885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18" calcext:value-type="float">
            <text:p>18</text:p>
          </table:table-cell>
          <table:table-cell table:formula="of:=COM.MICROSOFT.STDEV.S([.B4:.B15])" office:value-type="float" office:value="4.58257569495584" calcext:value-type="float">
            <text:p>4,582575695</text:p>
          </table:table-cell>
          <table:table-cell table:formula="of:=AVERAGE([.B4:.B15])" office:value-type="float" office:value="9" calcext:value-type="float">
            <text:p>9</text:p>
          </table:table-cell>
          <table:table-cell table:formula="of:=[.D15]-[.C15]" office:value-type="float" office:value="4.41742430504416" calcext:value-type="float">
            <text:p>4,41742430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7" calcext:value-type="float">
            <text:p>17</text:p>
          </table:table-cell>
          <table:table-cell table:formula="of:=COM.MICROSOFT.STDEV.S([.B5:.B16])" office:value-type="float" office:value="5.15399227430895" calcext:value-type="float">
            <text:p>5,1539922743</text:p>
          </table:table-cell>
          <table:table-cell table:formula="of:=AVERAGE([.B5:.B16])" office:value-type="float" office:value="9.81818181818182" calcext:value-type="float">
            <text:p>9,8181818182</text:p>
          </table:table-cell>
          <table:table-cell table:formula="of:=[.D16]-[.C16]" office:value-type="float" office:value="4.66418954387287" calcext:value-type="float">
            <text:p>4,6641895439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7" calcext:value-type="float">
            <text:p>37</text:p>
          </table:table-cell>
          <table:table-cell table:formula="of:=COM.MICROSOFT.STDEV.S([.B6:.B17])" office:value-type="float" office:value="9.4243398611352" calcext:value-type="float">
            <text:p>9,4243398611</text:p>
          </table:table-cell>
          <table:table-cell table:formula="of:=AVERAGE([.B6:.B17])" office:value-type="float" office:value="12.7272727272727" calcext:value-type="float">
            <text:p>12,7272727273</text:p>
          </table:table-cell>
          <table:table-cell table:formula="of:=[.D17]-[.C17]" office:value-type="float" office:value="3.30293286613753" calcext:value-type="float">
            <text:p>3,3029328661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5" calcext:value-type="float">
            <text:p>35</text:p>
          </table:table-cell>
          <table:table-cell table:formula="of:=COM.MICROSOFT.STDEV.S([.B7:.B18])" office:value-type="float" office:value="11.0486527356383" calcext:value-type="float">
            <text:p>11,0486527356</text:p>
          </table:table-cell>
          <table:table-cell table:formula="of:=AVERAGE([.B7:.B18])" office:value-type="float" office:value="15.5454545454545" calcext:value-type="float">
            <text:p>15,5454545455</text:p>
          </table:table-cell>
          <table:table-cell table:formula="of:=[.D18]-[.C18]" office:value-type="float" office:value="4.49680180981627" calcext:value-type="float">
            <text:p>4,4968018098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1" calcext:value-type="float">
            <text:p>31</text:p>
          </table:table-cell>
          <table:table-cell table:formula="of:=COM.MICROSOFT.STDEV.S([.B8:.B19])" office:value-type="float" office:value="11.3442015625124" calcext:value-type="float">
            <text:p>11,3442015625</text:p>
          </table:table-cell>
          <table:table-cell table:formula="of:=AVERAGE([.B8:.B19])" office:value-type="float" office:value="17.9090909090909" calcext:value-type="float">
            <text:p>17,9090909091</text:p>
          </table:table-cell>
          <table:table-cell table:formula="of:=[.D19]-[.C19]" office:value-type="float" office:value="6.5648893465785" calcext:value-type="float">
            <text:p>6,564889346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4" calcext:value-type="float">
            <text:p>34</text:p>
          </table:table-cell>
          <table:table-cell table:formula="of:=COM.MICROSOFT.STDEV.S([.B9:.B20])" office:value-type="float" office:value="11.4137078669785" calcext:value-type="float">
            <text:p>11,413707867</text:p>
          </table:table-cell>
          <table:table-cell table:formula="of:=AVERAGE([.B9:.B20])" office:value-type="float" office:value="20.5454545454545" calcext:value-type="float">
            <text:p>20,5454545455</text:p>
          </table:table-cell>
          <table:table-cell table:formula="of:=[.D20]-[.C20]" office:value-type="float" office:value="9.13174667847603" calcext:value-type="float">
            <text:p>9,1317466785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27" calcext:value-type="float">
            <text:p>27</text:p>
          </table:table-cell>
          <table:table-cell table:formula="of:=COM.MICROSOFT.STDEV.S([.B10:.B21])" office:value-type="float" office:value="10.8703098559165" calcext:value-type="float">
            <text:p>10,8703098559</text:p>
          </table:table-cell>
          <table:table-cell table:formula="of:=AVERAGE([.B10:.B21])" office:value-type="float" office:value="22.1818181818182" calcext:value-type="float">
            <text:p>22,1818181818</text:p>
          </table:table-cell>
          <table:table-cell table:formula="of:=[.D21]-[.C21]" office:value-type="float" office:value="11.3115083259016" calcext:value-type="float">
            <text:p>11,3115083259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11:.B22])" office:value-type="float" office:value="11.1379776195926" calcext:value-type="float">
            <text:p>11,1379776196</text:p>
          </table:table-cell>
          <table:table-cell table:formula="of:=AVERAGE([.B11:.B22])" office:value-type="float" office:value="24.6363636363636" calcext:value-type="float">
            <text:p>24,6363636364</text:p>
          </table:table-cell>
          <table:table-cell table:formula="of:=[.D22]-[.C22]" office:value-type="float" office:value="13.498386016771" calcext:value-type="float">
            <text:p>13,4983860168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36" calcext:value-type="float">
            <text:p>36</text:p>
          </table:table-cell>
          <table:table-cell table:formula="of:=COM.MICROSOFT.STDEV.S([.B12:.B23])" office:value-type="float" office:value="11.1147595020261" calcext:value-type="float">
            <text:p>11,114759502</text:p>
          </table:table-cell>
          <table:table-cell table:formula="of:=AVERAGE([.B12:.B23])" office:value-type="float" office:value="25.5833333333333" calcext:value-type="float">
            <text:p>25,5833333333</text:p>
          </table:table-cell>
          <table:table-cell table:formula="of:=[.D23]-[.C23]" office:value-type="float" office:value="14.4685738313073" calcext:value-type="float">
            <text:p>14,468573831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5" calcext:value-type="float">
            <text:p>55</text:p>
          </table:table-cell>
          <table:table-cell table:formula="of:=COM.MICROSOFT.STDEV.S([.B13:.B24])" office:value-type="float" office:value="12.5444663642435" calcext:value-type="float">
            <text:p>12,5444663642</text:p>
          </table:table-cell>
          <table:table-cell table:formula="of:=AVERAGE([.B13:.B24])" office:value-type="float" office:value="29.5" calcext:value-type="float">
            <text:p>29,5</text:p>
          </table:table-cell>
          <table:table-cell table:formula="of:=[.D24]-[.C24]" office:value-type="float" office:value="16.9555336357565" calcext:value-type="float">
            <text:p>16,955533635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44" calcext:value-type="float">
            <text:p>44</text:p>
          </table:table-cell>
          <table:table-cell table:formula="of:=COM.MICROSOFT.STDEV.S([.B14:.B25])" office:value-type="float" office:value="12.4084526420379" calcext:value-type="float">
            <text:p>12,408452642</text:p>
          </table:table-cell>
          <table:table-cell table:formula="of:=AVERAGE([.B14:.B25])" office:value-type="float" office:value="31.8333333333333" calcext:value-type="float">
            <text:p>31,8333333333</text:p>
          </table:table-cell>
          <table:table-cell table:formula="of:=[.D25]-[.C25]" office:value-type="float" office:value="19.4248806912955" calcext:value-type="float">
            <text:p>19,4248806913</text:p>
          </table:table-cell>
          <table:table-cell table:formula="of:=[.D25]-[.D13]" office:value-type="float" office:value="24.2878787878788" calcext:value-type="float">
            <text:p>24,2878787879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1" calcext:value-type="float">
            <text:p>31</text:p>
          </table:table-cell>
          <table:table-cell table:formula="of:=COM.MICROSOFT.STDEV.S([.B15:.B26])" office:value-type="float" office:value="10.3612769775767" calcext:value-type="float">
            <text:p>10,3612769776</text:p>
          </table:table-cell>
          <table:table-cell table:formula="of:=AVERAGE([.B15:.B26])" office:value-type="float" office:value="33.5833333333333" calcext:value-type="float">
            <text:p>33,5833333333</text:p>
          </table:table-cell>
          <table:table-cell table:formula="of:=[.D26]-[.C26]" office:value-type="float" office:value="23.2220563557567" calcext:value-type="float">
            <text:p>23,2220563558</text:p>
          </table:table-cell>
          <table:table-cell table:formula="of:=[.D26]-[.D14]" office:value-type="float" office:value="25.6742424242424" calcext:value-type="float">
            <text:p>25,6742424242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8" calcext:value-type="float">
            <text:p>28</text:p>
          </table:table-cell>
          <table:table-cell table:formula="of:=COM.MICROSOFT.STDEV.S([.B16:.B27])" office:value-type="float" office:value="9.34644641594123" calcext:value-type="float">
            <text:p>9,3464464159</text:p>
          </table:table-cell>
          <table:table-cell table:formula="of:=AVERAGE([.B16:.B27])" office:value-type="float" office:value="34.4166666666667" calcext:value-type="float">
            <text:p>34,4166666667</text:p>
          </table:table-cell>
          <table:table-cell table:formula="of:=[.D27]-[.C27]" office:value-type="float" office:value="25.0702202507254" calcext:value-type="float">
            <text:p>25,0702202507</text:p>
          </table:table-cell>
          <table:table-cell table:formula="of:=[.D27]-[.D15]" office:value-type="float" office:value="25.4166666666667" calcext:value-type="float">
            <text:p>25,41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48" calcext:value-type="float">
            <text:p>48</text:p>
          </table:table-cell>
          <table:table-cell table:formula="of:=COM.MICROSOFT.STDEV.S([.B17:.B28])" office:value-type="float" office:value="8.32302392599753" calcext:value-type="float">
            <text:p>8,323023926</text:p>
          </table:table-cell>
          <table:table-cell table:formula="of:=AVERAGE([.B17:.B28])" office:value-type="float" office:value="37" calcext:value-type="float">
            <text:p>37</text:p>
          </table:table-cell>
          <table:table-cell table:formula="of:=[.D28]-[.C28]" office:value-type="float" office:value="28.6769760740025" calcext:value-type="float">
            <text:p>28,676976074</text:p>
          </table:table-cell>
          <table:table-cell table:formula="of:=[.D28]-[.D16]" office:value-type="float" office:value="27.1818181818182" calcext:value-type="float">
            <text:p>27,1818181818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18:.B29])" office:value-type="float" office:value="9.51872158464889" calcext:value-type="float">
            <text:p>9,5187215846</text:p>
          </table:table-cell>
          <table:table-cell table:formula="of:=AVERAGE([.B18:.B29])" office:value-type="float" office:value="38.3333333333333" calcext:value-type="float">
            <text:p>38,3333333333</text:p>
          </table:table-cell>
          <table:table-cell table:formula="of:=[.D29]-[.C29]" office:value-type="float" office:value="28.8146117486844" calcext:value-type="float">
            <text:p>28,8146117487</text:p>
          </table:table-cell>
          <table:table-cell table:formula="of:=[.D29]-[.D17]" office:value-type="float" office:value="25.6060606060606" calcext:value-type="float">
            <text:p>25,6060606061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9" calcext:value-type="float">
            <text:p>79</text:p>
          </table:table-cell>
          <table:table-cell table:formula="of:=COM.MICROSOFT.STDEV.S([.B19:.B30])" office:value-type="float" office:value="15.0090881559383" calcext:value-type="float">
            <text:p>15,0090881559</text:p>
          </table:table-cell>
          <table:table-cell table:formula="of:=AVERAGE([.B19:.B30])" office:value-type="float" office:value="42" calcext:value-type="float">
            <text:p>42</text:p>
          </table:table-cell>
          <table:table-cell table:formula="of:=[.D30]-[.C30]" office:value-type="float" office:value="26.9909118440617" calcext:value-type="float">
            <text:p>26,9909118441</text:p>
          </table:table-cell>
          <table:table-cell table:formula="of:=[.D30]-[.D18]" office:value-type="float" office:value="26.4545454545455" calcext:value-type="float">
            <text:p>26,4545454545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20:.B31])" office:value-type="float" office:value="18.092983739728" calcext:value-type="float">
            <text:p>18,0929837397</text:p>
          </table:table-cell>
          <table:table-cell table:formula="of:=AVERAGE([.B20:.B31])" office:value-type="float" office:value="46.0833333333333" calcext:value-type="float">
            <text:p>46,0833333333</text:p>
          </table:table-cell>
          <table:table-cell table:formula="of:=[.D31]-[.C31]" office:value-type="float" office:value="27.9903495936054" calcext:value-type="float">
            <text:p>27,9903495936</text:p>
          </table:table-cell>
          <table:table-cell table:formula="of:=[.D31]-[.D19]" office:value-type="float" office:value="28.1742424242424" calcext:value-type="float">
            <text:p>28,1742424242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82" calcext:value-type="float">
            <text:p>82</text:p>
          </table:table-cell>
          <table:table-cell table:formula="of:=COM.MICROSOFT.STDEV.S([.B21:.B32])" office:value-type="float" office:value="20.344569672311" calcext:value-type="float">
            <text:p>20,3445696723</text:p>
          </table:table-cell>
          <table:table-cell table:formula="of:=AVERAGE([.B21:.B32])" office:value-type="float" office:value="50.0833333333333" calcext:value-type="float">
            <text:p>50,0833333333</text:p>
          </table:table-cell>
          <table:table-cell table:formula="of:=[.D32]-[.C32]" office:value-type="float" office:value="29.7387636610224" calcext:value-type="float">
            <text:p>29,738763661</text:p>
          </table:table-cell>
          <table:table-cell table:formula="of:=[.D32]-[.D20]" office:value-type="float" office:value="29.5378787878788" calcext:value-type="float">
            <text:p>29,5378787879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7" calcext:value-type="float">
            <text:p>77</text:p>
          </table:table-cell>
          <table:table-cell table:formula="of:=COM.MICROSOFT.STDEV.S([.B22:.B33])" office:value-type="float" office:value="20.3072982850098" calcext:value-type="float">
            <text:p>20,307298285</text:p>
          </table:table-cell>
          <table:table-cell table:formula="of:=AVERAGE([.B22:.B33])" office:value-type="float" office:value="54.25" calcext:value-type="float">
            <text:p>54,25</text:p>
          </table:table-cell>
          <table:table-cell table:formula="of:=[.D33]-[.C33]" office:value-type="float" office:value="33.9427017149902" calcext:value-type="float">
            <text:p>33,942701715</text:p>
          </table:table-cell>
          <table:table-cell table:formula="of:=[.D33]-[.D21]" office:value-type="float" office:value="32.0681818181818" calcext:value-type="float">
            <text:p>32,0681818182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68" calcext:value-type="float">
            <text:p>68</text:p>
          </table:table-cell>
          <table:table-cell table:formula="of:=COM.MICROSOFT.STDEV.S([.B23:.B34])" office:value-type="float" office:value="19.9687255477159" calcext:value-type="float">
            <text:p>19,9687255477</text:p>
          </table:table-cell>
          <table:table-cell table:formula="of:=AVERAGE([.B23:.B34])" office:value-type="float" office:value="56.75" calcext:value-type="float">
            <text:p>56,75</text:p>
          </table:table-cell>
          <table:table-cell table:formula="of:=[.D34]-[.C34]" office:value-type="float" office:value="36.7812744522841" calcext:value-type="float">
            <text:p>36,7812744523</text:p>
          </table:table-cell>
          <table:table-cell table:formula="of:=[.D34]-[.D22]" office:value-type="float" office:value="32.1136363636364" calcext:value-type="float">
            <text:p>32,1136363636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07" calcext:value-type="float">
            <text:p>107</text:p>
          </table:table-cell>
          <table:table-cell table:formula="of:=COM.MICROSOFT.STDEV.S([.B24:.B35])" office:value-type="float" office:value="23.4727437034893" calcext:value-type="float">
            <text:p>23,4727437035</text:p>
          </table:table-cell>
          <table:table-cell table:formula="of:=AVERAGE([.B24:.B35])" office:value-type="float" office:value="62.6666666666667" calcext:value-type="float">
            <text:p>62,6666666667</text:p>
          </table:table-cell>
          <table:table-cell table:formula="of:=[.D35]-[.C35]" office:value-type="float" office:value="39.1939229631774" calcext:value-type="float">
            <text:p>39,1939229632</text:p>
          </table:table-cell>
          <table:table-cell table:formula="of:=[.D35]-[.D23]" office:value-type="float" office:value="37.0833333333333" calcext:value-type="float">
            <text:p>37,08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7" calcext:value-type="float">
            <text:p>77</text:p>
          </table:table-cell>
          <table:table-cell table:formula="of:=COM.MICROSOFT.STDEV.S([.B25:.B36])" office:value-type="float" office:value="23.677760950655" calcext:value-type="float">
            <text:p>23,6777609507</text:p>
          </table:table-cell>
          <table:table-cell table:formula="of:=AVERAGE([.B25:.B36])" office:value-type="float" office:value="64.5" calcext:value-type="float">
            <text:p>64,5</text:p>
          </table:table-cell>
          <table:table-cell table:formula="of:=[.D36]-[.C36]" office:value-type="float" office:value="40.822239049345" calcext:value-type="float">
            <text:p>40,8222390493</text:p>
          </table:table-cell>
          <table:table-cell table:formula="of:=[.D36]-[.D24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26:.B37])" office:value-type="float" office:value="25.6235864355125" calcext:value-type="float">
            <text:p>25,6235864355</text:p>
          </table:table-cell>
          <table:table-cell table:formula="of:=AVERAGE([.B26:.B37])" office:value-type="float" office:value="69.75" calcext:value-type="float">
            <text:p>69,75</text:p>
          </table:table-cell>
          <table:table-cell table:formula="of:=[.D37]-[.C37]" office:value-type="float" office:value="44.1264135644875" calcext:value-type="float">
            <text:p>44,1264135645</text:p>
          </table:table-cell>
          <table:table-cell table:formula="of:=[.D37]-[.D25]" office:value-type="float" office:value="37.9166666666667" calcext:value-type="float">
            <text:p>37,91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38" calcext:value-type="float">
            <text:p>138</text:p>
          </table:table-cell>
          <table:table-cell table:formula="of:=COM.MICROSOFT.STDEV.S([.B27:.B38])" office:value-type="float" office:value="29.2709391511082" calcext:value-type="float">
            <text:p>29,2709391511</text:p>
          </table:table-cell>
          <table:table-cell table:formula="of:=AVERAGE([.B27:.B38])" office:value-type="float" office:value="78.6666666666667" calcext:value-type="float">
            <text:p>78,6666666667</text:p>
          </table:table-cell>
          <table:table-cell table:formula="of:=[.D38]-[.C38]" office:value-type="float" office:value="49.3957275155585" calcext:value-type="float">
            <text:p>49,3957275156</text:p>
          </table:table-cell>
          <table:table-cell table:formula="of:=[.D38]-[.D26]" office:value-type="float" office:value="45.0833333333333" calcext:value-type="float">
            <text:p>45,0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22" calcext:value-type="float">
            <text:p>122</text:p>
          </table:table-cell>
          <table:table-cell table:formula="of:=COM.MICROSOFT.STDEV.S([.B28:.B39])" office:value-type="float" office:value="26.9663089461984" calcext:value-type="float">
            <text:p>26,9663089462</text:p>
          </table:table-cell>
          <table:table-cell table:formula="of:=AVERAGE([.B28:.B39])" office:value-type="float" office:value="86.5" calcext:value-type="float">
            <text:p>86,5</text:p>
          </table:table-cell>
          <table:table-cell table:formula="of:=[.D39]-[.C39]" office:value-type="float" office:value="59.5336910538016" calcext:value-type="float">
            <text:p>59,5336910538</text:p>
          </table:table-cell>
          <table:table-cell table:formula="of:=[.D39]-[.D27]" office:value-type="float" office:value="52.0833333333333" calcext:value-type="float">
            <text:p>52,08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90" calcext:value-type="float">
            <text:p>190</text:p>
          </table:table-cell>
          <table:table-cell table:formula="of:=COM.MICROSOFT.STDEV.S([.B29:.B40])" office:value-type="float" office:value="37.5967438951188" calcext:value-type="float">
            <text:p>37,5967438951</text:p>
          </table:table-cell>
          <table:table-cell table:formula="of:=AVERAGE([.B29:.B40])" office:value-type="float" office:value="98.3333333333333" calcext:value-type="float">
            <text:p>98,3333333333</text:p>
          </table:table-cell>
          <table:table-cell table:formula="of:=[.D40]-[.C40]" office:value-type="float" office:value="60.7365894382146" calcext:value-type="float">
            <text:p>60,7365894382</text:p>
          </table:table-cell>
          <table:table-cell table:formula="of:=[.D40]-[.D28]" office:value-type="float" office:value="61.3333333333333" calcext:value-type="float">
            <text:p>61,33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87" calcext:value-type="float">
            <text:p>187</text:p>
          </table:table-cell>
          <table:table-cell table:formula="of:=COM.MICROSOFT.STDEV.S([.B30:.B41])" office:value-type="float" office:value="42.489570912915" calcext:value-type="float">
            <text:p>42,4895709129</text:p>
          </table:table-cell>
          <table:table-cell table:formula="of:=AVERAGE([.B30:.B41])" office:value-type="float" office:value="109.5" calcext:value-type="float">
            <text:p>109,5</text:p>
          </table:table-cell>
          <table:table-cell table:formula="of:=[.D41]-[.C41]" office:value-type="float" office:value="67.010429087085" calcext:value-type="float">
            <text:p>67,0104290871</text:p>
          </table:table-cell>
          <table:table-cell table:formula="of:=[.D41]-[.D29]" office:value-type="float" office:value="71.1666666666667" calcext:value-type="float">
            <text:p>71,1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20" calcext:value-type="float">
            <text:p>220</text:p>
          </table:table-cell>
          <table:table-cell table:formula="of:=COM.MICROSOFT.STDEV.S([.B31:.B42])" office:value-type="float" office:value="51.7706919545658" calcext:value-type="float">
            <text:p>51,7706919546</text:p>
          </table:table-cell>
          <table:table-cell table:formula="of:=AVERAGE([.B31:.B42])" office:value-type="float" office:value="121.25" calcext:value-type="float">
            <text:p>121,25</text:p>
          </table:table-cell>
          <table:table-cell table:formula="of:=[.D42]-[.C42]" office:value-type="float" office:value="69.4793080454342" calcext:value-type="float">
            <text:p>69,4793080454</text:p>
          </table:table-cell>
          <table:table-cell table:formula="of:=[.D42]-[.D30]" office:value-type="float" office:value="79.25" calcext:value-type="float">
            <text:p>79,2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92" calcext:value-type="float">
            <text:p>192</text:p>
          </table:table-cell>
          <table:table-cell table:formula="of:=COM.MICROSOFT.STDEV.S([.B32:.B43])" office:value-type="float" office:value="53.7172028198405" calcext:value-type="float">
            <text:p>53,7172028198</text:p>
          </table:table-cell>
          <table:table-cell table:formula="of:=AVERAGE([.B32:.B43])" office:value-type="float" office:value="130.583333333333" calcext:value-type="float">
            <text:p>130,5833333333</text:p>
          </table:table-cell>
          <table:table-cell table:formula="of:=[.D43]-[.C43]" office:value-type="float" office:value="76.8661305134929" calcext:value-type="float">
            <text:p>76,8661305135</text:p>
          </table:table-cell>
          <table:table-cell table:formula="of:=[.D43]-[.D31]" office:value-type="float" office:value="84.5" calcext:value-type="float">
            <text:p>84,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74" calcext:value-type="float">
            <text:p>174</text:p>
          </table:table-cell>
          <table:table-cell table:formula="of:=COM.MICROSOFT.STDEV.S([.B33:.B44])" office:value-type="float" office:value="52.70867618765" calcext:value-type="float">
            <text:p>52,7086761877</text:p>
          </table:table-cell>
          <table:table-cell table:formula="of:=AVERAGE([.B33:.B44])" office:value-type="float" office:value="138.25" calcext:value-type="float">
            <text:p>138,25</text:p>
          </table:table-cell>
          <table:table-cell table:formula="of:=[.D44]-[.C44]" office:value-type="float" office:value="85.54132381235" calcext:value-type="float">
            <text:p>85,5413238124</text:p>
          </table:table-cell>
          <table:table-cell table:formula="of:=[.D44]-[.D32]" office:value-type="float" office:value="88.1666666666667" calcext:value-type="float">
            <text:p>88,16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85" calcext:value-type="float">
            <text:p>185</text:p>
          </table:table-cell>
          <table:table-cell table:formula="of:=COM.MICROSOFT.STDEV.S([.B34:.B45])" office:value-type="float" office:value="50.4725397887532" calcext:value-type="float">
            <text:p>50,4725397888</text:p>
          </table:table-cell>
          <table:table-cell table:formula="of:=AVERAGE([.B34:.B45])" office:value-type="float" office:value="147.25" calcext:value-type="float">
            <text:p>147,25</text:p>
          </table:table-cell>
          <table:table-cell table:formula="of:=[.D45]-[.C45]" office:value-type="float" office:value="96.7774602112468" calcext:value-type="float">
            <text:p>96,7774602112</text:p>
          </table:table-cell>
          <table:table-cell table:formula="of:=[.D45]-[.D33]"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2" calcext:value-type="float">
            <text:p>152</text:p>
          </table:table-cell>
          <table:table-cell table:formula="of:=COM.MICROSOFT.STDEV.S([.B35:.B46])" office:value-type="float" office:value="43.8761169244002" calcext:value-type="float">
            <text:p>43,8761169244</text:p>
          </table:table-cell>
          <table:table-cell table:formula="of:=AVERAGE([.B35:.B46])" office:value-type="float" office:value="154.25" calcext:value-type="float">
            <text:p>154,25</text:p>
          </table:table-cell>
          <table:table-cell table:formula="of:=[.D46]-[.C46]" office:value-type="float" office:value="110.3738830756" calcext:value-type="float">
            <text:p>110,3738830756</text:p>
          </table:table-cell>
          <table:table-cell table:formula="of:=[.D46]-[.D34]" office:value-type="float" office:value="97.5" calcext:value-type="float">
            <text:p>97,5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88" calcext:value-type="float">
            <text:p>188</text:p>
          </table:table-cell>
          <table:table-cell table:formula="of:=COM.MICROSOFT.STDEV.S([.B36:.B47])" office:value-type="float" office:value="42.142615011411" calcext:value-type="float">
            <text:p>42,1426150114</text:p>
          </table:table-cell>
          <table:table-cell table:formula="of:=AVERAGE([.B36:.B47])" office:value-type="float" office:value="161" calcext:value-type="float">
            <text:p>161</text:p>
          </table:table-cell>
          <table:table-cell table:formula="of:=[.D47]-[.C47]" office:value-type="float" office:value="118.857384988589" calcext:value-type="float">
            <text:p>118,8573849886</text:p>
          </table:table-cell>
          <table:table-cell table:formula="of:=[.D47]-[.D35]" office:value-type="float" office:value="98.3333333333333" calcext:value-type="float">
            <text:p>98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26" calcext:value-type="float">
            <text:p>226</text:p>
          </table:table-cell>
          <table:table-cell table:formula="of:=COM.MICROSOFT.STDEV.S([.B37:.B48])" office:value-type="float" office:value="36.7484281255263" calcext:value-type="float">
            <text:p>36,7484281255</text:p>
          </table:table-cell>
          <table:table-cell table:formula="of:=AVERAGE([.B37:.B48])" office:value-type="float" office:value="173.416666666667" calcext:value-type="float">
            <text:p>173,4166666667</text:p>
          </table:table-cell>
          <table:table-cell table:formula="of:=[.D48]-[.C48]" office:value-type="float" office:value="136.66823854114" calcext:value-type="float">
            <text:p>136,6682385411</text:p>
          </table:table-cell>
          <table:table-cell table:formula="of:=[.D48]-[.D36]" office:value-type="float" office:value="108.916666666667" calcext:value-type="float">
            <text:p>108,91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89" calcext:value-type="float">
            <text:p>189</text:p>
          </table:table-cell>
          <table:table-cell table:formula="of:=COM.MICROSOFT.STDEV.S([.B38:.B49])" office:value-type="float" office:value="30.3408665304434" calcext:value-type="float">
            <text:p>30,3408665304</text:p>
          </table:table-cell>
          <table:table-cell table:formula="of:=AVERAGE([.B38:.B49])" office:value-type="float" office:value="180.25" calcext:value-type="float">
            <text:p>180,25</text:p>
          </table:table-cell>
          <table:table-cell table:formula="of:=[.D49]-[.C49]" office:value-type="float" office:value="149.909133469557" calcext:value-type="float">
            <text:p>149,9091334696</text:p>
          </table:table-cell>
          <table:table-cell table:formula="of:=[.D49]-[.D37]" office:value-type="float" office:value="110.5" calcext:value-type="float">
            <text:p>110,5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50" calcext:value-type="float">
            <text:p>250</text:p>
          </table:table-cell>
          <table:table-cell table:formula="of:=COM.MICROSOFT.STDEV.S([.B39:.B50])" office:value-type="float" office:value="33.2496297541473" calcext:value-type="float">
            <text:p>33,2496297541</text:p>
          </table:table-cell>
          <table:table-cell table:formula="of:=AVERAGE([.B39:.B50])" office:value-type="float" office:value="189.583333333333" calcext:value-type="float">
            <text:p>189,5833333333</text:p>
          </table:table-cell>
          <table:table-cell table:formula="of:=[.D50]-[.C50]" office:value-type="float" office:value="156.333703579186" calcext:value-type="float">
            <text:p>156,3337035792</text:p>
          </table:table-cell>
          <table:table-cell table:formula="of:=[.D50]-[.D38]" office:value-type="float" office:value="110.916666666667" calcext:value-type="float">
            <text:p>110,91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01" calcext:value-type="float">
            <text:p>201</text:p>
          </table:table-cell>
          <table:table-cell table:formula="of:=COM.MICROSOFT.STDEV.S([.B40:.B51])" office:value-type="float" office:value="25.5905995998294" calcext:value-type="float">
            <text:p>25,5905995998</text:p>
          </table:table-cell>
          <table:table-cell table:formula="of:=AVERAGE([.B40:.B51])" office:value-type="float" office:value="196.166666666667" calcext:value-type="float">
            <text:p>196,1666666667</text:p>
          </table:table-cell>
          <table:table-cell table:formula="of:=[.D51]-[.C51]" office:value-type="float" office:value="170.576067066837" calcext:value-type="float">
            <text:p>170,5760670668</text:p>
          </table:table-cell>
          <table:table-cell table:formula="of:=[.D51]-[.D39]" office:value-type="float" office:value="109.666666666667" calcext:value-type="float">
            <text:p>109,66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6" calcext:value-type="float">
            <text:p>226</text:p>
          </table:table-cell>
          <table:table-cell table:formula="of:=COM.MICROSOFT.STDEV.S([.B41:.B52])" office:value-type="float" office:value="26.8796419528823" calcext:value-type="float">
            <text:p>26,8796419529</text:p>
          </table:table-cell>
          <table:table-cell table:formula="of:=AVERAGE([.B41:.B52])" office:value-type="float" office:value="199.166666666667" calcext:value-type="float">
            <text:p>199,1666666667</text:p>
          </table:table-cell>
          <table:table-cell table:formula="of:=[.D52]-[.C52]" office:value-type="float" office:value="172.287024713784" calcext:value-type="float">
            <text:p>172,2870247138</text:p>
          </table:table-cell>
          <table:table-cell table:formula="of:=[.D52]-[.D40]" office:value-type="float" office:value="100.833333333333" calcext:value-type="float">
            <text:p>100,8333333333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0" calcext:value-type="float">
            <text:p>200</text:p>
          </table:table-cell>
          <table:table-cell table:formula="of:=COM.MICROSOFT.STDEV.S([.B42:.B53])" office:value-type="float" office:value="26.6052797220948" calcext:value-type="float">
            <text:p>26,6052797221</text:p>
          </table:table-cell>
          <table:table-cell table:formula="of:=AVERAGE([.B42:.B53])" office:value-type="float" office:value="200.25" calcext:value-type="float">
            <text:p>200,25</text:p>
          </table:table-cell>
          <table:table-cell table:formula="of:=[.D53]-[.C53]" office:value-type="float" office:value="173.644720277905" calcext:value-type="float">
            <text:p>173,6447202779</text:p>
          </table:table-cell>
          <table:table-cell table:formula="of:=[.D53]-[.D41]" office:value-type="float" office:value="90.75" calcext:value-type="float">
            <text:p>90,7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50" calcext:value-type="float">
            <text:p>250</text:p>
          </table:table-cell>
          <table:table-cell table:formula="of:=COM.MICROSOFT.STDEV.S([.B43:.B54])" office:value-type="float" office:value="29.8423890098997" calcext:value-type="float">
            <text:p>29,8423890099</text:p>
          </table:table-cell>
          <table:table-cell table:formula="of:=AVERAGE([.B43:.B54])" office:value-type="float" office:value="202.75" calcext:value-type="float">
            <text:p>202,75</text:p>
          </table:table-cell>
          <table:table-cell table:formula="of:=[.D54]-[.C54]" office:value-type="float" office:value="172.9076109901" calcext:value-type="float">
            <text:p>172,9076109901</text:p>
          </table:table-cell>
          <table:table-cell table:formula="of:=[.D54]-[.D42]" office:value-type="float" office:value="81.5" calcext:value-type="float">
            <text:p>81,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95" calcext:value-type="float">
            <text:p>195</text:p>
          </table:table-cell>
          <table:table-cell table:formula="of:=COM.MICROSOFT.STDEV.S([.B44:.B55])" office:value-type="float" office:value="29.7565882697352" calcext:value-type="float">
            <text:p>29,7565882697</text:p>
          </table:table-cell>
          <table:table-cell table:formula="of:=AVERAGE([.B44:.B55])" office:value-type="float" office:value="203" calcext:value-type="float">
            <text:p>203</text:p>
          </table:table-cell>
          <table:table-cell table:formula="of:=[.D55]-[.C55]" office:value-type="float" office:value="173.243411730265" calcext:value-type="float">
            <text:p>173,2434117303</text:p>
          </table:table-cell>
          <table:table-cell table:formula="of:=[.D55]-[.D43]" office:value-type="float" office:value="72.4166666666667" calcext:value-type="float">
            <text:p>72,41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03" calcext:value-type="float">
            <text:p>203</text:p>
          </table:table-cell>
          <table:table-cell table:formula="of:=COM.MICROSOFT.STDEV.S([.B45:.B56])" office:value-type="float" office:value="28.3307039778186" calcext:value-type="float">
            <text:p>28,3307039778</text:p>
          </table:table-cell>
          <table:table-cell table:formula="of:=AVERAGE([.B45:.B56])" office:value-type="float" office:value="205.416666666667" calcext:value-type="float">
            <text:p>205,4166666667</text:p>
          </table:table-cell>
          <table:table-cell table:formula="of:=[.D56]-[.C56]" office:value-type="float" office:value="177.085962688848" calcext:value-type="float">
            <text:p>177,0859626888</text:p>
          </table:table-cell>
          <table:table-cell table:formula="of:=[.D56]-[.D44]" office:value-type="float" office:value="67.1666666666667" calcext:value-type="float">
            <text:p>67,1666666667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87" calcext:value-type="float">
            <text:p>187</text:p>
          </table:table-cell>
          <table:table-cell table:formula="of:=COM.MICROSOFT.STDEV.S([.B46:.B57])" office:value-type="float" office:value="28.2052810442988" calcext:value-type="float">
            <text:p>28,2052810443</text:p>
          </table:table-cell>
          <table:table-cell table:formula="of:=AVERAGE([.B46:.B57])" office:value-type="float" office:value="205.583333333333" calcext:value-type="float">
            <text:p>205,5833333333</text:p>
          </table:table-cell>
          <table:table-cell table:formula="of:=[.D57]-[.C57]" office:value-type="float" office:value="177.378052289035" calcext:value-type="float">
            <text:p>177,378052289</text:p>
          </table:table-cell>
          <table:table-cell table:formula="of:=[.D57]-[.D45]" office:value-type="float" office:value="58.3333333333333" calcext:value-type="float">
            <text:p>58,333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74" calcext:value-type="float">
            <text:p>174</text:p>
          </table:table-cell>
          <table:table-cell table:formula="of:=COM.MICROSOFT.STDEV.S([.B47:.B58])" office:value-type="float" office:value="24.9306614189812" calcext:value-type="float">
            <text:p>24,930661419</text:p>
          </table:table-cell>
          <table:table-cell table:formula="of:=AVERAGE([.B47:.B58])" office:value-type="float" office:value="207.416666666667" calcext:value-type="float">
            <text:p>207,4166666667</text:p>
          </table:table-cell>
          <table:table-cell table:formula="of:=[.D58]-[.C58]" office:value-type="float" office:value="182.486005247685" calcext:value-type="float">
            <text:p>182,4860052477</text:p>
          </table:table-cell>
          <table:table-cell table:formula="of:=[.D58]-[.D46]" office:value-type="float" office:value="53.1666666666667" calcext:value-type="float">
            <text:p>53,16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79" calcext:value-type="float">
            <text:p>179</text:p>
          </table:table-cell>
          <table:table-cell table:formula="of:=COM.MICROSOFT.STDEV.S([.B48:.B59])" office:value-type="float" office:value="25.6916446741077" calcext:value-type="float">
            <text:p>25,6916446741</text:p>
          </table:table-cell>
          <table:table-cell table:formula="of:=AVERAGE([.B48:.B59])" office:value-type="float" office:value="206.666666666667" calcext:value-type="float">
            <text:p>206,6666666667</text:p>
          </table:table-cell>
          <table:table-cell table:formula="of:=[.D59]-[.C59]" office:value-type="float" office:value="180.975021992559" calcext:value-type="float">
            <text:p>180,9750219926</text:p>
          </table:table-cell>
          <table:table-cell table:formula="of:=[.D59]-[.D47]" office:value-type="float" office:value="45.6666666666667" calcext:value-type="float">
            <text:p>45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8" calcext:value-type="float">
            <text:p>168</text:p>
          </table:table-cell>
          <table:table-cell table:formula="of:=COM.MICROSOFT.STDEV.S([.B49:.B60])" office:value-type="float" office:value="27.1388126401129" calcext:value-type="float">
            <text:p>27,1388126401</text:p>
          </table:table-cell>
          <table:table-cell table:formula="of:=AVERAGE([.B49:.B60])" office:value-type="float" office:value="201.833333333333" calcext:value-type="float">
            <text:p>201,8333333333</text:p>
          </table:table-cell>
          <table:table-cell table:formula="of:=[.D60]-[.C60]" office:value-type="float" office:value="174.69452069322" calcext:value-type="float">
            <text:p>174,6945206932</text:p>
          </table:table-cell>
          <table:table-cell table:formula="of:=[.D60]-[.D48]" office:value-type="float" office:value="28.4166666666667" calcext:value-type="float">
            <text:p>28,41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7" calcext:value-type="float">
            <text:p>167</text:p>
          </table:table-cell>
          <table:table-cell table:formula="of:=COM.MICROSOFT.STDEV.S([.B50:.B61])" office:value-type="float" office:value="28.7781482757633" calcext:value-type="float">
            <text:p>28,7781482758</text:p>
          </table:table-cell>
          <table:table-cell table:formula="of:=AVERAGE([.B50:.B61])" office:value-type="float" office:value="200" calcext:value-type="float">
            <text:p>200</text:p>
          </table:table-cell>
          <table:table-cell table:formula="of:=[.D61]-[.C61]" office:value-type="float" office:value="171.221851724237" calcext:value-type="float">
            <text:p>171,2218517242</text:p>
          </table:table-cell>
          <table:table-cell table:formula="of:=[.D61]-[.D49]" office:value-type="float" office:value="19.75" calcext:value-type="float">
            <text:p>19,7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21" calcext:value-type="float">
            <text:p>221</text:p>
          </table:table-cell>
          <table:table-cell table:formula="of:=COM.MICROSOFT.STDEV.S([.B51:.B62])" office:value-type="float" office:value="25.1918397081036" calcext:value-type="float">
            <text:p>25,1918397081</text:p>
          </table:table-cell>
          <table:table-cell table:formula="of:=AVERAGE([.B51:.B62])" office:value-type="float" office:value="197.583333333333" calcext:value-type="float">
            <text:p>197,5833333333</text:p>
          </table:table-cell>
          <table:table-cell table:formula="of:=[.D62]-[.C62]" office:value-type="float" office:value="172.39149362523" calcext:value-type="float">
            <text:p>172,3914936252</text:p>
          </table:table-cell>
          <table:table-cell table:formula="of:=[.D62]-[.D50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0" calcext:value-type="float">
            <text:p>180</text:p>
          </table:table-cell>
          <table:table-cell table:formula="of:=COM.MICROSOFT.STDEV.S([.B52:.B63])" office:value-type="float" office:value="25.6580071972344" calcext:value-type="float">
            <text:p>25,6580071972</text:p>
          </table:table-cell>
          <table:table-cell table:formula="of:=AVERAGE([.B52:.B63])" office:value-type="float" office:value="195.833333333333" calcext:value-type="float">
            <text:p>195,8333333333</text:p>
          </table:table-cell>
          <table:table-cell table:formula="of:=[.D63]-[.C63]" office:value-type="float" office:value="170.175326136099" calcext:value-type="float">
            <text:p>170,1753261361</text:p>
          </table:table-cell>
          <table:table-cell table:formula="of:=[.D63]-[.D51]" office:value-type="float" office:value="-0.333333333333314" calcext:value-type="float">
            <text:p>-0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206" calcext:value-type="float">
            <text:p>206</text:p>
          </table:table-cell>
          <table:table-cell table:formula="of:=COM.MICROSOFT.STDEV.S([.B53:.B64])" office:value-type="float" office:value="24.1240481049449" calcext:value-type="float">
            <text:p>24,1240481049</text:p>
          </table:table-cell>
          <table:table-cell table:formula="of:=AVERAGE([.B53:.B64])" office:value-type="float" office:value="194.166666666667" calcext:value-type="float">
            <text:p>194,1666666667</text:p>
          </table:table-cell>
          <table:table-cell table:formula="of:=[.D64]-[.C64]" office:value-type="float" office:value="170.042618561722" calcext:value-type="float">
            <text:p>170,0426185617</text:p>
          </table:table-cell>
          <table:table-cell table:formula="of:=[.D64]-[.D52]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0" calcext:value-type="float">
            <text:p>150</text:p>
          </table:table-cell>
          <table:table-cell table:formula="of:=COM.MICROSOFT.STDEV.S([.B54:.B65])" office:value-type="float" office:value="27.1527664754943" calcext:value-type="float">
            <text:p>27,1527664755</text:p>
          </table:table-cell>
          <table:table-cell table:formula="of:=AVERAGE([.B54:.B65])" office:value-type="float" office:value="190" calcext:value-type="float">
            <text:p>190</text:p>
          </table:table-cell>
          <table:table-cell table:formula="of:=[.D65]-[.C65]" office:value-type="float" office:value="162.847233524506" calcext:value-type="float">
            <text:p>162,8472335245</text:p>
          </table:table-cell>
          <table:table-cell table:formula="of:=[.D65]-[.D53]" office:value-type="float" office:value="-10.25" calcext:value-type="float">
            <text:p>-10,25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05" calcext:value-type="float">
            <text:p>205</text:p>
          </table:table-cell>
          <table:table-cell table:formula="of:=COM.MICROSOFT.STDEV.S([.B55:.B66])" office:value-type="float" office:value="20.3743376914106" calcext:value-type="float">
            <text:p>20,3743376914</text:p>
          </table:table-cell>
          <table:table-cell table:formula="of:=AVERAGE([.B55:.B66])" office:value-type="float" office:value="186.25" calcext:value-type="float">
            <text:p>186,25</text:p>
          </table:table-cell>
          <table:table-cell table:formula="of:=[.D66]-[.C66]" office:value-type="float" office:value="165.875662308589" calcext:value-type="float">
            <text:p>165,8756623086</text:p>
          </table:table-cell>
          <table:table-cell table:formula="of:=[.D66]-[.D54]" office:value-type="float" office:value="-16.5" calcext:value-type="float">
            <text:p>-16,5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03" calcext:value-type="float">
            <text:p>203</text:p>
          </table:table-cell>
          <table:table-cell table:formula="of:=COM.MICROSOFT.STDEV.S([.B56:.B67])" office:value-type="float" office:value="20.8128384038372" calcext:value-type="float">
            <text:p>20,8128384038</text:p>
          </table:table-cell>
          <table:table-cell table:formula="of:=AVERAGE([.B56:.B67])" office:value-type="float" office:value="186.916666666667" calcext:value-type="float">
            <text:p>186,9166666667</text:p>
          </table:table-cell>
          <table:table-cell table:formula="of:=[.D67]-[.C67]" office:value-type="float" office:value="166.103828262829" calcext:value-type="float">
            <text:p>166,1038282628</text:p>
          </table:table-cell>
          <table:table-cell table:formula="of:=[.D67]-[.D55]" office:value-type="float" office:value="-16.0833333333333" calcext:value-type="float">
            <text:p>-16,08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89" calcext:value-type="float">
            <text:p>189</text:p>
          </table:table-cell>
          <table:table-cell table:formula="of:=COM.MICROSOFT.STDEV.S([.B57:.B68])" office:value-type="float" office:value="20.2130695793138" calcext:value-type="float">
            <text:p>20,2130695793</text:p>
          </table:table-cell>
          <table:table-cell table:formula="of:=AVERAGE([.B57:.B68])" office:value-type="float" office:value="185.75" calcext:value-type="float">
            <text:p>185,75</text:p>
          </table:table-cell>
          <table:table-cell table:formula="of:=[.D68]-[.C68]" office:value-type="float" office:value="165.536930420686" calcext:value-type="float">
            <text:p>165,5369304207</text:p>
          </table:table-cell>
          <table:table-cell table:formula="of:=[.D68]-[.D56]" office:value-type="float" office:value="-19.6666666666667" calcext:value-type="float">
            <text:p>-19,6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34" calcext:value-type="float">
            <text:p>234</text:p>
          </table:table-cell>
          <table:table-cell table:formula="of:=COM.MICROSOFT.STDEV.S([.B58:.B69])" office:value-type="float" office:value="24.5628445692541" calcext:value-type="float">
            <text:p>24,5628445693</text:p>
          </table:table-cell>
          <table:table-cell table:formula="of:=AVERAGE([.B58:.B69])" office:value-type="float" office:value="189.666666666667" calcext:value-type="float">
            <text:p>189,6666666667</text:p>
          </table:table-cell>
          <table:table-cell table:formula="of:=[.D69]-[.C69]" office:value-type="float" office:value="165.103822097413" calcext:value-type="float">
            <text:p>165,1038220974</text:p>
          </table:table-cell>
          <table:table-cell table:formula="of:=[.D69]-[.D57]" office:value-type="float" office:value="-15.9166666666667" calcext:value-type="float">
            <text:p>-15,91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8" calcext:value-type="float">
            <text:p>188</text:p>
          </table:table-cell>
          <table:table-cell table:formula="of:=COM.MICROSOFT.STDEV.S([.B59:.B70])" office:value-type="float" office:value="24.0787848278911" calcext:value-type="float">
            <text:p>24,0787848279</text:p>
          </table:table-cell>
          <table:table-cell table:formula="of:=AVERAGE([.B59:.B70])" office:value-type="float" office:value="190.833333333333" calcext:value-type="float">
            <text:p>190,8333333333</text:p>
          </table:table-cell>
          <table:table-cell table:formula="of:=[.D70]-[.C70]" office:value-type="float" office:value="166.754548505442" calcext:value-type="float">
            <text:p>166,7545485054</text:p>
          </table:table-cell>
          <table:table-cell table:formula="of:=[.D70]-[.D58]" office:value-type="float" office:value="-16.5833333333333" calcext:value-type="float">
            <text:p>-16,5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33" calcext:value-type="float">
            <text:p>233</text:p>
          </table:table-cell>
          <table:table-cell table:formula="of:=COM.MICROSOFT.STDEV.S([.B60:.B71])" office:value-type="float" office:value="26.5820627605545" calcext:value-type="float">
            <text:p>26,5820627606</text:p>
          </table:table-cell>
          <table:table-cell table:formula="of:=AVERAGE([.B60:.B71])" office:value-type="float" office:value="195.333333333333" calcext:value-type="float">
            <text:p>195,3333333333</text:p>
          </table:table-cell>
          <table:table-cell table:formula="of:=[.D71]-[.C71]" office:value-type="float" office:value="168.751270572779" calcext:value-type="float">
            <text:p>168,7512705728</text:p>
          </table:table-cell>
          <table:table-cell table:formula="of:=[.D71]-[.D59]" office:value-type="float" office:value="-11.3333333333333" calcext:value-type="float">
            <text:p>-11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31" calcext:value-type="float">
            <text:p>231</text:p>
          </table:table-cell>
          <table:table-cell table:formula="of:=COM.MICROSOFT.STDEV.S([.B61:.B72])" office:value-type="float" office:value="26.9121747823388" calcext:value-type="float">
            <text:p>26,9121747823</text:p>
          </table:table-cell>
          <table:table-cell table:formula="of:=AVERAGE([.B61:.B72])" office:value-type="float" office:value="200.583333333333" calcext:value-type="float">
            <text:p>200,5833333333</text:p>
          </table:table-cell>
          <table:table-cell table:formula="of:=[.D72]-[.C72]" office:value-type="float" office:value="173.671158550995" calcext:value-type="float">
            <text:p>173,671158551</text:p>
          </table:table-cell>
          <table:table-cell table:formula="of:=[.D72]-[.D60]" office:value-type="float" office:value="-1.25" calcext:value-type="float">
            <text:p>-1,25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11" calcext:value-type="float">
            <text:p>211</text:p>
          </table:table-cell>
          <table:table-cell table:formula="of:=COM.MICROSOFT.STDEV.S([.B62:.B73])" office:value-type="float" office:value="24.8381122105086" calcext:value-type="float">
            <text:p>24,8381122105</text:p>
          </table:table-cell>
          <table:table-cell table:formula="of:=AVERAGE([.B62:.B73])" office:value-type="float" office:value="204.25" calcext:value-type="float">
            <text:p>204,25</text:p>
          </table:table-cell>
          <table:table-cell table:formula="of:=[.D73]-[.C73]" office:value-type="float" office:value="179.411887789491" calcext:value-type="float">
            <text:p>179,4118877895</text:p>
          </table:table-cell>
          <table:table-cell table:formula="of:=[.D73]-[.D61]" office:value-type="float" office:value="4.25" calcext:value-type="float">
            <text:p>4,25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44" calcext:value-type="float">
            <text:p>244</text:p>
          </table:table-cell>
          <table:table-cell table:formula="of:=COM.MICROSOFT.STDEV.S([.B63:.B74])" office:value-type="float" office:value="27.0381324440244" calcext:value-type="float">
            <text:p>27,038132444</text:p>
          </table:table-cell>
          <table:table-cell table:formula="of:=AVERAGE([.B63:.B74])" office:value-type="float" office:value="206.166666666667" calcext:value-type="float">
            <text:p>206,1666666667</text:p>
          </table:table-cell>
          <table:table-cell table:formula="of:=[.D74]-[.C74]" office:value-type="float" office:value="179.128534222642" calcext:value-type="float">
            <text:p>179,1285342226</text:p>
          </table:table-cell>
          <table:table-cell table:formula="of:=[.D74]-[.D62]" office:value-type="float" office:value="8.58333333333331" calcext:value-type="float">
            <text:p>8,58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93" calcext:value-type="float">
            <text:p>193</text:p>
          </table:table-cell>
          <table:table-cell table:formula="of:=COM.MICROSOFT.STDEV.S([.B64:.B75])" office:value-type="float" office:value="26.139920706564" calcext:value-type="float">
            <text:p>26,1399207066</text:p>
          </table:table-cell>
          <table:table-cell table:formula="of:=AVERAGE([.B64:.B75])" office:value-type="float" office:value="207.25" calcext:value-type="float">
            <text:p>207,25</text:p>
          </table:table-cell>
          <table:table-cell table:formula="of:=[.D75]-[.C75]" office:value-type="float" office:value="181.110079293436" calcext:value-type="float">
            <text:p>181,1100792934</text:p>
          </table:table-cell>
          <table:table-cell table:formula="of:=[.D75]-[.D63]" office:value-type="float" office:value="11.4166666666667" calcext:value-type="float">
            <text:p>11,41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05" calcext:value-type="float">
            <text:p>205</text:p>
          </table:table-cell>
          <table:table-cell table:formula="of:=COM.MICROSOFT.STDEV.S([.B65:.B76])" office:value-type="float" office:value="26.1458612519469" calcext:value-type="float">
            <text:p>26,1458612519</text:p>
          </table:table-cell>
          <table:table-cell table:formula="of:=AVERAGE([.B65:.B76])" office:value-type="float" office:value="207.166666666667" calcext:value-type="float">
            <text:p>207,1666666667</text:p>
          </table:table-cell>
          <table:table-cell table:formula="of:=[.D76]-[.C76]" office:value-type="float" office:value="181.02080541472" calcext:value-type="float">
            <text:p>181,0208054147</text:p>
          </table:table-cell>
          <table:table-cell table:formula="of:=[.D76]-[.D64]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0" calcext:value-type="float">
            <text:p>210</text:p>
          </table:table-cell>
          <table:table-cell table:formula="of:=COM.MICROSOFT.STDEV.S([.B66:.B77])" office:value-type="float" office:value="18.9728673892403" calcext:value-type="float">
            <text:p>18,9728673892</text:p>
          </table:table-cell>
          <table:table-cell table:formula="of:=AVERAGE([.B66:.B77])" office:value-type="float" office:value="212.166666666667" calcext:value-type="float">
            <text:p>212,1666666667</text:p>
          </table:table-cell>
          <table:table-cell table:formula="of:=[.D77]-[.C77]" office:value-type="float" office:value="193.193799277426" calcext:value-type="float">
            <text:p>193,1937992774</text:p>
          </table:table-cell>
          <table:table-cell table:formula="of:=[.D77]-[.D65]" office:value-type="float" office:value="22.1666666666667" calcext:value-type="float">
            <text:p>22,1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12" calcext:value-type="float">
            <text:p>212</text:p>
          </table:table-cell>
          <table:table-cell table:formula="of:=COM.MICROSOFT.STDEV.S([.B67:.B78])" office:value-type="float" office:value="18.8396342369436" calcext:value-type="float">
            <text:p>18,8396342369</text:p>
          </table:table-cell>
          <table:table-cell table:formula="of:=AVERAGE([.B67:.B78])" office:value-type="float" office:value="212.75" calcext:value-type="float">
            <text:p>212,75</text:p>
          </table:table-cell>
          <table:table-cell table:formula="of:=[.D78]-[.C78]" office:value-type="float" office:value="193.910365763056" calcext:value-type="float">
            <text:p>193,9103657631</text:p>
          </table:table-cell>
          <table:table-cell table:formula="of:=[.D78]-[.D66]" office:value-type="float" office:value="26.5" calcext:value-type="float">
            <text:p>26,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82" calcext:value-type="float">
            <text:p>182</text:p>
          </table:table-cell>
          <table:table-cell table:formula="of:=COM.MICROSOFT.STDEV.S([.B68:.B79])" office:value-type="float" office:value="20.7101204947989" calcext:value-type="float">
            <text:p>20,7101204948</text:p>
          </table:table-cell>
          <table:table-cell table:formula="of:=AVERAGE([.B68:.B79])" office:value-type="float" office:value="211" calcext:value-type="float">
            <text:p>211</text:p>
          </table:table-cell>
          <table:table-cell table:formula="of:=[.D79]-[.C79]" office:value-type="float" office:value="190.289879505201" calcext:value-type="float">
            <text:p>190,2898795052</text:p>
          </table:table-cell>
          <table:table-cell table:formula="of:=[.D79]-[.D67]" office:value-type="float" office:value="24.0833333333333" calcext:value-type="float">
            <text:p>24,08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63" calcext:value-type="float">
            <text:p>163</text:p>
          </table:table-cell>
          <table:table-cell table:formula="of:=COM.MICROSOFT.STDEV.S([.B69:.B80])" office:value-type="float" office:value="24.2743161436615" calcext:value-type="float">
            <text:p>24,2743161437</text:p>
          </table:table-cell>
          <table:table-cell table:formula="of:=AVERAGE([.B69:.B80])" office:value-type="float" office:value="208.833333333333" calcext:value-type="float">
            <text:p>208,8333333333</text:p>
          </table:table-cell>
          <table:table-cell table:formula="of:=[.D80]-[.C80]" office:value-type="float" office:value="184.559017189672" calcext:value-type="float">
            <text:p>184,5590171897</text:p>
          </table:table-cell>
          <table:table-cell table:formula="of:=[.D80]-[.D68]" office:value-type="float" office:value="23.0833333333333" calcext:value-type="float">
            <text:p>23,0833333333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86" calcext:value-type="float">
            <text:p>186</text:p>
          </table:table-cell>
          <table:table-cell table:formula="of:=COM.MICROSOFT.STDEV.S([.B70:.B81])" office:value-type="float" office:value="23.698229060545" calcext:value-type="float">
            <text:p>23,6982290605</text:p>
          </table:table-cell>
          <table:table-cell table:formula="of:=AVERAGE([.B70:.B81])" office:value-type="float" office:value="204.833333333333" calcext:value-type="float">
            <text:p>204,8333333333</text:p>
          </table:table-cell>
          <table:table-cell table:formula="of:=[.D81]-[.C81]" office:value-type="float" office:value="181.135104272788" calcext:value-type="float">
            <text:p>181,1351042728</text:p>
          </table:table-cell>
          <table:table-cell table:formula="of:=[.D81]-[.D69]" office:value-type="float" office:value="15.1666666666667" calcext:value-type="float">
            <text:p>15,1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92" calcext:value-type="float">
            <text:p>192</text:p>
          </table:table-cell>
          <table:table-cell table:formula="of:=COM.MICROSOFT.STDEV.S([.B71:.B82])" office:value-type="float" office:value="23.4669335384274" calcext:value-type="float">
            <text:p>23,4669335384</text:p>
          </table:table-cell>
          <table:table-cell table:formula="of:=AVERAGE([.B71:.B82])" office:value-type="float" office:value="205.166666666667" calcext:value-type="float">
            <text:p>205,1666666667</text:p>
          </table:table-cell>
          <table:table-cell table:formula="of:=[.D82]-[.C82]" office:value-type="float" office:value="181.699733128239" calcext:value-type="float">
            <text:p>181,6997331282</text:p>
          </table:table-cell>
          <table:table-cell table:formula="of:=[.D82]-[.D70]" office:value-type="float" office:value="14.3333333333333" calcext:value-type="float">
            <text:p>14,3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24" calcext:value-type="float">
            <text:p>224</text:p>
          </table:table-cell>
          <table:table-cell table:formula="of:=COM.MICROSOFT.STDEV.S([.B72:.B83])" office:value-type="float" office:value="22.6252406650518" calcext:value-type="float">
            <text:p>22,6252406651</text:p>
          </table:table-cell>
          <table:table-cell table:formula="of:=AVERAGE([.B72:.B83])" office:value-type="float" office:value="204.416666666667" calcext:value-type="float">
            <text:p>204,4166666667</text:p>
          </table:table-cell>
          <table:table-cell table:formula="of:=[.D83]-[.C83]" office:value-type="float" office:value="181.791426001615" calcext:value-type="float">
            <text:p>181,7914260016</text:p>
          </table:table-cell>
          <table:table-cell table:formula="of:=[.D83]-[.D71]" office:value-type="float" office:value="9.08333333333331" calcext:value-type="float">
            <text:p>9,08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2" calcext:value-type="float">
            <text:p>232</text:p>
          </table:table-cell>
          <table:table-cell table:formula="of:=COM.MICROSOFT.STDEV.S([.B73:.B84])" office:value-type="float" office:value="22.7336354729766" calcext:value-type="float">
            <text:p>22,733635473</text:p>
          </table:table-cell>
          <table:table-cell table:formula="of:=AVERAGE([.B73:.B84])" office:value-type="float" office:value="204.5" calcext:value-type="float">
            <text:p>204,5</text:p>
          </table:table-cell>
          <table:table-cell table:formula="of:=[.D84]-[.C84]" office:value-type="float" office:value="181.766364527023" calcext:value-type="float">
            <text:p>181,766364527</text:p>
          </table:table-cell>
          <table:table-cell table:formula="of:=[.D84]-[.D72]" office:value-type="float" office:value="3.91666666666666" calcext:value-type="float">
            <text:p>3,91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77" calcext:value-type="float">
            <text:p>177</text:p>
          </table:table-cell>
          <table:table-cell table:formula="of:=COM.MICROSOFT.STDEV.S([.B74:.B85])" office:value-type="float" office:value="23.9367854351769" calcext:value-type="float">
            <text:p>23,9367854352</text:p>
          </table:table-cell>
          <table:table-cell table:formula="of:=AVERAGE([.B74:.B85])" office:value-type="float" office:value="201.666666666667" calcext:value-type="float">
            <text:p>201,6666666667</text:p>
          </table:table-cell>
          <table:table-cell table:formula="of:=[.D85]-[.C85]" office:value-type="float" office:value="177.72988123149" calcext:value-type="float">
            <text:p>177,7298812315</text:p>
          </table:table-cell>
          <table:table-cell table:formula="of:=[.D85]-[.D73]" office:value-type="float" office:value="-2.58333333333334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30" calcext:value-type="float">
            <text:p>230</text:p>
          </table:table-cell>
          <table:table-cell table:formula="of:=COM.MICROSOFT.STDEV.S([.B75:.B86])" office:value-type="float" office:value="21.944143969302" calcext:value-type="float">
            <text:p>21,9441439693</text:p>
          </table:table-cell>
          <table:table-cell table:formula="of:=AVERAGE([.B75:.B86])" office:value-type="float" office:value="200.5" calcext:value-type="float">
            <text:p>200,5</text:p>
          </table:table-cell>
          <table:table-cell table:formula="of:=[.D86]-[.C86]" office:value-type="float" office:value="178.555856030698" calcext:value-type="float">
            <text:p>178,5558560307</text:p>
          </table:table-cell>
          <table:table-cell table:formula="of:=[.D86]-[.D74]" office:value-type="float" office:value="-5.66666666666666" calcext:value-type="float">
            <text:p>-5,6666666667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84" calcext:value-type="float">
            <text:p>184</text:p>
          </table:table-cell>
          <table:table-cell table:formula="of:=COM.MICROSOFT.STDEV.S([.B76:.B87])" office:value-type="float" office:value="22.373381099382" calcext:value-type="float">
            <text:p>22,3733810994</text:p>
          </table:table-cell>
          <table:table-cell table:formula="of:=AVERAGE([.B76:.B87])" office:value-type="float" office:value="199.75" calcext:value-type="float">
            <text:p>199,75</text:p>
          </table:table-cell>
          <table:table-cell table:formula="of:=[.D87]-[.C87]" office:value-type="float" office:value="177.376618900618" calcext:value-type="float">
            <text:p>177,3766189006</text:p>
          </table:table-cell>
          <table:table-cell table:formula="of:=[.D87]-[.D75]" office:value-type="float" office:value="-7.5" calcext:value-type="float">
            <text:p>-7,5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21" calcext:value-type="float">
            <text:p>221</text:p>
          </table:table-cell>
          <table:table-cell table:formula="of:=COM.MICROSOFT.STDEV.S([.B77:.B88])" office:value-type="float" office:value="23.1770197053944" calcext:value-type="float">
            <text:p>23,1770197054</text:p>
          </table:table-cell>
          <table:table-cell table:formula="of:=AVERAGE([.B77:.B88])" office:value-type="float" office:value="201.083333333333" calcext:value-type="float">
            <text:p>201,0833333333</text:p>
          </table:table-cell>
          <table:table-cell table:formula="of:=[.D88]-[.C88]" office:value-type="float" office:value="177.906313627939" calcext:value-type="float">
            <text:p>177,9063136279</text:p>
          </table:table-cell>
          <table:table-cell table:formula="of:=[.D88]-[.D76]" office:value-type="float" office:value="-6.08333333333331" calcext:value-type="float">
            <text:p>-6,0833333333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0" calcext:value-type="float">
            <text:p>180</text:p>
          </table:table-cell>
          <table:table-cell table:formula="of:=COM.MICROSOFT.STDEV.S([.B78:.B89])" office:value-type="float" office:value="23.7389527736141" calcext:value-type="float">
            <text:p>23,7389527736</text:p>
          </table:table-cell>
          <table:table-cell table:formula="of:=AVERAGE([.B78:.B89])" office:value-type="float" office:value="198.583333333333" calcext:value-type="float">
            <text:p>198,5833333333</text:p>
          </table:table-cell>
          <table:table-cell table:formula="of:=[.D89]-[.C89]" office:value-type="float" office:value="174.844380559719" calcext:value-type="float">
            <text:p>174,8443805597</text:p>
          </table:table-cell>
          <table:table-cell table:formula="of:=[.D89]-[.D77]" office:value-type="float" office:value="-13.5833333333333" calcext:value-type="float">
            <text:p>-13,5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08" calcext:value-type="float">
            <text:p>208</text:p>
          </table:table-cell>
          <table:table-cell table:formula="of:=COM.MICROSOFT.STDEV.S([.B79:.B90])" office:value-type="float" office:value="23.560849652838" calcext:value-type="float">
            <text:p>23,5608496528</text:p>
          </table:table-cell>
          <table:table-cell table:formula="of:=AVERAGE([.B79:.B90])" office:value-type="float" office:value="198.25" calcext:value-type="float">
            <text:p>198,25</text:p>
          </table:table-cell>
          <table:table-cell table:formula="of:=[.D90]-[.C90]" office:value-type="float" office:value="174.689150347162" calcext:value-type="float">
            <text:p>174,6891503472</text:p>
          </table:table-cell>
          <table:table-cell table:formula="of:=[.D90]-[.D78]" office:value-type="float" office:value="-14.5" calcext:value-type="float">
            <text:p>-14,5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8" calcext:value-type="float">
            <text:p>148</text:p>
          </table:table-cell>
          <table:table-cell table:formula="of:=COM.MICROSOFT.STDEV.S([.B80:.B91])" office:value-type="float" office:value="27.4208226563594" calcext:value-type="float">
            <text:p>27,4208226564</text:p>
          </table:table-cell>
          <table:table-cell table:formula="of:=AVERAGE([.B80:.B91])" office:value-type="float" office:value="195.416666666667" calcext:value-type="float">
            <text:p>195,4166666667</text:p>
          </table:table-cell>
          <table:table-cell table:formula="of:=[.D91]-[.C91]" office:value-type="float" office:value="167.995844010307" calcext:value-type="float">
            <text:p>167,9958440103</text:p>
          </table:table-cell>
          <table:table-cell table:formula="of:=[.D91]-[.D79]" office:value-type="float" office:value="-15.5833333333333" calcext:value-type="float">
            <text:p>-15,58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67" calcext:value-type="float">
            <text:p>167</text:p>
          </table:table-cell>
          <table:table-cell table:formula="of:=COM.MICROSOFT.STDEV.S([.B81:.B92])" office:value-type="float" office:value="27.0122026297207" calcext:value-type="float">
            <text:p>27,0122026297</text:p>
          </table:table-cell>
          <table:table-cell table:formula="of:=AVERAGE([.B81:.B92])" office:value-type="float" office:value="195.75" calcext:value-type="float">
            <text:p>195,75</text:p>
          </table:table-cell>
          <table:table-cell table:formula="of:=[.D92]-[.C92]" office:value-type="float" office:value="168.737797370279" calcext:value-type="float">
            <text:p>168,7377973703</text:p>
          </table:table-cell>
          <table:table-cell table:formula="of:=[.D92]-[.D80]" office:value-type="float" office:value="-13.0833333333333" calcext:value-type="float">
            <text:p>-13,0833333333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58" calcext:value-type="float">
            <text:p>158</text:p>
          </table:table-cell>
          <table:table-cell table:formula="of:=COM.MICROSOFT.STDEV.S([.B82:.B93])" office:value-type="float" office:value="29.062497963506" calcext:value-type="float">
            <text:p>29,0624979635</text:p>
          </table:table-cell>
          <table:table-cell table:formula="of:=AVERAGE([.B82:.B93])" office:value-type="float" office:value="193.416666666667" calcext:value-type="float">
            <text:p>193,4166666667</text:p>
          </table:table-cell>
          <table:table-cell table:formula="of:=[.D93]-[.C93]" office:value-type="float" office:value="164.354168703161" calcext:value-type="float">
            <text:p>164,3541687032</text:p>
          </table:table-cell>
          <table:table-cell table:formula="of:=[.D93]-[.D81]" office:value-type="float" office:value="-11.4166666666667" calcext:value-type="float">
            <text:p>-11,41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53" calcext:value-type="float">
            <text:p>153</text:p>
          </table:table-cell>
          <table:table-cell table:formula="of:=COM.MICROSOFT.STDEV.S([.B83:.B94])" office:value-type="float" office:value="31.327691303769" calcext:value-type="float">
            <text:p>31,3276913038</text:p>
          </table:table-cell>
          <table:table-cell table:formula="of:=AVERAGE([.B83:.B94])" office:value-type="float" office:value="190.166666666667" calcext:value-type="float">
            <text:p>190,1666666667</text:p>
          </table:table-cell>
          <table:table-cell table:formula="of:=[.D94]-[.C94]" office:value-type="float" office:value="158.838975362898" calcext:value-type="float">
            <text:p>158,8389753629</text:p>
          </table:table-cell>
          <table:table-cell table:formula="of:=[.D94]-[.D82]"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70" calcext:value-type="float">
            <text:p>170</text:p>
          </table:table-cell>
          <table:table-cell table:formula="of:=COM.MICROSOFT.STDEV.S([.B84:.B95])" office:value-type="float" office:value="29.8704272524252" calcext:value-type="float">
            <text:p>29,8704272524</text:p>
          </table:table-cell>
          <table:table-cell table:formula="of:=AVERAGE([.B84:.B95])" office:value-type="float" office:value="185.666666666667" calcext:value-type="float">
            <text:p>185,6666666667</text:p>
          </table:table-cell>
          <table:table-cell table:formula="of:=[.D95]-[.C95]" office:value-type="float" office:value="155.796239414241" calcext:value-type="float">
            <text:p>155,7962394142</text:p>
          </table:table-cell>
          <table:table-cell table:formula="of:=[.D95]-[.D83]" office:value-type="float" office:value="-18.75" calcext:value-type="float">
            <text:p>-18,75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6" calcext:value-type="float">
            <text:p>156</text:p>
          </table:table-cell>
          <table:table-cell table:formula="of:=COM.MICROSOFT.STDEV.S([.B85:.B96])" office:value-type="float" office:value="27.0801280154532" calcext:value-type="float">
            <text:p>27,0801280155</text:p>
          </table:table-cell>
          <table:table-cell table:formula="of:=AVERAGE([.B85:.B96])" office:value-type="float" office:value="179.333333333333" calcext:value-type="float">
            <text:p>179,3333333333</text:p>
          </table:table-cell>
          <table:table-cell table:formula="of:=[.D96]-[.C96]" office:value-type="float" office:value="152.25320531788" calcext:value-type="float">
            <text:p>152,2532053179</text:p>
          </table:table-cell>
          <table:table-cell table:formula="of:=[.D96]-[.D84]" office:value-type="float" office:value="-25.1666666666667" calcext:value-type="float">
            <text:p>-25,1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1" calcext:value-type="float">
            <text:p>151</text:p>
          </table:table-cell>
          <table:table-cell table:formula="of:=COM.MICROSOFT.STDEV.S([.B86:.B97])" office:value-type="float" office:value="28.2965893650979" calcext:value-type="float">
            <text:p>28,2965893651</text:p>
          </table:table-cell>
          <table:table-cell table:formula="of:=AVERAGE([.B86:.B97])" office:value-type="float" office:value="177.166666666667" calcext:value-type="float">
            <text:p>177,1666666667</text:p>
          </table:table-cell>
          <table:table-cell table:formula="of:=[.D97]-[.C97]" office:value-type="float" office:value="148.870077301569" calcext:value-type="float">
            <text:p>148,8700773016</text:p>
          </table:table-cell>
          <table:table-cell table:formula="of:=[.D97]-[.D85]" office:value-type="float" office:value="-24.5" calcext:value-type="float">
            <text:p>-24,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07" calcext:value-type="float">
            <text:p>207</text:p>
          </table:table-cell>
          <table:table-cell table:formula="of:=COM.MICROSOFT.STDEV.S([.B87:.B98])" office:value-type="float" office:value="24.9768074239065" calcext:value-type="float">
            <text:p>24,9768074239</text:p>
          </table:table-cell>
          <table:table-cell table:formula="of:=AVERAGE([.B87:.B98])" office:value-type="float" office:value="175.25" calcext:value-type="float">
            <text:p>175,25</text:p>
          </table:table-cell>
          <table:table-cell table:formula="of:=[.D98]-[.C98]" office:value-type="float" office:value="150.273192576094" calcext:value-type="float">
            <text:p>150,2731925761</text:p>
          </table:table-cell>
          <table:table-cell table:formula="of:=[.D98]-[.D86]" office:value-type="float" office:value="-25.25" calcext:value-type="float">
            <text:p>-25,2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88" calcext:value-type="float">
            <text:p>188</text:p>
          </table:table-cell>
          <table:table-cell table:formula="of:=COM.MICROSOFT.STDEV.S([.B88:.B99])" office:value-type="float" office:value="25.1304174017838" calcext:value-type="float">
            <text:p>25,1304174018</text:p>
          </table:table-cell>
          <table:table-cell table:formula="of:=AVERAGE([.B88:.B99])" office:value-type="float" office:value="175.583333333333" calcext:value-type="float">
            <text:p>175,5833333333</text:p>
          </table:table-cell>
          <table:table-cell table:formula="of:=[.D99]-[.C99]" office:value-type="float" office:value="150.45291593155" calcext:value-type="float">
            <text:p>150,4529159316</text:p>
          </table:table-cell>
          <table:table-cell table:formula="of:=[.D99]-[.D87]" office:value-type="float" office:value="-24.1666666666667" calcext:value-type="float">
            <text:p>-24,1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66" calcext:value-type="float">
            <text:p>166</text:p>
          </table:table-cell>
          <table:table-cell table:formula="of:=COM.MICROSOFT.STDEV.S([.B89:.B100])" office:value-type="float" office:value="20.723285102863" calcext:value-type="float">
            <text:p>20,7232851029</text:p>
          </table:table-cell>
          <table:table-cell table:formula="of:=AVERAGE([.B89:.B100])" office:value-type="float" office:value="171" calcext:value-type="float">
            <text:p>171</text:p>
          </table:table-cell>
          <table:table-cell table:formula="of:=[.D100]-[.C100]" office:value-type="float" office:value="150.276714897137" calcext:value-type="float">
            <text:p>150,2767148971</text:p>
          </table:table-cell>
          <table:table-cell table:formula="of:=[.D100]-[.D88]" office:value-type="float" office:value="-30.0833333333333" calcext:value-type="float">
            <text:p>-30,08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8" calcext:value-type="float">
            <text:p>158</text:p>
          </table:table-cell>
          <table:table-cell table:formula="of:=COM.MICROSOFT.STDEV.S([.B90:.B101])" office:value-type="float" office:value="20.8275749617635" calcext:value-type="float">
            <text:p>20,8275749618</text:p>
          </table:table-cell>
          <table:table-cell table:formula="of:=AVERAGE([.B90:.B101])" office:value-type="float" office:value="169.166666666667" calcext:value-type="float">
            <text:p>169,1666666667</text:p>
          </table:table-cell>
          <table:table-cell table:formula="of:=[.D101]-[.C101]" office:value-type="float" office:value="148.339091704903" calcext:value-type="float">
            <text:p>148,3390917049</text:p>
          </table:table-cell>
          <table:table-cell table:formula="of:=[.D101]-[.D89]" office:value-type="float" office:value="-29.4166666666667" calcext:value-type="float">
            <text:p>-29,41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0" calcext:value-type="float">
            <text:p>160</text:p>
          </table:table-cell>
          <table:table-cell table:formula="of:=COM.MICROSOFT.STDEV.S([.B91:.B102])" office:value-type="float" office:value="16.9374965056465" calcext:value-type="float">
            <text:p>16,9374965056</text:p>
          </table:table-cell>
          <table:table-cell table:formula="of:=AVERAGE([.B91:.B102])" office:value-type="float" office:value="165.166666666667" calcext:value-type="float">
            <text:p>165,1666666667</text:p>
          </table:table-cell>
          <table:table-cell table:formula="of:=[.D102]-[.C102]" office:value-type="float" office:value="148.22917016102" calcext:value-type="float">
            <text:p>148,229170161</text:p>
          </table:table-cell>
          <table:table-cell table:formula="of:=[.D102]-[.D90]" office:value-type="float" office:value="-33.0833333333333" calcext:value-type="float">
            <text:p>-33,0833333333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31" calcext:value-type="float">
            <text:p>131</text:p>
          </table:table-cell>
          <table:table-cell table:formula="of:=COM.MICROSOFT.STDEV.S([.B92:.B103])" office:value-type="float" office:value="19.0793796354265" calcext:value-type="float">
            <text:p>19,0793796354</text:p>
          </table:table-cell>
          <table:table-cell table:formula="of:=AVERAGE([.B92:.B103])" office:value-type="float" office:value="163.75" calcext:value-type="float">
            <text:p>163,75</text:p>
          </table:table-cell>
          <table:table-cell table:formula="of:=[.D103]-[.C103]" office:value-type="float" office:value="144.670620364574" calcext:value-type="float">
            <text:p>144,6706203646</text:p>
          </table:table-cell>
          <table:table-cell table:formula="of:=[.D103]-[.D91]" office:value-type="float" office:value="-31.6666666666667" calcext:value-type="float">
            <text:p>-31,6666666667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39" calcext:value-type="float">
            <text:p>139</text:p>
          </table:table-cell>
          <table:table-cell table:formula="of:=COM.MICROSOFT.STDEV.S([.B93:.B104])" office:value-type="float" office:value="20.3177411653118" calcext:value-type="float">
            <text:p>20,3177411653</text:p>
          </table:table-cell>
          <table:table-cell table:formula="of:=AVERAGE([.B93:.B104])" office:value-type="float" office:value="161.416666666667" calcext:value-type="float">
            <text:p>161,4166666667</text:p>
          </table:table-cell>
          <table:table-cell table:formula="of:=[.D104]-[.C104]" office:value-type="float" office:value="141.098925501355" calcext:value-type="float">
            <text:p>141,0989255014</text:p>
          </table:table-cell>
          <table:table-cell table:formula="of:=[.D104]-[.D92]" office:value-type="float" office:value="-34.3333333333333" calcext:value-type="float">
            <text:p>-34,33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59" calcext:value-type="float">
            <text:p>159</text:p>
          </table:table-cell>
          <table:table-cell table:formula="of:=COM.MICROSOFT.STDEV.S([.B94:.B105])" office:value-type="float" office:value="20.3045001729352" calcext:value-type="float">
            <text:p>20,3045001729</text:p>
          </table:table-cell>
          <table:table-cell table:formula="of:=AVERAGE([.B94:.B105])" office:value-type="float" office:value="161.5" calcext:value-type="float">
            <text:p>161,5</text:p>
          </table:table-cell>
          <table:table-cell table:formula="of:=[.D105]-[.C105]" office:value-type="float" office:value="141.195499827065" calcext:value-type="float">
            <text:p>141,1954998271</text:p>
          </table:table-cell>
          <table:table-cell table:formula="of:=[.D105]-[.D93]" office:value-type="float" office:value="-31.9166666666667" calcext:value-type="float">
            <text:p>-31,916666666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40" calcext:value-type="float">
            <text:p>140</text:p>
          </table:table-cell>
          <table:table-cell table:formula="of:=COM.MICROSOFT.STDEV.S([.B95:.B106])" office:value-type="float" office:value="21.1292917462221" calcext:value-type="float">
            <text:p>21,1292917462</text:p>
          </table:table-cell>
          <table:table-cell table:formula="of:=AVERAGE([.B95:.B106])" office:value-type="float" office:value="160.416666666667" calcext:value-type="float">
            <text:p>160,4166666667</text:p>
          </table:table-cell>
          <table:table-cell table:formula="of:=[.D106]-[.C106]" office:value-type="float" office:value="139.287374920445" calcext:value-type="float">
            <text:p>139,2873749204</text:p>
          </table:table-cell>
          <table:table-cell table:formula="of:=[.D106]-[.D94]" office:value-type="float" office:value="-29.75" calcext:value-type="float">
            <text:p>-29,7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55" calcext:value-type="float">
            <text:p>155</text:p>
          </table:table-cell>
          <table:table-cell table:formula="of:=COM.MICROSOFT.STDEV.S([.B96:.B107])" office:value-type="float" office:value="20.9537730745707" calcext:value-type="float">
            <text:p>20,9537730746</text:p>
          </table:table-cell>
          <table:table-cell table:formula="of:=AVERAGE([.B96:.B107])" office:value-type="float" office:value="159.166666666667" calcext:value-type="float">
            <text:p>159,1666666667</text:p>
          </table:table-cell>
          <table:table-cell table:formula="of:=[.D107]-[.C107]" office:value-type="float" office:value="138.212893592096" calcext:value-type="float">
            <text:p>138,2128935921</text:p>
          </table:table-cell>
          <table:table-cell table:formula="of:=[.D107]-[.D95]" office:value-type="float" office:value="-26.5" calcext:value-type="float">
            <text:p>-26,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54" calcext:value-type="float">
            <text:p>154</text:p>
          </table:table-cell>
          <table:table-cell table:formula="of:=COM.MICROSOFT.STDEV.S([.B97:.B108])" office:value-type="float" office:value="20.9891746990075" calcext:value-type="float">
            <text:p>20,989174699</text:p>
          </table:table-cell>
          <table:table-cell table:formula="of:=AVERAGE([.B97:.B108])" office:value-type="float" office:value="159" calcext:value-type="float">
            <text:p>159</text:p>
          </table:table-cell>
          <table:table-cell table:formula="of:=[.D108]-[.C108]" office:value-type="float" office:value="138.010825300993" calcext:value-type="float">
            <text:p>138,010825301</text:p>
          </table:table-cell>
          <table:table-cell table:formula="of:=[.D108]-[.D96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50" calcext:value-type="float">
            <text:p>150</text:p>
          </table:table-cell>
          <table:table-cell table:formula="of:=COM.MICROSOFT.STDEV.S([.B98:.B109])" office:value-type="float" office:value="21.0257778294486" calcext:value-type="float">
            <text:p>21,0257778294</text:p>
          </table:table-cell>
          <table:table-cell table:formula="of:=AVERAGE([.B98:.B109])" office:value-type="float" office:value="158.916666666667" calcext:value-type="float">
            <text:p>158,9166666667</text:p>
          </table:table-cell>
          <table:table-cell table:formula="of:=[.D109]-[.C109]" office:value-type="float" office:value="137.890888837218" calcext:value-type="float">
            <text:p>137,8908888372</text:p>
          </table:table-cell>
          <table:table-cell table:formula="of:=[.D109]-[.D97]" office:value-type="float" office:value="-18.25" calcext:value-type="float">
            <text:p>-18,25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46" calcext:value-type="float">
            <text:p>146</text:p>
          </table:table-cell>
          <table:table-cell table:formula="of:=COM.MICROSOFT.STDEV.S([.B99:.B110])" office:value-type="float" office:value="14.7945526420635" calcext:value-type="float">
            <text:p>14,7945526421</text:p>
          </table:table-cell>
          <table:table-cell table:formula="of:=AVERAGE([.B99:.B110])" office:value-type="float" office:value="153.833333333333" calcext:value-type="float">
            <text:p>153,8333333333</text:p>
          </table:table-cell>
          <table:table-cell table:formula="of:=[.D110]-[.C110]" office:value-type="float" office:value="139.03878069127" calcext:value-type="float">
            <text:p>139,0387806913</text:p>
          </table:table-cell>
          <table:table-cell table:formula="of:=[.D110]-[.D98]" office:value-type="float" office:value="-21.4166666666667" calcext:value-type="float">
            <text:p>-21,4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00:.B111])" office:value-type="float" office:value="11.9351149846564" calcext:value-type="float">
            <text:p>11,9351149847</text:p>
          </table:table-cell>
          <table:table-cell table:formula="of:=AVERAGE([.B100:.B111])" office:value-type="float" office:value="148.916666666667" calcext:value-type="float">
            <text:p>148,9166666667</text:p>
          </table:table-cell>
          <table:table-cell table:formula="of:=[.D111]-[.C111]" office:value-type="float" office:value="136.98155168201" calcext:value-type="float">
            <text:p>136,981551682</text:p>
          </table:table-cell>
          <table:table-cell table:formula="of:=[.D111]-[.D99]" office:value-type="float" office:value="-26.6666666666667" calcext:value-type="float">
            <text:p>-26,6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50" calcext:value-type="float">
            <text:p>150</text:p>
          </table:table-cell>
          <table:table-cell table:formula="of:=COM.MICROSOFT.STDEV.S([.B101:.B112])" office:value-type="float" office:value="10.6809799800081" calcext:value-type="float">
            <text:p>10,68097998</text:p>
          </table:table-cell>
          <table:table-cell table:formula="of:=AVERAGE([.B101:.B112])" office:value-type="float" office:value="147.583333333333" calcext:value-type="float">
            <text:p>147,5833333333</text:p>
          </table:table-cell>
          <table:table-cell table:formula="of:=[.D112]-[.C112]" office:value-type="float" office:value="136.902353353325" calcext:value-type="float">
            <text:p>136,9023533533</text:p>
          </table:table-cell>
          <table:table-cell table:formula="of:=[.D112]-[.D100]" office:value-type="float" office:value="-23.4166666666667" calcext:value-type="float">
            <text:p>-23,41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49" calcext:value-type="float">
            <text:p>149</text:p>
          </table:table-cell>
          <table:table-cell table:formula="of:=COM.MICROSOFT.STDEV.S([.B102:.B113])" office:value-type="float" office:value="10.1876336206147" calcext:value-type="float">
            <text:p>10,1876336206</text:p>
          </table:table-cell>
          <table:table-cell table:formula="of:=AVERAGE([.B102:.B113])" office:value-type="float" office:value="146.833333333333" calcext:value-type="float">
            <text:p>146,8333333333</text:p>
          </table:table-cell>
          <table:table-cell table:formula="of:=[.D113]-[.C113]" office:value-type="float" office:value="136.645699712719" calcext:value-type="float">
            <text:p>136,6456997127</text:p>
          </table:table-cell>
          <table:table-cell table:formula="of:=[.D113]-[.D101]" office:value-type="float" office:value="-22.3333333333333" calcext:value-type="float">
            <text:p>-22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103:.B114])" office:value-type="float" office:value="9.33062731334856" calcext:value-type="float">
            <text:p>9,3306273133</text:p>
          </table:table-cell>
          <table:table-cell table:formula="of:=AVERAGE([.B103:.B114])" office:value-type="float" office:value="145.833333333333" calcext:value-type="float">
            <text:p>145,8333333333</text:p>
          </table:table-cell>
          <table:table-cell table:formula="of:=[.D114]-[.C114]" office:value-type="float" office:value="136.502706019985" calcext:value-type="float">
            <text:p>136,50270602</text:p>
          </table:table-cell>
          <table:table-cell table:formula="of:=[.D114]-[.D102]" office:value-type="float" office:value="-19.3333333333333" calcext:value-type="float">
            <text:p>-19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34" calcext:value-type="float">
            <text:p>134</text:p>
          </table:table-cell>
          <table:table-cell table:formula="of:=COM.MICROSOFT.STDEV.S([.B104:.B115])" office:value-type="float" office:value="8.92858874457195" calcext:value-type="float">
            <text:p>8,9285887446</text:p>
          </table:table-cell>
          <table:table-cell table:formula="of:=AVERAGE([.B104:.B115])" office:value-type="float" office:value="146.083333333333" calcext:value-type="float">
            <text:p>146,0833333333</text:p>
          </table:table-cell>
          <table:table-cell table:formula="of:=[.D115]-[.C115]" office:value-type="float" office:value="137.154744588761" calcext:value-type="float">
            <text:p>137,1547445888</text:p>
          </table:table-cell>
          <table:table-cell table:formula="of:=[.D115]-[.D103]" office:value-type="float" office:value="-17.6666666666667" calcext:value-type="float">
            <text:p>-17,6666666667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27" calcext:value-type="float">
            <text:p>127</text:p>
          </table:table-cell>
          <table:table-cell table:formula="of:=COM.MICROSOFT.STDEV.S([.B105:.B116])" office:value-type="float" office:value="10.3524993322503" calcext:value-type="float">
            <text:p>10,3524993323</text:p>
          </table:table-cell>
          <table:table-cell table:formula="of:=AVERAGE([.B105:.B116])" office:value-type="float" office:value="145.083333333333" calcext:value-type="float">
            <text:p>145,0833333333</text:p>
          </table:table-cell>
          <table:table-cell table:formula="of:=[.D116]-[.C116]" office:value-type="float" office:value="134.730834001083" calcext:value-type="float">
            <text:p>134,7308340011</text:p>
          </table:table-cell>
          <table:table-cell table:formula="of:=[.D116]-[.D104]" office:value-type="float" office:value="-16.3333333333333" calcext:value-type="float">
            <text:p>-16,33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06:.B117])" office:value-type="float" office:value="9.40019342160768" calcext:value-type="float">
            <text:p>9,4001934216</text:p>
          </table:table-cell>
          <table:table-cell table:formula="of:=AVERAGE([.B106:.B117])" office:value-type="float" office:value="144" calcext:value-type="float">
            <text:p>144</text:p>
          </table:table-cell>
          <table:table-cell table:formula="of:=[.D117]-[.C117]" office:value-type="float" office:value="134.599806578392" calcext:value-type="float">
            <text:p>134,5998065784</text:p>
          </table:table-cell>
          <table:table-cell table:formula="of:=[.D117]-[.D105]" office:value-type="float" office:value="-17.5" calcext:value-type="float">
            <text:p>-17,5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39" calcext:value-type="float">
            <text:p>139</text:p>
          </table:table-cell>
          <table:table-cell table:formula="of:=COM.MICROSOFT.STDEV.S([.B107:.B118])" office:value-type="float" office:value="9.44321144654944" calcext:value-type="float">
            <text:p>9,4432114465</text:p>
          </table:table-cell>
          <table:table-cell table:formula="of:=AVERAGE([.B107:.B118])" office:value-type="float" office:value="143.916666666667" calcext:value-type="float">
            <text:p>143,9166666667</text:p>
          </table:table-cell>
          <table:table-cell table:formula="of:=[.D118]-[.C118]" office:value-type="float" office:value="134.473455220117" calcext:value-type="float">
            <text:p>134,4734552201</text:p>
          </table:table-cell>
          <table:table-cell table:formula="of:=[.D118]-[.D106]" office:value-type="float" office:value="-16.5" calcext:value-type="float">
            <text:p>-16,5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59" calcext:value-type="float">
            <text:p>159</text:p>
          </table:table-cell>
          <table:table-cell table:formula="of:=COM.MICROSOFT.STDEV.S([.B108:.B119])" office:value-type="float" office:value="9.92815097680237" calcext:value-type="float">
            <text:p>9,9281509768</text:p>
          </table:table-cell>
          <table:table-cell table:formula="of:=AVERAGE([.B108:.B119])" office:value-type="float" office:value="144.25" calcext:value-type="float">
            <text:p>144,25</text:p>
          </table:table-cell>
          <table:table-cell table:formula="of:=[.D119]-[.C119]" office:value-type="float" office:value="134.321849023198" calcext:value-type="float">
            <text:p>134,3218490232</text:p>
          </table:table-cell>
          <table:table-cell table:formula="of:=[.D119]-[.D107]" office:value-type="float" office:value="-14.9166666666667" calcext:value-type="float">
            <text:p>-14,91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57" calcext:value-type="float">
            <text:p>157</text:p>
          </table:table-cell>
          <table:table-cell table:formula="of:=COM.MICROSOFT.STDEV.S([.B109:.B120])" office:value-type="float" office:value="10.2291917391534" calcext:value-type="float">
            <text:p>10,2291917392</text:p>
          </table:table-cell>
          <table:table-cell table:formula="of:=AVERAGE([.B109:.B120])" office:value-type="float" office:value="144.5" calcext:value-type="float">
            <text:p>144,5</text:p>
          </table:table-cell>
          <table:table-cell table:formula="of:=[.D120]-[.C120]" office:value-type="float" office:value="134.270808260847" calcext:value-type="float">
            <text:p>134,2708082608</text:p>
          </table:table-cell>
          <table:table-cell table:formula="of:=[.D120]-[.D108]" office:value-type="float" office:value="-14.5" calcext:value-type="float">
            <text:p>-14,5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45" calcext:value-type="float">
            <text:p>145</text:p>
          </table:table-cell>
          <table:table-cell table:formula="of:=COM.MICROSOFT.STDEV.S([.B110:.B121])" office:value-type="float" office:value="10.0856183236179" calcext:value-type="float">
            <text:p>10,0856183236</text:p>
          </table:table-cell>
          <table:table-cell table:formula="of:=AVERAGE([.B110:.B121])" office:value-type="float" office:value="144.083333333333" calcext:value-type="float">
            <text:p>144,0833333333</text:p>
          </table:table-cell>
          <table:table-cell table:formula="of:=[.D121]-[.C121]" office:value-type="float" office:value="133.997715009715" calcext:value-type="float">
            <text:p>133,9977150097</text:p>
          </table:table-cell>
          <table:table-cell table:formula="of:=[.D121]-[.D109]" office:value-type="float" office:value="-14.8333333333333" calcext:value-type="float">
            <text:p>-14,83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56" calcext:value-type="float">
            <text:p>156</text:p>
          </table:table-cell>
          <table:table-cell table:formula="of:=COM.MICROSOFT.STDEV.S([.B111:.B122])" office:value-type="float" office:value="10.6554154676333" calcext:value-type="float">
            <text:p>10,6554154676</text:p>
          </table:table-cell>
          <table:table-cell table:formula="of:=AVERAGE([.B111:.B122])" office:value-type="float" office:value="144.916666666667" calcext:value-type="float">
            <text:p>144,9166666667</text:p>
          </table:table-cell>
          <table:table-cell table:formula="of:=[.D122]-[.C122]" office:value-type="float" office:value="134.261251199033" calcext:value-type="float">
            <text:p>134,261251199</text:p>
          </table:table-cell>
          <table:table-cell table:formula="of:=[.D122]-[.D110]" office:value-type="float" office:value="-8.91666666666669" calcext:value-type="float">
            <text:p>-8,9166666667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48" calcext:value-type="float">
            <text:p>148</text:p>
          </table:table-cell>
          <table:table-cell table:formula="of:=COM.MICROSOFT.STDEV.S([.B112:.B123])" office:value-type="float" office:value="9.41468871691272" calcext:value-type="float">
            <text:p>9,4146887169</text:p>
          </table:table-cell>
          <table:table-cell table:formula="of:=AVERAGE([.B112:.B123])" office:value-type="float" office:value="146.5" calcext:value-type="float">
            <text:p>146,5</text:p>
          </table:table-cell>
          <table:table-cell table:formula="of:=[.D123]-[.C123]" office:value-type="float" office:value="137.085311283087" calcext:value-type="float">
            <text:p>137,0853112831</text:p>
          </table:table-cell>
          <table:table-cell table:formula="of:=[.D123]-[.D111]" office:value-type="float" office:value="-2.41666666666666" calcext:value-type="float">
            <text:p>-2,41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74" calcext:value-type="float">
            <text:p>174</text:p>
          </table:table-cell>
          <table:table-cell table:formula="of:=COM.MICROSOFT.STDEV.S([.B113:.B124])" office:value-type="float" office:value="12.3251406040293" calcext:value-type="float">
            <text:p>12,325140604</text:p>
          </table:table-cell>
          <table:table-cell table:formula="of:=AVERAGE([.B113:.B124])" office:value-type="float" office:value="148.5" calcext:value-type="float">
            <text:p>148,5</text:p>
          </table:table-cell>
          <table:table-cell table:formula="of:=[.D124]-[.C124]" office:value-type="float" office:value="136.174859395971" calcext:value-type="float">
            <text:p>136,174859396</text:p>
          </table:table-cell>
          <table:table-cell table:formula="of:=[.D124]-[.D112]" office:value-type="float" office:value="0.916666666666657" calcext:value-type="float">
            <text:p>0,9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40" calcext:value-type="float">
            <text:p>140</text:p>
          </table:table-cell>
          <table:table-cell table:formula="of:=COM.MICROSOFT.STDEV.S([.B114:.B125])" office:value-type="float" office:value="12.5634751995978" calcext:value-type="float">
            <text:p>12,5634751996</text:p>
          </table:table-cell>
          <table:table-cell table:formula="of:=AVERAGE([.B114:.B125])" office:value-type="float" office:value="147.75" calcext:value-type="float">
            <text:p>147,75</text:p>
          </table:table-cell>
          <table:table-cell table:formula="of:=[.D125]-[.C125]" office:value-type="float" office:value="135.186524800402" calcext:value-type="float">
            <text:p>135,1865248004</text:p>
          </table:table-cell>
          <table:table-cell table:formula="of:=[.D125]-[.D113]" office:value-type="float" office:value="0.916666666666657" calcext:value-type="float">
            <text:p>0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62" calcext:value-type="float">
            <text:p>162</text:p>
          </table:table-cell>
          <table:table-cell table:formula="of:=COM.MICROSOFT.STDEV.S([.B115:.B126])" office:value-type="float" office:value="13.2215961994234" calcext:value-type="float">
            <text:p>13,2215961994</text:p>
          </table:table-cell>
          <table:table-cell table:formula="of:=AVERAGE([.B115:.B126])" office:value-type="float" office:value="148.916666666667" calcext:value-type="float">
            <text:p>148,9166666667</text:p>
          </table:table-cell>
          <table:table-cell table:formula="of:=[.D126]-[.C126]" office:value-type="float" office:value="135.695070467243" calcext:value-type="float">
            <text:p>135,6950704672</text:p>
          </table:table-cell>
          <table:table-cell table:formula="of:=[.D126]-[.D114]" office:value-type="float" office:value="3.08333333333331" calcext:value-type="float">
            <text:p>3,08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16:.B127])" office:value-type="float" office:value="16.9676608626975" calcext:value-type="float">
            <text:p>16,9676608627</text:p>
          </table:table-cell>
          <table:table-cell table:formula="of:=AVERAGE([.B116:.B127])" office:value-type="float" office:value="146.916666666667" calcext:value-type="float">
            <text:p>146,9166666667</text:p>
          </table:table-cell>
          <table:table-cell table:formula="of:=[.D127]-[.C127]" office:value-type="float" office:value="129.949005803969" calcext:value-type="float">
            <text:p>129,949005804</text:p>
          </table:table-cell>
          <table:table-cell table:formula="of:=[.D127]-[.D115]" office:value-type="float" office:value="0.833333333333314" calcext:value-type="float">
            <text:p>0,8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17:.B128])" office:value-type="float" office:value="18.8396342369436" calcext:value-type="float">
            <text:p>18,8396342369</text:p>
          </table:table-cell>
          <table:table-cell table:formula="of:=AVERAGE([.B117:.B128])" office:value-type="float" office:value="145.75" calcext:value-type="float">
            <text:p>145,75</text:p>
          </table:table-cell>
          <table:table-cell table:formula="of:=[.D128]-[.C128]" office:value-type="float" office:value="126.910365763056" calcext:value-type="float">
            <text:p>126,9103657631</text:p>
          </table:table-cell>
          <table:table-cell table:formula="of:=[.D128]-[.D116]" office:value-type="float" office:value="0.666666666666657" calcext:value-type="float">
            <text:p>0,6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22" calcext:value-type="float">
            <text:p>122</text:p>
          </table:table-cell>
          <table:table-cell table:formula="of:=COM.MICROSOFT.STDEV.S([.B118:.B129])" office:value-type="float" office:value="20.0459698964881" calcext:value-type="float">
            <text:p>20,0459698965</text:p>
          </table:table-cell>
          <table:table-cell table:formula="of:=AVERAGE([.B118:.B129])" office:value-type="float" office:value="143.75" calcext:value-type="float">
            <text:p>143,75</text:p>
          </table:table-cell>
          <table:table-cell table:formula="of:=[.D129]-[.C129]" office:value-type="float" office:value="123.704030103512" calcext:value-type="float">
            <text:p>123,7040301035</text:p>
          </table:table-cell>
          <table:table-cell table:formula="of:=[.D129]-[.D117]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16" calcext:value-type="float">
            <text:p>116</text:p>
          </table:table-cell>
          <table:table-cell table:formula="of:=COM.MICROSOFT.STDEV.S([.B119:.B130])" office:value-type="float" office:value="21.5821194229825" calcext:value-type="float">
            <text:p>21,582119423</text:p>
          </table:table-cell>
          <table:table-cell table:formula="of:=AVERAGE([.B119:.B130])" office:value-type="float" office:value="141.833333333333" calcext:value-type="float">
            <text:p>141,8333333333</text:p>
          </table:table-cell>
          <table:table-cell table:formula="of:=[.D130]-[.C130]" office:value-type="float" office:value="120.251213910351" calcext:value-type="float">
            <text:p>120,2512139104</text:p>
          </table:table-cell>
          <table:table-cell table:formula="of:=[.D130]-[.D118]" office:value-type="float" office:value="-2.08333333333331" calcext:value-type="float">
            <text:p>-2,08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43" calcext:value-type="float">
            <text:p>143</text:p>
          </table:table-cell>
          <table:table-cell table:formula="of:=COM.MICROSOFT.STDEV.S([.B120:.B131])" office:value-type="float" office:value="20.9088932796984" calcext:value-type="float">
            <text:p>20,9088932797</text:p>
          </table:table-cell>
          <table:table-cell table:formula="of:=AVERAGE([.B120:.B131])" office:value-type="float" office:value="140.5" calcext:value-type="float">
            <text:p>140,5</text:p>
          </table:table-cell>
          <table:table-cell table:formula="of:=[.D131]-[.C131]" office:value-type="float" office:value="119.591106720302" calcext:value-type="float">
            <text:p>119,5911067203</text:p>
          </table:table-cell>
          <table:table-cell table:formula="of:=[.D131]-[.D119]" office:value-type="float" office:value="-3.75" calcext:value-type="float">
            <text:p>-3,7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21:.B132])" office:value-type="float" office:value="20.4576428631246" calcext:value-type="float">
            <text:p>20,4576428631</text:p>
          </table:table-cell>
          <table:table-cell table:formula="of:=AVERAGE([.B121:.B132])" office:value-type="float" office:value="138.166666666667" calcext:value-type="float">
            <text:p>138,1666666667</text:p>
          </table:table-cell>
          <table:table-cell table:formula="of:=[.D132]-[.C132]" office:value-type="float" office:value="117.709023803542" calcext:value-type="float">
            <text:p>117,7090238035</text:p>
          </table:table-cell>
          <table:table-cell table:formula="of:=[.D132]-[.D120]" office:value-type="float" office:value="-6.33333333333334" calcext:value-type="float">
            <text:p>-6,33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22:.B133])" office:value-type="float" office:value="21.7395046081106" calcext:value-type="float">
            <text:p>21,7395046081</text:p>
          </table:table-cell>
          <table:table-cell table:formula="of:=AVERAGE([.B122:.B133])" office:value-type="float" office:value="135.333333333333" calcext:value-type="float">
            <text:p>135,3333333333</text:p>
          </table:table-cell>
          <table:table-cell table:formula="of:=[.D133]-[.C133]" office:value-type="float" office:value="113.593828725223" calcext:value-type="float">
            <text:p>113,5938287252</text:p>
          </table:table-cell>
          <table:table-cell table:formula="of:=[.D133]-[.D121]" office:value-type="float" office:value="-8.75" calcext:value-type="float">
            <text:p>-8,75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41" calcext:value-type="float">
            <text:p>141</text:p>
          </table:table-cell>
          <table:table-cell table:formula="of:=COM.MICROSOFT.STDEV.S([.B123:.B134])" office:value-type="float" office:value="20.8564719989365" calcext:value-type="float">
            <text:p>20,8564719989</text:p>
          </table:table-cell>
          <table:table-cell table:formula="of:=AVERAGE([.B123:.B134])" office:value-type="float" office:value="134.083333333333" calcext:value-type="float">
            <text:p>134,0833333333</text:p>
          </table:table-cell>
          <table:table-cell table:formula="of:=[.D134]-[.C134]" office:value-type="float" office:value="113.226861334397" calcext:value-type="float">
            <text:p>113,2268613344</text:p>
          </table:table-cell>
          <table:table-cell table:formula="of:=[.D134]-[.D122]" office:value-type="float" office:value="-10.8333333333333" calcext:value-type="float">
            <text:p>-10,8333333333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28" calcext:value-type="float">
            <text:p>128</text:p>
          </table:table-cell>
          <table:table-cell table:formula="of:=COM.MICROSOFT.STDEV.S([.B124:.B135])" office:value-type="float" office:value="20.4381921159798" calcext:value-type="float">
            <text:p>20,438192116</text:p>
          </table:table-cell>
          <table:table-cell table:formula="of:=AVERAGE([.B124:.B135])" office:value-type="float" office:value="132.416666666667" calcext:value-type="float">
            <text:p>132,4166666667</text:p>
          </table:table-cell>
          <table:table-cell table:formula="of:=[.D135]-[.C135]" office:value-type="float" office:value="111.978474550687" calcext:value-type="float">
            <text:p>111,9784745507</text:p>
          </table:table-cell>
          <table:table-cell table:formula="of:=[.D135]-[.D123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8" calcext:value-type="float">
            <text:p>118</text:p>
          </table:table-cell>
          <table:table-cell table:formula="of:=COM.MICROSOFT.STDEV.S([.B125:.B136])" office:value-type="float" office:value="15.9893430418229" calcext:value-type="float">
            <text:p>15,9893430418</text:p>
          </table:table-cell>
          <table:table-cell table:formula="of:=AVERAGE([.B125:.B136])" office:value-type="float" office:value="127.75" calcext:value-type="float">
            <text:p>127,75</text:p>
          </table:table-cell>
          <table:table-cell table:formula="of:=[.D136]-[.C136]" office:value-type="float" office:value="111.760656958177" calcext:value-type="float">
            <text:p>111,7606569582</text:p>
          </table:table-cell>
          <table:table-cell table:formula="of:=[.D136]-[.D124]" office:value-type="float" office:value="-20.75" calcext:value-type="float">
            <text:p>-20,75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26:.B137])" office:value-type="float" office:value="16.4231451607083" calcext:value-type="float">
            <text:p>16,4231451607</text:p>
          </table:table-cell>
          <table:table-cell table:formula="of:=AVERAGE([.B126:.B137])" office:value-type="float" office:value="125.083333333333" calcext:value-type="float">
            <text:p>125,0833333333</text:p>
          </table:table-cell>
          <table:table-cell table:formula="of:=[.D137]-[.C137]" office:value-type="float" office:value="108.660188172625" calcext:value-type="float">
            <text:p>108,6601881726</text:p>
          </table:table-cell>
          <table:table-cell table:formula="of:=[.D137]-[.D125]" office:value-type="float" office:value="-22.6666666666667" calcext:value-type="float">
            <text:p>-22,6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21" calcext:value-type="float">
            <text:p>121</text:p>
          </table:table-cell>
          <table:table-cell table:formula="of:=COM.MICROSOFT.STDEV.S([.B127:.B138])" office:value-type="float" office:value="11.6019852010792" calcext:value-type="float">
            <text:p>11,6019852011</text:p>
          </table:table-cell>
          <table:table-cell table:formula="of:=AVERAGE([.B127:.B138])" office:value-type="float" office:value="121.666666666667" calcext:value-type="float">
            <text:p>121,6666666667</text:p>
          </table:table-cell>
          <table:table-cell table:formula="of:=[.D138]-[.C138]" office:value-type="float" office:value="110.064681465587" calcext:value-type="float">
            <text:p>110,0646814656</text:p>
          </table:table-cell>
          <table:table-cell table:formula="of:=[.D138]-[.D126]" office:value-type="float" office:value="-27.25" calcext:value-type="float">
            <text:p>-27,2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35" calcext:value-type="float">
            <text:p>135</text:p>
          </table:table-cell>
          <table:table-cell table:formula="of:=COM.MICROSOFT.STDEV.S([.B128:.B139])" office:value-type="float" office:value="11.5611024953977" calcext:value-type="float">
            <text:p>11,5611024954</text:p>
          </table:table-cell>
          <table:table-cell table:formula="of:=AVERAGE([.B128:.B139])" office:value-type="float" office:value="123.75" calcext:value-type="float">
            <text:p>123,75</text:p>
          </table:table-cell>
          <table:table-cell table:formula="of:=[.D139]-[.C139]" office:value-type="float" office:value="112.188897504602" calcext:value-type="float">
            <text:p>112,1888975046</text:p>
          </table:table-cell>
          <table:table-cell table:formula="of:=[.D139]-[.D127]" office:value-type="float" office:value="-23.1666666666667" calcext:value-type="float">
            <text:p>-23,1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29:.B140])" office:value-type="float" office:value="13.1587049192356" calcext:value-type="float">
            <text:p>13,1587049192</text:p>
          </table:table-cell>
          <table:table-cell table:formula="of:=AVERAGE([.B129:.B140])" office:value-type="float" office:value="122.666666666667" calcext:value-type="float">
            <text:p>122,6666666667</text:p>
          </table:table-cell>
          <table:table-cell table:formula="of:=[.D140]-[.C140]" office:value-type="float" office:value="109.507961747431" calcext:value-type="float">
            <text:p>109,5079617474</text:p>
          </table:table-cell>
          <table:table-cell table:formula="of:=[.D140]-[.D128]" office:value-type="float" office:value="-23.0833333333333" calcext:value-type="float">
            <text:p>-23,0833333333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26" calcext:value-type="float">
            <text:p>126</text:p>
          </table:table-cell>
          <table:table-cell table:formula="of:=COM.MICROSOFT.STDEV.S([.B130:.B141])" office:value-type="float" office:value="13.1909059582729" calcext:value-type="float">
            <text:p>13,1909059583</text:p>
          </table:table-cell>
          <table:table-cell table:formula="of:=AVERAGE([.B130:.B141])" office:value-type="float" office:value="123" calcext:value-type="float">
            <text:p>123</text:p>
          </table:table-cell>
          <table:table-cell table:formula="of:=[.D141]-[.C141]" office:value-type="float" office:value="109.809094041727" calcext:value-type="float">
            <text:p>109,8090940417</text:p>
          </table:table-cell>
          <table:table-cell table:formula="of:=[.D141]-[.D129]" office:value-type="float" office:value="-20.75" calcext:value-type="float">
            <text:p>-20,75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98" calcext:value-type="float">
            <text:p>98</text:p>
          </table:table-cell>
          <table:table-cell table:formula="of:=COM.MICROSOFT.STDEV.S([.B131:.B142])" office:value-type="float" office:value="14.9635921793228" calcext:value-type="float">
            <text:p>14,9635921793</text:p>
          </table:table-cell>
          <table:table-cell table:formula="of:=AVERAGE([.B131:.B142])" office:value-type="float" office:value="121.5" calcext:value-type="float">
            <text:p>121,5</text:p>
          </table:table-cell>
          <table:table-cell table:formula="of:=[.D142]-[.C142]" office:value-type="float" office:value="106.536407820677" calcext:value-type="float">
            <text:p>106,5364078207</text:p>
          </table:table-cell>
          <table:table-cell table:formula="of:=[.D142]-[.D130]" office:value-type="float" office:value="-20.3333333333333" calcext:value-type="float">
            <text:p>-20,33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32:.B143])" office:value-type="float" office:value="13.4772535642973" calcext:value-type="float">
            <text:p>13,4772535643</text:p>
          </table:table-cell>
          <table:table-cell table:formula="of:=AVERAGE([.B132:.B143])" office:value-type="float" office:value="119" calcext:value-type="float">
            <text:p>119</text:p>
          </table:table-cell>
          <table:table-cell table:formula="of:=[.D143]-[.C143]" office:value-type="float" office:value="105.522746435703" calcext:value-type="float">
            <text:p>105,5227464357</text:p>
          </table:table-cell>
          <table:table-cell table:formula="of:=[.D143]-[.D131]" office:value-type="float" office:value="-21.5" calcext:value-type="float">
            <text:p>-21,5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33:.B144])" office:value-type="float" office:value="13.1067875083057" calcext:value-type="float">
            <text:p>13,1067875083</text:p>
          </table:table-cell>
          <table:table-cell table:formula="of:=AVERAGE([.B133:.B144])" office:value-type="float" office:value="118.166666666667" calcext:value-type="float">
            <text:p>118,1666666667</text:p>
          </table:table-cell>
          <table:table-cell table:formula="of:=[.D144]-[.C144]" office:value-type="float" office:value="105.059879158361" calcext:value-type="float">
            <text:p>105,0598791584</text:p>
          </table:table-cell>
          <table:table-cell table:formula="of:=[.D144]-[.D13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99" calcext:value-type="float">
            <text:p>99</text:p>
          </table:table-cell>
          <table:table-cell table:formula="of:=COM.MICROSOFT.STDEV.S([.B134:.B145])" office:value-type="float" office:value="14.121764848072" calcext:value-type="float">
            <text:p>14,1217648481</text:p>
          </table:table-cell>
          <table:table-cell table:formula="of:=AVERAGE([.B134:.B145])" office:value-type="float" office:value="117.166666666667" calcext:value-type="float">
            <text:p>117,1666666667</text:p>
          </table:table-cell>
          <table:table-cell table:formula="of:=[.D145]-[.C145]" office:value-type="float" office:value="103.044901818595" calcext:value-type="float">
            <text:p>103,0449018186</text:p>
          </table:table-cell>
          <table:table-cell table:formula="of:=[.D145]-[.D133]" office:value-type="float" office:value="-18.1666666666667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35:.B146])" office:value-type="float" office:value="12.6263313129445" calcext:value-type="float">
            <text:p>12,6263313129</text:p>
          </table:table-cell>
          <table:table-cell table:formula="of:=AVERAGE([.B135:.B146])" office:value-type="float" office:value="116.166666666667" calcext:value-type="float">
            <text:p>116,1666666667</text:p>
          </table:table-cell>
          <table:table-cell table:formula="of:=[.D146]-[.C146]" office:value-type="float" office:value="103.540335353722" calcext:value-type="float">
            <text:p>103,5403353537</text:p>
          </table:table-cell>
          <table:table-cell table:formula="of:=[.D146]-[.D134]" office:value-type="float" office:value="-17.9166666666667" calcext:value-type="float">
            <text:p>-17,91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36:.B147])" office:value-type="float" office:value="12.8086145254124" calcext:value-type="float">
            <text:p>12,8086145254</text:p>
          </table:table-cell>
          <table:table-cell table:formula="of:=AVERAGE([.B136:.B147])" office:value-type="float" office:value="116.333333333333" calcext:value-type="float">
            <text:p>116,3333333333</text:p>
          </table:table-cell>
          <table:table-cell table:formula="of:=[.D147]-[.C147]" office:value-type="float" office:value="103.524718807921" calcext:value-type="float">
            <text:p>103,5247188079</text:p>
          </table:table-cell>
          <table:table-cell table:formula="of:=[.D147]-[.D135]" office:value-type="float" office:value="-16.0833333333333" calcext:value-type="float">
            <text:p>-16,08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51" calcext:value-type="float">
            <text:p>151</text:p>
          </table:table-cell>
          <table:table-cell table:formula="of:=COM.MICROSOFT.STDEV.S([.B137:.B148])" office:value-type="float" office:value="16.2730023677441" calcext:value-type="float">
            <text:p>16,2730023677</text:p>
          </table:table-cell>
          <table:table-cell table:formula="of:=AVERAGE([.B137:.B148])" office:value-type="float" office:value="119.083333333333" calcext:value-type="float">
            <text:p>119,0833333333</text:p>
          </table:table-cell>
          <table:table-cell table:formula="of:=[.D148]-[.C148]" office:value-type="float" office:value="102.810330965589" calcext:value-type="float">
            <text:p>102,8103309656</text:p>
          </table:table-cell>
          <table:table-cell table:formula="of:=[.D148]-[.D136]" office:value-type="float" office:value="-8.66666666666667" calcext:value-type="float">
            <text:p>-8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3" calcext:value-type="float">
            <text:p>103</text:p>
          </table:table-cell>
          <table:table-cell table:formula="of:=COM.MICROSOFT.STDEV.S([.B138:.B149])" office:value-type="float" office:value="16.6424065858786" calcext:value-type="float">
            <text:p>16,6424065859</text:p>
          </table:table-cell>
          <table:table-cell table:formula="of:=AVERAGE([.B138:.B149])" office:value-type="float" office:value="118.666666666667" calcext:value-type="float">
            <text:p>118,6666666667</text:p>
          </table:table-cell>
          <table:table-cell table:formula="of:=[.D149]-[.C149]" office:value-type="float" office:value="102.024260080788" calcext:value-type="float">
            <text:p>102,0242600808</text:p>
          </table:table-cell>
          <table:table-cell table:formula="of:=[.D149]-[.D137]" office:value-type="float" office:value="-6.41666666666666" calcext:value-type="float">
            <text:p>-6,41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39:.B150])" office:value-type="float" office:value="17.1417883865981" calcext:value-type="float">
            <text:p>17,1417883866</text:p>
          </table:table-cell>
          <table:table-cell table:formula="of:=AVERAGE([.B139:.B150])" office:value-type="float" office:value="117.25" calcext:value-type="float">
            <text:p>117,25</text:p>
          </table:table-cell>
          <table:table-cell table:formula="of:=[.D150]-[.C150]" office:value-type="float" office:value="100.108211613402" calcext:value-type="float">
            <text:p>100,1082116134</text:p>
          </table:table-cell>
          <table:table-cell table:formula="of:=[.D150]-[.D138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03" calcext:value-type="float">
            <text:p>103</text:p>
          </table:table-cell>
          <table:table-cell table:formula="of:=COM.MICROSOFT.STDEV.S([.B140:.B151])" office:value-type="float" office:value="16.6102834157493" calcext:value-type="float">
            <text:p>16,6102834157</text:p>
          </table:table-cell>
          <table:table-cell table:formula="of:=AVERAGE([.B140:.B151])" office:value-type="float" office:value="114.583333333333" calcext:value-type="float">
            <text:p>114,5833333333</text:p>
          </table:table-cell>
          <table:table-cell table:formula="of:=[.D151]-[.C151]" office:value-type="float" office:value="97.9730499175841" calcext:value-type="float">
            <text:p>97,9730499176</text:p>
          </table:table-cell>
          <table:table-cell table:formula="of:=[.D151]-[.D139]" office:value-type="float" office:value="-9.16666666666667" calcext:value-type="float">
            <text:p>-9,16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97" calcext:value-type="float">
            <text:p>97</text:p>
          </table:table-cell>
          <table:table-cell table:formula="of:=COM.MICROSOFT.STDEV.S([.B141:.B152])" office:value-type="float" office:value="16.8702715036262" calcext:value-type="float">
            <text:p>16,8702715036</text:p>
          </table:table-cell>
          <table:table-cell table:formula="of:=AVERAGE([.B141:.B152])" office:value-type="float" office:value="114.333333333333" calcext:value-type="float">
            <text:p>114,3333333333</text:p>
          </table:table-cell>
          <table:table-cell table:formula="of:=[.D152]-[.C152]" office:value-type="float" office:value="97.4630618297072" calcext:value-type="float">
            <text:p>97,4630618297</text:p>
          </table:table-cell>
          <table:table-cell table:formula="of:=[.D152]-[.D140]" office:value-type="float" office:value="-8.33333333333334" calcext:value-type="float">
            <text:p>-8,3333333333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93" calcext:value-type="float">
            <text:p>93</text:p>
          </table:table-cell>
          <table:table-cell table:formula="of:=COM.MICROSOFT.STDEV.S([.B142:.B153])" office:value-type="float" office:value="17.4744402086608" calcext:value-type="float">
            <text:p>17,4744402087</text:p>
          </table:table-cell>
          <table:table-cell table:formula="of:=AVERAGE([.B142:.B153])" office:value-type="float" office:value="111.583333333333" calcext:value-type="float">
            <text:p>111,5833333333</text:p>
          </table:table-cell>
          <table:table-cell table:formula="of:=[.D153]-[.C153]" office:value-type="float" office:value="94.1088931246726" calcext:value-type="float">
            <text:p>94,1088931247</text:p>
          </table:table-cell>
          <table:table-cell table:formula="of:=[.D153]-[.D141]" office:value-type="float" office:value="-11.4166666666667" calcext:value-type="float">
            <text:p>-11,41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92" calcext:value-type="float">
            <text:p>92</text:p>
          </table:table-cell>
          <table:table-cell table:formula="of:=COM.MICROSOFT.STDEV.S([.B143:.B154])" office:value-type="float" office:value="17.9770476559485" calcext:value-type="float">
            <text:p>17,9770476559</text:p>
          </table:table-cell>
          <table:table-cell table:formula="of:=AVERAGE([.B143:.B154])" office:value-type="float" office:value="111.083333333333" calcext:value-type="float">
            <text:p>111,0833333333</text:p>
          </table:table-cell>
          <table:table-cell table:formula="of:=[.D154]-[.C154]" office:value-type="float" office:value="93.1062856773849" calcext:value-type="float">
            <text:p>93,1062856774</text:p>
          </table:table-cell>
          <table:table-cell table:formula="of:=[.D154]-[.D142]" office:value-type="float" office:value="-10.4166666666667" calcext:value-type="float">
            <text:p>-10,41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99" calcext:value-type="float">
            <text:p>99</text:p>
          </table:table-cell>
          <table:table-cell table:formula="of:=COM.MICROSOFT.STDEV.S([.B144:.B155])" office:value-type="float" office:value="18.2928616645616" calcext:value-type="float">
            <text:p>18,2928616646</text:p>
          </table:table-cell>
          <table:table-cell table:formula="of:=AVERAGE([.B144:.B155])" office:value-type="float" office:value="109.916666666667" calcext:value-type="float">
            <text:p>109,9166666667</text:p>
          </table:table-cell>
          <table:table-cell table:formula="of:=[.D155]-[.C155]" office:value-type="float" office:value="91.6238050021051" calcext:value-type="float">
            <text:p>91,6238050021</text:p>
          </table:table-cell>
          <table:table-cell table:formula="of:=[.D155]-[.D143]" office:value-type="float" office:value="-9.08333333333333" calcext:value-type="float">
            <text:p>-9,0833333333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94" calcext:value-type="float">
            <text:p>94</text:p>
          </table:table-cell>
          <table:table-cell table:formula="of:=COM.MICROSOFT.STDEV.S([.B145:.B156])" office:value-type="float" office:value="18.5855923345005" calcext:value-type="float">
            <text:p>18,5855923345</text:p>
          </table:table-cell>
          <table:table-cell table:formula="of:=AVERAGE([.B145:.B156])" office:value-type="float" office:value="107.833333333333" calcext:value-type="float">
            <text:p>107,8333333333</text:p>
          </table:table-cell>
          <table:table-cell table:formula="of:=[.D156]-[.C156]" office:value-type="float" office:value="89.2477409988329" calcext:value-type="float">
            <text:p>89,2477409988</text:p>
          </table:table-cell>
          <table:table-cell table:formula="of:=[.D156]-[.D144]" office:value-type="float" office:value="-10.3333333333333" calcext:value-type="float">
            <text:p>-10,333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COM.MICROSOFT.STDEV.S([.B146:.B157])" office:value-type="float" office:value="20.3936636029801" calcext:value-type="float">
            <text:p>20,393663603</text:p>
          </table:table-cell>
          <table:table-cell table:formula="of:=AVERAGE([.B146:.B157])" office:value-type="float" office:value="106.083333333333" calcext:value-type="float">
            <text:p>106,0833333333</text:p>
          </table:table-cell>
          <table:table-cell table:formula="of:=[.D157]-[.C157]" office:value-type="float" office:value="85.6896697303532" calcext:value-type="float">
            <text:p>85,6896697304</text:p>
          </table:table-cell>
          <table:table-cell table:formula="of:=[.D157]-[.D145]" office:value-type="float" office:value="-11.0833333333333" calcext:value-type="float">
            <text:p>-11,0833333333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47:.B158])" office:value-type="float" office:value="19.0827543911123" calcext:value-type="float">
            <text:p>19,0827543911</text:p>
          </table:table-cell>
          <table:table-cell table:formula="of:=AVERAGE([.B147:.B158])" office:value-type="float" office:value="104.166666666667" calcext:value-type="float">
            <text:p>104,1666666667</text:p>
          </table:table-cell>
          <table:table-cell table:formula="of:=[.D158]-[.C158]" office:value-type="float" office:value="85.0839122755544" calcext:value-type="float">
            <text:p>85,0839122756</text:p>
          </table:table-cell>
          <table:table-cell table:formula="of:=[.D158]-[.D146]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96" calcext:value-type="float">
            <text:p>96</text:p>
          </table:table-cell>
          <table:table-cell table:formula="of:=COM.MICROSOFT.STDEV.S([.B148:.B159])" office:value-type="float" office:value="17.3432372637832" calcext:value-type="float">
            <text:p>17,3432372638</text:p>
          </table:table-cell>
          <table:table-cell table:formula="of:=AVERAGE([.B148:.B159])" office:value-type="float" office:value="101.333333333333" calcext:value-type="float">
            <text:p>101,3333333333</text:p>
          </table:table-cell>
          <table:table-cell table:formula="of:=[.D159]-[.C159]" office:value-type="float" office:value="83.9900960695501" calcext:value-type="float">
            <text:p>83,9900960696</text:p>
          </table:table-cell>
          <table:table-cell table:formula="of:=[.D159]-[.D147]"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49:.B160])" office:value-type="float" office:value="7.77476492872741" calcext:value-type="float">
            <text:p>7,7747649287</text:p>
          </table:table-cell>
          <table:table-cell table:formula="of:=AVERAGE([.B149:.B160])" office:value-type="float" office:value="97.4166666666667" calcext:value-type="float">
            <text:p>97,4166666667</text:p>
          </table:table-cell>
          <table:table-cell table:formula="of:=[.D160]-[.C160]" office:value-type="float" office:value="89.6419017379393" calcext:value-type="float">
            <text:p>89,6419017379</text:p>
          </table:table-cell>
          <table:table-cell table:formula="of:=[.D160]-[.D148]" office:value-type="float" office:value="-21.6666666666667" calcext:value-type="float">
            <text:p>-21,6666666667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92" calcext:value-type="float">
            <text:p>92</text:p>
          </table:table-cell>
          <table:table-cell table:formula="of:=COM.MICROSOFT.STDEV.S([.B150:.B161])" office:value-type="float" office:value="7.70478009833093" calcext:value-type="float">
            <text:p>7,7047800983</text:p>
          </table:table-cell>
          <table:table-cell table:formula="of:=AVERAGE([.B150:.B161])" office:value-type="float" office:value="96.5" calcext:value-type="float">
            <text:p>96,5</text:p>
          </table:table-cell>
          <table:table-cell table:formula="of:=[.D161]-[.C161]" office:value-type="float" office:value="88.7952199016691" calcext:value-type="float">
            <text:p>88,7952199017</text:p>
          </table:table-cell>
          <table:table-cell table:formula="of:=[.D161]-[.D149]" office:value-type="float" office:value="-22.1666666666667" calcext:value-type="float">
            <text:p>-22,1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81" calcext:value-type="float">
            <text:p>81</text:p>
          </table:table-cell>
          <table:table-cell table:formula="of:=COM.MICROSOFT.STDEV.S([.B151:.B162])" office:value-type="float" office:value="8.49019041796669" calcext:value-type="float">
            <text:p>8,490190418</text:p>
          </table:table-cell>
          <table:table-cell table:formula="of:=AVERAGE([.B151:.B162])" office:value-type="float" office:value="94.5833333333333" calcext:value-type="float">
            <text:p>94,5833333333</text:p>
          </table:table-cell>
          <table:table-cell table:formula="of:=[.D162]-[.C162]" office:value-type="float" office:value="86.0931429153666" calcext:value-type="float">
            <text:p>86,0931429154</text:p>
          </table:table-cell>
          <table:table-cell table:formula="of:=[.D162]-[.D150]" office:value-type="float" office:value="-22.6666666666667" calcext:value-type="float">
            <text:p>-22,66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152:.B163])" office:value-type="float" office:value="8.64931246172816" calcext:value-type="float">
            <text:p>8,6493124617</text:p>
          </table:table-cell>
          <table:table-cell table:formula="of:=AVERAGE([.B152:.B163])" office:value-type="float" office:value="92.9166666666667" calcext:value-type="float">
            <text:p>92,9166666667</text:p>
          </table:table-cell>
          <table:table-cell table:formula="of:=[.D163]-[.C163]" office:value-type="float" office:value="84.2673542049385" calcext:value-type="float">
            <text:p>84,2673542049</text:p>
          </table:table-cell>
          <table:table-cell table:formula="of:=[.D163]-[.D151]" office:value-type="float" office:value="-21.6666666666667" calcext:value-type="float">
            <text:p>-21,666666666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83" calcext:value-type="float">
            <text:p>83</text:p>
          </table:table-cell>
          <table:table-cell table:formula="of:=COM.MICROSOFT.STDEV.S([.B153:.B164])" office:value-type="float" office:value="8.98610037780571" calcext:value-type="float">
            <text:p>8,9861003778</text:p>
          </table:table-cell>
          <table:table-cell table:formula="of:=AVERAGE([.B153:.B164])" office:value-type="float" office:value="91.75" calcext:value-type="float">
            <text:p>91,75</text:p>
          </table:table-cell>
          <table:table-cell table:formula="of:=[.D164]-[.C164]" office:value-type="float" office:value="82.7638996221943" calcext:value-type="float">
            <text:p>82,7638996222</text:p>
          </table:table-cell>
          <table:table-cell table:formula="of:=[.D164]-[.D152]" office:value-type="float" office:value="-22.5833333333333" calcext:value-type="float">
            <text:p>-22,58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3" calcext:value-type="float">
            <text:p>73</text:p>
          </table:table-cell>
          <table:table-cell table:formula="of:=COM.MICROSOFT.STDEV.S([.B154:.B165])" office:value-type="float" office:value="10.4660345302258" calcext:value-type="float">
            <text:p>10,4660345302</text:p>
          </table:table-cell>
          <table:table-cell table:formula="of:=AVERAGE([.B154:.B165])" office:value-type="float" office:value="90.0833333333333" calcext:value-type="float">
            <text:p>90,0833333333</text:p>
          </table:table-cell>
          <table:table-cell table:formula="of:=[.D165]-[.C165]" office:value-type="float" office:value="79.6172988031075" calcext:value-type="float">
            <text:p>79,6172988031</text:p>
          </table:table-cell>
          <table:table-cell table:formula="of:=[.D165]-[.D153]" office:value-type="float" office:value="-21.5" calcext:value-type="float">
            <text:p>-21,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64" calcext:value-type="float">
            <text:p>64</text:p>
          </table:table-cell>
          <table:table-cell table:formula="of:=COM.MICROSOFT.STDEV.S([.B155:.B166])" office:value-type="float" office:value="12.8496551067971" calcext:value-type="float">
            <text:p>12,8496551068</text:p>
          </table:table-cell>
          <table:table-cell table:formula="of:=AVERAGE([.B155:.B166])" office:value-type="float" office:value="87.75" calcext:value-type="float">
            <text:p>87,75</text:p>
          </table:table-cell>
          <table:table-cell table:formula="of:=[.D166]-[.C166]" office:value-type="float" office:value="74.9003448932029" calcext:value-type="float">
            <text:p>74,9003448932</text:p>
          </table:table-cell>
          <table:table-cell table:formula="of:=[.D166]-[.D154]" office:value-type="float" office:value="-23.3333333333333" calcext:value-type="float">
            <text:p>-23,3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96" calcext:value-type="float">
            <text:p>96</text:p>
          </table:table-cell>
          <table:table-cell table:formula="of:=COM.MICROSOFT.STDEV.S([.B156:.B167])" office:value-type="float" office:value="12.6383255507711" calcext:value-type="float">
            <text:p>12,6383255508</text:p>
          </table:table-cell>
          <table:table-cell table:formula="of:=AVERAGE([.B156:.B167])" office:value-type="float" office:value="87.5" calcext:value-type="float">
            <text:p>87,5</text:p>
          </table:table-cell>
          <table:table-cell table:formula="of:=[.D167]-[.C167]" office:value-type="float" office:value="74.8616744492289" calcext:value-type="float">
            <text:p>74,8616744492</text:p>
          </table:table-cell>
          <table:table-cell table:formula="of:=[.D167]-[.D155]" office:value-type="float" office:value="-22.4166666666667" calcext:value-type="float">
            <text:p>-22,416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57:.B168])" office:value-type="float" office:value="13.7540627606625" calcext:value-type="float">
            <text:p>13,7540627607</text:p>
          </table:table-cell>
          <table:table-cell table:formula="of:=AVERAGE([.B157:.B168])" office:value-type="float" office:value="88.5833333333333" calcext:value-type="float">
            <text:p>88,5833333333</text:p>
          </table:table-cell>
          <table:table-cell table:formula="of:=[.D168]-[.C168]" office:value-type="float" office:value="74.8292705726709" calcext:value-type="float">
            <text:p>74,8292705727</text:p>
          </table:table-cell>
          <table:table-cell table:formula="of:=[.D168]-[.D156]" office:value-type="float" office:value="-19.25" calcext:value-type="float">
            <text:p>-19,25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6" calcext:value-type="float">
            <text:p>86</text:p>
          </table:table-cell>
          <table:table-cell table:formula="of:=COM.MICROSOFT.STDEV.S([.B158:.B169])" office:value-type="float" office:value="13.3833342767651" calcext:value-type="float">
            <text:p>13,3833342768</text:p>
          </table:table-cell>
          <table:table-cell table:formula="of:=AVERAGE([.B158:.B169])" office:value-type="float" office:value="89.25" calcext:value-type="float">
            <text:p>89,25</text:p>
          </table:table-cell>
          <table:table-cell table:formula="of:=[.D169]-[.C169]" office:value-type="float" office:value="75.8666657232349" calcext:value-type="float">
            <text:p>75,8666657232</text:p>
          </table:table-cell>
          <table:table-cell table:formula="of:=[.D169]-[.D157]" office:value-type="float" office:value="-16.8333333333333" calcext:value-type="float">
            <text:p>-16,8333333333</text:p>
          </table:table-cell>
          <table:table-cell table:number-columns-repeated="1018"/>
        </table:table-row>
      </table:table>
      <table:table table:name="Editors &gt;5" table:style-name="ta1">
        <table:shapes>
          <draw:frame draw:z-index="0" draw:style-name="gr1" draw:text-style-name="P1" svg:width="159.99mm" svg:height="89.99mm" svg:x="136.47mm" svg:y="1mm">
            <loext:p draw:notify-on-update-of-ranges="'Editors &gt;5'.A1:'Editors &gt;5'.A1 'Editors &gt;5'.A2:'Editors &gt;5'.A169 'Editors &gt;5'.B1:'Editors &gt;5'.B1 'Editors &gt;5'.B2:'Editors &gt;5'.B169 'Editors &gt;5'.D1:'Editors &gt;5'.D1 'Editors &gt;5'.D2:'Editors &gt;5'.D169 'Editors &gt;5'.E1:'Editors &gt;5'.E1 'Editors &gt;5'.E2:'Editors &gt;5'.E169 'Editors &gt;5'.F1:'Editors &gt;5'.F1 'Editors &gt;5'.F2:'Editors &gt;5'.F1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5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9" calcext:value-type="float">
            <text:p>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9" calcext:value-type="float">
            <text:p>1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8" calcext:value-type="float">
            <text:p>1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1" calcext:value-type="float">
            <text:p>2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9" calcext:value-type="float">
            <text:p>2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7" calcext:value-type="float">
            <text:p>2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5" calcext:value-type="float">
            <text:p>2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46" calcext:value-type="float">
            <text:p>46</text:p>
          </table:table-cell>
          <table:table-cell table:formula="of:=COM.MICROSOFT.STDEV.S([.B2:.B13])" office:value-type="float" office:value="8.46919551830472" calcext:value-type="float">
            <text:p>8,4691955183</text:p>
          </table:table-cell>
          <table:table-cell table:formula="of:=AVERAGE([.B2:.B13])" office:value-type="float" office:value="26.5" calcext:value-type="float">
            <text:p>26,5</text:p>
          </table:table-cell>
          <table:table-cell table:formula="of:=[.D13]-[.C13]" office:value-type="float" office:value="18.0308044816953" calcext:value-type="float">
            <text:p>18,0308044817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0" calcext:value-type="float">
            <text:p>40</text:p>
          </table:table-cell>
          <table:table-cell table:formula="of:=COM.MICROSOFT.STDEV.S([.B3:.B14])" office:value-type="float" office:value="8.93537403195351" calcext:value-type="float">
            <text:p>8,935374032</text:p>
          </table:table-cell>
          <table:table-cell table:formula="of:=AVERAGE([.B3:.B14])" office:value-type="float" office:value="28.25" calcext:value-type="float">
            <text:p>28,25</text:p>
          </table:table-cell>
          <table:table-cell table:formula="of:=[.D14]-[.C14]" office:value-type="float" office:value="19.3146259680465" calcext:value-type="float">
            <text:p>19,314625968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4:.B15])" office:value-type="float" office:value="11.0932685021416" calcext:value-type="float">
            <text:p>11,0932685021</text:p>
          </table:table-cell>
          <table:table-cell table:formula="of:=AVERAGE([.B4:.B15])" office:value-type="float" office:value="31.1666666666667" calcext:value-type="float">
            <text:p>31,1666666667</text:p>
          </table:table-cell>
          <table:table-cell table:formula="of:=[.D15]-[.C15]" office:value-type="float" office:value="20.0733981645251" calcext:value-type="float">
            <text:p>20,073398164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66" calcext:value-type="float">
            <text:p>66</text:p>
          </table:table-cell>
          <table:table-cell table:formula="of:=COM.MICROSOFT.STDEV.S([.B5:.B16])" office:value-type="float" office:value="14.527925043192" calcext:value-type="float">
            <text:p>14,5279250432</text:p>
          </table:table-cell>
          <table:table-cell table:formula="of:=AVERAGE([.B5:.B16])" office:value-type="float" office:value="34.8333333333333" calcext:value-type="float">
            <text:p>34,8333333333</text:p>
          </table:table-cell>
          <table:table-cell table:formula="of:=[.D16]-[.C16]" office:value-type="float" office:value="20.3054082901413" calcext:value-type="float">
            <text:p>20,3054082901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95" calcext:value-type="float">
            <text:p>95</text:p>
          </table:table-cell>
          <table:table-cell table:formula="of:=COM.MICROSOFT.STDEV.S([.B6:.B17])" office:value-type="float" office:value="21.6674242291804" calcext:value-type="float">
            <text:p>21,6674242292</text:p>
          </table:table-cell>
          <table:table-cell table:formula="of:=AVERAGE([.B6:.B17])" office:value-type="float" office:value="41.25" calcext:value-type="float">
            <text:p>41,25</text:p>
          </table:table-cell>
          <table:table-cell table:formula="of:=[.D17]-[.C17]" office:value-type="float" office:value="19.5825757708196" calcext:value-type="float">
            <text:p>19,582575770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4" calcext:value-type="float">
            <text:p>124</text:p>
          </table:table-cell>
          <table:table-cell table:formula="of:=COM.MICROSOFT.STDEV.S([.B7:.B18])" office:value-type="float" office:value="31.2143129562919" calcext:value-type="float">
            <text:p>31,2143129563</text:p>
          </table:table-cell>
          <table:table-cell table:formula="of:=AVERAGE([.B7:.B18])" office:value-type="float" office:value="49.8333333333333" calcext:value-type="float">
            <text:p>49,8333333333</text:p>
          </table:table-cell>
          <table:table-cell table:formula="of:=[.D18]-[.C18]" office:value-type="float" office:value="18.6190203770414" calcext:value-type="float">
            <text:p>18,61902037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16" calcext:value-type="float">
            <text:p>116</text:p>
          </table:table-cell>
          <table:table-cell table:formula="of:=COM.MICROSOFT.STDEV.S([.B8:.B19])" office:value-type="float" office:value="35.1421356347291" calcext:value-type="float">
            <text:p>35,1421356347</text:p>
          </table:table-cell>
          <table:table-cell table:formula="of:=AVERAGE([.B8:.B19])" office:value-type="float" office:value="57.6666666666667" calcext:value-type="float">
            <text:p>57,6666666667</text:p>
          </table:table-cell>
          <table:table-cell table:formula="of:=[.D19]-[.C19]" office:value-type="float" office:value="22.5245310319376" calcext:value-type="float">
            <text:p>22,5245310319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26" calcext:value-type="float">
            <text:p>126</text:p>
          </table:table-cell>
          <table:table-cell table:formula="of:=COM.MICROSOFT.STDEV.S([.B9:.B20])" office:value-type="float" office:value="38.9034352304173" calcext:value-type="float">
            <text:p>38,9034352304</text:p>
          </table:table-cell>
          <table:table-cell table:formula="of:=AVERAGE([.B9:.B20])" office:value-type="float" office:value="65.75" calcext:value-type="float">
            <text:p>65,75</text:p>
          </table:table-cell>
          <table:table-cell table:formula="of:=[.D20]-[.C20]" office:value-type="float" office:value="26.8465647695827" calcext:value-type="float">
            <text:p>26,8465647696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0:.B21])" office:value-type="float" office:value="41.6464193229651" calcext:value-type="float">
            <text:p>41,646419323</text:p>
          </table:table-cell>
          <table:table-cell table:formula="of:=AVERAGE([.B10:.B21])" office:value-type="float" office:value="73.6666666666667" calcext:value-type="float">
            <text:p>73,6666666667</text:p>
          </table:table-cell>
          <table:table-cell table:formula="of:=[.D21]-[.C21]" office:value-type="float" office:value="32.0202473437016" calcext:value-type="float">
            <text:p>32,0202473437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1" calcext:value-type="float">
            <text:p>141</text:p>
          </table:table-cell>
          <table:table-cell table:formula="of:=COM.MICROSOFT.STDEV.S([.B11:.B22])" office:value-type="float" office:value="43.0133876270111" calcext:value-type="float">
            <text:p>43,013387627</text:p>
          </table:table-cell>
          <table:table-cell table:formula="of:=AVERAGE([.B11:.B22])" office:value-type="float" office:value="83.1666666666667" calcext:value-type="float">
            <text:p>83,1666666667</text:p>
          </table:table-cell>
          <table:table-cell table:formula="of:=[.D22]-[.C22]" office:value-type="float" office:value="40.1532790396555" calcext:value-type="float">
            <text:p>40,1532790397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5" calcext:value-type="float">
            <text:p>155</text:p>
          </table:table-cell>
          <table:table-cell table:formula="of:=COM.MICROSOFT.STDEV.S([.B12:.B23])" office:value-type="float" office:value="43.4008797564792" calcext:value-type="float">
            <text:p>43,4008797565</text:p>
          </table:table-cell>
          <table:table-cell table:formula="of:=AVERAGE([.B12:.B23])" office:value-type="float" office:value="94" calcext:value-type="float">
            <text:p>94</text:p>
          </table:table-cell>
          <table:table-cell table:formula="of:=[.D23]-[.C23]" office:value-type="float" office:value="50.5991202435208" calcext:value-type="float">
            <text:p>50,5991202435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93" calcext:value-type="float">
            <text:p>193</text:p>
          </table:table-cell>
          <table:table-cell table:formula="of:=COM.MICROSOFT.STDEV.S([.B13:.B24])" office:value-type="float" office:value="47.6346576146046" calcext:value-type="float">
            <text:p>47,6346576146</text:p>
          </table:table-cell>
          <table:table-cell table:formula="of:=AVERAGE([.B13:.B24])" office:value-type="float" office:value="107.166666666667" calcext:value-type="float">
            <text:p>107,1666666667</text:p>
          </table:table-cell>
          <table:table-cell table:formula="of:=[.D24]-[.C24]" office:value-type="float" office:value="59.5320090520621" calcext:value-type="float">
            <text:p>59,5320090521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79" calcext:value-type="float">
            <text:p>179</text:p>
          </table:table-cell>
          <table:table-cell table:formula="of:=COM.MICROSOFT.STDEV.S([.B14:.B25])" office:value-type="float" office:value="47.5817478375136" calcext:value-type="float">
            <text:p>47,5817478375</text:p>
          </table:table-cell>
          <table:table-cell table:formula="of:=AVERAGE([.B14:.B25])" office:value-type="float" office:value="118.25" calcext:value-type="float">
            <text:p>118,25</text:p>
          </table:table-cell>
          <table:table-cell table:formula="of:=[.D25]-[.C25]" office:value-type="float" office:value="70.6682521624864" calcext:value-type="float">
            <text:p>70,6682521625</text:p>
          </table:table-cell>
          <table:table-cell table:formula="of:=[.D25]-[.D13]" office:value-type="float" office:value="91.75" calcext:value-type="float">
            <text:p>91,75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2" calcext:value-type="float">
            <text:p>172</text:p>
          </table:table-cell>
          <table:table-cell table:formula="of:=COM.MICROSOFT.STDEV.S([.B15:.B26])" office:value-type="float" office:value="42.872167279865" calcext:value-type="float">
            <text:p>42,8721672799</text:p>
          </table:table-cell>
          <table:table-cell table:formula="of:=AVERAGE([.B15:.B26])" office:value-type="float" office:value="129.25" calcext:value-type="float">
            <text:p>129,25</text:p>
          </table:table-cell>
          <table:table-cell table:formula="of:=[.D26]-[.C26]" office:value-type="float" office:value="86.377832720135" calcext:value-type="float">
            <text:p>86,3778327201</text:p>
          </table:table-cell>
          <table:table-cell table:formula="of:=[.D26]-[.D14]"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58" calcext:value-type="float">
            <text:p>158</text:p>
          </table:table-cell>
          <table:table-cell table:formula="of:=COM.MICROSOFT.STDEV.S([.B16:.B27])" office:value-type="float" office:value="36.2828743306945" calcext:value-type="float">
            <text:p>36,2828743307</text:p>
          </table:table-cell>
          <table:table-cell table:formula="of:=AVERAGE([.B16:.B27])" office:value-type="float" office:value="137.916666666667" calcext:value-type="float">
            <text:p>137,9166666667</text:p>
          </table:table-cell>
          <table:table-cell table:formula="of:=[.D27]-[.C27]" office:value-type="float" office:value="101.633792335972" calcext:value-type="float">
            <text:p>101,633792336</text:p>
          </table:table-cell>
          <table:table-cell table:formula="of:=[.D27]-[.D15]" office:value-type="float" office:value="106.75" calcext:value-type="float">
            <text:p>106,7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93" calcext:value-type="float">
            <text:p>193</text:p>
          </table:table-cell>
          <table:table-cell table:formula="of:=COM.MICROSOFT.STDEV.S([.B17:.B28])" office:value-type="float" office:value="31.6213391700777" calcext:value-type="float">
            <text:p>31,6213391701</text:p>
          </table:table-cell>
          <table:table-cell table:formula="of:=AVERAGE([.B17:.B28])" office:value-type="float" office:value="148.5" calcext:value-type="float">
            <text:p>148,5</text:p>
          </table:table-cell>
          <table:table-cell table:formula="of:=[.D28]-[.C28]" office:value-type="float" office:value="116.878660829922" calcext:value-type="float">
            <text:p>116,8786608299</text:p>
          </table:table-cell>
          <table:table-cell table:formula="of:=[.D28]-[.D16]" office:value-type="float" office:value="113.666666666667" calcext:value-type="float">
            <text:p>113,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8" calcext:value-type="float">
            <text:p>238</text:p>
          </table:table-cell>
          <table:table-cell table:formula="of:=COM.MICROSOFT.STDEV.S([.B18:.B29])" office:value-type="float" office:value="36.2352373283579" calcext:value-type="float">
            <text:p>36,2352373284</text:p>
          </table:table-cell>
          <table:table-cell table:formula="of:=AVERAGE([.B18:.B29])" office:value-type="float" office:value="160.416666666667" calcext:value-type="float">
            <text:p>160,4166666667</text:p>
          </table:table-cell>
          <table:table-cell table:formula="of:=[.D29]-[.C29]" office:value-type="float" office:value="124.181429338309" calcext:value-type="float">
            <text:p>124,1814293383</text:p>
          </table:table-cell>
          <table:table-cell table:formula="of:=[.D29]-[.D17]" office:value-type="float" office:value="119.166666666667" calcext:value-type="float">
            <text:p>119,1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80" calcext:value-type="float">
            <text:p>280</text:p>
          </table:table-cell>
          <table:table-cell table:formula="of:=COM.MICROSOFT.STDEV.S([.B19:.B30])" office:value-type="float" office:value="48.0425158930435" calcext:value-type="float">
            <text:p>48,042515893</text:p>
          </table:table-cell>
          <table:table-cell table:formula="of:=AVERAGE([.B19:.B30])" office:value-type="float" office:value="173.416666666667" calcext:value-type="float">
            <text:p>173,4166666667</text:p>
          </table:table-cell>
          <table:table-cell table:formula="of:=[.D30]-[.C30]" office:value-type="float" office:value="125.374150773623" calcext:value-type="float">
            <text:p>125,3741507736</text:p>
          </table:table-cell>
          <table:table-cell table:formula="of:=[.D30]-[.D18]" office:value-type="float" office:value="123.583333333333" calcext:value-type="float">
            <text:p>123,58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92" calcext:value-type="float">
            <text:p>292</text:p>
          </table:table-cell>
          <table:table-cell table:formula="of:=COM.MICROSOFT.STDEV.S([.B20:.B31])" office:value-type="float" office:value="55.2456634798907" calcext:value-type="float">
            <text:p>55,2456634799</text:p>
          </table:table-cell>
          <table:table-cell table:formula="of:=AVERAGE([.B20:.B31])" office:value-type="float" office:value="188.083333333333" calcext:value-type="float">
            <text:p>188,0833333333</text:p>
          </table:table-cell>
          <table:table-cell table:formula="of:=[.D31]-[.C31]" office:value-type="float" office:value="132.837669853443" calcext:value-type="float">
            <text:p>132,8376698534</text:p>
          </table:table-cell>
          <table:table-cell table:formula="of:=[.D31]-[.D19]" office:value-type="float" office:value="130.416666666667" calcext:value-type="float">
            <text:p>130,416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06" calcext:value-type="float">
            <text:p>306</text:p>
          </table:table-cell>
          <table:table-cell table:formula="of:=COM.MICROSOFT.STDEV.S([.B21:.B32])" office:value-type="float" office:value="60.9939763543512" calcext:value-type="float">
            <text:p>60,9939763544</text:p>
          </table:table-cell>
          <table:table-cell table:formula="of:=AVERAGE([.B21:.B32])" office:value-type="float" office:value="203.083333333333" calcext:value-type="float">
            <text:p>203,0833333333</text:p>
          </table:table-cell>
          <table:table-cell table:formula="of:=[.D32]-[.C32]" office:value-type="float" office:value="142.089356978982" calcext:value-type="float">
            <text:p>142,089356979</text:p>
          </table:table-cell>
          <table:table-cell table:formula="of:=[.D32]-[.D20]" office:value-type="float" office:value="137.333333333333" calcext:value-type="float">
            <text:p>137,33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33" calcext:value-type="float">
            <text:p>333</text:p>
          </table:table-cell>
          <table:table-cell table:formula="of:=COM.MICROSOFT.STDEV.S([.B22:.B33])" office:value-type="float" office:value="66.7600860612769" calcext:value-type="float">
            <text:p>66,7600860613</text:p>
          </table:table-cell>
          <table:table-cell table:formula="of:=AVERAGE([.B22:.B33])" office:value-type="float" office:value="220" calcext:value-type="float">
            <text:p>220</text:p>
          </table:table-cell>
          <table:table-cell table:formula="of:=[.D33]-[.C33]" office:value-type="float" office:value="153.239913938723" calcext:value-type="float">
            <text:p>153,2399139387</text:p>
          </table:table-cell>
          <table:table-cell table:formula="of:=[.D33]-[.D21]" office:value-type="float" office:value="146.333333333333" calcext:value-type="float">
            <text:p>146,3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21" calcext:value-type="float">
            <text:p>321</text:p>
          </table:table-cell>
          <table:table-cell table:formula="of:=COM.MICROSOFT.STDEV.S([.B23:.B34])" office:value-type="float" office:value="67.6125324585209" calcext:value-type="float">
            <text:p>67,6125324585</text:p>
          </table:table-cell>
          <table:table-cell table:formula="of:=AVERAGE([.B23:.B34])" office:value-type="float" office:value="235" calcext:value-type="float">
            <text:p>235</text:p>
          </table:table-cell>
          <table:table-cell table:formula="of:=[.D34]-[.C34]" office:value-type="float" office:value="167.387467541479" calcext:value-type="float">
            <text:p>167,3874675415</text:p>
          </table:table-cell>
          <table:table-cell table:formula="of:=[.D34]-[.D22]" office:value-type="float" office:value="151.833333333333" calcext:value-type="float">
            <text:p>151,8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80" calcext:value-type="float">
            <text:p>380</text:p>
          </table:table-cell>
          <table:table-cell table:formula="of:=COM.MICROSOFT.STDEV.S([.B24:.B35])" office:value-type="float" office:value="74.279723160007" calcext:value-type="float">
            <text:p>74,27972316</text:p>
          </table:table-cell>
          <table:table-cell table:formula="of:=AVERAGE([.B24:.B35])" office:value-type="float" office:value="253.75" calcext:value-type="float">
            <text:p>253,75</text:p>
          </table:table-cell>
          <table:table-cell table:formula="of:=[.D35]-[.C35]" office:value-type="float" office:value="179.470276839993" calcext:value-type="float">
            <text:p>179,47027684</text:p>
          </table:table-cell>
          <table:table-cell table:formula="of:=[.D35]-[.D23]" office:value-type="float" office:value="159.75" calcext:value-type="float">
            <text:p>159,75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44" calcext:value-type="float">
            <text:p>344</text:p>
          </table:table-cell>
          <table:table-cell table:formula="of:=COM.MICROSOFT.STDEV.S([.B25:.B36])" office:value-type="float" office:value="75.8267562915424" calcext:value-type="float">
            <text:p>75,8267562915</text:p>
          </table:table-cell>
          <table:table-cell table:formula="of:=AVERAGE([.B25:.B36])" office:value-type="float" office:value="266.333333333333" calcext:value-type="float">
            <text:p>266,3333333333</text:p>
          </table:table-cell>
          <table:table-cell table:formula="of:=[.D36]-[.C36]" office:value-type="float" office:value="190.506577041791" calcext:value-type="float">
            <text:p>190,5065770418</text:p>
          </table:table-cell>
          <table:table-cell table:formula="of:=[.D36]-[.D24]" office:value-type="float" office:value="159.166666666667" calcext:value-type="float">
            <text:p>159,16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33" calcext:value-type="float">
            <text:p>433</text:p>
          </table:table-cell>
          <table:table-cell table:formula="of:=COM.MICROSOFT.STDEV.S([.B26:.B37])" office:value-type="float" office:value="84.2188706990196" calcext:value-type="float">
            <text:p>84,218870699</text:p>
          </table:table-cell>
          <table:table-cell table:formula="of:=AVERAGE([.B26:.B37])" office:value-type="float" office:value="287.5" calcext:value-type="float">
            <text:p>287,5</text:p>
          </table:table-cell>
          <table:table-cell table:formula="of:=[.D37]-[.C37]" office:value-type="float" office:value="203.28112930098" calcext:value-type="float">
            <text:p>203,281129301</text:p>
          </table:table-cell>
          <table:table-cell table:formula="of:=[.D37]-[.D25]" office:value-type="float" office:value="169.25" calcext:value-type="float">
            <text:p>169,25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30" calcext:value-type="float">
            <text:p>530</text:p>
          </table:table-cell>
          <table:table-cell table:formula="of:=COM.MICROSOFT.STDEV.S([.B27:.B38])" office:value-type="float" office:value="101.267721980656" calcext:value-type="float">
            <text:p>101,2677219807</text:p>
          </table:table-cell>
          <table:table-cell table:formula="of:=AVERAGE([.B27:.B38])" office:value-type="float" office:value="317.333333333333" calcext:value-type="float">
            <text:p>317,3333333333</text:p>
          </table:table-cell>
          <table:table-cell table:formula="of:=[.D38]-[.C38]" office:value-type="float" office:value="216.065611352677" calcext:value-type="float">
            <text:p>216,0656113527</text:p>
          </table:table-cell>
          <table:table-cell table:formula="of:=[.D38]-[.D26]" office:value-type="float" office:value="188.083333333333" calcext:value-type="float">
            <text:p>188,08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08" calcext:value-type="float">
            <text:p>508</text:p>
          </table:table-cell>
          <table:table-cell table:formula="of:=COM.MICROSOFT.STDEV.S([.B28:.B39])" office:value-type="float" office:value="101.607533722116" calcext:value-type="float">
            <text:p>101,6075337221</text:p>
          </table:table-cell>
          <table:table-cell table:formula="of:=AVERAGE([.B28:.B39])" office:value-type="float" office:value="346.5" calcext:value-type="float">
            <text:p>346,5</text:p>
          </table:table-cell>
          <table:table-cell table:formula="of:=[.D39]-[.C39]" office:value-type="float" office:value="244.892466277884" calcext:value-type="float">
            <text:p>244,8924662779</text:p>
          </table:table-cell>
          <table:table-cell table:formula="of:=[.D39]-[.D27]" office:value-type="float" office:value="208.583333333333" calcext:value-type="float">
            <text:p>208,58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42" calcext:value-type="float">
            <text:p>642</text:p>
          </table:table-cell>
          <table:table-cell table:formula="of:=COM.MICROSOFT.STDEV.S([.B29:.B40])" office:value-type="float" office:value="120.801458700806" calcext:value-type="float">
            <text:p>120,8014587008</text:p>
          </table:table-cell>
          <table:table-cell table:formula="of:=AVERAGE([.B29:.B40])" office:value-type="float" office:value="383.916666666667" calcext:value-type="float">
            <text:p>383,9166666667</text:p>
          </table:table-cell>
          <table:table-cell table:formula="of:=[.D40]-[.C40]" office:value-type="float" office:value="263.115207965861" calcext:value-type="float">
            <text:p>263,1152079659</text:p>
          </table:table-cell>
          <table:table-cell table:formula="of:=[.D40]-[.D28]" office:value-type="float" office:value="235.416666666667" calcext:value-type="float">
            <text:p>235,41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08" calcext:value-type="float">
            <text:p>708</text:p>
          </table:table-cell>
          <table:table-cell table:formula="of:=COM.MICROSOFT.STDEV.S([.B30:.B41])" office:value-type="float" office:value="143.290206690246" calcext:value-type="float">
            <text:p>143,2902066902</text:p>
          </table:table-cell>
          <table:table-cell table:formula="of:=AVERAGE([.B30:.B41])" office:value-type="float" office:value="423.083333333333" calcext:value-type="float">
            <text:p>423,0833333333</text:p>
          </table:table-cell>
          <table:table-cell table:formula="of:=[.D41]-[.C41]" office:value-type="float" office:value="279.793126643088" calcext:value-type="float">
            <text:p>279,7931266431</text:p>
          </table:table-cell>
          <table:table-cell table:formula="of:=[.D41]-[.D29]" office:value-type="float" office:value="262.666666666667" calcext:value-type="float">
            <text:p>262,6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" calcext:value-type="float">
            <text:p>760</text:p>
          </table:table-cell>
          <table:table-cell table:formula="of:=COM.MICROSOFT.STDEV.S([.B31:.B42])" office:value-type="float" office:value="165.060021222768" calcext:value-type="float">
            <text:p>165,0600212228</text:p>
          </table:table-cell>
          <table:table-cell table:formula="of:=AVERAGE([.B31:.B42])" office:value-type="float" office:value="463.083333333333" calcext:value-type="float">
            <text:p>463,0833333333</text:p>
          </table:table-cell>
          <table:table-cell table:formula="of:=[.D42]-[.C42]" office:value-type="float" office:value="298.023312110565" calcext:value-type="float">
            <text:p>298,0233121106</text:p>
          </table:table-cell>
          <table:table-cell table:formula="of:=[.D42]-[.D30]" office:value-type="float" office:value="289.666666666667" calcext:value-type="float">
            <text:p>289,6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707" calcext:value-type="float">
            <text:p>707</text:p>
          </table:table-cell>
          <table:table-cell table:formula="of:=COM.MICROSOFT.STDEV.S([.B32:.B43])" office:value-type="float" office:value="169.374965056465" calcext:value-type="float">
            <text:p>169,3749650565</text:p>
          </table:table-cell>
          <table:table-cell table:formula="of:=AVERAGE([.B32:.B43])" office:value-type="float" office:value="497.666666666667" calcext:value-type="float">
            <text:p>497,6666666667</text:p>
          </table:table-cell>
          <table:table-cell table:formula="of:=[.D43]-[.C43]" office:value-type="float" office:value="328.291701610202" calcext:value-type="float">
            <text:p>328,2917016102</text:p>
          </table:table-cell>
          <table:table-cell table:formula="of:=[.D43]-[.D31]" office:value-type="float" office:value="309.583333333333" calcext:value-type="float">
            <text:p>309,5833333333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01" calcext:value-type="float">
            <text:p>701</text:p>
          </table:table-cell>
          <table:table-cell table:formula="of:=COM.MICROSOFT.STDEV.S([.B33:.B44])" office:value-type="float" office:value="167.107182987628" calcext:value-type="float">
            <text:p>167,1071829876</text:p>
          </table:table-cell>
          <table:table-cell table:formula="of:=AVERAGE([.B33:.B44])" office:value-type="float" office:value="530.583333333333" calcext:value-type="float">
            <text:p>530,5833333333</text:p>
          </table:table-cell>
          <table:table-cell table:formula="of:=[.D44]-[.C44]" office:value-type="float" office:value="363.476150345705" calcext:value-type="float">
            <text:p>363,4761503457</text:p>
          </table:table-cell>
          <table:table-cell table:formula="of:=[.D44]-[.D32]" office:value-type="float" office:value="327.5" calcext:value-type="float">
            <text:p>327,5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69" calcext:value-type="float">
            <text:p>769</text:p>
          </table:table-cell>
          <table:table-cell table:formula="of:=COM.MICROSOFT.STDEV.S([.B34:.B45])" office:value-type="float" office:value="167.640013846409" calcext:value-type="float">
            <text:p>167,6400138464</text:p>
          </table:table-cell>
          <table:table-cell table:formula="of:=AVERAGE([.B34:.B45])" office:value-type="float" office:value="566.916666666667" calcext:value-type="float">
            <text:p>566,9166666667</text:p>
          </table:table-cell>
          <table:table-cell table:formula="of:=[.D45]-[.C45]" office:value-type="float" office:value="399.276652820257" calcext:value-type="float">
            <text:p>399,2766528203</text:p>
          </table:table-cell>
          <table:table-cell table:formula="of:=[.D45]-[.D33]" office:value-type="float" office:value="346.916666666667" calcext:value-type="float">
            <text:p>346,9166666667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16" calcext:value-type="float">
            <text:p>716</text:p>
          </table:table-cell>
          <table:table-cell table:formula="of:=COM.MICROSOFT.STDEV.S([.B35:.B46])" office:value-type="float" office:value="153.114237407792" calcext:value-type="float">
            <text:p>153,1142374078</text:p>
          </table:table-cell>
          <table:table-cell table:formula="of:=AVERAGE([.B35:.B46])" office:value-type="float" office:value="599.833333333333" calcext:value-type="float">
            <text:p>599,8333333333</text:p>
          </table:table-cell>
          <table:table-cell table:formula="of:=[.D46]-[.C46]" office:value-type="float" office:value="446.719095925541" calcext:value-type="float">
            <text:p>446,7190959255</text:p>
          </table:table-cell>
          <table:table-cell table:formula="of:=[.D46]-[.D34]" office:value-type="float" office:value="364.833333333333" calcext:value-type="float">
            <text:p>364,83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815" calcext:value-type="float">
            <text:p>815</text:p>
          </table:table-cell>
          <table:table-cell table:formula="of:=COM.MICROSOFT.STDEV.S([.B36:.B47])" office:value-type="float" office:value="147.73591816194" calcext:value-type="float">
            <text:p>147,7359181619</text:p>
          </table:table-cell>
          <table:table-cell table:formula="of:=AVERAGE([.B36:.B47])" office:value-type="float" office:value="636.083333333333" calcext:value-type="float">
            <text:p>636,0833333333</text:p>
          </table:table-cell>
          <table:table-cell table:formula="of:=[.D47]-[.C47]" office:value-type="float" office:value="488.347415171393" calcext:value-type="float">
            <text:p>488,3474151714</text:p>
          </table:table-cell>
          <table:table-cell table:formula="of:=[.D47]-[.D35]" office:value-type="float" office:value="382.333333333333" calcext:value-type="float">
            <text:p>382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855" calcext:value-type="float">
            <text:p>855</text:p>
          </table:table-cell>
          <table:table-cell table:formula="of:=COM.MICROSOFT.STDEV.S([.B37:.B48])" office:value-type="float" office:value="128.252827956298" calcext:value-type="float">
            <text:p>128,2528279563</text:p>
          </table:table-cell>
          <table:table-cell table:formula="of:=AVERAGE([.B37:.B48])" office:value-type="float" office:value="678.666666666667" calcext:value-type="float">
            <text:p>678,6666666667</text:p>
          </table:table-cell>
          <table:table-cell table:formula="of:=[.D48]-[.C48]" office:value-type="float" office:value="550.413838710368" calcext:value-type="float">
            <text:p>550,4138387104</text:p>
          </table:table-cell>
          <table:table-cell table:formula="of:=[.D48]-[.D36]" office:value-type="float" office:value="412.333333333333" calcext:value-type="float">
            <text:p>412,3333333333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2" calcext:value-type="float">
            <text:p>842</text:p>
          </table:table-cell>
          <table:table-cell table:formula="of:=COM.MICROSOFT.STDEV.S([.B38:.B49])" office:value-type="float" office:value="110.091800536891" calcext:value-type="float">
            <text:p>110,0918005369</text:p>
          </table:table-cell>
          <table:table-cell table:formula="of:=AVERAGE([.B38:.B49])" office:value-type="float" office:value="712.75" calcext:value-type="float">
            <text:p>712,75</text:p>
          </table:table-cell>
          <table:table-cell table:formula="of:=[.D49]-[.C49]" office:value-type="float" office:value="602.658199463109" calcext:value-type="float">
            <text:p>602,6581994631</text:p>
          </table:table-cell>
          <table:table-cell table:formula="of:=[.D49]-[.D37]" office:value-type="float" office:value="425.25" calcext:value-type="float">
            <text:p>425,25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98" calcext:value-type="float">
            <text:p>998</text:p>
          </table:table-cell>
          <table:table-cell table:formula="of:=COM.MICROSOFT.STDEV.S([.B39:.B50])" office:value-type="float" office:value="121.744983096187" calcext:value-type="float">
            <text:p>121,7449830962</text:p>
          </table:table-cell>
          <table:table-cell table:formula="of:=AVERAGE([.B39:.B50])" office:value-type="float" office:value="751.75" calcext:value-type="float">
            <text:p>751,75</text:p>
          </table:table-cell>
          <table:table-cell table:formula="of:=[.D50]-[.C50]" office:value-type="float" office:value="630.005016903813" calcext:value-type="float">
            <text:p>630,0050169038</text:p>
          </table:table-cell>
          <table:table-cell table:formula="of:=[.D50]-[.D38]" office:value-type="float" office:value="434.416666666667" calcext:value-type="float">
            <text:p>434,41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957" calcext:value-type="float">
            <text:p>957</text:p>
          </table:table-cell>
          <table:table-cell table:formula="of:=COM.MICROSOFT.STDEV.S([.B40:.B51])" office:value-type="float" office:value="108.273083479047" calcext:value-type="float">
            <text:p>108,273083479</text:p>
          </table:table-cell>
          <table:table-cell table:formula="of:=AVERAGE([.B40:.B51])" office:value-type="float" office:value="789.166666666667" calcext:value-type="float">
            <text:p>789,1666666667</text:p>
          </table:table-cell>
          <table:table-cell table:formula="of:=[.D51]-[.C51]" office:value-type="float" office:value="680.89358318762" calcext:value-type="float">
            <text:p>680,8935831876</text:p>
          </table:table-cell>
          <table:table-cell table:formula="of:=[.D51]-[.D39]" office:value-type="float" office:value="442.666666666667" calcext:value-type="float">
            <text:p>442,66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985" calcext:value-type="float">
            <text:p>985</text:p>
          </table:table-cell>
          <table:table-cell table:formula="of:=COM.MICROSOFT.STDEV.S([.B41:.B52])" office:value-type="float" office:value="111.127383909392" calcext:value-type="float">
            <text:p>111,1273839094</text:p>
          </table:table-cell>
          <table:table-cell table:formula="of:=AVERAGE([.B41:.B52])" office:value-type="float" office:value="817.75" calcext:value-type="float">
            <text:p>817,75</text:p>
          </table:table-cell>
          <table:table-cell table:formula="of:=[.D52]-[.C52]" office:value-type="float" office:value="706.622616090608" calcext:value-type="float">
            <text:p>706,6226160906</text:p>
          </table:table-cell>
          <table:table-cell table:formula="of:=[.D52]-[.D40]" office:value-type="float" office:value="433.833333333333" calcext:value-type="float">
            <text:p>433,8333333333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82" calcext:value-type="float">
            <text:p>982</text:p>
          </table:table-cell>
          <table:table-cell table:formula="of:=COM.MICROSOFT.STDEV.S([.B42:.B53])" office:value-type="float" office:value="114.62147849916" calcext:value-type="float">
            <text:p>114,6214784992</text:p>
          </table:table-cell>
          <table:table-cell table:formula="of:=AVERAGE([.B42:.B53])" office:value-type="float" office:value="840.583333333333" calcext:value-type="float">
            <text:p>840,5833333333</text:p>
          </table:table-cell>
          <table:table-cell table:formula="of:=[.D53]-[.C53]" office:value-type="float" office:value="725.961854834174" calcext:value-type="float">
            <text:p>725,9618548342</text:p>
          </table:table-cell>
          <table:table-cell table:formula="of:=[.D53]-[.D41]" office:value-type="float" office:value="417.5" calcext:value-type="float">
            <text:p>417,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9" calcext:value-type="float">
            <text:p>1039</text:p>
          </table:table-cell>
          <table:table-cell table:formula="of:=COM.MICROSOFT.STDEV.S([.B43:.B54])" office:value-type="float" office:value="124.647746092982" calcext:value-type="float">
            <text:p>124,647746093</text:p>
          </table:table-cell>
          <table:table-cell table:formula="of:=AVERAGE([.B43:.B54])" office:value-type="float" office:value="863.833333333333" calcext:value-type="float">
            <text:p>863,8333333333</text:p>
          </table:table-cell>
          <table:table-cell table:formula="of:=[.D54]-[.C54]" office:value-type="float" office:value="739.185587240351" calcext:value-type="float">
            <text:p>739,1855872404</text:p>
          </table:table-cell>
          <table:table-cell table:formula="of:=[.D54]-[.D42]" office:value-type="float" office:value="400.75" calcext:value-type="float">
            <text:p>400,75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10" calcext:value-type="float">
            <text:p>910</text:p>
          </table:table-cell>
          <table:table-cell table:formula="of:=COM.MICROSOFT.STDEV.S([.B44:.B55])" office:value-type="float" office:value="114.81536561723" calcext:value-type="float">
            <text:p>114,8153656172</text:p>
          </table:table-cell>
          <table:table-cell table:formula="of:=AVERAGE([.B44:.B55])" office:value-type="float" office:value="880.75" calcext:value-type="float">
            <text:p>880,75</text:p>
          </table:table-cell>
          <table:table-cell table:formula="of:=[.D55]-[.C55]" office:value-type="float" office:value="765.93463438277" calcext:value-type="float">
            <text:p>765,9346343828</text:p>
          </table:table-cell>
          <table:table-cell table:formula="of:=[.D55]-[.D43]" office:value-type="float" office:value="383.083333333333" calcext:value-type="float">
            <text:p>383,08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30" calcext:value-type="float">
            <text:p>930</text:p>
          </table:table-cell>
          <table:table-cell table:formula="of:=COM.MICROSOFT.STDEV.S([.B45:.B56])" office:value-type="float" office:value="100.341990968463" calcext:value-type="float">
            <text:p>100,3419909685</text:p>
          </table:table-cell>
          <table:table-cell table:formula="of:=AVERAGE([.B45:.B56])" office:value-type="float" office:value="899.833333333333" calcext:value-type="float">
            <text:p>899,8333333333</text:p>
          </table:table-cell>
          <table:table-cell table:formula="of:=[.D56]-[.C56]" office:value-type="float" office:value="799.49134236487" calcext:value-type="float">
            <text:p>799,4913423649</text:p>
          </table:table-cell>
          <table:table-cell table:formula="of:=[.D56]-[.D44]" office:value-type="float" office:value="369.25" calcext:value-type="float">
            <text:p>369,2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09" calcext:value-type="float">
            <text:p>909</text:p>
          </table:table-cell>
          <table:table-cell table:formula="of:=COM.MICROSOFT.STDEV.S([.B46:.B57])" office:value-type="float" office:value="91.4961499438389" calcext:value-type="float">
            <text:p>91,4961499438</text:p>
          </table:table-cell>
          <table:table-cell table:formula="of:=AVERAGE([.B46:.B57])" office:value-type="float" office:value="911.5" calcext:value-type="float">
            <text:p>911,5</text:p>
          </table:table-cell>
          <table:table-cell table:formula="of:=[.D57]-[.C57]" office:value-type="float" office:value="820.003850056161" calcext:value-type="float">
            <text:p>820,0038500562</text:p>
          </table:table-cell>
          <table:table-cell table:formula="of:=[.D57]-[.D45]" office:value-type="float" office:value="344.583333333333" calcext:value-type="float">
            <text:p>344,583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8" calcext:value-type="float">
            <text:p>908</text:p>
          </table:table-cell>
          <table:table-cell table:formula="of:=COM.MICROSOFT.STDEV.S([.B47:.B58])" office:value-type="float" office:value="67.9618877152348" calcext:value-type="float">
            <text:p>67,9618877152</text:p>
          </table:table-cell>
          <table:table-cell table:formula="of:=AVERAGE([.B47:.B58])" office:value-type="float" office:value="927.5" calcext:value-type="float">
            <text:p>927,5</text:p>
          </table:table-cell>
          <table:table-cell table:formula="of:=[.D58]-[.C58]" office:value-type="float" office:value="859.538112284765" calcext:value-type="float">
            <text:p>859,5381122848</text:p>
          </table:table-cell>
          <table:table-cell table:formula="of:=[.D58]-[.D46]" office:value-type="float" office:value="327.666666666667" calcext:value-type="float">
            <text:p>327,66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925" calcext:value-type="float">
            <text:p>925</text:p>
          </table:table-cell>
          <table:table-cell table:formula="of:=COM.MICROSOFT.STDEV.S([.B48:.B59])" office:value-type="float" office:value="58.1132645370359" calcext:value-type="float">
            <text:p>58,113264537</text:p>
          </table:table-cell>
          <table:table-cell table:formula="of:=AVERAGE([.B48:.B59])" office:value-type="float" office:value="936.666666666667" calcext:value-type="float">
            <text:p>936,6666666667</text:p>
          </table:table-cell>
          <table:table-cell table:formula="of:=[.D59]-[.C59]" office:value-type="float" office:value="878.553402129631" calcext:value-type="float">
            <text:p>878,5534021296</text:p>
          </table:table-cell>
          <table:table-cell table:formula="of:=[.D59]-[.D47]" office:value-type="float" office:value="300.583333333333" calcext:value-type="float">
            <text:p>300,58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82" calcext:value-type="float">
            <text:p>882</text:p>
          </table:table-cell>
          <table:table-cell table:formula="of:=COM.MICROSOFT.STDEV.S([.B49:.B60])" office:value-type="float" office:value="55.1089141994507" calcext:value-type="float">
            <text:p>55,1089141995</text:p>
          </table:table-cell>
          <table:table-cell table:formula="of:=AVERAGE([.B49:.B60])" office:value-type="float" office:value="938.916666666667" calcext:value-type="float">
            <text:p>938,9166666667</text:p>
          </table:table-cell>
          <table:table-cell table:formula="of:=[.D60]-[.C60]" office:value-type="float" office:value="883.807752467216" calcext:value-type="float">
            <text:p>883,8077524672</text:p>
          </table:table-cell>
          <table:table-cell table:formula="of:=[.D60]-[.D48]" office:value-type="float" office:value="260.25" calcext:value-type="float">
            <text:p>260,25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82" calcext:value-type="float">
            <text:p>882</text:p>
          </table:table-cell>
          <table:table-cell table:formula="of:=COM.MICROSOFT.STDEV.S([.B50:.B61])" office:value-type="float" office:value="49.6535726078927" calcext:value-type="float">
            <text:p>49,6535726079</text:p>
          </table:table-cell>
          <table:table-cell table:formula="of:=AVERAGE([.B50:.B61])" office:value-type="float" office:value="942.25" calcext:value-type="float">
            <text:p>942,25</text:p>
          </table:table-cell>
          <table:table-cell table:formula="of:=[.D61]-[.C61]" office:value-type="float" office:value="892.596427392107" calcext:value-type="float">
            <text:p>892,5964273921</text:p>
          </table:table-cell>
          <table:table-cell table:formula="of:=[.D61]-[.D49]" office:value-type="float" office:value="229.5" calcext:value-type="float">
            <text:p>229,5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31" calcext:value-type="float">
            <text:p>1031</text:p>
          </table:table-cell>
          <table:table-cell table:formula="of:=COM.MICROSOFT.STDEV.S([.B51:.B62])" office:value-type="float" office:value="53.765484027648" calcext:value-type="float">
            <text:p>53,7654840276</text:p>
          </table:table-cell>
          <table:table-cell table:formula="of:=AVERAGE([.B51:.B62])" office:value-type="float" office:value="945" calcext:value-type="float">
            <text:p>945</text:p>
          </table:table-cell>
          <table:table-cell table:formula="of:=[.D62]-[.C62]" office:value-type="float" office:value="891.234515972352" calcext:value-type="float">
            <text:p>891,2345159724</text:p>
          </table:table-cell>
          <table:table-cell table:formula="of:=[.D62]-[.D50]" office:value-type="float" office:value="193.25" calcext:value-type="float">
            <text:p>193,25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965" calcext:value-type="float">
            <text:p>965</text:p>
          </table:table-cell>
          <table:table-cell table:formula="of:=COM.MICROSOFT.STDEV.S([.B52:.B63])" office:value-type="float" office:value="53.9769872400744" calcext:value-type="float">
            <text:p>53,9769872401</text:p>
          </table:table-cell>
          <table:table-cell table:formula="of:=AVERAGE([.B52:.B63])" office:value-type="float" office:value="945.666666666667" calcext:value-type="float">
            <text:p>945,6666666667</text:p>
          </table:table-cell>
          <table:table-cell table:formula="of:=[.D63]-[.C63]" office:value-type="float" office:value="891.689679426592" calcext:value-type="float">
            <text:p>891,6896794266</text:p>
          </table:table-cell>
          <table:table-cell table:formula="of:=[.D63]-[.D51]" office:value-type="float" office:value="156.5" calcext:value-type="float">
            <text:p>156,5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049" calcext:value-type="float">
            <text:p>1049</text:p>
          </table:table-cell>
          <table:table-cell table:formula="of:=COM.MICROSOFT.STDEV.S([.B53:.B64])" office:value-type="float" office:value="60.9306610381461" calcext:value-type="float">
            <text:p>60,9306610381</text:p>
          </table:table-cell>
          <table:table-cell table:formula="of:=AVERAGE([.B53:.B64])" office:value-type="float" office:value="951" calcext:value-type="float">
            <text:p>951</text:p>
          </table:table-cell>
          <table:table-cell table:formula="of:=[.D64]-[.C64]" office:value-type="float" office:value="890.069338961854" calcext:value-type="float">
            <text:p>890,0693389619</text:p>
          </table:table-cell>
          <table:table-cell table:formula="of:=[.D64]-[.D52]" office:value-type="float" office:value="133.25" calcext:value-type="float">
            <text:p>133,25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10" calcext:value-type="float">
            <text:p>910</text:p>
          </table:table-cell>
          <table:table-cell table:formula="of:=COM.MICROSOFT.STDEV.S([.B54:.B65])" office:value-type="float" office:value="61.1451328621279" calcext:value-type="float">
            <text:p>61,1451328621</text:p>
          </table:table-cell>
          <table:table-cell table:formula="of:=AVERAGE([.B54:.B65])" office:value-type="float" office:value="945" calcext:value-type="float">
            <text:p>945</text:p>
          </table:table-cell>
          <table:table-cell table:formula="of:=[.D65]-[.C65]" office:value-type="float" office:value="883.854867137872" calcext:value-type="float">
            <text:p>883,8548671379</text:p>
          </table:table-cell>
          <table:table-cell table:formula="of:=[.D65]-[.D53]" office:value-type="float" office:value="104.416666666667" calcext:value-type="float">
            <text:p>104,4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011" calcext:value-type="float">
            <text:p>1011</text:p>
          </table:table-cell>
          <table:table-cell table:formula="of:=COM.MICROSOFT.STDEV.S([.B55:.B66])" office:value-type="float" office:value="57.6672797304949" calcext:value-type="float">
            <text:p>57,6672797305</text:p>
          </table:table-cell>
          <table:table-cell table:formula="of:=AVERAGE([.B55:.B66])" office:value-type="float" office:value="942.666666666667" calcext:value-type="float">
            <text:p>942,6666666667</text:p>
          </table:table-cell>
          <table:table-cell table:formula="of:=[.D66]-[.C66]" office:value-type="float" office:value="884.999386936172" calcext:value-type="float">
            <text:p>884,9993869362</text:p>
          </table:table-cell>
          <table:table-cell table:formula="of:=[.D66]-[.D54]" office:value-type="float" office:value="78.8333333333333" calcext:value-type="float">
            <text:p>78,8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39" calcext:value-type="float">
            <text:p>939</text:p>
          </table:table-cell>
          <table:table-cell table:formula="of:=COM.MICROSOFT.STDEV.S([.B56:.B67])" office:value-type="float" office:value="56.7746075337035" calcext:value-type="float">
            <text:p>56,7746075337</text:p>
          </table:table-cell>
          <table:table-cell table:formula="of:=AVERAGE([.B56:.B67])" office:value-type="float" office:value="945.083333333333" calcext:value-type="float">
            <text:p>945,0833333333</text:p>
          </table:table-cell>
          <table:table-cell table:formula="of:=[.D67]-[.C67]" office:value-type="float" office:value="888.30872579963" calcext:value-type="float">
            <text:p>888,3087257996</text:p>
          </table:table-cell>
          <table:table-cell table:formula="of:=[.D67]-[.D55]" office:value-type="float" office:value="64.3333333333334" calcext:value-type="float">
            <text:p>64,3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18" calcext:value-type="float">
            <text:p>918</text:p>
          </table:table-cell>
          <table:table-cell table:formula="of:=COM.MICROSOFT.STDEV.S([.B57:.B68])" office:value-type="float" office:value="57.168742784105" calcext:value-type="float">
            <text:p>57,1687427841</text:p>
          </table:table-cell>
          <table:table-cell table:formula="of:=AVERAGE([.B57:.B68])" office:value-type="float" office:value="944.083333333333" calcext:value-type="float">
            <text:p>944,0833333333</text:p>
          </table:table-cell>
          <table:table-cell table:formula="of:=[.D68]-[.C68]" office:value-type="float" office:value="886.914590549229" calcext:value-type="float">
            <text:p>886,9145905492</text:p>
          </table:table-cell>
          <table:table-cell table:formula="of:=[.D68]-[.D56]" office:value-type="float" office:value="44.25" calcext:value-type="float">
            <text:p>44,2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7" calcext:value-type="float">
            <text:p>1007</text:p>
          </table:table-cell>
          <table:table-cell table:formula="of:=COM.MICROSOFT.STDEV.S([.B58:.B69])" office:value-type="float" office:value="58.6811492110309" calcext:value-type="float">
            <text:p>58,681149211</text:p>
          </table:table-cell>
          <table:table-cell table:formula="of:=AVERAGE([.B58:.B69])" office:value-type="float" office:value="952.25" calcext:value-type="float">
            <text:p>952,25</text:p>
          </table:table-cell>
          <table:table-cell table:formula="of:=[.D69]-[.C69]" office:value-type="float" office:value="893.568850788969" calcext:value-type="float">
            <text:p>893,568850789</text:p>
          </table:table-cell>
          <table:table-cell table:formula="of:=[.D69]-[.D57]" office:value-type="float" office:value="40.75" calcext:value-type="float">
            <text:p>40,7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951" calcext:value-type="float">
            <text:p>951</text:p>
          </table:table-cell>
          <table:table-cell table:formula="of:=COM.MICROSOFT.STDEV.S([.B59:.B70])" office:value-type="float" office:value="57.0228555984884" calcext:value-type="float">
            <text:p>57,0228555985</text:p>
          </table:table-cell>
          <table:table-cell table:formula="of:=AVERAGE([.B59:.B70])" office:value-type="float" office:value="955.833333333333" calcext:value-type="float">
            <text:p>955,8333333333</text:p>
          </table:table-cell>
          <table:table-cell table:formula="of:=[.D70]-[.C70]" office:value-type="float" office:value="898.810477734845" calcext:value-type="float">
            <text:p>898,8104777348</text:p>
          </table:table-cell>
          <table:table-cell table:formula="of:=[.D70]-[.D58]" office:value-type="float" office:value="28.3333333333334" calcext:value-type="float">
            <text:p>28,33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78" calcext:value-type="float">
            <text:p>1078</text:p>
          </table:table-cell>
          <table:table-cell table:formula="of:=COM.MICROSOFT.STDEV.S([.B60:.B71])" office:value-type="float" office:value="65.9137981600119" calcext:value-type="float">
            <text:p>65,91379816</text:p>
          </table:table-cell>
          <table:table-cell table:formula="of:=AVERAGE([.B60:.B71])" office:value-type="float" office:value="968.583333333333" calcext:value-type="float">
            <text:p>968,5833333333</text:p>
          </table:table-cell>
          <table:table-cell table:formula="of:=[.D71]-[.C71]" office:value-type="float" office:value="902.669535173322" calcext:value-type="float">
            <text:p>902,6695351733</text:p>
          </table:table-cell>
          <table:table-cell table:formula="of:=[.D71]-[.D59]" office:value-type="float" office:value="31.9166666666667" calcext:value-type="float">
            <text:p>31,91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70" calcext:value-type="float">
            <text:p>1070</text:p>
          </table:table-cell>
          <table:table-cell table:formula="of:=COM.MICROSOFT.STDEV.S([.B61:.B72])" office:value-type="float" office:value="65.8056712118064" calcext:value-type="float">
            <text:p>65,8056712118</text:p>
          </table:table-cell>
          <table:table-cell table:formula="of:=AVERAGE([.B61:.B72])" office:value-type="float" office:value="984.25" calcext:value-type="float">
            <text:p>984,25</text:p>
          </table:table-cell>
          <table:table-cell table:formula="of:=[.D72]-[.C72]" office:value-type="float" office:value="918.444328788194" calcext:value-type="float">
            <text:p>918,4443287882</text:p>
          </table:table-cell>
          <table:table-cell table:formula="of:=[.D72]-[.D60]" office:value-type="float" office:value="45.3333333333334" calcext:value-type="float">
            <text:p>45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965" calcext:value-type="float">
            <text:p>965</text:p>
          </table:table-cell>
          <table:table-cell table:formula="of:=COM.MICROSOFT.STDEV.S([.B62:.B73])" office:value-type="float" office:value="57.9777909412237" calcext:value-type="float">
            <text:p>57,9777909412</text:p>
          </table:table-cell>
          <table:table-cell table:formula="of:=AVERAGE([.B62:.B73])" office:value-type="float" office:value="991.166666666667" calcext:value-type="float">
            <text:p>991,1666666667</text:p>
          </table:table-cell>
          <table:table-cell table:formula="of:=[.D73]-[.C73]" office:value-type="float" office:value="933.188875725443" calcext:value-type="float">
            <text:p>933,1888757254</text:p>
          </table:table-cell>
          <table:table-cell table:formula="of:=[.D73]-[.D61]" office:value-type="float" office:value="48.9166666666666" calcext:value-type="float">
            <text:p>48,91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31" calcext:value-type="float">
            <text:p>1131</text:p>
          </table:table-cell>
          <table:table-cell table:formula="of:=COM.MICROSOFT.STDEV.S([.B63:.B74])" office:value-type="float" office:value="70.1355829803959" calcext:value-type="float">
            <text:p>70,1355829804</text:p>
          </table:table-cell>
          <table:table-cell table:formula="of:=AVERAGE([.B63:.B74])" office:value-type="float" office:value="999.5" calcext:value-type="float">
            <text:p>999,5</text:p>
          </table:table-cell>
          <table:table-cell table:formula="of:=[.D74]-[.C74]" office:value-type="float" office:value="929.364417019604" calcext:value-type="float">
            <text:p>929,3644170196</text:p>
          </table:table-cell>
          <table:table-cell table:formula="of:=[.D74]-[.D62]" office:value-type="float" office:value="54.5" calcext:value-type="float">
            <text:p>54,5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15" calcext:value-type="float">
            <text:p>1015</text:p>
          </table:table-cell>
          <table:table-cell table:formula="of:=COM.MICROSOFT.STDEV.S([.B64:.B75])" office:value-type="float" office:value="69.3808112499196" calcext:value-type="float">
            <text:p>69,3808112499</text:p>
          </table:table-cell>
          <table:table-cell table:formula="of:=AVERAGE([.B64:.B75])" office:value-type="float" office:value="1003.66666666667" calcext:value-type="float">
            <text:p>1003,6666666667</text:p>
          </table:table-cell>
          <table:table-cell table:formula="of:=[.D75]-[.C75]" office:value-type="float" office:value="934.285855416747" calcext:value-type="float">
            <text:p>934,2858554167</text:p>
          </table:table-cell>
          <table:table-cell table:formula="of:=[.D75]-[.D63]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6" calcext:value-type="float">
            <text:p>1066</text:p>
          </table:table-cell>
          <table:table-cell table:formula="of:=COM.MICROSOFT.STDEV.S([.B65:.B76])" office:value-type="float" office:value="70.5542451958173" calcext:value-type="float">
            <text:p>70,5542451958</text:p>
          </table:table-cell>
          <table:table-cell table:formula="of:=AVERAGE([.B65:.B76])" office:value-type="float" office:value="1005.08333333333" calcext:value-type="float">
            <text:p>1005,0833333333</text:p>
          </table:table-cell>
          <table:table-cell table:formula="of:=[.D76]-[.C76]" office:value-type="float" office:value="934.529088137516" calcext:value-type="float">
            <text:p>934,5290881375</text:p>
          </table:table-cell>
          <table:table-cell table:formula="of:=[.D76]-[.D64]" office:value-type="float" office:value="54.0833333333334" calcext:value-type="float">
            <text:p>54,0833333333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76" calcext:value-type="float">
            <text:p>976</text:p>
          </table:table-cell>
          <table:table-cell table:formula="of:=COM.MICROSOFT.STDEV.S([.B66:.B77])" office:value-type="float" office:value="64.8066471525222" calcext:value-type="float">
            <text:p>64,8066471525</text:p>
          </table:table-cell>
          <table:table-cell table:formula="of:=AVERAGE([.B66:.B77])" office:value-type="float" office:value="1010.58333333333" calcext:value-type="float">
            <text:p>1010,5833333333</text:p>
          </table:table-cell>
          <table:table-cell table:formula="of:=[.D77]-[.C77]" office:value-type="float" office:value="945.776686180811" calcext:value-type="float">
            <text:p>945,7766861808</text:p>
          </table:table-cell>
          <table:table-cell table:formula="of:=[.D77]-[.D65]" office:value-type="float" office:value="65.5833333333334" calcext:value-type="float">
            <text:p>65,58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17" calcext:value-type="float">
            <text:p>1017</text:p>
          </table:table-cell>
          <table:table-cell table:formula="of:=COM.MICROSOFT.STDEV.S([.B67:.B78])" office:value-type="float" office:value="64.8332943834112" calcext:value-type="float">
            <text:p>64,8332943834</text:p>
          </table:table-cell>
          <table:table-cell table:formula="of:=AVERAGE([.B67:.B78])" office:value-type="float" office:value="1011.08333333333" calcext:value-type="float">
            <text:p>1011,0833333333</text:p>
          </table:table-cell>
          <table:table-cell table:formula="of:=[.D78]-[.C78]" office:value-type="float" office:value="946.250038949922" calcext:value-type="float">
            <text:p>946,2500389499</text:p>
          </table:table-cell>
          <table:table-cell table:formula="of:=[.D78]-[.D66]" office:value-type="float" office:value="68.4166666666667" calcext:value-type="float">
            <text:p>68,4166666667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27" calcext:value-type="float">
            <text:p>927</text:p>
          </table:table-cell>
          <table:table-cell table:formula="of:=COM.MICROSOFT.STDEV.S([.B68:.B79])" office:value-type="float" office:value="66.1258556684054" calcext:value-type="float">
            <text:p>66,1258556684</text:p>
          </table:table-cell>
          <table:table-cell table:formula="of:=AVERAGE([.B68:.B79])" office:value-type="float" office:value="1010.08333333333" calcext:value-type="float">
            <text:p>1010,0833333333</text:p>
          </table:table-cell>
          <table:table-cell table:formula="of:=[.D79]-[.C79]" office:value-type="float" office:value="943.957477664928" calcext:value-type="float">
            <text:p>943,9574776649</text:p>
          </table:table-cell>
          <table:table-cell table:formula="of:=[.D79]-[.D67]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15" calcext:value-type="float">
            <text:p>915</text:p>
          </table:table-cell>
          <table:table-cell table:formula="of:=COM.MICROSOFT.STDEV.S([.B69:.B80])" office:value-type="float" office:value="66.5101951628926" calcext:value-type="float">
            <text:p>66,5101951629</text:p>
          </table:table-cell>
          <table:table-cell table:formula="of:=AVERAGE([.B69:.B80])" office:value-type="float" office:value="1009.83333333333" calcext:value-type="float">
            <text:p>1009,8333333333</text:p>
          </table:table-cell>
          <table:table-cell table:formula="of:=[.D80]-[.C80]" office:value-type="float" office:value="943.323138170441" calcext:value-type="float">
            <text:p>943,3231381704</text:p>
          </table:table-cell>
          <table:table-cell table:formula="of:=[.D80]-[.D68]" office:value-type="float" office:value="65.75" calcext:value-type="float">
            <text:p>65,75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4" calcext:value-type="float">
            <text:p>944</text:p>
          </table:table-cell>
          <table:table-cell table:formula="of:=COM.MICROSOFT.STDEV.S([.B70:.B81])" office:value-type="float" office:value="69.18678057303" calcext:value-type="float">
            <text:p>69,186780573</text:p>
          </table:table-cell>
          <table:table-cell table:formula="of:=AVERAGE([.B70:.B81])" office:value-type="float" office:value="1004.58333333333" calcext:value-type="float">
            <text:p>1004,5833333333</text:p>
          </table:table-cell>
          <table:table-cell table:formula="of:=[.D81]-[.C81]" office:value-type="float" office:value="935.396552760303" calcext:value-type="float">
            <text:p>935,3965527603</text:p>
          </table:table-cell>
          <table:table-cell table:formula="of:=[.D81]-[.D69]" office:value-type="float" office:value="52.3333333333334" calcext:value-type="float">
            <text:p>52,3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70" calcext:value-type="float">
            <text:p>970</text:p>
          </table:table-cell>
          <table:table-cell table:formula="of:=COM.MICROSOFT.STDEV.S([.B71:.B82])" office:value-type="float" office:value="68.0572397235436" calcext:value-type="float">
            <text:p>68,0572397235</text:p>
          </table:table-cell>
          <table:table-cell table:formula="of:=AVERAGE([.B71:.B82])" office:value-type="float" office:value="1006.16666666667" calcext:value-type="float">
            <text:p>1006,1666666667</text:p>
          </table:table-cell>
          <table:table-cell table:formula="of:=[.D82]-[.C82]" office:value-type="float" office:value="938.109426943123" calcext:value-type="float">
            <text:p>938,1094269431</text:p>
          </table:table-cell>
          <table:table-cell table:formula="of:=[.D82]-[.D70]" office:value-type="float" office:value="50.3333333333333" calcext:value-type="float">
            <text:p>50,3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44" calcext:value-type="float">
            <text:p>1044</text:p>
          </table:table-cell>
          <table:table-cell table:formula="of:=COM.MICROSOFT.STDEV.S([.B72:.B83])" office:value-type="float" office:value="65.4527356652158" calcext:value-type="float">
            <text:p>65,4527356652</text:p>
          </table:table-cell>
          <table:table-cell table:formula="of:=AVERAGE([.B72:.B83])" office:value-type="float" office:value="1003.33333333333" calcext:value-type="float">
            <text:p>1003,3333333333</text:p>
          </table:table-cell>
          <table:table-cell table:formula="of:=[.D83]-[.C83]" office:value-type="float" office:value="937.880597668118" calcext:value-type="float">
            <text:p>937,8805976681</text:p>
          </table:table-cell>
          <table:table-cell table:formula="of:=[.D83]-[.D71]" office:value-type="float" office:value="34.75" calcext:value-type="float">
            <text:p>34,7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052" calcext:value-type="float">
            <text:p>1052</text:p>
          </table:table-cell>
          <table:table-cell table:formula="of:=COM.MICROSOFT.STDEV.S([.B73:.B84])" office:value-type="float" office:value="63.9756108832013" calcext:value-type="float">
            <text:p>63,9756108832</text:p>
          </table:table-cell>
          <table:table-cell table:formula="of:=AVERAGE([.B73:.B84])" office:value-type="float" office:value="1001.83333333333" calcext:value-type="float">
            <text:p>1001,8333333333</text:p>
          </table:table-cell>
          <table:table-cell table:formula="of:=[.D84]-[.C84]" office:value-type="float" office:value="937.857722450132" calcext:value-type="float">
            <text:p>937,8577224501</text:p>
          </table:table-cell>
          <table:table-cell table:formula="of:=[.D84]-[.D72]" office:value-type="float" office:value="17.5833333333334" calcext:value-type="float">
            <text:p>17,5833333333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48" calcext:value-type="float">
            <text:p>948</text:p>
          </table:table-cell>
          <table:table-cell table:formula="of:=COM.MICROSOFT.STDEV.S([.B74:.B85])" office:value-type="float" office:value="65.0446816124163" calcext:value-type="float">
            <text:p>65,0446816124</text:p>
          </table:table-cell>
          <table:table-cell table:formula="of:=AVERAGE([.B74:.B85])" office:value-type="float" office:value="1000.41666666667" calcext:value-type="float">
            <text:p>1000,4166666667</text:p>
          </table:table-cell>
          <table:table-cell table:formula="of:=[.D85]-[.C85]" office:value-type="float" office:value="935.37198505425" calcext:value-type="float">
            <text:p>935,3719850543</text:p>
          </table:table-cell>
          <table:table-cell table:formula="of:=[.D85]-[.D73]" office:value-type="float" office:value="9.25" calcext:value-type="float">
            <text:p>9,2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053" calcext:value-type="float">
            <text:p>1053</text:p>
          </table:table-cell>
          <table:table-cell table:formula="of:=COM.MICROSOFT.STDEV.S([.B75:.B86])" office:value-type="float" office:value="53.7205874423532" calcext:value-type="float">
            <text:p>53,7205874424</text:p>
          </table:table-cell>
          <table:table-cell table:formula="of:=AVERAGE([.B75:.B86])" office:value-type="float" office:value="993.916666666667" calcext:value-type="float">
            <text:p>993,9166666667</text:p>
          </table:table-cell>
          <table:table-cell table:formula="of:=[.D86]-[.C86]" office:value-type="float" office:value="940.196079224313" calcext:value-type="float">
            <text:p>940,1960792243</text:p>
          </table:table-cell>
          <table:table-cell table:formula="of:=[.D86]-[.D74]" office:value-type="float" office:value="-5.58333333333337" calcext:value-type="float">
            <text:p>-5,58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62" calcext:value-type="float">
            <text:p>962</text:p>
          </table:table-cell>
          <table:table-cell table:formula="of:=COM.MICROSOFT.STDEV.S([.B76:.B87])" office:value-type="float" office:value="54.0075752262419" calcext:value-type="float">
            <text:p>54,0075752262</text:p>
          </table:table-cell>
          <table:table-cell table:formula="of:=AVERAGE([.B76:.B87])" office:value-type="float" office:value="989.5" calcext:value-type="float">
            <text:p>989,5</text:p>
          </table:table-cell>
          <table:table-cell table:formula="of:=[.D87]-[.C87]" office:value-type="float" office:value="935.492424773758" calcext:value-type="float">
            <text:p>935,4924247738</text:p>
          </table:table-cell>
          <table:table-cell table:formula="of:=[.D87]-[.D75]" office:value-type="float" office:value="-14.1666666666666" calcext:value-type="float">
            <text:p>-14,16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13" calcext:value-type="float">
            <text:p>1013</text:p>
          </table:table-cell>
          <table:table-cell table:formula="of:=COM.MICROSOFT.STDEV.S([.B77:.B88])" office:value-type="float" office:value="49.1296213802803" calcext:value-type="float">
            <text:p>49,1296213803</text:p>
          </table:table-cell>
          <table:table-cell table:formula="of:=AVERAGE([.B77:.B88])" office:value-type="float" office:value="985.083333333333" calcext:value-type="float">
            <text:p>985,0833333333</text:p>
          </table:table-cell>
          <table:table-cell table:formula="of:=[.D88]-[.C88]" office:value-type="float" office:value="935.953711953053" calcext:value-type="float">
            <text:p>935,9537119531</text:p>
          </table:table-cell>
          <table:table-cell table:formula="of:=[.D88]-[.D76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951" calcext:value-type="float">
            <text:p>951</text:p>
          </table:table-cell>
          <table:table-cell table:formula="of:=COM.MICROSOFT.STDEV.S([.B78:.B89])" office:value-type="float" office:value="50.0708588810988" calcext:value-type="float">
            <text:p>50,0708588811</text:p>
          </table:table-cell>
          <table:table-cell table:formula="of:=AVERAGE([.B78:.B89])" office:value-type="float" office:value="983" calcext:value-type="float">
            <text:p>983</text:p>
          </table:table-cell>
          <table:table-cell table:formula="of:=[.D89]-[.C89]" office:value-type="float" office:value="932.929141118901" calcext:value-type="float">
            <text:p>932,9291411189</text:p>
          </table:table-cell>
          <table:table-cell table:formula="of:=[.D89]-[.D77]" office:value-type="float" office:value="-27.5833333333334" calcext:value-type="float">
            <text:p>-27,583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66" calcext:value-type="float">
            <text:p>966</text:p>
          </table:table-cell>
          <table:table-cell table:formula="of:=COM.MICROSOFT.STDEV.S([.B79:.B90])" office:value-type="float" office:value="49.0771655845993" calcext:value-type="float">
            <text:p>49,0771655846</text:p>
          </table:table-cell>
          <table:table-cell table:formula="of:=AVERAGE([.B79:.B90])" office:value-type="float" office:value="978.75" calcext:value-type="float">
            <text:p>978,75</text:p>
          </table:table-cell>
          <table:table-cell table:formula="of:=[.D90]-[.C90]" office:value-type="float" office:value="929.672834415401" calcext:value-type="float">
            <text:p>929,6728344154</text:p>
          </table:table-cell>
          <table:table-cell table:formula="of:=[.D90]-[.D78]" office:value-type="float" office:value="-32.3333333333334" calcext:value-type="float">
            <text:p>-32,333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8" calcext:value-type="float">
            <text:p>868</text:p>
          </table:table-cell>
          <table:table-cell table:formula="of:=COM.MICROSOFT.STDEV.S([.B80:.B91])" office:value-type="float" office:value="57.0419834752253" calcext:value-type="float">
            <text:p>57,0419834752</text:p>
          </table:table-cell>
          <table:table-cell table:formula="of:=AVERAGE([.B80:.B91])" office:value-type="float" office:value="973.833333333333" calcext:value-type="float">
            <text:p>973,8333333333</text:p>
          </table:table-cell>
          <table:table-cell table:formula="of:=[.D91]-[.C91]" office:value-type="float" office:value="916.791349858108" calcext:value-type="float">
            <text:p>916,7913498581</text:p>
          </table:table-cell>
          <table:table-cell table:formula="of:=[.D91]-[.D79]" office:value-type="float" office:value="-36.25" calcext:value-type="float">
            <text:p>-36,25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822" calcext:value-type="float">
            <text:p>822</text:p>
          </table:table-cell>
          <table:table-cell table:formula="of:=COM.MICROSOFT.STDEV.S([.B81:.B92])" office:value-type="float" office:value="70.4936597191979" calcext:value-type="float">
            <text:p>70,4936597192</text:p>
          </table:table-cell>
          <table:table-cell table:formula="of:=AVERAGE([.B81:.B92])" office:value-type="float" office:value="966.083333333333" calcext:value-type="float">
            <text:p>966,0833333333</text:p>
          </table:table-cell>
          <table:table-cell table:formula="of:=[.D92]-[.C92]" office:value-type="float" office:value="895.589673614136" calcext:value-type="float">
            <text:p>895,5896736141</text:p>
          </table:table-cell>
          <table:table-cell table:formula="of:=[.D92]-[.D80]" office:value-type="float" office:value="-43.75" calcext:value-type="float">
            <text:p>-43,7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858" calcext:value-type="float">
            <text:p>858</text:p>
          </table:table-cell>
          <table:table-cell table:formula="of:=COM.MICROSOFT.STDEV.S([.B82:.B93])" office:value-type="float" office:value="77.0129367330089" calcext:value-type="float">
            <text:p>77,012936733</text:p>
          </table:table-cell>
          <table:table-cell table:formula="of:=AVERAGE([.B82:.B93])" office:value-type="float" office:value="958.916666666667" calcext:value-type="float">
            <text:p>958,9166666667</text:p>
          </table:table-cell>
          <table:table-cell table:formula="of:=[.D93]-[.C93]" office:value-type="float" office:value="881.903729933658" calcext:value-type="float">
            <text:p>881,9037299337</text:p>
          </table:table-cell>
          <table:table-cell table:formula="of:=[.D93]-[.D81]" office:value-type="float" office:value="-45.6666666666667" calcext:value-type="float">
            <text:p>-45,666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807" calcext:value-type="float">
            <text:p>807</text:p>
          </table:table-cell>
          <table:table-cell table:formula="of:=COM.MICROSOFT.STDEV.S([.B83:.B94])" office:value-type="float" office:value="88.4115719835705" calcext:value-type="float">
            <text:p>88,4115719836</text:p>
          </table:table-cell>
          <table:table-cell table:formula="of:=AVERAGE([.B83:.B94])" office:value-type="float" office:value="945.333333333333" calcext:value-type="float">
            <text:p>945,3333333333</text:p>
          </table:table-cell>
          <table:table-cell table:formula="of:=[.D94]-[.C94]" office:value-type="float" office:value="856.921761349763" calcext:value-type="float">
            <text:p>856,9217613498</text:p>
          </table:table-cell>
          <table:table-cell table:formula="of:=[.D94]-[.D82]" office:value-type="float" office:value="-60.8333333333333" calcext:value-type="float">
            <text:p>-60,8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36" calcext:value-type="float">
            <text:p>836</text:p>
          </table:table-cell>
          <table:table-cell table:formula="of:=COM.MICROSOFT.STDEV.S([.B84:.B95])" office:value-type="float" office:value="87.6957550543095" calcext:value-type="float">
            <text:p>87,6957550543</text:p>
          </table:table-cell>
          <table:table-cell table:formula="of:=AVERAGE([.B84:.B95])" office:value-type="float" office:value="928" calcext:value-type="float">
            <text:p>928</text:p>
          </table:table-cell>
          <table:table-cell table:formula="of:=[.D95]-[.C95]" office:value-type="float" office:value="840.304244945691" calcext:value-type="float">
            <text:p>840,3042449457</text:p>
          </table:table-cell>
          <table:table-cell table:formula="of:=[.D95]-[.D83]" office:value-type="float" office:value="-75.3333333333334" calcext:value-type="float">
            <text:p>-75,33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870" calcext:value-type="float">
            <text:p>870</text:p>
          </table:table-cell>
          <table:table-cell table:formula="of:=COM.MICROSOFT.STDEV.S([.B85:.B96])" office:value-type="float" office:value="79.6718649248658" calcext:value-type="float">
            <text:p>79,6718649249</text:p>
          </table:table-cell>
          <table:table-cell table:formula="of:=AVERAGE([.B85:.B96])" office:value-type="float" office:value="912.833333333333" calcext:value-type="float">
            <text:p>912,8333333333</text:p>
          </table:table-cell>
          <table:table-cell table:formula="of:=[.D96]-[.C96]" office:value-type="float" office:value="833.161468408468" calcext:value-type="float">
            <text:p>833,1614684085</text:p>
          </table:table-cell>
          <table:table-cell table:formula="of:=[.D96]-[.D84]" office:value-type="float" office:value="-89" calcext:value-type="float">
            <text:p>-89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792" calcext:value-type="float">
            <text:p>792</text:p>
          </table:table-cell>
          <table:table-cell table:formula="of:=COM.MICROSOFT.STDEV.S([.B86:.B97])" office:value-type="float" office:value="85.8961670573927" calcext:value-type="float">
            <text:p>85,8961670574</text:p>
          </table:table-cell>
          <table:table-cell table:formula="of:=AVERAGE([.B86:.B97])" office:value-type="float" office:value="899.833333333333" calcext:value-type="float">
            <text:p>899,8333333333</text:p>
          </table:table-cell>
          <table:table-cell table:formula="of:=[.D97]-[.C97]" office:value-type="float" office:value="813.937166275941" calcext:value-type="float">
            <text:p>813,9371662759</text:p>
          </table:table-cell>
          <table:table-cell table:formula="of:=[.D97]-[.D85]" office:value-type="float" office:value="-100.583333333333" calcext:value-type="float">
            <text:p>-100,58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82" calcext:value-type="float">
            <text:p>982</text:p>
          </table:table-cell>
          <table:table-cell table:formula="of:=COM.MICROSOFT.STDEV.S([.B87:.B98])" office:value-type="float" office:value="76.2954285933464" calcext:value-type="float">
            <text:p>76,2954285933</text:p>
          </table:table-cell>
          <table:table-cell table:formula="of:=AVERAGE([.B87:.B98])" office:value-type="float" office:value="893.916666666667" calcext:value-type="float">
            <text:p>893,9166666667</text:p>
          </table:table-cell>
          <table:table-cell table:formula="of:=[.D98]-[.C98]" office:value-type="float" office:value="817.62123807332" calcext:value-type="float">
            <text:p>817,6212380733</text:p>
          </table:table-cell>
          <table:table-cell table:formula="of:=[.D98]-[.D86]" office:value-type="float" office:value="-100" calcext:value-type="float">
            <text:p>-100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941" calcext:value-type="float">
            <text:p>941</text:p>
          </table:table-cell>
          <table:table-cell table:formula="of:=COM.MICROSOFT.STDEV.S([.B88:.B99])" office:value-type="float" office:value="74.81836591899" calcext:value-type="float">
            <text:p>74,818365919</text:p>
          </table:table-cell>
          <table:table-cell table:formula="of:=AVERAGE([.B88:.B99])" office:value-type="float" office:value="892.166666666667" calcext:value-type="float">
            <text:p>892,1666666667</text:p>
          </table:table-cell>
          <table:table-cell table:formula="of:=[.D99]-[.C99]" office:value-type="float" office:value="817.348300747677" calcext:value-type="float">
            <text:p>817,3483007477</text:p>
          </table:table-cell>
          <table:table-cell table:formula="of:=[.D99]-[.D87]" office:value-type="float" office:value="-97.3333333333334" calcext:value-type="float">
            <text:p>-97,3333333333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910" calcext:value-type="float">
            <text:p>910</text:p>
          </table:table-cell>
          <table:table-cell table:formula="of:=COM.MICROSOFT.STDEV.S([.B89:.B100])" office:value-type="float" office:value="64.9537714397126" calcext:value-type="float">
            <text:p>64,9537714397</text:p>
          </table:table-cell>
          <table:table-cell table:formula="of:=AVERAGE([.B89:.B100])" office:value-type="float" office:value="883.583333333333" calcext:value-type="float">
            <text:p>883,5833333333</text:p>
          </table:table-cell>
          <table:table-cell table:formula="of:=[.D100]-[.C100]" office:value-type="float" office:value="818.629561893621" calcext:value-type="float">
            <text:p>818,6295618936</text:p>
          </table:table-cell>
          <table:table-cell table:formula="of:=[.D100]-[.D88]" office:value-type="float" office:value="-101.5" calcext:value-type="float">
            <text:p>-101,5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49" calcext:value-type="float">
            <text:p>849</text:p>
          </table:table-cell>
          <table:table-cell table:formula="of:=COM.MICROSOFT.STDEV.S([.B90:.B101])" office:value-type="float" office:value="61.933187363236" calcext:value-type="float">
            <text:p>61,9331873632</text:p>
          </table:table-cell>
          <table:table-cell table:formula="of:=AVERAGE([.B90:.B101])" office:value-type="float" office:value="875.083333333333" calcext:value-type="float">
            <text:p>875,0833333333</text:p>
          </table:table-cell>
          <table:table-cell table:formula="of:=[.D101]-[.C101]" office:value-type="float" office:value="813.150145970097" calcext:value-type="float">
            <text:p>813,1501459701</text:p>
          </table:table-cell>
          <table:table-cell table:formula="of:=[.D101]-[.D89]" office:value-type="float" office:value="-107.916666666667" calcext:value-type="float">
            <text:p>-107,91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30" calcext:value-type="float">
            <text:p>830</text:p>
          </table:table-cell>
          <table:table-cell table:formula="of:=COM.MICROSOFT.STDEV.S([.B91:.B102])" office:value-type="float" office:value="55.936855633668" calcext:value-type="float">
            <text:p>55,9368556337</text:p>
          </table:table-cell>
          <table:table-cell table:formula="of:=AVERAGE([.B91:.B102])" office:value-type="float" office:value="863.75" calcext:value-type="float">
            <text:p>863,75</text:p>
          </table:table-cell>
          <table:table-cell table:formula="of:=[.D102]-[.C102]" office:value-type="float" office:value="807.813144366332" calcext:value-type="float">
            <text:p>807,8131443663</text:p>
          </table:table-cell>
          <table:table-cell table:formula="of:=[.D102]-[.D90]" office:value-type="float" office:value="-115" calcext:value-type="float">
            <text:p>-115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760" calcext:value-type="float">
            <text:p>760</text:p>
          </table:table-cell>
          <table:table-cell table:formula="of:=COM.MICROSOFT.STDEV.S([.B92:.B103])" office:value-type="float" office:value="63.383572577816" calcext:value-type="float">
            <text:p>63,3835725778</text:p>
          </table:table-cell>
          <table:table-cell table:formula="of:=AVERAGE([.B92:.B103])" office:value-type="float" office:value="854.75" calcext:value-type="float">
            <text:p>854,75</text:p>
          </table:table-cell>
          <table:table-cell table:formula="of:=[.D103]-[.C103]" office:value-type="float" office:value="791.366427422184" calcext:value-type="float">
            <text:p>791,3664274222</text:p>
          </table:table-cell>
          <table:table-cell table:formula="of:=[.D103]-[.D91]" office:value-type="float" office:value="-119.083333333333" calcext:value-type="float">
            <text:p>-119,0833333333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37" calcext:value-type="float">
            <text:p>737</text:p>
          </table:table-cell>
          <table:table-cell table:formula="of:=COM.MICROSOFT.STDEV.S([.B93:.B104])" office:value-type="float" office:value="71.5939729984094" calcext:value-type="float">
            <text:p>71,5939729984</text:p>
          </table:table-cell>
          <table:table-cell table:formula="of:=AVERAGE([.B93:.B104])" office:value-type="float" office:value="847.666666666667" calcext:value-type="float">
            <text:p>847,6666666667</text:p>
          </table:table-cell>
          <table:table-cell table:formula="of:=[.D104]-[.C104]" office:value-type="float" office:value="776.072693668257" calcext:value-type="float">
            <text:p>776,0726936683</text:p>
          </table:table-cell>
          <table:table-cell table:formula="of:=[.D104]-[.D92]" office:value-type="float" office:value="-118.416666666667" calcext:value-type="float">
            <text:p>-118,41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89" calcext:value-type="float">
            <text:p>789</text:p>
          </table:table-cell>
          <table:table-cell table:formula="of:=COM.MICROSOFT.STDEV.S([.B94:.B105])" office:value-type="float" office:value="73.4357583610369" calcext:value-type="float">
            <text:p>73,435758361</text:p>
          </table:table-cell>
          <table:table-cell table:formula="of:=AVERAGE([.B94:.B105])" office:value-type="float" office:value="841.916666666667" calcext:value-type="float">
            <text:p>841,9166666667</text:p>
          </table:table-cell>
          <table:table-cell table:formula="of:=[.D105]-[.C105]" office:value-type="float" office:value="768.48090830563" calcext:value-type="float">
            <text:p>768,4809083056</text:p>
          </table:table-cell>
          <table:table-cell table:formula="of:=[.D105]-[.D93]" office:value-type="float" office:value="-117" calcext:value-type="float">
            <text:p>-11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12" calcext:value-type="float">
            <text:p>812</text:p>
          </table:table-cell>
          <table:table-cell table:formula="of:=COM.MICROSOFT.STDEV.S([.B95:.B106])" office:value-type="float" office:value="73.2335409163828" calcext:value-type="float">
            <text:p>73,2335409164</text:p>
          </table:table-cell>
          <table:table-cell table:formula="of:=AVERAGE([.B95:.B106])" office:value-type="float" office:value="842.333333333333" calcext:value-type="float">
            <text:p>842,3333333333</text:p>
          </table:table-cell>
          <table:table-cell table:formula="of:=[.D106]-[.C106]" office:value-type="float" office:value="769.099792416951" calcext:value-type="float">
            <text:p>769,099792417</text:p>
          </table:table-cell>
          <table:table-cell table:formula="of:=[.D106]-[.D94]" office:value-type="float" office:value="-103" calcext:value-type="float">
            <text:p>-10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1" calcext:value-type="float">
            <text:p>831</text:p>
          </table:table-cell>
          <table:table-cell table:formula="of:=COM.MICROSOFT.STDEV.S([.B96:.B107])" office:value-type="float" office:value="73.2870549568096" calcext:value-type="float">
            <text:p>73,2870549568</text:p>
          </table:table-cell>
          <table:table-cell table:formula="of:=AVERAGE([.B96:.B107])" office:value-type="float" office:value="841.916666666667" calcext:value-type="float">
            <text:p>841,9166666667</text:p>
          </table:table-cell>
          <table:table-cell table:formula="of:=[.D107]-[.C107]" office:value-type="float" office:value="768.629611709857" calcext:value-type="float">
            <text:p>768,6296117099</text:p>
          </table:table-cell>
          <table:table-cell table:formula="of:=[.D107]-[.D95]" office:value-type="float" office:value="-86.0833333333334" calcext:value-type="float">
            <text:p>-86,08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0" calcext:value-type="float">
            <text:p>790</text:p>
          </table:table-cell>
          <table:table-cell table:formula="of:=COM.MICROSOFT.STDEV.S([.B97:.B108])" office:value-type="float" office:value="74.1339389827015" calcext:value-type="float">
            <text:p>74,1339389827</text:p>
          </table:table-cell>
          <table:table-cell table:formula="of:=AVERAGE([.B97:.B108])" office:value-type="float" office:value="835.25" calcext:value-type="float">
            <text:p>835,25</text:p>
          </table:table-cell>
          <table:table-cell table:formula="of:=[.D108]-[.C108]" office:value-type="float" office:value="761.116061017299" calcext:value-type="float">
            <text:p>761,1160610173</text:p>
          </table:table-cell>
          <table:table-cell table:formula="of:=[.D108]-[.D96]" office:value-type="float" office:value="-77.5833333333334" calcext:value-type="float">
            <text:p>-77,583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815" calcext:value-type="float">
            <text:p>815</text:p>
          </table:table-cell>
          <table:table-cell table:formula="of:=COM.MICROSOFT.STDEV.S([.B98:.B109])" office:value-type="float" office:value="73.2056050180627" calcext:value-type="float">
            <text:p>73,2056050181</text:p>
          </table:table-cell>
          <table:table-cell table:formula="of:=AVERAGE([.B98:.B109])" office:value-type="float" office:value="837.166666666667" calcext:value-type="float">
            <text:p>837,1666666667</text:p>
          </table:table-cell>
          <table:table-cell table:formula="of:=[.D109]-[.C109]" office:value-type="float" office:value="763.961061648604" calcext:value-type="float">
            <text:p>763,9610616486</text:p>
          </table:table-cell>
          <table:table-cell table:formula="of:=[.D109]-[.D97]" office:value-type="float" office:value="-62.6666666666667" calcext:value-type="float">
            <text:p>-62,6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914" calcext:value-type="float">
            <text:p>914</text:p>
          </table:table-cell>
          <table:table-cell table:formula="of:=COM.MICROSOFT.STDEV.S([.B99:.B110])" office:value-type="float" office:value="62.8786710477191" calcext:value-type="float">
            <text:p>62,8786710477</text:p>
          </table:table-cell>
          <table:table-cell table:formula="of:=AVERAGE([.B99:.B110])" office:value-type="float" office:value="831.5" calcext:value-type="float">
            <text:p>831,5</text:p>
          </table:table-cell>
          <table:table-cell table:formula="of:=[.D110]-[.C110]" office:value-type="float" office:value="768.621328952281" calcext:value-type="float">
            <text:p>768,6213289523</text:p>
          </table:table-cell>
          <table:table-cell table:formula="of:=[.D110]-[.D98]" office:value-type="float" office:value="-62.4166666666666" calcext:value-type="float">
            <text:p>-62,41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25" calcext:value-type="float">
            <text:p>825</text:p>
          </table:table-cell>
          <table:table-cell table:formula="of:=COM.MICROSOFT.STDEV.S([.B100:.B111])" office:value-type="float" office:value="52.5890298503981" calcext:value-type="float">
            <text:p>52,5890298504</text:p>
          </table:table-cell>
          <table:table-cell table:formula="of:=AVERAGE([.B100:.B111])" office:value-type="float" office:value="821.833333333333" calcext:value-type="float">
            <text:p>821,8333333333</text:p>
          </table:table-cell>
          <table:table-cell table:formula="of:=[.D111]-[.C111]" office:value-type="float" office:value="769.244303482935" calcext:value-type="float">
            <text:p>769,2443034829</text:p>
          </table:table-cell>
          <table:table-cell table:formula="of:=[.D111]-[.D99]" office:value-type="float" office:value="-70.3333333333333" calcext:value-type="float">
            <text:p>-70,3333333333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806" calcext:value-type="float">
            <text:p>806</text:p>
          </table:table-cell>
          <table:table-cell table:formula="of:=COM.MICROSOFT.STDEV.S([.B101:.B112])" office:value-type="float" office:value="44.7189878998606" calcext:value-type="float">
            <text:p>44,7189878999</text:p>
          </table:table-cell>
          <table:table-cell table:formula="of:=AVERAGE([.B101:.B112])" office:value-type="float" office:value="813.166666666667" calcext:value-type="float">
            <text:p>813,1666666667</text:p>
          </table:table-cell>
          <table:table-cell table:formula="of:=[.D112]-[.C112]" office:value-type="float" office:value="768.447678766806" calcext:value-type="float">
            <text:p>768,4476787668</text:p>
          </table:table-cell>
          <table:table-cell table:formula="of:=[.D112]-[.D100]" office:value-type="float" office:value="-70.4166666666667" calcext:value-type="float">
            <text:p>-70,41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69" calcext:value-type="float">
            <text:p>769</text:p>
          </table:table-cell>
          <table:table-cell table:formula="of:=COM.MICROSOFT.STDEV.S([.B102:.B113])" office:value-type="float" office:value="44.8543096135599" calcext:value-type="float">
            <text:p>44,8543096136</text:p>
          </table:table-cell>
          <table:table-cell table:formula="of:=AVERAGE([.B102:.B113])" office:value-type="float" office:value="806.5" calcext:value-type="float">
            <text:p>806,5</text:p>
          </table:table-cell>
          <table:table-cell table:formula="of:=[.D113]-[.C113]" office:value-type="float" office:value="761.64569038644" calcext:value-type="float">
            <text:p>761,6456903864</text:p>
          </table:table-cell>
          <table:table-cell table:formula="of:=[.D113]-[.D101]" office:value-type="float" office:value="-68.5833333333334" calcext:value-type="float">
            <text:p>-68,58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809" calcext:value-type="float">
            <text:p>809</text:p>
          </table:table-cell>
          <table:table-cell table:formula="of:=COM.MICROSOFT.STDEV.S([.B103:.B114])" office:value-type="float" office:value="44.2598217143022" calcext:value-type="float">
            <text:p>44,2598217143</text:p>
          </table:table-cell>
          <table:table-cell table:formula="of:=AVERAGE([.B103:.B114])" office:value-type="float" office:value="804.75" calcext:value-type="float">
            <text:p>804,75</text:p>
          </table:table-cell>
          <table:table-cell table:formula="of:=[.D114]-[.C114]" office:value-type="float" office:value="760.490178285698" calcext:value-type="float">
            <text:p>760,4901782857</text:p>
          </table:table-cell>
          <table:table-cell table:formula="of:=[.D114]-[.D102]" office:value-type="float" office:value="-59" calcext:value-type="float">
            <text:p>-59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790" calcext:value-type="float">
            <text:p>790</text:p>
          </table:table-cell>
          <table:table-cell table:formula="of:=COM.MICROSOFT.STDEV.S([.B104:.B115])" office:value-type="float" office:value="42.3065114266221" calcext:value-type="float">
            <text:p>42,3065114266</text:p>
          </table:table-cell>
          <table:table-cell table:formula="of:=AVERAGE([.B104:.B115])" office:value-type="float" office:value="807.25" calcext:value-type="float">
            <text:p>807,25</text:p>
          </table:table-cell>
          <table:table-cell table:formula="of:=[.D115]-[.C115]" office:value-type="float" office:value="764.943488573378" calcext:value-type="float">
            <text:p>764,9434885734</text:p>
          </table:table-cell>
          <table:table-cell table:formula="of:=[.D115]-[.D103]" office:value-type="float" office:value="-47.5" calcext:value-type="float">
            <text:p>-47,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55" calcext:value-type="float">
            <text:p>755</text:p>
          </table:table-cell>
          <table:table-cell table:formula="of:=COM.MICROSOFT.STDEV.S([.B105:.B116])" office:value-type="float" office:value="39.8363128085647" calcext:value-type="float">
            <text:p>39,8363128086</text:p>
          </table:table-cell>
          <table:table-cell table:formula="of:=AVERAGE([.B105:.B116])" office:value-type="float" office:value="808.75" calcext:value-type="float">
            <text:p>808,75</text:p>
          </table:table-cell>
          <table:table-cell table:formula="of:=[.D116]-[.C116]" office:value-type="float" office:value="768.913687191435" calcext:value-type="float">
            <text:p>768,9136871914</text:p>
          </table:table-cell>
          <table:table-cell table:formula="of:=[.D116]-[.D104]" office:value-type="float" office:value="-38.9166666666666" calcext:value-type="float">
            <text:p>-38,91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94" calcext:value-type="float">
            <text:p>794</text:p>
          </table:table-cell>
          <table:table-cell table:formula="of:=COM.MICROSOFT.STDEV.S([.B106:.B117])" office:value-type="float" office:value="39.636606893888" calcext:value-type="float">
            <text:p>39,6366068939</text:p>
          </table:table-cell>
          <table:table-cell table:formula="of:=AVERAGE([.B106:.B117])" office:value-type="float" office:value="809.166666666667" calcext:value-type="float">
            <text:p>809,1666666667</text:p>
          </table:table-cell>
          <table:table-cell table:formula="of:=[.D117]-[.C117]" office:value-type="float" office:value="769.530059772779" calcext:value-type="float">
            <text:p>769,5300597728</text:p>
          </table:table-cell>
          <table:table-cell table:formula="of:=[.D117]-[.D105]" office:value-type="float" office:value="-32.75" calcext:value-type="float">
            <text:p>-32,75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64" calcext:value-type="float">
            <text:p>764</text:p>
          </table:table-cell>
          <table:table-cell table:formula="of:=COM.MICROSOFT.STDEV.S([.B107:.B118])" office:value-type="float" office:value="41.693324805457" calcext:value-type="float">
            <text:p>41,6933248055</text:p>
          </table:table-cell>
          <table:table-cell table:formula="of:=AVERAGE([.B107:.B118])" office:value-type="float" office:value="805.166666666667" calcext:value-type="float">
            <text:p>805,1666666667</text:p>
          </table:table-cell>
          <table:table-cell table:formula="of:=[.D118]-[.C118]" office:value-type="float" office:value="763.47334186121" calcext:value-type="float">
            <text:p>763,4733418612</text:p>
          </table:table-cell>
          <table:table-cell table:formula="of:=[.D118]-[.D106]" office:value-type="float" office:value="-37.1666666666667" calcext:value-type="float">
            <text:p>-37,1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53" calcext:value-type="float">
            <text:p>853</text:p>
          </table:table-cell>
          <table:table-cell table:formula="of:=COM.MICROSOFT.STDEV.S([.B108:.B119])" office:value-type="float" office:value="43.3820239269677" calcext:value-type="float">
            <text:p>43,382023927</text:p>
          </table:table-cell>
          <table:table-cell table:formula="of:=AVERAGE([.B108:.B119])" office:value-type="float" office:value="807" calcext:value-type="float">
            <text:p>807</text:p>
          </table:table-cell>
          <table:table-cell table:formula="of:=[.D119]-[.C119]" office:value-type="float" office:value="763.617976073032" calcext:value-type="float">
            <text:p>763,617976073</text:p>
          </table:table-cell>
          <table:table-cell table:formula="of:=[.D119]-[.D107]" office:value-type="float" office:value="-34.9166666666666" calcext:value-type="float">
            <text:p>-34,9166666667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7" calcext:value-type="float">
            <text:p>807</text:p>
          </table:table-cell>
          <table:table-cell table:formula="of:=COM.MICROSOFT.STDEV.S([.B109:.B120])" office:value-type="float" office:value="43.0527336970358" calcext:value-type="float">
            <text:p>43,052733697</text:p>
          </table:table-cell>
          <table:table-cell table:formula="of:=AVERAGE([.B109:.B120])" office:value-type="float" office:value="808.416666666667" calcext:value-type="float">
            <text:p>808,4166666667</text:p>
          </table:table-cell>
          <table:table-cell table:formula="of:=[.D120]-[.C120]" office:value-type="float" office:value="765.363932969631" calcext:value-type="float">
            <text:p>765,3639329696</text:p>
          </table:table-cell>
          <table:table-cell table:formula="of:=[.D120]-[.D108]" office:value-type="float" office:value="-26.8333333333334" calcext:value-type="float">
            <text:p>-26,83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6" calcext:value-type="float">
            <text:p>776</text:p>
          </table:table-cell>
          <table:table-cell table:formula="of:=COM.MICROSOFT.STDEV.S([.B110:.B121])" office:value-type="float" office:value="43.9727877283902" calcext:value-type="float">
            <text:p>43,9727877284</text:p>
          </table:table-cell>
          <table:table-cell table:formula="of:=AVERAGE([.B110:.B121])" office:value-type="float" office:value="805.166666666667" calcext:value-type="float">
            <text:p>805,1666666667</text:p>
          </table:table-cell>
          <table:table-cell table:formula="of:=[.D121]-[.C121]" office:value-type="float" office:value="761.193878938277" calcext:value-type="float">
            <text:p>761,1938789383</text:p>
          </table:table-cell>
          <table:table-cell table:formula="of:=[.D121]-[.D109]" office:value-type="float" office:value="-32" calcext:value-type="float">
            <text:p>-32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33" calcext:value-type="float">
            <text:p>833</text:p>
          </table:table-cell>
          <table:table-cell table:formula="of:=COM.MICROSOFT.STDEV.S([.B111:.B122])" office:value-type="float" office:value="29.6232658359587" calcext:value-type="float">
            <text:p>29,623265836</text:p>
          </table:table-cell>
          <table:table-cell table:formula="of:=AVERAGE([.B111:.B122])" office:value-type="float" office:value="798.416666666667" calcext:value-type="float">
            <text:p>798,4166666667</text:p>
          </table:table-cell>
          <table:table-cell table:formula="of:=[.D122]-[.C122]" office:value-type="float" office:value="768.793400830708" calcext:value-type="float">
            <text:p>768,7934008307</text:p>
          </table:table-cell>
          <table:table-cell table:formula="of:=[.D122]-[.D110]" office:value-type="float" office:value="-33.0833333333334" calcext:value-type="float">
            <text:p>-33,08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10" calcext:value-type="float">
            <text:p>810</text:p>
          </table:table-cell>
          <table:table-cell table:formula="of:=COM.MICROSOFT.STDEV.S([.B112:.B123])" office:value-type="float" office:value="28.7017051547095" calcext:value-type="float">
            <text:p>28,7017051547</text:p>
          </table:table-cell>
          <table:table-cell table:formula="of:=AVERAGE([.B112:.B123])" office:value-type="float" office:value="797.166666666667" calcext:value-type="float">
            <text:p>797,1666666667</text:p>
          </table:table-cell>
          <table:table-cell table:formula="of:=[.D123]-[.C123]" office:value-type="float" office:value="768.464961511957" calcext:value-type="float">
            <text:p>768,464961512</text:p>
          </table:table-cell>
          <table:table-cell table:formula="of:=[.D123]-[.D111]" office:value-type="float" office:value="-24.6666666666667" calcext:value-type="float">
            <text:p>-24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85" calcext:value-type="float">
            <text:p>885</text:p>
          </table:table-cell>
          <table:table-cell table:formula="of:=COM.MICROSOFT.STDEV.S([.B113:.B124])" office:value-type="float" office:value="38.3503585380893" calcext:value-type="float">
            <text:p>38,3503585381</text:p>
          </table:table-cell>
          <table:table-cell table:formula="of:=AVERAGE([.B113:.B124])" office:value-type="float" office:value="803.75" calcext:value-type="float">
            <text:p>803,75</text:p>
          </table:table-cell>
          <table:table-cell table:formula="of:=[.D124]-[.C124]" office:value-type="float" office:value="765.399641461911" calcext:value-type="float">
            <text:p>765,3996414619</text:p>
          </table:table-cell>
          <table:table-cell table:formula="of:=[.D124]-[.D112]" office:value-type="float" office:value="-9.41666666666663" calcext:value-type="float">
            <text:p>-9,41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825" calcext:value-type="float">
            <text:p>825</text:p>
          </table:table-cell>
          <table:table-cell table:formula="of:=COM.MICROSOFT.STDEV.S([.B114:.B125])" office:value-type="float" office:value="37.1249936230991" calcext:value-type="float">
            <text:p>37,1249936231</text:p>
          </table:table-cell>
          <table:table-cell table:formula="of:=AVERAGE([.B114:.B125])" office:value-type="float" office:value="808.416666666667" calcext:value-type="float">
            <text:p>808,4166666667</text:p>
          </table:table-cell>
          <table:table-cell table:formula="of:=[.D125]-[.C125]" office:value-type="float" office:value="771.291673043567" calcext:value-type="float">
            <text:p>771,2916730436</text:p>
          </table:table-cell>
          <table:table-cell table:formula="of:=[.D125]-[.D113]" office:value-type="float" office:value="1.91666666666663" calcext:value-type="float">
            <text:p>1,91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805" calcext:value-type="float">
            <text:p>805</text:p>
          </table:table-cell>
          <table:table-cell table:formula="of:=COM.MICROSOFT.STDEV.S([.B115:.B126])" office:value-type="float" office:value="37.1372352555255" calcext:value-type="float">
            <text:p>37,1372352555</text:p>
          </table:table-cell>
          <table:table-cell table:formula="of:=AVERAGE([.B115:.B126])" office:value-type="float" office:value="808.083333333333" calcext:value-type="float">
            <text:p>808,0833333333</text:p>
          </table:table-cell>
          <table:table-cell table:formula="of:=[.D126]-[.C126]" office:value-type="float" office:value="770.946098077808" calcext:value-type="float">
            <text:p>770,9460980778</text:p>
          </table:table-cell>
          <table:table-cell table:formula="of:=[.D126]-[.D114]" office:value-type="float" office:value="3.33333333333337" calcext:value-type="float">
            <text:p>3,3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83" calcext:value-type="float">
            <text:p>683</text:p>
          </table:table-cell>
          <table:table-cell table:formula="of:=COM.MICROSOFT.STDEV.S([.B116:.B127])" office:value-type="float" office:value="51.8175704376479" calcext:value-type="float">
            <text:p>51,8175704376</text:p>
          </table:table-cell>
          <table:table-cell table:formula="of:=AVERAGE([.B116:.B127])" office:value-type="float" office:value="799.166666666667" calcext:value-type="float">
            <text:p>799,1666666667</text:p>
          </table:table-cell>
          <table:table-cell table:formula="of:=[.D127]-[.C127]" office:value-type="float" office:value="747.349096229019" calcext:value-type="float">
            <text:p>747,349096229</text:p>
          </table:table-cell>
          <table:table-cell table:formula="of:=[.D127]-[.D115]" office:value-type="float" office:value="-8.08333333333337" calcext:value-type="float">
            <text:p>-8,08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52" calcext:value-type="float">
            <text:p>652</text:p>
          </table:table-cell>
          <table:table-cell table:formula="of:=COM.MICROSOFT.STDEV.S([.B117:.B128])" office:value-type="float" office:value="66.3043373506979" calcext:value-type="float">
            <text:p>66,3043373507</text:p>
          </table:table-cell>
          <table:table-cell table:formula="of:=AVERAGE([.B117:.B128])" office:value-type="float" office:value="790.583333333333" calcext:value-type="float">
            <text:p>790,5833333333</text:p>
          </table:table-cell>
          <table:table-cell table:formula="of:=[.D128]-[.C128]" office:value-type="float" office:value="724.278995982635" calcext:value-type="float">
            <text:p>724,2789959826</text:p>
          </table:table-cell>
          <table:table-cell table:formula="of:=[.D128]-[.D116]" office:value-type="float" office:value="-18.1666666666666" calcext:value-type="float">
            <text:p>-18,1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08" calcext:value-type="float">
            <text:p>708</text:p>
          </table:table-cell>
          <table:table-cell table:formula="of:=COM.MICROSOFT.STDEV.S([.B118:.B129])" office:value-type="float" office:value="70.421404717772" calcext:value-type="float">
            <text:p>70,4214047178</text:p>
          </table:table-cell>
          <table:table-cell table:formula="of:=AVERAGE([.B118:.B129])" office:value-type="float" office:value="783.416666666667" calcext:value-type="float">
            <text:p>783,4166666667</text:p>
          </table:table-cell>
          <table:table-cell table:formula="of:=[.D129]-[.C129]" office:value-type="float" office:value="712.995261948895" calcext:value-type="float">
            <text:p>712,9952619489</text:p>
          </table:table-cell>
          <table:table-cell table:formula="of:=[.D129]-[.D117]" office:value-type="float" office:value="-25.75" calcext:value-type="float">
            <text:p>-25,7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09" calcext:value-type="float">
            <text:p>709</text:p>
          </table:table-cell>
          <table:table-cell table:formula="of:=COM.MICROSOFT.STDEV.S([.B119:.B130])" office:value-type="float" office:value="73.5215903148473" calcext:value-type="float">
            <text:p>73,5215903148</text:p>
          </table:table-cell>
          <table:table-cell table:formula="of:=AVERAGE([.B119:.B130])" office:value-type="float" office:value="778.833333333333" calcext:value-type="float">
            <text:p>778,8333333333</text:p>
          </table:table-cell>
          <table:table-cell table:formula="of:=[.D130]-[.C130]" office:value-type="float" office:value="705.311743018486" calcext:value-type="float">
            <text:p>705,3117430185</text:p>
          </table:table-cell>
          <table:table-cell table:formula="of:=[.D130]-[.D118]" office:value-type="float" office:value="-26.3333333333333" calcext:value-type="float">
            <text:p>-26,3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53" calcext:value-type="float">
            <text:p>753</text:p>
          </table:table-cell>
          <table:table-cell table:formula="of:=COM.MICROSOFT.STDEV.S([.B120:.B131])" office:value-type="float" office:value="69.9304849638034" calcext:value-type="float">
            <text:p>69,9304849638</text:p>
          </table:table-cell>
          <table:table-cell table:formula="of:=AVERAGE([.B120:.B131])" office:value-type="float" office:value="770.5" calcext:value-type="float">
            <text:p>770,5</text:p>
          </table:table-cell>
          <table:table-cell table:formula="of:=[.D131]-[.C131]" office:value-type="float" office:value="700.569515036197" calcext:value-type="float">
            <text:p>700,5695150362</text:p>
          </table:table-cell>
          <table:table-cell table:formula="of:=[.D131]-[.D119]" office:value-type="float" office:value="-36.5" calcext:value-type="float">
            <text:p>-36,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37" calcext:value-type="float">
            <text:p>737</text:p>
          </table:table-cell>
          <table:table-cell table:formula="of:=COM.MICROSOFT.STDEV.S([.B121:.B132])" office:value-type="float" office:value="69.52740902738" calcext:value-type="float">
            <text:p>69,5274090274</text:p>
          </table:table-cell>
          <table:table-cell table:formula="of:=AVERAGE([.B121:.B132])" office:value-type="float" office:value="764.666666666667" calcext:value-type="float">
            <text:p>764,6666666667</text:p>
          </table:table-cell>
          <table:table-cell table:formula="of:=[.D132]-[.C132]" office:value-type="float" office:value="695.139257639287" calcext:value-type="float">
            <text:p>695,1392576393</text:p>
          </table:table-cell>
          <table:table-cell table:formula="of:=[.D132]-[.D120]" office:value-type="float" office:value="-43.75" calcext:value-type="float">
            <text:p>-43,7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17" calcext:value-type="float">
            <text:p>717</text:p>
          </table:table-cell>
          <table:table-cell table:formula="of:=COM.MICROSOFT.STDEV.S([.B122:.B133])" office:value-type="float" office:value="70.7288355751612" calcext:value-type="float">
            <text:p>70,7288355752</text:p>
          </table:table-cell>
          <table:table-cell table:formula="of:=AVERAGE([.B122:.B133])" office:value-type="float" office:value="759.75" calcext:value-type="float">
            <text:p>759,75</text:p>
          </table:table-cell>
          <table:table-cell table:formula="of:=[.D133]-[.C133]" office:value-type="float" office:value="689.021164424839" calcext:value-type="float">
            <text:p>689,0211644248</text:p>
          </table:table-cell>
          <table:table-cell table:formula="of:=[.D133]-[.D121]" office:value-type="float" office:value="-45.4166666666666" calcext:value-type="float">
            <text:p>-45,41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1" calcext:value-type="float">
            <text:p>781</text:p>
          </table:table-cell>
          <table:table-cell table:formula="of:=COM.MICROSOFT.STDEV.S([.B123:.B134])" office:value-type="float" office:value="67.3450522355285" calcext:value-type="float">
            <text:p>67,3450522355</text:p>
          </table:table-cell>
          <table:table-cell table:formula="of:=AVERAGE([.B123:.B134])" office:value-type="float" office:value="755.416666666667" calcext:value-type="float">
            <text:p>755,4166666667</text:p>
          </table:table-cell>
          <table:table-cell table:formula="of:=[.D134]-[.C134]" office:value-type="float" office:value="688.071614431138" calcext:value-type="float">
            <text:p>688,0716144311</text:p>
          </table:table-cell>
          <table:table-cell table:formula="of:=[.D134]-[.D122]" office:value-type="float" office:value="-43" calcext:value-type="float">
            <text:p>-43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48" calcext:value-type="float">
            <text:p>748</text:p>
          </table:table-cell>
          <table:table-cell table:formula="of:=COM.MICROSOFT.STDEV.S([.B124:.B135])" office:value-type="float" office:value="65.1182490830056" calcext:value-type="float">
            <text:p>65,118249083</text:p>
          </table:table-cell>
          <table:table-cell table:formula="of:=AVERAGE([.B124:.B135])" office:value-type="float" office:value="750.25" calcext:value-type="float">
            <text:p>750,25</text:p>
          </table:table-cell>
          <table:table-cell table:formula="of:=[.D135]-[.C135]" office:value-type="float" office:value="685.131750916994" calcext:value-type="float">
            <text:p>685,131750917</text:p>
          </table:table-cell>
          <table:table-cell table:formula="of:=[.D135]-[.D123]" office:value-type="float" office:value="-46.9166666666666" calcext:value-type="float">
            <text:p>-46,91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48" calcext:value-type="float">
            <text:p>748</text:p>
          </table:table-cell>
          <table:table-cell table:formula="of:=COM.MICROSOFT.STDEV.S([.B125:.B136])" office:value-type="float" office:value="49.4769612746144" calcext:value-type="float">
            <text:p>49,4769612746</text:p>
          </table:table-cell>
          <table:table-cell table:formula="of:=AVERAGE([.B125:.B136])" office:value-type="float" office:value="738.833333333333" calcext:value-type="float">
            <text:p>738,8333333333</text:p>
          </table:table-cell>
          <table:table-cell table:formula="of:=[.D136]-[.C136]" office:value-type="float" office:value="689.356372058719" calcext:value-type="float">
            <text:p>689,3563720587</text:p>
          </table:table-cell>
          <table:table-cell table:formula="of:=[.D136]-[.D124]" office:value-type="float" office:value="-64.9166666666666" calcext:value-type="float">
            <text:p>-64,91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00" calcext:value-type="float">
            <text:p>700</text:p>
          </table:table-cell>
          <table:table-cell table:formula="of:=COM.MICROSOFT.STDEV.S([.B126:.B137])" office:value-type="float" office:value="42.3287100792086" calcext:value-type="float">
            <text:p>42,3287100792</text:p>
          </table:table-cell>
          <table:table-cell table:formula="of:=AVERAGE([.B126:.B137])" office:value-type="float" office:value="728.416666666667" calcext:value-type="float">
            <text:p>728,4166666667</text:p>
          </table:table-cell>
          <table:table-cell table:formula="of:=[.D137]-[.C137]" office:value-type="float" office:value="686.087956587458" calcext:value-type="float">
            <text:p>686,0879565875</text:p>
          </table:table-cell>
          <table:table-cell table:formula="of:=[.D137]-[.D125]" office:value-type="float" office:value="-80" calcext:value-type="float">
            <text:p>-80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727" calcext:value-type="float">
            <text:p>727</text:p>
          </table:table-cell>
          <table:table-cell table:formula="of:=COM.MICROSOFT.STDEV.S([.B127:.B138])" office:value-type="float" office:value="34.8228199300227" calcext:value-type="float">
            <text:p>34,82281993</text:p>
          </table:table-cell>
          <table:table-cell table:formula="of:=AVERAGE([.B127:.B138])" office:value-type="float" office:value="721.916666666667" calcext:value-type="float">
            <text:p>721,9166666667</text:p>
          </table:table-cell>
          <table:table-cell table:formula="of:=[.D138]-[.C138]" office:value-type="float" office:value="687.093846736644" calcext:value-type="float">
            <text:p>687,0938467366</text:p>
          </table:table-cell>
          <table:table-cell table:formula="of:=[.D138]-[.D126]" office:value-type="float" office:value="-86.1666666666667" calcext:value-type="float">
            <text:p>-86,1666666667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96" calcext:value-type="float">
            <text:p>696</text:p>
          </table:table-cell>
          <table:table-cell table:formula="of:=COM.MICROSOFT.STDEV.S([.B128:.B139])" office:value-type="float" office:value="33.6857131841864" calcext:value-type="float">
            <text:p>33,6857131842</text:p>
          </table:table-cell>
          <table:table-cell table:formula="of:=AVERAGE([.B128:.B139])" office:value-type="float" office:value="723" calcext:value-type="float">
            <text:p>723</text:p>
          </table:table-cell>
          <table:table-cell table:formula="of:=[.D139]-[.C139]" office:value-type="float" office:value="689.314286815814" calcext:value-type="float">
            <text:p>689,3142868158</text:p>
          </table:table-cell>
          <table:table-cell table:formula="of:=[.D139]-[.D127]" office:value-type="float" office:value="-76.1666666666666" calcext:value-type="float">
            <text:p>-76,1666666667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647" calcext:value-type="float">
            <text:p>647</text:p>
          </table:table-cell>
          <table:table-cell table:formula="of:=COM.MICROSOFT.STDEV.S([.B129:.B140])" office:value-type="float" office:value="34.6605836737649" calcext:value-type="float">
            <text:p>34,6605836738</text:p>
          </table:table-cell>
          <table:table-cell table:formula="of:=AVERAGE([.B129:.B140])" office:value-type="float" office:value="722.583333333333" calcext:value-type="float">
            <text:p>722,5833333333</text:p>
          </table:table-cell>
          <table:table-cell table:formula="of:=[.D140]-[.C140]" office:value-type="float" office:value="687.922749659569" calcext:value-type="float">
            <text:p>687,9227496596</text:p>
          </table:table-cell>
          <table:table-cell table:formula="of:=[.D140]-[.D128]" office:value-type="float" office:value="-68" calcext:value-type="float">
            <text:p>-68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13" calcext:value-type="float">
            <text:p>713</text:p>
          </table:table-cell>
          <table:table-cell table:formula="of:=COM.MICROSOFT.STDEV.S([.B130:.B141])" office:value-type="float" office:value="34.499011843556" calcext:value-type="float">
            <text:p>34,4990118436</text:p>
          </table:table-cell>
          <table:table-cell table:formula="of:=AVERAGE([.B130:.B141])" office:value-type="float" office:value="723" calcext:value-type="float">
            <text:p>723</text:p>
          </table:table-cell>
          <table:table-cell table:formula="of:=[.D141]-[.C141]" office:value-type="float" office:value="688.500988156444" calcext:value-type="float">
            <text:p>688,5009881564</text:p>
          </table:table-cell>
          <table:table-cell table:formula="of:=[.D141]-[.D129]" office:value-type="float" office:value="-60.4166666666666" calcext:value-type="float">
            <text:p>-60,4166666667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73" calcext:value-type="float">
            <text:p>673</text:p>
          </table:table-cell>
          <table:table-cell table:formula="of:=COM.MICROSOFT.STDEV.S([.B131:.B142])" office:value-type="float" office:value="37.280265313141" calcext:value-type="float">
            <text:p>37,2802653131</text:p>
          </table:table-cell>
          <table:table-cell table:formula="of:=AVERAGE([.B131:.B142])" office:value-type="float" office:value="720" calcext:value-type="float">
            <text:p>720</text:p>
          </table:table-cell>
          <table:table-cell table:formula="of:=[.D142]-[.C142]" office:value-type="float" office:value="682.719734686859" calcext:value-type="float">
            <text:p>682,7197346869</text:p>
          </table:table-cell>
          <table:table-cell table:formula="of:=[.D142]-[.D130]" office:value-type="float" office:value="-58.8333333333334" calcext:value-type="float">
            <text:p>-58,8333333333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98" calcext:value-type="float">
            <text:p>698</text:p>
          </table:table-cell>
          <table:table-cell table:formula="of:=COM.MICROSOFT.STDEV.S([.B132:.B143])" office:value-type="float" office:value="36.2201810480223" calcext:value-type="float">
            <text:p>36,220181048</text:p>
          </table:table-cell>
          <table:table-cell table:formula="of:=AVERAGE([.B132:.B143])" office:value-type="float" office:value="715.416666666667" calcext:value-type="float">
            <text:p>715,4166666667</text:p>
          </table:table-cell>
          <table:table-cell table:formula="of:=[.D143]-[.C143]" office:value-type="float" office:value="679.196485618644" calcext:value-type="float">
            <text:p>679,1964856186</text:p>
          </table:table-cell>
          <table:table-cell table:formula="of:=[.D143]-[.D131]" office:value-type="float" office:value="-55.0833333333334" calcext:value-type="float">
            <text:p>-55,083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687" calcext:value-type="float">
            <text:p>687</text:p>
          </table:table-cell>
          <table:table-cell table:formula="of:=COM.MICROSOFT.STDEV.S([.B133:.B144])" office:value-type="float" office:value="36.3871230969519" calcext:value-type="float">
            <text:p>36,387123097</text:p>
          </table:table-cell>
          <table:table-cell table:formula="of:=AVERAGE([.B133:.B144])" office:value-type="float" office:value="711.25" calcext:value-type="float">
            <text:p>711,25</text:p>
          </table:table-cell>
          <table:table-cell table:formula="of:=[.D144]-[.C144]" office:value-type="float" office:value="674.862876903048" calcext:value-type="float">
            <text:p>674,862876903</text:p>
          </table:table-cell>
          <table:table-cell table:formula="of:=[.D144]-[.D132]" office:value-type="float" office:value="-53.4166666666666" calcext:value-type="float">
            <text:p>-53,41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64" calcext:value-type="float">
            <text:p>664</text:p>
          </table:table-cell>
          <table:table-cell table:formula="of:=COM.MICROSOFT.STDEV.S([.B134:.B145])" office:value-type="float" office:value="38.7646355548065" calcext:value-type="float">
            <text:p>38,7646355548</text:p>
          </table:table-cell>
          <table:table-cell table:formula="of:=AVERAGE([.B134:.B145])" office:value-type="float" office:value="706.833333333333" calcext:value-type="float">
            <text:p>706,8333333333</text:p>
          </table:table-cell>
          <table:table-cell table:formula="of:=[.D145]-[.C145]" office:value-type="float" office:value="668.068697778527" calcext:value-type="float">
            <text:p>668,0686977785</text:p>
          </table:table-cell>
          <table:table-cell table:formula="of:=[.D145]-[.D133]" office:value-type="float" office:value="-52.9166666666666" calcext:value-type="float">
            <text:p>-52,91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62" calcext:value-type="float">
            <text:p>762</text:p>
          </table:table-cell>
          <table:table-cell table:formula="of:=COM.MICROSOFT.STDEV.S([.B135:.B146])" office:value-type="float" office:value="35.729094332465" calcext:value-type="float">
            <text:p>35,7290943325</text:p>
          </table:table-cell>
          <table:table-cell table:formula="of:=AVERAGE([.B135:.B146])" office:value-type="float" office:value="705.25" calcext:value-type="float">
            <text:p>705,25</text:p>
          </table:table-cell>
          <table:table-cell table:formula="of:=[.D146]-[.C146]" office:value-type="float" office:value="669.520905667535" calcext:value-type="float">
            <text:p>669,5209056675</text:p>
          </table:table-cell>
          <table:table-cell table:formula="of:=[.D146]-[.D134]" office:value-type="float" office:value="-50.1666666666666" calcext:value-type="float">
            <text:p>-50,16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732" calcext:value-type="float">
            <text:p>732</text:p>
          </table:table-cell>
          <table:table-cell table:formula="of:=COM.MICROSOFT.STDEV.S([.B136:.B147])" office:value-type="float" office:value="34.2569391333767" calcext:value-type="float">
            <text:p>34,2569391334</text:p>
          </table:table-cell>
          <table:table-cell table:formula="of:=AVERAGE([.B136:.B147])" office:value-type="float" office:value="703.916666666667" calcext:value-type="float">
            <text:p>703,9166666667</text:p>
          </table:table-cell>
          <table:table-cell table:formula="of:=[.D147]-[.C147]" office:value-type="float" office:value="669.65972753329" calcext:value-type="float">
            <text:p>669,6597275333</text:p>
          </table:table-cell>
          <table:table-cell table:formula="of:=[.D147]-[.D135]" office:value-type="float" office:value="-46.3333333333334" calcext:value-type="float">
            <text:p>-46,33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1" calcext:value-type="float">
            <text:p>761</text:p>
          </table:table-cell>
          <table:table-cell table:formula="of:=COM.MICROSOFT.STDEV.S([.B137:.B148])" office:value-type="float" office:value="35.9418722636729" calcext:value-type="float">
            <text:p>35,9418722637</text:p>
          </table:table-cell>
          <table:table-cell table:formula="of:=AVERAGE([.B137:.B148])" office:value-type="float" office:value="705" calcext:value-type="float">
            <text:p>705</text:p>
          </table:table-cell>
          <table:table-cell table:formula="of:=[.D148]-[.C148]" office:value-type="float" office:value="669.058127736327" calcext:value-type="float">
            <text:p>669,0581277363</text:p>
          </table:table-cell>
          <table:table-cell table:formula="of:=[.D148]-[.D136]" office:value-type="float" office:value="-33.8333333333334" calcext:value-type="float">
            <text:p>-33,8333333333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662" calcext:value-type="float">
            <text:p>662</text:p>
          </table:table-cell>
          <table:table-cell table:formula="of:=COM.MICROSOFT.STDEV.S([.B138:.B149])" office:value-type="float" office:value="38.0354698892622" calcext:value-type="float">
            <text:p>38,0354698893</text:p>
          </table:table-cell>
          <table:table-cell table:formula="of:=AVERAGE([.B138:.B149])" office:value-type="float" office:value="701.833333333333" calcext:value-type="float">
            <text:p>701,8333333333</text:p>
          </table:table-cell>
          <table:table-cell table:formula="of:=[.D149]-[.C149]" office:value-type="float" office:value="663.797863444071" calcext:value-type="float">
            <text:p>663,7978634441</text:p>
          </table:table-cell>
          <table:table-cell table:formula="of:=[.D149]-[.D137]" office:value-type="float" office:value="-26.5833333333333" calcext:value-type="float">
            <text:p>-26,5833333333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4" calcext:value-type="float">
            <text:p>694</text:p>
          </table:table-cell>
          <table:table-cell table:formula="of:=COM.MICROSOFT.STDEV.S([.B139:.B150])" office:value-type="float" office:value="37.2350234281781" calcext:value-type="float">
            <text:p>37,2350234282</text:p>
          </table:table-cell>
          <table:table-cell table:formula="of:=AVERAGE([.B139:.B150])" office:value-type="float" office:value="699.083333333333" calcext:value-type="float">
            <text:p>699,0833333333</text:p>
          </table:table-cell>
          <table:table-cell table:formula="of:=[.D150]-[.C150]" office:value-type="float" office:value="661.848309905155" calcext:value-type="float">
            <text:p>661,8483099052</text:p>
          </table:table-cell>
          <table:table-cell table:formula="of:=[.D150]-[.D138]" office:value-type="float" office:value="-22.8333333333333" calcext:value-type="float">
            <text:p>-22,83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48" calcext:value-type="float">
            <text:p>648</text:p>
          </table:table-cell>
          <table:table-cell table:formula="of:=COM.MICROSOFT.STDEV.S([.B140:.B151])" office:value-type="float" office:value="40.0668948211121" calcext:value-type="float">
            <text:p>40,0668948211</text:p>
          </table:table-cell>
          <table:table-cell table:formula="of:=AVERAGE([.B140:.B151])" office:value-type="float" office:value="695.083333333333" calcext:value-type="float">
            <text:p>695,0833333333</text:p>
          </table:table-cell>
          <table:table-cell table:formula="of:=[.D151]-[.C151]" office:value-type="float" office:value="655.016438512221" calcext:value-type="float">
            <text:p>655,0164385122</text:p>
          </table:table-cell>
          <table:table-cell table:formula="of:=[.D151]-[.D139]" office:value-type="float" office:value="-27.9166666666666" calcext:value-type="float">
            <text:p>-27,91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32" calcext:value-type="float">
            <text:p>632</text:p>
          </table:table-cell>
          <table:table-cell table:formula="of:=COM.MICROSOFT.STDEV.S([.B141:.B152])" office:value-type="float" office:value="41.8956134248256" calcext:value-type="float">
            <text:p>41,8956134248</text:p>
          </table:table-cell>
          <table:table-cell table:formula="of:=AVERAGE([.B141:.B152])" office:value-type="float" office:value="693.833333333333" calcext:value-type="float">
            <text:p>693,8333333333</text:p>
          </table:table-cell>
          <table:table-cell table:formula="of:=[.D152]-[.C152]" office:value-type="float" office:value="651.937719908508" calcext:value-type="float">
            <text:p>651,9377199085</text:p>
          </table:table-cell>
          <table:table-cell table:formula="of:=[.D152]-[.D140]" office:value-type="float" office:value="-28.75" calcext:value-type="float">
            <text:p>-28,75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53" calcext:value-type="float">
            <text:p>653</text:p>
          </table:table-cell>
          <table:table-cell table:formula="of:=COM.MICROSOFT.STDEV.S([.B142:.B153])" office:value-type="float" office:value="42.966865316794" calcext:value-type="float">
            <text:p>42,9668653168</text:p>
          </table:table-cell>
          <table:table-cell table:formula="of:=AVERAGE([.B142:.B153])" office:value-type="float" office:value="688.833333333333" calcext:value-type="float">
            <text:p>688,8333333333</text:p>
          </table:table-cell>
          <table:table-cell table:formula="of:=[.D153]-[.C153]" office:value-type="float" office:value="645.866468016539" calcext:value-type="float">
            <text:p>645,8664680165</text:p>
          </table:table-cell>
          <table:table-cell table:formula="of:=[.D153]-[.D141]" office:value-type="float" office:value="-34.1666666666666" calcext:value-type="float">
            <text:p>-34,16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640" calcext:value-type="float">
            <text:p>640</text:p>
          </table:table-cell>
          <table:table-cell table:formula="of:=COM.MICROSOFT.STDEV.S([.B143:.B154])" office:value-type="float" office:value="45.0766182754598" calcext:value-type="float">
            <text:p>45,0766182755</text:p>
          </table:table-cell>
          <table:table-cell table:formula="of:=AVERAGE([.B143:.B154])" office:value-type="float" office:value="686.083333333333" calcext:value-type="float">
            <text:p>686,0833333333</text:p>
          </table:table-cell>
          <table:table-cell table:formula="of:=[.D154]-[.C154]" office:value-type="float" office:value="641.006715057874" calcext:value-type="float">
            <text:p>641,0067150579</text:p>
          </table:table-cell>
          <table:table-cell table:formula="of:=[.D154]-[.D142]" office:value-type="float" office:value="-33.9166666666666" calcext:value-type="float">
            <text:p>-33,91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6" calcext:value-type="float">
            <text:p>686</text:p>
          </table:table-cell>
          <table:table-cell table:formula="of:=COM.MICROSOFT.STDEV.S([.B144:.B155])" office:value-type="float" office:value="44.9210587047046" calcext:value-type="float">
            <text:p>44,9210587047</text:p>
          </table:table-cell>
          <table:table-cell table:formula="of:=AVERAGE([.B144:.B155])" office:value-type="float" office:value="685.083333333333" calcext:value-type="float">
            <text:p>685,0833333333</text:p>
          </table:table-cell>
          <table:table-cell table:formula="of:=[.D155]-[.C155]" office:value-type="float" office:value="640.162274628629" calcext:value-type="float">
            <text:p>640,1622746286</text:p>
          </table:table-cell>
          <table:table-cell table:formula="of:=[.D155]-[.D143]" office:value-type="float" office:value="-30.3333333333333" calcext:value-type="float">
            <text:p>-30,3333333333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03" calcext:value-type="float">
            <text:p>703</text:p>
          </table:table-cell>
          <table:table-cell table:formula="of:=COM.MICROSOFT.STDEV.S([.B145:.B156])" office:value-type="float" office:value="45.2195821084252" calcext:value-type="float">
            <text:p>45,2195821084</text:p>
          </table:table-cell>
          <table:table-cell table:formula="of:=AVERAGE([.B145:.B156])" office:value-type="float" office:value="686.416666666667" calcext:value-type="float">
            <text:p>686,4166666667</text:p>
          </table:table-cell>
          <table:table-cell table:formula="of:=[.D156]-[.C156]" office:value-type="float" office:value="641.197084558242" calcext:value-type="float">
            <text:p>641,1970845582</text:p>
          </table:table-cell>
          <table:table-cell table:formula="of:=[.D156]-[.D144]" office:value-type="float" office:value="-24.8333333333334" calcext:value-type="float">
            <text:p>-24,833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651" calcext:value-type="float">
            <text:p>651</text:p>
          </table:table-cell>
          <table:table-cell table:formula="of:=COM.MICROSOFT.STDEV.S([.B146:.B157])" office:value-type="float" office:value="45.9551823832611" calcext:value-type="float">
            <text:p>45,9551823833</text:p>
          </table:table-cell>
          <table:table-cell table:formula="of:=AVERAGE([.B146:.B157])" office:value-type="float" office:value="685.333333333333" calcext:value-type="float">
            <text:p>685,3333333333</text:p>
          </table:table-cell>
          <table:table-cell table:formula="of:=[.D157]-[.C157]" office:value-type="float" office:value="639.378150950072" calcext:value-type="float">
            <text:p>639,3781509501</text:p>
          </table:table-cell>
          <table:table-cell table:formula="of:=[.D157]-[.D145]" office:value-type="float" office:value="-21.5" calcext:value-type="float">
            <text:p>-21,5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58" calcext:value-type="float">
            <text:p>758</text:p>
          </table:table-cell>
          <table:table-cell table:formula="of:=COM.MICROSOFT.STDEV.S([.B147:.B158])" office:value-type="float" office:value="45.3591726716278" calcext:value-type="float">
            <text:p>45,3591726716</text:p>
          </table:table-cell>
          <table:table-cell table:formula="of:=AVERAGE([.B147:.B158])" office:value-type="float" office:value="685" calcext:value-type="float">
            <text:p>685</text:p>
          </table:table-cell>
          <table:table-cell table:formula="of:=[.D158]-[.C158]" office:value-type="float" office:value="639.640827328372" calcext:value-type="float">
            <text:p>639,6408273284</text:p>
          </table:table-cell>
          <table:table-cell table:formula="of:=[.D158]-[.D146]" office:value-type="float" office:value="-20.25" calcext:value-type="float">
            <text:p>-20,2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83" calcext:value-type="float">
            <text:p>683</text:p>
          </table:table-cell>
          <table:table-cell table:formula="of:=COM.MICROSOFT.STDEV.S([.B148:.B159])" office:value-type="float" office:value="42.8813549932906" calcext:value-type="float">
            <text:p>42,8813549933</text:p>
          </table:table-cell>
          <table:table-cell table:formula="of:=AVERAGE([.B148:.B159])" office:value-type="float" office:value="680.916666666667" calcext:value-type="float">
            <text:p>680,9166666667</text:p>
          </table:table-cell>
          <table:table-cell table:formula="of:=[.D159]-[.C159]" office:value-type="float" office:value="638.035311673376" calcext:value-type="float">
            <text:p>638,0353116734</text:p>
          </table:table-cell>
          <table:table-cell table:formula="of:=[.D159]-[.D147]" office:value-type="float" office:value="-23" calcext:value-type="float">
            <text:p>-2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14" calcext:value-type="float">
            <text:p>714</text:p>
          </table:table-cell>
          <table:table-cell table:formula="of:=COM.MICROSOFT.STDEV.S([.B149:.B160])" office:value-type="float" office:value="36.5861374641469" calcext:value-type="float">
            <text:p>36,5861374641</text:p>
          </table:table-cell>
          <table:table-cell table:formula="of:=AVERAGE([.B149:.B160])" office:value-type="float" office:value="677" calcext:value-type="float">
            <text:p>677</text:p>
          </table:table-cell>
          <table:table-cell table:formula="of:=[.D160]-[.C160]" office:value-type="float" office:value="640.413862535853" calcext:value-type="float">
            <text:p>640,4138625359</text:p>
          </table:table-cell>
          <table:table-cell table:formula="of:=[.D160]-[.D148]" office:value-type="float" office:value="-28" calcext:value-type="float">
            <text:p>-28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687" calcext:value-type="float">
            <text:p>687</text:p>
          </table:table-cell>
          <table:table-cell table:formula="of:=COM.MICROSOFT.STDEV.S([.B150:.B161])" office:value-type="float" office:value="36.3654639692246" calcext:value-type="float">
            <text:p>36,3654639692</text:p>
          </table:table-cell>
          <table:table-cell table:formula="of:=AVERAGE([.B150:.B161])" office:value-type="float" office:value="679.083333333333" calcext:value-type="float">
            <text:p>679,0833333333</text:p>
          </table:table-cell>
          <table:table-cell table:formula="of:=[.D161]-[.C161]" office:value-type="float" office:value="642.717869364109" calcext:value-type="float">
            <text:p>642,7178693641</text:p>
          </table:table-cell>
          <table:table-cell table:formula="of:=[.D161]-[.D149]" office:value-type="float" office:value="-22.75" calcext:value-type="float">
            <text:p>-22,7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97" calcext:value-type="float">
            <text:p>697</text:p>
          </table:table-cell>
          <table:table-cell table:formula="of:=COM.MICROSOFT.STDEV.S([.B151:.B162])" office:value-type="float" office:value="36.4874407616283" calcext:value-type="float">
            <text:p>36,4874407616</text:p>
          </table:table-cell>
          <table:table-cell table:formula="of:=AVERAGE([.B151:.B162])" office:value-type="float" office:value="679.333333333333" calcext:value-type="float">
            <text:p>679,3333333333</text:p>
          </table:table-cell>
          <table:table-cell table:formula="of:=[.D162]-[.C162]" office:value-type="float" office:value="642.845892571705" calcext:value-type="float">
            <text:p>642,8458925717</text:p>
          </table:table-cell>
          <table:table-cell table:formula="of:=[.D162]-[.D150]" office:value-type="float" office:value="-19.75" calcext:value-type="float">
            <text:p>-19,7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07" calcext:value-type="float">
            <text:p>607</text:p>
          </table:table-cell>
          <table:table-cell table:formula="of:=COM.MICROSOFT.STDEV.S([.B152:.B163])" office:value-type="float" office:value="41.2915539092733" calcext:value-type="float">
            <text:p>41,2915539093</text:p>
          </table:table-cell>
          <table:table-cell table:formula="of:=AVERAGE([.B152:.B163])" office:value-type="float" office:value="675.916666666667" calcext:value-type="float">
            <text:p>675,9166666667</text:p>
          </table:table-cell>
          <table:table-cell table:formula="of:=[.D163]-[.C163]" office:value-type="float" office:value="634.625112757393" calcext:value-type="float">
            <text:p>634,6251127574</text:p>
          </table:table-cell>
          <table:table-cell table:formula="of:=[.D163]-[.D151]" office:value-type="float" office:value="-19.1666666666667" calcext:value-type="float">
            <text:p>-19,166666666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91" calcext:value-type="float">
            <text:p>591</text:p>
          </table:table-cell>
          <table:table-cell table:formula="of:=COM.MICROSOFT.STDEV.S([.B153:.B164])" office:value-type="float" office:value="46.6095971389428" calcext:value-type="float">
            <text:p>46,6095971389</text:p>
          </table:table-cell>
          <table:table-cell table:formula="of:=AVERAGE([.B153:.B164])" office:value-type="float" office:value="672.5" calcext:value-type="float">
            <text:p>672,5</text:p>
          </table:table-cell>
          <table:table-cell table:formula="of:=[.D164]-[.C164]" office:value-type="float" office:value="625.890402861057" calcext:value-type="float">
            <text:p>625,8904028611</text:p>
          </table:table-cell>
          <table:table-cell table:formula="of:=[.D164]-[.D152]" office:value-type="float" office:value="-21.3333333333334" calcext:value-type="float">
            <text:p>-21,3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602" calcext:value-type="float">
            <text:p>602</text:p>
          </table:table-cell>
          <table:table-cell table:formula="of:=COM.MICROSOFT.STDEV.S([.B154:.B165])" office:value-type="float" office:value="50.6953915782562" calcext:value-type="float">
            <text:p>50,6953915783</text:p>
          </table:table-cell>
          <table:table-cell table:formula="of:=AVERAGE([.B154:.B165])" office:value-type="float" office:value="668.25" calcext:value-type="float">
            <text:p>668,25</text:p>
          </table:table-cell>
          <table:table-cell table:formula="of:=[.D165]-[.C165]" office:value-type="float" office:value="617.554608421744" calcext:value-type="float">
            <text:p>617,5546084217</text:p>
          </table:table-cell>
          <table:table-cell table:formula="of:=[.D165]-[.D153]" office:value-type="float" office:value="-20.5833333333334" calcext:value-type="float">
            <text:p>-20,58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627" calcext:value-type="float">
            <text:p>627</text:p>
          </table:table-cell>
          <table:table-cell table:formula="of:=COM.MICROSOFT.STDEV.S([.B155:.B166])" office:value-type="float" office:value="51.4866855398441" calcext:value-type="float">
            <text:p>51,4866855398</text:p>
          </table:table-cell>
          <table:table-cell table:formula="of:=AVERAGE([.B155:.B166])" office:value-type="float" office:value="667.166666666667" calcext:value-type="float">
            <text:p>667,1666666667</text:p>
          </table:table-cell>
          <table:table-cell table:formula="of:=[.D166]-[.C166]" office:value-type="float" office:value="615.679981126823" calcext:value-type="float">
            <text:p>615,6799811268</text:p>
          </table:table-cell>
          <table:table-cell table:formula="of:=[.D166]-[.D154]" office:value-type="float" office:value="-18.9166666666667" calcext:value-type="float">
            <text:p>-18,9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633" calcext:value-type="float">
            <text:p>633</text:p>
          </table:table-cell>
          <table:table-cell table:formula="of:=COM.MICROSOFT.STDEV.S([.B156:.B167])" office:value-type="float" office:value="51.9949735332876" calcext:value-type="float">
            <text:p>51,9949735333</text:p>
          </table:table-cell>
          <table:table-cell table:formula="of:=AVERAGE([.B156:.B167])" office:value-type="float" office:value="662.75" calcext:value-type="float">
            <text:p>662,75</text:p>
          </table:table-cell>
          <table:table-cell table:formula="of:=[.D167]-[.C167]" office:value-type="float" office:value="610.755026466712" calcext:value-type="float">
            <text:p>610,7550264667</text:p>
          </table:table-cell>
          <table:table-cell table:formula="of:=[.D167]-[.D155]" office:value-type="float" office:value="-22.3333333333334" calcext:value-type="float">
            <text:p>-22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22" calcext:value-type="float">
            <text:p>722</text:p>
          </table:table-cell>
          <table:table-cell table:formula="of:=COM.MICROSOFT.STDEV.S([.B157:.B168])" office:value-type="float" office:value="53.5966982248539" calcext:value-type="float">
            <text:p>53,5966982249</text:p>
          </table:table-cell>
          <table:table-cell table:formula="of:=AVERAGE([.B157:.B168])" office:value-type="float" office:value="664.333333333333" calcext:value-type="float">
            <text:p>664,3333333333</text:p>
          </table:table-cell>
          <table:table-cell table:formula="of:=[.D168]-[.C168]" office:value-type="float" office:value="610.736635108479" calcext:value-type="float">
            <text:p>610,7366351085</text:p>
          </table:table-cell>
          <table:table-cell table:formula="of:=[.D168]-[.D156]" office:value-type="float" office:value="-22.0833333333333" calcext:value-type="float">
            <text:p>-22,08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85" calcext:value-type="float">
            <text:p>685</text:p>
          </table:table-cell>
          <table:table-cell table:formula="of:=COM.MICROSOFT.STDEV.S([.B158:.B169])" office:value-type="float" office:value="53.7262985093441" calcext:value-type="float">
            <text:p>53,7262985093</text:p>
          </table:table-cell>
          <table:table-cell table:formula="of:=AVERAGE([.B158:.B169])" office:value-type="float" office:value="667.166666666667" calcext:value-type="float">
            <text:p>667,1666666667</text:p>
          </table:table-cell>
          <table:table-cell table:formula="of:=[.D169]-[.C169]" office:value-type="float" office:value="613.440368157323" calcext:value-type="float">
            <text:p>613,4403681573</text:p>
          </table:table-cell>
          <table:table-cell table:formula="of:=[.D169]-[.D157]" office:value-type="float" office:value="-18.1666666666667" calcext:value-type="float">
            <text:p>-18,1666666667</text:p>
          </table:table-cell>
          <table:table-cell table:number-columns-repeated="1018"/>
        </table:table-row>
      </table:table>
      <table:table table:name="Editors &gt;100" table:style-name="ta1">
        <table:shapes>
          <draw:frame draw:z-index="0" draw:style-name="gr1" draw:text-style-name="P1" svg:width="159.99mm" svg:height="89.99mm" svg:x="136.47mm" svg:y="1mm">
            <loext:p draw:notify-on-update-of-ranges="'Editors &gt;100'.A1:'Editors &gt;100'.A1 'Editors &gt;100'.A2:'Editors &gt;100'.A169 'Editors &gt;100'.B1:'Editors &gt;100'.B1 'Editors &gt;100'.B2:'Editors &gt;100'.B169 'Editors &gt;100'.D1:'Editors &gt;100'.D1 'Editors &gt;100'.D2:'Editors &gt;100'.D169 'Editors &gt;100'.E1:'Editors &gt;100'.E1 'Editors &gt;100'.E2:'Editors &gt;100'.E169 'Editors &gt;100'.F1:'Editors &gt;100'.F1 'Editors &gt;100'.F2:'Editors &gt;100'.F1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ors &gt;100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9" calcext:value-type="float">
            <text:p>9</text:p>
          </table:table-cell>
          <table:table-cell table:formula="of:=COM.MICROSOFT.STDEV.S([.B2:.B13])" office:value-type="float" office:value="2.96826650767852" calcext:value-type="float">
            <text:p>2,9682665077</text:p>
          </table:table-cell>
          <table:table-cell table:formula="of:=AVERAGE([.B2:.B13])" office:value-type="float" office:value="6.91666666666667" calcext:value-type="float">
            <text:p>6,9166666667</text:p>
          </table:table-cell>
          <table:table-cell table:formula="of:=[.D13]-[.C13]" office:value-type="float" office:value="3.94840015898814" calcext:value-type="float">
            <text:p>3,948400159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1" calcext:value-type="float">
            <text:p>11</text:p>
          </table:table-cell>
          <table:table-cell table:formula="of:=COM.MICROSOFT.STDEV.S([.B3:.B14])" office:value-type="float" office:value="3.03015151136345" calcext:value-type="float">
            <text:p>3,0301515114</text:p>
          </table:table-cell>
          <table:table-cell table:formula="of:=AVERAGE([.B3:.B14])" office:value-type="float" office:value="7.5" calcext:value-type="float">
            <text:p>7,5</text:p>
          </table:table-cell>
          <table:table-cell table:formula="of:=[.D14]-[.C14]" office:value-type="float" office:value="4.46984848863655" calcext:value-type="float">
            <text:p>4,4698484886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12" calcext:value-type="float">
            <text:p>12</text:p>
          </table:table-cell>
          <table:table-cell table:formula="of:=COM.MICROSOFT.STDEV.S([.B4:.B15])" office:value-type="float" office:value="3.278719262151" calcext:value-type="float">
            <text:p>3,2787192622</text:p>
          </table:table-cell>
          <table:table-cell table:formula="of:=AVERAGE([.B4:.B15])" office:value-type="float" office:value="7.75" calcext:value-type="float">
            <text:p>7,75</text:p>
          </table:table-cell>
          <table:table-cell table:formula="of:=[.D15]-[.C15]" office:value-type="float" office:value="4.471280737849" calcext:value-type="float">
            <text:p>4,4712807378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3" calcext:value-type="float">
            <text:p>23</text:p>
          </table:table-cell>
          <table:table-cell table:formula="of:=COM.MICROSOFT.STDEV.S([.B5:.B16])" office:value-type="float" office:value="5.50137723803336" calcext:value-type="float">
            <text:p>5,501377238</text:p>
          </table:table-cell>
          <table:table-cell table:formula="of:=AVERAGE([.B5:.B16])" office:value-type="float" office:value="8.91666666666667" calcext:value-type="float">
            <text:p>8,9166666667</text:p>
          </table:table-cell>
          <table:table-cell table:formula="of:=[.D16]-[.C16]" office:value-type="float" office:value="3.41528942863331" calcext:value-type="float">
            <text:p>3,4152894286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2" calcext:value-type="float">
            <text:p>22</text:p>
          </table:table-cell>
          <table:table-cell table:formula="of:=COM.MICROSOFT.STDEV.S([.B6:.B17])" office:value-type="float" office:value="6.31736423748789" calcext:value-type="float">
            <text:p>6,3173642375</text:p>
          </table:table-cell>
          <table:table-cell table:formula="of:=AVERAGE([.B6:.B17])" office:value-type="float" office:value="10.5" calcext:value-type="float">
            <text:p>10,5</text:p>
          </table:table-cell>
          <table:table-cell table:formula="of:=[.D17]-[.C17]" office:value-type="float" office:value="4.18263576251211" calcext:value-type="float">
            <text:p>4,182635762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8" calcext:value-type="float">
            <text:p>28</text:p>
          </table:table-cell>
          <table:table-cell table:formula="of:=COM.MICROSOFT.STDEV.S([.B7:.B18])" office:value-type="float" office:value="7.60930451168273" calcext:value-type="float">
            <text:p>7,6093045117</text:p>
          </table:table-cell>
          <table:table-cell table:formula="of:=AVERAGE([.B7:.B18])" office:value-type="float" office:value="12.5833333333333" calcext:value-type="float">
            <text:p>12,5833333333</text:p>
          </table:table-cell>
          <table:table-cell table:formula="of:=[.D18]-[.C18]" office:value-type="float" office:value="4.9740288216506" calcext:value-type="float">
            <text:p>4,9740288217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28" calcext:value-type="float">
            <text:p>28</text:p>
          </table:table-cell>
          <table:table-cell table:formula="of:=COM.MICROSOFT.STDEV.S([.B8:.B19])" office:value-type="float" office:value="8.27326838057183" calcext:value-type="float">
            <text:p>8,2732683806</text:p>
          </table:table-cell>
          <table:table-cell table:formula="of:=AVERAGE([.B8:.B19])" office:value-type="float" office:value="14.5833333333333" calcext:value-type="float">
            <text:p>14,5833333333</text:p>
          </table:table-cell>
          <table:table-cell table:formula="of:=[.D19]-[.C19]" office:value-type="float" office:value="6.3100649527615" calcext:value-type="float">
            <text:p>6,3100649528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3" calcext:value-type="float">
            <text:p>33</text:p>
          </table:table-cell>
          <table:table-cell table:formula="of:=COM.MICROSOFT.STDEV.S([.B9:.B20])" office:value-type="float" office:value="9.21913359499819" calcext:value-type="float">
            <text:p>9,219133595</text:p>
          </table:table-cell>
          <table:table-cell table:formula="of:=AVERAGE([.B9:.B20])" office:value-type="float" office:value="16.9166666666667" calcext:value-type="float">
            <text:p>16,9166666667</text:p>
          </table:table-cell>
          <table:table-cell table:formula="of:=[.D20]-[.C20]" office:value-type="float" office:value="7.69753307166848" calcext:value-type="float">
            <text:p>7,6975330717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2" calcext:value-type="float">
            <text:p>42</text:p>
          </table:table-cell>
          <table:table-cell table:formula="of:=COM.MICROSOFT.STDEV.S([.B10:.B21])" office:value-type="float" office:value="11.3244171700986" calcext:value-type="float">
            <text:p>11,3244171701</text:p>
          </table:table-cell>
          <table:table-cell table:formula="of:=AVERAGE([.B10:.B21])" office:value-type="float" office:value="19.6666666666667" calcext:value-type="float">
            <text:p>19,6666666667</text:p>
          </table:table-cell>
          <table:table-cell table:formula="of:=[.D21]-[.C21]" office:value-type="float" office:value="8.34224949656806" calcext:value-type="float">
            <text:p>8,3422494966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11:.B22])" office:value-type="float" office:value="13.1249819624696" calcext:value-type="float">
            <text:p>13,1249819625</text:p>
          </table:table-cell>
          <table:table-cell table:formula="of:=AVERAGE([.B11:.B22])" office:value-type="float" office:value="22.9166666666667" calcext:value-type="float">
            <text:p>22,9166666667</text:p>
          </table:table-cell>
          <table:table-cell table:formula="of:=[.D22]-[.C22]" office:value-type="float" office:value="9.7916847041971" calcext:value-type="float">
            <text:p>9,7916847042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COM.MICROSOFT.STDEV.S([.B12:.B23])" office:value-type="float" office:value="13.394933460986" calcext:value-type="float">
            <text:p>13,394933461</text:p>
          </table:table-cell>
          <table:table-cell table:formula="of:=AVERAGE([.B12:.B23])" office:value-type="float" office:value="25.8333333333333" calcext:value-type="float">
            <text:p>25,8333333333</text:p>
          </table:table-cell>
          <table:table-cell table:formula="of:=[.D23]-[.C23]" office:value-type="float" office:value="12.4383998723473" calcext:value-type="float">
            <text:p>12,438399872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9" calcext:value-type="float">
            <text:p>59</text:p>
          </table:table-cell>
          <table:table-cell table:formula="of:=COM.MICROSOFT.STDEV.S([.B13:.B24])" office:value-type="float" office:value="15.6619109480757" calcext:value-type="float">
            <text:p>15,6619109481</text:p>
          </table:table-cell>
          <table:table-cell table:formula="of:=AVERAGE([.B13:.B24])" office:value-type="float" office:value="29.75" calcext:value-type="float">
            <text:p>29,75</text:p>
          </table:table-cell>
          <table:table-cell table:formula="of:=[.D24]-[.C24]" office:value-type="float" office:value="14.0880890519243" calcext:value-type="float">
            <text:p>14,0880890519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6" calcext:value-type="float">
            <text:p>56</text:p>
          </table:table-cell>
          <table:table-cell table:formula="of:=COM.MICROSOFT.STDEV.S([.B14:.B25])" office:value-type="float" office:value="15.8764166631078" calcext:value-type="float">
            <text:p>15,8764166631</text:p>
          </table:table-cell>
          <table:table-cell table:formula="of:=AVERAGE([.B14:.B25])" office:value-type="float" office:value="33.6666666666667" calcext:value-type="float">
            <text:p>33,6666666667</text:p>
          </table:table-cell>
          <table:table-cell table:formula="of:=[.D25]-[.C25]" office:value-type="float" office:value="17.7902500035589" calcext:value-type="float">
            <text:p>17,7902500036</text:p>
          </table:table-cell>
          <table:table-cell table:formula="of:=[.D25]-[.D13]" office:value-type="float" office:value="26.75" calcext:value-type="float">
            <text:p>26,75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9" calcext:value-type="float">
            <text:p>49</text:p>
          </table:table-cell>
          <table:table-cell table:formula="of:=COM.MICROSOFT.STDEV.S([.B15:.B26])" office:value-type="float" office:value="14.6897201739134" calcext:value-type="float">
            <text:p>14,6897201739</text:p>
          </table:table-cell>
          <table:table-cell table:formula="of:=AVERAGE([.B15:.B26])" office:value-type="float" office:value="36.8333333333333" calcext:value-type="float">
            <text:p>36,8333333333</text:p>
          </table:table-cell>
          <table:table-cell table:formula="of:=[.D26]-[.C26]" office:value-type="float" office:value="22.1436131594199" calcext:value-type="float">
            <text:p>22,1436131594</text:p>
          </table:table-cell>
          <table:table-cell table:formula="of:=[.D26]-[.D14]" office:value-type="float" office:value="29.3333333333333" calcext:value-type="float">
            <text:p>29,33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42" calcext:value-type="float">
            <text:p>42</text:p>
          </table:table-cell>
          <table:table-cell table:formula="of:=COM.MICROSOFT.STDEV.S([.B16:.B27])" office:value-type="float" office:value="12.4632793972266" calcext:value-type="float">
            <text:p>12,4632793972</text:p>
          </table:table-cell>
          <table:table-cell table:formula="of:=AVERAGE([.B16:.B27])" office:value-type="float" office:value="39.3333333333333" calcext:value-type="float">
            <text:p>39,3333333333</text:p>
          </table:table-cell>
          <table:table-cell table:formula="of:=[.D27]-[.C27]" office:value-type="float" office:value="26.8700539361067" calcext:value-type="float">
            <text:p>26,8700539361</text:p>
          </table:table-cell>
          <table:table-cell table:formula="of:=[.D27]-[.D15]" office:value-type="float" office:value="31.5833333333333" calcext:value-type="float">
            <text:p>31,583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" calcext:value-type="float">
            <text:p>51</text:p>
          </table:table-cell>
          <table:table-cell table:formula="of:=COM.MICROSOFT.STDEV.S([.B17:.B28])" office:value-type="float" office:value="11.7266854445385" calcext:value-type="float">
            <text:p>11,7266854445</text:p>
          </table:table-cell>
          <table:table-cell table:formula="of:=AVERAGE([.B17:.B28])" office:value-type="float" office:value="41.6666666666667" calcext:value-type="float">
            <text:p>41,6666666667</text:p>
          </table:table-cell>
          <table:table-cell table:formula="of:=[.D28]-[.C28]" office:value-type="float" office:value="29.9399812221281" calcext:value-type="float">
            <text:p>29,9399812221</text:p>
          </table:table-cell>
          <table:table-cell table:formula="of:=[.D28]-[.D16]" office:value-type="float" office:value="32.75" calcext:value-type="float">
            <text:p>32,75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1" calcext:value-type="float">
            <text:p>61</text:p>
          </table:table-cell>
          <table:table-cell table:formula="of:=COM.MICROSOFT.STDEV.S([.B18:.B29])" office:value-type="float" office:value="11.1718667222898" calcext:value-type="float">
            <text:p>11,1718667223</text:p>
          </table:table-cell>
          <table:table-cell table:formula="of:=AVERAGE([.B18:.B29])" office:value-type="float" office:value="44.9166666666667" calcext:value-type="float">
            <text:p>44,9166666667</text:p>
          </table:table-cell>
          <table:table-cell table:formula="of:=[.D29]-[.C29]" office:value-type="float" office:value="33.7447999443769" calcext:value-type="float">
            <text:p>33,7447999444</text:p>
          </table:table-cell>
          <table:table-cell table:formula="of:=[.D29]-[.D17]" office:value-type="float" office:value="34.4166666666667" calcext:value-type="float">
            <text:p>34,41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8" calcext:value-type="float">
            <text:p>68</text:p>
          </table:table-cell>
          <table:table-cell table:formula="of:=COM.MICROSOFT.STDEV.S([.B19:.B30])" office:value-type="float" office:value="11.6238391404749" calcext:value-type="float">
            <text:p>11,6238391405</text:p>
          </table:table-cell>
          <table:table-cell table:formula="of:=AVERAGE([.B19:.B30])" office:value-type="float" office:value="48.25" calcext:value-type="float">
            <text:p>48,25</text:p>
          </table:table-cell>
          <table:table-cell table:formula="of:=[.D30]-[.C30]" office:value-type="float" office:value="36.6261608595251" calcext:value-type="float">
            <text:p>36,6261608595</text:p>
          </table:table-cell>
          <table:table-cell table:formula="of:=[.D30]-[.D18]" office:value-type="float" office:value="35.6666666666667" calcext:value-type="float">
            <text:p>35,66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76" calcext:value-type="float">
            <text:p>76</text:p>
          </table:table-cell>
          <table:table-cell table:formula="of:=COM.MICROSOFT.STDEV.S([.B20:.B31])" office:value-type="float" office:value="12.2632117993764" calcext:value-type="float">
            <text:p>12,2632117994</text:p>
          </table:table-cell>
          <table:table-cell table:formula="of:=AVERAGE([.B20:.B31])" office:value-type="float" office:value="52.25" calcext:value-type="float">
            <text:p>52,25</text:p>
          </table:table-cell>
          <table:table-cell table:formula="of:=[.D31]-[.C31]" office:value-type="float" office:value="39.9867882006236" calcext:value-type="float">
            <text:p>39,9867882006</text:p>
          </table:table-cell>
          <table:table-cell table:formula="of:=[.D31]-[.D19]" office:value-type="float" office:value="37.6666666666667" calcext:value-type="float">
            <text:p>37,666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85" calcext:value-type="float">
            <text:p>85</text:p>
          </table:table-cell>
          <table:table-cell table:formula="of:=COM.MICROSOFT.STDEV.S([.B21:.B32])" office:value-type="float" office:value="13.918322347528" calcext:value-type="float">
            <text:p>13,9183223475</text:p>
          </table:table-cell>
          <table:table-cell table:formula="of:=AVERAGE([.B21:.B32])" office:value-type="float" office:value="56.5833333333333" calcext:value-type="float">
            <text:p>56,5833333333</text:p>
          </table:table-cell>
          <table:table-cell table:formula="of:=[.D32]-[.C32]" office:value-type="float" office:value="42.6650109858054" calcext:value-type="float">
            <text:p>42,6650109858</text:p>
          </table:table-cell>
          <table:table-cell table:formula="of:=[.D32]-[.D20]" office:value-type="float" office:value="39.6666666666667" calcext:value-type="float">
            <text:p>39,66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01" calcext:value-type="float">
            <text:p>101</text:p>
          </table:table-cell>
          <table:table-cell table:formula="of:=COM.MICROSOFT.STDEV.S([.B22:.B33])" office:value-type="float" office:value="18.0931930947425" calcext:value-type="float">
            <text:p>18,0931930947</text:p>
          </table:table-cell>
          <table:table-cell table:formula="of:=AVERAGE([.B22:.B33])" office:value-type="float" office:value="61.5" calcext:value-type="float">
            <text:p>61,5</text:p>
          </table:table-cell>
          <table:table-cell table:formula="of:=[.D33]-[.C33]" office:value-type="float" office:value="43.4068069052575" calcext:value-type="float">
            <text:p>43,4068069053</text:p>
          </table:table-cell>
          <table:table-cell table:formula="of:=[.D33]-[.D21]" office:value-type="float" office:value="41.8333333333333" calcext:value-type="float">
            <text:p>41,8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69" calcext:value-type="float">
            <text:p>69</text:p>
          </table:table-cell>
          <table:table-cell table:formula="of:=COM.MICROSOFT.STDEV.S([.B23:.B34])" office:value-type="float" office:value="17.5982092752919" calcext:value-type="float">
            <text:p>17,5982092753</text:p>
          </table:table-cell>
          <table:table-cell table:formula="of:=AVERAGE([.B23:.B34])" office:value-type="float" office:value="63.3333333333333" calcext:value-type="float">
            <text:p>63,3333333333</text:p>
          </table:table-cell>
          <table:table-cell table:formula="of:=[.D34]-[.C34]" office:value-type="float" office:value="45.7351240580414" calcext:value-type="float">
            <text:p>45,735124058</text:p>
          </table:table-cell>
          <table:table-cell table:formula="of:=[.D34]-[.D22]" office:value-type="float" office:value="40.4166666666667" calcext:value-type="float">
            <text:p>40,41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9" calcext:value-type="float">
            <text:p>79</text:p>
          </table:table-cell>
          <table:table-cell table:formula="of:=COM.MICROSOFT.STDEV.S([.B24:.B35])" office:value-type="float" office:value="16.8702715036262" calcext:value-type="float">
            <text:p>16,8702715036</text:p>
          </table:table-cell>
          <table:table-cell table:formula="of:=AVERAGE([.B24:.B35])" office:value-type="float" office:value="66.3333333333333" calcext:value-type="float">
            <text:p>66,3333333333</text:p>
          </table:table-cell>
          <table:table-cell table:formula="of:=[.D35]-[.C35]" office:value-type="float" office:value="49.4630618297072" calcext:value-type="float">
            <text:p>49,4630618297</text:p>
          </table:table-cell>
          <table:table-cell table:formula="of:=[.D35]-[.D23]" office:value-type="float" office:value="40.5" calcext:value-type="float">
            <text:p>40,5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1" calcext:value-type="float">
            <text:p>71</text:p>
          </table:table-cell>
          <table:table-cell table:formula="of:=COM.MICROSOFT.STDEV.S([.B25:.B36])" office:value-type="float" office:value="16.7513002661304" calcext:value-type="float">
            <text:p>16,7513002661</text:p>
          </table:table-cell>
          <table:table-cell table:formula="of:=AVERAGE([.B25:.B36])" office:value-type="float" office:value="67.3333333333333" calcext:value-type="float">
            <text:p>67,3333333333</text:p>
          </table:table-cell>
          <table:table-cell table:formula="of:=[.D36]-[.C36]" office:value-type="float" office:value="50.5820330672029" calcext:value-type="float">
            <text:p>50,5820330672</text:p>
          </table:table-cell>
          <table:table-cell table:formula="of:=[.D36]-[.D24]" office:value-type="float" office:value="37.5833333333333" calcext:value-type="float">
            <text:p>37,58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4" calcext:value-type="float">
            <text:p>94</text:p>
          </table:table-cell>
          <table:table-cell table:formula="of:=COM.MICROSOFT.STDEV.S([.B26:.B37])" office:value-type="float" office:value="17.9620812724017" calcext:value-type="float">
            <text:p>17,9620812724</text:p>
          </table:table-cell>
          <table:table-cell table:formula="of:=AVERAGE([.B26:.B37])" office:value-type="float" office:value="70.5" calcext:value-type="float">
            <text:p>70,5</text:p>
          </table:table-cell>
          <table:table-cell table:formula="of:=[.D37]-[.C37]" office:value-type="float" office:value="52.5379187275983" calcext:value-type="float">
            <text:p>52,5379187276</text:p>
          </table:table-cell>
          <table:table-cell table:formula="of:=[.D37]-[.D25]" office:value-type="float" office:value="36.8333333333333" calcext:value-type="float">
            <text:p>36,8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23" calcext:value-type="float">
            <text:p>123</text:p>
          </table:table-cell>
          <table:table-cell table:formula="of:=COM.MICROSOFT.STDEV.S([.B27:.B38])" office:value-type="float" office:value="22.1290978057618" calcext:value-type="float">
            <text:p>22,1290978058</text:p>
          </table:table-cell>
          <table:table-cell table:formula="of:=AVERAGE([.B27:.B38])" office:value-type="float" office:value="76.6666666666667" calcext:value-type="float">
            <text:p>76,6666666667</text:p>
          </table:table-cell>
          <table:table-cell table:formula="of:=[.D38]-[.C38]" office:value-type="float" office:value="54.5375688609049" calcext:value-type="float">
            <text:p>54,5375688609</text:p>
          </table:table-cell>
          <table:table-cell table:formula="of:=[.D38]-[.D26]" office:value-type="float" office:value="39.8333333333333" calcext:value-type="float">
            <text:p>39,83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23" calcext:value-type="float">
            <text:p>123</text:p>
          </table:table-cell>
          <table:table-cell table:formula="of:=COM.MICROSOFT.STDEV.S([.B28:.B39])" office:value-type="float" office:value="22.9325427101208" calcext:value-type="float">
            <text:p>22,9325427101</text:p>
          </table:table-cell>
          <table:table-cell table:formula="of:=AVERAGE([.B28:.B39])" office:value-type="float" office:value="83.4166666666667" calcext:value-type="float">
            <text:p>83,4166666667</text:p>
          </table:table-cell>
          <table:table-cell table:formula="of:=[.D39]-[.C39]" office:value-type="float" office:value="60.4841239565459" calcext:value-type="float">
            <text:p>60,4841239565</text:p>
          </table:table-cell>
          <table:table-cell table:formula="of:=[.D39]-[.D27]" office:value-type="float" office:value="44.0833333333333" calcext:value-type="float">
            <text:p>44,08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26" calcext:value-type="float">
            <text:p>126</text:p>
          </table:table-cell>
          <table:table-cell table:formula="of:=COM.MICROSOFT.STDEV.S([.B29:.B40])" office:value-type="float" office:value="23.5075745368607" calcext:value-type="float">
            <text:p>23,5075745369</text:p>
          </table:table-cell>
          <table:table-cell table:formula="of:=AVERAGE([.B29:.B40])" office:value-type="float" office:value="89.6666666666667" calcext:value-type="float">
            <text:p>89,6666666667</text:p>
          </table:table-cell>
          <table:table-cell table:formula="of:=[.D40]-[.C40]" office:value-type="float" office:value="66.159092129806" calcext:value-type="float">
            <text:p>66,1590921298</text:p>
          </table:table-cell>
          <table:table-cell table:formula="of:=[.D40]-[.D28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25" calcext:value-type="float">
            <text:p>125</text:p>
          </table:table-cell>
          <table:table-cell table:formula="of:=COM.MICROSOFT.STDEV.S([.B30:.B41])" office:value-type="float" office:value="23.6720011060247" calcext:value-type="float">
            <text:p>23,672001106</text:p>
          </table:table-cell>
          <table:table-cell table:formula="of:=AVERAGE([.B30:.B41])" office:value-type="float" office:value="95" calcext:value-type="float">
            <text:p>95</text:p>
          </table:table-cell>
          <table:table-cell table:formula="of:=[.D41]-[.C41]" office:value-type="float" office:value="71.3279988939753" calcext:value-type="float">
            <text:p>71,327998894</text:p>
          </table:table-cell>
          <table:table-cell table:formula="of:=[.D41]-[.D29]" office:value-type="float" office:value="50.0833333333333" calcext:value-type="float">
            <text:p>50,0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6" calcext:value-type="float">
            <text:p>136</text:p>
          </table:table-cell>
          <table:table-cell table:formula="of:=COM.MICROSOFT.STDEV.S([.B31:.B42])" office:value-type="float" office:value="24.7361837775916" calcext:value-type="float">
            <text:p>24,7361837776</text:p>
          </table:table-cell>
          <table:table-cell table:formula="of:=AVERAGE([.B31:.B42])" office:value-type="float" office:value="100.666666666667" calcext:value-type="float">
            <text:p>100,6666666667</text:p>
          </table:table-cell>
          <table:table-cell table:formula="of:=[.D42]-[.C42]" office:value-type="float" office:value="75.930482889075" calcext:value-type="float">
            <text:p>75,9304828891</text:p>
          </table:table-cell>
          <table:table-cell table:formula="of:=[.D42]-[.D30]" office:value-type="float" office:value="52.4166666666667" calcext:value-type="float">
            <text:p>52,41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34" calcext:value-type="float">
            <text:p>134</text:p>
          </table:table-cell>
          <table:table-cell table:formula="of:=COM.MICROSOFT.STDEV.S([.B32:.B43])" office:value-type="float" office:value="25.1414181996742" calcext:value-type="float">
            <text:p>25,1414181997</text:p>
          </table:table-cell>
          <table:table-cell table:formula="of:=AVERAGE([.B32:.B43])" office:value-type="float" office:value="105.5" calcext:value-type="float">
            <text:p>105,5</text:p>
          </table:table-cell>
          <table:table-cell table:formula="of:=[.D43]-[.C43]" office:value-type="float" office:value="80.3585818003258" calcext:value-type="float">
            <text:p>80,3585818003</text:p>
          </table:table-cell>
          <table:table-cell table:formula="of:=[.D43]-[.D31]" office:value-type="float" office:value="53.25" calcext:value-type="float">
            <text:p>53,2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8" calcext:value-type="float">
            <text:p>118</text:p>
          </table:table-cell>
          <table:table-cell table:formula="of:=COM.MICROSOFT.STDEV.S([.B33:.B44])" office:value-type="float" office:value="24.4916497829548" calcext:value-type="float">
            <text:p>24,491649783</text:p>
          </table:table-cell>
          <table:table-cell table:formula="of:=AVERAGE([.B33:.B44])" office:value-type="float" office:value="108.25" calcext:value-type="float">
            <text:p>108,25</text:p>
          </table:table-cell>
          <table:table-cell table:formula="of:=[.D44]-[.C44]" office:value-type="float" office:value="83.7583502170452" calcext:value-type="float">
            <text:p>83,758350217</text:p>
          </table:table-cell>
          <table:table-cell table:formula="of:=[.D44]-[.D32]" office:value-type="float" office:value="51.6666666666667" calcext:value-type="float">
            <text:p>51,66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47" calcext:value-type="float">
            <text:p>147</text:p>
          </table:table-cell>
          <table:table-cell table:formula="of:=COM.MICROSOFT.STDEV.S([.B34:.B45])" office:value-type="float" office:value="26.7495397864688" calcext:value-type="float">
            <text:p>26,7495397865</text:p>
          </table:table-cell>
          <table:table-cell table:formula="of:=AVERAGE([.B34:.B45])" office:value-type="float" office:value="112.083333333333" calcext:value-type="float">
            <text:p>112,0833333333</text:p>
          </table:table-cell>
          <table:table-cell table:formula="of:=[.D45]-[.C45]" office:value-type="float" office:value="85.3337935468645" calcext:value-type="float">
            <text:p>85,3337935469</text:p>
          </table:table-cell>
          <table:table-cell table:formula="of:=[.D45]-[.D33]" office:value-type="float" office:value="50.5833333333333" calcext:value-type="float">
            <text:p>50,58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1" calcext:value-type="float">
            <text:p>121</text:p>
          </table:table-cell>
          <table:table-cell table:formula="of:=COM.MICROSOFT.STDEV.S([.B35:.B46])" office:value-type="float" office:value="23.0984388820517" calcext:value-type="float">
            <text:p>23,0984388821</text:p>
          </table:table-cell>
          <table:table-cell table:formula="of:=AVERAGE([.B35:.B46])" office:value-type="float" office:value="116.416666666667" calcext:value-type="float">
            <text:p>116,4166666667</text:p>
          </table:table-cell>
          <table:table-cell table:formula="of:=[.D46]-[.C46]" office:value-type="float" office:value="93.318227784615" calcext:value-type="float">
            <text:p>93,3182277846</text:p>
          </table:table-cell>
          <table:table-cell table:formula="of:=[.D46]-[.D34]" office:value-type="float" office:value="53.0833333333333" calcext:value-type="float">
            <text:p>53,0833333333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28" calcext:value-type="float">
            <text:p>128</text:p>
          </table:table-cell>
          <table:table-cell table:formula="of:=COM.MICROSOFT.STDEV.S([.B36:.B47])" office:value-type="float" office:value="20.0068170200241" calcext:value-type="float">
            <text:p>20,00681702</text:p>
          </table:table-cell>
          <table:table-cell table:formula="of:=AVERAGE([.B36:.B47])" office:value-type="float" office:value="120.5" calcext:value-type="float">
            <text:p>120,5</text:p>
          </table:table-cell>
          <table:table-cell table:formula="of:=[.D47]-[.C47]" office:value-type="float" office:value="100.493182979976" calcext:value-type="float">
            <text:p>100,49318298</text:p>
          </table:table-cell>
          <table:table-cell table:formula="of:=[.D47]-[.D35]" office:value-type="float" office:value="54.1666666666667" calcext:value-type="float">
            <text:p>54,16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8" calcext:value-type="float">
            <text:p>138</text:p>
          </table:table-cell>
          <table:table-cell table:formula="of:=COM.MICROSOFT.STDEV.S([.B37:.B48])" office:value-type="float" office:value="13.0903040685104" calcext:value-type="float">
            <text:p>13,0903040685</text:p>
          </table:table-cell>
          <table:table-cell table:formula="of:=AVERAGE([.B37:.B48])" office:value-type="float" office:value="126.083333333333" calcext:value-type="float">
            <text:p>126,0833333333</text:p>
          </table:table-cell>
          <table:table-cell table:formula="of:=[.D48]-[.C48]" office:value-type="float" office:value="112.993029264823" calcext:value-type="float">
            <text:p>112,9930292648</text:p>
          </table:table-cell>
          <table:table-cell table:formula="of:=[.D48]-[.D36]" office:value-type="float" office:value="58.75" calcext:value-type="float">
            <text:p>58,75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29" calcext:value-type="float">
            <text:p>129</text:p>
          </table:table-cell>
          <table:table-cell table:formula="of:=COM.MICROSOFT.STDEV.S([.B38:.B49])" office:value-type="float" office:value="8.32302392599753" calcext:value-type="float">
            <text:p>8,323023926</text:p>
          </table:table-cell>
          <table:table-cell table:formula="of:=AVERAGE([.B38:.B49])" office:value-type="float" office:value="129" calcext:value-type="float">
            <text:p>129</text:p>
          </table:table-cell>
          <table:table-cell table:formula="of:=[.D49]-[.C49]" office:value-type="float" office:value="120.676976074002" calcext:value-type="float">
            <text:p>120,676976074</text:p>
          </table:table-cell>
          <table:table-cell table:formula="of:=[.D49]-[.D37]" office:value-type="float" office:value="58.5" calcext:value-type="float">
            <text:p>58,5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5" calcext:value-type="float">
            <text:p>145</text:p>
          </table:table-cell>
          <table:table-cell table:formula="of:=COM.MICROSOFT.STDEV.S([.B39:.B50])" office:value-type="float" office:value="9.25235432774062" calcext:value-type="float">
            <text:p>9,2523543277</text:p>
          </table:table-cell>
          <table:table-cell table:formula="of:=AVERAGE([.B39:.B50])" office:value-type="float" office:value="130.833333333333" calcext:value-type="float">
            <text:p>130,8333333333</text:p>
          </table:table-cell>
          <table:table-cell table:formula="of:=[.D50]-[.C50]" office:value-type="float" office:value="121.580979005593" calcext:value-type="float">
            <text:p>121,5809790056</text:p>
          </table:table-cell>
          <table:table-cell table:formula="of:=[.D50]-[.D38]" office:value-type="float" office:value="54.1666666666667" calcext:value-type="float">
            <text:p>54,1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40:.B51])" office:value-type="float" office:value="9.17341349506906" calcext:value-type="float">
            <text:p>9,1734134951</text:p>
          </table:table-cell>
          <table:table-cell table:formula="of:=AVERAGE([.B40:.B51])" office:value-type="float" office:value="132.166666666667" calcext:value-type="float">
            <text:p>132,1666666667</text:p>
          </table:table-cell>
          <table:table-cell table:formula="of:=[.D51]-[.C51]" office:value-type="float" office:value="122.993253171598" calcext:value-type="float">
            <text:p>122,9932531716</text:p>
          </table:table-cell>
          <table:table-cell table:formula="of:=[.D51]-[.D39]" office:value-type="float" office:value="48.75" calcext:value-type="float">
            <text:p>48,75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57" calcext:value-type="float">
            <text:p>157</text:p>
          </table:table-cell>
          <table:table-cell table:formula="of:=COM.MICROSOFT.STDEV.S([.B41:.B52])" office:value-type="float" office:value="11.37880805389" calcext:value-type="float">
            <text:p>11,3788080539</text:p>
          </table:table-cell>
          <table:table-cell table:formula="of:=AVERAGE([.B41:.B52])" office:value-type="float" office:value="134.75" calcext:value-type="float">
            <text:p>134,75</text:p>
          </table:table-cell>
          <table:table-cell table:formula="of:=[.D52]-[.C52]" office:value-type="float" office:value="123.37119194611" calcext:value-type="float">
            <text:p>123,3711919461</text:p>
          </table:table-cell>
          <table:table-cell table:formula="of:=[.D52]-[.D40]" office:value-type="float" office:value="45.0833333333333" calcext:value-type="float">
            <text:p>45,0833333333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63" calcext:value-type="float">
            <text:p>163</text:p>
          </table:table-cell>
          <table:table-cell table:formula="of:=COM.MICROSOFT.STDEV.S([.B42:.B53])" office:value-type="float" office:value="13.5072932039313" calcext:value-type="float">
            <text:p>13,5072932039</text:p>
          </table:table-cell>
          <table:table-cell table:formula="of:=AVERAGE([.B42:.B53])" office:value-type="float" office:value="137.916666666667" calcext:value-type="float">
            <text:p>137,9166666667</text:p>
          </table:table-cell>
          <table:table-cell table:formula="of:=[.D53]-[.C53]" office:value-type="float" office:value="124.409373462735" calcext:value-type="float">
            <text:p>124,4093734627</text:p>
          </table:table-cell>
          <table:table-cell table:formula="of:=[.D53]-[.D41]" office:value-type="float" office:value="42.9166666666667" calcext:value-type="float">
            <text:p>42,9166666667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4" calcext:value-type="float">
            <text:p>174</text:p>
          </table:table-cell>
          <table:table-cell table:formula="of:=COM.MICROSOFT.STDEV.S([.B43:.B54])" office:value-type="float" office:value="17.0158126102716" calcext:value-type="float">
            <text:p>17,0158126103</text:p>
          </table:table-cell>
          <table:table-cell table:formula="of:=AVERAGE([.B43:.B54])" office:value-type="float" office:value="141.083333333333" calcext:value-type="float">
            <text:p>141,0833333333</text:p>
          </table:table-cell>
          <table:table-cell table:formula="of:=[.D54]-[.C54]" office:value-type="float" office:value="124.067520723062" calcext:value-type="float">
            <text:p>124,0675207231</text:p>
          </table:table-cell>
          <table:table-cell table:formula="of:=[.D54]-[.D42]" office:value-type="float" office:value="40.4166666666667" calcext:value-type="float">
            <text:p>40,4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31" calcext:value-type="float">
            <text:p>131</text:p>
          </table:table-cell>
          <table:table-cell table:formula="of:=COM.MICROSOFT.STDEV.S([.B44:.B55])" office:value-type="float" office:value="17.1508459019232" calcext:value-type="float">
            <text:p>17,1508459019</text:p>
          </table:table-cell>
          <table:table-cell table:formula="of:=AVERAGE([.B44:.B55])" office:value-type="float" office:value="140.833333333333" calcext:value-type="float">
            <text:p>140,8333333333</text:p>
          </table:table-cell>
          <table:table-cell table:formula="of:=[.D55]-[.C55]" office:value-type="float" office:value="123.68248743141" calcext:value-type="float">
            <text:p>123,6824874314</text:p>
          </table:table-cell>
          <table:table-cell table:formula="of:=[.D55]-[.D43]" office:value-type="float" office:value="35.3333333333333" calcext:value-type="float">
            <text:p>35,33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39" calcext:value-type="float">
            <text:p>139</text:p>
          </table:table-cell>
          <table:table-cell table:formula="of:=COM.MICROSOFT.STDEV.S([.B45:.B56])" office:value-type="float" office:value="15.6115244921723" calcext:value-type="float">
            <text:p>15,6115244922</text:p>
          </table:table-cell>
          <table:table-cell table:formula="of:=AVERAGE([.B45:.B56])" office:value-type="float" office:value="142.583333333333" calcext:value-type="float">
            <text:p>142,5833333333</text:p>
          </table:table-cell>
          <table:table-cell table:formula="of:=[.D56]-[.C56]" office:value-type="float" office:value="126.971808841161" calcext:value-type="float">
            <text:p>126,9718088412</text:p>
          </table:table-cell>
          <table:table-cell table:formula="of:=[.D56]-[.D44]" office:value-type="float" office:value="34.3333333333333" calcext:value-type="float">
            <text:p>34,3333333333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3" calcext:value-type="float">
            <text:p>153</text:p>
          </table:table-cell>
          <table:table-cell table:formula="of:=COM.MICROSOFT.STDEV.S([.B46:.B57])" office:value-type="float" office:value="15.85994573723" calcext:value-type="float">
            <text:p>15,8599457372</text:p>
          </table:table-cell>
          <table:table-cell table:formula="of:=AVERAGE([.B46:.B57])" office:value-type="float" office:value="143.083333333333" calcext:value-type="float">
            <text:p>143,0833333333</text:p>
          </table:table-cell>
          <table:table-cell table:formula="of:=[.D57]-[.C57]" office:value-type="float" office:value="127.223387596103" calcext:value-type="float">
            <text:p>127,2233875961</text:p>
          </table:table-cell>
          <table:table-cell table:formula="of:=[.D57]-[.D45]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8" calcext:value-type="float">
            <text:p>148</text:p>
          </table:table-cell>
          <table:table-cell table:formula="of:=COM.MICROSOFT.STDEV.S([.B47:.B58])" office:value-type="float" office:value="14.2786129536026" calcext:value-type="float">
            <text:p>14,2786129536</text:p>
          </table:table-cell>
          <table:table-cell table:formula="of:=AVERAGE([.B47:.B58])" office:value-type="float" office:value="145.333333333333" calcext:value-type="float">
            <text:p>145,3333333333</text:p>
          </table:table-cell>
          <table:table-cell table:formula="of:=[.D58]-[.C58]" office:value-type="float" office:value="131.054720379731" calcext:value-type="float">
            <text:p>131,0547203797</text:p>
          </table:table-cell>
          <table:table-cell table:formula="of:=[.D58]-[.D46]" office:value-type="float" office:value="28.9166666666667" calcext:value-type="float">
            <text:p>28,91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0" calcext:value-type="float">
            <text:p>150</text:p>
          </table:table-cell>
          <table:table-cell table:formula="of:=COM.MICROSOFT.STDEV.S([.B48:.B59])" office:value-type="float" office:value="13.2241743741826" calcext:value-type="float">
            <text:p>13,2241743742</text:p>
          </table:table-cell>
          <table:table-cell table:formula="of:=AVERAGE([.B48:.B59])" office:value-type="float" office:value="147.166666666667" calcext:value-type="float">
            <text:p>147,1666666667</text:p>
          </table:table-cell>
          <table:table-cell table:formula="of:=[.D59]-[.C59]" office:value-type="float" office:value="133.942492292484" calcext:value-type="float">
            <text:p>133,9424922925</text:p>
          </table:table-cell>
          <table:table-cell table:formula="of:=[.D59]-[.D47]" office:value-type="float" office:value="26.6666666666667" calcext:value-type="float">
            <text:p>2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49:.B60])" office:value-type="float" office:value="12.9342744112476" calcext:value-type="float">
            <text:p>12,9342744112</text:p>
          </table:table-cell>
          <table:table-cell table:formula="of:=AVERAGE([.B49:.B60])" office:value-type="float" office:value="148.25" calcext:value-type="float">
            <text:p>148,25</text:p>
          </table:table-cell>
          <table:table-cell table:formula="of:=[.D60]-[.C60]" office:value-type="float" office:value="135.315725588752" calcext:value-type="float">
            <text:p>135,3157255888</text:p>
          </table:table-cell>
          <table:table-cell table:formula="of:=[.D60]-[.D48]" office:value-type="float" office:value="22.1666666666667" calcext:value-type="float">
            <text:p>22,1666666667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2" calcext:value-type="float">
            <text:p>152</text:p>
          </table:table-cell>
          <table:table-cell table:formula="of:=COM.MICROSOFT.STDEV.S([.B50:.B61])" office:value-type="float" office:value="11.440226740707" calcext:value-type="float">
            <text:p>11,4402267407</text:p>
          </table:table-cell>
          <table:table-cell table:formula="of:=AVERAGE([.B50:.B61])" office:value-type="float" office:value="150.166666666667" calcext:value-type="float">
            <text:p>150,1666666667</text:p>
          </table:table-cell>
          <table:table-cell table:formula="of:=[.D61]-[.C61]" office:value-type="float" office:value="138.72643992596" calcext:value-type="float">
            <text:p>138,726439926</text:p>
          </table:table-cell>
          <table:table-cell table:formula="of:=[.D61]-[.D49]" office:value-type="float" office:value="21.1666666666667" calcext:value-type="float">
            <text:p>21,1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1" calcext:value-type="float">
            <text:p>161</text:p>
          </table:table-cell>
          <table:table-cell table:formula="of:=COM.MICROSOFT.STDEV.S([.B51:.B62])" office:value-type="float" office:value="11.7124642232887" calcext:value-type="float">
            <text:p>11,7124642233</text:p>
          </table:table-cell>
          <table:table-cell table:formula="of:=AVERAGE([.B51:.B62])" office:value-type="float" office:value="151.5" calcext:value-type="float">
            <text:p>151,5</text:p>
          </table:table-cell>
          <table:table-cell table:formula="of:=[.D62]-[.C62]" office:value-type="float" office:value="139.787535776711" calcext:value-type="float">
            <text:p>139,7875357767</text:p>
          </table:table-cell>
          <table:table-cell table:formula="of:=[.D62]-[.D50]" office:value-type="float" office:value="20.6666666666667" calcext:value-type="float">
            <text:p>20,6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2" calcext:value-type="float">
            <text:p>172</text:p>
          </table:table-cell>
          <table:table-cell table:formula="of:=COM.MICROSOFT.STDEV.S([.B52:.B63])" office:value-type="float" office:value="12.3665604830858" calcext:value-type="float">
            <text:p>12,3665604831</text:p>
          </table:table-cell>
          <table:table-cell table:formula="of:=AVERAGE([.B52:.B63])" office:value-type="float" office:value="154.25" calcext:value-type="float">
            <text:p>154,25</text:p>
          </table:table-cell>
          <table:table-cell table:formula="of:=[.D63]-[.C63]" office:value-type="float" office:value="141.883439516914" calcext:value-type="float">
            <text:p>141,8834395169</text:p>
          </table:table-cell>
          <table:table-cell table:formula="of:=[.D63]-[.D51]" office:value-type="float" office:value="22.0833333333333" calcext:value-type="float">
            <text:p>22,08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60" calcext:value-type="float">
            <text:p>160</text:p>
          </table:table-cell>
          <table:table-cell table:formula="of:=COM.MICROSOFT.STDEV.S([.B53:.B64])" office:value-type="float" office:value="12.4571994517957" calcext:value-type="float">
            <text:p>12,4571994518</text:p>
          </table:table-cell>
          <table:table-cell table:formula="of:=AVERAGE([.B53:.B64])" office:value-type="float" office:value="154.5" calcext:value-type="float">
            <text:p>154,5</text:p>
          </table:table-cell>
          <table:table-cell table:formula="of:=[.D64]-[.C64]" office:value-type="float" office:value="142.042800548204" calcext:value-type="float">
            <text:p>142,0428005482</text:p>
          </table:table-cell>
          <table:table-cell table:formula="of:=[.D64]-[.D52]" office:value-type="float" office:value="19.75" calcext:value-type="float">
            <text:p>19,75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2" calcext:value-type="float">
            <text:p>142</text:p>
          </table:table-cell>
          <table:table-cell table:formula="of:=COM.MICROSOFT.STDEV.S([.B54:.B65])" office:value-type="float" office:value="12.6284311269165" calcext:value-type="float">
            <text:p>12,6284311269</text:p>
          </table:table-cell>
          <table:table-cell table:formula="of:=AVERAGE([.B54:.B65])" office:value-type="float" office:value="152.75" calcext:value-type="float">
            <text:p>152,75</text:p>
          </table:table-cell>
          <table:table-cell table:formula="of:=[.D65]-[.C65]" office:value-type="float" office:value="140.121568873084" calcext:value-type="float">
            <text:p>140,1215688731</text:p>
          </table:table-cell>
          <table:table-cell table:formula="of:=[.D65]-[.D53]" office:value-type="float" office:value="14.8333333333333" calcext:value-type="float">
            <text:p>14,8333333333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28" calcext:value-type="float">
            <text:p>128</text:p>
          </table:table-cell>
          <table:table-cell table:formula="of:=COM.MICROSOFT.STDEV.S([.B55:.B66])" office:value-type="float" office:value="12.5731194750282" calcext:value-type="float">
            <text:p>12,573119475</text:p>
          </table:table-cell>
          <table:table-cell table:formula="of:=AVERAGE([.B55:.B66])" office:value-type="float" office:value="148.916666666667" calcext:value-type="float">
            <text:p>148,9166666667</text:p>
          </table:table-cell>
          <table:table-cell table:formula="of:=[.D66]-[.C66]" office:value-type="float" office:value="136.343547191638" calcext:value-type="float">
            <text:p>136,3435471916</text:p>
          </table:table-cell>
          <table:table-cell table:formula="of:=[.D66]-[.D54]" office:value-type="float" office:value="7.83333333333331" calcext:value-type="float">
            <text:p>7,8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COM.MICROSOFT.STDEV.S([.B56:.B67])" office:value-type="float" office:value="11.8969693110422" calcext:value-type="float">
            <text:p>11,896969311</text:p>
          </table:table-cell>
          <table:table-cell table:formula="of:=AVERAGE([.B56:.B67])" office:value-type="float" office:value="149.416666666667" calcext:value-type="float">
            <text:p>149,4166666667</text:p>
          </table:table-cell>
          <table:table-cell table:formula="of:=[.D67]-[.C67]" office:value-type="float" office:value="137.519697355625" calcext:value-type="float">
            <text:p>137,5196973556</text:p>
          </table:table-cell>
          <table:table-cell table:formula="of:=[.D67]-[.D55]" office:value-type="float" office:value="8.58333333333331" calcext:value-type="float">
            <text:p>8,58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3" calcext:value-type="float">
            <text:p>143</text:p>
          </table:table-cell>
          <table:table-cell table:formula="of:=COM.MICROSOFT.STDEV.S([.B57:.B68])" office:value-type="float" office:value="11.6316574289933" calcext:value-type="float">
            <text:p>11,631657429</text:p>
          </table:table-cell>
          <table:table-cell table:formula="of:=AVERAGE([.B57:.B68])" office:value-type="float" office:value="149.75" calcext:value-type="float">
            <text:p>149,75</text:p>
          </table:table-cell>
          <table:table-cell table:formula="of:=[.D68]-[.C68]" office:value-type="float" office:value="138.118342571007" calcext:value-type="float">
            <text:p>138,118342571</text:p>
          </table:table-cell>
          <table:table-cell table:formula="of:=[.D68]-[.D56]" office:value-type="float" office:value="7.16666666666666" calcext:value-type="float">
            <text:p>7,1666666667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64" calcext:value-type="float">
            <text:p>164</text:p>
          </table:table-cell>
          <table:table-cell table:formula="of:=COM.MICROSOFT.STDEV.S([.B58:.B69])" office:value-type="float" office:value="12.3239112248826" calcext:value-type="float">
            <text:p>12,3239112249</text:p>
          </table:table-cell>
          <table:table-cell table:formula="of:=AVERAGE([.B58:.B69])" office:value-type="float" office:value="150.666666666667" calcext:value-type="float">
            <text:p>150,6666666667</text:p>
          </table:table-cell>
          <table:table-cell table:formula="of:=[.D69]-[.C69]" office:value-type="float" office:value="138.342755441784" calcext:value-type="float">
            <text:p>138,3427554418</text:p>
          </table:table-cell>
          <table:table-cell table:formula="of:=[.D69]-[.D57]" office:value-type="float" office:value="7.58333333333331" calcext:value-type="float">
            <text:p>7,58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55" calcext:value-type="float">
            <text:p>155</text:p>
          </table:table-cell>
          <table:table-cell table:formula="of:=COM.MICROSOFT.STDEV.S([.B59:.B70])" office:value-type="float" office:value="12.3518493278611" calcext:value-type="float">
            <text:p>12,3518493279</text:p>
          </table:table-cell>
          <table:table-cell table:formula="of:=AVERAGE([.B59:.B70])" office:value-type="float" office:value="151.25" calcext:value-type="float">
            <text:p>151,25</text:p>
          </table:table-cell>
          <table:table-cell table:formula="of:=[.D70]-[.C70]" office:value-type="float" office:value="138.898150672139" calcext:value-type="float">
            <text:p>138,8981506721</text:p>
          </table:table-cell>
          <table:table-cell table:formula="of:=[.D70]-[.D58]" office:value-type="float" office:value="5.91666666666666" calcext:value-type="float">
            <text:p>5,9166666667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56" calcext:value-type="float">
            <text:p>156</text:p>
          </table:table-cell>
          <table:table-cell table:formula="of:=COM.MICROSOFT.STDEV.S([.B60:.B71])" office:value-type="float" office:value="12.4179122824469" calcext:value-type="float">
            <text:p>12,4179122824</text:p>
          </table:table-cell>
          <table:table-cell table:formula="of:=AVERAGE([.B60:.B71])" office:value-type="float" office:value="151.75" calcext:value-type="float">
            <text:p>151,75</text:p>
          </table:table-cell>
          <table:table-cell table:formula="of:=[.D71]-[.C71]" office:value-type="float" office:value="139.332087717553" calcext:value-type="float">
            <text:p>139,3320877176</text:p>
          </table:table-cell>
          <table:table-cell table:formula="of:=[.D71]-[.D59]" office:value-type="float" office:value="4.58333333333334" calcext:value-type="float">
            <text:p>4,58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58" calcext:value-type="float">
            <text:p>158</text:p>
          </table:table-cell>
          <table:table-cell table:formula="of:=COM.MICROSOFT.STDEV.S([.B61:.B72])" office:value-type="float" office:value="12.5432584814845" calcext:value-type="float">
            <text:p>12,5432584815</text:p>
          </table:table-cell>
          <table:table-cell table:formula="of:=AVERAGE([.B61:.B72])" office:value-type="float" office:value="152.333333333333" calcext:value-type="float">
            <text:p>152,3333333333</text:p>
          </table:table-cell>
          <table:table-cell table:formula="of:=[.D72]-[.C72]" office:value-type="float" office:value="139.790074851849" calcext:value-type="float">
            <text:p>139,7900748518</text:p>
          </table:table-cell>
          <table:table-cell table:formula="of:=[.D72]-[.D60]" office:value-type="float" office:value="4.08333333333334" calcext:value-type="float">
            <text:p>4,08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2" calcext:value-type="float">
            <text:p>152</text:p>
          </table:table-cell>
          <table:table-cell table:formula="of:=COM.MICROSOFT.STDEV.S([.B62:.B73])" office:value-type="float" office:value="12.5432584814845" calcext:value-type="float">
            <text:p>12,5432584815</text:p>
          </table:table-cell>
          <table:table-cell table:formula="of:=AVERAGE([.B62:.B73])" office:value-type="float" office:value="152.333333333333" calcext:value-type="float">
            <text:p>152,3333333333</text:p>
          </table:table-cell>
          <table:table-cell table:formula="of:=[.D73]-[.C73]" office:value-type="float" office:value="139.790074851849" calcext:value-type="float">
            <text:p>139,7900748518</text:p>
          </table:table-cell>
          <table:table-cell table:formula="of:=[.D73]-[.D61]" office:value-type="float" office:value="2.16666666666669" calcext:value-type="float">
            <text:p>2,166666666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59" calcext:value-type="float">
            <text:p>159</text:p>
          </table:table-cell>
          <table:table-cell table:formula="of:=COM.MICROSOFT.STDEV.S([.B63:.B74])" office:value-type="float" office:value="12.4304123630373" calcext:value-type="float">
            <text:p>12,430412363</text:p>
          </table:table-cell>
          <table:table-cell table:formula="of:=AVERAGE([.B63:.B74])" office:value-type="float" office:value="152.166666666667" calcext:value-type="float">
            <text:p>152,1666666667</text:p>
          </table:table-cell>
          <table:table-cell table:formula="of:=[.D74]-[.C74]" office:value-type="float" office:value="139.736254303629" calcext:value-type="float">
            <text:p>139,7362543036</text:p>
          </table:table-cell>
          <table:table-cell table:formula="of:=[.D74]-[.D62]" office:value-type="float" office:value="0.666666666666657" calcext:value-type="float">
            <text:p>0,6666666667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47" calcext:value-type="float">
            <text:p>147</text:p>
          </table:table-cell>
          <table:table-cell table:formula="of:=COM.MICROSOFT.STDEV.S([.B64:.B75])" office:value-type="float" office:value="10.7910597114913" calcext:value-type="float">
            <text:p>10,7910597115</text:p>
          </table:table-cell>
          <table:table-cell table:formula="of:=AVERAGE([.B64:.B75])" office:value-type="float" office:value="150.083333333333" calcext:value-type="float">
            <text:p>150,0833333333</text:p>
          </table:table-cell>
          <table:table-cell table:formula="of:=[.D75]-[.C75]" office:value-type="float" office:value="139.292273621842" calcext:value-type="float">
            <text:p>139,2922736218</text:p>
          </table:table-cell>
          <table:table-cell table:formula="of:=[.D75]-[.D63]" office:value-type="float" office:value="-4.16666666666666" calcext:value-type="float">
            <text:p>-4,1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59" calcext:value-type="float">
            <text:p>159</text:p>
          </table:table-cell>
          <table:table-cell table:formula="of:=COM.MICROSOFT.STDEV.S([.B65:.B76])" office:value-type="float" office:value="10.7110817720374" calcext:value-type="float">
            <text:p>10,711081772</text:p>
          </table:table-cell>
          <table:table-cell table:formula="of:=AVERAGE([.B65:.B76])" office:value-type="float" office:value="150" calcext:value-type="float">
            <text:p>150</text:p>
          </table:table-cell>
          <table:table-cell table:formula="of:=[.D76]-[.C76]" office:value-type="float" office:value="139.288918227963" calcext:value-type="float">
            <text:p>139,288918228</text:p>
          </table:table-cell>
          <table:table-cell table:formula="of:=[.D76]-[.D64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1" calcext:value-type="float">
            <text:p>141</text:p>
          </table:table-cell>
          <table:table-cell table:formula="of:=COM.MICROSOFT.STDEV.S([.B66:.B77])" office:value-type="float" office:value="10.7826319382214" calcext:value-type="float">
            <text:p>10,7826319382</text:p>
          </table:table-cell>
          <table:table-cell table:formula="of:=AVERAGE([.B66:.B77])" office:value-type="float" office:value="149.916666666667" calcext:value-type="float">
            <text:p>149,9166666667</text:p>
          </table:table-cell>
          <table:table-cell table:formula="of:=[.D77]-[.C77]" office:value-type="float" office:value="139.134034728445" calcext:value-type="float">
            <text:p>139,1340347284</text:p>
          </table:table-cell>
          <table:table-cell table:formula="of:=[.D77]-[.D65]" office:value-type="float" office:value="-2.83333333333334" calcext:value-type="float">
            <text:p>-2,8333333333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49" calcext:value-type="float">
            <text:p>149</text:p>
          </table:table-cell>
          <table:table-cell table:formula="of:=COM.MICROSOFT.STDEV.S([.B67:.B78])" office:value-type="float" office:value="8.32666399786453" calcext:value-type="float">
            <text:p>8,3266639979</text:p>
          </table:table-cell>
          <table:table-cell table:formula="of:=AVERAGE([.B67:.B78])" office:value-type="float" office:value="151.666666666667" calcext:value-type="float">
            <text:p>151,6666666667</text:p>
          </table:table-cell>
          <table:table-cell table:formula="of:=[.D78]-[.C78]" office:value-type="float" office:value="143.340002668802" calcext:value-type="float">
            <text:p>143,3400026688</text:p>
          </table:table-cell>
          <table:table-cell table:formula="of:=[.D78]-[.D66]" office:value-type="float" office:value="2.75" calcext:value-type="float">
            <text:p>2,75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27" calcext:value-type="float">
            <text:p>127</text:p>
          </table:table-cell>
          <table:table-cell table:formula="of:=COM.MICROSOFT.STDEV.S([.B68:.B79])" office:value-type="float" office:value="10.2143689640297" calcext:value-type="float">
            <text:p>10,214368964</text:p>
          </table:table-cell>
          <table:table-cell table:formula="of:=AVERAGE([.B68:.B79])" office:value-type="float" office:value="150.833333333333" calcext:value-type="float">
            <text:p>150,8333333333</text:p>
          </table:table-cell>
          <table:table-cell table:formula="of:=[.D79]-[.C79]" office:value-type="float" office:value="140.618964369304" calcext:value-type="float">
            <text:p>140,6189643693</text:p>
          </table:table-cell>
          <table:table-cell table:formula="of:=[.D79]-[.D67]" office:value-type="float" office:value="1.41666666666669" calcext:value-type="float">
            <text:p>1,41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33" calcext:value-type="float">
            <text:p>133</text:p>
          </table:table-cell>
          <table:table-cell table:formula="of:=COM.MICROSOFT.STDEV.S([.B69:.B80])" office:value-type="float" office:value="11.2653935088434" calcext:value-type="float">
            <text:p>11,2653935088</text:p>
          </table:table-cell>
          <table:table-cell table:formula="of:=AVERAGE([.B69:.B80])" office:value-type="float" office:value="150" calcext:value-type="float">
            <text:p>150</text:p>
          </table:table-cell>
          <table:table-cell table:formula="of:=[.D80]-[.C80]" office:value-type="float" office:value="138.734606491157" calcext:value-type="float">
            <text:p>138,7346064912</text:p>
          </table:table-cell>
          <table:table-cell table:formula="of:=[.D80]-[.D68]" office:value-type="float" office:value="0.25" calcext:value-type="float">
            <text:p>0,25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46" calcext:value-type="float">
            <text:p>146</text:p>
          </table:table-cell>
          <table:table-cell table:formula="of:=COM.MICROSOFT.STDEV.S([.B70:.B81])" office:value-type="float" office:value="10.3966777910498" calcext:value-type="float">
            <text:p>10,396677791</text:p>
          </table:table-cell>
          <table:table-cell table:formula="of:=AVERAGE([.B70:.B81])" office:value-type="float" office:value="148.5" calcext:value-type="float">
            <text:p>148,5</text:p>
          </table:table-cell>
          <table:table-cell table:formula="of:=[.D81]-[.C81]" office:value-type="float" office:value="138.10332220895" calcext:value-type="float">
            <text:p>138,103322209</text:p>
          </table:table-cell>
          <table:table-cell table:formula="of:=[.D81]-[.D69]" office:value-type="float" office:value="-2.16666666666666" calcext:value-type="float">
            <text:p>-2,1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39" calcext:value-type="float">
            <text:p>139</text:p>
          </table:table-cell>
          <table:table-cell table:formula="of:=COM.MICROSOFT.STDEV.S([.B71:.B82])" office:value-type="float" office:value="10.5126186801934" calcext:value-type="float">
            <text:p>10,5126186802</text:p>
          </table:table-cell>
          <table:table-cell table:formula="of:=AVERAGE([.B71:.B82])" office:value-type="float" office:value="147.166666666667" calcext:value-type="float">
            <text:p>147,1666666667</text:p>
          </table:table-cell>
          <table:table-cell table:formula="of:=[.D82]-[.C82]" office:value-type="float" office:value="136.654047986473" calcext:value-type="float">
            <text:p>136,6540479865</text:p>
          </table:table-cell>
          <table:table-cell table:formula="of:=[.D82]-[.D70]" office:value-type="float" office:value="-4.08333333333334" calcext:value-type="float">
            <text:p>-4,08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48" calcext:value-type="float">
            <text:p>148</text:p>
          </table:table-cell>
          <table:table-cell table:formula="of:=COM.MICROSOFT.STDEV.S([.B72:.B83])" office:value-type="float" office:value="10.1488915650922" calcext:value-type="float">
            <text:p>10,1488915651</text:p>
          </table:table-cell>
          <table:table-cell table:formula="of:=AVERAGE([.B72:.B83])" office:value-type="float" office:value="146.5" calcext:value-type="float">
            <text:p>146,5</text:p>
          </table:table-cell>
          <table:table-cell table:formula="of:=[.D83]-[.C83]" office:value-type="float" office:value="136.351108434908" calcext:value-type="float">
            <text:p>136,3511084349</text:p>
          </table:table-cell>
          <table:table-cell table:formula="of:=[.D83]-[.D71]" office:value-type="float" office:value="-5.25" calcext:value-type="float">
            <text:p>-5,25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53" calcext:value-type="float">
            <text:p>153</text:p>
          </table:table-cell>
          <table:table-cell table:formula="of:=COM.MICROSOFT.STDEV.S([.B73:.B84])" office:value-type="float" office:value="9.72773292595905" calcext:value-type="float">
            <text:p>9,727732926</text:p>
          </table:table-cell>
          <table:table-cell table:formula="of:=AVERAGE([.B73:.B84])" office:value-type="float" office:value="146.083333333333" calcext:value-type="float">
            <text:p>146,0833333333</text:p>
          </table:table-cell>
          <table:table-cell table:formula="of:=[.D84]-[.C84]" office:value-type="float" office:value="136.355600407374" calcext:value-type="float">
            <text:p>136,3556004074</text:p>
          </table:table-cell>
          <table:table-cell table:formula="of:=[.D84]-[.D72]" office:value-type="float" office:value="-6.25" calcext:value-type="float">
            <text:p>-6,25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4:.B85])" office:value-type="float" office:value="10.2114018270131" calcext:value-type="float">
            <text:p>10,211401827</text:p>
          </table:table-cell>
          <table:table-cell table:formula="of:=AVERAGE([.B74:.B85])" office:value-type="float" office:value="144.5" calcext:value-type="float">
            <text:p>144,5</text:p>
          </table:table-cell>
          <table:table-cell table:formula="of:=[.D85]-[.C85]" office:value-type="float" office:value="134.288598172987" calcext:value-type="float">
            <text:p>134,288598173</text:p>
          </table:table-cell>
          <table:table-cell table:formula="of:=[.D85]-[.D73]" office:value-type="float" office:value="-7.83333333333334" calcext:value-type="float">
            <text:p>-7,833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58" calcext:value-type="float">
            <text:p>158</text:p>
          </table:table-cell>
          <table:table-cell table:formula="of:=COM.MICROSOFT.STDEV.S([.B75:.B86])" office:value-type="float" office:value="10.0856183236179" calcext:value-type="float">
            <text:p>10,0856183236</text:p>
          </table:table-cell>
          <table:table-cell table:formula="of:=AVERAGE([.B75:.B86])" office:value-type="float" office:value="144.416666666667" calcext:value-type="float">
            <text:p>144,4166666667</text:p>
          </table:table-cell>
          <table:table-cell table:formula="of:=[.D86]-[.C86]" office:value-type="float" office:value="134.331048343049" calcext:value-type="float">
            <text:p>134,331048343</text:p>
          </table:table-cell>
          <table:table-cell table:formula="of:=[.D86]-[.D74]" office:value-type="float" office:value="-7.75" calcext:value-type="float">
            <text:p>-7,75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8" calcext:value-type="float">
            <text:p>138</text:p>
          </table:table-cell>
          <table:table-cell table:formula="of:=COM.MICROSOFT.STDEV.S([.B76:.B87])" office:value-type="float" office:value="10.2099179351464" calcext:value-type="float">
            <text:p>10,2099179351</text:p>
          </table:table-cell>
          <table:table-cell table:formula="of:=AVERAGE([.B76:.B87])" office:value-type="float" office:value="143.666666666667" calcext:value-type="float">
            <text:p>143,6666666667</text:p>
          </table:table-cell>
          <table:table-cell table:formula="of:=[.D87]-[.C87]" office:value-type="float" office:value="133.45674873152" calcext:value-type="float">
            <text:p>133,4567487315</text:p>
          </table:table-cell>
          <table:table-cell table:formula="of:=[.D87]-[.D75]" office:value-type="float" office:value="-6.41666666666669" calcext:value-type="float">
            <text:p>-6,41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3" calcext:value-type="float">
            <text:p>133</text:p>
          </table:table-cell>
          <table:table-cell table:formula="of:=COM.MICROSOFT.STDEV.S([.B77:.B88])" office:value-type="float" office:value="9.38567573970618" calcext:value-type="float">
            <text:p>9,3856757397</text:p>
          </table:table-cell>
          <table:table-cell table:formula="of:=AVERAGE([.B77:.B88])" office:value-type="float" office:value="141.5" calcext:value-type="float">
            <text:p>141,5</text:p>
          </table:table-cell>
          <table:table-cell table:formula="of:=[.D88]-[.C88]" office:value-type="float" office:value="132.114324260294" calcext:value-type="float">
            <text:p>132,1143242603</text:p>
          </table:table-cell>
          <table:table-cell table:formula="of:=[.D88]-[.D76]" office:value-type="float" office:value="-8.5" calcext:value-type="float">
            <text:p>-8,5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20" calcext:value-type="float">
            <text:p>120</text:p>
          </table:table-cell>
          <table:table-cell table:formula="of:=COM.MICROSOFT.STDEV.S([.B78:.B89])" office:value-type="float" office:value="11.2583302491977" calcext:value-type="float">
            <text:p>11,2583302492</text:p>
          </table:table-cell>
          <table:table-cell table:formula="of:=AVERAGE([.B78:.B89])" office:value-type="float" office:value="139.75" calcext:value-type="float">
            <text:p>139,75</text:p>
          </table:table-cell>
          <table:table-cell table:formula="of:=[.D89]-[.C89]" office:value-type="float" office:value="128.491669750802" calcext:value-type="float">
            <text:p>128,4916697508</text:p>
          </table:table-cell>
          <table:table-cell table:formula="of:=[.D89]-[.D77]" office:value-type="float" office:value="-10.1666666666667" calcext:value-type="float">
            <text:p>-10,1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51" calcext:value-type="float">
            <text:p>151</text:p>
          </table:table-cell>
          <table:table-cell table:formula="of:=COM.MICROSOFT.STDEV.S([.B79:.B90])" office:value-type="float" office:value="11.4213383496405" calcext:value-type="float">
            <text:p>11,4213383496</text:p>
          </table:table-cell>
          <table:table-cell table:formula="of:=AVERAGE([.B79:.B90])" office:value-type="float" office:value="139.916666666667" calcext:value-type="float">
            <text:p>139,9166666667</text:p>
          </table:table-cell>
          <table:table-cell table:formula="of:=[.D90]-[.C90]" office:value-type="float" office:value="128.495328317026" calcext:value-type="float">
            <text:p>128,495328317</text:p>
          </table:table-cell>
          <table:table-cell table:formula="of:=[.D90]-[.D78]" office:value-type="float" office:value="-11.75" calcext:value-type="float">
            <text:p>-11,75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32" calcext:value-type="float">
            <text:p>132</text:p>
          </table:table-cell>
          <table:table-cell table:formula="of:=COM.MICROSOFT.STDEV.S([.B80:.B91])" office:value-type="float" office:value="10.9903538972992" calcext:value-type="float">
            <text:p>10,9903538973</text:p>
          </table:table-cell>
          <table:table-cell table:formula="of:=AVERAGE([.B80:.B91])" office:value-type="float" office:value="140.333333333333" calcext:value-type="float">
            <text:p>140,3333333333</text:p>
          </table:table-cell>
          <table:table-cell table:formula="of:=[.D91]-[.C91]" office:value-type="float" office:value="129.342979436034" calcext:value-type="float">
            <text:p>129,342979436</text:p>
          </table:table-cell>
          <table:table-cell table:formula="of:=[.D91]-[.D79]" office:value-type="float" office:value="-10.5" calcext:value-type="float">
            <text:p>-10,5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9" calcext:value-type="float">
            <text:p>99</text:p>
          </table:table-cell>
          <table:table-cell table:formula="of:=COM.MICROSOFT.STDEV.S([.B81:.B92])" office:value-type="float" office:value="16.200448927562" calcext:value-type="float">
            <text:p>16,2004489276</text:p>
          </table:table-cell>
          <table:table-cell table:formula="of:=AVERAGE([.B81:.B92])" office:value-type="float" office:value="137.5" calcext:value-type="float">
            <text:p>137,5</text:p>
          </table:table-cell>
          <table:table-cell table:formula="of:=[.D92]-[.C92]" office:value-type="float" office:value="121.299551072438" calcext:value-type="float">
            <text:p>121,2995510724</text:p>
          </table:table-cell>
          <table:table-cell table:formula="of:=[.D92]-[.D80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34" calcext:value-type="float">
            <text:p>134</text:p>
          </table:table-cell>
          <table:table-cell table:formula="of:=COM.MICROSOFT.STDEV.S([.B82:.B93])" office:value-type="float" office:value="15.9971588386529" calcext:value-type="float">
            <text:p>15,9971588387</text:p>
          </table:table-cell>
          <table:table-cell table:formula="of:=AVERAGE([.B82:.B93])" office:value-type="float" office:value="136.5" calcext:value-type="float">
            <text:p>136,5</text:p>
          </table:table-cell>
          <table:table-cell table:formula="of:=[.D93]-[.C93]" office:value-type="float" office:value="120.502841161347" calcext:value-type="float">
            <text:p>120,5028411613</text:p>
          </table:table-cell>
          <table:table-cell table:formula="of:=[.D93]-[.D81]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23" calcext:value-type="float">
            <text:p>123</text:p>
          </table:table-cell>
          <table:table-cell table:formula="of:=COM.MICROSOFT.STDEV.S([.B83:.B94])" office:value-type="float" office:value="16.4307546074335" calcext:value-type="float">
            <text:p>16,4307546074</text:p>
          </table:table-cell>
          <table:table-cell table:formula="of:=AVERAGE([.B83:.B94])" office:value-type="float" office:value="135.166666666667" calcext:value-type="float">
            <text:p>135,1666666667</text:p>
          </table:table-cell>
          <table:table-cell table:formula="of:=[.D94]-[.C94]" office:value-type="float" office:value="118.735912059233" calcext:value-type="float">
            <text:p>118,7359120592</text:p>
          </table:table-cell>
          <table:table-cell table:formula="of:=[.D94]-[.D82]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27" calcext:value-type="float">
            <text:p>127</text:p>
          </table:table-cell>
          <table:table-cell table:formula="of:=COM.MICROSOFT.STDEV.S([.B84:.B95])" office:value-type="float" office:value="16.0536505807775" calcext:value-type="float">
            <text:p>16,0536505808</text:p>
          </table:table-cell>
          <table:table-cell table:formula="of:=AVERAGE([.B84:.B95])" office:value-type="float" office:value="133.416666666667" calcext:value-type="float">
            <text:p>133,4166666667</text:p>
          </table:table-cell>
          <table:table-cell table:formula="of:=[.D95]-[.C95]" office:value-type="float" office:value="117.363016085889" calcext:value-type="float">
            <text:p>117,3630160859</text:p>
          </table:table-cell>
          <table:table-cell table:formula="of:=[.D95]-[.D83]" office:value-type="float" office:value="-13.0833333333333" calcext:value-type="float">
            <text:p>-13,08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34" calcext:value-type="float">
            <text:p>134</text:p>
          </table:table-cell>
          <table:table-cell table:formula="of:=COM.MICROSOFT.STDEV.S([.B85:.B96])" office:value-type="float" office:value="14.8375036698063" calcext:value-type="float">
            <text:p>14,8375036698</text:p>
          </table:table-cell>
          <table:table-cell table:formula="of:=AVERAGE([.B85:.B96])" office:value-type="float" office:value="131.833333333333" calcext:value-type="float">
            <text:p>131,8333333333</text:p>
          </table:table-cell>
          <table:table-cell table:formula="of:=[.D96]-[.C96]" office:value-type="float" office:value="116.995829663527" calcext:value-type="float">
            <text:p>116,9958296635</text:p>
          </table:table-cell>
          <table:table-cell table:formula="of:=[.D96]-[.D84]" office:value-type="float" office:value="-14.25" calcext:value-type="float">
            <text:p>-14,25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6" calcext:value-type="float">
            <text:p>116</text:p>
          </table:table-cell>
          <table:table-cell table:formula="of:=COM.MICROSOFT.STDEV.S([.B86:.B97])" office:value-type="float" office:value="15.5122141513966" calcext:value-type="float">
            <text:p>15,5122141514</text:p>
          </table:table-cell>
          <table:table-cell table:formula="of:=AVERAGE([.B86:.B97])" office:value-type="float" office:value="130.416666666667" calcext:value-type="float">
            <text:p>130,4166666667</text:p>
          </table:table-cell>
          <table:table-cell table:formula="of:=[.D97]-[.C97]" office:value-type="float" office:value="114.90445251527" calcext:value-type="float">
            <text:p>114,9044525153</text:p>
          </table:table-cell>
          <table:table-cell table:formula="of:=[.D97]-[.D85]" office:value-type="float" office:value="-14.0833333333333" calcext:value-type="float">
            <text:p>-14,08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3" calcext:value-type="float">
            <text:p>153</text:p>
          </table:table-cell>
          <table:table-cell table:formula="of:=COM.MICROSOFT.STDEV.S([.B87:.B98])" office:value-type="float" office:value="14.7525036395984" calcext:value-type="float">
            <text:p>14,7525036396</text:p>
          </table:table-cell>
          <table:table-cell table:formula="of:=AVERAGE([.B87:.B98])" office:value-type="float" office:value="130" calcext:value-type="float">
            <text:p>130</text:p>
          </table:table-cell>
          <table:table-cell table:formula="of:=[.D98]-[.C98]" office:value-type="float" office:value="115.247496360402" calcext:value-type="float">
            <text:p>115,2474963604</text:p>
          </table:table-cell>
          <table:table-cell table:formula="of:=[.D98]-[.D86]" office:value-type="float" office:value="-14.4166666666667" calcext:value-type="float">
            <text:p>-14,4166666667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43" calcext:value-type="float">
            <text:p>143</text:p>
          </table:table-cell>
          <table:table-cell table:formula="of:=COM.MICROSOFT.STDEV.S([.B88:.B99])" office:value-type="float" office:value="15.0662677608764" calcext:value-type="float">
            <text:p>15,0662677609</text:p>
          </table:table-cell>
          <table:table-cell table:formula="of:=AVERAGE([.B88:.B99])" office:value-type="float" office:value="130.416666666667" calcext:value-type="float">
            <text:p>130,4166666667</text:p>
          </table:table-cell>
          <table:table-cell table:formula="of:=[.D99]-[.C99]" office:value-type="float" office:value="115.35039890579" calcext:value-type="float">
            <text:p>115,3503989058</text:p>
          </table:table-cell>
          <table:table-cell table:formula="of:=[.D99]-[.D87]" office:value-type="float" office:value="-13.25" calcext:value-type="float">
            <text:p>-13,25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0" calcext:value-type="float">
            <text:p>150</text:p>
          </table:table-cell>
          <table:table-cell table:formula="of:=COM.MICROSOFT.STDEV.S([.B89:.B100])" office:value-type="float" office:value="16.0953597679768" calcext:value-type="float">
            <text:p>16,095359768</text:p>
          </table:table-cell>
          <table:table-cell table:formula="of:=AVERAGE([.B89:.B100])" office:value-type="float" office:value="131.833333333333" calcext:value-type="float">
            <text:p>131,8333333333</text:p>
          </table:table-cell>
          <table:table-cell table:formula="of:=[.D100]-[.C100]" office:value-type="float" office:value="115.737973565357" calcext:value-type="float">
            <text:p>115,7379735654</text:p>
          </table:table-cell>
          <table:table-cell table:formula="of:=[.D100]-[.D88]" office:value-type="float" office:value="-9.66666666666666" calcext:value-type="float">
            <text:p>-9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30" calcext:value-type="float">
            <text:p>130</text:p>
          </table:table-cell>
          <table:table-cell table:formula="of:=COM.MICROSOFT.STDEV.S([.B90:.B101])" office:value-type="float" office:value="15.6805225639577" calcext:value-type="float">
            <text:p>15,680522564</text:p>
          </table:table-cell>
          <table:table-cell table:formula="of:=AVERAGE([.B90:.B101])" office:value-type="float" office:value="132.666666666667" calcext:value-type="float">
            <text:p>132,6666666667</text:p>
          </table:table-cell>
          <table:table-cell table:formula="of:=[.D101]-[.C101]" office:value-type="float" office:value="116.986144102709" calcext:value-type="float">
            <text:p>116,9861441027</text:p>
          </table:table-cell>
          <table:table-cell table:formula="of:=[.D101]-[.D89]" office:value-type="float" office:value="-7.08333333333334" calcext:value-type="float">
            <text:p>-7,08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91:.B102])" office:value-type="float" office:value="14.760717729121" calcext:value-type="float">
            <text:p>14,7607177291</text:p>
          </table:table-cell>
          <table:table-cell table:formula="of:=AVERAGE([.B91:.B102])" office:value-type="float" office:value="130.333333333333" calcext:value-type="float">
            <text:p>130,3333333333</text:p>
          </table:table-cell>
          <table:table-cell table:formula="of:=[.D102]-[.C102]" office:value-type="float" office:value="115.572615604212" calcext:value-type="float">
            <text:p>115,5726156042</text:p>
          </table:table-cell>
          <table:table-cell table:formula="of:=[.D102]-[.D90]" office:value-type="float" office:value="-9.58333333333331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9" calcext:value-type="float">
            <text:p>129</text:p>
          </table:table-cell>
          <table:table-cell table:formula="of:=COM.MICROSOFT.STDEV.S([.B92:.B103])" office:value-type="float" office:value="14.755327748637" calcext:value-type="float">
            <text:p>14,7553277486</text:p>
          </table:table-cell>
          <table:table-cell table:formula="of:=AVERAGE([.B92:.B103])" office:value-type="float" office:value="130.083333333333" calcext:value-type="float">
            <text:p>130,0833333333</text:p>
          </table:table-cell>
          <table:table-cell table:formula="of:=[.D103]-[.C103]" office:value-type="float" office:value="115.328005584696" calcext:value-type="float">
            <text:p>115,3280055847</text:p>
          </table:table-cell>
          <table:table-cell table:formula="of:=[.D103]-[.D91]" office:value-type="float" office:value="-10.25" calcext:value-type="float">
            <text:p>-10,2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18" calcext:value-type="float">
            <text:p>118</text:p>
          </table:table-cell>
          <table:table-cell table:formula="of:=COM.MICROSOFT.STDEV.S([.B93:.B104])" office:value-type="float" office:value="11.8500735197822" calcext:value-type="float">
            <text:p>11,8500735198</text:p>
          </table:table-cell>
          <table:table-cell table:formula="of:=AVERAGE([.B93:.B104])" office:value-type="float" office:value="131.666666666667" calcext:value-type="float">
            <text:p>131,6666666667</text:p>
          </table:table-cell>
          <table:table-cell table:formula="of:=[.D104]-[.C104]" office:value-type="float" office:value="119.816593146884" calcext:value-type="float">
            <text:p>119,8165931469</text:p>
          </table:table-cell>
          <table:table-cell table:formula="of:=[.D104]-[.D92]" office:value-type="float" office:value="-5.83333333333334" calcext:value-type="float">
            <text:p>-5,8333333333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39" calcext:value-type="float">
            <text:p>139</text:p>
          </table:table-cell>
          <table:table-cell table:formula="of:=COM.MICROSOFT.STDEV.S([.B94:.B105])" office:value-type="float" office:value="12.026170956659" calcext:value-type="float">
            <text:p>12,0261709567</text:p>
          </table:table-cell>
          <table:table-cell table:formula="of:=AVERAGE([.B94:.B105])" office:value-type="float" office:value="132.083333333333" calcext:value-type="float">
            <text:p>132,0833333333</text:p>
          </table:table-cell>
          <table:table-cell table:formula="of:=[.D105]-[.C105]" office:value-type="float" office:value="120.057162376674" calcext:value-type="float">
            <text:p>120,0571623767</text:p>
          </table:table-cell>
          <table:table-cell table:formula="of:=[.D105]-[.D93]" office:value-type="float" office:value="-4.41666666666666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34" calcext:value-type="float">
            <text:p>134</text:p>
          </table:table-cell>
          <table:table-cell table:formula="of:=COM.MICROSOFT.STDEV.S([.B95:.B106])" office:value-type="float" office:value="11.6852665585965" calcext:value-type="float">
            <text:p>11,6852665586</text:p>
          </table:table-cell>
          <table:table-cell table:formula="of:=AVERAGE([.B95:.B106])" office:value-type="float" office:value="133" calcext:value-type="float">
            <text:p>133</text:p>
          </table:table-cell>
          <table:table-cell table:formula="of:=[.D106]-[.C106]" office:value-type="float" office:value="121.314733441403" calcext:value-type="float">
            <text:p>121,3147334414</text:p>
          </table:table-cell>
          <table:table-cell table:formula="of:=[.D106]-[.D94]" office:value-type="float" office:value="-2.16666666666666" calcext:value-type="float">
            <text:p>-2,1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15" calcext:value-type="float">
            <text:p>115</text:p>
          </table:table-cell>
          <table:table-cell table:formula="of:=COM.MICROSOFT.STDEV.S([.B96:.B107])" office:value-type="float" office:value="12.7136290506041" calcext:value-type="float">
            <text:p>12,7136290506</text:p>
          </table:table-cell>
          <table:table-cell table:formula="of:=AVERAGE([.B96:.B107])" office:value-type="float" office:value="132" calcext:value-type="float">
            <text:p>132</text:p>
          </table:table-cell>
          <table:table-cell table:formula="of:=[.D107]-[.C107]" office:value-type="float" office:value="119.286370949396" calcext:value-type="float">
            <text:p>119,2863709494</text:p>
          </table:table-cell>
          <table:table-cell table:formula="of:=[.D107]-[.D95]" office:value-type="float" office:value="-1.41666666666666" calcext:value-type="float">
            <text:p>-1,41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37" calcext:value-type="float">
            <text:p>137</text:p>
          </table:table-cell>
          <table:table-cell table:formula="of:=COM.MICROSOFT.STDEV.S([.B97:.B108])" office:value-type="float" office:value="12.7858231149689" calcext:value-type="float">
            <text:p>12,785823115</text:p>
          </table:table-cell>
          <table:table-cell table:formula="of:=AVERAGE([.B97:.B108])" office:value-type="float" office:value="132.25" calcext:value-type="float">
            <text:p>132,25</text:p>
          </table:table-cell>
          <table:table-cell table:formula="of:=[.D108]-[.C108]" office:value-type="float" office:value="119.464176885031" calcext:value-type="float">
            <text:p>119,464176885</text:p>
          </table:table-cell>
          <table:table-cell table:formula="of:=[.D108]-[.D96]" office:value-type="float" office:value="0.416666666666657" calcext:value-type="float">
            <text:p>0,41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11" calcext:value-type="float">
            <text:p>111</text:p>
          </table:table-cell>
          <table:table-cell table:formula="of:=COM.MICROSOFT.STDEV.S([.B98:.B109])" office:value-type="float" office:value="13.4288247189891" calcext:value-type="float">
            <text:p>13,428824719</text:p>
          </table:table-cell>
          <table:table-cell table:formula="of:=AVERAGE([.B98:.B109])" office:value-type="float" office:value="131.833333333333" calcext:value-type="float">
            <text:p>131,8333333333</text:p>
          </table:table-cell>
          <table:table-cell table:formula="of:=[.D109]-[.C109]" office:value-type="float" office:value="118.404508614344" calcext:value-type="float">
            <text:p>118,4045086143</text:p>
          </table:table-cell>
          <table:table-cell table:formula="of:=[.D109]-[.D97]" office:value-type="float" office:value="1.41666666666669" calcext:value-type="float">
            <text:p>1,41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45" calcext:value-type="float">
            <text:p>145</text:p>
          </table:table-cell>
          <table:table-cell table:formula="of:=COM.MICROSOFT.STDEV.S([.B99:.B110])" office:value-type="float" office:value="12.4450306499738" calcext:value-type="float">
            <text:p>12,44503065</text:p>
          </table:table-cell>
          <table:table-cell table:formula="of:=AVERAGE([.B99:.B110])" office:value-type="float" office:value="131.166666666667" calcext:value-type="float">
            <text:p>131,1666666667</text:p>
          </table:table-cell>
          <table:table-cell table:formula="of:=[.D110]-[.C110]" office:value-type="float" office:value="118.721636016693" calcext:value-type="float">
            <text:p>118,7216360167</text:p>
          </table:table-cell>
          <table:table-cell table:formula="of:=[.D110]-[.D98]" office:value-type="float" office:value="1.16666666666666" calcext:value-type="float">
            <text:p>1,16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28" calcext:value-type="float">
            <text:p>128</text:p>
          </table:table-cell>
          <table:table-cell table:formula="of:=COM.MICROSOFT.STDEV.S([.B100:.B111])" office:value-type="float" office:value="11.8893254899536" calcext:value-type="float">
            <text:p>11,88932549</text:p>
          </table:table-cell>
          <table:table-cell table:formula="of:=AVERAGE([.B100:.B111])" office:value-type="float" office:value="129.916666666667" calcext:value-type="float">
            <text:p>129,9166666667</text:p>
          </table:table-cell>
          <table:table-cell table:formula="of:=[.D111]-[.C111]" office:value-type="float" office:value="118.027341176713" calcext:value-type="float">
            <text:p>118,0273411767</text:p>
          </table:table-cell>
          <table:table-cell table:formula="of:=[.D111]-[.D99]" office:value-type="float" office:value="-0.5" calcext:value-type="float">
            <text:p>-0,5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35" calcext:value-type="float">
            <text:p>135</text:p>
          </table:table-cell>
          <table:table-cell table:formula="of:=COM.MICROSOFT.STDEV.S([.B101:.B112])" office:value-type="float" office:value="10.2632028788938" calcext:value-type="float">
            <text:p>10,2632028789</text:p>
          </table:table-cell>
          <table:table-cell table:formula="of:=AVERAGE([.B101:.B112])" office:value-type="float" office:value="128.666666666667" calcext:value-type="float">
            <text:p>128,6666666667</text:p>
          </table:table-cell>
          <table:table-cell table:formula="of:=[.D112]-[.C112]" office:value-type="float" office:value="118.403463787773" calcext:value-type="float">
            <text:p>118,4034637878</text:p>
          </table:table-cell>
          <table:table-cell table:formula="of:=[.D112]-[.D100]" office:value-type="float" office:value="-3.16666666666669" calcext:value-type="float">
            <text:p>-3,1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26" calcext:value-type="float">
            <text:p>126</text:p>
          </table:table-cell>
          <table:table-cell table:formula="of:=COM.MICROSOFT.STDEV.S([.B102:.B113])" office:value-type="float" office:value="10.2809031557043" calcext:value-type="float">
            <text:p>10,2809031557</text:p>
          </table:table-cell>
          <table:table-cell table:formula="of:=AVERAGE([.B102:.B113])" office:value-type="float" office:value="128.333333333333" calcext:value-type="float">
            <text:p>128,3333333333</text:p>
          </table:table-cell>
          <table:table-cell table:formula="of:=[.D113]-[.C113]" office:value-type="float" office:value="118.052430177629" calcext:value-type="float">
            <text:p>118,0524301776</text:p>
          </table:table-cell>
          <table:table-cell table:formula="of:=[.D113]-[.D101]" office:value-type="float" office:value="-4.33333333333331" calcext:value-type="float">
            <text:p>-4,3333333333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20" calcext:value-type="float">
            <text:p>120</text:p>
          </table:table-cell>
          <table:table-cell table:formula="of:=COM.MICROSOFT.STDEV.S([.B103:.B114])" office:value-type="float" office:value="10.4573448162553" calcext:value-type="float">
            <text:p>10,4573448163</text:p>
          </table:table-cell>
          <table:table-cell table:formula="of:=AVERAGE([.B103:.B114])" office:value-type="float" office:value="128.083333333333" calcext:value-type="float">
            <text:p>128,0833333333</text:p>
          </table:table-cell>
          <table:table-cell table:formula="of:=[.D114]-[.C114]" office:value-type="float" office:value="117.625988517078" calcext:value-type="float">
            <text:p>117,6259885171</text:p>
          </table:table-cell>
          <table:table-cell table:formula="of:=[.D114]-[.D102]" office:value-type="float" office:value="-2.25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04:.B115])" office:value-type="float" office:value="10.925019936186" calcext:value-type="float">
            <text:p>10,9250199362</text:p>
          </table:table-cell>
          <table:table-cell table:formula="of:=AVERAGE([.B104:.B115])" office:value-type="float" office:value="127.083333333333" calcext:value-type="float">
            <text:p>127,0833333333</text:p>
          </table:table-cell>
          <table:table-cell table:formula="of:=[.D115]-[.C115]" office:value-type="float" office:value="116.158313397147" calcext:value-type="float">
            <text:p>116,1583133971</text:p>
          </table:table-cell>
          <table:table-cell table:formula="of:=[.D115]-[.D103]" office:value-type="float" office:value="-3.00000000000001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05:.B116])" office:value-type="float" office:value="10.5611495012559" calcext:value-type="float">
            <text:p>10,5611495013</text:p>
          </table:table-cell>
          <table:table-cell table:formula="of:=AVERAGE([.B105:.B116])" office:value-type="float" office:value="128.083333333333" calcext:value-type="float">
            <text:p>128,0833333333</text:p>
          </table:table-cell>
          <table:table-cell table:formula="of:=[.D116]-[.C116]" office:value-type="float" office:value="117.522183832077" calcext:value-type="float">
            <text:p>117,5221838321</text:p>
          </table:table-cell>
          <table:table-cell table:formula="of:=[.D116]-[.D104]" office:value-type="float" office:value="-3.58333333333331" calcext:value-type="float">
            <text:p>-3,58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42" calcext:value-type="float">
            <text:p>142</text:p>
          </table:table-cell>
          <table:table-cell table:formula="of:=COM.MICROSOFT.STDEV.S([.B106:.B117])" office:value-type="float" office:value="10.8739332461821" calcext:value-type="float">
            <text:p>10,8739332462</text:p>
          </table:table-cell>
          <table:table-cell table:formula="of:=AVERAGE([.B106:.B117])" office:value-type="float" office:value="128.333333333333" calcext:value-type="float">
            <text:p>128,3333333333</text:p>
          </table:table-cell>
          <table:table-cell table:formula="of:=[.D117]-[.C117]" office:value-type="float" office:value="117.459400087151" calcext:value-type="float">
            <text:p>117,4594000872</text:p>
          </table:table-cell>
          <table:table-cell table:formula="of:=[.D117]-[.D105]" office:value-type="float" office:value="-3.75" calcext:value-type="float">
            <text:p>-3,75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31" calcext:value-type="float">
            <text:p>131</text:p>
          </table:table-cell>
          <table:table-cell table:formula="of:=COM.MICROSOFT.STDEV.S([.B107:.B118])" office:value-type="float" office:value="10.7657565991209" calcext:value-type="float">
            <text:p>10,7657565991</text:p>
          </table:table-cell>
          <table:table-cell table:formula="of:=AVERAGE([.B107:.B118])" office:value-type="float" office:value="128.083333333333" calcext:value-type="float">
            <text:p>128,0833333333</text:p>
          </table:table-cell>
          <table:table-cell table:formula="of:=[.D118]-[.C118]" office:value-type="float" office:value="117.317576734212" calcext:value-type="float">
            <text:p>117,3175767342</text:p>
          </table:table-cell>
          <table:table-cell table:formula="of:=[.D118]-[.D106]" office:value-type="float" office:value="-4.91666666666666" calcext:value-type="float">
            <text:p>-4,91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08:.B119])" office:value-type="float" office:value="9.94644751566197" calcext:value-type="float">
            <text:p>9,9464475157</text:p>
          </table:table-cell>
          <table:table-cell table:formula="of:=AVERAGE([.B108:.B119])" office:value-type="float" office:value="129.25" calcext:value-type="float">
            <text:p>129,25</text:p>
          </table:table-cell>
          <table:table-cell table:formula="of:=[.D119]-[.C119]" office:value-type="float" office:value="119.303552484338" calcext:value-type="float">
            <text:p>119,3035524843</text:p>
          </table:table-cell>
          <table:table-cell table:formula="of:=[.D119]-[.D107]" office:value-type="float" office:value="-2.75" calcext:value-type="float">
            <text:p>-2,75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09:.B120])" office:value-type="float" office:value="9.64325796826074" calcext:value-type="float">
            <text:p>9,6432579683</text:p>
          </table:table-cell>
          <table:table-cell table:formula="of:=AVERAGE([.B109:.B120])" office:value-type="float" office:value="128.583333333333" calcext:value-type="float">
            <text:p>128,5833333333</text:p>
          </table:table-cell>
          <table:table-cell table:formula="of:=[.D120]-[.C120]" office:value-type="float" office:value="118.940075365073" calcext:value-type="float">
            <text:p>118,9400753651</text:p>
          </table:table-cell>
          <table:table-cell table:formula="of:=[.D120]-[.D108]" office:value-type="float" office:value="-3.66666666666666" calcext:value-type="float">
            <text:p>-3,6666666667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10:.B121])" office:value-type="float" office:value="9.48044238834813" calcext:value-type="float">
            <text:p>9,4804423883</text:p>
          </table:table-cell>
          <table:table-cell table:formula="of:=AVERAGE([.B110:.B121])" office:value-type="float" office:value="128.666666666667" calcext:value-type="float">
            <text:p>128,6666666667</text:p>
          </table:table-cell>
          <table:table-cell table:formula="of:=[.D121]-[.C121]" office:value-type="float" office:value="119.186224278319" calcext:value-type="float">
            <text:p>119,1862242783</text:p>
          </table:table-cell>
          <table:table-cell table:formula="of:=[.D121]-[.D109]" office:value-type="float" office:value="-3.16666666666669" calcext:value-type="float">
            <text:p>-3,16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38" calcext:value-type="float">
            <text:p>138</text:p>
          </table:table-cell>
          <table:table-cell table:formula="of:=COM.MICROSOFT.STDEV.S([.B111:.B122])" office:value-type="float" office:value="8.55419443455913" calcext:value-type="float">
            <text:p>8,5541944346</text:p>
          </table:table-cell>
          <table:table-cell table:formula="of:=AVERAGE([.B111:.B122])" office:value-type="float" office:value="128.083333333333" calcext:value-type="float">
            <text:p>128,0833333333</text:p>
          </table:table-cell>
          <table:table-cell table:formula="of:=[.D122]-[.C122]" office:value-type="float" office:value="119.529138898774" calcext:value-type="float">
            <text:p>119,5291388988</text:p>
          </table:table-cell>
          <table:table-cell table:formula="of:=[.D122]-[.D110]" office:value-type="float" office:value="-3.08333333333331" calcext:value-type="float">
            <text:p>-3,08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23" calcext:value-type="float">
            <text:p>123</text:p>
          </table:table-cell>
          <table:table-cell table:formula="of:=COM.MICROSOFT.STDEV.S([.B112:.B123])" office:value-type="float" office:value="8.67947771086103" calcext:value-type="float">
            <text:p>8,6794777109</text:p>
          </table:table-cell>
          <table:table-cell table:formula="of:=AVERAGE([.B112:.B123])" office:value-type="float" office:value="127.666666666667" calcext:value-type="float">
            <text:p>127,6666666667</text:p>
          </table:table-cell>
          <table:table-cell table:formula="of:=[.D123]-[.C123]" office:value-type="float" office:value="118.987188955806" calcext:value-type="float">
            <text:p>118,9871889558</text:p>
          </table:table-cell>
          <table:table-cell table:formula="of:=[.D123]-[.D111]" office:value-type="float" office:value="-2.24999999999999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20" calcext:value-type="float">
            <text:p>120</text:p>
          </table:table-cell>
          <table:table-cell table:formula="of:=COM.MICROSOFT.STDEV.S([.B113:.B124])" office:value-type="float" office:value="8.60716755578357" calcext:value-type="float">
            <text:p>8,6071675558</text:p>
          </table:table-cell>
          <table:table-cell table:formula="of:=AVERAGE([.B113:.B124])" office:value-type="float" office:value="126.416666666667" calcext:value-type="float">
            <text:p>126,4166666667</text:p>
          </table:table-cell>
          <table:table-cell table:formula="of:=[.D124]-[.C124]" office:value-type="float" office:value="117.809499110883" calcext:value-type="float">
            <text:p>117,8094991109</text:p>
          </table:table-cell>
          <table:table-cell table:formula="of:=[.D124]-[.D112]" office:value-type="float" office:value="-2.24999999999999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3" calcext:value-type="float">
            <text:p>123</text:p>
          </table:table-cell>
          <table:table-cell table:formula="of:=COM.MICROSOFT.STDEV.S([.B114:.B125])" office:value-type="float" office:value="8.66375242378301" calcext:value-type="float">
            <text:p>8,6637524238</text:p>
          </table:table-cell>
          <table:table-cell table:formula="of:=AVERAGE([.B114:.B125])" office:value-type="float" office:value="126.166666666667" calcext:value-type="float">
            <text:p>126,1666666667</text:p>
          </table:table-cell>
          <table:table-cell table:formula="of:=[.D125]-[.C125]" office:value-type="float" office:value="117.502914242884" calcext:value-type="float">
            <text:p>117,5029142429</text:p>
          </table:table-cell>
          <table:table-cell table:formula="of:=[.D125]-[.D113]" office:value-type="float" office:value="-2.16666666666667" calcext:value-type="float">
            <text:p>-2,1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15:.B126])" office:value-type="float" office:value="9.32697294101491" calcext:value-type="float">
            <text:p>9,326972941</text:p>
          </table:table-cell>
          <table:table-cell table:formula="of:=AVERAGE([.B115:.B126])" office:value-type="float" office:value="125.583333333333" calcext:value-type="float">
            <text:p>125,5833333333</text:p>
          </table:table-cell>
          <table:table-cell table:formula="of:=[.D126]-[.C126]" office:value-type="float" office:value="116.256360392318" calcext:value-type="float">
            <text:p>116,2563603923</text:p>
          </table:table-cell>
          <table:table-cell table:formula="of:=[.D126]-[.D114]" office:value-type="float" office:value="-2.50000000000001" calcext:value-type="float">
            <text:p>-2,5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16:.B127])" office:value-type="float" office:value="9.17630347441416" calcext:value-type="float">
            <text:p>9,1763034744</text:p>
          </table:table-cell>
          <table:table-cell table:formula="of:=AVERAGE([.B116:.B127])" office:value-type="float" office:value="125.75" calcext:value-type="float">
            <text:p>125,75</text:p>
          </table:table-cell>
          <table:table-cell table:formula="of:=[.D127]-[.C127]" office:value-type="float" office:value="116.573696525586" calcext:value-type="float">
            <text:p>116,5736965256</text:p>
          </table:table-cell>
          <table:table-cell table:formula="of:=[.D127]-[.D115]" office:value-type="float" office:value="-1.33333333333333" calcext:value-type="float">
            <text:p>-1,3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01" calcext:value-type="float">
            <text:p>101</text:p>
          </table:table-cell>
          <table:table-cell table:formula="of:=COM.MICROSOFT.STDEV.S([.B117:.B128])" office:value-type="float" office:value="11.4838490010444" calcext:value-type="float">
            <text:p>11,483849001</text:p>
          </table:table-cell>
          <table:table-cell table:formula="of:=AVERAGE([.B117:.B128])" office:value-type="float" office:value="123.333333333333" calcext:value-type="float">
            <text:p>123,3333333333</text:p>
          </table:table-cell>
          <table:table-cell table:formula="of:=[.D128]-[.C128]" office:value-type="float" office:value="111.849484332289" calcext:value-type="float">
            <text:p>111,8494843323</text:p>
          </table:table-cell>
          <table:table-cell table:formula="of:=[.D128]-[.D116]" office:value-type="float" office:value="-4.75000000000001" calcext:value-type="float">
            <text:p>-4,7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18:.B129])" office:value-type="float" office:value="10.0494987060263" calcext:value-type="float">
            <text:p>10,049498706</text:p>
          </table:table-cell>
          <table:table-cell table:formula="of:=AVERAGE([.B118:.B129])" office:value-type="float" office:value="121.083333333333" calcext:value-type="float">
            <text:p>121,0833333333</text:p>
          </table:table-cell>
          <table:table-cell table:formula="of:=[.D129]-[.C129]" office:value-type="float" office:value="111.033834627307" calcext:value-type="float">
            <text:p>111,0338346273</text:p>
          </table:table-cell>
          <table:table-cell table:formula="of:=[.D129]-[.D117]" office:value-type="float" office:value="-7.25000000000001" calcext:value-type="float">
            <text:p>-7,2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19:.B130])" office:value-type="float" office:value="11.1884680891451" calcext:value-type="float">
            <text:p>11,1884680891</text:p>
          </table:table-cell>
          <table:table-cell table:formula="of:=AVERAGE([.B119:.B130])" office:value-type="float" office:value="118.5" calcext:value-type="float">
            <text:p>118,5</text:p>
          </table:table-cell>
          <table:table-cell table:formula="of:=[.D130]-[.C130]" office:value-type="float" office:value="107.311531910855" calcext:value-type="float">
            <text:p>107,3115319109</text:p>
          </table:table-cell>
          <table:table-cell table:formula="of:=[.D130]-[.D118]" office:value-type="float" office:value="-9.58333333333334" calcext:value-type="float">
            <text:p>-9,58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20:.B131])" office:value-type="float" office:value="10.7689227395175" calcext:value-type="float">
            <text:p>10,7689227395</text:p>
          </table:table-cell>
          <table:table-cell table:formula="of:=AVERAGE([.B120:.B131])" office:value-type="float" office:value="117.166666666667" calcext:value-type="float">
            <text:p>117,1666666667</text:p>
          </table:table-cell>
          <table:table-cell table:formula="of:=[.D131]-[.C131]" office:value-type="float" office:value="106.397743927149" calcext:value-type="float">
            <text:p>106,3977439272</text:p>
          </table:table-cell>
          <table:table-cell table:formula="of:=[.D131]-[.D119]" office:value-type="float" office:value="-12.0833333333333" calcext:value-type="float">
            <text:p>-12,0833333333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21:.B132])" office:value-type="float" office:value="10.2099179351464" calcext:value-type="float">
            <text:p>10,2099179351</text:p>
          </table:table-cell>
          <table:table-cell table:formula="of:=AVERAGE([.B121:.B132])" office:value-type="float" office:value="115.666666666667" calcext:value-type="float">
            <text:p>115,6666666667</text:p>
          </table:table-cell>
          <table:table-cell table:formula="of:=[.D132]-[.C132]" office:value-type="float" office:value="105.45674873152" calcext:value-type="float">
            <text:p>105,4567487315</text:p>
          </table:table-cell>
          <table:table-cell table:formula="of:=[.D132]-[.D120]" office:value-type="float" office:value="-12.9166666666667" calcext:value-type="float">
            <text:p>-12,91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22:.B133])" office:value-type="float" office:value="10.1485183274419" calcext:value-type="float">
            <text:p>10,1485183274</text:p>
          </table:table-cell>
          <table:table-cell table:formula="of:=AVERAGE([.B122:.B133])" office:value-type="float" office:value="116.083333333333" calcext:value-type="float">
            <text:p>116,0833333333</text:p>
          </table:table-cell>
          <table:table-cell table:formula="of:=[.D133]-[.C133]" office:value-type="float" office:value="105.934815005891" calcext:value-type="float">
            <text:p>105,9348150059</text:p>
          </table:table-cell>
          <table:table-cell table:formula="of:=[.D133]-[.D121]" office:value-type="float" office:value="-12.5833333333333" calcext:value-type="float">
            <text:p>-12,58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32" calcext:value-type="float">
            <text:p>132</text:p>
          </table:table-cell>
          <table:table-cell table:formula="of:=COM.MICROSOFT.STDEV.S([.B123:.B134])" office:value-type="float" office:value="9.05998528328459" calcext:value-type="float">
            <text:p>9,0599852833</text:p>
          </table:table-cell>
          <table:table-cell table:formula="of:=AVERAGE([.B123:.B134])" office:value-type="float" office:value="115.583333333333" calcext:value-type="float">
            <text:p>115,5833333333</text:p>
          </table:table-cell>
          <table:table-cell table:formula="of:=[.D134]-[.C134]" office:value-type="float" office:value="106.523348050049" calcext:value-type="float">
            <text:p>106,52334805</text:p>
          </table:table-cell>
          <table:table-cell table:formula="of:=[.D134]-[.D122]" office:value-type="float" office:value="-12.5" calcext:value-type="float">
            <text:p>-12,5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20" calcext:value-type="float">
            <text:p>120</text:p>
          </table:table-cell>
          <table:table-cell table:formula="of:=COM.MICROSOFT.STDEV.S([.B124:.B135])" office:value-type="float" office:value="8.87625364598595" calcext:value-type="float">
            <text:p>8,876253646</text:p>
          </table:table-cell>
          <table:table-cell table:formula="of:=AVERAGE([.B124:.B135])" office:value-type="float" office:value="115.333333333333" calcext:value-type="float">
            <text:p>115,3333333333</text:p>
          </table:table-cell>
          <table:table-cell table:formula="of:=[.D135]-[.C135]" office:value-type="float" office:value="106.457079687347" calcext:value-type="float">
            <text:p>106,4570796873</text:p>
          </table:table-cell>
          <table:table-cell table:formula="of:=[.D135]-[.D123]" office:value-type="float" office:value="-12.3333333333333" calcext:value-type="float">
            <text:p>-12,33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25:.B136])" office:value-type="float" office:value="8.83304745106281" calcext:value-type="float">
            <text:p>8,8330474511</text:p>
          </table:table-cell>
          <table:table-cell table:formula="of:=AVERAGE([.B125:.B136])" office:value-type="float" office:value="115.25" calcext:value-type="float">
            <text:p>115,25</text:p>
          </table:table-cell>
          <table:table-cell table:formula="of:=[.D136]-[.C136]" office:value-type="float" office:value="106.416952548937" calcext:value-type="float">
            <text:p>106,4169525489</text:p>
          </table:table-cell>
          <table:table-cell table:formula="of:=[.D136]-[.D124]" office:value-type="float" office:value="-11.1666666666667" calcext:value-type="float">
            <text:p>-11,166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26:.B137])" office:value-type="float" office:value="8.58998712384825" calcext:value-type="float">
            <text:p>8,5899871238</text:p>
          </table:table-cell>
          <table:table-cell table:formula="of:=AVERAGE([.B126:.B137])" office:value-type="float" office:value="114.166666666667" calcext:value-type="float">
            <text:p>114,1666666667</text:p>
          </table:table-cell>
          <table:table-cell table:formula="of:=[.D137]-[.C137]" office:value-type="float" office:value="105.576679542818" calcext:value-type="float">
            <text:p>105,5766795428</text:p>
          </table:table-cell>
          <table:table-cell table:formula="of:=[.D137]-[.D125]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27:.B138])" office:value-type="float" office:value="8.71605971581752" calcext:value-type="float">
            <text:p>8,7160597158</text:p>
          </table:table-cell>
          <table:table-cell table:formula="of:=AVERAGE([.B127:.B138])" office:value-type="float" office:value="113.833333333333" calcext:value-type="float">
            <text:p>113,8333333333</text:p>
          </table:table-cell>
          <table:table-cell table:formula="of:=[.D138]-[.C138]" office:value-type="float" office:value="105.117273617516" calcext:value-type="float">
            <text:p>105,1172736175</text:p>
          </table:table-cell>
          <table:table-cell table:formula="of:=[.D138]-[.D126]" office:value-type="float" office:value="-11.75" calcext:value-type="float">
            <text:p>-11,7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05" calcext:value-type="float">
            <text:p>105</text:p>
          </table:table-cell>
          <table:table-cell table:formula="of:=COM.MICROSOFT.STDEV.S([.B128:.B139])" office:value-type="float" office:value="8.89671372763647" calcext:value-type="float">
            <text:p>8,8967137276</text:p>
          </table:table-cell>
          <table:table-cell table:formula="of:=AVERAGE([.B128:.B139])" office:value-type="float" office:value="112.666666666667" calcext:value-type="float">
            <text:p>112,6666666667</text:p>
          </table:table-cell>
          <table:table-cell table:formula="of:=[.D139]-[.C139]" office:value-type="float" office:value="103.76995293903" calcext:value-type="float">
            <text:p>103,769952939</text:p>
          </table:table-cell>
          <table:table-cell table:formula="of:=[.D139]-[.D127]" office:value-type="float" office:value="-13.0833333333333" calcext:value-type="float">
            <text:p>-13,08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7" calcext:value-type="float">
            <text:p>97</text:p>
          </table:table-cell>
          <table:table-cell table:formula="of:=COM.MICROSOFT.STDEV.S([.B129:.B140])" office:value-type="float" office:value="9.43237493793037" calcext:value-type="float">
            <text:p>9,4323749379</text:p>
          </table:table-cell>
          <table:table-cell table:formula="of:=AVERAGE([.B129:.B140])" office:value-type="float" office:value="112.333333333333" calcext:value-type="float">
            <text:p>112,3333333333</text:p>
          </table:table-cell>
          <table:table-cell table:formula="of:=[.D140]-[.C140]" office:value-type="float" office:value="102.900958395403" calcext:value-type="float">
            <text:p>102,9009583954</text:p>
          </table:table-cell>
          <table:table-cell table:formula="of:=[.D140]-[.D128]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30:.B141])" office:value-type="float" office:value="9.394953513198" calcext:value-type="float">
            <text:p>9,3949535132</text:p>
          </table:table-cell>
          <table:table-cell table:formula="of:=AVERAGE([.B130:.B141])" office:value-type="float" office:value="112.083333333333" calcext:value-type="float">
            <text:p>112,0833333333</text:p>
          </table:table-cell>
          <table:table-cell table:formula="of:=[.D141]-[.C141]" office:value-type="float" office:value="102.688379820135" calcext:value-type="float">
            <text:p>102,6883798201</text:p>
          </table:table-cell>
          <table:table-cell table:formula="of:=[.D141]-[.D129]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8" calcext:value-type="float">
            <text:p>88</text:p>
          </table:table-cell>
          <table:table-cell table:formula="of:=COM.MICROSOFT.STDEV.S([.B131:.B142])" office:value-type="float" office:value="11.252945742284" calcext:value-type="float">
            <text:p>11,2529457423</text:p>
          </table:table-cell>
          <table:table-cell table:formula="of:=AVERAGE([.B131:.B142])" office:value-type="float" office:value="111.083333333333" calcext:value-type="float">
            <text:p>111,0833333333</text:p>
          </table:table-cell>
          <table:table-cell table:formula="of:=[.D142]-[.C142]" office:value-type="float" office:value="99.8303875910493" calcext:value-type="float">
            <text:p>99,830387591</text:p>
          </table:table-cell>
          <table:table-cell table:formula="of:=[.D142]-[.D130]" office:value-type="float" office:value="-7.41666666666667" calcext:value-type="float">
            <text:p>-7,41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32:.B143])" office:value-type="float" office:value="11.2502525224184" calcext:value-type="float">
            <text:p>11,2502525224</text:p>
          </table:table-cell>
          <table:table-cell table:formula="of:=AVERAGE([.B132:.B143])" office:value-type="float" office:value="110.75" calcext:value-type="float">
            <text:p>110,75</text:p>
          </table:table-cell>
          <table:table-cell table:formula="of:=[.D143]-[.C143]" office:value-type="float" office:value="99.4997474775816" calcext:value-type="float">
            <text:p>99,4997474776</text:p>
          </table:table-cell>
          <table:table-cell table:formula="of:=[.D143]-[.D131]" office:value-type="float" office:value="-6.41666666666667" calcext:value-type="float">
            <text:p>-6,41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33:.B144])" office:value-type="float" office:value="11.3173907475766" calcext:value-type="float">
            <text:p>11,3173907476</text:p>
          </table:table-cell>
          <table:table-cell table:formula="of:=AVERAGE([.B133:.B144])" office:value-type="float" office:value="111.083333333333" calcext:value-type="float">
            <text:p>111,0833333333</text:p>
          </table:table-cell>
          <table:table-cell table:formula="of:=[.D144]-[.C144]" office:value-type="float" office:value="99.7659425857567" calcext:value-type="float">
            <text:p>99,7659425858</text:p>
          </table:table-cell>
          <table:table-cell table:formula="of:=[.D144]-[.D132]" office:value-type="float" office:value="-4.58333333333334" calcext:value-type="float">
            <text:p>-4,58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34:.B145])" office:value-type="float" office:value="11.1637264333549" calcext:value-type="float">
            <text:p>11,1637264334</text:p>
          </table:table-cell>
          <table:table-cell table:formula="of:=AVERAGE([.B134:.B145])" office:value-type="float" office:value="110.583333333333" calcext:value-type="float">
            <text:p>110,5833333333</text:p>
          </table:table-cell>
          <table:table-cell table:formula="of:=[.D145]-[.C145]" office:value-type="float" office:value="99.4196068999784" calcext:value-type="float">
            <text:p>99,4196069</text:p>
          </table:table-cell>
          <table:table-cell table:formula="of:=[.D145]-[.D133]" office:value-type="float" office:value="-5.5" calcext:value-type="float">
            <text:p>-5,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35:.B146])" office:value-type="float" office:value="9.21790089823583" calcext:value-type="float">
            <text:p>9,2179008982</text:p>
          </table:table-cell>
          <table:table-cell table:formula="of:=AVERAGE([.B135:.B146])" office:value-type="float" office:value="109.333333333333" calcext:value-type="float">
            <text:p>109,3333333333</text:p>
          </table:table-cell>
          <table:table-cell table:formula="of:=[.D146]-[.C146]" office:value-type="float" office:value="100.115432435097" calcext:value-type="float">
            <text:p>100,1154324351</text:p>
          </table:table-cell>
          <table:table-cell table:formula="of:=[.D146]-[.D134]" office:value-type="float" office:value="-6.25" calcext:value-type="float">
            <text:p>-6,25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16" calcext:value-type="float">
            <text:p>116</text:p>
          </table:table-cell>
          <table:table-cell table:formula="of:=COM.MICROSOFT.STDEV.S([.B136:.B147])" office:value-type="float" office:value="8.86258735051196" calcext:value-type="float">
            <text:p>8,8625873505</text:p>
          </table:table-cell>
          <table:table-cell table:formula="of:=AVERAGE([.B136:.B147])" office:value-type="float" office:value="109" calcext:value-type="float">
            <text:p>109</text:p>
          </table:table-cell>
          <table:table-cell table:formula="of:=[.D147]-[.C147]" office:value-type="float" office:value="100.137412649488" calcext:value-type="float">
            <text:p>100,1374126495</text:p>
          </table:table-cell>
          <table:table-cell table:formula="of:=[.D147]-[.D135]" office:value-type="float" office:value="-6.33333333333333" calcext:value-type="float">
            <text:p>-6,3333333333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22" calcext:value-type="float">
            <text:p>122</text:p>
          </table:table-cell>
          <table:table-cell table:formula="of:=COM.MICROSOFT.STDEV.S([.B137:.B148])" office:value-type="float" office:value="9.20597631976098" calcext:value-type="float">
            <text:p>9,2059763198</text:p>
          </table:table-cell>
          <table:table-cell table:formula="of:=AVERAGE([.B137:.B148])" office:value-type="float" office:value="109.25" calcext:value-type="float">
            <text:p>109,25</text:p>
          </table:table-cell>
          <table:table-cell table:formula="of:=[.D148]-[.C148]" office:value-type="float" office:value="100.044023680239" calcext:value-type="float">
            <text:p>100,0440236802</text:p>
          </table:table-cell>
          <table:table-cell table:formula="of:=[.D148]-[.D136]" office:value-type="float" office:value="-6" calcext:value-type="float">
            <text:p>-6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38:.B149])" office:value-type="float" office:value="9.35495331442929" calcext:value-type="float">
            <text:p>9,3549533144</text:p>
          </table:table-cell>
          <table:table-cell table:formula="of:=AVERAGE([.B138:.B149])" office:value-type="float" office:value="109.666666666667" calcext:value-type="float">
            <text:p>109,6666666667</text:p>
          </table:table-cell>
          <table:table-cell table:formula="of:=[.D149]-[.C149]" office:value-type="float" office:value="100.311713352237" calcext:value-type="float">
            <text:p>100,3117133522</text:p>
          </table:table-cell>
          <table:table-cell table:formula="of:=[.D149]-[.D137]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39:.B150])" office:value-type="float" office:value="9.47564661581883" calcext:value-type="float">
            <text:p>9,4756466158</text:p>
          </table:table-cell>
          <table:table-cell table:formula="of:=AVERAGE([.B139:.B150])" office:value-type="float" office:value="110.166666666667" calcext:value-type="float">
            <text:p>110,1666666667</text:p>
          </table:table-cell>
          <table:table-cell table:formula="of:=[.D150]-[.C150]" office:value-type="float" office:value="100.691020050848" calcext:value-type="float">
            <text:p>100,6910200508</text:p>
          </table:table-cell>
          <table:table-cell table:formula="of:=[.D150]-[.D138]" office:value-type="float" office:value="-3.66666666666666" calcext:value-type="float">
            <text:p>-3,6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40:.B151])" office:value-type="float" office:value="9.34320365535583" calcext:value-type="float">
            <text:p>9,3432036554</text:p>
          </table:table-cell>
          <table:table-cell table:formula="of:=AVERAGE([.B140:.B151])" office:value-type="float" office:value="110.75" calcext:value-type="float">
            <text:p>110,75</text:p>
          </table:table-cell>
          <table:table-cell table:formula="of:=[.D151]-[.C151]" office:value-type="float" office:value="101.406796344644" calcext:value-type="float">
            <text:p>101,4067963446</text:p>
          </table:table-cell>
          <table:table-cell table:formula="of:=[.D151]-[.D139]" office:value-type="float" office:value="-1.91666666666667" calcext:value-type="float">
            <text:p>-1,91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41:.B152])" office:value-type="float" office:value="8.2993245435269" calcext:value-type="float">
            <text:p>8,2993245435</text:p>
          </table:table-cell>
          <table:table-cell table:formula="of:=AVERAGE([.B141:.B152])" office:value-type="float" office:value="112.166666666667" calcext:value-type="float">
            <text:p>112,1666666667</text:p>
          </table:table-cell>
          <table:table-cell table:formula="of:=[.D152]-[.C152]" office:value-type="float" office:value="103.86734212314" calcext:value-type="float">
            <text:p>103,8673421231</text:p>
          </table:table-cell>
          <table:table-cell table:formula="of:=[.D152]-[.D140]" office:value-type="float" office:value="-0.166666666666657" calcext:value-type="float">
            <text:p>-0,16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6" calcext:value-type="float">
            <text:p>126</text:p>
          </table:table-cell>
          <table:table-cell table:formula="of:=COM.MICROSOFT.STDEV.S([.B142:.B153])" office:value-type="float" office:value="9.2080333832952" calcext:value-type="float">
            <text:p>9,2080333833</text:p>
          </table:table-cell>
          <table:table-cell table:formula="of:=AVERAGE([.B142:.B153])" office:value-type="float" office:value="113.333333333333" calcext:value-type="float">
            <text:p>113,3333333333</text:p>
          </table:table-cell>
          <table:table-cell table:formula="of:=[.D153]-[.C153]" office:value-type="float" office:value="104.125299950038" calcext:value-type="float">
            <text:p>104,12529995</text:p>
          </table:table-cell>
          <table:table-cell table:formula="of:=[.D153]-[.D141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21" calcext:value-type="float">
            <text:p>121</text:p>
          </table:table-cell>
          <table:table-cell table:formula="of:=COM.MICROSOFT.STDEV.S([.B143:.B154])" office:value-type="float" office:value="4.85158518299728" calcext:value-type="float">
            <text:p>4,851585183</text:p>
          </table:table-cell>
          <table:table-cell table:formula="of:=AVERAGE([.B143:.B154])" office:value-type="float" office:value="116.083333333333" calcext:value-type="float">
            <text:p>116,0833333333</text:p>
          </table:table-cell>
          <table:table-cell table:formula="of:=[.D154]-[.C154]" office:value-type="float" office:value="111.231748150336" calcext:value-type="float">
            <text:p>111,2317481503</text:p>
          </table:table-cell>
          <table:table-cell table:formula="of:=[.D154]-[.D14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26" calcext:value-type="float">
            <text:p>126</text:p>
          </table:table-cell>
          <table:table-cell table:formula="of:=COM.MICROSOFT.STDEV.S([.B144:.B155])" office:value-type="float" office:value="5.07220590347757" calcext:value-type="float">
            <text:p>5,0722059035</text:p>
          </table:table-cell>
          <table:table-cell table:formula="of:=AVERAGE([.B144:.B155])" office:value-type="float" office:value="117.5" calcext:value-type="float">
            <text:p>117,5</text:p>
          </table:table-cell>
          <table:table-cell table:formula="of:=[.D155]-[.C155]" office:value-type="float" office:value="112.427794096522" calcext:value-type="float">
            <text:p>112,4277940965</text:p>
          </table:table-cell>
          <table:table-cell table:formula="of:=[.D155]-[.D143]" office:value-type="float" office:value="6.75" calcext:value-type="float">
            <text:p>6,75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15" calcext:value-type="float">
            <text:p>115</text:p>
          </table:table-cell>
          <table:table-cell table:formula="of:=COM.MICROSOFT.STDEV.S([.B145:.B156])" office:value-type="float" office:value="5.07220590347757" calcext:value-type="float">
            <text:p>5,0722059035</text:p>
          </table:table-cell>
          <table:table-cell table:formula="of:=AVERAGE([.B145:.B156])" office:value-type="float" office:value="117.5" calcext:value-type="float">
            <text:p>117,5</text:p>
          </table:table-cell>
          <table:table-cell table:formula="of:=[.D156]-[.C156]" office:value-type="float" office:value="112.427794096522" calcext:value-type="float">
            <text:p>112,4277940965</text:p>
          </table:table-cell>
          <table:table-cell table:formula="of:=[.D156]-[.D144]" office:value-type="float" office:value="6.41666666666667" calcext:value-type="float">
            <text:p>6,41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46:.B157])" office:value-type="float" office:value="4.65149047471492" calcext:value-type="float">
            <text:p>4,6514904747</text:p>
          </table:table-cell>
          <table:table-cell table:formula="of:=AVERAGE([.B146:.B157])" office:value-type="float" office:value="118" calcext:value-type="float">
            <text:p>118</text:p>
          </table:table-cell>
          <table:table-cell table:formula="of:=[.D157]-[.C157]" office:value-type="float" office:value="113.348509525285" calcext:value-type="float">
            <text:p>113,3485095253</text:p>
          </table:table-cell>
          <table:table-cell table:formula="of:=[.D157]-[.D145]" office:value-type="float" office:value="7.41666666666667" calcext:value-type="float">
            <text:p>7,4166666667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47:.B158])" office:value-type="float" office:value="5.77547059606926" calcext:value-type="float">
            <text:p>5,7754705961</text:p>
          </table:table-cell>
          <table:table-cell table:formula="of:=AVERAGE([.B147:.B158])" office:value-type="float" office:value="119.083333333333" calcext:value-type="float">
            <text:p>119,0833333333</text:p>
          </table:table-cell>
          <table:table-cell table:formula="of:=[.D158]-[.C158]" office:value-type="float" office:value="113.307862737264" calcext:value-type="float">
            <text:p>113,3078627373</text:p>
          </table:table-cell>
          <table:table-cell table:formula="of:=[.D158]-[.D146]" office:value-type="float" office:value="9.75" calcext:value-type="float">
            <text:p>9,75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48:.B159])" office:value-type="float" office:value="6.46845492300202" calcext:value-type="float">
            <text:p>6,468454923</text:p>
          </table:table-cell>
          <table:table-cell table:formula="of:=AVERAGE([.B148:.B159])" office:value-type="float" office:value="120.25" calcext:value-type="float">
            <text:p>120,25</text:p>
          </table:table-cell>
          <table:table-cell table:formula="of:=[.D159]-[.C159]" office:value-type="float" office:value="113.781545076998" calcext:value-type="float">
            <text:p>113,781545077</text:p>
          </table:table-cell>
          <table:table-cell table:formula="of:=[.D159]-[.D147]" office:value-type="float" office:value="11.25" calcext:value-type="float">
            <text:p>11,25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49:.B160])" office:value-type="float" office:value="7.05121953776061" calcext:value-type="float">
            <text:p>7,0512195378</text:p>
          </table:table-cell>
          <table:table-cell table:formula="of:=AVERAGE([.B149:.B160])" office:value-type="float" office:value="120.916666666667" calcext:value-type="float">
            <text:p>120,9166666667</text:p>
          </table:table-cell>
          <table:table-cell table:formula="of:=[.D160]-[.C160]" office:value-type="float" office:value="113.865447128906" calcext:value-type="float">
            <text:p>113,8654471289</text:p>
          </table:table-cell>
          <table:table-cell table:formula="of:=[.D160]-[.D148]" office:value-type="float" office:value="11.6666666666667" calcext:value-type="float">
            <text:p>11,6666666667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50:.B161])" office:value-type="float" office:value="7.83156008298049" calcext:value-type="float">
            <text:p>7,831560083</text:p>
          </table:table-cell>
          <table:table-cell table:formula="of:=AVERAGE([.B150:.B161])" office:value-type="float" office:value="120.333333333333" calcext:value-type="float">
            <text:p>120,3333333333</text:p>
          </table:table-cell>
          <table:table-cell table:formula="of:=[.D161]-[.C161]" office:value-type="float" office:value="112.501773250353" calcext:value-type="float">
            <text:p>112,5017732504</text:p>
          </table:table-cell>
          <table:table-cell table:formula="of:=[.D161]-[.D149]" office:value-type="float" office:value="10.6666666666667" calcext:value-type="float">
            <text:p>10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51:.B162])" office:value-type="float" office:value="9.05998528328459" calcext:value-type="float">
            <text:p>9,0599852833</text:p>
          </table:table-cell>
          <table:table-cell table:formula="of:=AVERAGE([.B151:.B162])" office:value-type="float" office:value="119.416666666667" calcext:value-type="float">
            <text:p>119,4166666667</text:p>
          </table:table-cell>
          <table:table-cell table:formula="of:=[.D162]-[.C162]" office:value-type="float" office:value="110.356681383382" calcext:value-type="float">
            <text:p>110,3566813834</text:p>
          </table:table-cell>
          <table:table-cell table:formula="of:=[.D162]-[.D150]" office:value-type="float" office:value="9.25" calcext:value-type="float">
            <text:p>9,25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92" calcext:value-type="float">
            <text:p>92</text:p>
          </table:table-cell>
          <table:table-cell table:formula="of:=COM.MICROSOFT.STDEV.S([.B152:.B163])" office:value-type="float" office:value="11.9325757335273" calcext:value-type="float">
            <text:p>11,9325757335</text:p>
          </table:table-cell>
          <table:table-cell table:formula="of:=AVERAGE([.B152:.B163])" office:value-type="float" office:value="117.75" calcext:value-type="float">
            <text:p>117,75</text:p>
          </table:table-cell>
          <table:table-cell table:formula="of:=[.D163]-[.C163]" office:value-type="float" office:value="105.817424266473" calcext:value-type="float">
            <text:p>105,8174242665</text:p>
          </table:table-cell>
          <table:table-cell table:formula="of:=[.D163]-[.D151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96" calcext:value-type="float">
            <text:p>96</text:p>
          </table:table-cell>
          <table:table-cell table:formula="of:=COM.MICROSOFT.STDEV.S([.B153:.B164])" office:value-type="float" office:value="13.4780967094427" calcext:value-type="float">
            <text:p>13,4780967094</text:p>
          </table:table-cell>
          <table:table-cell table:formula="of:=AVERAGE([.B153:.B164])" office:value-type="float" office:value="116.25" calcext:value-type="float">
            <text:p>116,25</text:p>
          </table:table-cell>
          <table:table-cell table:formula="of:=[.D164]-[.C164]" office:value-type="float" office:value="102.771903290557" calcext:value-type="float">
            <text:p>102,7719032906</text:p>
          </table:table-cell>
          <table:table-cell table:formula="of:=[.D164]-[.D152]" office:value-type="float" office:value="4.08333333333333" calcext:value-type="float">
            <text:p>4,08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54:.B165])" office:value-type="float" office:value="13.1295987614384" calcext:value-type="float">
            <text:p>13,1295987614</text:p>
          </table:table-cell>
          <table:table-cell table:formula="of:=AVERAGE([.B154:.B165])" office:value-type="float" office:value="115.25" calcext:value-type="float">
            <text:p>115,25</text:p>
          </table:table-cell>
          <table:table-cell table:formula="of:=[.D165]-[.C165]" office:value-type="float" office:value="102.120401238562" calcext:value-type="float">
            <text:p>102,1204012386</text:p>
          </table:table-cell>
          <table:table-cell table:formula="of:=[.D165]-[.D153]" office:value-type="float" office:value="1.91666666666667" calcext:value-type="float">
            <text:p>1,916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55:.B166])" office:value-type="float" office:value="13.6814406471621" calcext:value-type="float">
            <text:p>13,6814406472</text:p>
          </table:table-cell>
          <table:table-cell table:formula="of:=AVERAGE([.B155:.B166])" office:value-type="float" office:value="113.5" calcext:value-type="float">
            <text:p>113,5</text:p>
          </table:table-cell>
          <table:table-cell table:formula="of:=[.D166]-[.C166]" office:value-type="float" office:value="99.8185593528379" calcext:value-type="float">
            <text:p>99,8185593528</text:p>
          </table:table-cell>
          <table:table-cell table:formula="of:=[.D166]-[.D154]" office:value-type="float" office:value="-2.58333333333333" calcext:value-type="float">
            <text:p>-2,58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16" calcext:value-type="float">
            <text:p>116</text:p>
          </table:table-cell>
          <table:table-cell table:formula="of:=COM.MICROSOFT.STDEV.S([.B156:.B167])" office:value-type="float" office:value="13.1448803261148" calcext:value-type="float">
            <text:p>13,1448803261</text:p>
          </table:table-cell>
          <table:table-cell table:formula="of:=AVERAGE([.B156:.B167])" office:value-type="float" office:value="112.666666666667" calcext:value-type="float">
            <text:p>112,6666666667</text:p>
          </table:table-cell>
          <table:table-cell table:formula="of:=[.D167]-[.C167]" office:value-type="float" office:value="99.5217863405519" calcext:value-type="float">
            <text:p>99,5217863406</text:p>
          </table:table-cell>
          <table:table-cell table:formula="of:=[.D167]-[.D155]" office:value-type="float" office:value="-4.83333333333333" calcext:value-type="float">
            <text:p>-4,8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57:.B168])" office:value-type="float" office:value="13.1249819624696" calcext:value-type="float">
            <text:p>13,1249819625</text:p>
          </table:table-cell>
          <table:table-cell table:formula="of:=AVERAGE([.B157:.B168])" office:value-type="float" office:value="112.416666666667" calcext:value-type="float">
            <text:p>112,4166666667</text:p>
          </table:table-cell>
          <table:table-cell table:formula="of:=[.D168]-[.C168]" office:value-type="float" office:value="99.2916847041971" calcext:value-type="float">
            <text:p>99,2916847042</text:p>
          </table:table-cell>
          <table:table-cell table:formula="of:=[.D168]-[.D156]" office:value-type="float" office:value="-5.08333333333333" calcext:value-type="float">
            <text:p>-5,08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58:.B169])" office:value-type="float" office:value="13.1249819624696" calcext:value-type="float">
            <text:p>13,1249819625</text:p>
          </table:table-cell>
          <table:table-cell table:formula="of:=AVERAGE([.B158:.B169])" office:value-type="float" office:value="112.416666666667" calcext:value-type="float">
            <text:p>112,4166666667</text:p>
          </table:table-cell>
          <table:table-cell table:formula="of:=[.D169]-[.C169]" office:value-type="float" office:value="99.2916847041971" calcext:value-type="float">
            <text:p>99,2916847042</text:p>
          </table:table-cell>
          <table:table-cell table:formula="of:=[.D169]-[.D157]" office:value-type="float" office:value="-5.58333333333333" calcext:value-type="float">
            <text:p>-5,5833333333</text:p>
          </table:table-cell>
          <table:table-cell table:number-columns-repeated="1018"/>
        </table:table-row>
      </table:table>
      <table:table table:name="Num article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article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4500" calcext:value-type="float">
            <text:p>45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6000" calcext:value-type="float">
            <text:p>6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7200" calcext:value-type="float">
            <text:p>72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7800" calcext:value-type="float">
            <text:p>78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8700" calcext:value-type="float">
            <text:p>8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9800" calcext:value-type="float">
            <text:p>98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1000" calcext:value-type="float">
            <text:p>11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2000" calcext:value-type="float">
            <text:p>12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3000" calcext:value-type="float">
            <text:p>13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4000" calcext:value-type="float">
            <text:p>14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6000" calcext:value-type="float">
            <text:p>16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2:.B13])" office:value-type="float" office:value="3949.41499311971" calcext:value-type="float">
            <text:p>3949,4149931197</text:p>
          </table:table-cell>
          <table:table-cell table:formula="of:=AVERAGE([.B2:.B13])" office:value-type="float" office:value="10583.3333333333" calcext:value-type="float">
            <text:p>10583,3333333333</text:p>
          </table:table-cell>
          <table:table-cell table:formula="of:=[.D13]-[.C13]" office:value-type="float" office:value="6633.91834021362" calcext:value-type="float">
            <text:p>6633,9183402136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3:.B14])" office:value-type="float" office:value="4132.896482291" calcext:value-type="float">
            <text:p>4132,896482291</text:p>
          </table:table-cell>
          <table:table-cell table:formula="of:=AVERAGE([.B3:.B14])" office:value-type="float" office:value="11791.6666666667" calcext:value-type="float">
            <text:p>11791,6666666667</text:p>
          </table:table-cell>
          <table:table-cell table:formula="of:=[.D14]-[.C14]" office:value-type="float" office:value="7658.77018437566" calcext:value-type="float">
            <text:p>7658,770184375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4:.B15])" office:value-type="float" office:value="4321.08116381102" calcext:value-type="float">
            <text:p>4321,081163811</text:p>
          </table:table-cell>
          <table:table-cell table:formula="of:=AVERAGE([.B4:.B15])" office:value-type="float" office:value="12958.3333333333" calcext:value-type="float">
            <text:p>12958,3333333333</text:p>
          </table:table-cell>
          <table:table-cell table:formula="of:=[.D15]-[.C15]" office:value-type="float" office:value="8637.25216952231" calcext:value-type="float">
            <text:p>8637,2521695223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5:.B16])" office:value-type="float" office:value="4788.83645006327" calcext:value-type="float">
            <text:p>4788,8364500633</text:p>
          </table:table-cell>
          <table:table-cell table:formula="of:=AVERAGE([.B5:.B16])" office:value-type="float" office:value="14275" calcext:value-type="float">
            <text:p>14275</text:p>
          </table:table-cell>
          <table:table-cell table:formula="of:=[.D16]-[.C16]" office:value-type="float" office:value="9486.16354993673" calcext:value-type="float">
            <text:p>9486,1635499367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6:.B17])" office:value-type="float" office:value="5228.49853874867" calcext:value-type="float">
            <text:p>5228,4985387487</text:p>
          </table:table-cell>
          <table:table-cell table:formula="of:=AVERAGE([.B6:.B17])" office:value-type="float" office:value="15708.3333333333" calcext:value-type="float">
            <text:p>15708,3333333333</text:p>
          </table:table-cell>
          <table:table-cell table:formula="of:=[.D17]-[.C17]" office:value-type="float" office:value="10479.8347945847" calcext:value-type="float">
            <text:p>10479,8347945847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7:.B18])" office:value-type="float" office:value="5812.49959270119" calcext:value-type="float">
            <text:p>5812,4995927012</text:p>
          </table:table-cell>
          <table:table-cell table:formula="of:=AVERAGE([.B7:.B18])" office:value-type="float" office:value="17316.6666666667" calcext:value-type="float">
            <text:p>17316,6666666667</text:p>
          </table:table-cell>
          <table:table-cell table:formula="of:=[.D18]-[.C18]" office:value-type="float" office:value="11504.1670739655" calcext:value-type="float">
            <text:p>11504,1670739655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0000" calcext:value-type="float">
            <text:p>30000</text:p>
          </table:table-cell>
          <table:table-cell table:formula="of:=COM.MICROSOFT.STDEV.S([.B8:.B19])" office:value-type="float" office:value="6338.91301264012" calcext:value-type="float">
            <text:p>6338,9130126401</text:p>
          </table:table-cell>
          <table:table-cell table:formula="of:=AVERAGE([.B8:.B19])" office:value-type="float" office:value="19000" calcext:value-type="float">
            <text:p>19000</text:p>
          </table:table-cell>
          <table:table-cell table:formula="of:=[.D19]-[.C19]" office:value-type="float" office:value="12661.0869873599" calcext:value-type="float">
            <text:p>12661,0869873599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9:.B20])" office:value-type="float" office:value="6965.28186903814" calcext:value-type="float">
            <text:p>6965,2818690382</text:p>
          </table:table-cell>
          <table:table-cell table:formula="of:=AVERAGE([.B9:.B20])" office:value-type="float" office:value="20833.3333333333" calcext:value-type="float">
            <text:p>20833,3333333333</text:p>
          </table:table-cell>
          <table:table-cell table:formula="of:=[.D20]-[.C20]" office:value-type="float" office:value="13868.0514642952" calcext:value-type="float">
            <text:p>13868,0514642952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36000" calcext:value-type="float">
            <text:p>36000</text:p>
          </table:table-cell>
          <table:table-cell table:formula="of:=COM.MICROSOFT.STDEV.S([.B10:.B21])" office:value-type="float" office:value="7613.78335452861" calcext:value-type="float">
            <text:p>7613,7833545286</text:p>
          </table:table-cell>
          <table:table-cell table:formula="of:=AVERAGE([.B10:.B21])" office:value-type="float" office:value="22833.3333333333" calcext:value-type="float">
            <text:p>22833,3333333333</text:p>
          </table:table-cell>
          <table:table-cell table:formula="of:=[.D21]-[.C21]" office:value-type="float" office:value="15219.5499788047" calcext:value-type="float">
            <text:p>15219,5499788047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1:.B22])" office:value-type="float" office:value="8235.17952555874" calcext:value-type="float">
            <text:p>8235,1795255587</text:p>
          </table:table-cell>
          <table:table-cell table:formula="of:=AVERAGE([.B11:.B22])" office:value-type="float" office:value="25000" calcext:value-type="float">
            <text:p>25000</text:p>
          </table:table-cell>
          <table:table-cell table:formula="of:=[.D22]-[.C22]" office:value-type="float" office:value="16764.8204744413" calcext:value-type="float">
            <text:p>16764,8204744413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2:.B23])" office:value-type="float" office:value="8938.76474416433" calcext:value-type="float">
            <text:p>8938,7647441643</text:p>
          </table:table-cell>
          <table:table-cell table:formula="of:=AVERAGE([.B12:.B23])" office:value-type="float" office:value="27416.6666666667" calcext:value-type="float">
            <text:p>27416,6666666667</text:p>
          </table:table-cell>
          <table:table-cell table:formula="of:=[.D23]-[.C23]" office:value-type="float" office:value="18477.9019225023" calcext:value-type="float">
            <text:p>18477,901922502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3:.B24])" office:value-type="float" office:value="10107.0032725588" calcext:value-type="float">
            <text:p>10107,0032725588</text:p>
          </table:table-cell>
          <table:table-cell table:formula="of:=AVERAGE([.B13:.B24])" office:value-type="float" office:value="30166.6666666667" calcext:value-type="float">
            <text:p>30166,6666666667</text:p>
          </table:table-cell>
          <table:table-cell table:formula="of:=[.D24]-[.C24]" office:value-type="float" office:value="20059.6633941078" calcext:value-type="float">
            <text:p>20059,663394107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4:.B25])" office:value-type="float" office:value="10974.8334701247" calcext:value-type="float">
            <text:p>10974,8334701247</text:p>
          </table:table-cell>
          <table:table-cell table:formula="of:=AVERAGE([.B14:.B25])" office:value-type="float" office:value="33083.3333333333" calcext:value-type="float">
            <text:p>33083,3333333333</text:p>
          </table:table-cell>
          <table:table-cell table:formula="of:=[.D25]-[.C25]" office:value-type="float" office:value="22108.4998632086" calcext:value-type="float">
            <text:p>22108,4998632086</text:p>
          </table:table-cell>
          <table:table-cell table:formula="of:=[.D25]-[.D13]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15:.B26])" office:value-type="float" office:value="11673.2665314877" calcext:value-type="float">
            <text:p>11673,2665314877</text:p>
          </table:table-cell>
          <table:table-cell table:formula="of:=AVERAGE([.B15:.B26])" office:value-type="float" office:value="36083.3333333333" calcext:value-type="float">
            <text:p>36083,3333333333</text:p>
          </table:table-cell>
          <table:table-cell table:formula="of:=[.D26]-[.C26]" office:value-type="float" office:value="24410.0668018456" calcext:value-type="float">
            <text:p>24410,0668018456</text:p>
          </table:table-cell>
          <table:table-cell table:formula="of:=[.D26]-[.D14]" office:value-type="float" office:value="24291.6666666667" calcext:value-type="float">
            <text:p>24291,66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8000" calcext:value-type="float">
            <text:p>58000</text:p>
          </table:table-cell>
          <table:table-cell table:formula="of:=COM.MICROSOFT.STDEV.S([.B16:.B27])" office:value-type="float" office:value="12061.3959692596" calcext:value-type="float">
            <text:p>12061,3959692596</text:p>
          </table:table-cell>
          <table:table-cell table:formula="of:=AVERAGE([.B16:.B27])" office:value-type="float" office:value="39250" calcext:value-type="float">
            <text:p>39250</text:p>
          </table:table-cell>
          <table:table-cell table:formula="of:=[.D27]-[.C27]" office:value-type="float" office:value="27188.6040307404" calcext:value-type="float">
            <text:p>27188,6040307404</text:p>
          </table:table-cell>
          <table:table-cell table:formula="of:=[.D27]-[.D15]" office:value-type="float" office:value="26291.6666666667" calcext:value-type="float">
            <text:p>26291,6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17:.B28])" office:value-type="float" office:value="12673.9412922259" calcext:value-type="float">
            <text:p>12673,9412922259</text:p>
          </table:table-cell>
          <table:table-cell table:formula="of:=AVERAGE([.B17:.B28])" office:value-type="float" office:value="42583.3333333333" calcext:value-type="float">
            <text:p>42583,3333333333</text:p>
          </table:table-cell>
          <table:table-cell table:formula="of:=[.D28]-[.C28]" office:value-type="float" office:value="29909.3920411075" calcext:value-type="float">
            <text:p>29909,3920411075</text:p>
          </table:table-cell>
          <table:table-cell table:formula="of:=[.D28]-[.D16]" office:value-type="float" office:value="28308.3333333333" calcext:value-type="float">
            <text:p>28308,33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8000" calcext:value-type="float">
            <text:p>68000</text:p>
          </table:table-cell>
          <table:table-cell table:formula="of:=COM.MICROSOFT.STDEV.S([.B18:.B29])" office:value-type="float" office:value="13313.2424391064" calcext:value-type="float">
            <text:p>13313,2424391064</text:p>
          </table:table-cell>
          <table:table-cell table:formula="of:=AVERAGE([.B18:.B29])" office:value-type="float" office:value="46166.6666666667" calcext:value-type="float">
            <text:p>46166,6666666667</text:p>
          </table:table-cell>
          <table:table-cell table:formula="of:=[.D29]-[.C29]" office:value-type="float" office:value="32853.4242275602" calcext:value-type="float">
            <text:p>32853,4242275602</text:p>
          </table:table-cell>
          <table:table-cell table:formula="of:=[.D29]-[.D17]" office:value-type="float" office:value="30458.3333333333" calcext:value-type="float">
            <text:p>30458,33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9:.B30])" office:value-type="float" office:value="14048.3472553201" calcext:value-type="float">
            <text:p>14048,3472553201</text:p>
          </table:table-cell>
          <table:table-cell table:formula="of:=AVERAGE([.B19:.B30])" office:value-type="float" office:value="49916.6666666667" calcext:value-type="float">
            <text:p>49916,6666666667</text:p>
          </table:table-cell>
          <table:table-cell table:formula="of:=[.D30]-[.C30]" office:value-type="float" office:value="35868.3194113465" calcext:value-type="float">
            <text:p>35868,3194113465</text:p>
          </table:table-cell>
          <table:table-cell table:formula="of:=[.D30]-[.D18]" office:value-type="float" office:value="32600" calcext:value-type="float">
            <text:p>32600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20:.B31])" office:value-type="float" office:value="14832.3969741913" calcext:value-type="float">
            <text:p>14832,3969741913</text:p>
          </table:table-cell>
          <table:table-cell table:formula="of:=AVERAGE([.B20:.B31])" office:value-type="float" office:value="54000" calcext:value-type="float">
            <text:p>54000</text:p>
          </table:table-cell>
          <table:table-cell table:formula="of:=[.D31]-[.C31]" office:value-type="float" office:value="39167.6030258087" calcext:value-type="float">
            <text:p>39167,6030258087</text:p>
          </table:table-cell>
          <table:table-cell table:formula="of:=[.D31]-[.D19]" office:value-type="float" office:value="35000" calcext:value-type="float">
            <text:p>35000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21:.B32])" office:value-type="float" office:value="15865.6766943518" calcext:value-type="float">
            <text:p>15865,6766943518</text:p>
          </table:table-cell>
          <table:table-cell table:formula="of:=AVERAGE([.B21:.B32])" office:value-type="float" office:value="58416.6666666667" calcext:value-type="float">
            <text:p>58416,6666666667</text:p>
          </table:table-cell>
          <table:table-cell table:formula="of:=[.D32]-[.C32]" office:value-type="float" office:value="42550.9899723149" calcext:value-type="float">
            <text:p>42550,9899723149</text:p>
          </table:table-cell>
          <table:table-cell table:formula="of:=[.D32]-[.D20]" office:value-type="float" office:value="37583.3333333333" calcext:value-type="float">
            <text:p>37583,33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22:.B33])" office:value-type="float" office:value="17194.7402105729" calcext:value-type="float">
            <text:p>17194,7402105729</text:p>
          </table:table-cell>
          <table:table-cell table:formula="of:=AVERAGE([.B22:.B33])" office:value-type="float" office:value="63250" calcext:value-type="float">
            <text:p>63250</text:p>
          </table:table-cell>
          <table:table-cell table:formula="of:=[.D33]-[.C33]" office:value-type="float" office:value="46055.2597894271" calcext:value-type="float">
            <text:p>46055,2597894271</text:p>
          </table:table-cell>
          <table:table-cell table:formula="of:=[.D33]-[.D21]" office:value-type="float" office:value="40416.6666666667" calcext:value-type="float">
            <text:p>40416,6666666667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23:.B34])" office:value-type="float" office:value="18351.7813518982" calcext:value-type="float">
            <text:p>18351,7813518982</text:p>
          </table:table-cell>
          <table:table-cell table:formula="of:=AVERAGE([.B23:.B34])" office:value-type="float" office:value="68333.3333333333" calcext:value-type="float">
            <text:p>68333,3333333333</text:p>
          </table:table-cell>
          <table:table-cell table:formula="of:=[.D34]-[.C34]" office:value-type="float" office:value="49981.5519814351" calcext:value-type="float">
            <text:p>49981,5519814351</text:p>
          </table:table-cell>
          <table:table-cell table:formula="of:=[.D34]-[.D22]" office:value-type="float" office:value="43333.3333333333" calcext:value-type="float">
            <text:p>43333,3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24:.B35])" office:value-type="float" office:value="19275.5143782327" calcext:value-type="float">
            <text:p>19275,5143782327</text:p>
          </table:table-cell>
          <table:table-cell table:formula="of:=AVERAGE([.B24:.B35])" office:value-type="float" office:value="73500" calcext:value-type="float">
            <text:p>73500</text:p>
          </table:table-cell>
          <table:table-cell table:formula="of:=[.D35]-[.C35]" office:value-type="float" office:value="54224.4856217673" calcext:value-type="float">
            <text:p>54224,4856217673</text:p>
          </table:table-cell>
          <table:table-cell table:formula="of:=[.D35]-[.D23]" office:value-type="float" office:value="46083.3333333333" calcext:value-type="float">
            <text:p>46083,3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25:.B36])" office:value-type="float" office:value="20246.0246752669" calcext:value-type="float">
            <text:p>20246,0246752669</text:p>
          </table:table-cell>
          <table:table-cell table:formula="of:=AVERAGE([.B25:.B36])" office:value-type="float" office:value="78583.3333333333" calcext:value-type="float">
            <text:p>78583,3333333333</text:p>
          </table:table-cell>
          <table:table-cell table:formula="of:=[.D36]-[.C36]" office:value-type="float" office:value="58337.3086580665" calcext:value-type="float">
            <text:p>58337,3086580665</text:p>
          </table:table-cell>
          <table:table-cell table:formula="of:=[.D36]-[.D24]" office:value-type="float" office:value="48416.6666666667" calcext:value-type="float">
            <text:p>48416,66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26:.B37])" office:value-type="float" office:value="21161.7150018183" calcext:value-type="float">
            <text:p>21161,7150018183</text:p>
          </table:table-cell>
          <table:table-cell table:formula="of:=AVERAGE([.B26:.B37])" office:value-type="float" office:value="84000" calcext:value-type="float">
            <text:p>84000</text:p>
          </table:table-cell>
          <table:table-cell table:formula="of:=[.D37]-[.C37]" office:value-type="float" office:value="62838.2849981817" calcext:value-type="float">
            <text:p>62838,2849981817</text:p>
          </table:table-cell>
          <table:table-cell table:formula="of:=[.D37]-[.D25]" office:value-type="float" office:value="50916.6666666667" calcext:value-type="float">
            <text:p>50916,66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27:.B38])" office:value-type="float" office:value="22069.4496093719" calcext:value-type="float">
            <text:p>22069,4496093719</text:p>
          </table:table-cell>
          <table:table-cell table:formula="of:=AVERAGE([.B27:.B38])" office:value-type="float" office:value="89833.3333333333" calcext:value-type="float">
            <text:p>89833,3333333333</text:p>
          </table:table-cell>
          <table:table-cell table:formula="of:=[.D38]-[.C38]" office:value-type="float" office:value="67763.8837239614" calcext:value-type="float">
            <text:p>67763,8837239614</text:p>
          </table:table-cell>
          <table:table-cell table:formula="of:=[.D38]-[.D26]" office:value-type="float" office:value="53750" calcext:value-type="float">
            <text:p>53750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28:.B39])" office:value-type="float" office:value="22695.6143140235" calcext:value-type="float">
            <text:p>22695,6143140235</text:p>
          </table:table-cell>
          <table:table-cell table:formula="of:=AVERAGE([.B28:.B39])" office:value-type="float" office:value="96000" calcext:value-type="float">
            <text:p>96000</text:p>
          </table:table-cell>
          <table:table-cell table:formula="of:=[.D39]-[.C39]" office:value-type="float" office:value="73304.3856859765" calcext:value-type="float">
            <text:p>73304,3856859765</text:p>
          </table:table-cell>
          <table:table-cell table:formula="of:=[.D39]-[.D27]" office:value-type="float" office:value="56750" calcext:value-type="float">
            <text:p>56750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29:.B40])" office:value-type="float" office:value="23104.997491688" calcext:value-type="float">
            <text:p>23104,997491688</text:p>
          </table:table-cell>
          <table:table-cell table:formula="of:=AVERAGE([.B29:.B40])" office:value-type="float" office:value="102250" calcext:value-type="float">
            <text:p>102250</text:p>
          </table:table-cell>
          <table:table-cell table:formula="of:=[.D40]-[.C40]" office:value-type="float" office:value="79145.002508312" calcext:value-type="float">
            <text:p>79145,002508312</text:p>
          </table:table-cell>
          <table:table-cell table:formula="of:=[.D40]-[.D28]" office:value-type="float" office:value="59666.6666666667" calcext:value-type="float">
            <text:p>59666,6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30:.B41])" office:value-type="float" office:value="23418.459437466" calcext:value-type="float">
            <text:p>23418,459437466</text:p>
          </table:table-cell>
          <table:table-cell table:formula="of:=AVERAGE([.B30:.B41])" office:value-type="float" office:value="108666.666666667" calcext:value-type="float">
            <text:p>108666,666666667</text:p>
          </table:table-cell>
          <table:table-cell table:formula="of:=[.D41]-[.C41]" office:value-type="float" office:value="85248.2072292006" calcext:value-type="float">
            <text:p>85248,2072292006</text:p>
          </table:table-cell>
          <table:table-cell table:formula="of:=[.D41]-[.D29]" office:value-type="float" office:value="62500" calcext:value-type="float">
            <text:p>62500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31:.B42])" office:value-type="float" office:value="23583.9891760182" calcext:value-type="float">
            <text:p>23583,9891760182</text:p>
          </table:table-cell>
          <table:table-cell table:formula="of:=AVERAGE([.B31:.B42])" office:value-type="float" office:value="115250" calcext:value-type="float">
            <text:p>115250</text:p>
          </table:table-cell>
          <table:table-cell table:formula="of:=[.D42]-[.C42]" office:value-type="float" office:value="91666.0108239818" calcext:value-type="float">
            <text:p>91666,0108239818</text:p>
          </table:table-cell>
          <table:table-cell table:formula="of:=[.D42]-[.D30]" office:value-type="float" office:value="65333.3333333333" calcext:value-type="float">
            <text:p>65333,3333333333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32:.B43])" office:value-type="float" office:value="23571.2973891142" calcext:value-type="float">
            <text:p>23571,2973891142</text:p>
          </table:table-cell>
          <table:table-cell table:formula="of:=AVERAGE([.B32:.B43])" office:value-type="float" office:value="121833.333333333" calcext:value-type="float">
            <text:p>121833,333333333</text:p>
          </table:table-cell>
          <table:table-cell table:formula="of:=[.D43]-[.C43]" office:value-type="float" office:value="98262.0359442192" calcext:value-type="float">
            <text:p>98262,0359442192</text:p>
          </table:table-cell>
          <table:table-cell table:formula="of:=[.D43]-[.D31]" office:value-type="float" office:value="67833.3333333333" calcext:value-type="float">
            <text:p>67833,3333333333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62000" calcext:value-type="float">
            <text:p>162000</text:p>
          </table:table-cell>
          <table:table-cell table:formula="of:=COM.MICROSOFT.STDEV.S([.B33:.B44])" office:value-type="float" office:value="23276.3373147039" calcext:value-type="float">
            <text:p>23276,3373147039</text:p>
          </table:table-cell>
          <table:table-cell table:formula="of:=AVERAGE([.B33:.B44])" office:value-type="float" office:value="128166.666666667" calcext:value-type="float">
            <text:p>128166,666666667</text:p>
          </table:table-cell>
          <table:table-cell table:formula="of:=[.D44]-[.C44]" office:value-type="float" office:value="104890.329351963" calcext:value-type="float">
            <text:p>104890,329351963</text:p>
          </table:table-cell>
          <table:table-cell table:formula="of:=[.D44]-[.D32]" office:value-type="float" office:value="69750" calcext:value-type="float">
            <text:p>69750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34:.B45])" office:value-type="float" office:value="23203.9704021584" calcext:value-type="float">
            <text:p>23203,9704021584</text:p>
          </table:table-cell>
          <table:table-cell table:formula="of:=AVERAGE([.B34:.B45])" office:value-type="float" office:value="134333.333333333" calcext:value-type="float">
            <text:p>134333,333333333</text:p>
          </table:table-cell>
          <table:table-cell table:formula="of:=[.D45]-[.C45]" office:value-type="float" office:value="111129.362931175" calcext:value-type="float">
            <text:p>111129,362931175</text:p>
          </table:table-cell>
          <table:table-cell table:formula="of:=[.D45]-[.D33]" office:value-type="float" office:value="71083.3333333333" calcext:value-type="float">
            <text:p>71083,33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35:.B46])" office:value-type="float" office:value="22824.7606114434" calcext:value-type="float">
            <text:p>22824,7606114434</text:p>
          </table:table-cell>
          <table:table-cell table:formula="of:=AVERAGE([.B35:.B46])" office:value-type="float" office:value="140333.333333333" calcext:value-type="float">
            <text:p>140333,333333333</text:p>
          </table:table-cell>
          <table:table-cell table:formula="of:=[.D46]-[.C46]" office:value-type="float" office:value="117508.57272189" calcext:value-type="float">
            <text:p>117508,57272189</text:p>
          </table:table-cell>
          <table:table-cell table:formula="of:=[.D46]-[.D34]" office:value-type="float" office:value="72000" calcext:value-type="float">
            <text:p>72000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77000" calcext:value-type="float">
            <text:p>177000</text:p>
          </table:table-cell>
          <table:table-cell table:formula="of:=COM.MICROSOFT.STDEV.S([.B36:.B47])" office:value-type="float" office:value="22145.5242074836" calcext:value-type="float">
            <text:p>22145,5242074836</text:p>
          </table:table-cell>
          <table:table-cell table:formula="of:=AVERAGE([.B36:.B47])" office:value-type="float" office:value="146333.333333333" calcext:value-type="float">
            <text:p>146333,333333333</text:p>
          </table:table-cell>
          <table:table-cell table:formula="of:=[.D47]-[.C47]" office:value-type="float" office:value="124187.80912585" calcext:value-type="float">
            <text:p>124187,80912585</text:p>
          </table:table-cell>
          <table:table-cell table:formula="of:=[.D47]-[.D35]" office:value-type="float" office:value="72833.3333333333" calcext:value-type="float">
            <text:p>7283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82000" calcext:value-type="float">
            <text:p>182000</text:p>
          </table:table-cell>
          <table:table-cell table:formula="of:=COM.MICROSOFT.STDEV.S([.B37:.B48])" office:value-type="float" office:value="21137.3574220591" calcext:value-type="float">
            <text:p>21137,3574220591</text:p>
          </table:table-cell>
          <table:table-cell table:formula="of:=AVERAGE([.B37:.B48])" office:value-type="float" office:value="152333.333333333" calcext:value-type="float">
            <text:p>152333,333333333</text:p>
          </table:table-cell>
          <table:table-cell table:formula="of:=[.D48]-[.C48]" office:value-type="float" office:value="131195.975911274" calcext:value-type="float">
            <text:p>131195,975911274</text:p>
          </table:table-cell>
          <table:table-cell table:formula="of:=[.D48]-[.D36]" office:value-type="float" office:value="73750" calcext:value-type="float">
            <text:p>73750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88000" calcext:value-type="float">
            <text:p>188000</text:p>
          </table:table-cell>
          <table:table-cell table:formula="of:=COM.MICROSOFT.STDEV.S([.B38:.B49])" office:value-type="float" office:value="20266.9681995112" calcext:value-type="float">
            <text:p>20266,9681995112</text:p>
          </table:table-cell>
          <table:table-cell table:formula="of:=AVERAGE([.B38:.B49])" office:value-type="float" office:value="158250" calcext:value-type="float">
            <text:p>158250</text:p>
          </table:table-cell>
          <table:table-cell table:formula="of:=[.D49]-[.C49]" office:value-type="float" office:value="137983.031800489" calcext:value-type="float">
            <text:p>137983,031800489</text:p>
          </table:table-cell>
          <table:table-cell table:formula="of:=[.D49]-[.D37]" office:value-type="float" office:value="74250" calcext:value-type="float">
            <text:p>74250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39:.B50])" office:value-type="float" office:value="19757.6222345614" calcext:value-type="float">
            <text:p>19757,6222345614</text:p>
          </table:table-cell>
          <table:table-cell table:formula="of:=AVERAGE([.B39:.B50])" office:value-type="float" office:value="164000" calcext:value-type="float">
            <text:p>164000</text:p>
          </table:table-cell>
          <table:table-cell table:formula="of:=[.D50]-[.C50]" office:value-type="float" office:value="144242.377765439" calcext:value-type="float">
            <text:p>144242,377765439</text:p>
          </table:table-cell>
          <table:table-cell table:formula="of:=[.D50]-[.D38]" office:value-type="float" office:value="74166.6666666667" calcext:value-type="float">
            <text:p>74166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99000" calcext:value-type="float">
            <text:p>199000</text:p>
          </table:table-cell>
          <table:table-cell table:formula="of:=COM.MICROSOFT.STDEV.S([.B40:.B51])" office:value-type="float" office:value="19355.3297021463" calcext:value-type="float">
            <text:p>19355,3297021463</text:p>
          </table:table-cell>
          <table:table-cell table:formula="of:=AVERAGE([.B40:.B51])" office:value-type="float" office:value="169583.333333333" calcext:value-type="float">
            <text:p>169583,333333333</text:p>
          </table:table-cell>
          <table:table-cell table:formula="of:=[.D51]-[.C51]" office:value-type="float" office:value="150228.003631187" calcext:value-type="float">
            <text:p>150228,003631187</text:p>
          </table:table-cell>
          <table:table-cell table:formula="of:=[.D51]-[.D39]" office:value-type="float" office:value="73583.3333333333" calcext:value-type="float">
            <text:p>73583,3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05000" calcext:value-type="float">
            <text:p>205000</text:p>
          </table:table-cell>
          <table:table-cell table:formula="of:=COM.MICROSOFT.STDEV.S([.B41:.B52])" office:value-type="float" office:value="19077.9898566305" calcext:value-type="float">
            <text:p>19077,9898566305</text:p>
          </table:table-cell>
          <table:table-cell table:formula="of:=AVERAGE([.B41:.B52])" office:value-type="float" office:value="175166.666666667" calcext:value-type="float">
            <text:p>175166,666666667</text:p>
          </table:table-cell>
          <table:table-cell table:formula="of:=[.D52]-[.C52]" office:value-type="float" office:value="156088.676810036" calcext:value-type="float">
            <text:p>156088,676810036</text:p>
          </table:table-cell>
          <table:table-cell table:formula="of:=[.D52]-[.D40]" office:value-type="float" office:value="72916.6666666667" calcext:value-type="float">
            <text:p>72916,6666666667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11000" calcext:value-type="float">
            <text:p>211000</text:p>
          </table:table-cell>
          <table:table-cell table:formula="of:=COM.MICROSOFT.STDEV.S([.B42:.B53])" office:value-type="float" office:value="19104.1800915322" calcext:value-type="float">
            <text:p>19104,1800915322</text:p>
          </table:table-cell>
          <table:table-cell table:formula="of:=AVERAGE([.B42:.B53])" office:value-type="float" office:value="180666.666666667" calcext:value-type="float">
            <text:p>180666,666666667</text:p>
          </table:table-cell>
          <table:table-cell table:formula="of:=[.D53]-[.C53]" office:value-type="float" office:value="161562.486575134" calcext:value-type="float">
            <text:p>161562,486575134</text:p>
          </table:table-cell>
          <table:table-cell table:formula="of:=[.D53]-[.D41]" office:value-type="float" office:value="72000" calcext:value-type="float">
            <text:p>72000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17000" calcext:value-type="float">
            <text:p>217000</text:p>
          </table:table-cell>
          <table:table-cell table:formula="of:=COM.MICROSOFT.STDEV.S([.B43:.B54])" office:value-type="float" office:value="19449.0398610099" calcext:value-type="float">
            <text:p>19449,0398610099</text:p>
          </table:table-cell>
          <table:table-cell table:formula="of:=AVERAGE([.B43:.B54])" office:value-type="float" office:value="186083.333333333" calcext:value-type="float">
            <text:p>186083,333333333</text:p>
          </table:table-cell>
          <table:table-cell table:formula="of:=[.D54]-[.C54]" office:value-type="float" office:value="166634.293472323" calcext:value-type="float">
            <text:p>166634,293472323</text:p>
          </table:table-cell>
          <table:table-cell table:formula="of:=[.D54]-[.D42]" office:value-type="float" office:value="70833.3333333333" calcext:value-type="float">
            <text:p>70833,3333333333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22000" calcext:value-type="float">
            <text:p>222000</text:p>
          </table:table-cell>
          <table:table-cell table:formula="of:=COM.MICROSOFT.STDEV.S([.B44:.B55])" office:value-type="float" office:value="19819.4501957195" calcext:value-type="float">
            <text:p>19819,4501957195</text:p>
          </table:table-cell>
          <table:table-cell table:formula="of:=AVERAGE([.B44:.B55])" office:value-type="float" office:value="191416.666666667" calcext:value-type="float">
            <text:p>191416,666666667</text:p>
          </table:table-cell>
          <table:table-cell table:formula="of:=[.D55]-[.C55]" office:value-type="float" office:value="171597.216470947" calcext:value-type="float">
            <text:p>171597,216470947</text:p>
          </table:table-cell>
          <table:table-cell table:formula="of:=[.D55]-[.D43]" office:value-type="float" office:value="69583.3333333333" calcext:value-type="float">
            <text:p>69583,333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28000" calcext:value-type="float">
            <text:p>228000</text:p>
          </table:table-cell>
          <table:table-cell table:formula="of:=COM.MICROSOFT.STDEV.S([.B45:.B56])" office:value-type="float" office:value="20070.1421534728" calcext:value-type="float">
            <text:p>20070,1421534728</text:p>
          </table:table-cell>
          <table:table-cell table:formula="of:=AVERAGE([.B45:.B56])" office:value-type="float" office:value="196916.666666667" calcext:value-type="float">
            <text:p>196916,666666667</text:p>
          </table:table-cell>
          <table:table-cell table:formula="of:=[.D56]-[.C56]" office:value-type="float" office:value="176846.524513194" calcext:value-type="float">
            <text:p>176846,524513194</text:p>
          </table:table-cell>
          <table:table-cell table:formula="of:=[.D56]-[.D44]" office:value-type="float" office:value="68750" calcext:value-type="float">
            <text:p>6875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46:.B57])" office:value-type="float" office:value="20326.1288776667" calcext:value-type="float">
            <text:p>20326,1288776667</text:p>
          </table:table-cell>
          <table:table-cell table:formula="of:=AVERAGE([.B46:.B57])" office:value-type="float" office:value="202333.333333333" calcext:value-type="float">
            <text:p>202333,333333333</text:p>
          </table:table-cell>
          <table:table-cell table:formula="of:=[.D57]-[.C57]" office:value-type="float" office:value="182007.204455667" calcext:value-type="float">
            <text:p>182007,204455667</text:p>
          </table:table-cell>
          <table:table-cell table:formula="of:=[.D57]-[.D45]" office:value-type="float" office:value="68000" calcext:value-type="float">
            <text:p>68000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47:.B58])" office:value-type="float" office:value="20301.5150949754" calcext:value-type="float">
            <text:p>20301,5150949754</text:p>
          </table:table-cell>
          <table:table-cell table:formula="of:=AVERAGE([.B47:.B58])" office:value-type="float" office:value="207833.333333333" calcext:value-type="float">
            <text:p>207833,333333333</text:p>
          </table:table-cell>
          <table:table-cell table:formula="of:=[.D58]-[.C58]" office:value-type="float" office:value="187531.818238358" calcext:value-type="float">
            <text:p>187531,818238358</text:p>
          </table:table-cell>
          <table:table-cell table:formula="of:=[.D58]-[.D46]" office:value-type="float" office:value="67500" calcext:value-type="float">
            <text:p>675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48:.B59])" office:value-type="float" office:value="20128.3758696899" calcext:value-type="float">
            <text:p>20128,3758696899</text:p>
          </table:table-cell>
          <table:table-cell table:formula="of:=AVERAGE([.B48:.B59])" office:value-type="float" office:value="213333.333333333" calcext:value-type="float">
            <text:p>213333,333333333</text:p>
          </table:table-cell>
          <table:table-cell table:formula="of:=[.D59]-[.C59]" office:value-type="float" office:value="193204.957463643" calcext:value-type="float">
            <text:p>193204,957463643</text:p>
          </table:table-cell>
          <table:table-cell table:formula="of:=[.D59]-[.D47]" office:value-type="float" office:value="67000" calcext:value-type="float">
            <text:p>67000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48000" calcext:value-type="float">
            <text:p>248000</text:p>
          </table:table-cell>
          <table:table-cell table:formula="of:=COM.MICROSOFT.STDEV.S([.B49:.B60])" office:value-type="float" office:value="19802.8158389537" calcext:value-type="float">
            <text:p>19802,8158389537</text:p>
          </table:table-cell>
          <table:table-cell table:formula="of:=AVERAGE([.B49:.B60])" office:value-type="float" office:value="218833.333333333" calcext:value-type="float">
            <text:p>218833,333333333</text:p>
          </table:table-cell>
          <table:table-cell table:formula="of:=[.D60]-[.C60]" office:value-type="float" office:value="199030.51749438" calcext:value-type="float">
            <text:p>199030,51749438</text:p>
          </table:table-cell>
          <table:table-cell table:formula="of:=[.D60]-[.D48]" office:value-type="float" office:value="66500" calcext:value-type="float">
            <text:p>66500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52000" calcext:value-type="float">
            <text:p>252000</text:p>
          </table:table-cell>
          <table:table-cell table:formula="of:=COM.MICROSOFT.STDEV.S([.B50:.B61])" office:value-type="float" office:value="19357.0909409697" calcext:value-type="float">
            <text:p>19357,0909409697</text:p>
          </table:table-cell>
          <table:table-cell table:formula="of:=AVERAGE([.B50:.B61])" office:value-type="float" office:value="224166.666666667" calcext:value-type="float">
            <text:p>224166,666666667</text:p>
          </table:table-cell>
          <table:table-cell table:formula="of:=[.D61]-[.C61]" office:value-type="float" office:value="204809.575725697" calcext:value-type="float">
            <text:p>204809,575725697</text:p>
          </table:table-cell>
          <table:table-cell table:formula="of:=[.D61]-[.D49]" office:value-type="float" office:value="65916.6666666667" calcext:value-type="float">
            <text:p>6591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51:.B62])" office:value-type="float" office:value="18971.0704798521" calcext:value-type="float">
            <text:p>18971,0704798521</text:p>
          </table:table-cell>
          <table:table-cell table:formula="of:=AVERAGE([.B51:.B62])" office:value-type="float" office:value="229416.666666667" calcext:value-type="float">
            <text:p>229416,666666667</text:p>
          </table:table-cell>
          <table:table-cell table:formula="of:=[.D62]-[.C62]" office:value-type="float" office:value="210445.596186815" calcext:value-type="float">
            <text:p>210445,596186815</text:p>
          </table:table-cell>
          <table:table-cell table:formula="of:=[.D62]-[.D50]" office:value-type="float" office:value="65416.6666666667" calcext:value-type="float">
            <text:p>65416,6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52:.B63])" office:value-type="float" office:value="18367.2551189899" calcext:value-type="float">
            <text:p>18367,2551189899</text:p>
          </table:table-cell>
          <table:table-cell table:formula="of:=AVERAGE([.B52:.B63])" office:value-type="float" office:value="234583.333333333" calcext:value-type="float">
            <text:p>234583,333333333</text:p>
          </table:table-cell>
          <table:table-cell table:formula="of:=[.D63]-[.C63]" office:value-type="float" office:value="216216.078214343" calcext:value-type="float">
            <text:p>216216,078214343</text:p>
          </table:table-cell>
          <table:table-cell table:formula="of:=[.D63]-[.D51]" office:value-type="float" office:value="65000" calcext:value-type="float">
            <text:p>65000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266000" calcext:value-type="float">
            <text:p>266000</text:p>
          </table:table-cell>
          <table:table-cell table:formula="of:=COM.MICROSOFT.STDEV.S([.B53:.B64])" office:value-type="float" office:value="17869.900204907" calcext:value-type="float">
            <text:p>17869,900204907</text:p>
          </table:table-cell>
          <table:table-cell table:formula="of:=AVERAGE([.B53:.B64])" office:value-type="float" office:value="239666.666666667" calcext:value-type="float">
            <text:p>239666,666666667</text:p>
          </table:table-cell>
          <table:table-cell table:formula="of:=[.D64]-[.C64]" office:value-type="float" office:value="221796.76646176" calcext:value-type="float">
            <text:p>221796,76646176</text:p>
          </table:table-cell>
          <table:table-cell table:formula="of:=[.D64]-[.D52]" office:value-type="float" office:value="64500" calcext:value-type="float">
            <text:p>64500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70000" calcext:value-type="float">
            <text:p>270000</text:p>
          </table:table-cell>
          <table:table-cell table:formula="of:=COM.MICROSOFT.STDEV.S([.B54:.B65])" office:value-type="float" office:value="17375.313382829" calcext:value-type="float">
            <text:p>17375,313382829</text:p>
          </table:table-cell>
          <table:table-cell table:formula="of:=AVERAGE([.B54:.B65])" office:value-type="float" office:value="244583.333333333" calcext:value-type="float">
            <text:p>244583,333333333</text:p>
          </table:table-cell>
          <table:table-cell table:formula="of:=[.D65]-[.C65]" office:value-type="float" office:value="227208.019950504" calcext:value-type="float">
            <text:p>227208,019950504</text:p>
          </table:table-cell>
          <table:table-cell table:formula="of:=[.D65]-[.D53]" office:value-type="float" office:value="63916.6666666667" calcext:value-type="float">
            <text:p>63916,6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74000" calcext:value-type="float">
            <text:p>274000</text:p>
          </table:table-cell>
          <table:table-cell table:formula="of:=COM.MICROSOFT.STDEV.S([.B55:.B66])" office:value-type="float" office:value="16934.8126292522" calcext:value-type="float">
            <text:p>16934,8126292522</text:p>
          </table:table-cell>
          <table:table-cell table:formula="of:=AVERAGE([.B55:.B66])" office:value-type="float" office:value="249333.333333333" calcext:value-type="float">
            <text:p>249333,333333333</text:p>
          </table:table-cell>
          <table:table-cell table:formula="of:=[.D66]-[.C66]" office:value-type="float" office:value="232398.520704081" calcext:value-type="float">
            <text:p>232398,520704081</text:p>
          </table:table-cell>
          <table:table-cell table:formula="of:=[.D66]-[.D54]" office:value-type="float" office:value="63250" calcext:value-type="float">
            <text:p>63250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77000" calcext:value-type="float">
            <text:p>277000</text:p>
          </table:table-cell>
          <table:table-cell table:formula="of:=COM.MICROSOFT.STDEV.S([.B56:.B67])" office:value-type="float" office:value="16295.3330370348" calcext:value-type="float">
            <text:p>16295,3330370348</text:p>
          </table:table-cell>
          <table:table-cell table:formula="of:=AVERAGE([.B56:.B67])" office:value-type="float" office:value="253916.666666667" calcext:value-type="float">
            <text:p>253916,666666667</text:p>
          </table:table-cell>
          <table:table-cell table:formula="of:=[.D67]-[.C67]" office:value-type="float" office:value="237621.333629632" calcext:value-type="float">
            <text:p>237621,333629632</text:p>
          </table:table-cell>
          <table:table-cell table:formula="of:=[.D67]-[.D55]" office:value-type="float" office:value="62500" calcext:value-type="float">
            <text:p>62500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80000" calcext:value-type="float">
            <text:p>280000</text:p>
          </table:table-cell>
          <table:table-cell table:formula="of:=COM.MICROSOFT.STDEV.S([.B57:.B68])" office:value-type="float" office:value="15679.3146881778" calcext:value-type="float">
            <text:p>15679,3146881778</text:p>
          </table:table-cell>
          <table:table-cell table:formula="of:=AVERAGE([.B57:.B68])" office:value-type="float" office:value="258250" calcext:value-type="float">
            <text:p>258250</text:p>
          </table:table-cell>
          <table:table-cell table:formula="of:=[.D68]-[.C68]" office:value-type="float" office:value="242570.685311822" calcext:value-type="float">
            <text:p>242570,685311822</text:p>
          </table:table-cell>
          <table:table-cell table:formula="of:=[.D68]-[.D56]" office:value-type="float" office:value="61333.3333333333" calcext:value-type="float">
            <text:p>61333,3333333333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84000" calcext:value-type="float">
            <text:p>284000</text:p>
          </table:table-cell>
          <table:table-cell table:formula="of:=COM.MICROSOFT.STDEV.S([.B58:.B69])" office:value-type="float" office:value="15114.7128803211" calcext:value-type="float">
            <text:p>15114,7128803211</text:p>
          </table:table-cell>
          <table:table-cell table:formula="of:=AVERAGE([.B58:.B69])" office:value-type="float" office:value="262500" calcext:value-type="float">
            <text:p>262500</text:p>
          </table:table-cell>
          <table:table-cell table:formula="of:=[.D69]-[.C69]" office:value-type="float" office:value="247385.287119679" calcext:value-type="float">
            <text:p>247385,287119679</text:p>
          </table:table-cell>
          <table:table-cell table:formula="of:=[.D69]-[.D57]" office:value-type="float" office:value="60166.6666666667" calcext:value-type="float">
            <text:p>60166,6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87000" calcext:value-type="float">
            <text:p>287000</text:p>
          </table:table-cell>
          <table:table-cell table:formula="of:=COM.MICROSOFT.STDEV.S([.B59:.B70])" office:value-type="float" office:value="14500.5224566273" calcext:value-type="float">
            <text:p>14500,5224566273</text:p>
          </table:table-cell>
          <table:table-cell table:formula="of:=AVERAGE([.B59:.B70])" office:value-type="float" office:value="266583.333333333" calcext:value-type="float">
            <text:p>266583,333333333</text:p>
          </table:table-cell>
          <table:table-cell table:formula="of:=[.D70]-[.C70]" office:value-type="float" office:value="252082.810876706" calcext:value-type="float">
            <text:p>252082,810876706</text:p>
          </table:table-cell>
          <table:table-cell table:formula="of:=[.D70]-[.D58]" office:value-type="float" office:value="58750" calcext:value-type="float">
            <text:p>58750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91000" calcext:value-type="float">
            <text:p>291000</text:p>
          </table:table-cell>
          <table:table-cell table:formula="of:=COM.MICROSOFT.STDEV.S([.B60:.B71])" office:value-type="float" office:value="14015.9541129732" calcext:value-type="float">
            <text:p>14015,9541129732</text:p>
          </table:table-cell>
          <table:table-cell table:formula="of:=AVERAGE([.B60:.B71])" office:value-type="float" office:value="270583.333333333" calcext:value-type="float">
            <text:p>270583,333333333</text:p>
          </table:table-cell>
          <table:table-cell table:formula="of:=[.D71]-[.C71]" office:value-type="float" office:value="256567.37922036" calcext:value-type="float">
            <text:p>256567,37922036</text:p>
          </table:table-cell>
          <table:table-cell table:formula="of:=[.D71]-[.D59]" office:value-type="float" office:value="57250" calcext:value-type="float">
            <text:p>57250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94000" calcext:value-type="float">
            <text:p>294000</text:p>
          </table:table-cell>
          <table:table-cell table:formula="of:=COM.MICROSOFT.STDEV.S([.B61:.B72])" office:value-type="float" office:value="13561.029280682" calcext:value-type="float">
            <text:p>13561,029280682</text:p>
          </table:table-cell>
          <table:table-cell table:formula="of:=AVERAGE([.B61:.B72])" office:value-type="float" office:value="274416.666666667" calcext:value-type="float">
            <text:p>274416,666666667</text:p>
          </table:table-cell>
          <table:table-cell table:formula="of:=[.D72]-[.C72]" office:value-type="float" office:value="260855.637385985" calcext:value-type="float">
            <text:p>260855,637385985</text:p>
          </table:table-cell>
          <table:table-cell table:formula="of:=[.D72]-[.D60]" office:value-type="float" office:value="55583.3333333333" calcext:value-type="float">
            <text:p>55583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98000" calcext:value-type="float">
            <text:p>298000</text:p>
          </table:table-cell>
          <table:table-cell table:formula="of:=COM.MICROSOFT.STDEV.S([.B62:.B73])" office:value-type="float" office:value="13143.4394280949" calcext:value-type="float">
            <text:p>13143,4394280949</text:p>
          </table:table-cell>
          <table:table-cell table:formula="of:=AVERAGE([.B62:.B73])" office:value-type="float" office:value="278250" calcext:value-type="float">
            <text:p>278250</text:p>
          </table:table-cell>
          <table:table-cell table:formula="of:=[.D73]-[.C73]" office:value-type="float" office:value="265106.560571905" calcext:value-type="float">
            <text:p>265106,560571905</text:p>
          </table:table-cell>
          <table:table-cell table:formula="of:=[.D73]-[.D61]" office:value-type="float" office:value="54083.3333333333" calcext:value-type="float">
            <text:p>54083,3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02000" calcext:value-type="float">
            <text:p>302000</text:p>
          </table:table-cell>
          <table:table-cell table:formula="of:=COM.MICROSOFT.STDEV.S([.B63:.B74])" office:value-type="float" office:value="12947.4462206399" calcext:value-type="float">
            <text:p>12947,4462206399</text:p>
          </table:table-cell>
          <table:table-cell table:formula="of:=AVERAGE([.B63:.B74])" office:value-type="float" office:value="282000" calcext:value-type="float">
            <text:p>282000</text:p>
          </table:table-cell>
          <table:table-cell table:formula="of:=[.D74]-[.C74]" office:value-type="float" office:value="269052.55377936" calcext:value-type="float">
            <text:p>269052,55377936</text:p>
          </table:table-cell>
          <table:table-cell table:formula="of:=[.D74]-[.D62]" office:value-type="float" office:value="52583.3333333333" calcext:value-type="float">
            <text:p>52583,3333333333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06000" calcext:value-type="float">
            <text:p>306000</text:p>
          </table:table-cell>
          <table:table-cell table:formula="of:=COM.MICROSOFT.STDEV.S([.B64:.B75])" office:value-type="float" office:value="12828.4130670236" calcext:value-type="float">
            <text:p>12828,4130670236</text:p>
          </table:table-cell>
          <table:table-cell table:formula="of:=AVERAGE([.B64:.B75])" office:value-type="float" office:value="285750" calcext:value-type="float">
            <text:p>285750</text:p>
          </table:table-cell>
          <table:table-cell table:formula="of:=[.D75]-[.C75]" office:value-type="float" office:value="272921.586932976" calcext:value-type="float">
            <text:p>272921,586932976</text:p>
          </table:table-cell>
          <table:table-cell table:formula="of:=[.D75]-[.D63]" office:value-type="float" office:value="51166.6666666667" calcext:value-type="float">
            <text:p>51166,6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309000" calcext:value-type="float">
            <text:p>309000</text:p>
          </table:table-cell>
          <table:table-cell table:formula="of:=COM.MICROSOFT.STDEV.S([.B65:.B76])" office:value-type="float" office:value="12815.7100561157" calcext:value-type="float">
            <text:p>12815,7100561157</text:p>
          </table:table-cell>
          <table:table-cell table:formula="of:=AVERAGE([.B65:.B76])" office:value-type="float" office:value="289333.333333333" calcext:value-type="float">
            <text:p>289333,333333333</text:p>
          </table:table-cell>
          <table:table-cell table:formula="of:=[.D76]-[.C76]" office:value-type="float" office:value="276517.623277218" calcext:value-type="float">
            <text:p>276517,623277218</text:p>
          </table:table-cell>
          <table:table-cell table:formula="of:=[.D76]-[.D64]" office:value-type="float" office:value="49666.6666666667" calcext:value-type="float">
            <text:p>4966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312000" calcext:value-type="float">
            <text:p>312000</text:p>
          </table:table-cell>
          <table:table-cell table:formula="of:=COM.MICROSOFT.STDEV.S([.B66:.B77])" office:value-type="float" office:value="12790.8584780718" calcext:value-type="float">
            <text:p>12790,8584780718</text:p>
          </table:table-cell>
          <table:table-cell table:formula="of:=AVERAGE([.B66:.B77])" office:value-type="float" office:value="292833.333333333" calcext:value-type="float">
            <text:p>292833,333333333</text:p>
          </table:table-cell>
          <table:table-cell table:formula="of:=[.D77]-[.C77]" office:value-type="float" office:value="280042.474855262" calcext:value-type="float">
            <text:p>280042,474855262</text:p>
          </table:table-cell>
          <table:table-cell table:formula="of:=[.D77]-[.D65]" office:value-type="float" office:value="48250" calcext:value-type="float">
            <text:p>48250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316000" calcext:value-type="float">
            <text:p>316000</text:p>
          </table:table-cell>
          <table:table-cell table:formula="of:=COM.MICROSOFT.STDEV.S([.B67:.B78])" office:value-type="float" office:value="12914.6381593864" calcext:value-type="float">
            <text:p>12914,6381593864</text:p>
          </table:table-cell>
          <table:table-cell table:formula="of:=AVERAGE([.B67:.B78])" office:value-type="float" office:value="296333.333333333" calcext:value-type="float">
            <text:p>296333,333333333</text:p>
          </table:table-cell>
          <table:table-cell table:formula="of:=[.D78]-[.C78]" office:value-type="float" office:value="283418.695173947" calcext:value-type="float">
            <text:p>283418,695173947</text:p>
          </table:table-cell>
          <table:table-cell table:formula="of:=[.D78]-[.D66]" office:value-type="float" office:value="47000" calcext:value-type="float">
            <text:p>47000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319000" calcext:value-type="float">
            <text:p>319000</text:p>
          </table:table-cell>
          <table:table-cell table:formula="of:=COM.MICROSOFT.STDEV.S([.B68:.B79])" office:value-type="float" office:value="12889.977313848" calcext:value-type="float">
            <text:p>12889,977313848</text:p>
          </table:table-cell>
          <table:table-cell table:formula="of:=AVERAGE([.B68:.B79])" office:value-type="float" office:value="299833.333333333" calcext:value-type="float">
            <text:p>299833,333333333</text:p>
          </table:table-cell>
          <table:table-cell table:formula="of:=[.D79]-[.C79]" office:value-type="float" office:value="286943.356019485" calcext:value-type="float">
            <text:p>286943,356019485</text:p>
          </table:table-cell>
          <table:table-cell table:formula="of:=[.D79]-[.D67]" office:value-type="float" office:value="45916.6666666667" calcext:value-type="float">
            <text:p>45916,66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22000" calcext:value-type="float">
            <text:p>322000</text:p>
          </table:table-cell>
          <table:table-cell table:formula="of:=COM.MICROSOFT.STDEV.S([.B69:.B80])" office:value-type="float" office:value="12716.0123347286" calcext:value-type="float">
            <text:p>12716,0123347286</text:p>
          </table:table-cell>
          <table:table-cell table:formula="of:=AVERAGE([.B69:.B80])" office:value-type="float" office:value="303333.333333333" calcext:value-type="float">
            <text:p>303333,333333333</text:p>
          </table:table-cell>
          <table:table-cell table:formula="of:=[.D80]-[.C80]" office:value-type="float" office:value="290617.320998605" calcext:value-type="float">
            <text:p>290617,320998605</text:p>
          </table:table-cell>
          <table:table-cell table:formula="of:=[.D80]-[.D68]" office:value-type="float" office:value="45083.3333333333" calcext:value-type="float">
            <text:p>45083,3333333333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26000" calcext:value-type="float">
            <text:p>326000</text:p>
          </table:table-cell>
          <table:table-cell table:formula="of:=COM.MICROSOFT.STDEV.S([.B70:.B81])" office:value-type="float" office:value="12690.9655290922" calcext:value-type="float">
            <text:p>12690,9655290922</text:p>
          </table:table-cell>
          <table:table-cell table:formula="of:=AVERAGE([.B70:.B81])" office:value-type="float" office:value="306833.333333333" calcext:value-type="float">
            <text:p>306833,333333333</text:p>
          </table:table-cell>
          <table:table-cell table:formula="of:=[.D81]-[.C81]" office:value-type="float" office:value="294142.367804241" calcext:value-type="float">
            <text:p>294142,367804241</text:p>
          </table:table-cell>
          <table:table-cell table:formula="of:=[.D81]-[.D69]" office:value-type="float" office:value="44333.3333333333" calcext:value-type="float">
            <text:p>44333,3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330000" calcext:value-type="float">
            <text:p>330000</text:p>
          </table:table-cell>
          <table:table-cell table:formula="of:=COM.MICROSOFT.STDEV.S([.B71:.B82])" office:value-type="float" office:value="12652.4042511032" calcext:value-type="float">
            <text:p>12652,4042511032</text:p>
          </table:table-cell>
          <table:table-cell table:formula="of:=AVERAGE([.B71:.B82])" office:value-type="float" office:value="310416.666666667" calcext:value-type="float">
            <text:p>310416,666666667</text:p>
          </table:table-cell>
          <table:table-cell table:formula="of:=[.D82]-[.C82]" office:value-type="float" office:value="297764.262415564" calcext:value-type="float">
            <text:p>297764,262415564</text:p>
          </table:table-cell>
          <table:table-cell table:formula="of:=[.D82]-[.D70]" office:value-type="float" office:value="43833.3333333334" calcext:value-type="float">
            <text:p>43833,3333333334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334000" calcext:value-type="float">
            <text:p>334000</text:p>
          </table:table-cell>
          <table:table-cell table:formula="of:=COM.MICROSOFT.STDEV.S([.B72:.B83])" office:value-type="float" office:value="12742.199039555" calcext:value-type="float">
            <text:p>12742,199039555</text:p>
          </table:table-cell>
          <table:table-cell table:formula="of:=AVERAGE([.B72:.B83])" office:value-type="float" office:value="314000" calcext:value-type="float">
            <text:p>314000</text:p>
          </table:table-cell>
          <table:table-cell table:formula="of:=[.D83]-[.C83]" office:value-type="float" office:value="301257.800960445" calcext:value-type="float">
            <text:p>301257,800960445</text:p>
          </table:table-cell>
          <table:table-cell table:formula="of:=[.D83]-[.D71]" office:value-type="float" office:value="43416.6666666667" calcext:value-type="float">
            <text:p>43416,6666666667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337000" calcext:value-type="float">
            <text:p>337000</text:p>
          </table:table-cell>
          <table:table-cell table:formula="of:=COM.MICROSOFT.STDEV.S([.B73:.B84])" office:value-type="float" office:value="12652.4042511032" calcext:value-type="float">
            <text:p>12652,4042511032</text:p>
          </table:table-cell>
          <table:table-cell table:formula="of:=AVERAGE([.B73:.B84])" office:value-type="float" office:value="317583.333333333" calcext:value-type="float">
            <text:p>317583,333333333</text:p>
          </table:table-cell>
          <table:table-cell table:formula="of:=[.D84]-[.C84]" office:value-type="float" office:value="304930.92908223" calcext:value-type="float">
            <text:p>304930,92908223</text:p>
          </table:table-cell>
          <table:table-cell table:formula="of:=[.D84]-[.D72]" office:value-type="float" office:value="43166.6666666666" calcext:value-type="float">
            <text:p>43166,6666666666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341000" calcext:value-type="float">
            <text:p>341000</text:p>
          </table:table-cell>
          <table:table-cell table:formula="of:=COM.MICROSOFT.STDEV.S([.B74:.B85])" office:value-type="float" office:value="12690.9655290922" calcext:value-type="float">
            <text:p>12690,9655290922</text:p>
          </table:table-cell>
          <table:table-cell table:formula="of:=AVERAGE([.B74:.B85])" office:value-type="float" office:value="321166.666666667" calcext:value-type="float">
            <text:p>321166,666666667</text:p>
          </table:table-cell>
          <table:table-cell table:formula="of:=[.D85]-[.C85]" office:value-type="float" office:value="308475.701137574" calcext:value-type="float">
            <text:p>308475,701137574</text:p>
          </table:table-cell>
          <table:table-cell table:formula="of:=[.D85]-[.D73]" office:value-type="float" office:value="42916.6666666667" calcext:value-type="float">
            <text:p>42916,66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345000" calcext:value-type="float">
            <text:p>345000</text:p>
          </table:table-cell>
          <table:table-cell table:formula="of:=COM.MICROSOFT.STDEV.S([.B75:.B86])" office:value-type="float" office:value="12856.7279875346" calcext:value-type="float">
            <text:p>12856,7279875346</text:p>
          </table:table-cell>
          <table:table-cell table:formula="of:=AVERAGE([.B75:.B86])" office:value-type="float" office:value="324750" calcext:value-type="float">
            <text:p>324750</text:p>
          </table:table-cell>
          <table:table-cell table:formula="of:=[.D86]-[.C86]" office:value-type="float" office:value="311893.272012465" calcext:value-type="float">
            <text:p>311893,272012465</text:p>
          </table:table-cell>
          <table:table-cell table:formula="of:=[.D86]-[.D74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348000" calcext:value-type="float">
            <text:p>348000</text:p>
          </table:table-cell>
          <table:table-cell table:formula="of:=COM.MICROSOFT.STDEV.S([.B76:.B87])" office:value-type="float" office:value="13004.3698949098" calcext:value-type="float">
            <text:p>13004,3698949098</text:p>
          </table:table-cell>
          <table:table-cell table:formula="of:=AVERAGE([.B76:.B87])" office:value-type="float" office:value="328250" calcext:value-type="float">
            <text:p>328250</text:p>
          </table:table-cell>
          <table:table-cell table:formula="of:=[.D87]-[.C87]" office:value-type="float" office:value="315245.63010509" calcext:value-type="float">
            <text:p>315245,63010509</text:p>
          </table:table-cell>
          <table:table-cell table:formula="of:=[.D87]-[.D75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52000" calcext:value-type="float">
            <text:p>352000</text:p>
          </table:table-cell>
          <table:table-cell table:formula="of:=COM.MICROSOFT.STDEV.S([.B77:.B88])" office:value-type="float" office:value="13141.4219054473" calcext:value-type="float">
            <text:p>13141,4219054473</text:p>
          </table:table-cell>
          <table:table-cell table:formula="of:=AVERAGE([.B77:.B88])" office:value-type="float" office:value="331833.333333333" calcext:value-type="float">
            <text:p>331833,333333333</text:p>
          </table:table-cell>
          <table:table-cell table:formula="of:=[.D88]-[.C88]" office:value-type="float" office:value="318691.911427886" calcext:value-type="float">
            <text:p>318691,911427886</text:p>
          </table:table-cell>
          <table:table-cell table:formula="of:=[.D88]-[.D76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355000" calcext:value-type="float">
            <text:p>355000</text:p>
          </table:table-cell>
          <table:table-cell table:formula="of:=COM.MICROSOFT.STDEV.S([.B78:.B89])" office:value-type="float" office:value="13104.1862383628" calcext:value-type="float">
            <text:p>13104,1862383628</text:p>
          </table:table-cell>
          <table:table-cell table:formula="of:=AVERAGE([.B78:.B89])" office:value-type="float" office:value="335416.666666667" calcext:value-type="float">
            <text:p>335416,666666667</text:p>
          </table:table-cell>
          <table:table-cell table:formula="of:=[.D89]-[.C89]" office:value-type="float" office:value="322312.480428304" calcext:value-type="float">
            <text:p>322312,480428304</text:p>
          </table:table-cell>
          <table:table-cell table:formula="of:=[.D89]-[.D77]" office:value-type="float" office:value="42583.3333333334" calcext:value-type="float">
            <text:p>42583,3333333334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358000" calcext:value-type="float">
            <text:p>358000</text:p>
          </table:table-cell>
          <table:table-cell table:formula="of:=COM.MICROSOFT.STDEV.S([.B79:.B90])" office:value-type="float" office:value="13055.534064027" calcext:value-type="float">
            <text:p>13055,534064027</text:p>
          </table:table-cell>
          <table:table-cell table:formula="of:=AVERAGE([.B79:.B90])" office:value-type="float" office:value="338916.666666667" calcext:value-type="float">
            <text:p>338916,666666667</text:p>
          </table:table-cell>
          <table:table-cell table:formula="of:=[.D90]-[.C90]" office:value-type="float" office:value="325861.13260264" calcext:value-type="float">
            <text:p>325861,13260264</text:p>
          </table:table-cell>
          <table:table-cell table:formula="of:=[.D90]-[.D78]" office:value-type="float" office:value="42583.3333333334" calcext:value-type="float">
            <text:p>42583,3333333334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362000" calcext:value-type="float">
            <text:p>362000</text:p>
          </table:table-cell>
          <table:table-cell table:formula="of:=COM.MICROSOFT.STDEV.S([.B80:.B91])" office:value-type="float" office:value="12993.0051111428" calcext:value-type="float">
            <text:p>12993,0051111428</text:p>
          </table:table-cell>
          <table:table-cell table:formula="of:=AVERAGE([.B80:.B91])" office:value-type="float" office:value="342500" calcext:value-type="float">
            <text:p>342500</text:p>
          </table:table-cell>
          <table:table-cell table:formula="of:=[.D91]-[.C91]" office:value-type="float" office:value="329506.994888857" calcext:value-type="float">
            <text:p>329506,994888857</text:p>
          </table:table-cell>
          <table:table-cell table:formula="of:=[.D91]-[.D79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365000" calcext:value-type="float">
            <text:p>365000</text:p>
          </table:table-cell>
          <table:table-cell table:formula="of:=COM.MICROSOFT.STDEV.S([.B81:.B92])" office:value-type="float" office:value="12752.5992597112" calcext:value-type="float">
            <text:p>12752,5992597112</text:p>
          </table:table-cell>
          <table:table-cell table:formula="of:=AVERAGE([.B81:.B92])" office:value-type="float" office:value="346083.333333333" calcext:value-type="float">
            <text:p>346083,333333333</text:p>
          </table:table-cell>
          <table:table-cell table:formula="of:=[.D92]-[.C92]" office:value-type="float" office:value="333330.734073622" calcext:value-type="float">
            <text:p>333330,734073622</text:p>
          </table:table-cell>
          <table:table-cell table:formula="of:=[.D92]-[.D80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68000" calcext:value-type="float">
            <text:p>368000</text:p>
          </table:table-cell>
          <table:table-cell table:formula="of:=COM.MICROSOFT.STDEV.S([.B82:.B93])" office:value-type="float" office:value="12500.6060459144" calcext:value-type="float">
            <text:p>12500,6060459144</text:p>
          </table:table-cell>
          <table:table-cell table:formula="of:=AVERAGE([.B82:.B93])" office:value-type="float" office:value="349583.333333333" calcext:value-type="float">
            <text:p>349583,333333333</text:p>
          </table:table-cell>
          <table:table-cell table:formula="of:=[.D93]-[.C93]" office:value-type="float" office:value="337082.727287419" calcext:value-type="float">
            <text:p>337082,727287419</text:p>
          </table:table-cell>
          <table:table-cell table:formula="of:=[.D93]-[.D81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71000" calcext:value-type="float">
            <text:p>371000</text:p>
          </table:table-cell>
          <table:table-cell table:formula="of:=COM.MICROSOFT.STDEV.S([.B83:.B94])" office:value-type="float" office:value="12262.2851199781" calcext:value-type="float">
            <text:p>12262,2851199781</text:p>
          </table:table-cell>
          <table:table-cell table:formula="of:=AVERAGE([.B83:.B94])" office:value-type="float" office:value="353000" calcext:value-type="float">
            <text:p>353000</text:p>
          </table:table-cell>
          <table:table-cell table:formula="of:=[.D94]-[.C94]" office:value-type="float" office:value="340737.714880022" calcext:value-type="float">
            <text:p>340737,714880022</text:p>
          </table:table-cell>
          <table:table-cell table:formula="of:=[.D94]-[.D82]" office:value-type="float" office:value="42583.3333333333" calcext:value-type="float">
            <text:p>4258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76000" calcext:value-type="float">
            <text:p>376000</text:p>
          </table:table-cell>
          <table:table-cell table:formula="of:=COM.MICROSOFT.STDEV.S([.B84:.B95])" office:value-type="float" office:value="12339.8836004529" calcext:value-type="float">
            <text:p>12339,8836004529</text:p>
          </table:table-cell>
          <table:table-cell table:formula="of:=AVERAGE([.B84:.B95])" office:value-type="float" office:value="356500" calcext:value-type="float">
            <text:p>356500</text:p>
          </table:table-cell>
          <table:table-cell table:formula="of:=[.D95]-[.C95]" office:value-type="float" office:value="344160.116399547" calcext:value-type="float">
            <text:p>344160,116399547</text:p>
          </table:table-cell>
          <table:table-cell table:formula="of:=[.D95]-[.D83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80000" calcext:value-type="float">
            <text:p>380000</text:p>
          </table:table-cell>
          <table:table-cell table:formula="of:=COM.MICROSOFT.STDEV.S([.B85:.B96])" office:value-type="float" office:value="12405.7049437553" calcext:value-type="float">
            <text:p>12405,7049437553</text:p>
          </table:table-cell>
          <table:table-cell table:formula="of:=AVERAGE([.B85:.B96])" office:value-type="float" office:value="360083.333333333" calcext:value-type="float">
            <text:p>360083,333333333</text:p>
          </table:table-cell>
          <table:table-cell table:formula="of:=[.D96]-[.C96]" office:value-type="float" office:value="347677.628389578" calcext:value-type="float">
            <text:p>347677,628389578</text:p>
          </table:table-cell>
          <table:table-cell table:formula="of:=[.D96]-[.D84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86:.B97])" office:value-type="float" office:value="12601.106252543" calcext:value-type="float">
            <text:p>12601,106252543</text:p>
          </table:table-cell>
          <table:table-cell table:formula="of:=AVERAGE([.B86:.B97])" office:value-type="float" office:value="363666.666666667" calcext:value-type="float">
            <text:p>363666,666666667</text:p>
          </table:table-cell>
          <table:table-cell table:formula="of:=[.D97]-[.C97]" office:value-type="float" office:value="351065.560414124" calcext:value-type="float">
            <text:p>351065,560414124</text:p>
          </table:table-cell>
          <table:table-cell table:formula="of:=[.D97]-[.D85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87:.B98])" office:value-type="float" office:value="12920.2096802574" calcext:value-type="float">
            <text:p>12920,2096802574</text:p>
          </table:table-cell>
          <table:table-cell table:formula="of:=AVERAGE([.B87:.B98])" office:value-type="float" office:value="367250" calcext:value-type="float">
            <text:p>367250</text:p>
          </table:table-cell>
          <table:table-cell table:formula="of:=[.D98]-[.C98]" office:value-type="float" office:value="354329.790319743" calcext:value-type="float">
            <text:p>354329,790319743</text:p>
          </table:table-cell>
          <table:table-cell table:formula="of:=[.D98]-[.D86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92000" calcext:value-type="float">
            <text:p>392000</text:p>
          </table:table-cell>
          <table:table-cell table:formula="of:=COM.MICROSOFT.STDEV.S([.B88:.B99])" office:value-type="float" office:value="13200.9526745289" calcext:value-type="float">
            <text:p>13200,9526745289</text:p>
          </table:table-cell>
          <table:table-cell table:formula="of:=AVERAGE([.B88:.B99])" office:value-type="float" office:value="370916.666666667" calcext:value-type="float">
            <text:p>370916,666666667</text:p>
          </table:table-cell>
          <table:table-cell table:formula="of:=[.D99]-[.C99]" office:value-type="float" office:value="357715.713992138" calcext:value-type="float">
            <text:p>357715,713992138</text:p>
          </table:table-cell>
          <table:table-cell table:formula="of:=[.D99]-[.D87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95000" calcext:value-type="float">
            <text:p>395000</text:p>
          </table:table-cell>
          <table:table-cell table:formula="of:=COM.MICROSOFT.STDEV.S([.B89:.B100])" office:value-type="float" office:value="13433.337093014" calcext:value-type="float">
            <text:p>13433,337093014</text:p>
          </table:table-cell>
          <table:table-cell table:formula="of:=AVERAGE([.B89:.B100])" office:value-type="float" office:value="374500" calcext:value-type="float">
            <text:p>374500</text:p>
          </table:table-cell>
          <table:table-cell table:formula="of:=[.D100]-[.C100]" office:value-type="float" office:value="361066.662906986" calcext:value-type="float">
            <text:p>361066,662906986</text:p>
          </table:table-cell>
          <table:table-cell table:formula="of:=[.D100]-[.D88]" office:value-type="float" office:value="42666.6666666667" calcext:value-type="float">
            <text:p>42666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98000" calcext:value-type="float">
            <text:p>398000</text:p>
          </table:table-cell>
          <table:table-cell table:formula="of:=COM.MICROSOFT.STDEV.S([.B90:.B101])" office:value-type="float" office:value="13493.8257485908" calcext:value-type="float">
            <text:p>13493,8257485908</text:p>
          </table:table-cell>
          <table:table-cell table:formula="of:=AVERAGE([.B90:.B101])" office:value-type="float" office:value="378083.333333333" calcext:value-type="float">
            <text:p>378083,333333333</text:p>
          </table:table-cell>
          <table:table-cell table:formula="of:=[.D101]-[.C101]" office:value-type="float" office:value="364589.507584742" calcext:value-type="float">
            <text:p>364589,507584742</text:p>
          </table:table-cell>
          <table:table-cell table:formula="of:=[.D101]-[.D89]" office:value-type="float" office:value="42666.6666666666" calcext:value-type="float">
            <text:p>42666,6666666666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401000" calcext:value-type="float">
            <text:p>401000</text:p>
          </table:table-cell>
          <table:table-cell table:formula="of:=COM.MICROSOFT.STDEV.S([.B91:.B102])" office:value-type="float" office:value="13384.7493495962" calcext:value-type="float">
            <text:p>13384,7493495962</text:p>
          </table:table-cell>
          <table:table-cell table:formula="of:=AVERAGE([.B91:.B102])" office:value-type="float" office:value="381666.666666667" calcext:value-type="float">
            <text:p>381666,666666667</text:p>
          </table:table-cell>
          <table:table-cell table:formula="of:=[.D102]-[.C102]" office:value-type="float" office:value="368281.917317071" calcext:value-type="float">
            <text:p>368281,917317071</text:p>
          </table:table-cell>
          <table:table-cell table:formula="of:=[.D102]-[.D90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405000" calcext:value-type="float">
            <text:p>405000</text:p>
          </table:table-cell>
          <table:table-cell table:formula="of:=COM.MICROSOFT.STDEV.S([.B92:.B103])" office:value-type="float" office:value="13396.9128058397" calcext:value-type="float">
            <text:p>13396,9128058397</text:p>
          </table:table-cell>
          <table:table-cell table:formula="of:=AVERAGE([.B92:.B103])" office:value-type="float" office:value="385250" calcext:value-type="float">
            <text:p>385250</text:p>
          </table:table-cell>
          <table:table-cell table:formula="of:=[.D103]-[.C103]" office:value-type="float" office:value="371853.08719416" calcext:value-type="float">
            <text:p>371853,08719416</text:p>
          </table:table-cell>
          <table:table-cell table:formula="of:=[.D103]-[.D91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08000" calcext:value-type="float">
            <text:p>408000</text:p>
          </table:table-cell>
          <table:table-cell table:formula="of:=COM.MICROSOFT.STDEV.S([.B93:.B104])" office:value-type="float" office:value="13237.9161593668" calcext:value-type="float">
            <text:p>13237,9161593668</text:p>
          </table:table-cell>
          <table:table-cell table:formula="of:=AVERAGE([.B93:.B104])" office:value-type="float" office:value="388833.333333333" calcext:value-type="float">
            <text:p>388833,333333333</text:p>
          </table:table-cell>
          <table:table-cell table:formula="of:=[.D104]-[.C104]" office:value-type="float" office:value="375595.417173967" calcext:value-type="float">
            <text:p>375595,417173967</text:p>
          </table:table-cell>
          <table:table-cell table:formula="of:=[.D104]-[.D92]" office:value-type="float" office:value="42750" calcext:value-type="float">
            <text:p>42750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411000" calcext:value-type="float">
            <text:p>411000</text:p>
          </table:table-cell>
          <table:table-cell table:formula="of:=COM.MICROSOFT.STDEV.S([.B94:.B105])" office:value-type="float" office:value="12901.4328544146" calcext:value-type="float">
            <text:p>12901,4328544146</text:p>
          </table:table-cell>
          <table:table-cell table:formula="of:=AVERAGE([.B94:.B105])" office:value-type="float" office:value="392416.666666667" calcext:value-type="float">
            <text:p>392416,666666667</text:p>
          </table:table-cell>
          <table:table-cell table:formula="of:=[.D105]-[.C105]" office:value-type="float" office:value="379515.233812252" calcext:value-type="float">
            <text:p>379515,233812252</text:p>
          </table:table-cell>
          <table:table-cell table:formula="of:=[.D105]-[.D93]" office:value-type="float" office:value="42833.3333333334" calcext:value-type="float">
            <text:p>42833,3333333334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14000" calcext:value-type="float">
            <text:p>414000</text:p>
          </table:table-cell>
          <table:table-cell table:formula="of:=COM.MICROSOFT.STDEV.S([.B95:.B106])" office:value-type="float" office:value="12372.9911133448" calcext:value-type="float">
            <text:p>12372,9911133448</text:p>
          </table:table-cell>
          <table:table-cell table:formula="of:=AVERAGE([.B95:.B106])" office:value-type="float" office:value="396000" calcext:value-type="float">
            <text:p>396000</text:p>
          </table:table-cell>
          <table:table-cell table:formula="of:=[.D106]-[.C106]" office:value-type="float" office:value="383627.008886655" calcext:value-type="float">
            <text:p>383627,008886655</text:p>
          </table:table-cell>
          <table:table-cell table:formula="of:=[.D106]-[.D94]" office:value-type="float" office:value="43000" calcext:value-type="float">
            <text:p>43000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416000" calcext:value-type="float">
            <text:p>416000</text:p>
          </table:table-cell>
          <table:table-cell table:formula="of:=COM.MICROSOFT.STDEV.S([.B96:.B107])" office:value-type="float" office:value="11873.0660307141" calcext:value-type="float">
            <text:p>11873,0660307141</text:p>
          </table:table-cell>
          <table:table-cell table:formula="of:=AVERAGE([.B96:.B107])" office:value-type="float" office:value="399333.333333333" calcext:value-type="float">
            <text:p>399333,333333333</text:p>
          </table:table-cell>
          <table:table-cell table:formula="of:=[.D107]-[.C107]" office:value-type="float" office:value="387460.267302619" calcext:value-type="float">
            <text:p>387460,267302619</text:p>
          </table:table-cell>
          <table:table-cell table:formula="of:=[.D107]-[.D95]" office:value-type="float" office:value="42833.3333333333" calcext:value-type="float">
            <text:p>42833,33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419000" calcext:value-type="float">
            <text:p>419000</text:p>
          </table:table-cell>
          <table:table-cell table:formula="of:=COM.MICROSOFT.STDEV.S([.B97:.B108])" office:value-type="float" office:value="11429.2951610669" calcext:value-type="float">
            <text:p>11429,2951610669</text:p>
          </table:table-cell>
          <table:table-cell table:formula="of:=AVERAGE([.B97:.B108])" office:value-type="float" office:value="402583.333333333" calcext:value-type="float">
            <text:p>402583,333333333</text:p>
          </table:table-cell>
          <table:table-cell table:formula="of:=[.D108]-[.C108]" office:value-type="float" office:value="391154.038172266" calcext:value-type="float">
            <text:p>391154,038172266</text:p>
          </table:table-cell>
          <table:table-cell table:formula="of:=[.D108]-[.D96]" office:value-type="float" office:value="42500" calcext:value-type="float">
            <text:p>42500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21000" calcext:value-type="float">
            <text:p>421000</text:p>
          </table:table-cell>
          <table:table-cell table:formula="of:=COM.MICROSOFT.STDEV.S([.B98:.B109])" office:value-type="float" office:value="10940.6110294156" calcext:value-type="float">
            <text:p>10940,6110294156</text:p>
          </table:table-cell>
          <table:table-cell table:formula="of:=AVERAGE([.B98:.B109])" office:value-type="float" office:value="405666.666666667" calcext:value-type="float">
            <text:p>405666,666666667</text:p>
          </table:table-cell>
          <table:table-cell table:formula="of:=[.D109]-[.C109]" office:value-type="float" office:value="394726.055637251" calcext:value-type="float">
            <text:p>394726,055637251</text:p>
          </table:table-cell>
          <table:table-cell table:formula="of:=[.D109]-[.D97]" office:value-type="float" office:value="42000" calcext:value-type="float">
            <text:p>42000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425000" calcext:value-type="float">
            <text:p>425000</text:p>
          </table:table-cell>
          <table:table-cell table:formula="of:=COM.MICROSOFT.STDEV.S([.B99:.B110])" office:value-type="float" office:value="10720.6258297647" calcext:value-type="float">
            <text:p>10720,6258297647</text:p>
          </table:table-cell>
          <table:table-cell table:formula="of:=AVERAGE([.B99:.B110])" office:value-type="float" office:value="408750" calcext:value-type="float">
            <text:p>408750</text:p>
          </table:table-cell>
          <table:table-cell table:formula="of:=[.D110]-[.C110]" office:value-type="float" office:value="398029.374170235" calcext:value-type="float">
            <text:p>398029,374170235</text:p>
          </table:table-cell>
          <table:table-cell table:formula="of:=[.D110]-[.D98]" office:value-type="float" office:value="41500" calcext:value-type="float">
            <text:p>41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00:.B111])" office:value-type="float" office:value="12875.8641957687" calcext:value-type="float">
            <text:p>12875,8641957687</text:p>
          </table:table-cell>
          <table:table-cell table:formula="of:=AVERAGE([.B100:.B111])" office:value-type="float" office:value="412833.333333333" calcext:value-type="float">
            <text:p>412833,333333333</text:p>
          </table:table-cell>
          <table:table-cell table:formula="of:=[.D111]-[.C111]" office:value-type="float" office:value="399957.469137565" calcext:value-type="float">
            <text:p>399957,469137565</text:p>
          </table:table-cell>
          <table:table-cell table:formula="of:=[.D111]-[.D99]" office:value-type="float" office:value="41916.6666666666" calcext:value-type="float">
            <text:p>41916,6666666666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453000" calcext:value-type="float">
            <text:p>453000</text:p>
          </table:table-cell>
          <table:table-cell table:formula="of:=COM.MICROSOFT.STDEV.S([.B101:.B112])" office:value-type="float" office:value="16064.2648776907" calcext:value-type="float">
            <text:p>16064,2648776907</text:p>
          </table:table-cell>
          <table:table-cell table:formula="of:=AVERAGE([.B101:.B112])" office:value-type="float" office:value="417666.666666667" calcext:value-type="float">
            <text:p>417666,666666667</text:p>
          </table:table-cell>
          <table:table-cell table:formula="of:=[.D112]-[.C112]" office:value-type="float" office:value="401602.401788976" calcext:value-type="float">
            <text:p>401602,401788976</text:p>
          </table:table-cell>
          <table:table-cell table:formula="of:=[.D112]-[.D100]" office:value-type="float" office:value="43166.6666666667" calcext:value-type="float">
            <text:p>43166,6666666667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63000" calcext:value-type="float">
            <text:p>463000</text:p>
          </table:table-cell>
          <table:table-cell table:formula="of:=COM.MICROSOFT.STDEV.S([.B102:.B113])" office:value-type="float" office:value="19435.0121422575" calcext:value-type="float">
            <text:p>19435,0121422575</text:p>
          </table:table-cell>
          <table:table-cell table:formula="of:=AVERAGE([.B102:.B113])" office:value-type="float" office:value="423083.333333333" calcext:value-type="float">
            <text:p>423083,333333333</text:p>
          </table:table-cell>
          <table:table-cell table:formula="of:=[.D113]-[.C113]" office:value-type="float" office:value="403648.321191076" calcext:value-type="float">
            <text:p>403648,321191076</text:p>
          </table:table-cell>
          <table:table-cell table:formula="of:=[.D113]-[.D101]" office:value-type="float" office:value="45000" calcext:value-type="float">
            <text:p>4500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471000" calcext:value-type="float">
            <text:p>471000</text:p>
          </table:table-cell>
          <table:table-cell table:formula="of:=COM.MICROSOFT.STDEV.S([.B103:.B114])" office:value-type="float" office:value="22472.0364952183" calcext:value-type="float">
            <text:p>22472,0364952183</text:p>
          </table:table-cell>
          <table:table-cell table:formula="of:=AVERAGE([.B103:.B114])" office:value-type="float" office:value="428916.666666667" calcext:value-type="float">
            <text:p>428916,666666667</text:p>
          </table:table-cell>
          <table:table-cell table:formula="of:=[.D114]-[.C114]" office:value-type="float" office:value="406444.630171448" calcext:value-type="float">
            <text:p>406444,630171448</text:p>
          </table:table-cell>
          <table:table-cell table:formula="of:=[.D114]-[.D102]" office:value-type="float" office:value="47250" calcext:value-type="float">
            <text:p>47250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80000" calcext:value-type="float">
            <text:p>480000</text:p>
          </table:table-cell>
          <table:table-cell table:formula="of:=COM.MICROSOFT.STDEV.S([.B104:.B115])" office:value-type="float" office:value="25448.1052458933" calcext:value-type="float">
            <text:p>25448,1052458933</text:p>
          </table:table-cell>
          <table:table-cell table:formula="of:=AVERAGE([.B104:.B115])" office:value-type="float" office:value="435166.666666667" calcext:value-type="float">
            <text:p>435166,666666667</text:p>
          </table:table-cell>
          <table:table-cell table:formula="of:=[.D115]-[.C115]" office:value-type="float" office:value="409718.561420773" calcext:value-type="float">
            <text:p>409718,561420773</text:p>
          </table:table-cell>
          <table:table-cell table:formula="of:=[.D115]-[.D103]" office:value-type="float" office:value="49916.6666666667" calcext:value-type="float">
            <text:p>49916,6666666667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6000" calcext:value-type="float">
            <text:p>486000</text:p>
          </table:table-cell>
          <table:table-cell table:formula="of:=COM.MICROSOFT.STDEV.S([.B105:.B116])" office:value-type="float" office:value="27736.8587502863" calcext:value-type="float">
            <text:p>27736,8587502863</text:p>
          </table:table-cell>
          <table:table-cell table:formula="of:=AVERAGE([.B105:.B116])" office:value-type="float" office:value="441666.666666667" calcext:value-type="float">
            <text:p>441666,666666667</text:p>
          </table:table-cell>
          <table:table-cell table:formula="of:=[.D116]-[.C116]" office:value-type="float" office:value="413929.80791638" calcext:value-type="float">
            <text:p>413929,80791638</text:p>
          </table:table-cell>
          <table:table-cell table:formula="of:=[.D116]-[.D104]" office:value-type="float" office:value="52833.3333333334" calcext:value-type="float">
            <text:p>52833,3333333334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97000" calcext:value-type="float">
            <text:p>497000</text:p>
          </table:table-cell>
          <table:table-cell table:formula="of:=COM.MICROSOFT.STDEV.S([.B106:.B117])" office:value-type="float" office:value="30102.3506582379" calcext:value-type="float">
            <text:p>30102,3506582379</text:p>
          </table:table-cell>
          <table:table-cell table:formula="of:=AVERAGE([.B106:.B117])" office:value-type="float" office:value="448833.333333333" calcext:value-type="float">
            <text:p>448833,333333333</text:p>
          </table:table-cell>
          <table:table-cell table:formula="of:=[.D117]-[.C117]" office:value-type="float" office:value="418730.982675096" calcext:value-type="float">
            <text:p>418730,982675096</text:p>
          </table:table-cell>
          <table:table-cell table:formula="of:=[.D117]-[.D105]" office:value-type="float" office:value="56416.6666666666" calcext:value-type="float">
            <text:p>56416,6666666666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3000" calcext:value-type="float">
            <text:p>503000</text:p>
          </table:table-cell>
          <table:table-cell table:formula="of:=COM.MICROSOFT.STDEV.S([.B107:.B118])" office:value-type="float" office:value="31663.3570838309" calcext:value-type="float">
            <text:p>31663,3570838309</text:p>
          </table:table-cell>
          <table:table-cell table:formula="of:=AVERAGE([.B107:.B118])" office:value-type="float" office:value="456250" calcext:value-type="float">
            <text:p>456250</text:p>
          </table:table-cell>
          <table:table-cell table:formula="of:=[.D118]-[.C118]" office:value-type="float" office:value="424586.642916169" calcext:value-type="float">
            <text:p>424586,642916169</text:p>
          </table:table-cell>
          <table:table-cell table:formula="of:=[.D118]-[.D106]" office:value-type="float" office:value="60250" calcext:value-type="float">
            <text:p>60250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61000" calcext:value-type="float">
            <text:p>561000</text:p>
          </table:table-cell>
          <table:table-cell table:formula="of:=COM.MICROSOFT.STDEV.S([.B108:.B119])" office:value-type="float" office:value="41152.3407780791" calcext:value-type="float">
            <text:p>41152,3407780791</text:p>
          </table:table-cell>
          <table:table-cell table:formula="of:=AVERAGE([.B108:.B119])" office:value-type="float" office:value="468333.333333333" calcext:value-type="float">
            <text:p>468333,333333333</text:p>
          </table:table-cell>
          <table:table-cell table:formula="of:=[.D119]-[.C119]" office:value-type="float" office:value="427180.992555254" calcext:value-type="float">
            <text:p>427180,992555254</text:p>
          </table:table-cell>
          <table:table-cell table:formula="of:=[.D119]-[.D107]" office:value-type="float" office:value="69000" calcext:value-type="float">
            <text:p>69000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67000" calcext:value-type="float">
            <text:p>567000</text:p>
          </table:table-cell>
          <table:table-cell table:formula="of:=COM.MICROSOFT.STDEV.S([.B109:.B120])" office:value-type="float" office:value="46811.6794543128" calcext:value-type="float">
            <text:p>46811,6794543128</text:p>
          </table:table-cell>
          <table:table-cell table:formula="of:=AVERAGE([.B109:.B120])" office:value-type="float" office:value="480666.666666667" calcext:value-type="float">
            <text:p>480666,666666667</text:p>
          </table:table-cell>
          <table:table-cell table:formula="of:=[.D120]-[.C120]" office:value-type="float" office:value="433854.987212354" calcext:value-type="float">
            <text:p>433854,987212354</text:p>
          </table:table-cell>
          <table:table-cell table:formula="of:=[.D120]-[.D108]" office:value-type="float" office:value="78083.3333333334" calcext:value-type="float">
            <text:p>78083,3333333334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72000" calcext:value-type="float">
            <text:p>572000</text:p>
          </table:table-cell>
          <table:table-cell table:formula="of:=COM.MICROSOFT.STDEV.S([.B110:.B121])" office:value-type="float" office:value="49530.7526143653" calcext:value-type="float">
            <text:p>49530,7526143653</text:p>
          </table:table-cell>
          <table:table-cell table:formula="of:=AVERAGE([.B110:.B121])" office:value-type="float" office:value="493250" calcext:value-type="float">
            <text:p>493250</text:p>
          </table:table-cell>
          <table:table-cell table:formula="of:=[.D121]-[.C121]" office:value-type="float" office:value="443719.247385635" calcext:value-type="float">
            <text:p>443719,247385635</text:p>
          </table:table-cell>
          <table:table-cell table:formula="of:=[.D121]-[.D109]" office:value-type="float" office:value="87583.3333333333" calcext:value-type="float">
            <text:p>87583,33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99000" calcext:value-type="float">
            <text:p>699000</text:p>
          </table:table-cell>
          <table:table-cell table:formula="of:=COM.MICROSOFT.STDEV.S([.B111:.B122])" office:value-type="float" office:value="72866.5758684177" calcext:value-type="float">
            <text:p>72866,5758684177</text:p>
          </table:table-cell>
          <table:table-cell table:formula="of:=AVERAGE([.B111:.B122])" office:value-type="float" office:value="516083.333333333" calcext:value-type="float">
            <text:p>516083,333333333</text:p>
          </table:table-cell>
          <table:table-cell table:formula="of:=[.D122]-[.C122]" office:value-type="float" office:value="443216.757464916" calcext:value-type="float">
            <text:p>443216,757464916</text:p>
          </table:table-cell>
          <table:table-cell table:formula="of:=[.D122]-[.D110]" office:value-type="float" office:value="107333.333333333" calcext:value-type="float">
            <text:p>107333,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38000" calcext:value-type="float">
            <text:p>838000</text:p>
          </table:table-cell>
          <table:table-cell table:formula="of:=COM.MICROSOFT.STDEV.S([.B112:.B123])" office:value-type="float" office:value="114122.608176337" calcext:value-type="float">
            <text:p>114122,608176337</text:p>
          </table:table-cell>
          <table:table-cell table:formula="of:=AVERAGE([.B112:.B123])" office:value-type="float" office:value="549166.666666667" calcext:value-type="float">
            <text:p>549166,666666667</text:p>
          </table:table-cell>
          <table:table-cell table:formula="of:=[.D123]-[.C123]" office:value-type="float" office:value="435044.05849033" calcext:value-type="float">
            <text:p>435044,05849033</text:p>
          </table:table-cell>
          <table:table-cell table:formula="of:=[.D123]-[.D111]" office:value-type="float" office:value="136333.333333333" calcext:value-type="float">
            <text:p>136333,333333333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940000" calcext:value-type="float">
            <text:p>940000</text:p>
          </table:table-cell>
          <table:table-cell table:formula="of:=COM.MICROSOFT.STDEV.S([.B113:.B124])" office:value-type="float" office:value="155797.72725615" calcext:value-type="float">
            <text:p>155797,72725615</text:p>
          </table:table-cell>
          <table:table-cell table:formula="of:=AVERAGE([.B113:.B124])" office:value-type="float" office:value="589750" calcext:value-type="float">
            <text:p>589750</text:p>
          </table:table-cell>
          <table:table-cell table:formula="of:=[.D124]-[.C124]" office:value-type="float" office:value="433952.27274385" calcext:value-type="float">
            <text:p>433952,27274385</text:p>
          </table:table-cell>
          <table:table-cell table:formula="of:=[.D124]-[.D112]" office:value-type="float" office:value="172083.333333333" calcext:value-type="float">
            <text:p>172083,333333333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972000" calcext:value-type="float">
            <text:p>972000</text:p>
          </table:table-cell>
          <table:table-cell table:formula="of:=COM.MICROSOFT.STDEV.S([.B114:.B125])" office:value-type="float" office:value="184750.855986864" calcext:value-type="float">
            <text:p>184750,855986864</text:p>
          </table:table-cell>
          <table:table-cell table:formula="of:=AVERAGE([.B114:.B125])" office:value-type="float" office:value="632166.666666667" calcext:value-type="float">
            <text:p>632166,666666667</text:p>
          </table:table-cell>
          <table:table-cell table:formula="of:=[.D125]-[.C125]" office:value-type="float" office:value="447415.810679803" calcext:value-type="float">
            <text:p>447415,810679803</text:p>
          </table:table-cell>
          <table:table-cell table:formula="of:=[.D125]-[.D113]" office:value-type="float" office:value="209083.333333333" calcext:value-type="float">
            <text:p>209083,333333333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982000" calcext:value-type="float">
            <text:p>982000</text:p>
          </table:table-cell>
          <table:table-cell table:formula="of:=COM.MICROSOFT.STDEV.S([.B115:.B126])" office:value-type="float" office:value="202284.734066522" calcext:value-type="float">
            <text:p>202284,734066522</text:p>
          </table:table-cell>
          <table:table-cell table:formula="of:=AVERAGE([.B115:.B126])" office:value-type="float" office:value="674750" calcext:value-type="float">
            <text:p>674750</text:p>
          </table:table-cell>
          <table:table-cell table:formula="of:=[.D126]-[.C126]" office:value-type="float" office:value="472465.265933478" calcext:value-type="float">
            <text:p>472465,265933478</text:p>
          </table:table-cell>
          <table:table-cell table:formula="of:=[.D126]-[.D114]" office:value-type="float" office:value="245833.333333333" calcext:value-type="float">
            <text:p>245833,333333333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200000" calcext:value-type="float">
            <text:p>1200000</text:p>
          </table:table-cell>
          <table:table-cell table:formula="of:=COM.MICROSOFT.STDEV.S([.B116:.B127])" office:value-type="float" office:value="242125.108532383" calcext:value-type="float">
            <text:p>242125,108532383</text:p>
          </table:table-cell>
          <table:table-cell table:formula="of:=AVERAGE([.B116:.B127])" office:value-type="float" office:value="734750" calcext:value-type="float">
            <text:p>734750</text:p>
          </table:table-cell>
          <table:table-cell table:formula="of:=[.D127]-[.C127]" office:value-type="float" office:value="492624.891467617" calcext:value-type="float">
            <text:p>492624,891467617</text:p>
          </table:table-cell>
          <table:table-cell table:formula="of:=[.D127]-[.D115]" office:value-type="float" office:value="299583.333333333" calcext:value-type="float">
            <text:p>299583,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17:.B128])" office:value-type="float" office:value="277535.405876712" calcext:value-type="float">
            <text:p>277535,405876712</text:p>
          </table:table-cell>
          <table:table-cell table:formula="of:=AVERAGE([.B117:.B128])" office:value-type="float" office:value="802583.333333333" calcext:value-type="float">
            <text:p>802583,333333333</text:p>
          </table:table-cell>
          <table:table-cell table:formula="of:=[.D128]-[.C128]" office:value-type="float" office:value="525047.927456621" calcext:value-type="float">
            <text:p>525047,927456621</text:p>
          </table:table-cell>
          <table:table-cell table:formula="of:=[.D128]-[.D116]" office:value-type="float" office:value="360916.666666667" calcext:value-type="float">
            <text:p>360916,666666667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500000" calcext:value-type="float">
            <text:p>1500000</text:p>
          </table:table-cell>
          <table:table-cell table:formula="of:=COM.MICROSOFT.STDEV.S([.B118:.B129])" office:value-type="float" office:value="324241.726139152" calcext:value-type="float">
            <text:p>324241,726139152</text:p>
          </table:table-cell>
          <table:table-cell table:formula="of:=AVERAGE([.B118:.B129])" office:value-type="float" office:value="886166.666666667" calcext:value-type="float">
            <text:p>886166,666666667</text:p>
          </table:table-cell>
          <table:table-cell table:formula="of:=[.D129]-[.C129]" office:value-type="float" office:value="561924.940527514" calcext:value-type="float">
            <text:p>561924,940527514</text:p>
          </table:table-cell>
          <table:table-cell table:formula="of:=[.D129]-[.D117]" office:value-type="float" office:value="437333.333333333" calcext:value-type="float">
            <text:p>437333,333333333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19:.B130])" office:value-type="float" office:value="359155.185079788" calcext:value-type="float">
            <text:p>359155,185079788</text:p>
          </table:table-cell>
          <table:table-cell table:formula="of:=AVERAGE([.B119:.B130])" office:value-type="float" office:value="977583.333333333" calcext:value-type="float">
            <text:p>977583,333333333</text:p>
          </table:table-cell>
          <table:table-cell table:formula="of:=[.D130]-[.C130]" office:value-type="float" office:value="618428.148253545" calcext:value-type="float">
            <text:p>618428,148253545</text:p>
          </table:table-cell>
          <table:table-cell table:formula="of:=[.D130]-[.D118]" office:value-type="float" office:value="521333.333333333" calcext:value-type="float">
            <text:p>521333,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0:.B131])" office:value-type="float" office:value="374507.879109574" calcext:value-type="float">
            <text:p>374507,879109574</text:p>
          </table:table-cell>
          <table:table-cell table:formula="of:=AVERAGE([.B120:.B131])" office:value-type="float" office:value="1064166.66666667" calcext:value-type="float">
            <text:p>1064166,66666667</text:p>
          </table:table-cell>
          <table:table-cell table:formula="of:=[.D131]-[.C131]" office:value-type="float" office:value="689658.787557093" calcext:value-type="float">
            <text:p>689658,787557093</text:p>
          </table:table-cell>
          <table:table-cell table:formula="of:=[.D131]-[.D119]" office:value-type="float" office:value="595833.333333334" calcext:value-type="float">
            <text:p>595833,333333334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1:.B132])" office:value-type="float" office:value="368514.986743478" calcext:value-type="float">
            <text:p>368514,986743478</text:p>
          </table:table-cell>
          <table:table-cell table:formula="of:=AVERAGE([.B121:.B132])" office:value-type="float" office:value="1150250" calcext:value-type="float">
            <text:p>1150250</text:p>
          </table:table-cell>
          <table:table-cell table:formula="of:=[.D132]-[.C132]" office:value-type="float" office:value="781735.013256522" calcext:value-type="float">
            <text:p>781735,013256522</text:p>
          </table:table-cell>
          <table:table-cell table:formula="of:=[.D132]-[.D120]" office:value-type="float" office:value="669583.333333333" calcext:value-type="float">
            <text:p>669583,333333333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2:.B133])" office:value-type="float" office:value="340277.015047589" calcext:value-type="float">
            <text:p>340277,015047589</text:p>
          </table:table-cell>
          <table:table-cell table:formula="of:=AVERAGE([.B122:.B133])" office:value-type="float" office:value="1235916.66666667" calcext:value-type="float">
            <text:p>1235916,66666667</text:p>
          </table:table-cell>
          <table:table-cell table:formula="of:=[.D133]-[.C133]" office:value-type="float" office:value="895639.651619078" calcext:value-type="float">
            <text:p>895639,651619078</text:p>
          </table:table-cell>
          <table:table-cell table:formula="of:=[.D133]-[.D121]" office:value-type="float" office:value="742666.666666667" calcext:value-type="float">
            <text:p>742666,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3:.B134])" office:value-type="float" office:value="309001.323915963" calcext:value-type="float">
            <text:p>309001,323915963</text:p>
          </table:table-cell>
          <table:table-cell table:formula="of:=AVERAGE([.B123:.B134])" office:value-type="float" office:value="1311000" calcext:value-type="float">
            <text:p>1311000</text:p>
          </table:table-cell>
          <table:table-cell table:formula="of:=[.D134]-[.C134]" office:value-type="float" office:value="1001998.67608404" calcext:value-type="float">
            <text:p>1001998,67608404</text:p>
          </table:table-cell>
          <table:table-cell table:formula="of:=[.D134]-[.D122]" office:value-type="float" office:value="794916.666666667" calcext:value-type="float">
            <text:p>794916,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4:.B135])" office:value-type="float" office:value="279887.152584427" calcext:value-type="float">
            <text:p>279887,152584427</text:p>
          </table:table-cell>
          <table:table-cell table:formula="of:=AVERAGE([.B124:.B135])" office:value-type="float" office:value="1374500" calcext:value-type="float">
            <text:p>1374500</text:p>
          </table:table-cell>
          <table:table-cell table:formula="of:=[.D135]-[.C135]" office:value-type="float" office:value="1094612.84741557" calcext:value-type="float">
            <text:p>1094612,84741557</text:p>
          </table:table-cell>
          <table:table-cell table:formula="of:=[.D135]-[.D123]" office:value-type="float" office:value="825333.333333333" calcext:value-type="float">
            <text:p>825333,333333333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5:.B136])" office:value-type="float" office:value="249993.636282643" calcext:value-type="float">
            <text:p>249993,636282643</text:p>
          </table:table-cell>
          <table:table-cell table:formula="of:=AVERAGE([.B125:.B136])" office:value-type="float" office:value="1429500" calcext:value-type="float">
            <text:p>1429500</text:p>
          </table:table-cell>
          <table:table-cell table:formula="of:=[.D136]-[.C136]" office:value-type="float" office:value="1179506.36371736" calcext:value-type="float">
            <text:p>1179506,36371736</text:p>
          </table:table-cell>
          <table:table-cell table:formula="of:=[.D136]-[.D124]" office:value-type="float" office:value="839750" calcext:value-type="float">
            <text:p>839750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6:.B137])" office:value-type="float" office:value="207663.11587995" calcext:value-type="float">
            <text:p>207663,11587995</text:p>
          </table:table-cell>
          <table:table-cell table:formula="of:=AVERAGE([.B126:.B137])" office:value-type="float" office:value="1481833.33333333" calcext:value-type="float">
            <text:p>1481833,33333333</text:p>
          </table:table-cell>
          <table:table-cell table:formula="of:=[.D137]-[.C137]" office:value-type="float" office:value="1274170.21745338" calcext:value-type="float">
            <text:p>1274170,21745338</text:p>
          </table:table-cell>
          <table:table-cell table:formula="of:=[.D137]-[.D125]" office:value-type="float" office:value="849666.666666667" calcext:value-type="float">
            <text:p>849666,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27:.B138])" office:value-type="float" office:value="137068.883368468" calcext:value-type="float">
            <text:p>137068,883368468</text:p>
          </table:table-cell>
          <table:table-cell table:formula="of:=AVERAGE([.B127:.B138])" office:value-type="float" office:value="1533333.33333333" calcext:value-type="float">
            <text:p>1533333,33333333</text:p>
          </table:table-cell>
          <table:table-cell table:formula="of:=[.D138]-[.C138]" office:value-type="float" office:value="1396264.44996486" calcext:value-type="float">
            <text:p>1396264,44996486</text:p>
          </table:table-cell>
          <table:table-cell table:formula="of:=[.D138]-[.D126]" office:value-type="float" office:value="858583.333333333" calcext:value-type="float">
            <text:p>858583,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700000" calcext:value-type="float">
            <text:p>1700000</text:p>
          </table:table-cell>
          <table:table-cell table:formula="of:=COM.MICROSOFT.STDEV.S([.B128:.B139])" office:value-type="float" office:value="96530.7299163423" calcext:value-type="float">
            <text:p>96530,7299163423</text:p>
          </table:table-cell>
          <table:table-cell table:formula="of:=AVERAGE([.B128:.B139])" office:value-type="float" office:value="1575000" calcext:value-type="float">
            <text:p>1575000</text:p>
          </table:table-cell>
          <table:table-cell table:formula="of:=[.D139]-[.C139]" office:value-type="float" office:value="1478469.27008366" calcext:value-type="float">
            <text:p>1478469,27008366</text:p>
          </table:table-cell>
          <table:table-cell table:formula="of:=[.D139]-[.D127]" office:value-type="float" office:value="840250" calcext:value-type="float">
            <text:p>840250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800000" calcext:value-type="float">
            <text:p>1800000</text:p>
          </table:table-cell>
          <table:table-cell table:formula="of:=COM.MICROSOFT.STDEV.S([.B129:.B140])" office:value-type="float" office:value="71774.0562565273" calcext:value-type="float">
            <text:p>71774,0562565273</text:p>
          </table:table-cell>
          <table:table-cell table:formula="of:=AVERAGE([.B129:.B140])" office:value-type="float" office:value="1616666.66666667" calcext:value-type="float">
            <text:p>1616666,66666667</text:p>
          </table:table-cell>
          <table:table-cell table:formula="of:=[.D140]-[.C140]" office:value-type="float" office:value="1544892.61041014" calcext:value-type="float">
            <text:p>1544892,61041014</text:p>
          </table:table-cell>
          <table:table-cell table:formula="of:=[.D140]-[.D128]" office:value-type="float" office:value="814083.333333333" calcext:value-type="float">
            <text:p>814083,333333333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900000" calcext:value-type="float">
            <text:p>1900000</text:p>
          </table:table-cell>
          <table:table-cell table:formula="of:=COM.MICROSOFT.STDEV.S([.B130:.B141])" office:value-type="float" office:value="100000" calcext:value-type="float">
            <text:p>100000</text:p>
          </table:table-cell>
          <table:table-cell table:formula="of:=AVERAGE([.B130:.B141])" office:value-type="float" office:value="1650000" calcext:value-type="float">
            <text:p>1650000</text:p>
          </table:table-cell>
          <table:table-cell table:formula="of:=[.D141]-[.C141]" office:value-type="float" office:value="1550000" calcext:value-type="float">
            <text:p>1550000</text:p>
          </table:table-cell>
          <table:table-cell table:formula="of:=[.D141]-[.D129]" office:value-type="float" office:value="763833.333333333" calcext:value-type="float">
            <text:p>763833,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900000" calcext:value-type="float">
            <text:p>1900000</text:p>
          </table:table-cell>
          <table:table-cell table:formula="of:=COM.MICROSOFT.STDEV.S([.B131:.B142])" office:value-type="float" office:value="121543.108701099" calcext:value-type="float">
            <text:p>121543,108701099</text:p>
          </table:table-cell>
          <table:table-cell table:formula="of:=AVERAGE([.B131:.B142])" office:value-type="float" office:value="1675000" calcext:value-type="float">
            <text:p>1675000</text:p>
          </table:table-cell>
          <table:table-cell table:formula="of:=[.D142]-[.C142]" office:value-type="float" office:value="1553456.8912989" calcext:value-type="float">
            <text:p>1553456,8912989</text:p>
          </table:table-cell>
          <table:table-cell table:formula="of:=[.D142]-[.D130]" office:value-type="float" office:value="697416.666666667" calcext:value-type="float">
            <text:p>697416,6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900000" calcext:value-type="float">
            <text:p>1900000</text:p>
          </table:table-cell>
          <table:table-cell table:formula="of:=COM.MICROSOFT.STDEV.S([.B132:.B143])" office:value-type="float" office:value="134839.972492648" calcext:value-type="float">
            <text:p>134839,972492648</text:p>
          </table:table-cell>
          <table:table-cell table:formula="of:=AVERAGE([.B132:.B143])" office:value-type="float" office:value="1700000" calcext:value-type="float">
            <text:p>1700000</text:p>
          </table:table-cell>
          <table:table-cell table:formula="of:=[.D143]-[.C143]" office:value-type="float" office:value="1565160.02750735" calcext:value-type="float">
            <text:p>1565160,02750735</text:p>
          </table:table-cell>
          <table:table-cell table:formula="of:=[.D143]-[.D131]" office:value-type="float" office:value="635833.333333333" calcext:value-type="float">
            <text:p>635833,33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900000" calcext:value-type="float">
            <text:p>1900000</text:p>
          </table:table-cell>
          <table:table-cell table:formula="of:=COM.MICROSOFT.STDEV.S([.B133:.B144])" office:value-type="float" office:value="142222.616792382" calcext:value-type="float">
            <text:p>142222,616792382</text:p>
          </table:table-cell>
          <table:table-cell table:formula="of:=AVERAGE([.B133:.B144])" office:value-type="float" office:value="1725000" calcext:value-type="float">
            <text:p>1725000</text:p>
          </table:table-cell>
          <table:table-cell table:formula="of:=[.D144]-[.C144]" office:value-type="float" office:value="1582777.38320762" calcext:value-type="float">
            <text:p>1582777,38320762</text:p>
          </table:table-cell>
          <table:table-cell table:formula="of:=[.D144]-[.D132]" office:value-type="float" office:value="574750" calcext:value-type="float">
            <text:p>574750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4:.B145])" office:value-type="float" office:value="156427.928995103" calcext:value-type="float">
            <text:p>156427,928995103</text:p>
          </table:table-cell>
          <table:table-cell table:formula="of:=AVERAGE([.B134:.B145])" office:value-type="float" office:value="1758333.33333333" calcext:value-type="float">
            <text:p>1758333,33333333</text:p>
          </table:table-cell>
          <table:table-cell table:formula="of:=[.D145]-[.C145]" office:value-type="float" office:value="1601905.40433823" calcext:value-type="float">
            <text:p>1601905,40433823</text:p>
          </table:table-cell>
          <table:table-cell table:formula="of:=[.D145]-[.D133]" office:value-type="float" office:value="522416.666666667" calcext:value-type="float">
            <text:p>522416,6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5:.B146])" office:value-type="float" office:value="162135.371797393" calcext:value-type="float">
            <text:p>162135,371797393</text:p>
          </table:table-cell>
          <table:table-cell table:formula="of:=AVERAGE([.B135:.B146])" office:value-type="float" office:value="1791666.66666667" calcext:value-type="float">
            <text:p>1791666,66666667</text:p>
          </table:table-cell>
          <table:table-cell table:formula="of:=[.D146]-[.C146]" office:value-type="float" office:value="1629531.29486927" calcext:value-type="float">
            <text:p>1629531,29486927</text:p>
          </table:table-cell>
          <table:table-cell table:formula="of:=[.D146]-[.D134]" office:value-type="float" office:value="480666.666666667" calcext:value-type="float">
            <text:p>480666,66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6:.B147])" office:value-type="float" office:value="160255.477852765" calcext:value-type="float">
            <text:p>160255,477852765</text:p>
          </table:table-cell>
          <table:table-cell table:formula="of:=AVERAGE([.B136:.B147])" office:value-type="float" office:value="1825000" calcext:value-type="float">
            <text:p>1825000</text:p>
          </table:table-cell>
          <table:table-cell table:formula="of:=[.D147]-[.C147]" office:value-type="float" office:value="1664744.52214723" calcext:value-type="float">
            <text:p>1664744,52214723</text:p>
          </table:table-cell>
          <table:table-cell table:formula="of:=[.D147]-[.D135]" office:value-type="float" office:value="450500" calcext:value-type="float">
            <text:p>450500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7:.B148])" office:value-type="float" office:value="150504.203102489" calcext:value-type="float">
            <text:p>150504,203102489</text:p>
          </table:table-cell>
          <table:table-cell table:formula="of:=AVERAGE([.B137:.B148])" office:value-type="float" office:value="1858333.33333333" calcext:value-type="float">
            <text:p>1858333,33333333</text:p>
          </table:table-cell>
          <table:table-cell table:formula="of:=[.D148]-[.C148]" office:value-type="float" office:value="1707829.13023084" calcext:value-type="float">
            <text:p>1707829,13023084</text:p>
          </table:table-cell>
          <table:table-cell table:formula="of:=[.D148]-[.D136]" office:value-type="float" office:value="428833.333333333" calcext:value-type="float">
            <text:p>428833,333333333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8:.B149])" office:value-type="float" office:value="131137.217055151" calcext:value-type="float">
            <text:p>131137,217055151</text:p>
          </table:table-cell>
          <table:table-cell table:formula="of:=AVERAGE([.B138:.B149])" office:value-type="float" office:value="1891666.66666667" calcext:value-type="float">
            <text:p>1891666,66666667</text:p>
          </table:table-cell>
          <table:table-cell table:formula="of:=[.D149]-[.C149]" office:value-type="float" office:value="1760529.44961152" calcext:value-type="float">
            <text:p>1760529,44961152</text:p>
          </table:table-cell>
          <table:table-cell table:formula="of:=[.D149]-[.D137]" office:value-type="float" office:value="409833.333333333" calcext:value-type="float">
            <text:p>409833,333333333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39:.B150])" office:value-type="float" office:value="96530.7299163423" calcext:value-type="float">
            <text:p>96530,7299163423</text:p>
          </table:table-cell>
          <table:table-cell table:formula="of:=AVERAGE([.B139:.B150])" office:value-type="float" office:value="1925000" calcext:value-type="float">
            <text:p>1925000</text:p>
          </table:table-cell>
          <table:table-cell table:formula="of:=[.D150]-[.C150]" office:value-type="float" office:value="1828469.27008366" calcext:value-type="float">
            <text:p>1828469,27008366</text:p>
          </table:table-cell>
          <table:table-cell table:formula="of:=[.D150]-[.D138]" office:value-type="float" office:value="391666.666666667" calcext:value-type="float">
            <text:p>391666,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40:.B151])" office:value-type="float" office:value="67419.9862463242" calcext:value-type="float">
            <text:p>67419,9862463242</text:p>
          </table:table-cell>
          <table:table-cell table:formula="of:=AVERAGE([.B140:.B151])" office:value-type="float" office:value="1950000" calcext:value-type="float">
            <text:p>1950000</text:p>
          </table:table-cell>
          <table:table-cell table:formula="of:=[.D151]-[.C151]" office:value-type="float" office:value="1882580.01375368" calcext:value-type="float">
            <text:p>1882580,01375368</text:p>
          </table:table-cell>
          <table:table-cell table:formula="of:=[.D151]-[.D139]" office:value-type="float" office:value="375000" calcext:value-type="float">
            <text:p>37500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41:.B152])" office:value-type="float" office:value="49236.5963917331" calcext:value-type="float">
            <text:p>49236,5963917331</text:p>
          </table:table-cell>
          <table:table-cell table:formula="of:=AVERAGE([.B141:.B152])" office:value-type="float" office:value="1966666.66666667" calcext:value-type="float">
            <text:p>1966666,66666667</text:p>
          </table:table-cell>
          <table:table-cell table:formula="of:=[.D152]-[.C152]" office:value-type="float" office:value="1917430.07027493" calcext:value-type="float">
            <text:p>1917430,07027493</text:p>
          </table:table-cell>
          <table:table-cell table:formula="of:=[.D152]-[.D140]" office:value-type="float" office:value="350000" calcext:value-type="float">
            <text:p>35000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42:.B153])" office:value-type="float" office:value="45226.7016866645" calcext:value-type="float">
            <text:p>45226,7016866645</text:p>
          </table:table-cell>
          <table:table-cell table:formula="of:=AVERAGE([.B142:.B153])" office:value-type="float" office:value="1975000" calcext:value-type="float">
            <text:p>1975000</text:p>
          </table:table-cell>
          <table:table-cell table:formula="of:=[.D153]-[.C153]" office:value-type="float" office:value="1929773.29831334" calcext:value-type="float">
            <text:p>1929773,29831334</text:p>
          </table:table-cell>
          <table:table-cell table:formula="of:=[.D153]-[.D141]" office:value-type="float" office:value="325000" calcext:value-type="float">
            <text:p>32500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43:.B154])" office:value-type="float" office:value="38924.9472080761" calcext:value-type="float">
            <text:p>38924,9472080761</text:p>
          </table:table-cell>
          <table:table-cell table:formula="of:=AVERAGE([.B143:.B154])" office:value-type="float" office:value="1983333.33333333" calcext:value-type="float">
            <text:p>1983333,33333333</text:p>
          </table:table-cell>
          <table:table-cell table:formula="of:=[.D154]-[.C154]" office:value-type="float" office:value="1944408.38612526" calcext:value-type="float">
            <text:p>1944408,38612526</text:p>
          </table:table-cell>
          <table:table-cell table:formula="of:=[.D154]-[.D142]" office:value-type="float" office:value="308333.333333333" calcext:value-type="float">
            <text:p>308333,3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44:.B155])" office:value-type="float" office:value="28867.5134594813" calcext:value-type="float">
            <text:p>28867,5134594813</text:p>
          </table:table-cell>
          <table:table-cell table:formula="of:=AVERAGE([.B144:.B155])" office:value-type="float" office:value="1991666.66666667" calcext:value-type="float">
            <text:p>1991666,66666667</text:p>
          </table:table-cell>
          <table:table-cell table:formula="of:=[.D155]-[.C155]" office:value-type="float" office:value="1962799.15320719" calcext:value-type="float">
            <text:p>1962799,15320719</text:p>
          </table:table-cell>
          <table:table-cell table:formula="of:=[.D155]-[.D143]" office:value-type="float" office:value="291666.666666667" calcext:value-type="float">
            <text:p>291666,6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200000" calcext:value-type="float">
            <text:p>2200000</text:p>
          </table:table-cell>
          <table:table-cell table:formula="of:=COM.MICROSOFT.STDEV.S([.B145:.B156])" office:value-type="float" office:value="57735.0269189626" calcext:value-type="float">
            <text:p>57735,0269189626</text:p>
          </table:table-cell>
          <table:table-cell table:formula="of:=AVERAGE([.B145:.B156])" office:value-type="float" office:value="2016666.66666667" calcext:value-type="float">
            <text:p>2016666,66666667</text:p>
          </table:table-cell>
          <table:table-cell table:formula="of:=[.D156]-[.C156]" office:value-type="float" office:value="1958931.6397477" calcext:value-type="float">
            <text:p>1958931,6397477</text:p>
          </table:table-cell>
          <table:table-cell table:formula="of:=[.D156]-[.D144]" office:value-type="float" office:value="291666.666666667" calcext:value-type="float">
            <text:p>291666,6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00000" calcext:value-type="float">
            <text:p>2400000</text:p>
          </table:table-cell>
          <table:table-cell table:formula="of:=COM.MICROSOFT.STDEV.S([.B146:.B157])" office:value-type="float" office:value="124316.312101612" calcext:value-type="float">
            <text:p>124316,312101612</text:p>
          </table:table-cell>
          <table:table-cell table:formula="of:=AVERAGE([.B146:.B157])" office:value-type="float" office:value="2050000" calcext:value-type="float">
            <text:p>2050000</text:p>
          </table:table-cell>
          <table:table-cell table:formula="of:=[.D157]-[.C157]" office:value-type="float" office:value="1925683.68789839" calcext:value-type="float">
            <text:p>1925683,68789839</text:p>
          </table:table-cell>
          <table:table-cell table:formula="of:=[.D157]-[.D145]" office:value-type="float" office:value="291666.666666667" calcext:value-type="float">
            <text:p>291666,666666667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800000" calcext:value-type="float">
            <text:p>2800000</text:p>
          </table:table-cell>
          <table:table-cell table:formula="of:=COM.MICROSOFT.STDEV.S([.B147:.B158])" office:value-type="float" office:value="248022.481874429" calcext:value-type="float">
            <text:p>248022,481874429</text:p>
          </table:table-cell>
          <table:table-cell table:formula="of:=AVERAGE([.B147:.B158])" office:value-type="float" office:value="2116666.66666667" calcext:value-type="float">
            <text:p>2116666,66666667</text:p>
          </table:table-cell>
          <table:table-cell table:formula="of:=[.D158]-[.C158]" office:value-type="float" office:value="1868644.18479224" calcext:value-type="float">
            <text:p>1868644,18479224</text:p>
          </table:table-cell>
          <table:table-cell table:formula="of:=[.D158]-[.D146]" office:value-type="float" office:value="325000" calcext:value-type="float">
            <text:p>325000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900000" calcext:value-type="float">
            <text:p>2900000</text:p>
          </table:table-cell>
          <table:table-cell table:formula="of:=COM.MICROSOFT.STDEV.S([.B148:.B159])" office:value-type="float" office:value="331548.250522066" calcext:value-type="float">
            <text:p>331548,250522066</text:p>
          </table:table-cell>
          <table:table-cell table:formula="of:=AVERAGE([.B148:.B159])" office:value-type="float" office:value="2191666.66666667" calcext:value-type="float">
            <text:p>2191666,66666667</text:p>
          </table:table-cell>
          <table:table-cell table:formula="of:=[.D159]-[.C159]" office:value-type="float" office:value="1860118.4161446" calcext:value-type="float">
            <text:p>1860118,4161446</text:p>
          </table:table-cell>
          <table:table-cell table:formula="of:=[.D159]-[.D147]" office:value-type="float" office:value="366666.666666667" calcext:value-type="float">
            <text:p>366666,666666667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900000" calcext:value-type="float">
            <text:p>2900000</text:p>
          </table:table-cell>
          <table:table-cell table:formula="of:=COM.MICROSOFT.STDEV.S([.B149:.B160])" office:value-type="float" office:value="382178.761917255" calcext:value-type="float">
            <text:p>382178,761917255</text:p>
          </table:table-cell>
          <table:table-cell table:formula="of:=AVERAGE([.B149:.B160])" office:value-type="float" office:value="2266666.66666667" calcext:value-type="float">
            <text:p>2266666,66666667</text:p>
          </table:table-cell>
          <table:table-cell table:formula="of:=[.D160]-[.C160]" office:value-type="float" office:value="1884487.90474941" calcext:value-type="float">
            <text:p>1884487,90474941</text:p>
          </table:table-cell>
          <table:table-cell table:formula="of:=[.D160]-[.D148]" office:value-type="float" office:value="408333.333333333" calcext:value-type="float">
            <text:p>408333,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000000" calcext:value-type="float">
            <text:p>3000000</text:p>
          </table:table-cell>
          <table:table-cell table:formula="of:=COM.MICROSOFT.STDEV.S([.B150:.B161])" office:value-type="float" office:value="425334.093283258" calcext:value-type="float">
            <text:p>425334,093283258</text:p>
          </table:table-cell>
          <table:table-cell table:formula="of:=AVERAGE([.B150:.B161])" office:value-type="float" office:value="2350000" calcext:value-type="float">
            <text:p>2350000</text:p>
          </table:table-cell>
          <table:table-cell table:formula="of:=[.D161]-[.C161]" office:value-type="float" office:value="1924665.90671674" calcext:value-type="float">
            <text:p>1924665,90671674</text:p>
          </table:table-cell>
          <table:table-cell table:formula="of:=[.D161]-[.D149]" office:value-type="float" office:value="458333.333333333" calcext:value-type="float">
            <text:p>458333,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200000" calcext:value-type="float">
            <text:p>3200000</text:p>
          </table:table-cell>
          <table:table-cell table:formula="of:=COM.MICROSOFT.STDEV.S([.B151:.B162])" office:value-type="float" office:value="473862.273815351" calcext:value-type="float">
            <text:p>473862,273815351</text:p>
          </table:table-cell>
          <table:table-cell table:formula="of:=AVERAGE([.B151:.B162])" office:value-type="float" office:value="2450000" calcext:value-type="float">
            <text:p>2450000</text:p>
          </table:table-cell>
          <table:table-cell table:formula="of:=[.D162]-[.C162]" office:value-type="float" office:value="1976137.72618465" calcext:value-type="float">
            <text:p>1976137,72618465</text:p>
          </table:table-cell>
          <table:table-cell table:formula="of:=[.D162]-[.D150]" office:value-type="float" office:value="525000" calcext:value-type="float">
            <text:p>525000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300000" calcext:value-type="float">
            <text:p>3300000</text:p>
          </table:table-cell>
          <table:table-cell table:formula="of:=COM.MICROSOFT.STDEV.S([.B152:.B163])" office:value-type="float" office:value="508935.311719625" calcext:value-type="float">
            <text:p>508935,311719625</text:p>
          </table:table-cell>
          <table:table-cell table:formula="of:=AVERAGE([.B152:.B163])" office:value-type="float" office:value="2558333.33333333" calcext:value-type="float">
            <text:p>2558333,33333333</text:p>
          </table:table-cell>
          <table:table-cell table:formula="of:=[.D163]-[.C163]" office:value-type="float" office:value="2049398.02161371" calcext:value-type="float">
            <text:p>2049398,02161371</text:p>
          </table:table-cell>
          <table:table-cell table:formula="of:=[.D163]-[.D151]" office:value-type="float" office:value="608333.333333334" calcext:value-type="float">
            <text:p>608333,333333334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400000" calcext:value-type="float">
            <text:p>3400000</text:p>
          </table:table-cell>
          <table:table-cell table:formula="of:=COM.MICROSOFT.STDEV.S([.B153:.B164])" office:value-type="float" office:value="529364.971194046" calcext:value-type="float">
            <text:p>529364,971194046</text:p>
          </table:table-cell>
          <table:table-cell table:formula="of:=AVERAGE([.B153:.B164])" office:value-type="float" office:value="2675000" calcext:value-type="float">
            <text:p>2675000</text:p>
          </table:table-cell>
          <table:table-cell table:formula="of:=[.D164]-[.C164]" office:value-type="float" office:value="2145635.02880595" calcext:value-type="float">
            <text:p>2145635,02880595</text:p>
          </table:table-cell>
          <table:table-cell table:formula="of:=[.D164]-[.D152]" office:value-type="float" office:value="708333.333333333" calcext:value-type="float">
            <text:p>708333,333333333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400000" calcext:value-type="float">
            <text:p>3400000</text:p>
          </table:table-cell>
          <table:table-cell table:formula="of:=COM.MICROSOFT.STDEV.S([.B154:.B165])" office:value-type="float" office:value="521289.194442417" calcext:value-type="float">
            <text:p>521289,194442417</text:p>
          </table:table-cell>
          <table:table-cell table:formula="of:=AVERAGE([.B154:.B165])" office:value-type="float" office:value="2791666.66666667" calcext:value-type="float">
            <text:p>2791666,66666667</text:p>
          </table:table-cell>
          <table:table-cell table:formula="of:=[.D165]-[.C165]" office:value-type="float" office:value="2270377.47222425" calcext:value-type="float">
            <text:p>2270377,47222425</text:p>
          </table:table-cell>
          <table:table-cell table:formula="of:=[.D165]-[.D153]" office:value-type="float" office:value="816666.666666666" calcext:value-type="float">
            <text:p>816666,666666666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500000" calcext:value-type="float">
            <text:p>3500000</text:p>
          </table:table-cell>
          <table:table-cell table:formula="of:=COM.MICROSOFT.STDEV.S([.B155:.B166])" office:value-type="float" office:value="493288.286231625" calcext:value-type="float">
            <text:p>493288,286231625</text:p>
          </table:table-cell>
          <table:table-cell table:formula="of:=AVERAGE([.B155:.B166])" office:value-type="float" office:value="2916666.66666667" calcext:value-type="float">
            <text:p>2916666,66666667</text:p>
          </table:table-cell>
          <table:table-cell table:formula="of:=[.D166]-[.C166]" office:value-type="float" office:value="2423378.38043504" calcext:value-type="float">
            <text:p>2423378,38043504</text:p>
          </table:table-cell>
          <table:table-cell table:formula="of:=[.D166]-[.D154]" office:value-type="float" office:value="933333.333333333" calcext:value-type="float">
            <text:p>933333,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700000" calcext:value-type="float">
            <text:p>3700000</text:p>
          </table:table-cell>
          <table:table-cell table:formula="of:=COM.MICROSOFT.STDEV.S([.B156:.B167])" office:value-type="float" office:value="448144.321991625" calcext:value-type="float">
            <text:p>448144,321991625</text:p>
          </table:table-cell>
          <table:table-cell table:formula="of:=AVERAGE([.B156:.B167])" office:value-type="float" office:value="3058333.33333333" calcext:value-type="float">
            <text:p>3058333,33333333</text:p>
          </table:table-cell>
          <table:table-cell table:formula="of:=[.D167]-[.C167]" office:value-type="float" office:value="2610189.01134171" calcext:value-type="float">
            <text:p>2610189,01134171</text:p>
          </table:table-cell>
          <table:table-cell table:formula="of:=[.D167]-[.D155]" office:value-type="float" office:value="1066666.66666667" calcext:value-type="float">
            <text:p>1066666,6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800000" calcext:value-type="float">
            <text:p>3800000</text:p>
          </table:table-cell>
          <table:table-cell table:formula="of:=COM.MICROSOFT.STDEV.S([.B157:.B168])" office:value-type="float" office:value="405548.636996473" calcext:value-type="float">
            <text:p>405548,636996473</text:p>
          </table:table-cell>
          <table:table-cell table:formula="of:=AVERAGE([.B157:.B168])" office:value-type="float" office:value="3191666.66666667" calcext:value-type="float">
            <text:p>3191666,66666667</text:p>
          </table:table-cell>
          <table:table-cell table:formula="of:=[.D168]-[.C168]" office:value-type="float" office:value="2786118.02967019" calcext:value-type="float">
            <text:p>2786118,02967019</text:p>
          </table:table-cell>
          <table:table-cell table:formula="of:=[.D168]-[.D156]" office:value-type="float" office:value="1175000" calcext:value-type="float">
            <text:p>1175000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800000" calcext:value-type="float">
            <text:p>3800000</text:p>
          </table:table-cell>
          <table:table-cell table:formula="of:=COM.MICROSOFT.STDEV.S([.B158:.B169])" office:value-type="float" office:value="355370.058935582" calcext:value-type="float">
            <text:p>355370,058935582</text:p>
          </table:table-cell>
          <table:table-cell table:formula="of:=AVERAGE([.B158:.B169])" office:value-type="float" office:value="3308333.33333333" calcext:value-type="float">
            <text:p>3308333,33333333</text:p>
          </table:table-cell>
          <table:table-cell table:formula="of:=[.D169]-[.C169]" office:value-type="float" office:value="2952963.27439775" calcext:value-type="float">
            <text:p>2952963,27439775</text:p>
          </table:table-cell>
          <table:table-cell table:formula="of:=[.D169]-[.D157]" office:value-type="float" office:value="1258333.33333333" calcext:value-type="float">
            <text:p>1258333,33333333</text:p>
          </table:table-cell>
          <table:table-cell table:number-columns-repeated="1018"/>
        </table:table-row>
      </table:table>
      <table:table table:name="Articles per day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rticles per day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0" calcext:value-type="float">
            <text:p>2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53" calcext:value-type="float">
            <text:p>5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8" calcext:value-type="float">
            <text:p>3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9" calcext:value-type="float">
            <text:p>2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6" calcext:value-type="float">
            <text:p>2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36" calcext:value-type="float">
            <text:p>3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59" calcext:value-type="float">
            <text:p>59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44" calcext:value-type="float">
            <text:p>44</text:p>
          </table:table-cell>
          <table:table-cell table:formula="of:=COM.MICROSOFT.STDEV.S([.B2:.B13])" office:value-type="float" office:value="12.0264859221788" calcext:value-type="float">
            <text:p>12,0264859222</text:p>
          </table:table-cell>
          <table:table-cell table:formula="of:=AVERAGE([.B2:.B13])" office:value-type="float" office:value="36.5" calcext:value-type="float">
            <text:p>36,5</text:p>
          </table:table-cell>
          <table:table-cell table:formula="of:=[.D13]-[.C13]" office:value-type="float" office:value="24.4735140778212" calcext:value-type="float">
            <text:p>24,4735140778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6" calcext:value-type="float">
            <text:p>46</text:p>
          </table:table-cell>
          <table:table-cell table:formula="of:=COM.MICROSOFT.STDEV.S([.B3:.B14])" office:value-type="float" office:value="11.0891702561417" calcext:value-type="float">
            <text:p>11,0891702561</text:p>
          </table:table-cell>
          <table:table-cell table:formula="of:=AVERAGE([.B3:.B14])" office:value-type="float" office:value="38.6666666666667" calcext:value-type="float">
            <text:p>38,6666666667</text:p>
          </table:table-cell>
          <table:table-cell table:formula="of:=[.D14]-[.C14]" office:value-type="float" office:value="27.577496410525" calcext:value-type="float">
            <text:p>27,5774964105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61" calcext:value-type="float">
            <text:p>61</text:p>
          </table:table-cell>
          <table:table-cell table:formula="of:=COM.MICROSOFT.STDEV.S([.B4:.B15])" office:value-type="float" office:value="12.212760341197" calcext:value-type="float">
            <text:p>12,2127603412</text:p>
          </table:table-cell>
          <table:table-cell table:formula="of:=AVERAGE([.B4:.B15])" office:value-type="float" office:value="39.3333333333333" calcext:value-type="float">
            <text:p>39,3333333333</text:p>
          </table:table-cell>
          <table:table-cell table:formula="of:=[.D15]-[.C15]" office:value-type="float" office:value="27.1205729921363" calcext:value-type="float">
            <text:p>27,120572992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85" calcext:value-type="float">
            <text:p>85</text:p>
          </table:table-cell>
          <table:table-cell table:formula="of:=COM.MICROSOFT.STDEV.S([.B5:.B16])" office:value-type="float" office:value="17.9399250023769" calcext:value-type="float">
            <text:p>17,9399250024</text:p>
          </table:table-cell>
          <table:table-cell table:formula="of:=AVERAGE([.B5:.B16])" office:value-type="float" office:value="43.25" calcext:value-type="float">
            <text:p>43,25</text:p>
          </table:table-cell>
          <table:table-cell table:formula="of:=[.D16]-[.C16]" office:value-type="float" office:value="25.3100749976231" calcext:value-type="float">
            <text:p>25,3100749976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5" calcext:value-type="float">
            <text:p>75</text:p>
          </table:table-cell>
          <table:table-cell table:formula="of:=COM.MICROSOFT.STDEV.S([.B6:.B17])" office:value-type="float" office:value="18.7390371991603" calcext:value-type="float">
            <text:p>18,7390371992</text:p>
          </table:table-cell>
          <table:table-cell table:formula="of:=AVERAGE([.B6:.B17])" office:value-type="float" office:value="47.6666666666667" calcext:value-type="float">
            <text:p>47,6666666667</text:p>
          </table:table-cell>
          <table:table-cell table:formula="of:=[.D17]-[.C17]" office:value-type="float" office:value="28.9276294675063" calcext:value-type="float">
            <text:p>28,9276294675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7:.B18])" office:value-type="float" office:value="21.1545539190774" calcext:value-type="float">
            <text:p>21,1545539191</text:p>
          </table:table-cell>
          <table:table-cell table:formula="of:=AVERAGE([.B7:.B18])" office:value-type="float" office:value="52.6666666666667" calcext:value-type="float">
            <text:p>52,6666666667</text:p>
          </table:table-cell>
          <table:table-cell table:formula="of:=[.D18]-[.C18]" office:value-type="float" office:value="31.5121127475893" calcext:value-type="float">
            <text:p>31,5121127476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66" calcext:value-type="float">
            <text:p>66</text:p>
          </table:table-cell>
          <table:table-cell table:formula="of:=COM.MICROSOFT.STDEV.S([.B8:.B19])" office:value-type="float" office:value="20.6887101403816" calcext:value-type="float">
            <text:p>20,6887101404</text:p>
          </table:table-cell>
          <table:table-cell table:formula="of:=AVERAGE([.B8:.B19])" office:value-type="float" office:value="55.25" calcext:value-type="float">
            <text:p>55,25</text:p>
          </table:table-cell>
          <table:table-cell table:formula="of:=[.D19]-[.C19]" office:value-type="float" office:value="34.5612898596184" calcext:value-type="float">
            <text:p>34,561289859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92" calcext:value-type="float">
            <text:p>92</text:p>
          </table:table-cell>
          <table:table-cell table:formula="of:=COM.MICROSOFT.STDEV.S([.B9:.B20])" office:value-type="float" office:value="20.9767186965151" calcext:value-type="float">
            <text:p>20,9767186965</text:p>
          </table:table-cell>
          <table:table-cell table:formula="of:=AVERAGE([.B9:.B20])" office:value-type="float" office:value="60.75" calcext:value-type="float">
            <text:p>60,75</text:p>
          </table:table-cell>
          <table:table-cell table:formula="of:=[.D20]-[.C20]" office:value-type="float" office:value="39.7732813034849" calcext:value-type="float">
            <text:p>39,7732813035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10:.B21])" office:value-type="float" office:value="21.1980202048696" calcext:value-type="float">
            <text:p>21,1980202049</text:p>
          </table:table-cell>
          <table:table-cell table:formula="of:=AVERAGE([.B10:.B21])" office:value-type="float" office:value="65.4166666666667" calcext:value-type="float">
            <text:p>65,4166666667</text:p>
          </table:table-cell>
          <table:table-cell table:formula="of:=[.D21]-[.C21]" office:value-type="float" office:value="44.218646461797" calcext:value-type="float">
            <text:p>44,2186464618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96" calcext:value-type="float">
            <text:p>96</text:p>
          </table:table-cell>
          <table:table-cell table:formula="of:=COM.MICROSOFT.STDEV.S([.B11:.B22])" office:value-type="float" office:value="19.8669818970313" calcext:value-type="float">
            <text:p>19,866981897</text:p>
          </table:table-cell>
          <table:table-cell table:formula="of:=AVERAGE([.B11:.B22])" office:value-type="float" office:value="70.8333333333333" calcext:value-type="float">
            <text:p>70,8333333333</text:p>
          </table:table-cell>
          <table:table-cell table:formula="of:=[.D22]-[.C22]" office:value-type="float" office:value="50.966351436302" calcext:value-type="float">
            <text:p>50,9663514363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2" calcext:value-type="float">
            <text:p>152</text:p>
          </table:table-cell>
          <table:table-cell table:formula="of:=COM.MICROSOFT.STDEV.S([.B12:.B23])" office:value-type="float" office:value="29.0895951407809" calcext:value-type="float">
            <text:p>29,0895951408</text:p>
          </table:table-cell>
          <table:table-cell table:formula="of:=AVERAGE([.B12:.B23])" office:value-type="float" office:value="79.75" calcext:value-type="float">
            <text:p>79,75</text:p>
          </table:table-cell>
          <table:table-cell table:formula="of:=[.D23]-[.C23]" office:value-type="float" office:value="50.6604048592191" calcext:value-type="float">
            <text:p>50,6604048592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5" calcext:value-type="float">
            <text:p>185</text:p>
          </table:table-cell>
          <table:table-cell table:formula="of:=COM.MICROSOFT.STDEV.S([.B13:.B24])" office:value-type="float" office:value="41.1562985348647" calcext:value-type="float">
            <text:p>41,1562985349</text:p>
          </table:table-cell>
          <table:table-cell table:formula="of:=AVERAGE([.B13:.B24])" office:value-type="float" office:value="90.25" calcext:value-type="float">
            <text:p>90,25</text:p>
          </table:table-cell>
          <table:table-cell table:formula="of:=[.D24]-[.C24]" office:value-type="float" office:value="49.0937014651353" calcext:value-type="float">
            <text:p>49,0937014651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4" calcext:value-type="float">
            <text:p>94</text:p>
          </table:table-cell>
          <table:table-cell table:formula="of:=COM.MICROSOFT.STDEV.S([.B14:.B25])" office:value-type="float" office:value="38.4931123315548" calcext:value-type="float">
            <text:p>38,4931123316</text:p>
          </table:table-cell>
          <table:table-cell table:formula="of:=AVERAGE([.B14:.B25])" office:value-type="float" office:value="94.4166666666667" calcext:value-type="float">
            <text:p>94,4166666667</text:p>
          </table:table-cell>
          <table:table-cell table:formula="of:=[.D25]-[.C25]" office:value-type="float" office:value="55.9235543351119" calcext:value-type="float">
            <text:p>55,9235543351</text:p>
          </table:table-cell>
          <table:table-cell table:formula="of:=[.D25]-[.D13]" office:value-type="float" office:value="57.9166666666667" calcext:value-type="float">
            <text:p>57,91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5:.B26])" office:value-type="float" office:value="35.3565175509882" calcext:value-type="float">
            <text:p>35,356517551</text:p>
          </table:table-cell>
          <table:table-cell table:formula="of:=AVERAGE([.B15:.B26])" office:value-type="float" office:value="99.0833333333333" calcext:value-type="float">
            <text:p>99,0833333333</text:p>
          </table:table-cell>
          <table:table-cell table:formula="of:=[.D26]-[.C26]" office:value-type="float" office:value="63.7268157823452" calcext:value-type="float">
            <text:p>63,7268157823</text:p>
          </table:table-cell>
          <table:table-cell table:formula="of:=[.D26]-[.D14]" office:value-type="float" office:value="60.4166666666667" calcext:value-type="float">
            <text:p>60,41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28" calcext:value-type="float">
            <text:p>128</text:p>
          </table:table-cell>
          <table:table-cell table:formula="of:=COM.MICROSOFT.STDEV.S([.B16:.B27])" office:value-type="float" office:value="34.0623314563525" calcext:value-type="float">
            <text:p>34,0623314564</text:p>
          </table:table-cell>
          <table:table-cell table:formula="of:=AVERAGE([.B16:.B27])" office:value-type="float" office:value="104.666666666667" calcext:value-type="float">
            <text:p>104,6666666667</text:p>
          </table:table-cell>
          <table:table-cell table:formula="of:=[.D27]-[.C27]" office:value-type="float" office:value="70.6043352103141" calcext:value-type="float">
            <text:p>70,6043352103</text:p>
          </table:table-cell>
          <table:table-cell table:formula="of:=[.D27]-[.D15]" office:value-type="float" office:value="65.3333333333333" calcext:value-type="float">
            <text:p>65,333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52" calcext:value-type="float">
            <text:p>152</text:p>
          </table:table-cell>
          <table:table-cell table:formula="of:=COM.MICROSOFT.STDEV.S([.B17:.B28])" office:value-type="float" office:value="35.9826347006441" calcext:value-type="float">
            <text:p>35,9826347006</text:p>
          </table:table-cell>
          <table:table-cell table:formula="of:=AVERAGE([.B17:.B28])" office:value-type="float" office:value="110.25" calcext:value-type="float">
            <text:p>110,25</text:p>
          </table:table-cell>
          <table:table-cell table:formula="of:=[.D28]-[.C28]" office:value-type="float" office:value="74.2673652993559" calcext:value-type="float">
            <text:p>74,2673652994</text:p>
          </table:table-cell>
          <table:table-cell table:formula="of:=[.D28]-[.D16]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47" calcext:value-type="float">
            <text:p>147</text:p>
          </table:table-cell>
          <table:table-cell table:formula="of:=COM.MICROSOFT.STDEV.S([.B18:.B29])" office:value-type="float" office:value="35.5709917565627" calcext:value-type="float">
            <text:p>35,5709917566</text:p>
          </table:table-cell>
          <table:table-cell table:formula="of:=AVERAGE([.B18:.B29])" office:value-type="float" office:value="116.25" calcext:value-type="float">
            <text:p>116,25</text:p>
          </table:table-cell>
          <table:table-cell table:formula="of:=[.D29]-[.C29]" office:value-type="float" office:value="80.6790082434373" calcext:value-type="float">
            <text:p>80,6790082434</text:p>
          </table:table-cell>
          <table:table-cell table:formula="of:=[.D29]-[.D17]" office:value-type="float" office:value="68.5833333333333" calcext:value-type="float">
            <text:p>68,58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76" calcext:value-type="float">
            <text:p>176</text:p>
          </table:table-cell>
          <table:table-cell table:formula="of:=COM.MICROSOFT.STDEV.S([.B19:.B30])" office:value-type="float" office:value="38.2753184180093" calcext:value-type="float">
            <text:p>38,275318418</text:p>
          </table:table-cell>
          <table:table-cell table:formula="of:=AVERAGE([.B19:.B30])" office:value-type="float" office:value="123.5" calcext:value-type="float">
            <text:p>123,5</text:p>
          </table:table-cell>
          <table:table-cell table:formula="of:=[.D30]-[.C30]" office:value-type="float" office:value="85.2246815819907" calcext:value-type="float">
            <text:p>85,224681582</text:p>
          </table:table-cell>
          <table:table-cell table:formula="of:=[.D30]-[.D18]" office:value-type="float" office:value="70.8333333333333" calcext:value-type="float">
            <text:p>70,83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11" calcext:value-type="float">
            <text:p>211</text:p>
          </table:table-cell>
          <table:table-cell table:formula="of:=COM.MICROSOFT.STDEV.S([.B20:.B31])" office:value-type="float" office:value="41.2452935790769" calcext:value-type="float">
            <text:p>41,2452935791</text:p>
          </table:table-cell>
          <table:table-cell table:formula="of:=AVERAGE([.B20:.B31])" office:value-type="float" office:value="135.583333333333" calcext:value-type="float">
            <text:p>135,5833333333</text:p>
          </table:table-cell>
          <table:table-cell table:formula="of:=[.D31]-[.C31]" office:value-type="float" office:value="94.3380397542564" calcext:value-type="float">
            <text:p>94,3380397543</text:p>
          </table:table-cell>
          <table:table-cell table:formula="of:=[.D31]-[.D19]" office:value-type="float" office:value="80.3333333333334" calcext:value-type="float">
            <text:p>80,33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02" calcext:value-type="float">
            <text:p>202</text:p>
          </table:table-cell>
          <table:table-cell table:formula="of:=COM.MICROSOFT.STDEV.S([.B21:.B32])" office:value-type="float" office:value="42.8700467586742" calcext:value-type="float">
            <text:p>42,8700467587</text:p>
          </table:table-cell>
          <table:table-cell table:formula="of:=AVERAGE([.B21:.B32])" office:value-type="float" office:value="144.75" calcext:value-type="float">
            <text:p>144,75</text:p>
          </table:table-cell>
          <table:table-cell table:formula="of:=[.D32]-[.C32]" office:value-type="float" office:value="101.879953241326" calcext:value-type="float">
            <text:p>101,8799532413</text:p>
          </table:table-cell>
          <table:table-cell table:formula="of:=[.D32]-[.D20]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59" calcext:value-type="float">
            <text:p>259</text:p>
          </table:table-cell>
          <table:table-cell table:formula="of:=COM.MICROSOFT.STDEV.S([.B22:.B33])" office:value-type="float" office:value="50.5988381708753" calcext:value-type="float">
            <text:p>50,5988381709</text:p>
          </table:table-cell>
          <table:table-cell table:formula="of:=AVERAGE([.B22:.B33])" office:value-type="float" office:value="158.666666666667" calcext:value-type="float">
            <text:p>158,6666666667</text:p>
          </table:table-cell>
          <table:table-cell table:formula="of:=[.D33]-[.C33]" office:value-type="float" office:value="108.067828495791" calcext:value-type="float">
            <text:p>108,0678284958</text:p>
          </table:table-cell>
          <table:table-cell table:formula="of:=[.D33]-[.D21]" office:value-type="float" office:value="93.25" calcext:value-type="float">
            <text:p>93,25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205" calcext:value-type="float">
            <text:p>205</text:p>
          </table:table-cell>
          <table:table-cell table:formula="of:=COM.MICROSOFT.STDEV.S([.B23:.B34])" office:value-type="float" office:value="48.0456695617447" calcext:value-type="float">
            <text:p>48,0456695617</text:p>
          </table:table-cell>
          <table:table-cell table:formula="of:=AVERAGE([.B23:.B34])" office:value-type="float" office:value="167.75" calcext:value-type="float">
            <text:p>167,75</text:p>
          </table:table-cell>
          <table:table-cell table:formula="of:=[.D34]-[.C34]" office:value-type="float" office:value="119.704330438255" calcext:value-type="float">
            <text:p>119,7043304383</text:p>
          </table:table-cell>
          <table:table-cell table:formula="of:=[.D34]-[.D22]" office:value-type="float" office:value="96.9166666666667" calcext:value-type="float">
            <text:p>96,91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62" calcext:value-type="float">
            <text:p>162</text:p>
          </table:table-cell>
          <table:table-cell table:formula="of:=COM.MICROSOFT.STDEV.S([.B24:.B35])" office:value-type="float" office:value="47.8339140499012" calcext:value-type="float">
            <text:p>47,8339140499</text:p>
          </table:table-cell>
          <table:table-cell table:formula="of:=AVERAGE([.B24:.B35])" office:value-type="float" office:value="168.583333333333" calcext:value-type="float">
            <text:p>168,5833333333</text:p>
          </table:table-cell>
          <table:table-cell table:formula="of:=[.D35]-[.C35]" office:value-type="float" office:value="120.749419283432" calcext:value-type="float">
            <text:p>120,7494192834</text:p>
          </table:table-cell>
          <table:table-cell table:formula="of:=[.D35]-[.D23]" office:value-type="float" office:value="88.8333333333333" calcext:value-type="float">
            <text:p>88,8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80" calcext:value-type="float">
            <text:p>180</text:p>
          </table:table-cell>
          <table:table-cell table:formula="of:=COM.MICROSOFT.STDEV.S([.B25:.B36])" office:value-type="float" office:value="47.6995012997246" calcext:value-type="float">
            <text:p>47,6995012997</text:p>
          </table:table-cell>
          <table:table-cell table:formula="of:=AVERAGE([.B25:.B36])" office:value-type="float" office:value="168.166666666667" calcext:value-type="float">
            <text:p>168,1666666667</text:p>
          </table:table-cell>
          <table:table-cell table:formula="of:=[.D36]-[.C36]" office:value-type="float" office:value="120.467165366942" calcext:value-type="float">
            <text:p>120,4671653669</text:p>
          </table:table-cell>
          <table:table-cell table:formula="of:=[.D36]-[.D24]" office:value-type="float" office:value="77.9166666666667" calcext:value-type="float">
            <text:p>77,91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17" calcext:value-type="float">
            <text:p>217</text:p>
          </table:table-cell>
          <table:table-cell table:formula="of:=COM.MICROSOFT.STDEV.S([.B26:.B37])" office:value-type="float" office:value="43.3284670927332" calcext:value-type="float">
            <text:p>43,3284670927</text:p>
          </table:table-cell>
          <table:table-cell table:formula="of:=AVERAGE([.B26:.B37])" office:value-type="float" office:value="178.416666666667" calcext:value-type="float">
            <text:p>178,4166666667</text:p>
          </table:table-cell>
          <table:table-cell table:formula="of:=[.D37]-[.C37]" office:value-type="float" office:value="135.088199573933" calcext:value-type="float">
            <text:p>135,0881995739</text:p>
          </table:table-cell>
          <table:table-cell table:formula="of:=[.D37]-[.D25]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254" calcext:value-type="float">
            <text:p>254</text:p>
          </table:table-cell>
          <table:table-cell table:formula="of:=COM.MICROSOFT.STDEV.S([.B27:.B38])" office:value-type="float" office:value="41.1194674826974" calcext:value-type="float">
            <text:p>41,1194674827</text:p>
          </table:table-cell>
          <table:table-cell table:formula="of:=AVERAGE([.B27:.B38])" office:value-type="float" office:value="191.083333333333" calcext:value-type="float">
            <text:p>191,0833333333</text:p>
          </table:table-cell>
          <table:table-cell table:formula="of:=[.D38]-[.C38]" office:value-type="float" office:value="149.963865850636" calcext:value-type="float">
            <text:p>149,9638658506</text:p>
          </table:table-cell>
          <table:table-cell table:formula="of:=[.D38]-[.D26]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44" calcext:value-type="float">
            <text:p>244</text:p>
          </table:table-cell>
          <table:table-cell table:formula="of:=COM.MICROSOFT.STDEV.S([.B28:.B39])" office:value-type="float" office:value="38.4923250909722" calcext:value-type="float">
            <text:p>38,492325091</text:p>
          </table:table-cell>
          <table:table-cell table:formula="of:=AVERAGE([.B28:.B39])" office:value-type="float" office:value="200.75" calcext:value-type="float">
            <text:p>200,75</text:p>
          </table:table-cell>
          <table:table-cell table:formula="of:=[.D39]-[.C39]" office:value-type="float" office:value="162.257674909028" calcext:value-type="float">
            <text:p>162,257674909</text:p>
          </table:table-cell>
          <table:table-cell table:formula="of:=[.D39]-[.D27]" office:value-type="float" office:value="96.0833333333333" calcext:value-type="float">
            <text:p>96,08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18" calcext:value-type="float">
            <text:p>218</text:p>
          </table:table-cell>
          <table:table-cell table:formula="of:=COM.MICROSOFT.STDEV.S([.B29:.B40])" office:value-type="float" office:value="35.4916763609313" calcext:value-type="float">
            <text:p>35,4916763609</text:p>
          </table:table-cell>
          <table:table-cell table:formula="of:=AVERAGE([.B29:.B40])" office:value-type="float" office:value="206.25" calcext:value-type="float">
            <text:p>206,25</text:p>
          </table:table-cell>
          <table:table-cell table:formula="of:=[.D40]-[.C40]" office:value-type="float" office:value="170.758323639069" calcext:value-type="float">
            <text:p>170,7583236391</text:p>
          </table:table-cell>
          <table:table-cell table:formula="of:=[.D40]-[.D28]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26" calcext:value-type="float">
            <text:p>226</text:p>
          </table:table-cell>
          <table:table-cell table:formula="of:=COM.MICROSOFT.STDEV.S([.B30:.B41])" office:value-type="float" office:value="30.4745298519431" calcext:value-type="float">
            <text:p>30,4745298519</text:p>
          </table:table-cell>
          <table:table-cell table:formula="of:=AVERAGE([.B30:.B41])" office:value-type="float" office:value="212.833333333333" calcext:value-type="float">
            <text:p>212,8333333333</text:p>
          </table:table-cell>
          <table:table-cell table:formula="of:=[.D41]-[.C41]" office:value-type="float" office:value="182.35880348139" calcext:value-type="float">
            <text:p>182,3588034814</text:p>
          </table:table-cell>
          <table:table-cell table:formula="of:=[.D41]-[.D29]" office:value-type="float" office:value="96.5833333333334" calcext:value-type="float">
            <text:p>96,5833333333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22" calcext:value-type="float">
            <text:p>222</text:p>
          </table:table-cell>
          <table:table-cell table:formula="of:=COM.MICROSOFT.STDEV.S([.B31:.B42])" office:value-type="float" office:value="28.2306517276824" calcext:value-type="float">
            <text:p>28,2306517277</text:p>
          </table:table-cell>
          <table:table-cell table:formula="of:=AVERAGE([.B31:.B42])" office:value-type="float" office:value="216.666666666667" calcext:value-type="float">
            <text:p>216,6666666667</text:p>
          </table:table-cell>
          <table:table-cell table:formula="of:=[.D42]-[.C42]" office:value-type="float" office:value="188.436014938984" calcext:value-type="float">
            <text:p>188,436014939</text:p>
          </table:table-cell>
          <table:table-cell table:formula="of:=[.D42]-[.D30]" office:value-type="float" office:value="93.1666666666667" calcext:value-type="float">
            <text:p>93,1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84" calcext:value-type="float">
            <text:p>184</text:p>
          </table:table-cell>
          <table:table-cell table:formula="of:=COM.MICROSOFT.STDEV.S([.B32:.B43])" office:value-type="float" office:value="29.7579884869236" calcext:value-type="float">
            <text:p>29,7579884869</text:p>
          </table:table-cell>
          <table:table-cell table:formula="of:=AVERAGE([.B32:.B43])" office:value-type="float" office:value="214.416666666667" calcext:value-type="float">
            <text:p>214,4166666667</text:p>
          </table:table-cell>
          <table:table-cell table:formula="of:=[.D43]-[.C43]" office:value-type="float" office:value="184.658678179743" calcext:value-type="float">
            <text:p>184,6586781797</text:p>
          </table:table-cell>
          <table:table-cell table:formula="of:=[.D43]-[.D31]" office:value-type="float" office:value="78.8333333333333" calcext:value-type="float">
            <text:p>78,8333333333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48" calcext:value-type="float">
            <text:p>148</text:p>
          </table:table-cell>
          <table:table-cell table:formula="of:=COM.MICROSOFT.STDEV.S([.B33:.B44])" office:value-type="float" office:value="35.3616596004341" calcext:value-type="float">
            <text:p>35,3616596004</text:p>
          </table:table-cell>
          <table:table-cell table:formula="of:=AVERAGE([.B33:.B44])" office:value-type="float" office:value="209.916666666667" calcext:value-type="float">
            <text:p>209,9166666667</text:p>
          </table:table-cell>
          <table:table-cell table:formula="of:=[.D44]-[.C44]" office:value-type="float" office:value="174.555007066233" calcext:value-type="float">
            <text:p>174,5550070662</text:p>
          </table:table-cell>
          <table:table-cell table:formula="of:=[.D44]-[.D32]" office:value-type="float" office:value="65.1666666666667" calcext:value-type="float">
            <text:p>65,1666666667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76" calcext:value-type="float">
            <text:p>176</text:p>
          </table:table-cell>
          <table:table-cell table:formula="of:=COM.MICROSOFT.STDEV.S([.B34:.B45])" office:value-type="float" office:value="32.9213939835205" calcext:value-type="float">
            <text:p>32,9213939835</text:p>
          </table:table-cell>
          <table:table-cell table:formula="of:=AVERAGE([.B34:.B45])" office:value-type="float" office:value="203" calcext:value-type="float">
            <text:p>203</text:p>
          </table:table-cell>
          <table:table-cell table:formula="of:=[.D45]-[.C45]" office:value-type="float" office:value="170.078606016479" calcext:value-type="float">
            <text:p>170,0786060165</text:p>
          </table:table-cell>
          <table:table-cell table:formula="of:=[.D45]-[.D33]" office:value-type="float" office:value="44.3333333333333" calcext:value-type="float">
            <text:p>44,33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9" calcext:value-type="float">
            <text:p>139</text:p>
          </table:table-cell>
          <table:table-cell table:formula="of:=COM.MICROSOFT.STDEV.S([.B35:.B46])" office:value-type="float" office:value="37.7202622183115" calcext:value-type="float">
            <text:p>37,7202622183</text:p>
          </table:table-cell>
          <table:table-cell table:formula="of:=AVERAGE([.B35:.B46])" office:value-type="float" office:value="197.5" calcext:value-type="float">
            <text:p>197,5</text:p>
          </table:table-cell>
          <table:table-cell table:formula="of:=[.D46]-[.C46]" office:value-type="float" office:value="159.779737781688" calcext:value-type="float">
            <text:p>159,7797377817</text:p>
          </table:table-cell>
          <table:table-cell table:formula="of:=[.D46]-[.D34]" office:value-type="float" office:value="29.75" calcext:value-type="float">
            <text:p>29,75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76" calcext:value-type="float">
            <text:p>176</text:p>
          </table:table-cell>
          <table:table-cell table:formula="of:=COM.MICROSOFT.STDEV.S([.B36:.B47])" office:value-type="float" office:value="36.7258475571072" calcext:value-type="float">
            <text:p>36,7258475571</text:p>
          </table:table-cell>
          <table:table-cell table:formula="of:=AVERAGE([.B36:.B47])" office:value-type="float" office:value="198.666666666667" calcext:value-type="float">
            <text:p>198,6666666667</text:p>
          </table:table-cell>
          <table:table-cell table:formula="of:=[.D47]-[.C47]" office:value-type="float" office:value="161.940819109559" calcext:value-type="float">
            <text:p>161,9408191096</text:p>
          </table:table-cell>
          <table:table-cell table:formula="of:=[.D47]-[.D35]" office:value-type="float" office:value="30.0833333333333" calcext:value-type="float">
            <text:p>30,08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74" calcext:value-type="float">
            <text:p>174</text:p>
          </table:table-cell>
          <table:table-cell table:formula="of:=COM.MICROSOFT.STDEV.S([.B37:.B48])" office:value-type="float" office:value="37.0425635607407" calcext:value-type="float">
            <text:p>37,0425635607</text:p>
          </table:table-cell>
          <table:table-cell table:formula="of:=AVERAGE([.B37:.B48])" office:value-type="float" office:value="198.166666666667" calcext:value-type="float">
            <text:p>198,1666666667</text:p>
          </table:table-cell>
          <table:table-cell table:formula="of:=[.D48]-[.C48]" office:value-type="float" office:value="161.124103105926" calcext:value-type="float">
            <text:p>161,1241031059</text:p>
          </table:table-cell>
          <table:table-cell table:formula="of:=[.D48]-[.D36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COM.MICROSOFT.STDEV.S([.B38:.B49])" office:value-type="float" office:value="37.0383707672315" calcext:value-type="float">
            <text:p>37,0383707672</text:p>
          </table:table-cell>
          <table:table-cell table:formula="of:=AVERAGE([.B38:.B49])" office:value-type="float" office:value="194.75" calcext:value-type="float">
            <text:p>194,75</text:p>
          </table:table-cell>
          <table:table-cell table:formula="of:=[.D49]-[.C49]" office:value-type="float" office:value="157.711629232769" calcext:value-type="float">
            <text:p>157,7116292328</text:p>
          </table:table-cell>
          <table:table-cell table:formula="of:=[.D49]-[.D37]" office:value-type="float" office:value="16.3333333333333" calcext:value-type="float">
            <text:p>16,33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84" calcext:value-type="float">
            <text:p>184</text:p>
          </table:table-cell>
          <table:table-cell table:formula="of:=COM.MICROSOFT.STDEV.S([.B39:.B50])" office:value-type="float" office:value="32.0325355433087" calcext:value-type="float">
            <text:p>32,0325355433</text:p>
          </table:table-cell>
          <table:table-cell table:formula="of:=AVERAGE([.B39:.B50])" office:value-type="float" office:value="188.916666666667" calcext:value-type="float">
            <text:p>188,9166666667</text:p>
          </table:table-cell>
          <table:table-cell table:formula="of:=[.D50]-[.C50]" office:value-type="float" office:value="156.884131123358" calcext:value-type="float">
            <text:p>156,8841311234</text:p>
          </table:table-cell>
          <table:table-cell table:formula="of:=[.D50]-[.D38]" office:value-type="float" office:value="-2.16666666666669" calcext:value-type="float">
            <text:p>-2,1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87" calcext:value-type="float">
            <text:p>187</text:p>
          </table:table-cell>
          <table:table-cell table:formula="of:=COM.MICROSOFT.STDEV.S([.B40:.B51])" office:value-type="float" office:value="26.9438248392781" calcext:value-type="float">
            <text:p>26,9438248393</text:p>
          </table:table-cell>
          <table:table-cell table:formula="of:=AVERAGE([.B40:.B51])" office:value-type="float" office:value="184.166666666667" calcext:value-type="float">
            <text:p>184,1666666667</text:p>
          </table:table-cell>
          <table:table-cell table:formula="of:=[.D51]-[.C51]" office:value-type="float" office:value="157.222841827389" calcext:value-type="float">
            <text:p>157,2228418274</text:p>
          </table:table-cell>
          <table:table-cell table:formula="of:=[.D51]-[.D39]" office:value-type="float" office:value="-16.5833333333333" calcext:value-type="float">
            <text:p>-16,58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01" calcext:value-type="float">
            <text:p>201</text:p>
          </table:table-cell>
          <table:table-cell table:formula="of:=COM.MICROSOFT.STDEV.S([.B41:.B52])" office:value-type="float" office:value="25.4062447584698" calcext:value-type="float">
            <text:p>25,4062447585</text:p>
          </table:table-cell>
          <table:table-cell table:formula="of:=AVERAGE([.B41:.B52])" office:value-type="float" office:value="182.75" calcext:value-type="float">
            <text:p>182,75</text:p>
          </table:table-cell>
          <table:table-cell table:formula="of:=[.D52]-[.C52]" office:value-type="float" office:value="157.34375524153" calcext:value-type="float">
            <text:p>157,3437552415</text:p>
          </table:table-cell>
          <table:table-cell table:formula="of:=[.D52]-[.D40]" office:value-type="float" office:value="-23.5" calcext:value-type="float">
            <text:p>-23,5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0" calcext:value-type="float">
            <text:p>200</text:p>
          </table:table-cell>
          <table:table-cell table:formula="of:=COM.MICROSOFT.STDEV.S([.B42:.B53])" office:value-type="float" office:value="22.3014811303209" calcext:value-type="float">
            <text:p>22,3014811303</text:p>
          </table:table-cell>
          <table:table-cell table:formula="of:=AVERAGE([.B42:.B53])" office:value-type="float" office:value="180.583333333333" calcext:value-type="float">
            <text:p>180,5833333333</text:p>
          </table:table-cell>
          <table:table-cell table:formula="of:=[.D53]-[.C53]" office:value-type="float" office:value="158.281852203012" calcext:value-type="float">
            <text:p>158,281852203</text:p>
          </table:table-cell>
          <table:table-cell table:formula="of:=[.D53]-[.D41]" office:value-type="float" office:value="-32.25" calcext:value-type="float">
            <text:p>-32,25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00" calcext:value-type="float">
            <text:p>200</text:p>
          </table:table-cell>
          <table:table-cell table:formula="of:=COM.MICROSOFT.STDEV.S([.B43:.B54])" office:value-type="float" office:value="19.2878906900865" calcext:value-type="float">
            <text:p>19,2878906901</text:p>
          </table:table-cell>
          <table:table-cell table:formula="of:=AVERAGE([.B43:.B54])" office:value-type="float" office:value="178.75" calcext:value-type="float">
            <text:p>178,75</text:p>
          </table:table-cell>
          <table:table-cell table:formula="of:=[.D54]-[.C54]" office:value-type="float" office:value="159.462109309913" calcext:value-type="float">
            <text:p>159,4621093099</text:p>
          </table:table-cell>
          <table:table-cell table:formula="of:=[.D54]-[.D42]" office:value-type="float" office:value="-37.9166666666667" calcext:value-type="float">
            <text:p>-37,91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6" calcext:value-type="float">
            <text:p>166</text:p>
          </table:table-cell>
          <table:table-cell table:formula="of:=COM.MICROSOFT.STDEV.S([.B44:.B55])" office:value-type="float" office:value="19.5407499623456" calcext:value-type="float">
            <text:p>19,5407499623</text:p>
          </table:table-cell>
          <table:table-cell table:formula="of:=AVERAGE([.B44:.B55])" office:value-type="float" office:value="177.25" calcext:value-type="float">
            <text:p>177,25</text:p>
          </table:table-cell>
          <table:table-cell table:formula="of:=[.D55]-[.C55]" office:value-type="float" office:value="157.709250037654" calcext:value-type="float">
            <text:p>157,7092500377</text:p>
          </table:table-cell>
          <table:table-cell table:formula="of:=[.D55]-[.D43]" office:value-type="float" office:value="-37.1666666666667" calcext:value-type="float">
            <text:p>-37,1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77" calcext:value-type="float">
            <text:p>177</text:p>
          </table:table-cell>
          <table:table-cell table:formula="of:=COM.MICROSOFT.STDEV.S([.B45:.B56])" office:value-type="float" office:value="17.2538972321319" calcext:value-type="float">
            <text:p>17,2538972321</text:p>
          </table:table-cell>
          <table:table-cell table:formula="of:=AVERAGE([.B45:.B56])" office:value-type="float" office:value="179.666666666667" calcext:value-type="float">
            <text:p>179,6666666667</text:p>
          </table:table-cell>
          <table:table-cell table:formula="of:=[.D56]-[.C56]" office:value-type="float" office:value="162.412769434535" calcext:value-type="float">
            <text:p>162,4127694345</text:p>
          </table:table-cell>
          <table:table-cell table:formula="of:=[.D56]-[.D44]" office:value-type="float" office:value="-30.25" calcext:value-type="float">
            <text:p>-30,2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66" calcext:value-type="float">
            <text:p>166</text:p>
          </table:table-cell>
          <table:table-cell table:formula="of:=COM.MICROSOFT.STDEV.S([.B46:.B57])" office:value-type="float" office:value="17.6832397963996" calcext:value-type="float">
            <text:p>17,6832397964</text:p>
          </table:table-cell>
          <table:table-cell table:formula="of:=AVERAGE([.B46:.B57])" office:value-type="float" office:value="178.833333333333" calcext:value-type="float">
            <text:p>178,8333333333</text:p>
          </table:table-cell>
          <table:table-cell table:formula="of:=[.D57]-[.C57]" office:value-type="float" office:value="161.150093536934" calcext:value-type="float">
            <text:p>161,1500935369</text:p>
          </table:table-cell>
          <table:table-cell table:formula="of:=[.D57]-[.D45]" office:value-type="float" office:value="-24.1666666666667" calcext:value-type="float">
            <text:p>-24,1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6" calcext:value-type="float">
            <text:p>166</text:p>
          </table:table-cell>
          <table:table-cell table:formula="of:=COM.MICROSOFT.STDEV.S([.B47:.B58])" office:value-type="float" office:value="13.3379726777166" calcext:value-type="float">
            <text:p>13,3379726777</text:p>
          </table:table-cell>
          <table:table-cell table:formula="of:=AVERAGE([.B47:.B58])" office:value-type="float" office:value="181.083333333333" calcext:value-type="float">
            <text:p>181,0833333333</text:p>
          </table:table-cell>
          <table:table-cell table:formula="of:=[.D58]-[.C58]" office:value-type="float" office:value="167.745360655617" calcext:value-type="float">
            <text:p>167,7453606556</text:p>
          </table:table-cell>
          <table:table-cell table:formula="of:=[.D58]-[.D46]" office:value-type="float" office:value="-16.4166666666667" calcext:value-type="float">
            <text:p>-16,4166666667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5" calcext:value-type="float">
            <text:p>165</text:p>
          </table:table-cell>
          <table:table-cell table:formula="of:=COM.MICROSOFT.STDEV.S([.B48:.B59])" office:value-type="float" office:value="14.0766301063683" calcext:value-type="float">
            <text:p>14,0766301064</text:p>
          </table:table-cell>
          <table:table-cell table:formula="of:=AVERAGE([.B48:.B59])" office:value-type="float" office:value="180.166666666667" calcext:value-type="float">
            <text:p>180,1666666667</text:p>
          </table:table-cell>
          <table:table-cell table:formula="of:=[.D59]-[.C59]" office:value-type="float" office:value="166.090036560298" calcext:value-type="float">
            <text:p>166,0900365603</text:p>
          </table:table-cell>
          <table:table-cell table:formula="of:=[.D59]-[.D47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5" calcext:value-type="float">
            <text:p>155</text:p>
          </table:table-cell>
          <table:table-cell table:formula="of:=COM.MICROSOFT.STDEV.S([.B49:.B60])" office:value-type="float" office:value="15.7967679855051" calcext:value-type="float">
            <text:p>15,7967679855</text:p>
          </table:table-cell>
          <table:table-cell table:formula="of:=AVERAGE([.B49:.B60])" office:value-type="float" office:value="178.583333333333" calcext:value-type="float">
            <text:p>178,5833333333</text:p>
          </table:table-cell>
          <table:table-cell table:formula="of:=[.D60]-[.C60]" office:value-type="float" office:value="162.786565347828" calcext:value-type="float">
            <text:p>162,7865653478</text:p>
          </table:table-cell>
          <table:table-cell table:formula="of:=[.D60]-[.D48]" office:value-type="float" office:value="-19.5833333333333" calcext:value-type="float">
            <text:p>-19,58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28" calcext:value-type="float">
            <text:p>128</text:p>
          </table:table-cell>
          <table:table-cell table:formula="of:=COM.MICROSOFT.STDEV.S([.B50:.B61])" office:value-type="float" office:value="21.542593468135" calcext:value-type="float">
            <text:p>21,5425934681</text:p>
          </table:table-cell>
          <table:table-cell table:formula="of:=AVERAGE([.B50:.B61])" office:value-type="float" office:value="174.583333333333" calcext:value-type="float">
            <text:p>174,5833333333</text:p>
          </table:table-cell>
          <table:table-cell table:formula="of:=[.D61]-[.C61]" office:value-type="float" office:value="153.040739865198" calcext:value-type="float">
            <text:p>153,0407398652</text:p>
          </table:table-cell>
          <table:table-cell table:formula="of:=[.D61]-[.D49]" office:value-type="float" office:value="-20.1666666666667" calcext:value-type="float">
            <text:p>-20,1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2" calcext:value-type="float">
            <text:p>162</text:p>
          </table:table-cell>
          <table:table-cell table:formula="of:=COM.MICROSOFT.STDEV.S([.B51:.B62])" office:value-type="float" office:value="21.6043977004683" calcext:value-type="float">
            <text:p>21,6043977005</text:p>
          </table:table-cell>
          <table:table-cell table:formula="of:=AVERAGE([.B51:.B62])" office:value-type="float" office:value="172.75" calcext:value-type="float">
            <text:p>172,75</text:p>
          </table:table-cell>
          <table:table-cell table:formula="of:=[.D62]-[.C62]" office:value-type="float" office:value="151.145602299532" calcext:value-type="float">
            <text:p>151,1456022995</text:p>
          </table:table-cell>
          <table:table-cell table:formula="of:=[.D62]-[.D50]" office:value-type="float" office:value="-16.1666666666667" calcext:value-type="float">
            <text:p>-16,166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4" calcext:value-type="float">
            <text:p>164</text:p>
          </table:table-cell>
          <table:table-cell table:formula="of:=COM.MICROSOFT.STDEV.S([.B52:.B63])" office:value-type="float" office:value="21.2424674706688" calcext:value-type="float">
            <text:p>21,2424674707</text:p>
          </table:table-cell>
          <table:table-cell table:formula="of:=AVERAGE([.B52:.B63])" office:value-type="float" office:value="170.833333333333" calcext:value-type="float">
            <text:p>170,8333333333</text:p>
          </table:table-cell>
          <table:table-cell table:formula="of:=[.D63]-[.C63]" office:value-type="float" office:value="149.590865862664" calcext:value-type="float">
            <text:p>149,5908658627</text:p>
          </table:table-cell>
          <table:table-cell table:formula="of:=[.D63]-[.D51]" office:value-type="float" office:value="-13.3333333333333" calcext:value-type="float">
            <text:p>-13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" calcext:value-type="float">
            <text:p>159</text:p>
          </table:table-cell>
          <table:table-cell table:formula="of:=COM.MICROSOFT.STDEV.S([.B53:.B64])" office:value-type="float" office:value="19.1801665237502" calcext:value-type="float">
            <text:p>19,1801665238</text:p>
          </table:table-cell>
          <table:table-cell table:formula="of:=AVERAGE([.B53:.B64])" office:value-type="float" office:value="167.333333333333" calcext:value-type="float">
            <text:p>167,3333333333</text:p>
          </table:table-cell>
          <table:table-cell table:formula="of:=[.D64]-[.C64]" office:value-type="float" office:value="148.153166809583" calcext:value-type="float">
            <text:p>148,1531668096</text:p>
          </table:table-cell>
          <table:table-cell table:formula="of:=[.D64]-[.D52]" office:value-type="float" office:value="-15.4166666666667" calcext:value-type="float">
            <text:p>-15,4166666667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32" calcext:value-type="float">
            <text:p>132</text:p>
          </table:table-cell>
          <table:table-cell table:formula="of:=COM.MICROSOFT.STDEV.S([.B54:.B65])" office:value-type="float" office:value="18.6904610251682" calcext:value-type="float">
            <text:p>18,6904610252</text:p>
          </table:table-cell>
          <table:table-cell table:formula="of:=AVERAGE([.B54:.B65])" office:value-type="float" office:value="161.666666666667" calcext:value-type="float">
            <text:p>161,6666666667</text:p>
          </table:table-cell>
          <table:table-cell table:formula="of:=[.D65]-[.C65]" office:value-type="float" office:value="142.976205641498" calcext:value-type="float">
            <text:p>142,9762056415</text:p>
          </table:table-cell>
          <table:table-cell table:formula="of:=[.D65]-[.D53]" office:value-type="float" office:value="-18.9166666666667" calcext:value-type="float">
            <text:p>-18,91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" calcext:value-type="float">
            <text:p>113</text:p>
          </table:table-cell>
          <table:table-cell table:formula="of:=COM.MICROSOFT.STDEV.S([.B55:.B66])" office:value-type="float" office:value="19.3318311851127" calcext:value-type="float">
            <text:p>19,3318311851</text:p>
          </table:table-cell>
          <table:table-cell table:formula="of:=AVERAGE([.B55:.B66])" office:value-type="float" office:value="154.416666666667" calcext:value-type="float">
            <text:p>154,4166666667</text:p>
          </table:table-cell>
          <table:table-cell table:formula="of:=[.D66]-[.C66]" office:value-type="float" office:value="135.084835481554" calcext:value-type="float">
            <text:p>135,0848354816</text:p>
          </table:table-cell>
          <table:table-cell table:formula="of:=[.D66]-[.D54]" office:value-type="float" office:value="-24.3333333333333" calcext:value-type="float">
            <text:p>-24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02" calcext:value-type="float">
            <text:p>102</text:p>
          </table:table-cell>
          <table:table-cell table:formula="of:=COM.MICROSOFT.STDEV.S([.B56:.B67])" office:value-type="float" office:value="24.0886934372778" calcext:value-type="float">
            <text:p>24,0886934373</text:p>
          </table:table-cell>
          <table:table-cell table:formula="of:=AVERAGE([.B56:.B67])" office:value-type="float" office:value="149.083333333333" calcext:value-type="float">
            <text:p>149,0833333333</text:p>
          </table:table-cell>
          <table:table-cell table:formula="of:=[.D67]-[.C67]" office:value-type="float" office:value="124.994639896056" calcext:value-type="float">
            <text:p>124,9946398961</text:p>
          </table:table-cell>
          <table:table-cell table:formula="of:=[.D67]-[.D55]" office:value-type="float" office:value="-28.1666666666667" calcext:value-type="float">
            <text:p>-28,1666666667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09" calcext:value-type="float">
            <text:p>109</text:p>
          </table:table-cell>
          <table:table-cell table:formula="of:=COM.MICROSOFT.STDEV.S([.B57:.B68])" office:value-type="float" office:value="24.9087729464333" calcext:value-type="float">
            <text:p>24,9087729464</text:p>
          </table:table-cell>
          <table:table-cell table:formula="of:=AVERAGE([.B57:.B68])" office:value-type="float" office:value="143.416666666667" calcext:value-type="float">
            <text:p>143,4166666667</text:p>
          </table:table-cell>
          <table:table-cell table:formula="of:=[.D68]-[.C68]" office:value-type="float" office:value="118.507893720233" calcext:value-type="float">
            <text:p>118,5078937202</text:p>
          </table:table-cell>
          <table:table-cell table:formula="of:=[.D68]-[.D56]" office:value-type="float" office:value="-36.25" calcext:value-type="float">
            <text:p>-36,2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26" calcext:value-type="float">
            <text:p>126</text:p>
          </table:table-cell>
          <table:table-cell table:formula="of:=COM.MICROSOFT.STDEV.S([.B58:.B69])" office:value-type="float" office:value="24.2804011249378" calcext:value-type="float">
            <text:p>24,2804011249</text:p>
          </table:table-cell>
          <table:table-cell table:formula="of:=AVERAGE([.B58:.B69])" office:value-type="float" office:value="140.083333333333" calcext:value-type="float">
            <text:p>140,0833333333</text:p>
          </table:table-cell>
          <table:table-cell table:formula="of:=[.D69]-[.C69]" office:value-type="float" office:value="115.802932208396" calcext:value-type="float">
            <text:p>115,8029322084</text:p>
          </table:table-cell>
          <table:table-cell table:formula="of:=[.D69]-[.D57]" office:value-type="float" office:value="-38.75" calcext:value-type="float">
            <text:p>-38,75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1" calcext:value-type="float">
            <text:p>111</text:p>
          </table:table-cell>
          <table:table-cell table:formula="of:=COM.MICROSOFT.STDEV.S([.B59:.B70])" office:value-type="float" office:value="24.1340950825703" calcext:value-type="float">
            <text:p>24,1340950826</text:p>
          </table:table-cell>
          <table:table-cell table:formula="of:=AVERAGE([.B59:.B70])" office:value-type="float" office:value="135.5" calcext:value-type="float">
            <text:p>135,5</text:p>
          </table:table-cell>
          <table:table-cell table:formula="of:=[.D70]-[.C70]" office:value-type="float" office:value="111.36590491743" calcext:value-type="float">
            <text:p>111,3659049174</text:p>
          </table:table-cell>
          <table:table-cell table:formula="of:=[.D70]-[.D58]" office:value-type="float" office:value="-45.5833333333333" calcext:value-type="float">
            <text:p>-45,58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9" calcext:value-type="float">
            <text:p>109</text:p>
          </table:table-cell>
          <table:table-cell table:formula="of:=COM.MICROSOFT.STDEV.S([.B60:.B71])" office:value-type="float" office:value="23.3114616106379" calcext:value-type="float">
            <text:p>23,3114616106</text:p>
          </table:table-cell>
          <table:table-cell table:formula="of:=AVERAGE([.B60:.B71])" office:value-type="float" office:value="130.833333333333" calcext:value-type="float">
            <text:p>130,8333333333</text:p>
          </table:table-cell>
          <table:table-cell table:formula="of:=[.D71]-[.C71]" office:value-type="float" office:value="107.521871722696" calcext:value-type="float">
            <text:p>107,5218717227</text:p>
          </table:table-cell>
          <table:table-cell table:formula="of:=[.D71]-[.D59]" office:value-type="float" office:value="-49.3333333333333" calcext:value-type="float">
            <text:p>-49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24" calcext:value-type="float">
            <text:p>124</text:p>
          </table:table-cell>
          <table:table-cell table:formula="of:=COM.MICROSOFT.STDEV.S([.B61:.B72])" office:value-type="float" office:value="22.0747696374267" calcext:value-type="float">
            <text:p>22,0747696374</text:p>
          </table:table-cell>
          <table:table-cell table:formula="of:=AVERAGE([.B61:.B72])" office:value-type="float" office:value="128.25" calcext:value-type="float">
            <text:p>128,25</text:p>
          </table:table-cell>
          <table:table-cell table:formula="of:=[.D72]-[.C72]" office:value-type="float" office:value="106.175230362573" calcext:value-type="float">
            <text:p>106,1752303626</text:p>
          </table:table-cell>
          <table:table-cell table:formula="of:=[.D72]-[.D60]" office:value-type="float" office:value="-50.3333333333333" calcext:value-type="float">
            <text:p>-50,333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20" calcext:value-type="float">
            <text:p>120</text:p>
          </table:table-cell>
          <table:table-cell table:formula="of:=COM.MICROSOFT.STDEV.S([.B62:.B73])" office:value-type="float" office:value="22.2034327130384" calcext:value-type="float">
            <text:p>22,203432713</text:p>
          </table:table-cell>
          <table:table-cell table:formula="of:=AVERAGE([.B62:.B73])" office:value-type="float" office:value="127.583333333333" calcext:value-type="float">
            <text:p>127,5833333333</text:p>
          </table:table-cell>
          <table:table-cell table:formula="of:=[.D73]-[.C73]" office:value-type="float" office:value="105.379900620295" calcext:value-type="float">
            <text:p>105,3799006203</text:p>
          </table:table-cell>
          <table:table-cell table:formula="of:=[.D73]-[.D61]" office:value-type="float" office:value="-47" calcext:value-type="float">
            <text:p>-47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35" calcext:value-type="float">
            <text:p>135</text:p>
          </table:table-cell>
          <table:table-cell table:formula="of:=COM.MICROSOFT.STDEV.S([.B63:.B74])" office:value-type="float" office:value="19.6160107766049" calcext:value-type="float">
            <text:p>19,6160107766</text:p>
          </table:table-cell>
          <table:table-cell table:formula="of:=AVERAGE([.B63:.B74])" office:value-type="float" office:value="125.333333333333" calcext:value-type="float">
            <text:p>125,3333333333</text:p>
          </table:table-cell>
          <table:table-cell table:formula="of:=[.D74]-[.C74]" office:value-type="float" office:value="105.717322556728" calcext:value-type="float">
            <text:p>105,7173225567</text:p>
          </table:table-cell>
          <table:table-cell table:formula="of:=[.D74]-[.D62]" office:value-type="float" office:value="-47.4166666666667" calcext:value-type="float">
            <text:p>-47,4166666667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64:.B75])" office:value-type="float" office:value="15.4417281965773" calcext:value-type="float">
            <text:p>15,4417281966</text:p>
          </table:table-cell>
          <table:table-cell table:formula="of:=AVERAGE([.B64:.B75])" office:value-type="float" office:value="121.416666666667" calcext:value-type="float">
            <text:p>121,4166666667</text:p>
          </table:table-cell>
          <table:table-cell table:formula="of:=[.D75]-[.C75]" office:value-type="float" office:value="105.974938470089" calcext:value-type="float">
            <text:p>105,9749384701</text:p>
          </table:table-cell>
          <table:table-cell table:formula="of:=[.D75]-[.D63]" office:value-type="float" office:value="-49.4166666666667" calcext:value-type="float">
            <text:p>-49,41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" calcext:value-type="float">
            <text:p>114</text:p>
          </table:table-cell>
          <table:table-cell table:formula="of:=COM.MICROSOFT.STDEV.S([.B65:.B76])" office:value-type="float" office:value="9.98483698900336" calcext:value-type="float">
            <text:p>9,984836989</text:p>
          </table:table-cell>
          <table:table-cell table:formula="of:=AVERAGE([.B65:.B76])" office:value-type="float" office:value="117.666666666667" calcext:value-type="float">
            <text:p>117,6666666667</text:p>
          </table:table-cell>
          <table:table-cell table:formula="of:=[.D76]-[.C76]" office:value-type="float" office:value="107.681829677663" calcext:value-type="float">
            <text:p>107,6818296777</text:p>
          </table:table-cell>
          <table:table-cell table:formula="of:=[.D76]-[.D64]" office:value-type="float" office:value="-49.6666666666667" calcext:value-type="float">
            <text:p>-49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66:.B77])" office:value-type="float" office:value="9.22775786155636" calcext:value-type="float">
            <text:p>9,2277578616</text:p>
          </table:table-cell>
          <table:table-cell table:formula="of:=AVERAGE([.B66:.B77])" office:value-type="float" office:value="115.666666666667" calcext:value-type="float">
            <text:p>115,6666666667</text:p>
          </table:table-cell>
          <table:table-cell table:formula="of:=[.D77]-[.C77]" office:value-type="float" office:value="106.43890880511" calcext:value-type="float">
            <text:p>106,4389088051</text:p>
          </table:table-cell>
          <table:table-cell table:formula="of:=[.D77]-[.D65]" office:value-type="float" office:value="-46" calcext:value-type="float">
            <text:p>-46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2" calcext:value-type="float">
            <text:p>112</text:p>
          </table:table-cell>
          <table:table-cell table:formula="of:=COM.MICROSOFT.STDEV.S([.B67:.B78])" office:value-type="float" office:value="9.25849323430638" calcext:value-type="float">
            <text:p>9,2584932343</text:p>
          </table:table-cell>
          <table:table-cell table:formula="of:=AVERAGE([.B67:.B78])" office:value-type="float" office:value="115.583333333333" calcext:value-type="float">
            <text:p>115,5833333333</text:p>
          </table:table-cell>
          <table:table-cell table:formula="of:=[.D78]-[.C78]" office:value-type="float" office:value="106.324840099027" calcext:value-type="float">
            <text:p>106,324840099</text:p>
          </table:table-cell>
          <table:table-cell table:formula="of:=[.D78]-[.D66]" office:value-type="float" office:value="-38.8333333333333" calcext:value-type="float">
            <text:p>-38,8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68:.B79])" office:value-type="float" office:value="10.3484737565937" calcext:value-type="float">
            <text:p>10,3484737566</text:p>
          </table:table-cell>
          <table:table-cell table:formula="of:=AVERAGE([.B68:.B79])" office:value-type="float" office:value="115" calcext:value-type="float">
            <text:p>115</text:p>
          </table:table-cell>
          <table:table-cell table:formula="of:=[.D79]-[.C79]" office:value-type="float" office:value="104.651526243406" calcext:value-type="float">
            <text:p>104,6515262434</text:p>
          </table:table-cell>
          <table:table-cell table:formula="of:=[.D79]-[.D67]" office:value-type="float" office:value="-34.0833333333333" calcext:value-type="float">
            <text:p>-34,0833333333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16" calcext:value-type="float">
            <text:p>116</text:p>
          </table:table-cell>
          <table:table-cell table:formula="of:=COM.MICROSOFT.STDEV.S([.B69:.B80])" office:value-type="float" office:value="10.1753564452494" calcext:value-type="float">
            <text:p>10,1753564452</text:p>
          </table:table-cell>
          <table:table-cell table:formula="of:=AVERAGE([.B69:.B80])" office:value-type="float" office:value="115.583333333333" calcext:value-type="float">
            <text:p>115,5833333333</text:p>
          </table:table-cell>
          <table:table-cell table:formula="of:=[.D80]-[.C80]" office:value-type="float" office:value="105.407976888084" calcext:value-type="float">
            <text:p>105,4079768881</text:p>
          </table:table-cell>
          <table:table-cell table:formula="of:=[.D80]-[.D68]" office:value-type="float" office:value="-27.8333333333333" calcext:value-type="float">
            <text:p>-27,8333333333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34" calcext:value-type="float">
            <text:p>134</text:p>
          </table:table-cell>
          <table:table-cell table:formula="of:=COM.MICROSOFT.STDEV.S([.B70:.B81])" office:value-type="float" office:value="11.1365491635752" calcext:value-type="float">
            <text:p>11,1365491636</text:p>
          </table:table-cell>
          <table:table-cell table:formula="of:=AVERAGE([.B70:.B81])" office:value-type="float" office:value="116.25" calcext:value-type="float">
            <text:p>116,25</text:p>
          </table:table-cell>
          <table:table-cell table:formula="of:=[.D81]-[.C81]" office:value-type="float" office:value="105.113450836425" calcext:value-type="float">
            <text:p>105,1134508364</text:p>
          </table:table-cell>
          <table:table-cell table:formula="of:=[.D81]-[.D69]" office:value-type="float" office:value="-23.8333333333333" calcext:value-type="float">
            <text:p>-23,8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0" calcext:value-type="float">
            <text:p>120</text:p>
          </table:table-cell>
          <table:table-cell table:formula="of:=COM.MICROSOFT.STDEV.S([.B71:.B82])" office:value-type="float" office:value="11.0535884753241" calcext:value-type="float">
            <text:p>11,0535884753</text:p>
          </table:table-cell>
          <table:table-cell table:formula="of:=AVERAGE([.B71:.B82])" office:value-type="float" office:value="117" calcext:value-type="float">
            <text:p>117</text:p>
          </table:table-cell>
          <table:table-cell table:formula="of:=[.D82]-[.C82]" office:value-type="float" office:value="105.946411524676" calcext:value-type="float">
            <text:p>105,9464115247</text:p>
          </table:table-cell>
          <table:table-cell table:formula="of:=[.D82]-[.D70]" office:value-type="float" office:value="-18.5" calcext:value-type="float">
            <text:p>-18,5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1" calcext:value-type="float">
            <text:p>121</text:p>
          </table:table-cell>
          <table:table-cell table:formula="of:=COM.MICROSOFT.STDEV.S([.B72:.B83])" office:value-type="float" office:value="10.8040396485422" calcext:value-type="float">
            <text:p>10,8040396485</text:p>
          </table:table-cell>
          <table:table-cell table:formula="of:=AVERAGE([.B72:.B83])" office:value-type="float" office:value="118" calcext:value-type="float">
            <text:p>118</text:p>
          </table:table-cell>
          <table:table-cell table:formula="of:=[.D83]-[.C83]" office:value-type="float" office:value="107.195960351458" calcext:value-type="float">
            <text:p>107,1959603515</text:p>
          </table:table-cell>
          <table:table-cell table:formula="of:=[.D83]-[.D71]" office:value-type="float" office:value="-12.8333333333333" calcext:value-type="float">
            <text:p>-12,8333333333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13" calcext:value-type="float">
            <text:p>113</text:p>
          </table:table-cell>
          <table:table-cell table:formula="of:=COM.MICROSOFT.STDEV.S([.B73:.B84])" office:value-type="float" office:value="10.7149711180482" calcext:value-type="float">
            <text:p>10,714971118</text:p>
          </table:table-cell>
          <table:table-cell table:formula="of:=AVERAGE([.B73:.B84])" office:value-type="float" office:value="117.083333333333" calcext:value-type="float">
            <text:p>117,0833333333</text:p>
          </table:table-cell>
          <table:table-cell table:formula="of:=[.D84]-[.C84]" office:value-type="float" office:value="106.368362215285" calcext:value-type="float">
            <text:p>106,3683622153</text:p>
          </table:table-cell>
          <table:table-cell table:formula="of:=[.D84]-[.D72]" office:value-type="float" office:value="-11.1666666666667" calcext:value-type="float">
            <text:p>-11,16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74:.B85])" office:value-type="float" office:value="10.6756590883044" calcext:value-type="float">
            <text:p>10,6756590883</text:p>
          </table:table-cell>
          <table:table-cell table:formula="of:=AVERAGE([.B74:.B85])" office:value-type="float" office:value="116.833333333333" calcext:value-type="float">
            <text:p>116,8333333333</text:p>
          </table:table-cell>
          <table:table-cell table:formula="of:=[.D85]-[.C85]" office:value-type="float" office:value="106.157674245029" calcext:value-type="float">
            <text:p>106,157674245</text:p>
          </table:table-cell>
          <table:table-cell table:formula="of:=[.D85]-[.D73]" office:value-type="float" office:value="-10.75" calcext:value-type="float">
            <text:p>-10,75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3" calcext:value-type="float">
            <text:p>123</text:p>
          </table:table-cell>
          <table:table-cell table:formula="of:=COM.MICROSOFT.STDEV.S([.B75:.B86])" office:value-type="float" office:value="9.29157324317757" calcext:value-type="float">
            <text:p>9,2915732432</text:p>
          </table:table-cell>
          <table:table-cell table:formula="of:=AVERAGE([.B75:.B86])" office:value-type="float" office:value="115.833333333333" calcext:value-type="float">
            <text:p>115,8333333333</text:p>
          </table:table-cell>
          <table:table-cell table:formula="of:=[.D86]-[.C86]" office:value-type="float" office:value="106.541760090156" calcext:value-type="float">
            <text:p>106,5417600902</text:p>
          </table:table-cell>
          <table:table-cell table:formula="of:=[.D86]-[.D74]" office:value-type="float" office:value="-9.5" calcext:value-type="float">
            <text:p>-9,5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1" calcext:value-type="float">
            <text:p>131</text:p>
          </table:table-cell>
          <table:table-cell table:formula="of:=COM.MICROSOFT.STDEV.S([.B76:.B87])" office:value-type="float" office:value="10.2779552264234" calcext:value-type="float">
            <text:p>10,2779552264</text:p>
          </table:table-cell>
          <table:table-cell table:formula="of:=AVERAGE([.B76:.B87])" office:value-type="float" office:value="117" calcext:value-type="float">
            <text:p>117</text:p>
          </table:table-cell>
          <table:table-cell table:formula="of:=[.D87]-[.C87]" office:value-type="float" office:value="106.722044773577" calcext:value-type="float">
            <text:p>106,7220447736</text:p>
          </table:table-cell>
          <table:table-cell table:formula="of:=[.D87]-[.D75]" office:value-type="float" office:value="-4.41666666666667" calcext:value-type="float">
            <text:p>-4,4166666667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0" calcext:value-type="float">
            <text:p>120</text:p>
          </table:table-cell>
          <table:table-cell table:formula="of:=COM.MICROSOFT.STDEV.S([.B77:.B88])" office:value-type="float" office:value="10.2646790677369" calcext:value-type="float">
            <text:p>10,2646790677</text:p>
          </table:table-cell>
          <table:table-cell table:formula="of:=AVERAGE([.B77:.B88])" office:value-type="float" office:value="117.5" calcext:value-type="float">
            <text:p>117,5</text:p>
          </table:table-cell>
          <table:table-cell table:formula="of:=[.D88]-[.C88]" office:value-type="float" office:value="107.235320932263" calcext:value-type="float">
            <text:p>107,2353209323</text:p>
          </table:table-cell>
          <table:table-cell table:formula="of:=[.D88]-[.D76]" office:value-type="float" office:value="-0.166666666666671" calcext:value-type="float">
            <text:p>-0,1666666667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78:.B89])" office:value-type="float" office:value="11.0244219253383" calcext:value-type="float">
            <text:p>11,0244219253</text:p>
          </table:table-cell>
          <table:table-cell table:formula="of:=AVERAGE([.B78:.B89])" office:value-type="float" office:value="116.916666666667" calcext:value-type="float">
            <text:p>116,9166666667</text:p>
          </table:table-cell>
          <table:table-cell table:formula="of:=[.D89]-[.C89]" office:value-type="float" office:value="105.892244741328" calcext:value-type="float">
            <text:p>105,8922447413</text:p>
          </table:table-cell>
          <table:table-cell table:formula="of:=[.D89]-[.D77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11" calcext:value-type="float">
            <text:p>111</text:p>
          </table:table-cell>
          <table:table-cell table:formula="of:=COM.MICROSOFT.STDEV.S([.B79:.B90])" office:value-type="float" office:value="11.0686562651097" calcext:value-type="float">
            <text:p>11,0686562651</text:p>
          </table:table-cell>
          <table:table-cell table:formula="of:=AVERAGE([.B79:.B90])" office:value-type="float" office:value="116.833333333333" calcext:value-type="float">
            <text:p>116,8333333333</text:p>
          </table:table-cell>
          <table:table-cell table:formula="of:=[.D90]-[.C90]" office:value-type="float" office:value="105.764677068224" calcext:value-type="float">
            <text:p>105,7646770682</text:p>
          </table:table-cell>
          <table:table-cell table:formula="of:=[.D90]-[.D78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1" calcext:value-type="float">
            <text:p>101</text:p>
          </table:table-cell>
          <table:table-cell table:formula="of:=COM.MICROSOFT.STDEV.S([.B80:.B91])" office:value-type="float" office:value="10.0844915437998" calcext:value-type="float">
            <text:p>10,0844915438</text:p>
          </table:table-cell>
          <table:table-cell table:formula="of:=AVERAGE([.B80:.B91])" office:value-type="float" office:value="117.333333333333" calcext:value-type="float">
            <text:p>117,3333333333</text:p>
          </table:table-cell>
          <table:table-cell table:formula="of:=[.D91]-[.C91]" office:value-type="float" office:value="107.248841789534" calcext:value-type="float">
            <text:p>107,2488417895</text:p>
          </table:table-cell>
          <table:table-cell table:formula="of:=[.D91]-[.D79]" office:value-type="float" office:value="2.33333333333333" calcext:value-type="float">
            <text:p>2,3333333333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8" calcext:value-type="float">
            <text:p>98</text:p>
          </table:table-cell>
          <table:table-cell table:formula="of:=COM.MICROSOFT.STDEV.S([.B81:.B92])" office:value-type="float" office:value="11.5351899013673" calcext:value-type="float">
            <text:p>11,5351899014</text:p>
          </table:table-cell>
          <table:table-cell table:formula="of:=AVERAGE([.B81:.B92])" office:value-type="float" office:value="115.833333333333" calcext:value-type="float">
            <text:p>115,8333333333</text:p>
          </table:table-cell>
          <table:table-cell table:formula="of:=[.D92]-[.C92]" office:value-type="float" office:value="104.298143431966" calcext:value-type="float">
            <text:p>104,298143432</text:p>
          </table:table-cell>
          <table:table-cell table:formula="of:=[.D92]-[.D80]" office:value-type="float" office:value="0.25" calcext:value-type="float">
            <text:p>0,25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2" calcext:value-type="float">
            <text:p>112</text:p>
          </table:table-cell>
          <table:table-cell table:formula="of:=COM.MICROSOFT.STDEV.S([.B82:.B93])" office:value-type="float" office:value="10.0362977599946" calcext:value-type="float">
            <text:p>10,03629776</text:p>
          </table:table-cell>
          <table:table-cell table:formula="of:=AVERAGE([.B82:.B93])" office:value-type="float" office:value="114" calcext:value-type="float">
            <text:p>114</text:p>
          </table:table-cell>
          <table:table-cell table:formula="of:=[.D93]-[.C93]" office:value-type="float" office:value="103.963702240005" calcext:value-type="float">
            <text:p>103,96370224</text:p>
          </table:table-cell>
          <table:table-cell table:formula="of:=[.D93]-[.D81]" office:value-type="float" office:value="-2.25" calcext:value-type="float">
            <text:p>-2,25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5" calcext:value-type="float">
            <text:p>105</text:p>
          </table:table-cell>
          <table:table-cell table:formula="of:=COM.MICROSOFT.STDEV.S([.B83:.B94])" office:value-type="float" office:value="10.1544884836035" calcext:value-type="float">
            <text:p>10,1544884836</text:p>
          </table:table-cell>
          <table:table-cell table:formula="of:=AVERAGE([.B83:.B94])" office:value-type="float" office:value="112.75" calcext:value-type="float">
            <text:p>112,75</text:p>
          </table:table-cell>
          <table:table-cell table:formula="of:=[.D94]-[.C94]" office:value-type="float" office:value="102.595511516396" calcext:value-type="float">
            <text:p>102,5955115164</text:p>
          </table:table-cell>
          <table:table-cell table:formula="of:=[.D94]-[.D82]" office:value-type="float" office:value="-4.25" calcext:value-type="float">
            <text:p>-4,25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3" calcext:value-type="float">
            <text:p>143</text:p>
          </table:table-cell>
          <table:table-cell table:formula="of:=COM.MICROSOFT.STDEV.S([.B84:.B95])" office:value-type="float" office:value="13.2833342838675" calcext:value-type="float">
            <text:p>13,2833342839</text:p>
          </table:table-cell>
          <table:table-cell table:formula="of:=AVERAGE([.B84:.B95])" office:value-type="float" office:value="114.583333333333" calcext:value-type="float">
            <text:p>114,5833333333</text:p>
          </table:table-cell>
          <table:table-cell table:formula="of:=[.D95]-[.C95]" office:value-type="float" office:value="101.299999049466" calcext:value-type="float">
            <text:p>101,2999990495</text:p>
          </table:table-cell>
          <table:table-cell table:formula="of:=[.D95]-[.D83]" office:value-type="float" office:value="-3.41666666666667" calcext:value-type="float">
            <text:p>-3,4166666667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85:.B96])" office:value-type="float" office:value="16.9068302496627" calcext:value-type="float">
            <text:p>16,9068302497</text:p>
          </table:table-cell>
          <table:table-cell table:formula="of:=AVERAGE([.B85:.B96])" office:value-type="float" office:value="117.75" calcext:value-type="float">
            <text:p>117,75</text:p>
          </table:table-cell>
          <table:table-cell table:formula="of:=[.D96]-[.C96]" office:value-type="float" office:value="100.843169750337" calcext:value-type="float">
            <text:p>100,8431697503</text:p>
          </table:table-cell>
          <table:table-cell table:formula="of:=[.D96]-[.D84]" office:value-type="float" office:value="0.666666666666671" calcext:value-type="float">
            <text:p>0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" calcext:value-type="float">
            <text:p>121</text:p>
          </table:table-cell>
          <table:table-cell table:formula="of:=COM.MICROSOFT.STDEV.S([.B86:.B97])" office:value-type="float" office:value="16.9301148217839" calcext:value-type="float">
            <text:p>16,9301148218</text:p>
          </table:table-cell>
          <table:table-cell table:formula="of:=AVERAGE([.B86:.B97])" office:value-type="float" office:value="118.083333333333" calcext:value-type="float">
            <text:p>118,0833333333</text:p>
          </table:table-cell>
          <table:table-cell table:formula="of:=[.D97]-[.C97]" office:value-type="float" office:value="101.153218511549" calcext:value-type="float">
            <text:p>101,1532185116</text:p>
          </table:table-cell>
          <table:table-cell table:formula="of:=[.D97]-[.D85]" office:value-type="float" office:value="1.25" calcext:value-type="float">
            <text:p>1,25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87:.B98])" office:value-type="float" office:value="16.8601646348768" calcext:value-type="float">
            <text:p>16,8601646349</text:p>
          </table:table-cell>
          <table:table-cell table:formula="of:=AVERAGE([.B87:.B98])" office:value-type="float" office:value="117.583333333333" calcext:value-type="float">
            <text:p>117,5833333333</text:p>
          </table:table-cell>
          <table:table-cell table:formula="of:=[.D98]-[.C98]" office:value-type="float" office:value="100.723168698457" calcext:value-type="float">
            <text:p>100,7231686985</text:p>
          </table:table-cell>
          <table:table-cell table:formula="of:=[.D98]-[.D86]" office:value-type="float" office:value="1.75" calcext:value-type="float">
            <text:p>1,7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0" calcext:value-type="float">
            <text:p>150</text:p>
          </table:table-cell>
          <table:table-cell table:formula="of:=COM.MICROSOFT.STDEV.S([.B88:.B99])" office:value-type="float" office:value="18.9920238441555" calcext:value-type="float">
            <text:p>18,9920238442</text:p>
          </table:table-cell>
          <table:table-cell table:formula="of:=AVERAGE([.B88:.B99])" office:value-type="float" office:value="119.166666666667" calcext:value-type="float">
            <text:p>119,1666666667</text:p>
          </table:table-cell>
          <table:table-cell table:formula="of:=[.D99]-[.C99]" office:value-type="float" office:value="100.174642822511" calcext:value-type="float">
            <text:p>100,1746428225</text:p>
          </table:table-cell>
          <table:table-cell table:formula="of:=[.D99]-[.D87]" office:value-type="float" office:value="2.16666666666667" calcext:value-type="float">
            <text:p>2,1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7" calcext:value-type="float">
            <text:p>107</text:p>
          </table:table-cell>
          <table:table-cell table:formula="of:=COM.MICROSOFT.STDEV.S([.B89:.B100])" office:value-type="float" office:value="19.3083040700266" calcext:value-type="float">
            <text:p>19,30830407</text:p>
          </table:table-cell>
          <table:table-cell table:formula="of:=AVERAGE([.B89:.B100])" office:value-type="float" office:value="118.083333333333" calcext:value-type="float">
            <text:p>118,0833333333</text:p>
          </table:table-cell>
          <table:table-cell table:formula="of:=[.D100]-[.C100]" office:value-type="float" office:value="98.7750292633067" calcext:value-type="float">
            <text:p>98,7750292633</text:p>
          </table:table-cell>
          <table:table-cell table:formula="of:=[.D100]-[.D88]" office:value-type="float" office:value="0.583333333333329" calcext:value-type="float">
            <text:p>0,583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8" calcext:value-type="float">
            <text:p>98</text:p>
          </table:table-cell>
          <table:table-cell table:formula="of:=COM.MICROSOFT.STDEV.S([.B90:.B101])" office:value-type="float" office:value="19.5672887206886" calcext:value-type="float">
            <text:p>19,5672887207</text:p>
          </table:table-cell>
          <table:table-cell table:formula="of:=AVERAGE([.B90:.B101])" office:value-type="float" office:value="117.833333333333" calcext:value-type="float">
            <text:p>117,8333333333</text:p>
          </table:table-cell>
          <table:table-cell table:formula="of:=[.D101]-[.C101]" office:value-type="float" office:value="98.2660446126447" calcext:value-type="float">
            <text:p>98,2660446126</text:p>
          </table:table-cell>
          <table:table-cell table:formula="of:=[.D101]-[.D89]" office:value-type="float" office:value="0.916666666666657" calcext:value-type="float">
            <text:p>0,916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00" calcext:value-type="float">
            <text:p>100</text:p>
          </table:table-cell>
          <table:table-cell table:formula="of:=COM.MICROSOFT.STDEV.S([.B91:.B102])" office:value-type="float" office:value="20.1650387522263" calcext:value-type="float">
            <text:p>20,1650387522</text:p>
          </table:table-cell>
          <table:table-cell table:formula="of:=AVERAGE([.B91:.B102])" office:value-type="float" office:value="116.916666666667" calcext:value-type="float">
            <text:p>116,9166666667</text:p>
          </table:table-cell>
          <table:table-cell table:formula="of:=[.D102]-[.C102]" office:value-type="float" office:value="96.7516279144404" calcext:value-type="float">
            <text:p>96,7516279144</text:p>
          </table:table-cell>
          <table:table-cell table:formula="of:=[.D102]-[.D90]" office:value-type="float" office:value="0.0833333333333428" calcext:value-type="float">
            <text:p>0,0833333333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2" calcext:value-type="float">
            <text:p>112</text:p>
          </table:table-cell>
          <table:table-cell table:formula="of:=COM.MICROSOFT.STDEV.S([.B92:.B103])" office:value-type="float" office:value="19.6183278563385" calcext:value-type="float">
            <text:p>19,6183278563</text:p>
          </table:table-cell>
          <table:table-cell table:formula="of:=AVERAGE([.B92:.B103])" office:value-type="float" office:value="117.833333333333" calcext:value-type="float">
            <text:p>117,8333333333</text:p>
          </table:table-cell>
          <table:table-cell table:formula="of:=[.D103]-[.C103]" office:value-type="float" office:value="98.2150054769948" calcext:value-type="float">
            <text:p>98,215005477</text:p>
          </table:table-cell>
          <table:table-cell table:formula="of:=[.D103]-[.D91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4" calcext:value-type="float">
            <text:p>104</text:p>
          </table:table-cell>
          <table:table-cell table:formula="of:=COM.MICROSOFT.STDEV.S([.B93:.B104])" office:value-type="float" office:value="19.1374612799719" calcext:value-type="float">
            <text:p>19,13746128</text:p>
          </table:table-cell>
          <table:table-cell table:formula="of:=AVERAGE([.B93:.B104])" office:value-type="float" office:value="118.333333333333" calcext:value-type="float">
            <text:p>118,3333333333</text:p>
          </table:table-cell>
          <table:table-cell table:formula="of:=[.D104]-[.C104]" office:value-type="float" office:value="99.1958720533614" calcext:value-type="float">
            <text:p>99,1958720534</text:p>
          </table:table-cell>
          <table:table-cell table:formula="of:=[.D104]-[.D92]"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05" calcext:value-type="float">
            <text:p>105</text:p>
          </table:table-cell>
          <table:table-cell table:formula="of:=COM.MICROSOFT.STDEV.S([.B94:.B105])" office:value-type="float" office:value="19.4521557580738" calcext:value-type="float">
            <text:p>19,4521557581</text:p>
          </table:table-cell>
          <table:table-cell table:formula="of:=AVERAGE([.B94:.B105])" office:value-type="float" office:value="117.75" calcext:value-type="float">
            <text:p>117,75</text:p>
          </table:table-cell>
          <table:table-cell table:formula="of:=[.D105]-[.C105]" office:value-type="float" office:value="98.2978442419262" calcext:value-type="float">
            <text:p>98,2978442419</text:p>
          </table:table-cell>
          <table:table-cell table:formula="of:=[.D105]-[.D93]" office:value-type="float" office:value="3.75" calcext:value-type="float">
            <text:p>3,75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4" calcext:value-type="float">
            <text:p>84</text:p>
          </table:table-cell>
          <table:table-cell table:formula="of:=COM.MICROSOFT.STDEV.S([.B95:.B106])" office:value-type="float" office:value="21.5364384664267" calcext:value-type="float">
            <text:p>21,5364384664</text:p>
          </table:table-cell>
          <table:table-cell table:formula="of:=AVERAGE([.B95:.B106])" office:value-type="float" office:value="116" calcext:value-type="float">
            <text:p>116</text:p>
          </table:table-cell>
          <table:table-cell table:formula="of:=[.D106]-[.C106]" office:value-type="float" office:value="94.4635615335733" calcext:value-type="float">
            <text:p>94,4635615336</text:p>
          </table:table-cell>
          <table:table-cell table:formula="of:=[.D106]-[.D94]" office:value-type="float" office:value="3.25" calcext:value-type="float">
            <text:p>3,25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7" calcext:value-type="float">
            <text:p>87</text:p>
          </table:table-cell>
          <table:table-cell table:formula="of:=COM.MICROSOFT.STDEV.S([.B96:.B107])" office:value-type="float" office:value="21.2189166604335" calcext:value-type="float">
            <text:p>21,2189166604</text:p>
          </table:table-cell>
          <table:table-cell table:formula="of:=AVERAGE([.B96:.B107])" office:value-type="float" office:value="111.333333333333" calcext:value-type="float">
            <text:p>111,3333333333</text:p>
          </table:table-cell>
          <table:table-cell table:formula="of:=[.D107]-[.C107]" office:value-type="float" office:value="90.1144166728998" calcext:value-type="float">
            <text:p>90,1144166729</text:p>
          </table:table-cell>
          <table:table-cell table:formula="of:=[.D107]-[.D95]" office:value-type="float" office:value="-3.25" calcext:value-type="float">
            <text:p>-3,25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90" calcext:value-type="float">
            <text:p>90</text:p>
          </table:table-cell>
          <table:table-cell table:formula="of:=COM.MICROSOFT.STDEV.S([.B97:.B108])" office:value-type="float" office:value="17.8993397542022" calcext:value-type="float">
            <text:p>17,8993397542</text:p>
          </table:table-cell>
          <table:table-cell table:formula="of:=AVERAGE([.B97:.B108])" office:value-type="float" office:value="106.25" calcext:value-type="float">
            <text:p>106,25</text:p>
          </table:table-cell>
          <table:table-cell table:formula="of:=[.D108]-[.C108]" office:value-type="float" office:value="88.3506602457978" calcext:value-type="float">
            <text:p>88,3506602458</text:p>
          </table:table-cell>
          <table:table-cell table:formula="of:=[.D108]-[.D96]" office:value-type="float" office:value="-11.5" calcext:value-type="float">
            <text:p>-11,5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81" calcext:value-type="float">
            <text:p>81</text:p>
          </table:table-cell>
          <table:table-cell table:formula="of:=COM.MICROSOFT.STDEV.S([.B98:.B109])" office:value-type="float" office:value="18.6130859799489" calcext:value-type="float">
            <text:p>18,6130859799</text:p>
          </table:table-cell>
          <table:table-cell table:formula="of:=AVERAGE([.B98:.B109])" office:value-type="float" office:value="102.916666666667" calcext:value-type="float">
            <text:p>102,9166666667</text:p>
          </table:table-cell>
          <table:table-cell table:formula="of:=[.D109]-[.C109]" office:value-type="float" office:value="84.3035806867178" calcext:value-type="float">
            <text:p>84,3035806867</text:p>
          </table:table-cell>
          <table:table-cell table:formula="of:=[.D109]-[.D97]" office:value-type="float" office:value="-15.1666666666667" calcext:value-type="float">
            <text:p>-15,1666666667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6" calcext:value-type="float">
            <text:p>116</text:p>
          </table:table-cell>
          <table:table-cell table:formula="of:=COM.MICROSOFT.STDEV.S([.B99:.B110])" office:value-type="float" office:value="18.5464200580516" calcext:value-type="float">
            <text:p>18,5464200581</text:p>
          </table:table-cell>
          <table:table-cell table:formula="of:=AVERAGE([.B99:.B110])" office:value-type="float" office:value="102.833333333333" calcext:value-type="float">
            <text:p>102,8333333333</text:p>
          </table:table-cell>
          <table:table-cell table:formula="of:=[.D110]-[.C110]" office:value-type="float" office:value="84.2869132752818" calcext:value-type="float">
            <text:p>84,2869132753</text:p>
          </table:table-cell>
          <table:table-cell table:formula="of:=[.D110]-[.D98]" office:value-type="float" office:value="-14.75" calcext:value-type="float">
            <text:p>-14,75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49" calcext:value-type="float">
            <text:p>549</text:p>
          </table:table-cell>
          <table:table-cell table:formula="of:=COM.MICROSOFT.STDEV.S([.B100:.B111])" office:value-type="float" office:value="130.508417236962" calcext:value-type="float">
            <text:p>130,508417237</text:p>
          </table:table-cell>
          <table:table-cell table:formula="of:=AVERAGE([.B100:.B111])" office:value-type="float" office:value="136.083333333333" calcext:value-type="float">
            <text:p>136,0833333333</text:p>
          </table:table-cell>
          <table:table-cell table:formula="of:=[.D111]-[.C111]" office:value-type="float" office:value="5.57491609637134" calcext:value-type="float">
            <text:p>5,5749160964</text:p>
          </table:table-cell>
          <table:table-cell table:formula="of:=[.D111]-[.D99]" office:value-type="float" office:value="16.9166666666667" calcext:value-type="float">
            <text:p>16,91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99" calcext:value-type="float">
            <text:p>399</text:p>
          </table:table-cell>
          <table:table-cell table:formula="of:=COM.MICROSOFT.STDEV.S([.B101:.B112])" office:value-type="float" office:value="150.312074355222" calcext:value-type="float">
            <text:p>150,3120743552</text:p>
          </table:table-cell>
          <table:table-cell table:formula="of:=AVERAGE([.B101:.B112])" office:value-type="float" office:value="160.416666666667" calcext:value-type="float">
            <text:p>160,4166666667</text:p>
          </table:table-cell>
          <table:table-cell table:formula="of:=[.D112]-[.C112]" office:value-type="float" office:value="10.1045923114449" calcext:value-type="float">
            <text:p>10,1045923114</text:p>
          </table:table-cell>
          <table:table-cell table:formula="of:=[.D112]-[.D100]" office:value-type="float" office:value="42.3333333333333" calcext:value-type="float">
            <text:p>42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36" calcext:value-type="float">
            <text:p>336</text:p>
          </table:table-cell>
          <table:table-cell table:formula="of:=COM.MICROSOFT.STDEV.S([.B102:.B113])" office:value-type="float" office:value="156.885670589648" calcext:value-type="float">
            <text:p>156,8856705896</text:p>
          </table:table-cell>
          <table:table-cell table:formula="of:=AVERAGE([.B102:.B113])" office:value-type="float" office:value="180.25" calcext:value-type="float">
            <text:p>180,25</text:p>
          </table:table-cell>
          <table:table-cell table:formula="of:=[.D113]-[.C113]" office:value-type="float" office:value="23.3643294103517" calcext:value-type="float">
            <text:p>23,3643294104</text:p>
          </table:table-cell>
          <table:table-cell table:formula="of:=[.D113]-[.D101]" office:value-type="float" office:value="62.4166666666667" calcext:value-type="float">
            <text:p>62,4166666667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55" calcext:value-type="float">
            <text:p>255</text:p>
          </table:table-cell>
          <table:table-cell table:formula="of:=COM.MICROSOFT.STDEV.S([.B103:.B114])" office:value-type="float" office:value="156.056419479001" calcext:value-type="float">
            <text:p>156,056419479</text:p>
          </table:table-cell>
          <table:table-cell table:formula="of:=AVERAGE([.B103:.B114])" office:value-type="float" office:value="193.166666666667" calcext:value-type="float">
            <text:p>193,1666666667</text:p>
          </table:table-cell>
          <table:table-cell table:formula="of:=[.D114]-[.C114]" office:value-type="float" office:value="37.1102471876652" calcext:value-type="float">
            <text:p>37,1102471877</text:p>
          </table:table-cell>
          <table:table-cell table:formula="of:=[.D114]-[.D102]" office:value-type="float" office:value="76.25" calcext:value-type="float">
            <text:p>76,25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80" calcext:value-type="float">
            <text:p>280</text:p>
          </table:table-cell>
          <table:table-cell table:formula="of:=COM.MICROSOFT.STDEV.S([.B104:.B115])" office:value-type="float" office:value="155.648107387573" calcext:value-type="float">
            <text:p>155,6481073876</text:p>
          </table:table-cell>
          <table:table-cell table:formula="of:=AVERAGE([.B104:.B115])" office:value-type="float" office:value="207.166666666667" calcext:value-type="float">
            <text:p>207,1666666667</text:p>
          </table:table-cell>
          <table:table-cell table:formula="of:=[.D115]-[.C115]" office:value-type="float" office:value="51.518559279094" calcext:value-type="float">
            <text:p>51,5185592791</text:p>
          </table:table-cell>
          <table:table-cell table:formula="of:=[.D115]-[.D103]" office:value-type="float" office:value="89.3333333333333" calcext:value-type="float">
            <text:p>89,3333333333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14" calcext:value-type="float">
            <text:p>214</text:p>
          </table:table-cell>
          <table:table-cell table:formula="of:=COM.MICROSOFT.STDEV.S([.B105:.B116])" office:value-type="float" office:value="152.221330086599" calcext:value-type="float">
            <text:p>152,2213300866</text:p>
          </table:table-cell>
          <table:table-cell table:formula="of:=AVERAGE([.B105:.B116])" office:value-type="float" office:value="216.333333333333" calcext:value-type="float">
            <text:p>216,3333333333</text:p>
          </table:table-cell>
          <table:table-cell table:formula="of:=[.D116]-[.C116]" office:value-type="float" office:value="64.1120032467343" calcext:value-type="float">
            <text:p>64,1120032467</text:p>
          </table:table-cell>
          <table:table-cell table:formula="of:=[.D116]-[.D104]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61" calcext:value-type="float">
            <text:p>361</text:p>
          </table:table-cell>
          <table:table-cell table:formula="of:=COM.MICROSOFT.STDEV.S([.B106:.B117])" office:value-type="float" office:value="153.135907156376" calcext:value-type="float">
            <text:p>153,1359071564</text:p>
          </table:table-cell>
          <table:table-cell table:formula="of:=AVERAGE([.B106:.B117])" office:value-type="float" office:value="237.666666666667" calcext:value-type="float">
            <text:p>237,6666666667</text:p>
          </table:table-cell>
          <table:table-cell table:formula="of:=[.D117]-[.C117]" office:value-type="float" office:value="84.5307595102912" calcext:value-type="float">
            <text:p>84,5307595103</text:p>
          </table:table-cell>
          <table:table-cell table:formula="of:=[.D117]-[.D105]" office:value-type="float" office:value="119.916666666667" calcext:value-type="float">
            <text:p>119,9166666667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92" calcext:value-type="float">
            <text:p>192</text:p>
          </table:table-cell>
          <table:table-cell table:formula="of:=COM.MICROSOFT.STDEV.S([.B107:.B118])" office:value-type="float" office:value="146.304994840065" calcext:value-type="float">
            <text:p>146,3049948401</text:p>
          </table:table-cell>
          <table:table-cell table:formula="of:=AVERAGE([.B107:.B118])" office:value-type="float" office:value="246.666666666667" calcext:value-type="float">
            <text:p>246,6666666667</text:p>
          </table:table-cell>
          <table:table-cell table:formula="of:=[.D118]-[.C118]" office:value-type="float" office:value="100.361671826601" calcext:value-type="float">
            <text:p>100,3616718266</text:p>
          </table:table-cell>
          <table:table-cell table:formula="of:=[.D118]-[.D106]" office:value-type="float" office:value="130.666666666667" calcext:value-type="float">
            <text:p>130,666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866" calcext:value-type="float">
            <text:p>1866</text:p>
          </table:table-cell>
          <table:table-cell table:formula="of:=COM.MICROSOFT.STDEV.S([.B108:.B119])" office:value-type="float" office:value="483.21526509853" calcext:value-type="float">
            <text:p>483,2152650985</text:p>
          </table:table-cell>
          <table:table-cell table:formula="of:=AVERAGE([.B108:.B119])" office:value-type="float" office:value="394.916666666667" calcext:value-type="float">
            <text:p>394,9166666667</text:p>
          </table:table-cell>
          <table:table-cell table:formula="of:=[.D119]-[.C119]" office:value-type="float" office:value="-88.2985984318631" calcext:value-type="float">
            <text:p>-88,2985984319</text:p>
          </table:table-cell>
          <table:table-cell table:formula="of:=[.D119]-[.D107]" office:value-type="float" office:value="283.583333333333" calcext:value-type="float">
            <text:p>283,5833333333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02" calcext:value-type="float">
            <text:p>202</text:p>
          </table:table-cell>
          <table:table-cell table:formula="of:=COM.MICROSOFT.STDEV.S([.B109:.B120])" office:value-type="float" office:value="477.842143009973" calcext:value-type="float">
            <text:p>477,84214301</text:p>
          </table:table-cell>
          <table:table-cell table:formula="of:=AVERAGE([.B109:.B120])" office:value-type="float" office:value="404.25" calcext:value-type="float">
            <text:p>404,25</text:p>
          </table:table-cell>
          <table:table-cell table:formula="of:=[.D120]-[.C120]" office:value-type="float" office:value="-73.5921430099731" calcext:value-type="float">
            <text:p>-73,59214301</text:p>
          </table:table-cell>
          <table:table-cell table:formula="of:=[.D120]-[.D108]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10:.B121])" office:value-type="float" office:value="474.199293226982" calcext:value-type="float">
            <text:p>474,199293227</text:p>
          </table:table-cell>
          <table:table-cell table:formula="of:=AVERAGE([.B110:.B121])" office:value-type="float" office:value="409.666666666667" calcext:value-type="float">
            <text:p>409,6666666667</text:p>
          </table:table-cell>
          <table:table-cell table:formula="of:=[.D121]-[.C121]" office:value-type="float" office:value="-64.5326265603158" calcext:value-type="float">
            <text:p>-64,5326265603</text:p>
          </table:table-cell>
          <table:table-cell table:formula="of:=[.D121]-[.D109]" office:value-type="float" office:value="306.75" calcext:value-type="float">
            <text:p>306,75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120" calcext:value-type="float">
            <text:p>4120</text:p>
          </table:table-cell>
          <table:table-cell table:formula="of:=COM.MICROSOFT.STDEV.S([.B111:.B122])" office:value-type="float" office:value="1160.6364502707" calcext:value-type="float">
            <text:p>1160,6364502707</text:p>
          </table:table-cell>
          <table:table-cell table:formula="of:=AVERAGE([.B111:.B122])" office:value-type="float" office:value="743.333333333333" calcext:value-type="float">
            <text:p>743,3333333333</text:p>
          </table:table-cell>
          <table:table-cell table:formula="of:=[.D122]-[.C122]" office:value-type="float" office:value="-417.303116937366" calcext:value-type="float">
            <text:p>-417,3031169374</text:p>
          </table:table-cell>
          <table:table-cell table:formula="of:=[.D122]-[.D110]" office:value-type="float" office:value="640.5" calcext:value-type="float">
            <text:p>640,5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959" calcext:value-type="float">
            <text:p>4959</text:p>
          </table:table-cell>
          <table:table-cell table:formula="of:=COM.MICROSOFT.STDEV.S([.B112:.B123])" office:value-type="float" office:value="1676.88162065692" calcext:value-type="float">
            <text:p>1676,8816206569</text:p>
          </table:table-cell>
          <table:table-cell table:formula="of:=AVERAGE([.B112:.B123])" office:value-type="float" office:value="1110.83333333333" calcext:value-type="float">
            <text:p>1110,8333333333</text:p>
          </table:table-cell>
          <table:table-cell table:formula="of:=[.D123]-[.C123]" office:value-type="float" office:value="-566.048287323584" calcext:value-type="float">
            <text:p>-566,0482873236</text:p>
          </table:table-cell>
          <table:table-cell table:formula="of:=[.D123]-[.D111]" office:value-type="float" office:value="974.75" calcext:value-type="float">
            <text:p>974,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277" calcext:value-type="float">
            <text:p>3277</text:p>
          </table:table-cell>
          <table:table-cell table:formula="of:=COM.MICROSOFT.STDEV.S([.B113:.B124])" office:value-type="float" office:value="1769.0927995256" calcext:value-type="float">
            <text:p>1769,0927995256</text:p>
          </table:table-cell>
          <table:table-cell table:formula="of:=AVERAGE([.B113:.B124])" office:value-type="float" office:value="1350.66666666667" calcext:value-type="float">
            <text:p>1350,6666666667</text:p>
          </table:table-cell>
          <table:table-cell table:formula="of:=[.D124]-[.C124]" office:value-type="float" office:value="-418.426132858936" calcext:value-type="float">
            <text:p>-418,4261328589</text:p>
          </table:table-cell>
          <table:table-cell table:formula="of:=[.D124]-[.D112]" office:value-type="float" office:value="1190.25" calcext:value-type="float">
            <text:p>1190,25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071" calcext:value-type="float">
            <text:p>1071</text:p>
          </table:table-cell>
          <table:table-cell table:formula="of:=COM.MICROSOFT.STDEV.S([.B114:.B125])" office:value-type="float" office:value="1743.30482695855" calcext:value-type="float">
            <text:p>1743,3048269586</text:p>
          </table:table-cell>
          <table:table-cell table:formula="of:=AVERAGE([.B114:.B125])" office:value-type="float" office:value="1411.91666666667" calcext:value-type="float">
            <text:p>1411,9166666667</text:p>
          </table:table-cell>
          <table:table-cell table:formula="of:=[.D125]-[.C125]" office:value-type="float" office:value="-331.38816029188" calcext:value-type="float">
            <text:p>-331,3881602919</text:p>
          </table:table-cell>
          <table:table-cell table:formula="of:=[.D125]-[.D113]" office:value-type="float" office:value="1231.66666666667" calcext:value-type="float">
            <text:p>1231,6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311" calcext:value-type="float">
            <text:p>311</text:p>
          </table:table-cell>
          <table:table-cell table:formula="of:=COM.MICROSOFT.STDEV.S([.B115:.B126])" office:value-type="float" office:value="1739.99814306763" calcext:value-type="float">
            <text:p>1739,9981430676</text:p>
          </table:table-cell>
          <table:table-cell table:formula="of:=AVERAGE([.B115:.B126])" office:value-type="float" office:value="1416.58333333333" calcext:value-type="float">
            <text:p>1416,5833333333</text:p>
          </table:table-cell>
          <table:table-cell table:formula="of:=[.D126]-[.C126]" office:value-type="float" office:value="-323.414809734293" calcext:value-type="float">
            <text:p>-323,4148097343</text:p>
          </table:table-cell>
          <table:table-cell table:formula="of:=[.D126]-[.D114]" office:value-type="float" office:value="1223.41666666667" calcext:value-type="float">
            <text:p>1223,41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5941" calcext:value-type="float">
            <text:p>5941</text:p>
          </table:table-cell>
          <table:table-cell table:formula="of:=COM.MICROSOFT.STDEV.S([.B116:.B127])" office:value-type="float" office:value="2127.98403673666" calcext:value-type="float">
            <text:p>2127,9840367367</text:p>
          </table:table-cell>
          <table:table-cell table:formula="of:=AVERAGE([.B116:.B127])" office:value-type="float" office:value="1888.33333333333" calcext:value-type="float">
            <text:p>1888,3333333333</text:p>
          </table:table-cell>
          <table:table-cell table:formula="of:=[.D127]-[.C127]" office:value-type="float" office:value="-239.650703403329" calcext:value-type="float">
            <text:p>-239,6507034033</text:p>
          </table:table-cell>
          <table:table-cell table:formula="of:=[.D127]-[.D115]" office:value-type="float" office:value="1681.16666666667" calcext:value-type="float">
            <text:p>1681,1666666667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64" calcext:value-type="float">
            <text:p>5464</text:p>
          </table:table-cell>
          <table:table-cell table:formula="of:=COM.MICROSOFT.STDEV.S([.B117:.B128])" office:value-type="float" office:value="2286.25540740285" calcext:value-type="float">
            <text:p>2286,2554074029</text:p>
          </table:table-cell>
          <table:table-cell table:formula="of:=AVERAGE([.B117:.B128])" office:value-type="float" office:value="2325.83333333333" calcext:value-type="float">
            <text:p>2325,8333333333</text:p>
          </table:table-cell>
          <table:table-cell table:formula="of:=[.D128]-[.C128]" office:value-type="float" office:value="39.57792593048" calcext:value-type="float">
            <text:p>39,5779259305</text:p>
          </table:table-cell>
          <table:table-cell table:formula="of:=[.D128]-[.D116]" office:value-type="float" office:value="2109.5" calcext:value-type="float">
            <text:p>2109,5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021" calcext:value-type="float">
            <text:p>7021</text:p>
          </table:table-cell>
          <table:table-cell table:formula="of:=COM.MICROSOFT.STDEV.S([.B118:.B129])" office:value-type="float" office:value="2558.13002844348" calcext:value-type="float">
            <text:p>2558,1300284435</text:p>
          </table:table-cell>
          <table:table-cell table:formula="of:=AVERAGE([.B118:.B129])" office:value-type="float" office:value="2880.83333333333" calcext:value-type="float">
            <text:p>2880,8333333333</text:p>
          </table:table-cell>
          <table:table-cell table:formula="of:=[.D129]-[.C129]" office:value-type="float" office:value="322.703304889853" calcext:value-type="float">
            <text:p>322,7033048899</text:p>
          </table:table-cell>
          <table:table-cell table:formula="of:=[.D129]-[.D117]" office:value-type="float" office:value="2643.16666666667" calcext:value-type="float">
            <text:p>2643,1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483" calcext:value-type="float">
            <text:p>1483</text:p>
          </table:table-cell>
          <table:table-cell table:formula="of:=COM.MICROSOFT.STDEV.S([.B119:.B130])" office:value-type="float" office:value="2460.03593685256" calcext:value-type="float">
            <text:p>2460,0359368526</text:p>
          </table:table-cell>
          <table:table-cell table:formula="of:=AVERAGE([.B119:.B130])" office:value-type="float" office:value="2988.41666666667" calcext:value-type="float">
            <text:p>2988,4166666667</text:p>
          </table:table-cell>
          <table:table-cell table:formula="of:=[.D130]-[.C130]" office:value-type="float" office:value="528.380729814105" calcext:value-type="float">
            <text:p>528,3807298141</text:p>
          </table:table-cell>
          <table:table-cell table:formula="of:=[.D130]-[.D118]" office:value-type="float" office:value="2741.75" calcext:value-type="float">
            <text:p>2741,75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28" calcext:value-type="float">
            <text:p>228</text:p>
          </table:table-cell>
          <table:table-cell table:formula="of:=COM.MICROSOFT.STDEV.S([.B120:.B131])" office:value-type="float" office:value="2570.92199444385" calcext:value-type="float">
            <text:p>2570,9219944439</text:p>
          </table:table-cell>
          <table:table-cell table:formula="of:=AVERAGE([.B120:.B131])" office:value-type="float" office:value="2851.91666666667" calcext:value-type="float">
            <text:p>2851,9166666667</text:p>
          </table:table-cell>
          <table:table-cell table:formula="of:=[.D131]-[.C131]" office:value-type="float" office:value="280.994672222815" calcext:value-type="float">
            <text:p>280,9946722228</text:p>
          </table:table-cell>
          <table:table-cell table:formula="of:=[.D131]-[.D119]" office:value-type="float" office:value="2457" calcext:value-type="float">
            <text:p>245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30" calcext:value-type="float">
            <text:p>130</text:p>
          </table:table-cell>
          <table:table-cell table:formula="of:=COM.MICROSOFT.STDEV.S([.B121:.B132])" office:value-type="float" office:value="2577.74353256816" calcext:value-type="float">
            <text:p>2577,7435325682</text:p>
          </table:table-cell>
          <table:table-cell table:formula="of:=AVERAGE([.B121:.B132])" office:value-type="float" office:value="2845.91666666667" calcext:value-type="float">
            <text:p>2845,9166666667</text:p>
          </table:table-cell>
          <table:table-cell table:formula="of:=[.D132]-[.C132]" office:value-type="float" office:value="268.173134098508" calcext:value-type="float">
            <text:p>268,1731340985</text:p>
          </table:table-cell>
          <table:table-cell table:formula="of:=[.D132]-[.D120]" office:value-type="float" office:value="2441.66666666667" calcext:value-type="float">
            <text:p>2441,6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93" calcext:value-type="float">
            <text:p>193</text:p>
          </table:table-cell>
          <table:table-cell table:formula="of:=COM.MICROSOFT.STDEV.S([.B122:.B133])" office:value-type="float" office:value="2573.30017446057" calcext:value-type="float">
            <text:p>2573,3001744606</text:p>
          </table:table-cell>
          <table:table-cell table:formula="of:=AVERAGE([.B122:.B133])" office:value-type="float" office:value="2849.83333333333" calcext:value-type="float">
            <text:p>2849,8333333333</text:p>
          </table:table-cell>
          <table:table-cell table:formula="of:=[.D133]-[.C133]" office:value-type="float" office:value="276.533158872766" calcext:value-type="float">
            <text:p>276,5331588728</text:p>
          </table:table-cell>
          <table:table-cell table:formula="of:=[.D133]-[.D121]" office:value-type="float" office:value="2440.16666666667" calcext:value-type="float">
            <text:p>2440,166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94" calcext:value-type="float">
            <text:p>94</text:p>
          </table:table-cell>
          <table:table-cell table:formula="of:=COM.MICROSOFT.STDEV.S([.B123:.B134])" office:value-type="float" office:value="2653.83397895927" calcext:value-type="float">
            <text:p>2653,8339789593</text:p>
          </table:table-cell>
          <table:table-cell table:formula="of:=AVERAGE([.B123:.B134])" office:value-type="float" office:value="2514.33333333333" calcext:value-type="float">
            <text:p>2514,3333333333</text:p>
          </table:table-cell>
          <table:table-cell table:formula="of:=[.D134]-[.C134]" office:value-type="float" office:value="-139.500645625936" calcext:value-type="float">
            <text:p>-139,5006456259</text:p>
          </table:table-cell>
          <table:table-cell table:formula="of:=[.D134]-[.D122]" office:value-type="float" office:value="1771" calcext:value-type="float">
            <text:p>1771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24:.B135])" office:value-type="float" office:value="2616.87210928689" calcext:value-type="float">
            <text:p>2616,8721092869</text:p>
          </table:table-cell>
          <table:table-cell table:formula="of:=AVERAGE([.B124:.B135])" office:value-type="float" office:value="2110" calcext:value-type="float">
            <text:p>2110</text:p>
          </table:table-cell>
          <table:table-cell table:formula="of:=[.D135]-[.C135]" office:value-type="float" office:value="-506.872109286894" calcext:value-type="float">
            <text:p>-506,8721092869</text:p>
          </table:table-cell>
          <table:table-cell table:formula="of:=[.D135]-[.D123]" office:value-type="float" office:value="999.166666666667" calcext:value-type="float">
            <text:p>999,1666666667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1" calcext:value-type="float">
            <text:p>91</text:p>
          </table:table-cell>
          <table:table-cell table:formula="of:=COM.MICROSOFT.STDEV.S([.B125:.B136])" office:value-type="float" office:value="2649.13030325735" calcext:value-type="float">
            <text:p>2649,1303032574</text:p>
          </table:table-cell>
          <table:table-cell table:formula="of:=AVERAGE([.B125:.B136])" office:value-type="float" office:value="1844.5" calcext:value-type="float">
            <text:p>1844,5</text:p>
          </table:table-cell>
          <table:table-cell table:formula="of:=[.D136]-[.C136]" office:value-type="float" office:value="-804.630303257347" calcext:value-type="float">
            <text:p>-804,6303032573</text:p>
          </table:table-cell>
          <table:table-cell table:formula="of:=[.D136]-[.D124]" office:value-type="float" office:value="493.833333333333" calcext:value-type="float">
            <text:p>493,83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92" calcext:value-type="float">
            <text:p>92</text:p>
          </table:table-cell>
          <table:table-cell table:formula="of:=COM.MICROSOFT.STDEV.S([.B126:.B137])" office:value-type="float" office:value="2689.8781472345" calcext:value-type="float">
            <text:p>2689,8781472345</text:p>
          </table:table-cell>
          <table:table-cell table:formula="of:=AVERAGE([.B126:.B137])" office:value-type="float" office:value="1762.91666666667" calcext:value-type="float">
            <text:p>1762,9166666667</text:p>
          </table:table-cell>
          <table:table-cell table:formula="of:=[.D137]-[.C137]" office:value-type="float" office:value="-926.961480567831" calcext:value-type="float">
            <text:p>-926,9614805678</text:p>
          </table:table-cell>
          <table:table-cell table:formula="of:=[.D137]-[.D125]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27:.B138])" office:value-type="float" office:value="2700.51205441868" calcext:value-type="float">
            <text:p>2700,5120544187</text:p>
          </table:table-cell>
          <table:table-cell table:formula="of:=AVERAGE([.B127:.B138])" office:value-type="float" office:value="1745.91666666667" calcext:value-type="float">
            <text:p>1745,9166666667</text:p>
          </table:table-cell>
          <table:table-cell table:formula="of:=[.D138]-[.C138]" office:value-type="float" office:value="-954.595387752014" calcext:value-type="float">
            <text:p>-954,595387752</text:p>
          </table:table-cell>
          <table:table-cell table:formula="of:=[.D138]-[.D126]" office:value-type="float" office:value="329.333333333333" calcext:value-type="float">
            <text:p>329,3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425" calcext:value-type="float">
            <text:p>1425</text:p>
          </table:table-cell>
          <table:table-cell table:formula="of:=COM.MICROSOFT.STDEV.S([.B128:.B139])" office:value-type="float" office:value="2355.36449440743" calcext:value-type="float">
            <text:p>2355,3644944074</text:p>
          </table:table-cell>
          <table:table-cell table:formula="of:=AVERAGE([.B128:.B139])" office:value-type="float" office:value="1369.58333333333" calcext:value-type="float">
            <text:p>1369,5833333333</text:p>
          </table:table-cell>
          <table:table-cell table:formula="of:=[.D139]-[.C139]" office:value-type="float" office:value="-985.781161074094" calcext:value-type="float">
            <text:p>-985,7811610741</text:p>
          </table:table-cell>
          <table:table-cell table:formula="of:=[.D139]-[.D127]" office:value-type="float" office:value="-518.75" calcext:value-type="float">
            <text:p>-518,75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252" calcext:value-type="float">
            <text:p>4252</text:p>
          </table:table-cell>
          <table:table-cell table:formula="of:=COM.MICROSOFT.STDEV.S([.B129:.B140])" office:value-type="float" office:value="2183.55063052374" calcext:value-type="float">
            <text:p>2183,5506305237</text:p>
          </table:table-cell>
          <table:table-cell table:formula="of:=AVERAGE([.B129:.B140])" office:value-type="float" office:value="1268.58333333333" calcext:value-type="float">
            <text:p>1268,5833333333</text:p>
          </table:table-cell>
          <table:table-cell table:formula="of:=[.D140]-[.C140]" office:value-type="float" office:value="-914.967297190403" calcext:value-type="float">
            <text:p>-914,9672971904</text:p>
          </table:table-cell>
          <table:table-cell table:formula="of:=[.D140]-[.D128]" office:value-type="float" office:value="-1057.25" calcext:value-type="float">
            <text:p>-1057,25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006" calcext:value-type="float">
            <text:p>3006</text:p>
          </table:table-cell>
          <table:table-cell table:formula="of:=COM.MICROSOFT.STDEV.S([.B130:.B141])" office:value-type="float" office:value="1382.74410963391" calcext:value-type="float">
            <text:p>1382,7441096339</text:p>
          </table:table-cell>
          <table:table-cell table:formula="of:=AVERAGE([.B130:.B141])" office:value-type="float" office:value="934" calcext:value-type="float">
            <text:p>934</text:p>
          </table:table-cell>
          <table:table-cell table:formula="of:=[.D141]-[.C141]" office:value-type="float" office:value="-448.744109633909" calcext:value-type="float">
            <text:p>-448,7441096339</text:p>
          </table:table-cell>
          <table:table-cell table:formula="of:=[.D141]-[.D129]" office:value-type="float" office:value="-1946.83333333333" calcext:value-type="float">
            <text:p>-1946,8333333333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755" calcext:value-type="float">
            <text:p>1755</text:p>
          </table:table-cell>
          <table:table-cell table:formula="of:=COM.MICROSOFT.STDEV.S([.B131:.B142])" office:value-type="float" office:value="1394.73909800907" calcext:value-type="float">
            <text:p>1394,7390980091</text:p>
          </table:table-cell>
          <table:table-cell table:formula="of:=AVERAGE([.B131:.B142])" office:value-type="float" office:value="956.666666666667" calcext:value-type="float">
            <text:p>956,6666666667</text:p>
          </table:table-cell>
          <table:table-cell table:formula="of:=[.D142]-[.C142]" office:value-type="float" office:value="-438.072431342402" calcext:value-type="float">
            <text:p>-438,0724313424</text:p>
          </table:table-cell>
          <table:table-cell table:formula="of:=[.D142]-[.D130]" office:value-type="float" office:value="-2031.75" calcext:value-type="float">
            <text:p>-2031,75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8" calcext:value-type="float">
            <text:p>88</text:p>
          </table:table-cell>
          <table:table-cell table:formula="of:=COM.MICROSOFT.STDEV.S([.B132:.B143])" office:value-type="float" office:value="1401.95519316288" calcext:value-type="float">
            <text:p>1401,9551931629</text:p>
          </table:table-cell>
          <table:table-cell table:formula="of:=AVERAGE([.B132:.B143])" office:value-type="float" office:value="945" calcext:value-type="float">
            <text:p>945</text:p>
          </table:table-cell>
          <table:table-cell table:formula="of:=[.D143]-[.C143]" office:value-type="float" office:value="-456.955193162878" calcext:value-type="float">
            <text:p>-456,9551931629</text:p>
          </table:table-cell>
          <table:table-cell table:formula="of:=[.D143]-[.D131]" office:value-type="float" office:value="-1906.91666666667" calcext:value-type="float">
            <text:p>-1906,91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89" calcext:value-type="float">
            <text:p>89</text:p>
          </table:table-cell>
          <table:table-cell table:formula="of:=COM.MICROSOFT.STDEV.S([.B133:.B144])" office:value-type="float" office:value="1404.17018253314" calcext:value-type="float">
            <text:p>1404,1701825331</text:p>
          </table:table-cell>
          <table:table-cell table:formula="of:=AVERAGE([.B133:.B144])" office:value-type="float" office:value="941.583333333333" calcext:value-type="float">
            <text:p>941,5833333333</text:p>
          </table:table-cell>
          <table:table-cell table:formula="of:=[.D144]-[.C144]" office:value-type="float" office:value="-462.586849199807" calcext:value-type="float">
            <text:p>-462,5868491998</text:p>
          </table:table-cell>
          <table:table-cell table:formula="of:=[.D144]-[.D132]" office:value-type="float" office:value="-1904.33333333333" calcext:value-type="float">
            <text:p>-1904,333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3" calcext:value-type="float">
            <text:p>73</text:p>
          </table:table-cell>
          <table:table-cell table:formula="of:=COM.MICROSOFT.STDEV.S([.B134:.B145])" office:value-type="float" office:value="1410.39945717087" calcext:value-type="float">
            <text:p>1410,3994571709</text:p>
          </table:table-cell>
          <table:table-cell table:formula="of:=AVERAGE([.B134:.B145])" office:value-type="float" office:value="931.583333333333" calcext:value-type="float">
            <text:p>931,5833333333</text:p>
          </table:table-cell>
          <table:table-cell table:formula="of:=[.D145]-[.C145]" office:value-type="float" office:value="-478.816123837534" calcext:value-type="float">
            <text:p>-478,8161238375</text:p>
          </table:table-cell>
          <table:table-cell table:formula="of:=[.D145]-[.D133]" office:value-type="float" office:value="-1918.25" calcext:value-type="float">
            <text:p>-1918,25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35:.B146])" office:value-type="float" office:value="1409.96938232392" calcext:value-type="float">
            <text:p>1409,9693823239</text:p>
          </table:table-cell>
          <table:table-cell table:formula="of:=AVERAGE([.B135:.B146])" office:value-type="float" office:value="932.25" calcext:value-type="float">
            <text:p>932,25</text:p>
          </table:table-cell>
          <table:table-cell table:formula="of:=[.D146]-[.C146]" office:value-type="float" office:value="-477.719382323925" calcext:value-type="float">
            <text:p>-477,7193823239</text:p>
          </table:table-cell>
          <table:table-cell table:formula="of:=[.D146]-[.D134]" office:value-type="float" office:value="-1582.08333333333" calcext:value-type="float">
            <text:p>-1582,08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36:.B147])" office:value-type="float" office:value="1410.1292655124" calcext:value-type="float">
            <text:p>1410,1292655124</text:p>
          </table:table-cell>
          <table:table-cell table:formula="of:=AVERAGE([.B136:.B147])" office:value-type="float" office:value="932" calcext:value-type="float">
            <text:p>932</text:p>
          </table:table-cell>
          <table:table-cell table:formula="of:=[.D147]-[.C147]" office:value-type="float" office:value="-478.129265512402" calcext:value-type="float">
            <text:p>-478,1292655124</text:p>
          </table:table-cell>
          <table:table-cell table:formula="of:=[.D147]-[.D135]" office:value-type="float" office:value="-1178" calcext:value-type="float">
            <text:p>-1178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01" calcext:value-type="float">
            <text:p>101</text:p>
          </table:table-cell>
          <table:table-cell table:formula="of:=COM.MICROSOFT.STDEV.S([.B137:.B148])" office:value-type="float" office:value="1409.58993607318" calcext:value-type="float">
            <text:p>1409,5899360732</text:p>
          </table:table-cell>
          <table:table-cell table:formula="of:=AVERAGE([.B137:.B148])" office:value-type="float" office:value="932.833333333333" calcext:value-type="float">
            <text:p>932,8333333333</text:p>
          </table:table-cell>
          <table:table-cell table:formula="of:=[.D148]-[.C148]" office:value-type="float" office:value="-476.756602739845" calcext:value-type="float">
            <text:p>-476,7566027398</text:p>
          </table:table-cell>
          <table:table-cell table:formula="of:=[.D148]-[.D136]" office:value-type="float" office:value="-911.666666666667" calcext:value-type="float">
            <text:p>-911,66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38:.B149])" office:value-type="float" office:value="1408.72959101669" calcext:value-type="float">
            <text:p>1408,7295910167</text:p>
          </table:table-cell>
          <table:table-cell table:formula="of:=AVERAGE([.B138:.B149])" office:value-type="float" office:value="934.166666666667" calcext:value-type="float">
            <text:p>934,1666666667</text:p>
          </table:table-cell>
          <table:table-cell table:formula="of:=[.D149]-[.C149]" office:value-type="float" office:value="-474.562924350027" calcext:value-type="float">
            <text:p>-474,56292435</text:p>
          </table:table-cell>
          <table:table-cell table:formula="of:=[.D149]-[.D137]" office:value-type="float" office:value="-828.75" calcext:value-type="float">
            <text:p>-828,75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82" calcext:value-type="float">
            <text:p>82</text:p>
          </table:table-cell>
          <table:table-cell table:formula="of:=COM.MICROSOFT.STDEV.S([.B139:.B150])" office:value-type="float" office:value="1410.08190982802" calcext:value-type="float">
            <text:p>1410,081909828</text:p>
          </table:table-cell>
          <table:table-cell table:formula="of:=AVERAGE([.B139:.B150])" office:value-type="float" office:value="932.083333333333" calcext:value-type="float">
            <text:p>932,0833333333</text:p>
          </table:table-cell>
          <table:table-cell table:formula="of:=[.D150]-[.C150]" office:value-type="float" office:value="-477.998576494689" calcext:value-type="float">
            <text:p>-477,9985764947</text:p>
          </table:table-cell>
          <table:table-cell table:formula="of:=[.D150]-[.D138]" office:value-type="float" office:value="-813.833333333333" calcext:value-type="float">
            <text:p>-813,83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40:.B151])" office:value-type="float" office:value="1419.81863972022" calcext:value-type="float">
            <text:p>1419,8186397202</text:p>
          </table:table-cell>
          <table:table-cell table:formula="of:=AVERAGE([.B140:.B151])" office:value-type="float" office:value="821.666666666667" calcext:value-type="float">
            <text:p>821,6666666667</text:p>
          </table:table-cell>
          <table:table-cell table:formula="of:=[.D151]-[.C151]" office:value-type="float" office:value="-598.151973053551" calcext:value-type="float">
            <text:p>-598,1519730536</text:p>
          </table:table-cell>
          <table:table-cell table:formula="of:=[.D151]-[.D139]" office:value-type="float" office:value="-547.916666666667" calcext:value-type="float">
            <text:p>-547,9166666667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85" calcext:value-type="float">
            <text:p>85</text:p>
          </table:table-cell>
          <table:table-cell table:formula="of:=COM.MICROSOFT.STDEV.S([.B141:.B152])" office:value-type="float" office:value="929.478588763451" calcext:value-type="float">
            <text:p>929,4785887635</text:p>
          </table:table-cell>
          <table:table-cell table:formula="of:=AVERAGE([.B141:.B152])" office:value-type="float" office:value="474.416666666667" calcext:value-type="float">
            <text:p>474,4166666667</text:p>
          </table:table-cell>
          <table:table-cell table:formula="of:=[.D152]-[.C152]" office:value-type="float" office:value="-455.061922096785" calcext:value-type="float">
            <text:p>-455,0619220968</text:p>
          </table:table-cell>
          <table:table-cell table:formula="of:=[.D152]-[.D140]" office:value-type="float" office:value="-794.166666666667" calcext:value-type="float">
            <text:p>-794,1666666667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24" calcext:value-type="float">
            <text:p>624</text:p>
          </table:table-cell>
          <table:table-cell table:formula="of:=COM.MICROSOFT.STDEV.S([.B142:.B153])" office:value-type="float" office:value="490.256789547039" calcext:value-type="float">
            <text:p>490,256789547</text:p>
          </table:table-cell>
          <table:table-cell table:formula="of:=AVERAGE([.B142:.B153])" office:value-type="float" office:value="275.916666666667" calcext:value-type="float">
            <text:p>275,9166666667</text:p>
          </table:table-cell>
          <table:table-cell table:formula="of:=[.D153]-[.C153]" office:value-type="float" office:value="-214.340122880372" calcext:value-type="float">
            <text:p>-214,3401228804</text:p>
          </table:table-cell>
          <table:table-cell table:formula="of:=[.D153]-[.D141]" office:value-type="float" office:value="-658.083333333333" calcext:value-type="float">
            <text:p>-658,0833333333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60" calcext:value-type="float">
            <text:p>460</text:p>
          </table:table-cell>
          <table:table-cell table:formula="of:=COM.MICROSOFT.STDEV.S([.B143:.B154])" office:value-type="float" office:value="178.457023092141" calcext:value-type="float">
            <text:p>178,4570230921</text:p>
          </table:table-cell>
          <table:table-cell table:formula="of:=AVERAGE([.B143:.B154])" office:value-type="float" office:value="168" calcext:value-type="float">
            <text:p>168</text:p>
          </table:table-cell>
          <table:table-cell table:formula="of:=[.D154]-[.C154]" office:value-type="float" office:value="-10.4570230921414" calcext:value-type="float">
            <text:p>-10,4570230921</text:p>
          </table:table-cell>
          <table:table-cell table:formula="of:=[.D154]-[.D142]" office:value-type="float" office:value="-788.666666666667" calcext:value-type="float">
            <text:p>-788,66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44:.B155])" office:value-type="float" office:value="177.641343638515" calcext:value-type="float">
            <text:p>177,6413436385</text:p>
          </table:table-cell>
          <table:table-cell table:formula="of:=AVERAGE([.B144:.B155])" office:value-type="float" office:value="169.916666666667" calcext:value-type="float">
            <text:p>169,9166666667</text:p>
          </table:table-cell>
          <table:table-cell table:formula="of:=[.D155]-[.C155]" office:value-type="float" office:value="-7.72467697184834" calcext:value-type="float">
            <text:p>-7,7246769718</text:p>
          </table:table-cell>
          <table:table-cell table:formula="of:=[.D155]-[.D143]" office:value-type="float" office:value="-775.083333333333" calcext:value-type="float">
            <text:p>-775,0833333333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4949" calcext:value-type="float">
            <text:p>4949</text:p>
          </table:table-cell>
          <table:table-cell table:formula="of:=COM.MICROSOFT.STDEV.S([.B145:.B156])" office:value-type="float" office:value="1388.65241795015" calcext:value-type="float">
            <text:p>1388,6524179502</text:p>
          </table:table-cell>
          <table:table-cell table:formula="of:=AVERAGE([.B145:.B156])" office:value-type="float" office:value="574.916666666667" calcext:value-type="float">
            <text:p>574,9166666667</text:p>
          </table:table-cell>
          <table:table-cell table:formula="of:=[.D156]-[.C156]" office:value-type="float" office:value="-813.73575128348" calcext:value-type="float">
            <text:p>-813,7357512835</text:p>
          </table:table-cell>
          <table:table-cell table:formula="of:=[.D156]-[.D144]" office:value-type="float" office:value="-366.666666666667" calcext:value-type="float">
            <text:p>-366,66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09" calcext:value-type="float">
            <text:p>7809</text:p>
          </table:table-cell>
          <table:table-cell table:formula="of:=COM.MICROSOFT.STDEV.S([.B146:.B157])" office:value-type="float" office:value="2491.89250674091" calcext:value-type="float">
            <text:p>2491,8925067409</text:p>
          </table:table-cell>
          <table:table-cell table:formula="of:=AVERAGE([.B146:.B157])" office:value-type="float" office:value="1219.58333333333" calcext:value-type="float">
            <text:p>1219,5833333333</text:p>
          </table:table-cell>
          <table:table-cell table:formula="of:=[.D157]-[.C157]" office:value-type="float" office:value="-1272.30917340758" calcext:value-type="float">
            <text:p>-1272,3091734076</text:p>
          </table:table-cell>
          <table:table-cell table:formula="of:=[.D157]-[.D145]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2685" calcext:value-type="float">
            <text:p>12685</text:p>
          </table:table-cell>
          <table:table-cell table:formula="of:=COM.MICROSOFT.STDEV.S([.B147:.B158])" office:value-type="float" office:value="4104.51274559939" calcext:value-type="float">
            <text:p>4104,5127455994</text:p>
          </table:table-cell>
          <table:table-cell table:formula="of:=AVERAGE([.B147:.B158])" office:value-type="float" office:value="2268.16666666667" calcext:value-type="float">
            <text:p>2268,1666666667</text:p>
          </table:table-cell>
          <table:table-cell table:formula="of:=[.D158]-[.C158]" office:value-type="float" office:value="-1836.34607893273" calcext:value-type="float">
            <text:p>-1836,3460789327</text:p>
          </table:table-cell>
          <table:table-cell table:formula="of:=[.D158]-[.D146]" office:value-type="float" office:value="1335.91666666667" calcext:value-type="float">
            <text:p>1335,9166666667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125" calcext:value-type="float">
            <text:p>2125</text:p>
          </table:table-cell>
          <table:table-cell table:formula="of:=COM.MICROSOFT.STDEV.S([.B148:.B159])" office:value-type="float" office:value="4048.72351282887" calcext:value-type="float">
            <text:p>4048,7235128289</text:p>
          </table:table-cell>
          <table:table-cell table:formula="of:=AVERAGE([.B148:.B159])" office:value-type="float" office:value="2436.58333333333" calcext:value-type="float">
            <text:p>2436,5833333333</text:p>
          </table:table-cell>
          <table:table-cell table:formula="of:=[.D159]-[.C159]" office:value-type="float" office:value="-1612.14017949554" calcext:value-type="float">
            <text:p>-1612,1401794955</text:p>
          </table:table-cell>
          <table:table-cell table:formula="of:=[.D159]-[.D147]" office:value-type="float" office:value="1504.58333333333" calcext:value-type="float">
            <text:p>1504,58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39" calcext:value-type="float">
            <text:p>939</text:p>
          </table:table-cell>
          <table:table-cell table:formula="of:=COM.MICROSOFT.STDEV.S([.B149:.B160])" office:value-type="float" office:value="4011.83554585301" calcext:value-type="float">
            <text:p>4011,835545853</text:p>
          </table:table-cell>
          <table:table-cell table:formula="of:=AVERAGE([.B149:.B160])" office:value-type="float" office:value="2506.41666666667" calcext:value-type="float">
            <text:p>2506,4166666667</text:p>
          </table:table-cell>
          <table:table-cell table:formula="of:=[.D160]-[.C160]" office:value-type="float" office:value="-1505.41887918634" calcext:value-type="float">
            <text:p>-1505,4188791863</text:p>
          </table:table-cell>
          <table:table-cell table:formula="of:=[.D160]-[.D148]" office:value-type="float" office:value="1573.58333333333" calcext:value-type="float">
            <text:p>1573,58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167" calcext:value-type="float">
            <text:p>4167</text:p>
          </table:table-cell>
          <table:table-cell table:formula="of:=COM.MICROSOFT.STDEV.S([.B150:.B161])" office:value-type="float" office:value="3962.03857843026" calcext:value-type="float">
            <text:p>3962,0385784303</text:p>
          </table:table-cell>
          <table:table-cell table:formula="of:=AVERAGE([.B150:.B161])" office:value-type="float" office:value="2844.66666666667" calcext:value-type="float">
            <text:p>2844,6666666667</text:p>
          </table:table-cell>
          <table:table-cell table:formula="of:=[.D161]-[.C161]" office:value-type="float" office:value="-1117.3719117636" calcext:value-type="float">
            <text:p>-1117,3719117636</text:p>
          </table:table-cell>
          <table:table-cell table:formula="of:=[.D161]-[.D149]" office:value-type="float" office:value="1910.5" calcext:value-type="float">
            <text:p>1910,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5893" calcext:value-type="float">
            <text:p>5893</text:p>
          </table:table-cell>
          <table:table-cell table:formula="of:=COM.MICROSOFT.STDEV.S([.B151:.B162])" office:value-type="float" office:value="3948.77747383653" calcext:value-type="float">
            <text:p>3948,7774738365</text:p>
          </table:table-cell>
          <table:table-cell table:formula="of:=AVERAGE([.B151:.B162])" office:value-type="float" office:value="3328.91666666667" calcext:value-type="float">
            <text:p>3328,9166666667</text:p>
          </table:table-cell>
          <table:table-cell table:formula="of:=[.D162]-[.C162]" office:value-type="float" office:value="-619.860807169861" calcext:value-type="float">
            <text:p>-619,8608071699</text:p>
          </table:table-cell>
          <table:table-cell table:formula="of:=[.D162]-[.D150]" office:value-type="float" office:value="2396.83333333333" calcext:value-type="float">
            <text:p>2396,8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272" calcext:value-type="float">
            <text:p>4272</text:p>
          </table:table-cell>
          <table:table-cell table:formula="of:=COM.MICROSOFT.STDEV.S([.B152:.B163])" office:value-type="float" office:value="3820.2131891566" calcext:value-type="float">
            <text:p>3820,2131891566</text:p>
          </table:table-cell>
          <table:table-cell table:formula="of:=AVERAGE([.B152:.B163])" office:value-type="float" office:value="3676.58333333333" calcext:value-type="float">
            <text:p>3676,5833333333</text:p>
          </table:table-cell>
          <table:table-cell table:formula="of:=[.D163]-[.C163]" office:value-type="float" office:value="-143.629855823269" calcext:value-type="float">
            <text:p>-143,6298558233</text:p>
          </table:table-cell>
          <table:table-cell table:formula="of:=[.D163]-[.D151]" office:value-type="float" office:value="2854.91666666667" calcext:value-type="float">
            <text:p>2854,9166666667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292" calcext:value-type="float">
            <text:p>1292</text:p>
          </table:table-cell>
          <table:table-cell table:formula="of:=COM.MICROSOFT.STDEV.S([.B153:.B164])" office:value-type="float" office:value="3731.92224008762" calcext:value-type="float">
            <text:p>3731,9222400876</text:p>
          </table:table-cell>
          <table:table-cell table:formula="of:=AVERAGE([.B153:.B164])" office:value-type="float" office:value="3777.16666666667" calcext:value-type="float">
            <text:p>3777,1666666667</text:p>
          </table:table-cell>
          <table:table-cell table:formula="of:=[.D164]-[.C164]" office:value-type="float" office:value="45.244426579045" calcext:value-type="float">
            <text:p>45,244426579</text:p>
          </table:table-cell>
          <table:table-cell table:formula="of:=[.D164]-[.D152]" office:value-type="float" office:value="3302.75" calcext:value-type="float">
            <text:p>3302,75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03" calcext:value-type="float">
            <text:p>403</text:p>
          </table:table-cell>
          <table:table-cell table:formula="of:=COM.MICROSOFT.STDEV.S([.B154:.B165])" office:value-type="float" office:value="3749.40177349546" calcext:value-type="float">
            <text:p>3749,4017734955</text:p>
          </table:table-cell>
          <table:table-cell table:formula="of:=AVERAGE([.B154:.B165])" office:value-type="float" office:value="3758.75" calcext:value-type="float">
            <text:p>3758,75</text:p>
          </table:table-cell>
          <table:table-cell table:formula="of:=[.D165]-[.C165]" office:value-type="float" office:value="9.34822650453907" calcext:value-type="float">
            <text:p>9,3482265045</text:p>
          </table:table-cell>
          <table:table-cell table:formula="of:=[.D165]-[.D153]" office:value-type="float" office:value="3482.83333333333" calcext:value-type="float">
            <text:p>3482,8333333333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322" calcext:value-type="float">
            <text:p>5322</text:p>
          </table:table-cell>
          <table:table-cell table:formula="of:=COM.MICROSOFT.STDEV.S([.B155:.B166])" office:value-type="float" office:value="3621.02733936437" calcext:value-type="float">
            <text:p>3621,0273393644</text:p>
          </table:table-cell>
          <table:table-cell table:formula="of:=AVERAGE([.B155:.B166])" office:value-type="float" office:value="4163.91666666667" calcext:value-type="float">
            <text:p>4163,9166666667</text:p>
          </table:table-cell>
          <table:table-cell table:formula="of:=[.D166]-[.C166]" office:value-type="float" office:value="542.889327302292" calcext:value-type="float">
            <text:p>542,8893273023</text:p>
          </table:table-cell>
          <table:table-cell table:formula="of:=[.D166]-[.D154]" office:value-type="float" office:value="3995.91666666667" calcext:value-type="float">
            <text:p>3995,91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543" calcext:value-type="float">
            <text:p>4543</text:p>
          </table:table-cell>
          <table:table-cell table:formula="of:=COM.MICROSOFT.STDEV.S([.B156:.B167])" office:value-type="float" office:value="3388.62957349481" calcext:value-type="float">
            <text:p>3388,6295734948</text:p>
          </table:table-cell>
          <table:table-cell table:formula="of:=AVERAGE([.B156:.B167])" office:value-type="float" office:value="4533.25" calcext:value-type="float">
            <text:p>4533,25</text:p>
          </table:table-cell>
          <table:table-cell table:formula="of:=[.D167]-[.C167]" office:value-type="float" office:value="1144.62042650519" calcext:value-type="float">
            <text:p>1144,6204265052</text:p>
          </table:table-cell>
          <table:table-cell table:formula="of:=[.D167]-[.D155]" office:value-type="float" office:value="4363.33333333333" calcext:value-type="float">
            <text:p>4363,3333333333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647" calcext:value-type="float">
            <text:p>3647</text:p>
          </table:table-cell>
          <table:table-cell table:formula="of:=COM.MICROSOFT.STDEV.S([.B157:.B168])" office:value-type="float" office:value="3394.94595284333" calcext:value-type="float">
            <text:p>3394,9459528433</text:p>
          </table:table-cell>
          <table:table-cell table:formula="of:=AVERAGE([.B157:.B168])" office:value-type="float" office:value="4424.75" calcext:value-type="float">
            <text:p>4424,75</text:p>
          </table:table-cell>
          <table:table-cell table:formula="of:=[.D168]-[.C168]" office:value-type="float" office:value="1029.80404715667" calcext:value-type="float">
            <text:p>1029,8040471567</text:p>
          </table:table-cell>
          <table:table-cell table:formula="of:=[.D168]-[.D156]" office:value-type="float" office:value="3849.83333333333" calcext:value-type="float">
            <text:p>3849,83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3" calcext:value-type="float">
            <text:p>83</text:p>
          </table:table-cell>
          <table:table-cell table:formula="of:=COM.MICROSOFT.STDEV.S([.B158:.B169])" office:value-type="float" office:value="3427.23884246974" calcext:value-type="float">
            <text:p>3427,2388424698</text:p>
          </table:table-cell>
          <table:table-cell table:formula="of:=AVERAGE([.B158:.B169])" office:value-type="float" office:value="3780.91666666667" calcext:value-type="float">
            <text:p>3780,9166666667</text:p>
          </table:table-cell>
          <table:table-cell table:formula="of:=[.D169]-[.C169]" office:value-type="float" office:value="353.677824196925" calcext:value-type="float">
            <text:p>353,6778241969</text:p>
          </table:table-cell>
          <table:table-cell table:formula="of:=[.D169]-[.D157]" office:value-type="float" office:value="2561.33333333333" calcext:value-type="float">
            <text:p>2561,3333333333</text:p>
          </table:table-cell>
          <table:table-cell table:number-columns-repeated="1018"/>
        </table:table-row>
      </table:table>
      <table:table table:name="Edits per articl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.4" calcext:value-type="float">
            <text:p>3,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.3" calcext:value-type="float">
            <text:p>3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.3" calcext:value-type="float">
            <text:p>3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3.3" calcext:value-type="float">
            <text:p>3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3.5" calcext:value-type="float">
            <text:p>3,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3.7" calcext:value-type="float">
            <text:p>3,7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.3" calcext:value-type="float">
            <text:p>4,3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.5" calcext:value-type="float">
            <text:p>4,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.6" calcext:value-type="float">
            <text:p>4,6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.8" calcext:value-type="float">
            <text:p>4,8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5" calcext:value-type="float">
            <text:p>5</text:p>
          </table:table-cell>
          <table:table-cell table:formula="of:=COM.MICROSOFT.STDEV.S([.B2:.B13])" office:value-type="float" office:value="0.639779791661304" calcext:value-type="float">
            <text:p>0,6397797917</text:p>
          </table:table-cell>
          <table:table-cell table:formula="of:=AVERAGE([.B2:.B13])" office:value-type="float" office:value="3.975" calcext:value-type="float">
            <text:p>3,975</text:p>
          </table:table-cell>
          <table:table-cell table:formula="of:=[.D13]-[.C13]" office:value-type="float" office:value="3.3352202083387" calcext:value-type="float">
            <text:p>3,3352202083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5.2" calcext:value-type="float">
            <text:p>5,2</text:p>
          </table:table-cell>
          <table:table-cell table:formula="of:=COM.MICROSOFT.STDEV.S([.B3:.B14])" office:value-type="float" office:value="0.700811218258072" calcext:value-type="float">
            <text:p>0,7008112183</text:p>
          </table:table-cell>
          <table:table-cell table:formula="of:=AVERAGE([.B3:.B14])" office:value-type="float" office:value="4.125" calcext:value-type="float">
            <text:p>4,125</text:p>
          </table:table-cell>
          <table:table-cell table:formula="of:=[.D14]-[.C14]" office:value-type="float" office:value="3.42418878174193" calcext:value-type="float">
            <text:p>3,424188781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5.4" calcext:value-type="float">
            <text:p>5,4</text:p>
          </table:table-cell>
          <table:table-cell table:formula="of:=COM.MICROSOFT.STDEV.S([.B4:.B15])" office:value-type="float" office:value="0.737317003490604" calcext:value-type="float">
            <text:p>0,7373170035</text:p>
          </table:table-cell>
          <table:table-cell table:formula="of:=AVERAGE([.B4:.B15])" office:value-type="float" office:value="4.3" calcext:value-type="float">
            <text:p>4,3</text:p>
          </table:table-cell>
          <table:table-cell table:formula="of:=[.D15]-[.C15]" office:value-type="float" office:value="3.5626829965094" calcext:value-type="float">
            <text:p>3,562682996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.4" calcext:value-type="float">
            <text:p>5,4</text:p>
          </table:table-cell>
          <table:table-cell table:formula="of:=COM.MICROSOFT.STDEV.S([.B5:.B16])" office:value-type="float" office:value="0.727542563578367" calcext:value-type="float">
            <text:p>0,7275425636</text:p>
          </table:table-cell>
          <table:table-cell table:formula="of:=AVERAGE([.B5:.B16])" office:value-type="float" office:value="4.475" calcext:value-type="float">
            <text:p>4,475</text:p>
          </table:table-cell>
          <table:table-cell table:formula="of:=[.D16]-[.C16]" office:value-type="float" office:value="3.74745743642163" calcext:value-type="float">
            <text:p>3,7474574364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5.5" calcext:value-type="float">
            <text:p>5,5</text:p>
          </table:table-cell>
          <table:table-cell table:formula="of:=COM.MICROSOFT.STDEV.S([.B6:.B17])" office:value-type="float" office:value="0.680184912469775" calcext:value-type="float">
            <text:p>0,6801849125</text:p>
          </table:table-cell>
          <table:table-cell table:formula="of:=AVERAGE([.B6:.B17])" office:value-type="float" office:value="4.65833333333333" calcext:value-type="float">
            <text:p>4,6583333333</text:p>
          </table:table-cell>
          <table:table-cell table:formula="of:=[.D17]-[.C17]" office:value-type="float" office:value="3.97814842086356" calcext:value-type="float">
            <text:p>3,9781484209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5.5" calcext:value-type="float">
            <text:p>5,5</text:p>
          </table:table-cell>
          <table:table-cell table:formula="of:=COM.MICROSOFT.STDEV.S([.B7:.B18])" office:value-type="float" office:value="0.612186840166242" calcext:value-type="float">
            <text:p>0,6121868402</text:p>
          </table:table-cell>
          <table:table-cell table:formula="of:=AVERAGE([.B7:.B18])" office:value-type="float" office:value="4.825" calcext:value-type="float">
            <text:p>4,825</text:p>
          </table:table-cell>
          <table:table-cell table:formula="of:=[.D18]-[.C18]" office:value-type="float" office:value="4.21281315983376" calcext:value-type="float">
            <text:p>4,2128131598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.8" calcext:value-type="float">
            <text:p>5,8</text:p>
          </table:table-cell>
          <table:table-cell table:formula="of:=COM.MICROSOFT.STDEV.S([.B8:.B19])" office:value-type="float" office:value="0.559220236335625" calcext:value-type="float">
            <text:p>0,5592202363</text:p>
          </table:table-cell>
          <table:table-cell table:formula="of:=AVERAGE([.B8:.B19])" office:value-type="float" office:value="5" calcext:value-type="float">
            <text:p>5</text:p>
          </table:table-cell>
          <table:table-cell table:formula="of:=[.D19]-[.C19]" office:value-type="float" office:value="4.44077976366437" calcext:value-type="float">
            <text:p>4,4407797637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.1" calcext:value-type="float">
            <text:p>6,1</text:p>
          </table:table-cell>
          <table:table-cell table:formula="of:=COM.MICROSOFT.STDEV.S([.B9:.B20])" office:value-type="float" office:value="0.546268332332281" calcext:value-type="float">
            <text:p>0,5462683323</text:p>
          </table:table-cell>
          <table:table-cell table:formula="of:=AVERAGE([.B9:.B20])" office:value-type="float" office:value="5.175" calcext:value-type="float">
            <text:p>5,175</text:p>
          </table:table-cell>
          <table:table-cell table:formula="of:=[.D20]-[.C20]" office:value-type="float" office:value="4.62873166766772" calcext:value-type="float">
            <text:p>4,6287316677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6.6" calcext:value-type="float">
            <text:p>6,6</text:p>
          </table:table-cell>
          <table:table-cell table:formula="of:=COM.MICROSOFT.STDEV.S([.B10:.B21])" office:value-type="float" office:value="0.611010092660779" calcext:value-type="float">
            <text:p>0,6110100927</text:p>
          </table:table-cell>
          <table:table-cell table:formula="of:=AVERAGE([.B10:.B21])" office:value-type="float" office:value="5.36666666666667" calcext:value-type="float">
            <text:p>5,3666666667</text:p>
          </table:table-cell>
          <table:table-cell table:formula="of:=[.D21]-[.C21]" office:value-type="float" office:value="4.75565657400589" calcext:value-type="float">
            <text:p>4,755656574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1:.B22])" office:value-type="float" office:value="0.672117864843975" calcext:value-type="float">
            <text:p>0,6721178648</text:p>
          </table:table-cell>
          <table:table-cell table:formula="of:=AVERAGE([.B11:.B22])" office:value-type="float" office:value="5.55833333333333" calcext:value-type="float">
            <text:p>5,5583333333</text:p>
          </table:table-cell>
          <table:table-cell table:formula="of:=[.D22]-[.C22]" office:value-type="float" office:value="4.88621546848936" calcext:value-type="float">
            <text:p>4,8862154685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2:.B23])" office:value-type="float" office:value="0.686835077906206" calcext:value-type="float">
            <text:p>0,6868350779</text:p>
          </table:table-cell>
          <table:table-cell table:formula="of:=AVERAGE([.B12:.B23])" office:value-type="float" office:value="5.74166666666667" calcext:value-type="float">
            <text:p>5,7416666667</text:p>
          </table:table-cell>
          <table:table-cell table:formula="of:=[.D23]-[.C23]" office:value-type="float" office:value="5.05483158876046" calcext:value-type="float">
            <text:p>5,0548315888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.8" calcext:value-type="float">
            <text:p>6,8</text:p>
          </table:table-cell>
          <table:table-cell table:formula="of:=COM.MICROSOFT.STDEV.S([.B13:.B24])" office:value-type="float" office:value="0.680184912469775" calcext:value-type="float">
            <text:p>0,6801849125</text:p>
          </table:table-cell>
          <table:table-cell table:formula="of:=AVERAGE([.B13:.B24])" office:value-type="float" office:value="5.90833333333333" calcext:value-type="float">
            <text:p>5,9083333333</text:p>
          </table:table-cell>
          <table:table-cell table:formula="of:=[.D24]-[.C24]" office:value-type="float" office:value="5.22814842086356" calcext:value-type="float">
            <text:p>5,2281484209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7" calcext:value-type="float">
            <text:p>7</text:p>
          </table:table-cell>
          <table:table-cell table:formula="of:=COM.MICROSOFT.STDEV.S([.B14:.B25])" office:value-type="float" office:value="0.682408835070164" calcext:value-type="float">
            <text:p>0,6824088351</text:p>
          </table:table-cell>
          <table:table-cell table:formula="of:=AVERAGE([.B14:.B25])" office:value-type="float" office:value="6.075" calcext:value-type="float">
            <text:p>6,075</text:p>
          </table:table-cell>
          <table:table-cell table:formula="of:=[.D25]-[.C25]" office:value-type="float" office:value="5.39259116492984" calcext:value-type="float">
            <text:p>5,3925911649</text:p>
          </table:table-cell>
          <table:table-cell table:formula="of:=[.D25]-[.D13]"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.2" calcext:value-type="float">
            <text:p>7,2</text:p>
          </table:table-cell>
          <table:table-cell table:formula="of:=COM.MICROSOFT.STDEV.S([.B15:.B26])" office:value-type="float" office:value="0.693421468757157" calcext:value-type="float">
            <text:p>0,6934214688</text:p>
          </table:table-cell>
          <table:table-cell table:formula="of:=AVERAGE([.B15:.B26])" office:value-type="float" office:value="6.24166666666667" calcext:value-type="float">
            <text:p>6,2416666667</text:p>
          </table:table-cell>
          <table:table-cell table:formula="of:=[.D26]-[.C26]" office:value-type="float" office:value="5.54824519790951" calcext:value-type="float">
            <text:p>5,5482451979</text:p>
          </table:table-cell>
          <table:table-cell table:formula="of:=[.D26]-[.D14]" office:value-type="float" office:value="2.11666666666667" calcext:value-type="float">
            <text:p>2,11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7.3" calcext:value-type="float">
            <text:p>7,3</text:p>
          </table:table-cell>
          <table:table-cell table:formula="of:=COM.MICROSOFT.STDEV.S([.B16:.B27])" office:value-type="float" office:value="0.700649049745371" calcext:value-type="float">
            <text:p>0,7006490497</text:p>
          </table:table-cell>
          <table:table-cell table:formula="of:=AVERAGE([.B16:.B27])" office:value-type="float" office:value="6.4" calcext:value-type="float">
            <text:p>6,4</text:p>
          </table:table-cell>
          <table:table-cell table:formula="of:=[.D27]-[.C27]" office:value-type="float" office:value="5.69935095025463" calcext:value-type="float">
            <text:p>5,6993509503</text:p>
          </table:table-cell>
          <table:table-cell table:formula="of:=[.D27]-[.D15]"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7.3" calcext:value-type="float">
            <text:p>7,3</text:p>
          </table:table-cell>
          <table:table-cell table:formula="of:=COM.MICROSOFT.STDEV.S([.B17:.B28])" office:value-type="float" office:value="0.66804781175293" calcext:value-type="float">
            <text:p>0,6680478118</text:p>
          </table:table-cell>
          <table:table-cell table:formula="of:=AVERAGE([.B17:.B28])" office:value-type="float" office:value="6.55833333333333" calcext:value-type="float">
            <text:p>6,5583333333</text:p>
          </table:table-cell>
          <table:table-cell table:formula="of:=[.D28]-[.C28]" office:value-type="float" office:value="5.8902855215804" calcext:value-type="float">
            <text:p>5,8902855216</text:p>
          </table:table-cell>
          <table:table-cell table:formula="of:=[.D28]-[.D16]" office:value-type="float" office:value="2.08333333333333" calcext:value-type="float">
            <text:p>2,0833333333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.5" calcext:value-type="float">
            <text:p>7,5</text:p>
          </table:table-cell>
          <table:table-cell table:formula="of:=COM.MICROSOFT.STDEV.S([.B18:.B29])" office:value-type="float" office:value="0.628309420009542" calcext:value-type="float">
            <text:p>0,62830942</text:p>
          </table:table-cell>
          <table:table-cell table:formula="of:=AVERAGE([.B18:.B29])" office:value-type="float" office:value="6.725" calcext:value-type="float">
            <text:p>6,725</text:p>
          </table:table-cell>
          <table:table-cell table:formula="of:=[.D29]-[.C29]" office:value-type="float" office:value="6.09669057999046" calcext:value-type="float">
            <text:p>6,09669058</text:p>
          </table:table-cell>
          <table:table-cell table:formula="of:=[.D29]-[.D17]" office:value-type="float" office:value="2.06666666666667" calcext:value-type="float">
            <text:p>2,0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.7" calcext:value-type="float">
            <text:p>7,7</text:p>
          </table:table-cell>
          <table:table-cell table:formula="of:=COM.MICROSOFT.STDEV.S([.B19:.B30])" office:value-type="float" office:value="0.555073022769131" calcext:value-type="float">
            <text:p>0,5550730228</text:p>
          </table:table-cell>
          <table:table-cell table:formula="of:=AVERAGE([.B19:.B30])" office:value-type="float" office:value="6.90833333333333" calcext:value-type="float">
            <text:p>6,9083333333</text:p>
          </table:table-cell>
          <table:table-cell table:formula="of:=[.D30]-[.C30]" office:value-type="float" office:value="6.3532603105642" calcext:value-type="float">
            <text:p>6,3532603106</text:p>
          </table:table-cell>
          <table:table-cell table:formula="of:=[.D30]-[.D18]" office:value-type="float" office:value="2.08333333333333" calcext:value-type="float">
            <text:p>2,0833333333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7.8" calcext:value-type="float">
            <text:p>7,8</text:p>
          </table:table-cell>
          <table:table-cell table:formula="of:=COM.MICROSOFT.STDEV.S([.B20:.B31])" office:value-type="float" office:value="0.488271533994243" calcext:value-type="float">
            <text:p>0,488271534</text:p>
          </table:table-cell>
          <table:table-cell table:formula="of:=AVERAGE([.B20:.B31])" office:value-type="float" office:value="7.075" calcext:value-type="float">
            <text:p>7,075</text:p>
          </table:table-cell>
          <table:table-cell table:formula="of:=[.D31]-[.C31]" office:value-type="float" office:value="6.58672846600576" calcext:value-type="float">
            <text:p>6,586728466</text:p>
          </table:table-cell>
          <table:table-cell table:formula="of:=[.D31]-[.D19]" office:value-type="float" office:value="2.075" calcext:value-type="float">
            <text:p>2,07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8" calcext:value-type="float">
            <text:p>8</text:p>
          </table:table-cell>
          <table:table-cell table:formula="of:=COM.MICROSOFT.STDEV.S([.B21:.B32])" office:value-type="float" office:value="0.449915817041636" calcext:value-type="float">
            <text:p>0,449915817</text:p>
          </table:table-cell>
          <table:table-cell table:formula="of:=AVERAGE([.B21:.B32])" office:value-type="float" office:value="7.23333333333333" calcext:value-type="float">
            <text:p>7,2333333333</text:p>
          </table:table-cell>
          <table:table-cell table:formula="of:=[.D32]-[.C32]" office:value-type="float" office:value="6.7834175162917" calcext:value-type="float">
            <text:p>6,7834175163</text:p>
          </table:table-cell>
          <table:table-cell table:formula="of:=[.D32]-[.D20]" office:value-type="float" office:value="2.05833333333333" calcext:value-type="float">
            <text:p>2,058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.2" calcext:value-type="float">
            <text:p>8,2</text:p>
          </table:table-cell>
          <table:table-cell table:formula="of:=COM.MICROSOFT.STDEV.S([.B22:.B33])" office:value-type="float" office:value="0.481160213977789" calcext:value-type="float">
            <text:p>0,481160214</text:p>
          </table:table-cell>
          <table:table-cell table:formula="of:=AVERAGE([.B22:.B33])" office:value-type="float" office:value="7.36666666666667" calcext:value-type="float">
            <text:p>7,3666666667</text:p>
          </table:table-cell>
          <table:table-cell table:formula="of:=[.D33]-[.C33]" office:value-type="float" office:value="6.88550645268888" calcext:value-type="float">
            <text:p>6,8855064527</text:p>
          </table:table-cell>
          <table:table-cell table:formula="of:=[.D33]-[.D21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8.3" calcext:value-type="float">
            <text:p>8,3</text:p>
          </table:table-cell>
          <table:table-cell table:formula="of:=COM.MICROSOFT.STDEV.S([.B23:.B34])" office:value-type="float" office:value="0.514266173269929" calcext:value-type="float">
            <text:p>0,5142661733</text:p>
          </table:table-cell>
          <table:table-cell table:formula="of:=AVERAGE([.B23:.B34])" office:value-type="float" office:value="7.49166666666667" calcext:value-type="float">
            <text:p>7,4916666667</text:p>
          </table:table-cell>
          <table:table-cell table:formula="of:=[.D34]-[.C34]" office:value-type="float" office:value="6.97740049339674" calcext:value-type="float">
            <text:p>6,9774004934</text:p>
          </table:table-cell>
          <table:table-cell table:formula="of:=[.D34]-[.D22]" office:value-type="float" office:value="1.93333333333333" calcext:value-type="float">
            <text:p>1,9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.7" calcext:value-type="float">
            <text:p>8,7</text:p>
          </table:table-cell>
          <table:table-cell table:formula="of:=COM.MICROSOFT.STDEV.S([.B24:.B35])" office:value-type="float" office:value="0.571282448849635" calcext:value-type="float">
            <text:p>0,5712824488</text:p>
          </table:table-cell>
          <table:table-cell table:formula="of:=AVERAGE([.B24:.B35])" office:value-type="float" office:value="7.65" calcext:value-type="float">
            <text:p>7,65</text:p>
          </table:table-cell>
          <table:table-cell table:formula="of:=[.D35]-[.C35]" office:value-type="float" office:value="7.07871755115036" calcext:value-type="float">
            <text:p>7,0787175512</text:p>
          </table:table-cell>
          <table:table-cell table:formula="of:=[.D35]-[.D23]" office:value-type="float" office:value="1.90833333333333" calcext:value-type="float">
            <text:p>1,908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9" calcext:value-type="float">
            <text:p>9</text:p>
          </table:table-cell>
          <table:table-cell table:formula="of:=COM.MICROSOFT.STDEV.S([.B25:.B36])" office:value-type="float" office:value="0.624257134277991" calcext:value-type="float">
            <text:p>0,6242571343</text:p>
          </table:table-cell>
          <table:table-cell table:formula="of:=AVERAGE([.B25:.B36])" office:value-type="float" office:value="7.83333333333333" calcext:value-type="float">
            <text:p>7,8333333333</text:p>
          </table:table-cell>
          <table:table-cell table:formula="of:=[.D36]-[.C36]" office:value-type="float" office:value="7.20907619905534" calcext:value-type="float">
            <text:p>7,2090761991</text:p>
          </table:table-cell>
          <table:table-cell table:formula="of:=[.D36]-[.D24]" office:value-type="float" office:value="1.925" calcext:value-type="float">
            <text:p>1,92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.4" calcext:value-type="float">
            <text:p>9,4</text:p>
          </table:table-cell>
          <table:table-cell table:formula="of:=COM.MICROSOFT.STDEV.S([.B26:.B37])" office:value-type="float" office:value="0.711379368593584" calcext:value-type="float">
            <text:p>0,7113793686</text:p>
          </table:table-cell>
          <table:table-cell table:formula="of:=AVERAGE([.B26:.B37])" office:value-type="float" office:value="8.03333333333333" calcext:value-type="float">
            <text:p>8,0333333333</text:p>
          </table:table-cell>
          <table:table-cell table:formula="of:=[.D37]-[.C37]" office:value-type="float" office:value="7.32195396473975" calcext:value-type="float">
            <text:p>7,3219539647</text:p>
          </table:table-cell>
          <table:table-cell table:formula="of:=[.D37]-[.D25]" office:value-type="float" office:value="1.95833333333333" calcext:value-type="float">
            <text:p>1,958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7" calcext:value-type="float">
            <text:p>9,7</text:p>
          </table:table-cell>
          <table:table-cell table:formula="of:=COM.MICROSOFT.STDEV.S([.B27:.B38])" office:value-type="float" office:value="0.805050346628123" calcext:value-type="float">
            <text:p>0,8050503466</text:p>
          </table:table-cell>
          <table:table-cell table:formula="of:=AVERAGE([.B27:.B38])" office:value-type="float" office:value="8.24166666666667" calcext:value-type="float">
            <text:p>8,2416666667</text:p>
          </table:table-cell>
          <table:table-cell table:formula="of:=[.D38]-[.C38]" office:value-type="float" office:value="7.43661632003854" calcext:value-type="float">
            <text:p>7,43661632</text:p>
          </table:table-cell>
          <table:table-cell table:formula="of:=[.D38]-[.D26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" calcext:value-type="float">
            <text:p>10</text:p>
          </table:table-cell>
          <table:table-cell table:formula="of:=COM.MICROSOFT.STDEV.S([.B28:.B39])" office:value-type="float" office:value="0.890692614392492" calcext:value-type="float">
            <text:p>0,8906926144</text:p>
          </table:table-cell>
          <table:table-cell table:formula="of:=AVERAGE([.B28:.B39])" office:value-type="float" office:value="8.46666666666667" calcext:value-type="float">
            <text:p>8,4666666667</text:p>
          </table:table-cell>
          <table:table-cell table:formula="of:=[.D39]-[.C39]" office:value-type="float" office:value="7.57597405227418" calcext:value-type="float">
            <text:p>7,5759740523</text:p>
          </table:table-cell>
          <table:table-cell table:formula="of:=[.D39]-[.D27]" office:value-type="float" office:value="2.06666666666667" calcext:value-type="float">
            <text:p>2,066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4" calcext:value-type="float">
            <text:p>10,4</text:p>
          </table:table-cell>
          <table:table-cell table:formula="of:=COM.MICROSOFT.STDEV.S([.B29:.B40])" office:value-type="float" office:value="0.967776270163156" calcext:value-type="float">
            <text:p>0,9677762702</text:p>
          </table:table-cell>
          <table:table-cell table:formula="of:=AVERAGE([.B29:.B40])" office:value-type="float" office:value="8.725" calcext:value-type="float">
            <text:p>8,725</text:p>
          </table:table-cell>
          <table:table-cell table:formula="of:=[.D40]-[.C40]" office:value-type="float" office:value="7.75722372983685" calcext:value-type="float">
            <text:p>7,7572237298</text:p>
          </table:table-cell>
          <table:table-cell table:formula="of:=[.D40]-[.D28]" office:value-type="float" office:value="2.16666666666667" calcext:value-type="float">
            <text:p>2,1666666667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30:.B41])" office:value-type="float" office:value="1.05313385145997" calcext:value-type="float">
            <text:p>1,0531338515</text:p>
          </table:table-cell>
          <table:table-cell table:formula="of:=AVERAGE([.B30:.B41])" office:value-type="float" office:value="9" calcext:value-type="float">
            <text:p>9</text:p>
          </table:table-cell>
          <table:table-cell table:formula="of:=[.D41]-[.C41]" office:value-type="float" office:value="7.94686614854003" calcext:value-type="float">
            <text:p>7,9468661485</text:p>
          </table:table-cell>
          <table:table-cell table:formula="of:=[.D41]-[.D29]" office:value-type="float" office:value="2.275" calcext:value-type="float">
            <text:p>2,275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1" calcext:value-type="float">
            <text:p>11,1</text:p>
          </table:table-cell>
          <table:table-cell table:formula="of:=COM.MICROSOFT.STDEV.S([.B31:.B42])" office:value-type="float" office:value="1.12640484675266" calcext:value-type="float">
            <text:p>1,1264048468</text:p>
          </table:table-cell>
          <table:table-cell table:formula="of:=AVERAGE([.B31:.B42])" office:value-type="float" office:value="9.28333333333333" calcext:value-type="float">
            <text:p>9,2833333333</text:p>
          </table:table-cell>
          <table:table-cell table:formula="of:=[.D42]-[.C42]" office:value-type="float" office:value="8.15692848658068" calcext:value-type="float">
            <text:p>8,1569284866</text:p>
          </table:table-cell>
          <table:table-cell table:formula="of:=[.D42]-[.D30]" office:value-type="float" office:value="2.375" calcext:value-type="float">
            <text:p>2,375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5" calcext:value-type="float">
            <text:p>11,5</text:p>
          </table:table-cell>
          <table:table-cell table:formula="of:=COM.MICROSOFT.STDEV.S([.B32:.B43])" office:value-type="float" office:value="1.18816767513783" calcext:value-type="float">
            <text:p>1,1881676751</text:p>
          </table:table-cell>
          <table:table-cell table:formula="of:=AVERAGE([.B32:.B43])" office:value-type="float" office:value="9.59166666666667" calcext:value-type="float">
            <text:p>9,5916666667</text:p>
          </table:table-cell>
          <table:table-cell table:formula="of:=[.D43]-[.C43]" office:value-type="float" office:value="8.40349899152884" calcext:value-type="float">
            <text:p>8,4034989915</text:p>
          </table:table-cell>
          <table:table-cell table:formula="of:=[.D43]-[.D31]" office:value-type="float" office:value="2.51666666666667" calcext:value-type="float">
            <text:p>2,51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33:.B44])" office:value-type="float" office:value="1.24523333580741" calcext:value-type="float">
            <text:p>1,2452333358</text:p>
          </table:table-cell>
          <table:table-cell table:formula="of:=AVERAGE([.B33:.B44])" office:value-type="float" office:value="9.91666666666667" calcext:value-type="float">
            <text:p>9,9166666667</text:p>
          </table:table-cell>
          <table:table-cell table:formula="of:=[.D44]-[.C44]" office:value-type="float" office:value="8.67143333085925" calcext:value-type="float">
            <text:p>8,6714333309</text:p>
          </table:table-cell>
          <table:table-cell table:formula="of:=[.D44]-[.D32]" office:value-type="float" office:value="2.68333333333333" calcext:value-type="float">
            <text:p>2,6833333333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4" calcext:value-type="float">
            <text:p>12,4</text:p>
          </table:table-cell>
          <table:table-cell table:formula="of:=COM.MICROSOFT.STDEV.S([.B34:.B45])" office:value-type="float" office:value="1.30755381139629" calcext:value-type="float">
            <text:p>1,3075538114</text:p>
          </table:table-cell>
          <table:table-cell table:formula="of:=AVERAGE([.B34:.B45])" office:value-type="float" office:value="10.2666666666667" calcext:value-type="float">
            <text:p>10,2666666667</text:p>
          </table:table-cell>
          <table:table-cell table:formula="of:=[.D45]-[.C45]" office:value-type="float" office:value="8.95911285527038" calcext:value-type="float">
            <text:p>8,9591128553</text:p>
          </table:table-cell>
          <table:table-cell table:formula="of:=[.D45]-[.D33]" office:value-type="float" office:value="2.9" calcext:value-type="float">
            <text:p>2,9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7" calcext:value-type="float">
            <text:p>12,7</text:p>
          </table:table-cell>
          <table:table-cell table:formula="of:=COM.MICROSOFT.STDEV.S([.B35:.B46])" office:value-type="float" office:value="1.32276111588486" calcext:value-type="float">
            <text:p>1,3227611159</text:p>
          </table:table-cell>
          <table:table-cell table:formula="of:=AVERAGE([.B35:.B46])" office:value-type="float" office:value="10.6333333333333" calcext:value-type="float">
            <text:p>10,6333333333</text:p>
          </table:table-cell>
          <table:table-cell table:formula="of:=[.D46]-[.C46]" office:value-type="float" office:value="9.31057221744847" calcext:value-type="float">
            <text:p>9,3105722174</text:p>
          </table:table-cell>
          <table:table-cell table:formula="of:=[.D46]-[.D34]" office:value-type="float" office:value="3.14166666666667" calcext:value-type="float">
            <text:p>3,141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36:.B47])" office:value-type="float" office:value="1.34772535642973" calcext:value-type="float">
            <text:p>1,3477253564</text:p>
          </table:table-cell>
          <table:table-cell table:formula="of:=AVERAGE([.B36:.B47])" office:value-type="float" office:value="11" calcext:value-type="float">
            <text:p>11</text:p>
          </table:table-cell>
          <table:table-cell table:formula="of:=[.D47]-[.C47]" office:value-type="float" office:value="9.65227464357027" calcext:value-type="float">
            <text:p>9,6522746436</text:p>
          </table:table-cell>
          <table:table-cell table:formula="of:=[.D47]-[.D35]" office:value-type="float" office:value="3.35" calcext:value-type="float">
            <text:p>3,35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37:.B48])" office:value-type="float" office:value="1.36656503687164" calcext:value-type="float">
            <text:p>1,3665650369</text:p>
          </table:table-cell>
          <table:table-cell table:formula="of:=AVERAGE([.B37:.B48])" office:value-type="float" office:value="11.375" calcext:value-type="float">
            <text:p>11,375</text:p>
          </table:table-cell>
          <table:table-cell table:formula="of:=[.D48]-[.C48]" office:value-type="float" office:value="10.0084349631284" calcext:value-type="float">
            <text:p>10,0084349631</text:p>
          </table:table-cell>
          <table:table-cell table:formula="of:=[.D48]-[.D36]" office:value-type="float" office:value="3.54166666666667" calcext:value-type="float">
            <text:p>3,541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8" calcext:value-type="float">
            <text:p>13,8</text:p>
          </table:table-cell>
          <table:table-cell table:formula="of:=COM.MICROSOFT.STDEV.S([.B38:.B49])" office:value-type="float" office:value="1.37870712384224" calcext:value-type="float">
            <text:p>1,3787071238</text:p>
          </table:table-cell>
          <table:table-cell table:formula="of:=AVERAGE([.B38:.B49])" office:value-type="float" office:value="11.7416666666667" calcext:value-type="float">
            <text:p>11,7416666667</text:p>
          </table:table-cell>
          <table:table-cell table:formula="of:=[.D49]-[.C49]" office:value-type="float" office:value="10.3629595428244" calcext:value-type="float">
            <text:p>10,3629595428</text:p>
          </table:table-cell>
          <table:table-cell table:formula="of:=[.D49]-[.D37]" office:value-type="float" office:value="3.70833333333333" calcext:value-type="float">
            <text:p>3,708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.3" calcext:value-type="float">
            <text:p>14,3</text:p>
          </table:table-cell>
          <table:table-cell table:formula="of:=COM.MICROSOFT.STDEV.S([.B39:.B50])" office:value-type="float" office:value="1.39878193764822" calcext:value-type="float">
            <text:p>1,3987819376</text:p>
          </table:table-cell>
          <table:table-cell table:formula="of:=AVERAGE([.B39:.B50])" office:value-type="float" office:value="12.125" calcext:value-type="float">
            <text:p>12,125</text:p>
          </table:table-cell>
          <table:table-cell table:formula="of:=[.D50]-[.C50]" office:value-type="float" office:value="10.7262180623518" calcext:value-type="float">
            <text:p>10,7262180624</text:p>
          </table:table-cell>
          <table:table-cell table:formula="of:=[.D50]-[.D38]" office:value-type="float" office:value="3.88333333333333" calcext:value-type="float">
            <text:p>3,8833333333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40:.B51])" office:value-type="float" office:value="1.39379034117457" calcext:value-type="float">
            <text:p>1,3937903412</text:p>
          </table:table-cell>
          <table:table-cell table:formula="of:=AVERAGE([.B40:.B51])" office:value-type="float" office:value="12.5083333333333" calcext:value-type="float">
            <text:p>12,5083333333</text:p>
          </table:table-cell>
          <table:table-cell table:formula="of:=[.D51]-[.C51]" office:value-type="float" office:value="11.1145429921588" calcext:value-type="float">
            <text:p>11,1145429922</text:p>
          </table:table-cell>
          <table:table-cell table:formula="of:=[.D51]-[.D39]" office:value-type="float" office:value="4.04166666666667" calcext:value-type="float">
            <text:p>4,041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5" calcext:value-type="float">
            <text:p>15</text:p>
          </table:table-cell>
          <table:table-cell table:formula="of:=COM.MICROSOFT.STDEV.S([.B41:.B52])" office:value-type="float" office:value="1.39379034117457" calcext:value-type="float">
            <text:p>1,3937903412</text:p>
          </table:table-cell>
          <table:table-cell table:formula="of:=AVERAGE([.B41:.B52])" office:value-type="float" office:value="12.8916666666667" calcext:value-type="float">
            <text:p>12,8916666667</text:p>
          </table:table-cell>
          <table:table-cell table:formula="of:=[.D52]-[.C52]" office:value-type="float" office:value="11.4978763254921" calcext:value-type="float">
            <text:p>11,4978763255</text:p>
          </table:table-cell>
          <table:table-cell table:formula="of:=[.D52]-[.D40]" office:value-type="float" office:value="4.16666666666666" calcext:value-type="float">
            <text:p>4,1666666667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5.3" calcext:value-type="float">
            <text:p>15,3</text:p>
          </table:table-cell>
          <table:table-cell table:formula="of:=COM.MICROSOFT.STDEV.S([.B42:.B53])" office:value-type="float" office:value="1.38520319043376" calcext:value-type="float">
            <text:p>1,3852031904</text:p>
          </table:table-cell>
          <table:table-cell table:formula="of:=AVERAGE([.B42:.B53])" office:value-type="float" office:value="13.2666666666667" calcext:value-type="float">
            <text:p>13,2666666667</text:p>
          </table:table-cell>
          <table:table-cell table:formula="of:=[.D53]-[.C53]" office:value-type="float" office:value="11.8814634762329" calcext:value-type="float">
            <text:p>11,8814634762</text:p>
          </table:table-cell>
          <table:table-cell table:formula="of:=[.D53]-[.D41]" office:value-type="float" office:value="4.26666666666667" calcext:value-type="float">
            <text:p>4,2666666667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43:.B54])" office:value-type="float" office:value="1.35409032418839" calcext:value-type="float">
            <text:p>1,3540903242</text:p>
          </table:table-cell>
          <table:table-cell table:formula="of:=AVERAGE([.B43:.B54])" office:value-type="float" office:value="13.6416666666667" calcext:value-type="float">
            <text:p>13,6416666667</text:p>
          </table:table-cell>
          <table:table-cell table:formula="of:=[.D54]-[.C54]" office:value-type="float" office:value="12.2875763424783" calcext:value-type="float">
            <text:p>12,2875763425</text:p>
          </table:table-cell>
          <table:table-cell table:formula="of:=[.D54]-[.D42]" office:value-type="float" office:value="4.35833333333333" calcext:value-type="float">
            <text:p>4,3583333333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8" calcext:value-type="float">
            <text:p>15,8</text:p>
          </table:table-cell>
          <table:table-cell table:formula="of:=COM.MICROSOFT.STDEV.S([.B44:.B55])" office:value-type="float" office:value="1.30384048104053" calcext:value-type="float">
            <text:p>1,303840481</text:p>
          </table:table-cell>
          <table:table-cell table:formula="of:=AVERAGE([.B44:.B55])" office:value-type="float" office:value="14" calcext:value-type="float">
            <text:p>14</text:p>
          </table:table-cell>
          <table:table-cell table:formula="of:=[.D55]-[.C55]" office:value-type="float" office:value="12.6961595189595" calcext:value-type="float">
            <text:p>12,696159519</text:p>
          </table:table-cell>
          <table:table-cell table:formula="of:=[.D55]-[.D43]" office:value-type="float" office:value="4.40833333333333" calcext:value-type="float">
            <text:p>4,4083333333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6" calcext:value-type="float">
            <text:p>16</text:p>
          </table:table-cell>
          <table:table-cell table:formula="of:=COM.MICROSOFT.STDEV.S([.B45:.B56])" office:value-type="float" office:value="1.23910402625397" calcext:value-type="float">
            <text:p>1,2391040263</text:p>
          </table:table-cell>
          <table:table-cell table:formula="of:=AVERAGE([.B45:.B56])" office:value-type="float" office:value="14.3416666666667" calcext:value-type="float">
            <text:p>14,3416666667</text:p>
          </table:table-cell>
          <table:table-cell table:formula="of:=[.D56]-[.C56]" office:value-type="float" office:value="13.1025626404127" calcext:value-type="float">
            <text:p>13,1025626404</text:p>
          </table:table-cell>
          <table:table-cell table:formula="of:=[.D56]-[.D44]" office:value-type="float" office:value="4.425" calcext:value-type="float">
            <text:p>4,425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6.1" calcext:value-type="float">
            <text:p>16,1</text:p>
          </table:table-cell>
          <table:table-cell table:formula="of:=COM.MICROSOFT.STDEV.S([.B46:.B57])" office:value-type="float" office:value="1.17046999107196" calcext:value-type="float">
            <text:p>1,1704699911</text:p>
          </table:table-cell>
          <table:table-cell table:formula="of:=AVERAGE([.B46:.B57])" office:value-type="float" office:value="14.65" calcext:value-type="float">
            <text:p>14,65</text:p>
          </table:table-cell>
          <table:table-cell table:formula="of:=[.D57]-[.C57]" office:value-type="float" office:value="13.479530008928" calcext:value-type="float">
            <text:p>13,4795300089</text:p>
          </table:table-cell>
          <table:table-cell table:formula="of:=[.D57]-[.D45]" office:value-type="float" office:value="4.38333333333333" calcext:value-type="float">
            <text:p>4,3833333333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.4" calcext:value-type="float">
            <text:p>16,4</text:p>
          </table:table-cell>
          <table:table-cell table:formula="of:=COM.MICROSOFT.STDEV.S([.B47:.B58])" office:value-type="float" office:value="1.09499550296572" calcext:value-type="float">
            <text:p>1,094995503</text:p>
          </table:table-cell>
          <table:table-cell table:formula="of:=AVERAGE([.B47:.B58])" office:value-type="float" office:value="14.9583333333333" calcext:value-type="float">
            <text:p>14,9583333333</text:p>
          </table:table-cell>
          <table:table-cell table:formula="of:=[.D58]-[.C58]" office:value-type="float" office:value="13.8633378303676" calcext:value-type="float">
            <text:p>13,8633378304</text:p>
          </table:table-cell>
          <table:table-cell table:formula="of:=[.D58]-[.D46]" office:value-type="float" office:value="4.325" calcext:value-type="float">
            <text:p>4,325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48:.B59])" office:value-type="float" office:value="1.03084989942839" calcext:value-type="float">
            <text:p>1,0308498994</text:p>
          </table:table-cell>
          <table:table-cell table:formula="of:=AVERAGE([.B48:.B59])" office:value-type="float" office:value="15.2583333333333" calcext:value-type="float">
            <text:p>15,2583333333</text:p>
          </table:table-cell>
          <table:table-cell table:formula="of:=[.D59]-[.C59]" office:value-type="float" office:value="14.2274834339049" calcext:value-type="float">
            <text:p>14,2274834339</text:p>
          </table:table-cell>
          <table:table-cell table:formula="of:=[.D59]-[.D47]" office:value-type="float" office:value="4.25833333333333" calcext:value-type="float">
            <text:p>4,258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" calcext:value-type="float">
            <text:p>17</text:p>
          </table:table-cell>
          <table:table-cell table:formula="of:=COM.MICROSOFT.STDEV.S([.B49:.B60])" office:value-type="float" office:value="0.98211275042403" calcext:value-type="float">
            <text:p>0,9821127504</text:p>
          </table:table-cell>
          <table:table-cell table:formula="of:=AVERAGE([.B49:.B60])" office:value-type="float" office:value="15.55" calcext:value-type="float">
            <text:p>15,55</text:p>
          </table:table-cell>
          <table:table-cell table:formula="of:=[.D60]-[.C60]" office:value-type="float" office:value="14.567887249576" calcext:value-type="float">
            <text:p>14,5678872496</text:p>
          </table:table-cell>
          <table:table-cell table:formula="of:=[.D60]-[.D48]" office:value-type="float" office:value="4.175" calcext:value-type="float">
            <text:p>4,175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50:.B61])" office:value-type="float" office:value="0.933671475542883" calcext:value-type="float">
            <text:p>0,9336714755</text:p>
          </table:table-cell>
          <table:table-cell table:formula="of:=AVERAGE([.B50:.B61])" office:value-type="float" office:value="15.8416666666667" calcext:value-type="float">
            <text:p>15,8416666667</text:p>
          </table:table-cell>
          <table:table-cell table:formula="of:=[.D61]-[.C61]" office:value-type="float" office:value="14.9079951911238" calcext:value-type="float">
            <text:p>14,9079951911</text:p>
          </table:table-cell>
          <table:table-cell table:formula="of:=[.D61]-[.D49]" office:value-type="float" office:value="4.1" calcext:value-type="float">
            <text:p>4,1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7.6" calcext:value-type="float">
            <text:p>17,6</text:p>
          </table:table-cell>
          <table:table-cell table:formula="of:=COM.MICROSOFT.STDEV.S([.B51:.B62])" office:value-type="float" office:value="0.924252359608795" calcext:value-type="float">
            <text:p>0,9242523596</text:p>
          </table:table-cell>
          <table:table-cell table:formula="of:=AVERAGE([.B51:.B62])" office:value-type="float" office:value="16.1166666666667" calcext:value-type="float">
            <text:p>16,1166666667</text:p>
          </table:table-cell>
          <table:table-cell table:formula="of:=[.D62]-[.C62]" office:value-type="float" office:value="15.1924143070579" calcext:value-type="float">
            <text:p>15,1924143071</text:p>
          </table:table-cell>
          <table:table-cell table:formula="of:=[.D62]-[.D50]" office:value-type="float" office:value="3.99166666666667" calcext:value-type="float">
            <text:p>3,9916666667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52:.B63])" office:value-type="float" office:value="0.922898924174486" calcext:value-type="float">
            <text:p>0,9228989242</text:p>
          </table:table-cell>
          <table:table-cell table:formula="of:=AVERAGE([.B52:.B63])" office:value-type="float" office:value="16.3916666666667" calcext:value-type="float">
            <text:p>16,3916666667</text:p>
          </table:table-cell>
          <table:table-cell table:formula="of:=[.D63]-[.C63]" office:value-type="float" office:value="15.4687677424922" calcext:value-type="float">
            <text:p>15,4687677425</text:p>
          </table:table-cell>
          <table:table-cell table:formula="of:=[.D63]-[.D51]" office:value-type="float" office:value="3.88333333333334" calcext:value-type="float">
            <text:p>3,88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8.1" calcext:value-type="float">
            <text:p>18,1</text:p>
          </table:table-cell>
          <table:table-cell table:formula="of:=COM.MICROSOFT.STDEV.S([.B53:.B64])" office:value-type="float" office:value="0.931762747796787" calcext:value-type="float">
            <text:p>0,9317627478</text:p>
          </table:table-cell>
          <table:table-cell table:formula="of:=AVERAGE([.B53:.B64])" office:value-type="float" office:value="16.65" calcext:value-type="float">
            <text:p>16,65</text:p>
          </table:table-cell>
          <table:table-cell table:formula="of:=[.D64]-[.C64]" office:value-type="float" office:value="15.7182372522032" calcext:value-type="float">
            <text:p>15,7182372522</text:p>
          </table:table-cell>
          <table:table-cell table:formula="of:=[.D64]-[.D52]" office:value-type="float" office:value="3.75833333333334" calcext:value-type="float">
            <text:p>3,7583333333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54:.B65])" office:value-type="float" office:value="0.952945990392982" calcext:value-type="float">
            <text:p>0,9529459904</text:p>
          </table:table-cell>
          <table:table-cell table:formula="of:=AVERAGE([.B54:.B65])" office:value-type="float" office:value="16.9083333333333" calcext:value-type="float">
            <text:p>16,9083333333</text:p>
          </table:table-cell>
          <table:table-cell table:formula="of:=[.D65]-[.C65]" office:value-type="float" office:value="15.9553873429404" calcext:value-type="float">
            <text:p>15,9553873429</text:p>
          </table:table-cell>
          <table:table-cell table:formula="of:=[.D65]-[.D53]" office:value-type="float" office:value="3.64166666666667" calcext:value-type="float">
            <text:p>3,641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8.7" calcext:value-type="float">
            <text:p>18,7</text:p>
          </table:table-cell>
          <table:table-cell table:formula="of:=COM.MICROSOFT.STDEV.S([.B55:.B66])" office:value-type="float" office:value="0.985654681678706" calcext:value-type="float">
            <text:p>0,9856546817</text:p>
          </table:table-cell>
          <table:table-cell table:formula="of:=AVERAGE([.B55:.B66])" office:value-type="float" office:value="17.1666666666667" calcext:value-type="float">
            <text:p>17,1666666667</text:p>
          </table:table-cell>
          <table:table-cell table:formula="of:=[.D66]-[.C66]" office:value-type="float" office:value="16.181011984988" calcext:value-type="float">
            <text:p>16,181011985</text:p>
          </table:table-cell>
          <table:table-cell table:formula="of:=[.D66]-[.D54]" office:value-type="float" office:value="3.525" calcext:value-type="float">
            <text:p>3,525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9" calcext:value-type="float">
            <text:p>19</text:p>
          </table:table-cell>
          <table:table-cell table:formula="of:=COM.MICROSOFT.STDEV.S([.B56:.B67])" office:value-type="float" office:value="1.01473985321213" calcext:value-type="float">
            <text:p>1,0147398532</text:p>
          </table:table-cell>
          <table:table-cell table:formula="of:=AVERAGE([.B56:.B67])" office:value-type="float" office:value="17.4333333333333" calcext:value-type="float">
            <text:p>17,4333333333</text:p>
          </table:table-cell>
          <table:table-cell table:formula="of:=[.D67]-[.C67]" office:value-type="float" office:value="16.4185934801212" calcext:value-type="float">
            <text:p>16,4185934801</text:p>
          </table:table-cell>
          <table:table-cell table:formula="of:=[.D67]-[.D55]" office:value-type="float" office:value="3.43333333333333" calcext:value-type="float">
            <text:p>3,4333333333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9.4" calcext:value-type="float">
            <text:p>19,4</text:p>
          </table:table-cell>
          <table:table-cell table:formula="of:=COM.MICROSOFT.STDEV.S([.B57:.B68])" office:value-type="float" office:value="1.05212627425119" calcext:value-type="float">
            <text:p>1,0521262743</text:p>
          </table:table-cell>
          <table:table-cell table:formula="of:=AVERAGE([.B57:.B68])" office:value-type="float" office:value="17.7166666666667" calcext:value-type="float">
            <text:p>17,7166666667</text:p>
          </table:table-cell>
          <table:table-cell table:formula="of:=[.D68]-[.C68]" office:value-type="float" office:value="16.6645403924155" calcext:value-type="float">
            <text:p>16,6645403924</text:p>
          </table:table-cell>
          <table:table-cell table:formula="of:=[.D68]-[.D56]" office:value-type="float" office:value="3.375" calcext:value-type="float">
            <text:p>3,375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9.7" calcext:value-type="float">
            <text:p>19,7</text:p>
          </table:table-cell>
          <table:table-cell table:formula="of:=COM.MICROSOFT.STDEV.S([.B58:.B69])" office:value-type="float" office:value="1.06244429443989" calcext:value-type="float">
            <text:p>1,0624442944</text:p>
          </table:table-cell>
          <table:table-cell table:formula="of:=AVERAGE([.B58:.B69])" office:value-type="float" office:value="18.0166666666667" calcext:value-type="float">
            <text:p>18,0166666667</text:p>
          </table:table-cell>
          <table:table-cell table:formula="of:=[.D69]-[.C69]" office:value-type="float" office:value="16.9542223722268" calcext:value-type="float">
            <text:p>16,9542223722</text:p>
          </table:table-cell>
          <table:table-cell table:formula="of:=[.D69]-[.D57]" office:value-type="float" office:value="3.36666666666667" calcext:value-type="float">
            <text:p>3,3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59:.B70])" office:value-type="float" office:value="1.08721913823546" calcext:value-type="float">
            <text:p>1,0872191382</text:p>
          </table:table-cell>
          <table:table-cell table:formula="of:=AVERAGE([.B59:.B70])" office:value-type="float" office:value="18.325" calcext:value-type="float">
            <text:p>18,325</text:p>
          </table:table-cell>
          <table:table-cell table:formula="of:=[.D70]-[.C70]" office:value-type="float" office:value="17.2377808617645" calcext:value-type="float">
            <text:p>17,2377808618</text:p>
          </table:table-cell>
          <table:table-cell table:formula="of:=[.D70]-[.D58]" office:value-type="float" office:value="3.36666666666667" calcext:value-type="float">
            <text:p>3,3666666667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0.5" calcext:value-type="float">
            <text:p>20,5</text:p>
          </table:table-cell>
          <table:table-cell table:formula="of:=COM.MICROSOFT.STDEV.S([.B60:.B71])" office:value-type="float" office:value="1.12367767404693" calcext:value-type="float">
            <text:p>1,123677674</text:p>
          </table:table-cell>
          <table:table-cell table:formula="of:=AVERAGE([.B60:.B71])" office:value-type="float" office:value="18.6416666666667" calcext:value-type="float">
            <text:p>18,6416666667</text:p>
          </table:table-cell>
          <table:table-cell table:formula="of:=[.D71]-[.C71]" office:value-type="float" office:value="17.5179889926197" calcext:value-type="float">
            <text:p>17,5179889926</text:p>
          </table:table-cell>
          <table:table-cell table:formula="of:=[.D71]-[.D59]" office:value-type="float" office:value="3.38333333333333" calcext:value-type="float">
            <text:p>3,38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0.8" calcext:value-type="float">
            <text:p>20,8</text:p>
          </table:table-cell>
          <table:table-cell table:formula="of:=COM.MICROSOFT.STDEV.S([.B61:.B72])" office:value-type="float" office:value="1.15401144892173" calcext:value-type="float">
            <text:p>1,1540114489</text:p>
          </table:table-cell>
          <table:table-cell table:formula="of:=AVERAGE([.B61:.B72])" office:value-type="float" office:value="18.9583333333333" calcext:value-type="float">
            <text:p>18,9583333333</text:p>
          </table:table-cell>
          <table:table-cell table:formula="of:=[.D72]-[.C72]" office:value-type="float" office:value="17.8043218844116" calcext:value-type="float">
            <text:p>17,8043218844</text:p>
          </table:table-cell>
          <table:table-cell table:formula="of:=[.D72]-[.D60]" office:value-type="float" office:value="3.40833333333333" calcext:value-type="float">
            <text:p>3,4083333333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62:.B73])" office:value-type="float" office:value="1.17869342147065" calcext:value-type="float">
            <text:p>1,1786934215</text:p>
          </table:table-cell>
          <table:table-cell table:formula="of:=AVERAGE([.B62:.B73])" office:value-type="float" office:value="19.275" calcext:value-type="float">
            <text:p>19,275</text:p>
          </table:table-cell>
          <table:table-cell table:formula="of:=[.D73]-[.C73]" office:value-type="float" office:value="18.0963065785294" calcext:value-type="float">
            <text:p>18,0963065785</text:p>
          </table:table-cell>
          <table:table-cell table:formula="of:=[.D73]-[.D61]" office:value-type="float" office:value="3.43333333333333" calcext:value-type="float">
            <text:p>3,4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63:.B74])" office:value-type="float" office:value="1.198072947645" calcext:value-type="float">
            <text:p>1,1980729476</text:p>
          </table:table-cell>
          <table:table-cell table:formula="of:=AVERAGE([.B63:.B74])" office:value-type="float" office:value="19.5916666666667" calcext:value-type="float">
            <text:p>19,5916666667</text:p>
          </table:table-cell>
          <table:table-cell table:formula="of:=[.D74]-[.C74]" office:value-type="float" office:value="18.3935937190217" calcext:value-type="float">
            <text:p>18,393593719</text:p>
          </table:table-cell>
          <table:table-cell table:formula="of:=[.D74]-[.D62]" office:value-type="float" office:value="3.475" calcext:value-type="float">
            <text:p>3,475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64:.B75])" office:value-type="float" office:value="1.212404322998" calcext:value-type="float">
            <text:p>1,212404323</text:p>
          </table:table-cell>
          <table:table-cell table:formula="of:=AVERAGE([.B64:.B75])" office:value-type="float" office:value="19.9083333333333" calcext:value-type="float">
            <text:p>19,9083333333</text:p>
          </table:table-cell>
          <table:table-cell table:formula="of:=[.D75]-[.C75]" office:value-type="float" office:value="18.6959290103353" calcext:value-type="float">
            <text:p>18,6959290103</text:p>
          </table:table-cell>
          <table:table-cell table:formula="of:=[.D75]-[.D63]" office:value-type="float" office:value="3.51666666666667" calcext:value-type="float">
            <text:p>3,51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2" calcext:value-type="float">
            <text:p>22</text:p>
          </table:table-cell>
          <table:table-cell table:formula="of:=COM.MICROSOFT.STDEV.S([.B65:.B76])" office:value-type="float" office:value="1.20629661159746" calcext:value-type="float">
            <text:p>1,2062966116</text:p>
          </table:table-cell>
          <table:table-cell table:formula="of:=AVERAGE([.B65:.B76])" office:value-type="float" office:value="20.2333333333333" calcext:value-type="float">
            <text:p>20,2333333333</text:p>
          </table:table-cell>
          <table:table-cell table:formula="of:=[.D76]-[.C76]" office:value-type="float" office:value="19.0270367217359" calcext:value-type="float">
            <text:p>19,0270367217</text:p>
          </table:table-cell>
          <table:table-cell table:formula="of:=[.D76]-[.D64]" office:value-type="float" office:value="3.58333333333333" calcext:value-type="float">
            <text:p>3,5833333333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2.2" calcext:value-type="float">
            <text:p>22,2</text:p>
          </table:table-cell>
          <table:table-cell table:formula="of:=COM.MICROSOFT.STDEV.S([.B66:.B77])" office:value-type="float" office:value="1.17975344111309" calcext:value-type="float">
            <text:p>1,1797534411</text:p>
          </table:table-cell>
          <table:table-cell table:formula="of:=AVERAGE([.B66:.B77])" office:value-type="float" office:value="20.55" calcext:value-type="float">
            <text:p>20,55</text:p>
          </table:table-cell>
          <table:table-cell table:formula="of:=[.D77]-[.C77]" office:value-type="float" office:value="19.3702465588869" calcext:value-type="float">
            <text:p>19,3702465589</text:p>
          </table:table-cell>
          <table:table-cell table:formula="of:=[.D77]-[.D65]" office:value-type="float" office:value="3.64166666666666" calcext:value-type="float">
            <text:p>3,641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2.6" calcext:value-type="float">
            <text:p>22,6</text:p>
          </table:table-cell>
          <table:table-cell table:formula="of:=COM.MICROSOFT.STDEV.S([.B67:.B78])" office:value-type="float" office:value="1.16081867662439" calcext:value-type="float">
            <text:p>1,1608186766</text:p>
          </table:table-cell>
          <table:table-cell table:formula="of:=AVERAGE([.B67:.B78])" office:value-type="float" office:value="20.875" calcext:value-type="float">
            <text:p>20,875</text:p>
          </table:table-cell>
          <table:table-cell table:formula="of:=[.D78]-[.C78]" office:value-type="float" office:value="19.7141813233756" calcext:value-type="float">
            <text:p>19,7141813234</text:p>
          </table:table-cell>
          <table:table-cell table:formula="of:=[.D78]-[.D66]" office:value-type="float" office:value="3.70833333333333" calcext:value-type="float">
            <text:p>3,708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.9" calcext:value-type="float">
            <text:p>22,9</text:p>
          </table:table-cell>
          <table:table-cell table:formula="of:=COM.MICROSOFT.STDEV.S([.B68:.B79])" office:value-type="float" office:value="1.13377887855373" calcext:value-type="float">
            <text:p>1,1337788786</text:p>
          </table:table-cell>
          <table:table-cell table:formula="of:=AVERAGE([.B68:.B79])" office:value-type="float" office:value="21.2" calcext:value-type="float">
            <text:p>21,2</text:p>
          </table:table-cell>
          <table:table-cell table:formula="of:=[.D79]-[.C79]" office:value-type="float" office:value="20.0662211214463" calcext:value-type="float">
            <text:p>20,0662211214</text:p>
          </table:table-cell>
          <table:table-cell table:formula="of:=[.D79]-[.D67]" office:value-type="float" office:value="3.76666666666667" calcext:value-type="float">
            <text:p>3,76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3.1" calcext:value-type="float">
            <text:p>23,1</text:p>
          </table:table-cell>
          <table:table-cell table:formula="of:=COM.MICROSOFT.STDEV.S([.B69:.B80])" office:value-type="float" office:value="1.10244219253383" calcext:value-type="float">
            <text:p>1,1024421925</text:p>
          </table:table-cell>
          <table:table-cell table:formula="of:=AVERAGE([.B69:.B80])" office:value-type="float" office:value="21.5083333333333" calcext:value-type="float">
            <text:p>21,5083333333</text:p>
          </table:table-cell>
          <table:table-cell table:formula="of:=[.D80]-[.C80]" office:value-type="float" office:value="20.4058911407995" calcext:value-type="float">
            <text:p>20,4058911408</text:p>
          </table:table-cell>
          <table:table-cell table:formula="of:=[.D80]-[.D68]" office:value-type="float" office:value="3.79166666666667" calcext:value-type="float">
            <text:p>3,791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70:.B81])" office:value-type="float" office:value="1.05439196897663" calcext:value-type="float">
            <text:p>1,054391969</text:p>
          </table:table-cell>
          <table:table-cell table:formula="of:=AVERAGE([.B70:.B81])" office:value-type="float" office:value="21.8083333333333" calcext:value-type="float">
            <text:p>21,8083333333</text:p>
          </table:table-cell>
          <table:table-cell table:formula="of:=[.D81]-[.C81]" office:value-type="float" office:value="20.7539413643567" calcext:value-type="float">
            <text:p>20,7539413644</text:p>
          </table:table-cell>
          <table:table-cell table:formula="of:=[.D81]-[.D69]" office:value-type="float" office:value="3.79166666666667" calcext:value-type="float">
            <text:p>3,791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3.6" calcext:value-type="float">
            <text:p>23,6</text:p>
          </table:table-cell>
          <table:table-cell table:formula="of:=COM.MICROSOFT.STDEV.S([.B71:.B82])" office:value-type="float" office:value="1.02247471629109" calcext:value-type="float">
            <text:p>1,0224747163</text:p>
          </table:table-cell>
          <table:table-cell table:formula="of:=AVERAGE([.B71:.B82])" office:value-type="float" office:value="22.1" calcext:value-type="float">
            <text:p>22,1</text:p>
          </table:table-cell>
          <table:table-cell table:formula="of:=[.D82]-[.C82]" office:value-type="float" office:value="21.0775252837089" calcext:value-type="float">
            <text:p>21,0775252837</text:p>
          </table:table-cell>
          <table:table-cell table:formula="of:=[.D82]-[.D70]" office:value-type="float" office:value="3.775" calcext:value-type="float">
            <text:p>3,775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3.9" calcext:value-type="float">
            <text:p>23,9</text:p>
          </table:table-cell>
          <table:table-cell table:formula="of:=COM.MICROSOFT.STDEV.S([.B72:.B83])" office:value-type="float" office:value="1.00980046033708" calcext:value-type="float">
            <text:p>1,0098004603</text:p>
          </table:table-cell>
          <table:table-cell table:formula="of:=AVERAGE([.B72:.B83])" office:value-type="float" office:value="22.3833333333333" calcext:value-type="float">
            <text:p>22,3833333333</text:p>
          </table:table-cell>
          <table:table-cell table:formula="of:=[.D83]-[.C83]" office:value-type="float" office:value="21.3735328729963" calcext:value-type="float">
            <text:p>21,373532873</text:p>
          </table:table-cell>
          <table:table-cell table:formula="of:=[.D83]-[.D71]" office:value-type="float" office:value="3.74166666666667" calcext:value-type="float">
            <text:p>3,7416666667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4.2" calcext:value-type="float">
            <text:p>24,2</text:p>
          </table:table-cell>
          <table:table-cell table:formula="of:=COM.MICROSOFT.STDEV.S([.B73:.B84])" office:value-type="float" office:value="1.0021189671104" calcext:value-type="float">
            <text:p>1,0021189671</text:p>
          </table:table-cell>
          <table:table-cell table:formula="of:=AVERAGE([.B73:.B84])" office:value-type="float" office:value="22.6666666666667" calcext:value-type="float">
            <text:p>22,6666666667</text:p>
          </table:table-cell>
          <table:table-cell table:formula="of:=[.D84]-[.C84]" office:value-type="float" office:value="21.6645476995563" calcext:value-type="float">
            <text:p>21,6645476996</text:p>
          </table:table-cell>
          <table:table-cell table:formula="of:=[.D84]-[.D72]" office:value-type="float" office:value="3.70833333333334" calcext:value-type="float">
            <text:p>3,7083333333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.3" calcext:value-type="float">
            <text:p>24,3</text:p>
          </table:table-cell>
          <table:table-cell table:formula="of:=COM.MICROSOFT.STDEV.S([.B74:.B85])" office:value-type="float" office:value="0.972656468677717" calcext:value-type="float">
            <text:p>0,9726564687</text:p>
          </table:table-cell>
          <table:table-cell table:formula="of:=AVERAGE([.B74:.B85])" office:value-type="float" office:value="22.9333333333333" calcext:value-type="float">
            <text:p>22,9333333333</text:p>
          </table:table-cell>
          <table:table-cell table:formula="of:=[.D85]-[.C85]" office:value-type="float" office:value="21.9606768646556" calcext:value-type="float">
            <text:p>21,9606768647</text:p>
          </table:table-cell>
          <table:table-cell table:formula="of:=[.D85]-[.D73]" office:value-type="float" office:value="3.65833333333333" calcext:value-type="float">
            <text:p>3,6583333333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4.5" calcext:value-type="float">
            <text:p>24,5</text:p>
          </table:table-cell>
          <table:table-cell table:formula="of:=COM.MICROSOFT.STDEV.S([.B75:.B86])" office:value-type="float" office:value="0.9394953513198" calcext:value-type="float">
            <text:p>0,9394953513</text:p>
          </table:table-cell>
          <table:table-cell table:formula="of:=AVERAGE([.B75:.B86])" office:value-type="float" office:value="23.1916666666667" calcext:value-type="float">
            <text:p>23,1916666667</text:p>
          </table:table-cell>
          <table:table-cell table:formula="of:=[.D86]-[.C86]" office:value-type="float" office:value="22.2521713153469" calcext:value-type="float">
            <text:p>22,2521713153</text:p>
          </table:table-cell>
          <table:table-cell table:formula="of:=[.D86]-[.D74]" office:value-type="float" office:value="3.6" calcext:value-type="float">
            <text:p>3,6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76:.B87])" office:value-type="float" office:value="0.904994558831793" calcext:value-type="float">
            <text:p>0,9049945588</text:p>
          </table:table-cell>
          <table:table-cell table:formula="of:=AVERAGE([.B76:.B87])" office:value-type="float" office:value="23.4416666666667" calcext:value-type="float">
            <text:p>23,4416666667</text:p>
          </table:table-cell>
          <table:table-cell table:formula="of:=[.D87]-[.C87]" office:value-type="float" office:value="22.5366721078349" calcext:value-type="float">
            <text:p>22,5366721078</text:p>
          </table:table-cell>
          <table:table-cell table:formula="of:=[.D87]-[.D75]" office:value-type="float" office:value="3.53333333333333" calcext:value-type="float">
            <text:p>3,5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77:.B88])" office:value-type="float" office:value="0.859307332046626" calcext:value-type="float">
            <text:p>0,859307332</text:p>
          </table:table-cell>
          <table:table-cell table:formula="of:=AVERAGE([.B77:.B88])" office:value-type="float" office:value="23.675" calcext:value-type="float">
            <text:p>23,675</text:p>
          </table:table-cell>
          <table:table-cell table:formula="of:=[.D88]-[.C88]" office:value-type="float" office:value="22.8156926679534" calcext:value-type="float">
            <text:p>22,815692668</text:p>
          </table:table-cell>
          <table:table-cell table:formula="of:=[.D88]-[.D76]" office:value-type="float" office:value="3.44166666666666" calcext:value-type="float">
            <text:p>3,4416666667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5" calcext:value-type="float">
            <text:p>25</text:p>
          </table:table-cell>
          <table:table-cell table:formula="of:=COM.MICROSOFT.STDEV.S([.B78:.B89])" office:value-type="float" office:value="0.800520663901522" calcext:value-type="float">
            <text:p>0,8005206639</text:p>
          </table:table-cell>
          <table:table-cell table:formula="of:=AVERAGE([.B78:.B89])" office:value-type="float" office:value="23.9083333333333" calcext:value-type="float">
            <text:p>23,9083333333</text:p>
          </table:table-cell>
          <table:table-cell table:formula="of:=[.D89]-[.C89]" office:value-type="float" office:value="23.1078126694318" calcext:value-type="float">
            <text:p>23,1078126694</text:p>
          </table:table-cell>
          <table:table-cell table:formula="of:=[.D89]-[.D77]" office:value-type="float" office:value="3.35833333333334" calcext:value-type="float">
            <text:p>3,3583333333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79:.B90])" office:value-type="float" office:value="0.778498944161523" calcext:value-type="float">
            <text:p>0,7784989442</text:p>
          </table:table-cell>
          <table:table-cell table:formula="of:=AVERAGE([.B79:.B90])" office:value-type="float" office:value="24.1333333333333" calcext:value-type="float">
            <text:p>24,1333333333</text:p>
          </table:table-cell>
          <table:table-cell table:formula="of:=[.D90]-[.C90]" office:value-type="float" office:value="23.3548343891718" calcext:value-type="float">
            <text:p>23,3548343892</text:p>
          </table:table-cell>
          <table:table-cell table:formula="of:=[.D90]-[.D78]" office:value-type="float" office:value="3.25833333333333" calcext:value-type="float">
            <text:p>3,2583333333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80:.B91])" office:value-type="float" office:value="0.752521015512443" calcext:value-type="float">
            <text:p>0,7525210155</text:p>
          </table:table-cell>
          <table:table-cell table:formula="of:=AVERAGE([.B80:.B91])" office:value-type="float" office:value="24.3416666666667" calcext:value-type="float">
            <text:p>24,3416666667</text:p>
          </table:table-cell>
          <table:table-cell table:formula="of:=[.D91]-[.C91]" office:value-type="float" office:value="23.5891456511542" calcext:value-type="float">
            <text:p>23,5891456512</text:p>
          </table:table-cell>
          <table:table-cell table:formula="of:=[.D91]-[.D79]" office:value-type="float" office:value="3.14166666666667" calcext:value-type="float">
            <text:p>3,141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81:.B92])" office:value-type="float" office:value="0.722998805481221" calcext:value-type="float">
            <text:p>0,7229988055</text:p>
          </table:table-cell>
          <table:table-cell table:formula="of:=AVERAGE([.B81:.B92])" office:value-type="float" office:value="24.55" calcext:value-type="float">
            <text:p>24,55</text:p>
          </table:table-cell>
          <table:table-cell table:formula="of:=[.D92]-[.C92]" office:value-type="float" office:value="23.8270011945188" calcext:value-type="float">
            <text:p>23,8270011945</text:p>
          </table:table-cell>
          <table:table-cell table:formula="of:=[.D92]-[.D80]" office:value-type="float" office:value="3.04166666666666" calcext:value-type="float">
            <text:p>3,0416666667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82:.B93])" office:value-type="float" office:value="0.67621943721896" calcext:value-type="float">
            <text:p>0,6762194372</text:p>
          </table:table-cell>
          <table:table-cell table:formula="of:=AVERAGE([.B82:.B93])" office:value-type="float" office:value="24.75" calcext:value-type="float">
            <text:p>24,75</text:p>
          </table:table-cell>
          <table:table-cell table:formula="of:=[.D93]-[.C93]" office:value-type="float" office:value="24.073780562781" calcext:value-type="float">
            <text:p>24,0737805628</text:p>
          </table:table-cell>
          <table:table-cell table:formula="of:=[.D93]-[.D81]" office:value-type="float" office:value="2.94166666666667" calcext:value-type="float">
            <text:p>2,9416666667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83:.B94])" office:value-type="float" office:value="0.64590786471212" calcext:value-type="float">
            <text:p>0,6459078647</text:p>
          </table:table-cell>
          <table:table-cell table:formula="of:=AVERAGE([.B83:.B94])" office:value-type="float" office:value="24.9416666666667" calcext:value-type="float">
            <text:p>24,9416666667</text:p>
          </table:table-cell>
          <table:table-cell table:formula="of:=[.D94]-[.C94]" office:value-type="float" office:value="24.2957588019545" calcext:value-type="float">
            <text:p>24,295758802</text:p>
          </table:table-cell>
          <table:table-cell table:formula="of:=[.D94]-[.D82]" office:value-type="float" office:value="2.84166666666666" calcext:value-type="float">
            <text:p>2,8416666667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6" calcext:value-type="float">
            <text:p>26</text:p>
          </table:table-cell>
          <table:table-cell table:formula="of:=COM.MICROSOFT.STDEV.S([.B84:.B95])" office:value-type="float" office:value="0.622068884424946" calcext:value-type="float">
            <text:p>0,6220688844</text:p>
          </table:table-cell>
          <table:table-cell table:formula="of:=AVERAGE([.B84:.B95])" office:value-type="float" office:value="25.1166666666667" calcext:value-type="float">
            <text:p>25,1166666667</text:p>
          </table:table-cell>
          <table:table-cell table:formula="of:=[.D95]-[.C95]" office:value-type="float" office:value="24.4945977822417" calcext:value-type="float">
            <text:p>24,4945977822</text:p>
          </table:table-cell>
          <table:table-cell table:formula="of:=[.D95]-[.D83]" office:value-type="float" office:value="2.73333333333333" calcext:value-type="float">
            <text:p>2,73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6.3" calcext:value-type="float">
            <text:p>26,3</text:p>
          </table:table-cell>
          <table:table-cell table:formula="of:=COM.MICROSOFT.STDEV.S([.B85:.B96])" office:value-type="float" office:value="0.635979321180883" calcext:value-type="float">
            <text:p>0,6359793212</text:p>
          </table:table-cell>
          <table:table-cell table:formula="of:=AVERAGE([.B85:.B96])" office:value-type="float" office:value="25.2916666666667" calcext:value-type="float">
            <text:p>25,2916666667</text:p>
          </table:table-cell>
          <table:table-cell table:formula="of:=[.D96]-[.C96]" office:value-type="float" office:value="24.6556873454858" calcext:value-type="float">
            <text:p>24,6556873455</text:p>
          </table:table-cell>
          <table:table-cell table:formula="of:=[.D96]-[.D84]" office:value-type="float" office:value="2.625" calcext:value-type="float">
            <text:p>2,625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6.4" calcext:value-type="float">
            <text:p>26,4</text:p>
          </table:table-cell>
          <table:table-cell table:formula="of:=COM.MICROSOFT.STDEV.S([.B86:.B97])" office:value-type="float" office:value="0.627162924074226" calcext:value-type="float">
            <text:p>0,6271629241</text:p>
          </table:table-cell>
          <table:table-cell table:formula="of:=AVERAGE([.B86:.B97])" office:value-type="float" office:value="25.4666666666667" calcext:value-type="float">
            <text:p>25,4666666667</text:p>
          </table:table-cell>
          <table:table-cell table:formula="of:=[.D97]-[.C97]" office:value-type="float" office:value="24.8395037425924" calcext:value-type="float">
            <text:p>24,8395037426</text:p>
          </table:table-cell>
          <table:table-cell table:formula="of:=[.D97]-[.D85]" office:value-type="float" office:value="2.53333333333333" calcext:value-type="float">
            <text:p>2,53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87:.B98])" office:value-type="float" office:value="0.625893301004592" calcext:value-type="float">
            <text:p>0,625893301</text:p>
          </table:table-cell>
          <table:table-cell table:formula="of:=AVERAGE([.B87:.B98])" office:value-type="float" office:value="25.6416666666667" calcext:value-type="float">
            <text:p>25,6416666667</text:p>
          </table:table-cell>
          <table:table-cell table:formula="of:=[.D98]-[.C98]" office:value-type="float" office:value="25.0157733656621" calcext:value-type="float">
            <text:p>25,0157733657</text:p>
          </table:table-cell>
          <table:table-cell table:formula="of:=[.D98]-[.D86]" office:value-type="float" office:value="2.45" calcext:value-type="float">
            <text:p>2,45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6.7" calcext:value-type="float">
            <text:p>26,7</text:p>
          </table:table-cell>
          <table:table-cell table:formula="of:=COM.MICROSOFT.STDEV.S([.B88:.B99])" office:value-type="float" office:value="0.618588324454572" calcext:value-type="float">
            <text:p>0,6185883245</text:p>
          </table:table-cell>
          <table:table-cell table:formula="of:=AVERAGE([.B88:.B99])" office:value-type="float" office:value="25.8083333333333" calcext:value-type="float">
            <text:p>25,8083333333</text:p>
          </table:table-cell>
          <table:table-cell table:formula="of:=[.D99]-[.C99]" office:value-type="float" office:value="25.1897450088788" calcext:value-type="float">
            <text:p>25,1897450089</text:p>
          </table:table-cell>
          <table:table-cell table:formula="of:=[.D99]-[.D87]" office:value-type="float" office:value="2.36666666666667" calcext:value-type="float">
            <text:p>2,3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.9" calcext:value-type="float">
            <text:p>26,9</text:p>
          </table:table-cell>
          <table:table-cell table:formula="of:=COM.MICROSOFT.STDEV.S([.B89:.B100])" office:value-type="float" office:value="0.604277680500873" calcext:value-type="float">
            <text:p>0,6042776805</text:p>
          </table:table-cell>
          <table:table-cell table:formula="of:=AVERAGE([.B89:.B100])" office:value-type="float" office:value="25.9833333333333" calcext:value-type="float">
            <text:p>25,9833333333</text:p>
          </table:table-cell>
          <table:table-cell table:formula="of:=[.D100]-[.C100]" office:value-type="float" office:value="25.3790556528325" calcext:value-type="float">
            <text:p>25,3790556528</text:p>
          </table:table-cell>
          <table:table-cell table:formula="of:=[.D100]-[.D88]" office:value-type="float" office:value="2.30833333333334" calcext:value-type="float">
            <text:p>2,3083333333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7" calcext:value-type="float">
            <text:p>27</text:p>
          </table:table-cell>
          <table:table-cell table:formula="of:=COM.MICROSOFT.STDEV.S([.B90:.B101])" office:value-type="float" office:value="0.583874208121142" calcext:value-type="float">
            <text:p>0,5838742081</text:p>
          </table:table-cell>
          <table:table-cell table:formula="of:=AVERAGE([.B90:.B101])" office:value-type="float" office:value="26.15" calcext:value-type="float">
            <text:p>26,15</text:p>
          </table:table-cell>
          <table:table-cell table:formula="of:=[.D101]-[.C101]" office:value-type="float" office:value="25.5661257918789" calcext:value-type="float">
            <text:p>25,5661257919</text:p>
          </table:table-cell>
          <table:table-cell table:formula="of:=[.D101]-[.D89]" office:value-type="float" office:value="2.24166666666667" calcext:value-type="float">
            <text:p>2,2416666667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7.2" calcext:value-type="float">
            <text:p>27,2</text:p>
          </table:table-cell>
          <table:table-cell table:formula="of:=COM.MICROSOFT.STDEV.S([.B91:.B102])" office:value-type="float" office:value="0.590005136084476" calcext:value-type="float">
            <text:p>0,5900051361</text:p>
          </table:table-cell>
          <table:table-cell table:formula="of:=AVERAGE([.B91:.B102])" office:value-type="float" office:value="26.3083333333333" calcext:value-type="float">
            <text:p>26,3083333333</text:p>
          </table:table-cell>
          <table:table-cell table:formula="of:=[.D102]-[.C102]" office:value-type="float" office:value="25.7183281972489" calcext:value-type="float">
            <text:p>25,7183281972</text:p>
          </table:table-cell>
          <table:table-cell table:formula="of:=[.D102]-[.D90]" office:value-type="float" office:value="2.175" calcext:value-type="float">
            <text:p>2,175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7.3" calcext:value-type="float">
            <text:p>27,3</text:p>
          </table:table-cell>
          <table:table-cell table:formula="of:=COM.MICROSOFT.STDEV.S([.B92:.B103])" office:value-type="float" office:value="0.578922719498479" calcext:value-type="float">
            <text:p>0,5789227195</text:p>
          </table:table-cell>
          <table:table-cell table:formula="of:=AVERAGE([.B92:.B103])" office:value-type="float" office:value="26.4666666666667" calcext:value-type="float">
            <text:p>26,4666666667</text:p>
          </table:table-cell>
          <table:table-cell table:formula="of:=[.D103]-[.C103]" office:value-type="float" office:value="25.8877439471682" calcext:value-type="float">
            <text:p>25,8877439472</text:p>
          </table:table-cell>
          <table:table-cell table:formula="of:=[.D103]-[.D91]" office:value-type="float" office:value="2.125" calcext:value-type="float">
            <text:p>2,125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7.5" calcext:value-type="float">
            <text:p>27,5</text:p>
          </table:table-cell>
          <table:table-cell table:formula="of:=COM.MICROSOFT.STDEV.S([.B93:.B104])" office:value-type="float" office:value="0.580164553459542" calcext:value-type="float">
            <text:p>0,5801645535</text:p>
          </table:table-cell>
          <table:table-cell table:formula="of:=AVERAGE([.B93:.B104])" office:value-type="float" office:value="26.625" calcext:value-type="float">
            <text:p>26,625</text:p>
          </table:table-cell>
          <table:table-cell table:formula="of:=[.D104]-[.C104]" office:value-type="float" office:value="26.0448354465405" calcext:value-type="float">
            <text:p>26,0448354465</text:p>
          </table:table-cell>
          <table:table-cell table:formula="of:=[.D104]-[.D92]" office:value-type="float" office:value="2.075" calcext:value-type="float">
            <text:p>2,075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7.6" calcext:value-type="float">
            <text:p>27,6</text:p>
          </table:table-cell>
          <table:table-cell table:formula="of:=COM.MICROSOFT.STDEV.S([.B94:.B105])" office:value-type="float" office:value="0.563807403178415" calcext:value-type="float">
            <text:p>0,5638074032</text:p>
          </table:table-cell>
          <table:table-cell table:formula="of:=AVERAGE([.B94:.B105])" office:value-type="float" office:value="26.7833333333333" calcext:value-type="float">
            <text:p>26,7833333333</text:p>
          </table:table-cell>
          <table:table-cell table:formula="of:=[.D105]-[.C105]" office:value-type="float" office:value="26.2195259301549" calcext:value-type="float">
            <text:p>26,2195259302</text:p>
          </table:table-cell>
          <table:table-cell table:formula="of:=[.D105]-[.D93]" office:value-type="float" office:value="2.03333333333333" calcext:value-type="float">
            <text:p>2,0333333333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7.8" calcext:value-type="float">
            <text:p>27,8</text:p>
          </table:table-cell>
          <table:table-cell table:formula="of:=COM.MICROSOFT.STDEV.S([.B95:.B106])" office:value-type="float" office:value="0.559964825735158" calcext:value-type="float">
            <text:p>0,5599648257</text:p>
          </table:table-cell>
          <table:table-cell table:formula="of:=AVERAGE([.B95:.B106])" office:value-type="float" office:value="26.9416666666667" calcext:value-type="float">
            <text:p>26,9416666667</text:p>
          </table:table-cell>
          <table:table-cell table:formula="of:=[.D106]-[.C106]" office:value-type="float" office:value="26.3817018409315" calcext:value-type="float">
            <text:p>26,3817018409</text:p>
          </table:table-cell>
          <table:table-cell table:formula="of:=[.D106]-[.D94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96:.B107])" office:value-type="float" office:value="0.537671748458955" calcext:value-type="float">
            <text:p>0,5376717485</text:p>
          </table:table-cell>
          <table:table-cell table:formula="of:=AVERAGE([.B96:.B107])" office:value-type="float" office:value="27.1" calcext:value-type="float">
            <text:p>27,1</text:p>
          </table:table-cell>
          <table:table-cell table:formula="of:=[.D107]-[.C107]" office:value-type="float" office:value="26.562328251541" calcext:value-type="float">
            <text:p>26,5623282515</text:p>
          </table:table-cell>
          <table:table-cell table:formula="of:=[.D107]-[.D95]" office:value-type="float" office:value="1.98333333333333" calcext:value-type="float">
            <text:p>1,9833333333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8.1" calcext:value-type="float">
            <text:p>28,1</text:p>
          </table:table-cell>
          <table:table-cell table:formula="of:=COM.MICROSOFT.STDEV.S([.B97:.B108])" office:value-type="float" office:value="0.545227225359049" calcext:value-type="float">
            <text:p>0,5452272254</text:p>
          </table:table-cell>
          <table:table-cell table:formula="of:=AVERAGE([.B97:.B108])" office:value-type="float" office:value="27.25" calcext:value-type="float">
            <text:p>27,25</text:p>
          </table:table-cell>
          <table:table-cell table:formula="of:=[.D108]-[.C108]" office:value-type="float" office:value="26.704772774641" calcext:value-type="float">
            <text:p>26,7047727746</text:p>
          </table:table-cell>
          <table:table-cell table:formula="of:=[.D108]-[.D96]" office:value-type="float" office:value="1.95833333333333" calcext:value-type="float">
            <text:p>1,9583333333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8.2" calcext:value-type="float">
            <text:p>28,2</text:p>
          </table:table-cell>
          <table:table-cell table:formula="of:=COM.MICROSOFT.STDEV.S([.B98:.B109])" office:value-type="float" office:value="0.537671748458954" calcext:value-type="float">
            <text:p>0,5376717485</text:p>
          </table:table-cell>
          <table:table-cell table:formula="of:=AVERAGE([.B98:.B109])" office:value-type="float" office:value="27.4" calcext:value-type="float">
            <text:p>27,4</text:p>
          </table:table-cell>
          <table:table-cell table:formula="of:=[.D109]-[.C109]" office:value-type="float" office:value="26.862328251541" calcext:value-type="float">
            <text:p>26,8623282515</text:p>
          </table:table-cell>
          <table:table-cell table:formula="of:=[.D109]-[.D97]" office:value-type="float" office:value="1.93333333333334" calcext:value-type="float">
            <text:p>1,9333333333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8.3" calcext:value-type="float">
            <text:p>28,3</text:p>
          </table:table-cell>
          <table:table-cell table:formula="of:=COM.MICROSOFT.STDEV.S([.B99:.B110])" office:value-type="float" office:value="0.531649804995277" calcext:value-type="float">
            <text:p>0,531649805</text:p>
          </table:table-cell>
          <table:table-cell table:formula="of:=AVERAGE([.B99:.B110])" office:value-type="float" office:value="27.5416666666667" calcext:value-type="float">
            <text:p>27,5416666667</text:p>
          </table:table-cell>
          <table:table-cell table:formula="of:=[.D110]-[.C110]" office:value-type="float" office:value="27.0100168616714" calcext:value-type="float">
            <text:p>27,0100168617</text:p>
          </table:table-cell>
          <table:table-cell table:formula="of:=[.D110]-[.D98]" office:value-type="float" office:value="1.9" calcext:value-type="float">
            <text:p>1,9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7.7" calcext:value-type="float">
            <text:p>27,7</text:p>
          </table:table-cell>
          <table:table-cell table:formula="of:=COM.MICROSOFT.STDEV.S([.B100:.B111])" office:value-type="float" office:value="0.461469983264942" calcext:value-type="float">
            <text:p>0,4614699833</text:p>
          </table:table-cell>
          <table:table-cell table:formula="of:=AVERAGE([.B100:.B111])" office:value-type="float" office:value="27.625" calcext:value-type="float">
            <text:p>27,625</text:p>
          </table:table-cell>
          <table:table-cell table:formula="of:=[.D111]-[.C111]" office:value-type="float" office:value="27.1635300167351" calcext:value-type="float">
            <text:p>27,1635300167</text:p>
          </table:table-cell>
          <table:table-cell table:formula="of:=[.D111]-[.D99]" office:value-type="float" office:value="1.81666666666666" calcext:value-type="float">
            <text:p>1,81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7.4" calcext:value-type="float">
            <text:p>27,4</text:p>
          </table:table-cell>
          <table:table-cell table:formula="of:=COM.MICROSOFT.STDEV.S([.B101:.B112])" office:value-type="float" office:value="0.40973014031041" calcext:value-type="float">
            <text:p>0,4097301403</text:p>
          </table:table-cell>
          <table:table-cell table:formula="of:=AVERAGE([.B101:.B112])" office:value-type="float" office:value="27.6666666666667" calcext:value-type="float">
            <text:p>27,6666666667</text:p>
          </table:table-cell>
          <table:table-cell table:formula="of:=[.D112]-[.C112]" office:value-type="float" office:value="27.2569365263563" calcext:value-type="float">
            <text:p>27,2569365264</text:p>
          </table:table-cell>
          <table:table-cell table:formula="of:=[.D112]-[.D100]" office:value-type="float" office:value="1.68333333333333" calcext:value-type="float">
            <text:p>1,68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02:.B113])" office:value-type="float" office:value="0.395715692247489" calcext:value-type="float">
            <text:p>0,3957156922</text:p>
          </table:table-cell>
          <table:table-cell table:formula="of:=AVERAGE([.B102:.B113])" office:value-type="float" office:value="27.675" calcext:value-type="float">
            <text:p>27,675</text:p>
          </table:table-cell>
          <table:table-cell table:formula="of:=[.D113]-[.C113]" office:value-type="float" office:value="27.2792843077525" calcext:value-type="float">
            <text:p>27,2792843078</text:p>
          </table:table-cell>
          <table:table-cell table:formula="of:=[.D113]-[.D101]" office:value-type="float" office:value="1.525" calcext:value-type="float">
            <text:p>1,525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03:.B114])" office:value-type="float" office:value="0.407505344824587" calcext:value-type="float">
            <text:p>0,4075053448</text:p>
          </table:table-cell>
          <table:table-cell table:formula="of:=AVERAGE([.B103:.B114])" office:value-type="float" office:value="27.6666666666667" calcext:value-type="float">
            <text:p>27,6666666667</text:p>
          </table:table-cell>
          <table:table-cell table:formula="of:=[.D114]-[.C114]" office:value-type="float" office:value="27.2591613218421" calcext:value-type="float">
            <text:p>27,2591613218</text:p>
          </table:table-cell>
          <table:table-cell table:formula="of:=[.D114]-[.D102]" office:value-type="float" office:value="1.35833333333334" calcext:value-type="float">
            <text:p>1,358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7" calcext:value-type="float">
            <text:p>27</text:p>
          </table:table-cell>
          <table:table-cell table:formula="of:=COM.MICROSOFT.STDEV.S([.B104:.B115])" office:value-type="float" office:value="0.439955231882297" calcext:value-type="float">
            <text:p>0,4399552319</text:p>
          </table:table-cell>
          <table:table-cell table:formula="of:=AVERAGE([.B104:.B115])" office:value-type="float" office:value="27.6416666666667" calcext:value-type="float">
            <text:p>27,6416666667</text:p>
          </table:table-cell>
          <table:table-cell table:formula="of:=[.D115]-[.C115]" office:value-type="float" office:value="27.2017114347844" calcext:value-type="float">
            <text:p>27,2017114348</text:p>
          </table:table-cell>
          <table:table-cell table:formula="of:=[.D115]-[.D103]" office:value-type="float" office:value="1.175" calcext:value-type="float">
            <text:p>1,175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05:.B116])" office:value-type="float" office:value="0.466043956829149" calcext:value-type="float">
            <text:p>0,4660439568</text:p>
          </table:table-cell>
          <table:table-cell table:formula="of:=AVERAGE([.B105:.B116])" office:value-type="float" office:value="27.6083333333333" calcext:value-type="float">
            <text:p>27,6083333333</text:p>
          </table:table-cell>
          <table:table-cell table:formula="of:=[.D116]-[.C116]" office:value-type="float" office:value="27.1422893765042" calcext:value-type="float">
            <text:p>27,1422893765</text:p>
          </table:table-cell>
          <table:table-cell table:formula="of:=[.D116]-[.D104]" office:value-type="float" office:value="0.983333333333341" calcext:value-type="float">
            <text:p>0,9833333333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6.9" calcext:value-type="float">
            <text:p>26,9</text:p>
          </table:table-cell>
          <table:table-cell table:formula="of:=COM.MICROSOFT.STDEV.S([.B106:.B117])" office:value-type="float" office:value="0.509009733787979" calcext:value-type="float">
            <text:p>0,5090097338</text:p>
          </table:table-cell>
          <table:table-cell table:formula="of:=AVERAGE([.B106:.B117])" office:value-type="float" office:value="27.55" calcext:value-type="float">
            <text:p>27,55</text:p>
          </table:table-cell>
          <table:table-cell table:formula="of:=[.D117]-[.C117]" office:value-type="float" office:value="27.040990266212" calcext:value-type="float">
            <text:p>27,0409902662</text:p>
          </table:table-cell>
          <table:table-cell table:formula="of:=[.D117]-[.D105]" office:value-type="float" office:value="0.766666666666666" calcext:value-type="float">
            <text:p>0,7666666667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7" calcext:value-type="float">
            <text:p>27</text:p>
          </table:table-cell>
          <table:table-cell table:formula="of:=COM.MICROSOFT.STDEV.S([.B107:.B118])" office:value-type="float" office:value="0.525414699128799" calcext:value-type="float">
            <text:p>0,5254146991</text:p>
          </table:table-cell>
          <table:table-cell table:formula="of:=AVERAGE([.B107:.B118])" office:value-type="float" office:value="27.4833333333333" calcext:value-type="float">
            <text:p>27,4833333333</text:p>
          </table:table-cell>
          <table:table-cell table:formula="of:=[.D118]-[.C118]" office:value-type="float" office:value="26.9579186342045" calcext:value-type="float">
            <text:p>26,9579186342</text:p>
          </table:table-cell>
          <table:table-cell table:formula="of:=[.D118]-[.D106]" office:value-type="float" office:value="0.541666666666664" calcext:value-type="float">
            <text:p>0,5416666667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108:.B119])" office:value-type="float" office:value="0.917630347441416" calcext:value-type="float">
            <text:p>0,9176303474</text:p>
          </table:table-cell>
          <table:table-cell table:formula="of:=AVERAGE([.B108:.B119])" office:value-type="float" office:value="27.225" calcext:value-type="float">
            <text:p>27,225</text:p>
          </table:table-cell>
          <table:table-cell table:formula="of:=[.D119]-[.C119]" office:value-type="float" office:value="26.3073696525586" calcext:value-type="float">
            <text:p>26,3073696526</text:p>
          </table:table-cell>
          <table:table-cell table:formula="of:=[.D119]-[.D107]" office:value-type="float" office:value="0.125" calcext:value-type="float">
            <text:p>0,125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5" calcext:value-type="float">
            <text:p>25</text:p>
          </table:table-cell>
          <table:table-cell table:formula="of:=COM.MICROSOFT.STDEV.S([.B109:.B120])" office:value-type="float" office:value="1.07223923156028" calcext:value-type="float">
            <text:p>1,0722392316</text:p>
          </table:table-cell>
          <table:table-cell table:formula="of:=AVERAGE([.B109:.B120])" office:value-type="float" office:value="26.9666666666667" calcext:value-type="float">
            <text:p>26,9666666667</text:p>
          </table:table-cell>
          <table:table-cell table:formula="of:=[.D120]-[.C120]" office:value-type="float" office:value="25.8944274351064" calcext:value-type="float">
            <text:p>25,8944274351</text:p>
          </table:table-cell>
          <table:table-cell table:formula="of:=[.D120]-[.D108]" office:value-type="float" office:value="-0.283333333333335" calcext:value-type="float">
            <text:p>-0,28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5.2" calcext:value-type="float">
            <text:p>25,2</text:p>
          </table:table-cell>
          <table:table-cell table:formula="of:=COM.MICROSOFT.STDEV.S([.B110:.B121])" office:value-type="float" office:value="1.10768664204715" calcext:value-type="float">
            <text:p>1,107686642</text:p>
          </table:table-cell>
          <table:table-cell table:formula="of:=AVERAGE([.B110:.B121])" office:value-type="float" office:value="26.7166666666667" calcext:value-type="float">
            <text:p>26,7166666667</text:p>
          </table:table-cell>
          <table:table-cell table:formula="of:=[.D121]-[.C121]" office:value-type="float" office:value="25.6089800246195" calcext:value-type="float">
            <text:p>25,6089800246</text:p>
          </table:table-cell>
          <table:table-cell table:formula="of:=[.D121]-[.D109]" office:value-type="float" office:value="-0.683333333333334" calcext:value-type="float">
            <text:p>-0,6833333333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1.2" calcext:value-type="float">
            <text:p>21,2</text:p>
          </table:table-cell>
          <table:table-cell table:formula="of:=COM.MICROSOFT.STDEV.S([.B111:.B122])" office:value-type="float" office:value="1.83952810154225" calcext:value-type="float">
            <text:p>1,8395281015</text:p>
          </table:table-cell>
          <table:table-cell table:formula="of:=AVERAGE([.B111:.B122])" office:value-type="float" office:value="26.125" calcext:value-type="float">
            <text:p>26,125</text:p>
          </table:table-cell>
          <table:table-cell table:formula="of:=[.D122]-[.C122]" office:value-type="float" office:value="24.2854718984577" calcext:value-type="float">
            <text:p>24,2854718985</text:p>
          </table:table-cell>
          <table:table-cell table:formula="of:=[.D122]-[.D110]" office:value-type="float" office:value="-1.41666666666667" calcext:value-type="float">
            <text:p>-1,4166666667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112:.B123])" office:value-type="float" office:value="2.81570272191185" calcext:value-type="float">
            <text:p>2,8157027219</text:p>
          </table:table-cell>
          <table:table-cell table:formula="of:=AVERAGE([.B112:.B123])" office:value-type="float" office:value="25.35" calcext:value-type="float">
            <text:p>25,35</text:p>
          </table:table-cell>
          <table:table-cell table:formula="of:=[.D123]-[.C123]" office:value-type="float" office:value="22.5342972780881" calcext:value-type="float">
            <text:p>22,5342972781</text:p>
          </table:table-cell>
          <table:table-cell table:formula="of:=[.D123]-[.D111]" office:value-type="float" office:value="-2.275" calcext:value-type="float">
            <text:p>-2,275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113:.B124])" office:value-type="float" office:value="3.52217004390501" calcext:value-type="float">
            <text:p>3,5221700439</text:p>
          </table:table-cell>
          <table:table-cell table:formula="of:=AVERAGE([.B113:.B124])" office:value-type="float" office:value="24.525" calcext:value-type="float">
            <text:p>24,525</text:p>
          </table:table-cell>
          <table:table-cell table:formula="of:=[.D124]-[.C124]" office:value-type="float" office:value="21.002829956095" calcext:value-type="float">
            <text:p>21,0028299561</text:p>
          </table:table-cell>
          <table:table-cell table:formula="of:=[.D124]-[.D112]" office:value-type="float" office:value="-3.14166666666667" calcext:value-type="float">
            <text:p>-3,141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7.2" calcext:value-type="float">
            <text:p>17,2</text:p>
          </table:table-cell>
          <table:table-cell table:formula="of:=COM.MICROSOFT.STDEV.S([.B114:.B125])" office:value-type="float" office:value="3.99226524897605" calcext:value-type="float">
            <text:p>3,992265249</text:p>
          </table:table-cell>
          <table:table-cell table:formula="of:=AVERAGE([.B114:.B125])" office:value-type="float" office:value="23.7" calcext:value-type="float">
            <text:p>23,7</text:p>
          </table:table-cell>
          <table:table-cell table:formula="of:=[.D125]-[.C125]" office:value-type="float" office:value="19.7077347510239" calcext:value-type="float">
            <text:p>19,707734751</text:p>
          </table:table-cell>
          <table:table-cell table:formula="of:=[.D125]-[.D113]" office:value-type="float" office:value="-3.97499999999999" calcext:value-type="float">
            <text:p>-3,975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115:.B126])" office:value-type="float" office:value="4.25319843996221" calcext:value-type="float">
            <text:p>4,25319844</text:p>
          </table:table-cell>
          <table:table-cell table:formula="of:=AVERAGE([.B115:.B126])" office:value-type="float" office:value="22.8666666666667" calcext:value-type="float">
            <text:p>22,8666666667</text:p>
          </table:table-cell>
          <table:table-cell table:formula="of:=[.D126]-[.C126]" office:value-type="float" office:value="18.6134682267045" calcext:value-type="float">
            <text:p>18,6134682267</text:p>
          </table:table-cell>
          <table:table-cell table:formula="of:=[.D126]-[.D114]" office:value-type="float" office:value="-4.80000000000001" calcext:value-type="float">
            <text:p>-4,8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116:.B127])" office:value-type="float" office:value="4.60404137358658" calcext:value-type="float">
            <text:p>4,6040413736</text:p>
          </table:table-cell>
          <table:table-cell table:formula="of:=AVERAGE([.B116:.B127])" office:value-type="float" office:value="21.8583333333333" calcext:value-type="float">
            <text:p>21,8583333333</text:p>
          </table:table-cell>
          <table:table-cell table:formula="of:=[.D127]-[.C127]" office:value-type="float" office:value="17.2542919597468" calcext:value-type="float">
            <text:p>17,2542919597</text:p>
          </table:table-cell>
          <table:table-cell table:formula="of:=[.D127]-[.D115]" office:value-type="float" office:value="-5.78333333333333" calcext:value-type="float">
            <text:p>-5,78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117:.B128])" office:value-type="float" office:value="4.8630564650041" calcext:value-type="float">
            <text:p>4,863056465</text:p>
          </table:table-cell>
          <table:table-cell table:formula="of:=AVERAGE([.B117:.B128])" office:value-type="float" office:value="20.725" calcext:value-type="float">
            <text:p>20,725</text:p>
          </table:table-cell>
          <table:table-cell table:formula="of:=[.D128]-[.C128]" office:value-type="float" office:value="15.8619435349959" calcext:value-type="float">
            <text:p>15,861943535</text:p>
          </table:table-cell>
          <table:table-cell table:formula="of:=[.D128]-[.D116]" office:value-type="float" office:value="-6.88333333333334" calcext:value-type="float">
            <text:p>-6,88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18:.B129])" office:value-type="float" office:value="5.05553252298006" calcext:value-type="float">
            <text:p>5,055532523</text:p>
          </table:table-cell>
          <table:table-cell table:formula="of:=AVERAGE([.B118:.B129])" office:value-type="float" office:value="19.475" calcext:value-type="float">
            <text:p>19,475</text:p>
          </table:table-cell>
          <table:table-cell table:formula="of:=[.D129]-[.C129]" office:value-type="float" office:value="14.4194674770199" calcext:value-type="float">
            <text:p>14,419467477</text:p>
          </table:table-cell>
          <table:table-cell table:formula="of:=[.D129]-[.D117]" office:value-type="float" office:value="-8.075" calcext:value-type="float">
            <text:p>-8,075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1.6" calcext:value-type="float">
            <text:p>11,6</text:p>
          </table:table-cell>
          <table:table-cell table:formula="of:=COM.MICROSOFT.STDEV.S([.B119:.B130])" office:value-type="float" office:value="4.92460581409745" calcext:value-type="float">
            <text:p>4,9246058141</text:p>
          </table:table-cell>
          <table:table-cell table:formula="of:=AVERAGE([.B119:.B130])" office:value-type="float" office:value="18.1916666666667" calcext:value-type="float">
            <text:p>18,1916666667</text:p>
          </table:table-cell>
          <table:table-cell table:formula="of:=[.D130]-[.C130]" office:value-type="float" office:value="13.2670608525692" calcext:value-type="float">
            <text:p>13,2670608526</text:p>
          </table:table-cell>
          <table:table-cell table:formula="of:=[.D130]-[.D118]" office:value-type="float" office:value="-9.29166666666666" calcext:value-type="float">
            <text:p>-9,2916666667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.7" calcext:value-type="float">
            <text:p>11,7</text:p>
          </table:table-cell>
          <table:table-cell table:formula="of:=COM.MICROSOFT.STDEV.S([.B120:.B131])" office:value-type="float" office:value="4.77626708557292" calcext:value-type="float">
            <text:p>4,7762670856</text:p>
          </table:table-cell>
          <table:table-cell table:formula="of:=AVERAGE([.B120:.B131])" office:value-type="float" office:value="17.1" calcext:value-type="float">
            <text:p>17,1</text:p>
          </table:table-cell>
          <table:table-cell table:formula="of:=[.D131]-[.C131]" office:value-type="float" office:value="12.3237329144271" calcext:value-type="float">
            <text:p>12,3237329144</text:p>
          </table:table-cell>
          <table:table-cell table:formula="of:=[.D131]-[.D119]" office:value-type="float" office:value="-10.125" calcext:value-type="float">
            <text:p>-10,125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1.7" calcext:value-type="float">
            <text:p>11,7</text:p>
          </table:table-cell>
          <table:table-cell table:formula="of:=COM.MICROSOFT.STDEV.S([.B121:.B132])" office:value-type="float" office:value="4.29533750040951" calcext:value-type="float">
            <text:p>4,2953375004</text:p>
          </table:table-cell>
          <table:table-cell table:formula="of:=AVERAGE([.B121:.B132])" office:value-type="float" office:value="15.9916666666667" calcext:value-type="float">
            <text:p>15,9916666667</text:p>
          </table:table-cell>
          <table:table-cell table:formula="of:=[.D132]-[.C132]" office:value-type="float" office:value="11.6963291662572" calcext:value-type="float">
            <text:p>11,6963291663</text:p>
          </table:table-cell>
          <table:table-cell table:formula="of:=[.D132]-[.D120]" office:value-type="float" office:value="-10.975" calcext:value-type="float">
            <text:p>-10,975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122:.B133])" office:value-type="float" office:value="3.31336823955761" calcext:value-type="float">
            <text:p>3,3133682396</text:p>
          </table:table-cell>
          <table:table-cell table:formula="of:=AVERAGE([.B122:.B133])" office:value-type="float" office:value="14.875" calcext:value-type="float">
            <text:p>14,875</text:p>
          </table:table-cell>
          <table:table-cell table:formula="of:=[.D133]-[.C133]" office:value-type="float" office:value="11.5616317604424" calcext:value-type="float">
            <text:p>11,5616317604</text:p>
          </table:table-cell>
          <table:table-cell table:formula="of:=[.D133]-[.D121]" office:value-type="float" office:value="-11.8416666666667" calcext:value-type="float">
            <text:p>-11,8416666667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123:.B134])" office:value-type="float" office:value="2.74440201578457" calcext:value-type="float">
            <text:p>2,7444020158</text:p>
          </table:table-cell>
          <table:table-cell table:formula="of:=AVERAGE([.B123:.B134])" office:value-type="float" office:value="14.0916666666667" calcext:value-type="float">
            <text:p>14,0916666667</text:p>
          </table:table-cell>
          <table:table-cell table:formula="of:=[.D134]-[.C134]" office:value-type="float" office:value="11.3472646508821" calcext:value-type="float">
            <text:p>11,3472646509</text:p>
          </table:table-cell>
          <table:table-cell table:formula="of:=[.D134]-[.D122]" office:value-type="float" office:value="-12.0333333333333" calcext:value-type="float">
            <text:p>-12,0333333333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24:.B135])" office:value-type="float" office:value="2.44149730512018" calcext:value-type="float">
            <text:p>2,4414973051</text:p>
          </table:table-cell>
          <table:table-cell table:formula="of:=AVERAGE([.B124:.B135])" office:value-type="float" office:value="13.55" calcext:value-type="float">
            <text:p>13,55</text:p>
          </table:table-cell>
          <table:table-cell table:formula="of:=[.D135]-[.C135]" office:value-type="float" office:value="11.1085026948798" calcext:value-type="float">
            <text:p>11,1085026949</text:p>
          </table:table-cell>
          <table:table-cell table:formula="of:=[.D135]-[.D123]" office:value-type="float" office:value="-11.8" calcext:value-type="float">
            <text:p>-11,8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25:.B136])" office:value-type="float" office:value="2.13364107628819" calcext:value-type="float">
            <text:p>2,1336410763</text:p>
          </table:table-cell>
          <table:table-cell table:formula="of:=AVERAGE([.B125:.B136])" office:value-type="float" office:value="13.0833333333333" calcext:value-type="float">
            <text:p>13,0833333333</text:p>
          </table:table-cell>
          <table:table-cell table:formula="of:=[.D136]-[.C136]" office:value-type="float" office:value="10.9496922570451" calcext:value-type="float">
            <text:p>10,949692257</text:p>
          </table:table-cell>
          <table:table-cell table:formula="of:=[.D136]-[.D124]" office:value-type="float" office:value="-11.4416666666667" calcext:value-type="float">
            <text:p>-11,4416666667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26:.B137])" office:value-type="float" office:value="1.71063961101919" calcext:value-type="float">
            <text:p>1,710639611</text:p>
          </table:table-cell>
          <table:table-cell table:formula="of:=AVERAGE([.B126:.B137])" office:value-type="float" office:value="12.6416666666667" calcext:value-type="float">
            <text:p>12,6416666667</text:p>
          </table:table-cell>
          <table:table-cell table:formula="of:=[.D137]-[.C137]" office:value-type="float" office:value="10.9310270556475" calcext:value-type="float">
            <text:p>10,9310270556</text:p>
          </table:table-cell>
          <table:table-cell table:formula="of:=[.D137]-[.D125]" office:value-type="float" office:value="-11.0583333333333" calcext:value-type="float">
            <text:p>-11,0583333333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2" calcext:value-type="float">
            <text:p>12</text:p>
          </table:table-cell>
          <table:table-cell table:formula="of:=COM.MICROSOFT.STDEV.S([.B127:.B138])" office:value-type="float" office:value="0.979641245404138" calcext:value-type="float">
            <text:p>0,9796412454</text:p>
          </table:table-cell>
          <table:table-cell table:formula="of:=AVERAGE([.B127:.B138])" office:value-type="float" office:value="12.2166666666667" calcext:value-type="float">
            <text:p>12,2166666667</text:p>
          </table:table-cell>
          <table:table-cell table:formula="of:=[.D138]-[.C138]" office:value-type="float" office:value="11.2370254212625" calcext:value-type="float">
            <text:p>11,2370254213</text:p>
          </table:table-cell>
          <table:table-cell table:formula="of:=[.D138]-[.D126]" office:value-type="float" office:value="-10.65" calcext:value-type="float">
            <text:p>-10,65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28:.B139])" office:value-type="float" office:value="0.49696045815507" calcext:value-type="float">
            <text:p>0,4969604582</text:p>
          </table:table-cell>
          <table:table-cell table:formula="of:=AVERAGE([.B128:.B139])" office:value-type="float" office:value="11.9833333333333" calcext:value-type="float">
            <text:p>11,9833333333</text:p>
          </table:table-cell>
          <table:table-cell table:formula="of:=[.D139]-[.C139]" office:value-type="float" office:value="11.4863728751783" calcext:value-type="float">
            <text:p>11,4863728752</text:p>
          </table:table-cell>
          <table:table-cell table:formula="of:=[.D139]-[.D127]" office:value-type="float" office:value="-9.875" calcext:value-type="float">
            <text:p>-9,875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1.6" calcext:value-type="float">
            <text:p>11,6</text:p>
          </table:table-cell>
          <table:table-cell table:formula="of:=COM.MICROSOFT.STDEV.S([.B129:.B140])" office:value-type="float" office:value="0.154478595163331" calcext:value-type="float">
            <text:p>0,1544785952</text:p>
          </table:table-cell>
          <table:table-cell table:formula="of:=AVERAGE([.B129:.B140])" office:value-type="float" office:value="11.825" calcext:value-type="float">
            <text:p>11,825</text:p>
          </table:table-cell>
          <table:table-cell table:formula="of:=[.D140]-[.C140]" office:value-type="float" office:value="11.6705214048367" calcext:value-type="float">
            <text:p>11,6705214048</text:p>
          </table:table-cell>
          <table:table-cell table:formula="of:=[.D140]-[.D128]" office:value-type="float" office:value="-8.9" calcext:value-type="float">
            <text:p>-8,9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1.3" calcext:value-type="float">
            <text:p>11,3</text:p>
          </table:table-cell>
          <table:table-cell table:formula="of:=COM.MICROSOFT.STDEV.S([.B130:.B141])" office:value-type="float" office:value="0.213733053554704" calcext:value-type="float">
            <text:p>0,2137330536</text:p>
          </table:table-cell>
          <table:table-cell table:formula="of:=AVERAGE([.B130:.B141])" office:value-type="float" office:value="11.775" calcext:value-type="float">
            <text:p>11,775</text:p>
          </table:table-cell>
          <table:table-cell table:formula="of:=[.D141]-[.C141]" office:value-type="float" office:value="11.5612669464453" calcext:value-type="float">
            <text:p>11,5612669464</text:p>
          </table:table-cell>
          <table:table-cell table:formula="of:=[.D141]-[.D129]" office:value-type="float" office:value="-7.7" calcext:value-type="float">
            <text:p>-7,7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1.2" calcext:value-type="float">
            <text:p>11,2</text:p>
          </table:table-cell>
          <table:table-cell table:formula="of:=COM.MICROSOFT.STDEV.S([.B131:.B142])" office:value-type="float" office:value="0.267847763183537" calcext:value-type="float">
            <text:p>0,2678477632</text:p>
          </table:table-cell>
          <table:table-cell table:formula="of:=AVERAGE([.B131:.B142])" office:value-type="float" office:value="11.7416666666667" calcext:value-type="float">
            <text:p>11,7416666667</text:p>
          </table:table-cell>
          <table:table-cell table:formula="of:=[.D142]-[.C142]" office:value-type="float" office:value="11.4738189034831" calcext:value-type="float">
            <text:p>11,4738189035</text:p>
          </table:table-cell>
          <table:table-cell table:formula="of:=[.D142]-[.D130]" office:value-type="float" office:value="-6.45" calcext:value-type="float">
            <text:p>-6,45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1.5" calcext:value-type="float">
            <text:p>11,5</text:p>
          </table:table-cell>
          <table:table-cell table:formula="of:=COM.MICROSOFT.STDEV.S([.B132:.B143])" office:value-type="float" office:value="0.276750626179796" calcext:value-type="float">
            <text:p>0,2767506262</text:p>
          </table:table-cell>
          <table:table-cell table:formula="of:=AVERAGE([.B132:.B143])" office:value-type="float" office:value="11.725" calcext:value-type="float">
            <text:p>11,725</text:p>
          </table:table-cell>
          <table:table-cell table:formula="of:=[.D143]-[.C143]" office:value-type="float" office:value="11.4482493738202" calcext:value-type="float">
            <text:p>11,4482493738</text:p>
          </table:table-cell>
          <table:table-cell table:formula="of:=[.D143]-[.D131]" office:value-type="float" office:value="-5.375" calcext:value-type="float">
            <text:p>-5,375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133:.B144])" office:value-type="float" office:value="0.277434130866584" calcext:value-type="float">
            <text:p>0,2774341309</text:p>
          </table:table-cell>
          <table:table-cell table:formula="of:=AVERAGE([.B133:.B144])" office:value-type="float" office:value="11.7333333333333" calcext:value-type="float">
            <text:p>11,7333333333</text:p>
          </table:table-cell>
          <table:table-cell table:formula="of:=[.D144]-[.C144]" office:value-type="float" office:value="11.4558992024668" calcext:value-type="float">
            <text:p>11,4558992025</text:p>
          </table:table-cell>
          <table:table-cell table:formula="of:=[.D144]-[.D132]" office:value-type="float" office:value="-4.25833333333333" calcext:value-type="float">
            <text:p>-4,2583333333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34:.B145])" office:value-type="float" office:value="0.281096338494744" calcext:value-type="float">
            <text:p>0,2810963385</text:p>
          </table:table-cell>
          <table:table-cell table:formula="of:=AVERAGE([.B134:.B145])" office:value-type="float" office:value="11.7416666666667" calcext:value-type="float">
            <text:p>11,7416666667</text:p>
          </table:table-cell>
          <table:table-cell table:formula="of:=[.D145]-[.C145]" office:value-type="float" office:value="11.4605703281719" calcext:value-type="float">
            <text:p>11,4605703282</text:p>
          </table:table-cell>
          <table:table-cell table:formula="of:=[.D145]-[.D133]" office:value-type="float" office:value="-3.13333333333333" calcext:value-type="float">
            <text:p>-3,1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1.9" calcext:value-type="float">
            <text:p>11,9</text:p>
          </table:table-cell>
          <table:table-cell table:formula="of:=COM.MICROSOFT.STDEV.S([.B135:.B146])" office:value-type="float" office:value="0.284445233584764" calcext:value-type="float">
            <text:p>0,2844452336</text:p>
          </table:table-cell>
          <table:table-cell table:formula="of:=AVERAGE([.B135:.B146])" office:value-type="float" office:value="11.75" calcext:value-type="float">
            <text:p>11,75</text:p>
          </table:table-cell>
          <table:table-cell table:formula="of:=[.D146]-[.C146]" office:value-type="float" office:value="11.4655547664152" calcext:value-type="float">
            <text:p>11,4655547664</text:p>
          </table:table-cell>
          <table:table-cell table:formula="of:=[.D146]-[.D134]" office:value-type="float" office:value="-2.34166666666667" calcext:value-type="float">
            <text:p>-2,3416666667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2" calcext:value-type="float">
            <text:p>12</text:p>
          </table:table-cell>
          <table:table-cell table:formula="of:=COM.MICROSOFT.STDEV.S([.B136:.B147])" office:value-type="float" office:value="0.290636709604442" calcext:value-type="float">
            <text:p>0,2906367096</text:p>
          </table:table-cell>
          <table:table-cell table:formula="of:=AVERAGE([.B136:.B147])" office:value-type="float" office:value="11.7583333333333" calcext:value-type="float">
            <text:p>11,7583333333</text:p>
          </table:table-cell>
          <table:table-cell table:formula="of:=[.D147]-[.C147]" office:value-type="float" office:value="11.4676966237289" calcext:value-type="float">
            <text:p>11,4676966237</text:p>
          </table:table-cell>
          <table:table-cell table:formula="of:=[.D147]-[.D135]" office:value-type="float" office:value="-1.79166666666666" calcext:value-type="float">
            <text:p>-1,791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2" calcext:value-type="float">
            <text:p>12</text:p>
          </table:table-cell>
          <table:table-cell table:formula="of:=COM.MICROSOFT.STDEV.S([.B137:.B148])" office:value-type="float" office:value="0.296443566094439" calcext:value-type="float">
            <text:p>0,2964435661</text:p>
          </table:table-cell>
          <table:table-cell table:formula="of:=AVERAGE([.B137:.B148])" office:value-type="float" office:value="11.7666666666667" calcext:value-type="float">
            <text:p>11,7666666667</text:p>
          </table:table-cell>
          <table:table-cell table:formula="of:=[.D148]-[.C148]" office:value-type="float" office:value="11.4702231005722" calcext:value-type="float">
            <text:p>11,4702231006</text:p>
          </table:table-cell>
          <table:table-cell table:formula="of:=[.D148]-[.D136]" office:value-type="float" office:value="-1.31666666666667" calcext:value-type="float">
            <text:p>-1,3166666667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2" calcext:value-type="float">
            <text:p>12</text:p>
          </table:table-cell>
          <table:table-cell table:formula="of:=COM.MICROSOFT.STDEV.S([.B138:.B149])" office:value-type="float" office:value="0.301887998496733" calcext:value-type="float">
            <text:p>0,3018879985</text:p>
          </table:table-cell>
          <table:table-cell table:formula="of:=AVERAGE([.B138:.B149])" office:value-type="float" office:value="11.775" calcext:value-type="float">
            <text:p>11,775</text:p>
          </table:table-cell>
          <table:table-cell table:formula="of:=[.D149]-[.C149]" office:value-type="float" office:value="11.4731120015033" calcext:value-type="float">
            <text:p>11,4731120015</text:p>
          </table:table-cell>
          <table:table-cell table:formula="of:=[.D149]-[.D137]" office:value-type="float" office:value="-0.866666666666665" calcext:value-type="float">
            <text:p>-0,86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39:.B150])" office:value-type="float" office:value="0.309936454875199" calcext:value-type="float">
            <text:p>0,3099364549</text:p>
          </table:table-cell>
          <table:table-cell table:formula="of:=AVERAGE([.B139:.B150])" office:value-type="float" office:value="11.7833333333333" calcext:value-type="float">
            <text:p>11,7833333333</text:p>
          </table:table-cell>
          <table:table-cell table:formula="of:=[.D150]-[.C150]" office:value-type="float" office:value="11.4733968784581" calcext:value-type="float">
            <text:p>11,4733968785</text:p>
          </table:table-cell>
          <table:table-cell table:formula="of:=[.D150]-[.D138]" office:value-type="float" office:value="-0.433333333333335" calcext:value-type="float">
            <text:p>-0,4333333333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40:.B151])" office:value-type="float" office:value="0.309936454875199" calcext:value-type="float">
            <text:p>0,3099364549</text:p>
          </table:table-cell>
          <table:table-cell table:formula="of:=AVERAGE([.B140:.B151])" office:value-type="float" office:value="11.7833333333333" calcext:value-type="float">
            <text:p>11,7833333333</text:p>
          </table:table-cell>
          <table:table-cell table:formula="of:=[.D151]-[.C151]" office:value-type="float" office:value="11.4733968784581" calcext:value-type="float">
            <text:p>11,4733968785</text:p>
          </table:table-cell>
          <table:table-cell table:formula="of:=[.D151]-[.D139]" office:value-type="float" office:value="-0.200000000000003" calcext:value-type="float">
            <text:p>-0,2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41:.B152])" office:value-type="float" office:value="0.316586911806652" calcext:value-type="float">
            <text:p>0,3165869118</text:p>
          </table:table-cell>
          <table:table-cell table:formula="of:=AVERAGE([.B141:.B152])" office:value-type="float" office:value="11.825" calcext:value-type="float">
            <text:p>11,825</text:p>
          </table:table-cell>
          <table:table-cell table:formula="of:=[.D152]-[.C152]" office:value-type="float" office:value="11.5084130881933" calcext:value-type="float">
            <text:p>11,5084130882</text:p>
          </table:table-cell>
          <table:table-cell table:formula="of:=[.D152]-[.D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42:.B153])" office:value-type="float" office:value="0.277843426585855" calcext:value-type="float">
            <text:p>0,2778434266</text:p>
          </table:table-cell>
          <table:table-cell table:formula="of:=AVERAGE([.B142:.B153])" office:value-type="float" office:value="11.8916666666667" calcext:value-type="float">
            <text:p>11,8916666667</text:p>
          </table:table-cell>
          <table:table-cell table:formula="of:=[.D153]-[.C153]" office:value-type="float" office:value="11.6138232400808" calcext:value-type="float">
            <text:p>11,6138232401</text:p>
          </table:table-cell>
          <table:table-cell table:formula="of:=[.D153]-[.D141]" office:value-type="float" office:value="0.116666666666665" calcext:value-type="float">
            <text:p>0,11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43:.B154])" office:value-type="float" office:value="0.177525072919719" calcext:value-type="float">
            <text:p>0,1775250729</text:p>
          </table:table-cell>
          <table:table-cell table:formula="of:=AVERAGE([.B143:.B154])" office:value-type="float" office:value="11.9666666666667" calcext:value-type="float">
            <text:p>11,9666666667</text:p>
          </table:table-cell>
          <table:table-cell table:formula="of:=[.D154]-[.C154]" office:value-type="float" office:value="11.7891415937469" calcext:value-type="float">
            <text:p>11,7891415937</text:p>
          </table:table-cell>
          <table:table-cell table:formula="of:=[.D154]-[.D142]" office:value-type="float" office:value="0.224999999999998" calcext:value-type="float">
            <text:p>0,225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2.1" calcext:value-type="float">
            <text:p>12,1</text:p>
          </table:table-cell>
          <table:table-cell table:formula="of:=COM.MICROSOFT.STDEV.S([.B144:.B155])" office:value-type="float" office:value="0.102985730108887" calcext:value-type="float">
            <text:p>0,1029857301</text:p>
          </table:table-cell>
          <table:table-cell table:formula="of:=AVERAGE([.B144:.B155])" office:value-type="float" office:value="12.0166666666667" calcext:value-type="float">
            <text:p>12,0166666667</text:p>
          </table:table-cell>
          <table:table-cell table:formula="of:=[.D155]-[.C155]" office:value-type="float" office:value="11.9136809365578" calcext:value-type="float">
            <text:p>11,9136809366</text:p>
          </table:table-cell>
          <table:table-cell table:formula="of:=[.D155]-[.D143]" office:value-type="float" office:value="0.291666666666666" calcext:value-type="float">
            <text:p>0,291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1.5" calcext:value-type="float">
            <text:p>11,5</text:p>
          </table:table-cell>
          <table:table-cell table:formula="of:=COM.MICROSOFT.STDEV.S([.B145:.B156])" office:value-type="float" office:value="0.172986249234563" calcext:value-type="float">
            <text:p>0,1729862492</text:p>
          </table:table-cell>
          <table:table-cell table:formula="of:=AVERAGE([.B145:.B156])" office:value-type="float" office:value="11.9916666666667" calcext:value-type="float">
            <text:p>11,9916666667</text:p>
          </table:table-cell>
          <table:table-cell table:formula="of:=[.D156]-[.C156]" office:value-type="float" office:value="11.8186804174321" calcext:value-type="float">
            <text:p>11,8186804174</text:p>
          </table:table-cell>
          <table:table-cell table:formula="of:=[.D156]-[.D144]" office:value-type="float" office:value="0.258333333333331" calcext:value-type="float">
            <text:p>0,258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0.7" calcext:value-type="float">
            <text:p>10,7</text:p>
          </table:table-cell>
          <table:table-cell table:formula="of:=COM.MICROSOFT.STDEV.S([.B146:.B157])" office:value-type="float" office:value="0.412218682769525" calcext:value-type="float">
            <text:p>0,4122186828</text:p>
          </table:table-cell>
          <table:table-cell table:formula="of:=AVERAGE([.B146:.B157])" office:value-type="float" office:value="11.8916666666667" calcext:value-type="float">
            <text:p>11,8916666667</text:p>
          </table:table-cell>
          <table:table-cell table:formula="of:=[.D157]-[.C157]" office:value-type="float" office:value="11.4794479838971" calcext:value-type="float">
            <text:p>11,4794479839</text:p>
          </table:table-cell>
          <table:table-cell table:formula="of:=[.D157]-[.D145]" office:value-type="float" office:value="0.149999999999999" calcext:value-type="float">
            <text:p>0,15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9.5" calcext:value-type="float">
            <text:p>9,5</text:p>
          </table:table-cell>
          <table:table-cell table:formula="of:=COM.MICROSOFT.STDEV.S([.B147:.B158])" office:value-type="float" office:value="0.803920318680825" calcext:value-type="float">
            <text:p>0,8039203187</text:p>
          </table:table-cell>
          <table:table-cell table:formula="of:=AVERAGE([.B147:.B158])" office:value-type="float" office:value="11.6916666666667" calcext:value-type="float">
            <text:p>11,6916666667</text:p>
          </table:table-cell>
          <table:table-cell table:formula="of:=[.D158]-[.C158]" office:value-type="float" office:value="10.8877463479858" calcext:value-type="float">
            <text:p>10,887746348</text:p>
          </table:table-cell>
          <table:table-cell table:formula="of:=[.D158]-[.D146]" office:value-type="float" office:value="-0.0583333333333318" calcext:value-type="float">
            <text:p>-0,058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9.4" calcext:value-type="float">
            <text:p>9,4</text:p>
          </table:table-cell>
          <table:table-cell table:formula="of:=COM.MICROSOFT.STDEV.S([.B148:.B159])" office:value-type="float" office:value="1.03143765510264" calcext:value-type="float">
            <text:p>1,0314376551</text:p>
          </table:table-cell>
          <table:table-cell table:formula="of:=AVERAGE([.B148:.B159])" office:value-type="float" office:value="11.475" calcext:value-type="float">
            <text:p>11,475</text:p>
          </table:table-cell>
          <table:table-cell table:formula="of:=[.D159]-[.C159]" office:value-type="float" office:value="10.4435623448974" calcext:value-type="float">
            <text:p>10,4435623449</text:p>
          </table:table-cell>
          <table:table-cell table:formula="of:=[.D159]-[.D147]" office:value-type="float" office:value="-0.283333333333335" calcext:value-type="float">
            <text:p>-0,28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.4" calcext:value-type="float">
            <text:p>9,4</text:p>
          </table:table-cell>
          <table:table-cell table:formula="of:=COM.MICROSOFT.STDEV.S([.B149:.B160])" office:value-type="float" office:value="1.1743147582804" calcext:value-type="float">
            <text:p>1,1743147583</text:p>
          </table:table-cell>
          <table:table-cell table:formula="of:=AVERAGE([.B149:.B160])" office:value-type="float" office:value="11.2583333333333" calcext:value-type="float">
            <text:p>11,2583333333</text:p>
          </table:table-cell>
          <table:table-cell table:formula="of:=[.D160]-[.C160]" office:value-type="float" office:value="10.0840185750529" calcext:value-type="float">
            <text:p>10,0840185751</text:p>
          </table:table-cell>
          <table:table-cell table:formula="of:=[.D160]-[.D148]" office:value-type="float" office:value="-0.508333333333333" calcext:value-type="float">
            <text:p>-0,508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9.2" calcext:value-type="float">
            <text:p>9,2</text:p>
          </table:table-cell>
          <table:table-cell table:formula="of:=COM.MICROSOFT.STDEV.S([.B150:.B161])" office:value-type="float" office:value="1.2863796979402" calcext:value-type="float">
            <text:p>1,2863796979</text:p>
          </table:table-cell>
          <table:table-cell table:formula="of:=AVERAGE([.B150:.B161])" office:value-type="float" office:value="11.025" calcext:value-type="float">
            <text:p>11,025</text:p>
          </table:table-cell>
          <table:table-cell table:formula="of:=[.D161]-[.C161]" office:value-type="float" office:value="9.7386203020598" calcext:value-type="float">
            <text:p>9,7386203021</text:p>
          </table:table-cell>
          <table:table-cell table:formula="of:=[.D161]-[.D149]" office:value-type="float" office:value="-0.75" calcext:value-type="float">
            <text:p>-0,75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9" calcext:value-type="float">
            <text:p>9</text:p>
          </table:table-cell>
          <table:table-cell table:formula="of:=COM.MICROSOFT.STDEV.S([.B151:.B162])" office:value-type="float" office:value="1.36003565015663" calcext:value-type="float">
            <text:p>1,3600356502</text:p>
          </table:table-cell>
          <table:table-cell table:formula="of:=AVERAGE([.B151:.B162])" office:value-type="float" office:value="10.7666666666667" calcext:value-type="float">
            <text:p>10,7666666667</text:p>
          </table:table-cell>
          <table:table-cell table:formula="of:=[.D162]-[.C162]" office:value-type="float" office:value="9.40663101651004" calcext:value-type="float">
            <text:p>9,4066310165</text:p>
          </table:table-cell>
          <table:table-cell table:formula="of:=[.D162]-[.D150]" office:value-type="float" office:value="-1.01666666666667" calcext:value-type="float">
            <text:p>-1,0166666667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8.9" calcext:value-type="float">
            <text:p>8,9</text:p>
          </table:table-cell>
          <table:table-cell table:formula="of:=COM.MICROSOFT.STDEV.S([.B152:.B163])" office:value-type="float" office:value="1.38826248500517" calcext:value-type="float">
            <text:p>1,388262485</text:p>
          </table:table-cell>
          <table:table-cell table:formula="of:=AVERAGE([.B152:.B163])" office:value-type="float" office:value="10.5" calcext:value-type="float">
            <text:p>10,5</text:p>
          </table:table-cell>
          <table:table-cell table:formula="of:=[.D163]-[.C163]" office:value-type="float" office:value="9.11173751499483" calcext:value-type="float">
            <text:p>9,111737515</text:p>
          </table:table-cell>
          <table:table-cell table:formula="of:=[.D163]-[.D151]" office:value-type="float" office:value="-1.28333333333333" calcext:value-type="float">
            <text:p>-1,2833333333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8.9" calcext:value-type="float">
            <text:p>8,9</text:p>
          </table:table-cell>
          <table:table-cell table:formula="of:=COM.MICROSOFT.STDEV.S([.B153:.B164])" office:value-type="float" office:value="1.36003565015663" calcext:value-type="float">
            <text:p>1,3600356502</text:p>
          </table:table-cell>
          <table:table-cell table:formula="of:=AVERAGE([.B153:.B164])" office:value-type="float" office:value="10.2333333333333" calcext:value-type="float">
            <text:p>10,2333333333</text:p>
          </table:table-cell>
          <table:table-cell table:formula="of:=[.D164]-[.C164]" office:value-type="float" office:value="8.87329768317671" calcext:value-type="float">
            <text:p>8,8732976832</text:p>
          </table:table-cell>
          <table:table-cell table:formula="of:=[.D164]-[.D152]" office:value-type="float" office:value="-1.59166666666667" calcext:value-type="float">
            <text:p>-1,5916666667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8.9" calcext:value-type="float">
            <text:p>8,9</text:p>
          </table:table-cell>
          <table:table-cell table:formula="of:=COM.MICROSOFT.STDEV.S([.B154:.B165])" office:value-type="float" office:value="1.27160123347286" calcext:value-type="float">
            <text:p>1,2716012335</text:p>
          </table:table-cell>
          <table:table-cell table:formula="of:=AVERAGE([.B154:.B165])" office:value-type="float" office:value="9.96666666666667" calcext:value-type="float">
            <text:p>9,9666666667</text:p>
          </table:table-cell>
          <table:table-cell table:formula="of:=[.D165]-[.C165]" office:value-type="float" office:value="8.69506543319381" calcext:value-type="float">
            <text:p>8,6950654332</text:p>
          </table:table-cell>
          <table:table-cell table:formula="of:=[.D165]-[.D153]" office:value-type="float" office:value="-1.925" calcext:value-type="float">
            <text:p>-1,925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8.7" calcext:value-type="float">
            <text:p>8,7</text:p>
          </table:table-cell>
          <table:table-cell table:formula="of:=COM.MICROSOFT.STDEV.S([.B155:.B166])" office:value-type="float" office:value="1.12317191538747" calcext:value-type="float">
            <text:p>1,1231719154</text:p>
          </table:table-cell>
          <table:table-cell table:formula="of:=AVERAGE([.B155:.B166])" office:value-type="float" office:value="9.68333333333334" calcext:value-type="float">
            <text:p>9,6833333333</text:p>
          </table:table-cell>
          <table:table-cell table:formula="of:=[.D166]-[.C166]" office:value-type="float" office:value="8.56016141794587" calcext:value-type="float">
            <text:p>8,5601614179</text:p>
          </table:table-cell>
          <table:table-cell table:formula="of:=[.D166]-[.D154]" office:value-type="float" office:value="-2.28333333333333" calcext:value-type="float">
            <text:p>-2,28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8.4" calcext:value-type="float">
            <text:p>8,4</text:p>
          </table:table-cell>
          <table:table-cell table:formula="of:=COM.MICROSOFT.STDEV.S([.B156:.B167])" office:value-type="float" office:value="0.881243955491843" calcext:value-type="float">
            <text:p>0,8812439555</text:p>
          </table:table-cell>
          <table:table-cell table:formula="of:=AVERAGE([.B156:.B167])" office:value-type="float" office:value="9.375" calcext:value-type="float">
            <text:p>9,375</text:p>
          </table:table-cell>
          <table:table-cell table:formula="of:=[.D167]-[.C167]" office:value-type="float" office:value="8.49375604450816" calcext:value-type="float">
            <text:p>8,4937560445</text:p>
          </table:table-cell>
          <table:table-cell table:formula="of:=[.D167]-[.D155]" office:value-type="float" office:value="-2.64166666666666" calcext:value-type="float">
            <text:p>-2,641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8.3" calcext:value-type="float">
            <text:p>8,3</text:p>
          </table:table-cell>
          <table:table-cell table:formula="of:=COM.MICROSOFT.STDEV.S([.B157:.B168])" office:value-type="float" office:value="0.627344089045721" calcext:value-type="float">
            <text:p>0,627344089</text:p>
          </table:table-cell>
          <table:table-cell table:formula="of:=AVERAGE([.B157:.B168])" office:value-type="float" office:value="9.10833333333333" calcext:value-type="float">
            <text:p>9,1083333333</text:p>
          </table:table-cell>
          <table:table-cell table:formula="of:=[.D168]-[.C168]" office:value-type="float" office:value="8.48098924428761" calcext:value-type="float">
            <text:p>8,4809892443</text:p>
          </table:table-cell>
          <table:table-cell table:formula="of:=[.D168]-[.D156]" office:value-type="float" office:value="-2.88333333333333" calcext:value-type="float">
            <text:p>-2,8833333333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.3" calcext:value-type="float">
            <text:p>8,3</text:p>
          </table:table-cell>
          <table:table-cell table:formula="of:=COM.MICROSOFT.STDEV.S([.B158:.B169])" office:value-type="float" office:value="0.423101821687347" calcext:value-type="float">
            <text:p>0,4231018217</text:p>
          </table:table-cell>
          <table:table-cell table:formula="of:=AVERAGE([.B158:.B169])" office:value-type="float" office:value="8.90833333333333" calcext:value-type="float">
            <text:p>8,9083333333</text:p>
          </table:table-cell>
          <table:table-cell table:formula="of:=[.D169]-[.C169]" office:value-type="float" office:value="8.48523151164599" calcext:value-type="float">
            <text:p>8,4852315116</text:p>
          </table:table-cell>
          <table:table-cell table:formula="of:=[.D169]-[.D157]" office:value-type="float" office:value="-2.98333333333333" calcext:value-type="float">
            <text:p>-2,9833333333</text:p>
          </table:table-cell>
          <table:table-cell table:number-columns-repeated="1018"/>
        </table:table-row>
      </table:table>
      <table:table table:name="Edits in database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in database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700" calcext:value-type="float">
            <text:p>2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700" calcext:value-type="float">
            <text:p>4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4000" calcext:value-type="float">
            <text:p>4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200" calcext:value-type="float">
            <text:p>22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300" calcext:value-type="float">
            <text:p>43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5700" calcext:value-type="float">
            <text:p>5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100" calcext:value-type="float">
            <text:p>61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8100" calcext:value-type="float">
            <text:p>81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7000" calcext:value-type="float">
            <text:p>7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7700" calcext:value-type="float">
            <text:p>7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1000" calcext:value-type="float">
            <text:p>11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2:.B13])" office:value-type="float" office:value="2748.92540988127" calcext:value-type="float">
            <text:p>2748,9254098813</text:p>
          </table:table-cell>
          <table:table-cell table:formula="of:=AVERAGE([.B2:.B13])" office:value-type="float" office:value="6125" calcext:value-type="float">
            <text:p>6125</text:p>
          </table:table-cell>
          <table:table-cell table:formula="of:=[.D13]-[.C13]" office:value-type="float" office:value="3376.07459011873" calcext:value-type="float">
            <text:p>3376,0745901187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9400" calcext:value-type="float">
            <text:p>9400</text:p>
          </table:table-cell>
          <table:table-cell table:formula="of:=COM.MICROSOFT.STDEV.S([.B3:.B14])" office:value-type="float" office:value="2669.29794424517" calcext:value-type="float">
            <text:p>2669,2979442452</text:p>
          </table:table-cell>
          <table:table-cell table:formula="of:=AVERAGE([.B3:.B14])" office:value-type="float" office:value="6683.33333333333" calcext:value-type="float">
            <text:p>6683,3333333333</text:p>
          </table:table-cell>
          <table:table-cell table:formula="of:=[.D14]-[.C14]" office:value-type="float" office:value="4014.03538908816" calcext:value-type="float">
            <text:p>4014,0353890882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4:.B15])" office:value-type="float" office:value="3142.12580038651" calcext:value-type="float">
            <text:p>3142,1258003865</text:p>
          </table:table-cell>
          <table:table-cell table:formula="of:=AVERAGE([.B4:.B15])" office:value-type="float" office:value="7375" calcext:value-type="float">
            <text:p>7375</text:p>
          </table:table-cell>
          <table:table-cell table:formula="of:=[.D15]-[.C15]" office:value-type="float" office:value="4232.87419961349" calcext:value-type="float">
            <text:p>4232,874199613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5:.B16])" office:value-type="float" office:value="3634.04566272741" calcext:value-type="float">
            <text:p>3634,0456627274</text:p>
          </table:table-cell>
          <table:table-cell table:formula="of:=AVERAGE([.B5:.B16])" office:value-type="float" office:value="8291.66666666667" calcext:value-type="float">
            <text:p>8291,6666666667</text:p>
          </table:table-cell>
          <table:table-cell table:formula="of:=[.D16]-[.C16]" office:value-type="float" office:value="4657.62100393926" calcext:value-type="float">
            <text:p>4657,6210039393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6:.B17])" office:value-type="float" office:value="3426.40150489216" calcext:value-type="float">
            <text:p>3426,4015048922</text:p>
          </table:table-cell>
          <table:table-cell table:formula="of:=AVERAGE([.B6:.B17])" office:value-type="float" office:value="9275" calcext:value-type="float">
            <text:p>9275</text:p>
          </table:table-cell>
          <table:table-cell table:formula="of:=[.D17]-[.C17]" office:value-type="float" office:value="5848.59849510784" calcext:value-type="float">
            <text:p>5848,598495107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6000" calcext:value-type="float">
            <text:p>16000</text:p>
          </table:table-cell>
          <table:table-cell table:formula="of:=COM.MICROSOFT.STDEV.S([.B7:.B18])" office:value-type="float" office:value="3544.65025842402" calcext:value-type="float">
            <text:p>3544,650258424</text:p>
          </table:table-cell>
          <table:table-cell table:formula="of:=AVERAGE([.B7:.B18])" office:value-type="float" office:value="10250" calcext:value-type="float">
            <text:p>10250</text:p>
          </table:table-cell>
          <table:table-cell table:formula="of:=[.D18]-[.C18]" office:value-type="float" office:value="6705.34974157598" calcext:value-type="float">
            <text:p>6705,349741576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8:.B19])" office:value-type="float" office:value="3872.54320945434" calcext:value-type="float">
            <text:p>3872,5432094543</text:p>
          </table:table-cell>
          <table:table-cell table:formula="of:=AVERAGE([.B8:.B19])" office:value-type="float" office:value="11275" calcext:value-type="float">
            <text:p>11275</text:p>
          </table:table-cell>
          <table:table-cell table:formula="of:=[.D19]-[.C19]" office:value-type="float" office:value="7402.45679054566" calcext:value-type="float">
            <text:p>7402,4567905457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9:.B20])" office:value-type="float" office:value="5633.15402260796" calcext:value-type="float">
            <text:p>5633,154022608</text:p>
          </table:table-cell>
          <table:table-cell table:formula="of:=AVERAGE([.B9:.B20])" office:value-type="float" office:value="13016.6666666667" calcext:value-type="float">
            <text:p>13016,6666666667</text:p>
          </table:table-cell>
          <table:table-cell table:formula="of:=[.D20]-[.C20]" office:value-type="float" office:value="7383.51264405871" calcext:value-type="float">
            <text:p>7383,5126440587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10:.B21])" office:value-type="float" office:value="7819.2604083336" calcext:value-type="float">
            <text:p>7819,2604083336</text:p>
          </table:table-cell>
          <table:table-cell table:formula="of:=AVERAGE([.B10:.B21])" office:value-type="float" office:value="15091.6666666667" calcext:value-type="float">
            <text:p>15091,6666666667</text:p>
          </table:table-cell>
          <table:table-cell table:formula="of:=[.D21]-[.C21]" office:value-type="float" office:value="7272.40625833307" calcext:value-type="float">
            <text:p>7272,4062583331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11:.B22])" office:value-type="float" office:value="8065.35332409091" calcext:value-type="float">
            <text:p>8065,3533240909</text:p>
          </table:table-cell>
          <table:table-cell table:formula="of:=AVERAGE([.B11:.B22])" office:value-type="float" office:value="16758.3333333333" calcext:value-type="float">
            <text:p>16758,3333333333</text:p>
          </table:table-cell>
          <table:table-cell table:formula="of:=[.D22]-[.C22]" office:value-type="float" office:value="8692.98000924242" calcext:value-type="float">
            <text:p>8692,9800092424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12:.B23])" office:value-type="float" office:value="8616.03508616699" calcext:value-type="float">
            <text:p>8616,035086167</text:p>
          </table:table-cell>
          <table:table-cell table:formula="of:=AVERAGE([.B12:.B23])" office:value-type="float" office:value="18783.3333333333" calcext:value-type="float">
            <text:p>18783,3333333333</text:p>
          </table:table-cell>
          <table:table-cell table:formula="of:=[.D23]-[.C23]" office:value-type="float" office:value="10167.2982471663" calcext:value-type="float">
            <text:p>10167,298247166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3:.B24])" office:value-type="float" office:value="10162.67681273" calcext:value-type="float">
            <text:p>10162,67681273</text:p>
          </table:table-cell>
          <table:table-cell table:formula="of:=AVERAGE([.B13:.B24])" office:value-type="float" office:value="21200" calcext:value-type="float">
            <text:p>21200</text:p>
          </table:table-cell>
          <table:table-cell table:formula="of:=[.D24]-[.C24]" office:value-type="float" office:value="11037.32318727" calcext:value-type="float">
            <text:p>11037,32318727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14:.B25])" office:value-type="float" office:value="9729.9755519952" calcext:value-type="float">
            <text:p>9729,9755519952</text:p>
          </table:table-cell>
          <table:table-cell table:formula="of:=AVERAGE([.B14:.B25])" office:value-type="float" office:value="22783.3333333333" calcext:value-type="float">
            <text:p>22783,3333333333</text:p>
          </table:table-cell>
          <table:table-cell table:formula="of:=[.D25]-[.C25]" office:value-type="float" office:value="13053.3577813381" calcext:value-type="float">
            <text:p>13053,3577813381</text:p>
          </table:table-cell>
          <table:table-cell table:formula="of:=[.D25]-[.D13]" office:value-type="float" office:value="16658.3333333333" calcext:value-type="float">
            <text:p>16658,3333333333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15:.B26])" office:value-type="float" office:value="8999.57911473777" calcext:value-type="float">
            <text:p>8999,5791147378</text:p>
          </table:table-cell>
          <table:table-cell table:formula="of:=AVERAGE([.B15:.B26])" office:value-type="float" office:value="24583.3333333333" calcext:value-type="float">
            <text:p>24583,3333333333</text:p>
          </table:table-cell>
          <table:table-cell table:formula="of:=[.D26]-[.C26]" office:value-type="float" office:value="15583.7542185956" calcext:value-type="float">
            <text:p>15583,7542185956</text:p>
          </table:table-cell>
          <table:table-cell table:formula="of:=[.D26]-[.D14]" office:value-type="float" office:value="17900" calcext:value-type="float">
            <text:p>17900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16:.B27])" office:value-type="float" office:value="8497.32578253567" calcext:value-type="float">
            <text:p>8497,3257825357</text:p>
          </table:table-cell>
          <table:table-cell table:formula="of:=AVERAGE([.B16:.B27])" office:value-type="float" office:value="26250" calcext:value-type="float">
            <text:p>26250</text:p>
          </table:table-cell>
          <table:table-cell table:formula="of:=[.D27]-[.C27]" office:value-type="float" office:value="17752.6742174643" calcext:value-type="float">
            <text:p>17752,6742174643</text:p>
          </table:table-cell>
          <table:table-cell table:formula="of:=[.D27]-[.D15]" office:value-type="float" office:value="18875" calcext:value-type="float">
            <text:p>1887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17:.B28])" office:value-type="float" office:value="8218.1432688825" calcext:value-type="float">
            <text:p>8218,1432688825</text:p>
          </table:table-cell>
          <table:table-cell table:formula="of:=AVERAGE([.B17:.B28])" office:value-type="float" office:value="28083.3333333333" calcext:value-type="float">
            <text:p>28083,3333333333</text:p>
          </table:table-cell>
          <table:table-cell table:formula="of:=[.D28]-[.C28]" office:value-type="float" office:value="19865.1900644508" calcext:value-type="float">
            <text:p>19865,1900644508</text:p>
          </table:table-cell>
          <table:table-cell table:formula="of:=[.D28]-[.D16]" office:value-type="float" office:value="19791.6666666667" calcext:value-type="float">
            <text:p>19791,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8:.B29])" office:value-type="float" office:value="8422.10295483368" calcext:value-type="float">
            <text:p>8422,1029548337</text:p>
          </table:table-cell>
          <table:table-cell table:formula="of:=AVERAGE([.B18:.B29])" office:value-type="float" office:value="30750" calcext:value-type="float">
            <text:p>30750</text:p>
          </table:table-cell>
          <table:table-cell table:formula="of:=[.D29]-[.C29]" office:value-type="float" office:value="22327.8970451663" calcext:value-type="float">
            <text:p>22327,8970451663</text:p>
          </table:table-cell>
          <table:table-cell table:formula="of:=[.D29]-[.D17]" office:value-type="float" office:value="21475" calcext:value-type="float">
            <text:p>21475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19:.B30])" office:value-type="float" office:value="9452.83346970952" calcext:value-type="float">
            <text:p>9452,8334697095</text:p>
          </table:table-cell>
          <table:table-cell table:formula="of:=AVERAGE([.B19:.B30])" office:value-type="float" office:value="33916.6666666667" calcext:value-type="float">
            <text:p>33916,6666666667</text:p>
          </table:table-cell>
          <table:table-cell table:formula="of:=[.D30]-[.C30]" office:value-type="float" office:value="24463.8331969571" calcext:value-type="float">
            <text:p>24463,8331969571</text:p>
          </table:table-cell>
          <table:table-cell table:formula="of:=[.D30]-[.D18]" office:value-type="float" office:value="23666.6666666667" calcext:value-type="float">
            <text:p>23666,66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20:.B31])" office:value-type="float" office:value="10714.9711180482" calcext:value-type="float">
            <text:p>10714,9711180482</text:p>
          </table:table-cell>
          <table:table-cell table:formula="of:=AVERAGE([.B20:.B31])" office:value-type="float" office:value="37416.6666666667" calcext:value-type="float">
            <text:p>37416,6666666667</text:p>
          </table:table-cell>
          <table:table-cell table:formula="of:=[.D31]-[.C31]" office:value-type="float" office:value="26701.6955486185" calcext:value-type="float">
            <text:p>26701,6955486185</text:p>
          </table:table-cell>
          <table:table-cell table:formula="of:=[.D31]-[.D19]" office:value-type="float" office:value="26141.6666666667" calcext:value-type="float">
            <text:p>26141,666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61000" calcext:value-type="float">
            <text:p>61000</text:p>
          </table:table-cell>
          <table:table-cell table:formula="of:=COM.MICROSOFT.STDEV.S([.B21:.B32])" office:value-type="float" office:value="12114.0414395857" calcext:value-type="float">
            <text:p>12114,0414395857</text:p>
          </table:table-cell>
          <table:table-cell table:formula="of:=AVERAGE([.B21:.B32])" office:value-type="float" office:value="40250" calcext:value-type="float">
            <text:p>40250</text:p>
          </table:table-cell>
          <table:table-cell table:formula="of:=[.D32]-[.C32]" office:value-type="float" office:value="28135.9585604143" calcext:value-type="float">
            <text:p>28135,9585604143</text:p>
          </table:table-cell>
          <table:table-cell table:formula="of:=[.D32]-[.D20]" office:value-type="float" office:value="27233.3333333333" calcext:value-type="float">
            <text:p>27233,33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3000" calcext:value-type="float">
            <text:p>83000</text:p>
          </table:table-cell>
          <table:table-cell table:formula="of:=COM.MICROSOFT.STDEV.S([.B22:.B33])" office:value-type="float" office:value="17005.1240049652" calcext:value-type="float">
            <text:p>17005,1240049652</text:p>
          </table:table-cell>
          <table:table-cell table:formula="of:=AVERAGE([.B22:.B33])" office:value-type="float" office:value="44416.6666666667" calcext:value-type="float">
            <text:p>44416,6666666667</text:p>
          </table:table-cell>
          <table:table-cell table:formula="of:=[.D33]-[.C33]" office:value-type="float" office:value="27411.5426617015" calcext:value-type="float">
            <text:p>27411,5426617015</text:p>
          </table:table-cell>
          <table:table-cell table:formula="of:=[.D33]-[.D21]" office:value-type="float" office:value="29325" calcext:value-type="float">
            <text:p>29325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23:.B34])" office:value-type="float" office:value="17100.4164400825" calcext:value-type="float">
            <text:p>17100,4164400825</text:p>
          </table:table-cell>
          <table:table-cell table:formula="of:=AVERAGE([.B23:.B34])" office:value-type="float" office:value="47666.6666666667" calcext:value-type="float">
            <text:p>47666,6666666667</text:p>
          </table:table-cell>
          <table:table-cell table:formula="of:=[.D34]-[.C34]" office:value-type="float" office:value="30566.2502265842" calcext:value-type="float">
            <text:p>30566,2502265842</text:p>
          </table:table-cell>
          <table:table-cell table:formula="of:=[.D34]-[.D22]" office:value-type="float" office:value="30908.3333333333" calcext:value-type="float">
            <text:p>30908,3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24:.B35])" office:value-type="float" office:value="18248.0800152351" calcext:value-type="float">
            <text:p>18248,0800152351</text:p>
          </table:table-cell>
          <table:table-cell table:formula="of:=AVERAGE([.B24:.B35])" office:value-type="float" office:value="51416.6666666667" calcext:value-type="float">
            <text:p>51416,6666666667</text:p>
          </table:table-cell>
          <table:table-cell table:formula="of:=[.D35]-[.C35]" office:value-type="float" office:value="33168.5866514315" calcext:value-type="float">
            <text:p>33168,5866514315</text:p>
          </table:table-cell>
          <table:table-cell table:formula="of:=[.D35]-[.D23]" office:value-type="float" office:value="32633.3333333333" calcext:value-type="float">
            <text:p>32633,3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25:.B36])" office:value-type="float" office:value="19577.9328465866" calcext:value-type="float">
            <text:p>19577,9328465866</text:p>
          </table:table-cell>
          <table:table-cell table:formula="of:=AVERAGE([.B25:.B36])" office:value-type="float" office:value="54750" calcext:value-type="float">
            <text:p>54750</text:p>
          </table:table-cell>
          <table:table-cell table:formula="of:=[.D36]-[.C36]" office:value-type="float" office:value="35172.0671534134" calcext:value-type="float">
            <text:p>35172,0671534134</text:p>
          </table:table-cell>
          <table:table-cell table:formula="of:=[.D36]-[.D24]" office:value-type="float" office:value="33550" calcext:value-type="float">
            <text:p>33550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26:.B37])" office:value-type="float" office:value="22915.3580893609" calcext:value-type="float">
            <text:p>22915,3580893609</text:p>
          </table:table-cell>
          <table:table-cell table:formula="of:=AVERAGE([.B26:.B37])" office:value-type="float" office:value="61250" calcext:value-type="float">
            <text:p>61250</text:p>
          </table:table-cell>
          <table:table-cell table:formula="of:=[.D37]-[.C37]" office:value-type="float" office:value="38334.6419106391" calcext:value-type="float">
            <text:p>38334,6419106391</text:p>
          </table:table-cell>
          <table:table-cell table:formula="of:=[.D37]-[.D25]" office:value-type="float" office:value="38466.6666666667" calcext:value-type="float">
            <text:p>38466,6666666667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27:.B38])" office:value-type="float" office:value="26376.0681242859" calcext:value-type="float">
            <text:p>26376,0681242859</text:p>
          </table:table-cell>
          <table:table-cell table:formula="of:=AVERAGE([.B27:.B38])" office:value-type="float" office:value="68666.6666666667" calcext:value-type="float">
            <text:p>68666,6666666667</text:p>
          </table:table-cell>
          <table:table-cell table:formula="of:=[.D38]-[.C38]" office:value-type="float" office:value="42290.5985423808" calcext:value-type="float">
            <text:p>42290,5985423808</text:p>
          </table:table-cell>
          <table:table-cell table:formula="of:=[.D38]-[.D26]" office:value-type="float" office:value="44083.3333333333" calcext:value-type="float">
            <text:p>44083,33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28:.B39])" office:value-type="float" office:value="25396.701050381" calcext:value-type="float">
            <text:p>25396,701050381</text:p>
          </table:table-cell>
          <table:table-cell table:formula="of:=AVERAGE([.B28:.B39])" office:value-type="float" office:value="74416.6666666667" calcext:value-type="float">
            <text:p>74416,6666666667</text:p>
          </table:table-cell>
          <table:table-cell table:formula="of:=[.D39]-[.C39]" office:value-type="float" office:value="49019.9656162857" calcext:value-type="float">
            <text:p>49019,9656162857</text:p>
          </table:table-cell>
          <table:table-cell table:formula="of:=[.D39]-[.D27]" office:value-type="float" office:value="48166.6666666667" calcext:value-type="float">
            <text:p>48166,6666666667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29:.B40])" office:value-type="float" office:value="26005.0985676877" calcext:value-type="float">
            <text:p>26005,0985676877</text:p>
          </table:table-cell>
          <table:table-cell table:formula="of:=AVERAGE([.B29:.B40])" office:value-type="float" office:value="81583.3333333333" calcext:value-type="float">
            <text:p>81583,3333333333</text:p>
          </table:table-cell>
          <table:table-cell table:formula="of:=[.D40]-[.C40]" office:value-type="float" office:value="55578.2347656457" calcext:value-type="float">
            <text:p>55578,2347656457</text:p>
          </table:table-cell>
          <table:table-cell table:formula="of:=[.D40]-[.D28]" office:value-type="float" office:value="53500" calcext:value-type="float">
            <text:p>53500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30:.B41])" office:value-type="float" office:value="26572.2286105877" calcext:value-type="float">
            <text:p>26572,2286105877</text:p>
          </table:table-cell>
          <table:table-cell table:formula="of:=AVERAGE([.B30:.B41])" office:value-type="float" office:value="88416.6666666667" calcext:value-type="float">
            <text:p>88416,6666666667</text:p>
          </table:table-cell>
          <table:table-cell table:formula="of:=[.D41]-[.C41]" office:value-type="float" office:value="61844.438056079" calcext:value-type="float">
            <text:p>61844,438056079</text:p>
          </table:table-cell>
          <table:table-cell table:formula="of:=[.D41]-[.D29]" office:value-type="float" office:value="57666.6666666667" calcext:value-type="float">
            <text:p>57666,6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31:.B42])" office:value-type="float" office:value="25904.8375030728" calcext:value-type="float">
            <text:p>25904,8375030728</text:p>
          </table:table-cell>
          <table:table-cell table:formula="of:=AVERAGE([.B31:.B42])" office:value-type="float" office:value="94166.6666666667" calcext:value-type="float">
            <text:p>94166,6666666667</text:p>
          </table:table-cell>
          <table:table-cell table:formula="of:=[.D42]-[.C42]" office:value-type="float" office:value="68261.8291635939" calcext:value-type="float">
            <text:p>68261,8291635939</text:p>
          </table:table-cell>
          <table:table-cell table:formula="of:=[.D42]-[.D30]" office:value-type="float" office:value="60250" calcext:value-type="float">
            <text:p>60250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32:.B43])" office:value-type="float" office:value="24176.7481584094" calcext:value-type="float">
            <text:p>24176,7481584094</text:p>
          </table:table-cell>
          <table:table-cell table:formula="of:=AVERAGE([.B32:.B43])" office:value-type="float" office:value="98833.3333333333" calcext:value-type="float">
            <text:p>98833,3333333333</text:p>
          </table:table-cell>
          <table:table-cell table:formula="of:=[.D43]-[.C43]" office:value-type="float" office:value="74656.5851749239" calcext:value-type="float">
            <text:p>74656,5851749239</text:p>
          </table:table-cell>
          <table:table-cell table:formula="of:=[.D43]-[.D31]" office:value-type="float" office:value="61416.6666666667" calcext:value-type="float">
            <text:p>61416,6666666667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6000" calcext:value-type="float">
            <text:p>126000</text:p>
          </table:table-cell>
          <table:table-cell table:formula="of:=COM.MICROSOFT.STDEV.S([.B33:.B44])" office:value-type="float" office:value="22124.1332649953" calcext:value-type="float">
            <text:p>22124,1332649953</text:p>
          </table:table-cell>
          <table:table-cell table:formula="of:=AVERAGE([.B33:.B44])" office:value-type="float" office:value="104250" calcext:value-type="float">
            <text:p>104250</text:p>
          </table:table-cell>
          <table:table-cell table:formula="of:=[.D44]-[.C44]" office:value-type="float" office:value="82125.8667350047" calcext:value-type="float">
            <text:p>82125,8667350047</text:p>
          </table:table-cell>
          <table:table-cell table:formula="of:=[.D44]-[.D32]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34:.B45])" office:value-type="float" office:value="23880.2251144153" calcext:value-type="float">
            <text:p>23880,2251144153</text:p>
          </table:table-cell>
          <table:table-cell table:formula="of:=AVERAGE([.B34:.B45])" office:value-type="float" office:value="109416.666666667" calcext:value-type="float">
            <text:p>109416,666666667</text:p>
          </table:table-cell>
          <table:table-cell table:formula="of:=[.D45]-[.C45]" office:value-type="float" office:value="85536.4415522514" calcext:value-type="float">
            <text:p>85536,4415522514</text:p>
          </table:table-cell>
          <table:table-cell table:formula="of:=[.D45]-[.D33]" office:value-type="float" office:value="65000" calcext:value-type="float">
            <text:p>65000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35:.B46])" office:value-type="float" office:value="19590.5048119715" calcext:value-type="float">
            <text:p>19590,5048119715</text:p>
          </table:table-cell>
          <table:table-cell table:formula="of:=AVERAGE([.B35:.B46])" office:value-type="float" office:value="113166.666666667" calcext:value-type="float">
            <text:p>113166,666666667</text:p>
          </table:table-cell>
          <table:table-cell table:formula="of:=[.D46]-[.C46]" office:value-type="float" office:value="93576.1618546952" calcext:value-type="float">
            <text:p>93576,1618546952</text:p>
          </table:table-cell>
          <table:table-cell table:formula="of:=[.D46]-[.D34]" office:value-type="float" office:value="65500" calcext:value-type="float">
            <text:p>65500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36:.B47])" office:value-type="float" office:value="16559.1227259944" calcext:value-type="float">
            <text:p>16559,1227259944</text:p>
          </table:table-cell>
          <table:table-cell table:formula="of:=AVERAGE([.B36:.B47])" office:value-type="float" office:value="117750" calcext:value-type="float">
            <text:p>117750</text:p>
          </table:table-cell>
          <table:table-cell table:formula="of:=[.D47]-[.C47]" office:value-type="float" office:value="101190.877274006" calcext:value-type="float">
            <text:p>101190,877274006</text:p>
          </table:table-cell>
          <table:table-cell table:formula="of:=[.D47]-[.D35]" office:value-type="float" office:value="66333.3333333333" calcext:value-type="float">
            <text:p>66333,3333333333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37:.B48])" office:value-type="float" office:value="12398.6802816781" calcext:value-type="float">
            <text:p>12398,6802816781</text:p>
          </table:table-cell>
          <table:table-cell table:formula="of:=AVERAGE([.B37:.B48])" office:value-type="float" office:value="122500" calcext:value-type="float">
            <text:p>122500</text:p>
          </table:table-cell>
          <table:table-cell table:formula="of:=[.D48]-[.C48]" office:value-type="float" office:value="110101.319718322" calcext:value-type="float">
            <text:p>110101,319718322</text:p>
          </table:table-cell>
          <table:table-cell table:formula="of:=[.D48]-[.D36]" office:value-type="float" office:value="67750" calcext:value-type="float">
            <text:p>67750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38:.B49])" office:value-type="float" office:value="11838.5605185561" calcext:value-type="float">
            <text:p>11838,5605185561</text:p>
          </table:table-cell>
          <table:table-cell table:formula="of:=AVERAGE([.B38:.B49])" office:value-type="float" office:value="124833.333333333" calcext:value-type="float">
            <text:p>124833,333333333</text:p>
          </table:table-cell>
          <table:table-cell table:formula="of:=[.D49]-[.C49]" office:value-type="float" office:value="112994.772814777" calcext:value-type="float">
            <text:p>112994,772814777</text:p>
          </table:table-cell>
          <table:table-cell table:formula="of:=[.D49]-[.D37]" office:value-type="float" office:value="63583.3333333333" calcext:value-type="float">
            <text:p>63583,33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75000" calcext:value-type="float">
            <text:p>175000</text:p>
          </table:table-cell>
          <table:table-cell table:formula="of:=COM.MICROSOFT.STDEV.S([.B39:.B50])" office:value-type="float" office:value="18544.5818273563" calcext:value-type="float">
            <text:p>18544,5818273563</text:p>
          </table:table-cell>
          <table:table-cell table:formula="of:=AVERAGE([.B39:.B50])" office:value-type="float" office:value="129416.666666667" calcext:value-type="float">
            <text:p>129416,666666667</text:p>
          </table:table-cell>
          <table:table-cell table:formula="of:=[.D50]-[.C50]" office:value-type="float" office:value="110872.08483931" calcext:value-type="float">
            <text:p>110872,08483931</text:p>
          </table:table-cell>
          <table:table-cell table:formula="of:=[.D50]-[.D38]" office:value-type="float" office:value="60750" calcext:value-type="float">
            <text:p>60750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40:.B51])" office:value-type="float" office:value="16577.4125261033" calcext:value-type="float">
            <text:p>16577,4125261033</text:p>
          </table:table-cell>
          <table:table-cell table:formula="of:=AVERAGE([.B40:.B51])" office:value-type="float" office:value="132583.333333333" calcext:value-type="float">
            <text:p>132583,333333333</text:p>
          </table:table-cell>
          <table:table-cell table:formula="of:=[.D51]-[.C51]" office:value-type="float" office:value="116005.92080723" calcext:value-type="float">
            <text:p>116005,92080723</text:p>
          </table:table-cell>
          <table:table-cell table:formula="of:=[.D51]-[.D39]" office:value-type="float" office:value="58166.6666666667" calcext:value-type="float">
            <text:p>58166,6666666667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41:.B52])" office:value-type="float" office:value="18136.4775571724" calcext:value-type="float">
            <text:p>18136,4775571724</text:p>
          </table:table-cell>
          <table:table-cell table:formula="of:=AVERAGE([.B41:.B52])" office:value-type="float" office:value="135750" calcext:value-type="float">
            <text:p>135750</text:p>
          </table:table-cell>
          <table:table-cell table:formula="of:=[.D52]-[.C52]" office:value-type="float" office:value="117613.522442828" calcext:value-type="float">
            <text:p>117613,522442828</text:p>
          </table:table-cell>
          <table:table-cell table:formula="of:=[.D52]-[.D40]" office:value-type="float" office:value="54166.6666666667" calcext:value-type="float">
            <text:p>54166,6666666667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42:.B53])" office:value-type="float" office:value="18332.7823608668" calcext:value-type="float">
            <text:p>18332,7823608668</text:p>
          </table:table-cell>
          <table:table-cell table:formula="of:=AVERAGE([.B42:.B53])" office:value-type="float" office:value="137500" calcext:value-type="float">
            <text:p>137500</text:p>
          </table:table-cell>
          <table:table-cell table:formula="of:=[.D53]-[.C53]" office:value-type="float" office:value="119167.217639133" calcext:value-type="float">
            <text:p>119167,217639133</text:p>
          </table:table-cell>
          <table:table-cell table:formula="of:=[.D53]-[.D41]" office:value-type="float" office:value="49083.3333333333" calcext:value-type="float">
            <text:p>49083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60000" calcext:value-type="float">
            <text:p>160000</text:p>
          </table:table-cell>
          <table:table-cell table:formula="of:=COM.MICROSOFT.STDEV.S([.B43:.B54])" office:value-type="float" office:value="18778.4128157517" calcext:value-type="float">
            <text:p>18778,4128157517</text:p>
          </table:table-cell>
          <table:table-cell table:formula="of:=AVERAGE([.B43:.B54])" office:value-type="float" office:value="140583.333333333" calcext:value-type="float">
            <text:p>140583,333333333</text:p>
          </table:table-cell>
          <table:table-cell table:formula="of:=[.D54]-[.C54]" office:value-type="float" office:value="121804.920517582" calcext:value-type="float">
            <text:p>121804,920517582</text:p>
          </table:table-cell>
          <table:table-cell table:formula="of:=[.D54]-[.D42]" office:value-type="float" office:value="46416.6666666667" calcext:value-type="float">
            <text:p>46416,6666666667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24000" calcext:value-type="float">
            <text:p>124000</text:p>
          </table:table-cell>
          <table:table-cell table:formula="of:=COM.MICROSOFT.STDEV.S([.B44:.B55])" office:value-type="float" office:value="17950.0569763593" calcext:value-type="float">
            <text:p>17950,0569763593</text:p>
          </table:table-cell>
          <table:table-cell table:formula="of:=AVERAGE([.B44:.B55])" office:value-type="float" office:value="141250" calcext:value-type="float">
            <text:p>141250</text:p>
          </table:table-cell>
          <table:table-cell table:formula="of:=[.D55]-[.C55]" office:value-type="float" office:value="123299.943023641" calcext:value-type="float">
            <text:p>123299,943023641</text:p>
          </table:table-cell>
          <table:table-cell table:formula="of:=[.D55]-[.D43]" office:value-type="float" office:value="42416.6666666667" calcext:value-type="float">
            <text:p>42416,6666666667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45:.B56])" office:value-type="float" office:value="17737.9920970882" calcext:value-type="float">
            <text:p>17737,9920970882</text:p>
          </table:table-cell>
          <table:table-cell table:formula="of:=AVERAGE([.B45:.B56])" office:value-type="float" office:value="141500" calcext:value-type="float">
            <text:p>141500</text:p>
          </table:table-cell>
          <table:table-cell table:formula="of:=[.D56]-[.C56]" office:value-type="float" office:value="123762.007902912" calcext:value-type="float">
            <text:p>123762,007902912</text:p>
          </table:table-cell>
          <table:table-cell table:formula="of:=[.D56]-[.D44]" office:value-type="float" office:value="37250" calcext:value-type="float">
            <text:p>37250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46:.B57])" office:value-type="float" office:value="18108.0511141181" calcext:value-type="float">
            <text:p>18108,0511141181</text:p>
          </table:table-cell>
          <table:table-cell table:formula="of:=AVERAGE([.B46:.B57])" office:value-type="float" office:value="140083.333333333" calcext:value-type="float">
            <text:p>140083,333333333</text:p>
          </table:table-cell>
          <table:table-cell table:formula="of:=[.D57]-[.C57]" office:value-type="float" office:value="121975.282219215" calcext:value-type="float">
            <text:p>121975,282219215</text:p>
          </table:table-cell>
          <table:table-cell table:formula="of:=[.D57]-[.D45]" office:value-type="float" office:value="30666.6666666667" calcext:value-type="float">
            <text:p>30666,6666666667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3000" calcext:value-type="float">
            <text:p>143000</text:p>
          </table:table-cell>
          <table:table-cell table:formula="of:=COM.MICROSOFT.STDEV.S([.B47:.B58])" office:value-type="float" office:value="15621.2268171462" calcext:value-type="float">
            <text:p>15621,2268171462</text:p>
          </table:table-cell>
          <table:table-cell table:formula="of:=AVERAGE([.B47:.B58])" office:value-type="float" office:value="142750" calcext:value-type="float">
            <text:p>142750</text:p>
          </table:table-cell>
          <table:table-cell table:formula="of:=[.D58]-[.C58]" office:value-type="float" office:value="127128.773182854" calcext:value-type="float">
            <text:p>127128,773182854</text:p>
          </table:table-cell>
          <table:table-cell table:formula="of:=[.D58]-[.D46]" office:value-type="float" office:value="29583.3333333333" calcext:value-type="float">
            <text:p>29583,3333333333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48:.B59])" office:value-type="float" office:value="15593.3163615542" calcext:value-type="float">
            <text:p>15593,3163615542</text:p>
          </table:table-cell>
          <table:table-cell table:formula="of:=AVERAGE([.B48:.B59])" office:value-type="float" office:value="144666.666666667" calcext:value-type="float">
            <text:p>144666,666666667</text:p>
          </table:table-cell>
          <table:table-cell table:formula="of:=[.D59]-[.C59]" office:value-type="float" office:value="129073.350305112" calcext:value-type="float">
            <text:p>129073,350305112</text:p>
          </table:table-cell>
          <table:table-cell table:formula="of:=[.D59]-[.D47]" office:value-type="float" office:value="26916.6666666667" calcext:value-type="float">
            <text:p>26916,6666666667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49:.B60])" office:value-type="float" office:value="15490.9553278582" calcext:value-type="float">
            <text:p>15490,9553278582</text:p>
          </table:table-cell>
          <table:table-cell table:formula="of:=AVERAGE([.B49:.B60])" office:value-type="float" office:value="145833.333333333" calcext:value-type="float">
            <text:p>145833,333333333</text:p>
          </table:table-cell>
          <table:table-cell table:formula="of:=[.D60]-[.C60]" office:value-type="float" office:value="130342.378005475" calcext:value-type="float">
            <text:p>130342,378005475</text:p>
          </table:table-cell>
          <table:table-cell table:formula="of:=[.D60]-[.D48]" office:value-type="float" office:value="23333.3333333333" calcext:value-type="float">
            <text:p>23333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50:.B61])" office:value-type="float" office:value="15374.1222957161" calcext:value-type="float">
            <text:p>15374,1222957161</text:p>
          </table:table-cell>
          <table:table-cell table:formula="of:=AVERAGE([.B50:.B61])" office:value-type="float" office:value="146000" calcext:value-type="float">
            <text:p>146000</text:p>
          </table:table-cell>
          <table:table-cell table:formula="of:=[.D61]-[.C61]" office:value-type="float" office:value="130625.877704284" calcext:value-type="float">
            <text:p>130625,877704284</text:p>
          </table:table-cell>
          <table:table-cell table:formula="of:=[.D61]-[.D49]" office:value-type="float" office:value="21166.6666666667" calcext:value-type="float">
            <text:p>2116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5000" calcext:value-type="float">
            <text:p>165000</text:p>
          </table:table-cell>
          <table:table-cell table:formula="of:=COM.MICROSOFT.STDEV.S([.B51:.B62])" office:value-type="float" office:value="13855.3129509837" calcext:value-type="float">
            <text:p>13855,3129509837</text:p>
          </table:table-cell>
          <table:table-cell table:formula="of:=AVERAGE([.B51:.B62])" office:value-type="float" office:value="145166.666666667" calcext:value-type="float">
            <text:p>145166,666666667</text:p>
          </table:table-cell>
          <table:table-cell table:formula="of:=[.D62]-[.C62]" office:value-type="float" office:value="131311.353715683" calcext:value-type="float">
            <text:p>131311,353715683</text:p>
          </table:table-cell>
          <table:table-cell table:formula="of:=[.D62]-[.D50]" office:value-type="float" office:value="15750" calcext:value-type="float">
            <text:p>15750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52:.B63])" office:value-type="float" office:value="14456.5702793721" calcext:value-type="float">
            <text:p>14456,5702793721</text:p>
          </table:table-cell>
          <table:table-cell table:formula="of:=AVERAGE([.B52:.B63])" office:value-type="float" office:value="146916.666666667" calcext:value-type="float">
            <text:p>146916,666666667</text:p>
          </table:table-cell>
          <table:table-cell table:formula="of:=[.D63]-[.C63]" office:value-type="float" office:value="132460.096387295" calcext:value-type="float">
            <text:p>132460,096387295</text:p>
          </table:table-cell>
          <table:table-cell table:formula="of:=[.D63]-[.D51]" office:value-type="float" office:value="14333.3333333333" calcext:value-type="float">
            <text:p>14333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53:.B64])" office:value-type="float" office:value="14290.0155862247" calcext:value-type="float">
            <text:p>14290,0155862247</text:p>
          </table:table-cell>
          <table:table-cell table:formula="of:=AVERAGE([.B53:.B64])" office:value-type="float" office:value="146750" calcext:value-type="float">
            <text:p>146750</text:p>
          </table:table-cell>
          <table:table-cell table:formula="of:=[.D64]-[.C64]" office:value-type="float" office:value="132459.984413775" calcext:value-type="float">
            <text:p>132459,984413775</text:p>
          </table:table-cell>
          <table:table-cell table:formula="of:=[.D64]-[.D52]" office:value-type="float" office:value="11000" calcext:value-type="float">
            <text:p>11000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8000" calcext:value-type="float">
            <text:p>148000</text:p>
          </table:table-cell>
          <table:table-cell table:formula="of:=COM.MICROSOFT.STDEV.S([.B54:.B65])" office:value-type="float" office:value="14278.6129536026" calcext:value-type="float">
            <text:p>14278,6129536026</text:p>
          </table:table-cell>
          <table:table-cell table:formula="of:=AVERAGE([.B54:.B65])" office:value-type="float" office:value="146666.666666667" calcext:value-type="float">
            <text:p>146666,666666667</text:p>
          </table:table-cell>
          <table:table-cell table:formula="of:=[.D65]-[.C65]" office:value-type="float" office:value="132388.053713064" calcext:value-type="float">
            <text:p>132388,053713064</text:p>
          </table:table-cell>
          <table:table-cell table:formula="of:=[.D65]-[.D53]" office:value-type="float" office:value="9166.66666666666" calcext:value-type="float">
            <text:p>9166,6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55:.B66])" office:value-type="float" office:value="13777.4519348892" calcext:value-type="float">
            <text:p>13777,4519348892</text:p>
          </table:table-cell>
          <table:table-cell table:formula="of:=AVERAGE([.B55:.B66])" office:value-type="float" office:value="146000" calcext:value-type="float">
            <text:p>146000</text:p>
          </table:table-cell>
          <table:table-cell table:formula="of:=[.D66]-[.C66]" office:value-type="float" office:value="132222.548065111" calcext:value-type="float">
            <text:p>132222,548065111</text:p>
          </table:table-cell>
          <table:table-cell table:formula="of:=[.D66]-[.D54]" office:value-type="float" office:value="5416.66666666666" calcext:value-type="float">
            <text:p>5416,6666666667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56:.B67])" office:value-type="float" office:value="12253.6327328476" calcext:value-type="float">
            <text:p>12253,6327328476</text:p>
          </table:table-cell>
          <table:table-cell table:formula="of:=AVERAGE([.B56:.B67])" office:value-type="float" office:value="147166.666666667" calcext:value-type="float">
            <text:p>147166,666666667</text:p>
          </table:table-cell>
          <table:table-cell table:formula="of:=[.D67]-[.C67]" office:value-type="float" office:value="134913.033933819" calcext:value-type="float">
            <text:p>134913,033933819</text:p>
          </table:table-cell>
          <table:table-cell table:formula="of:=[.D67]-[.D55]" office:value-type="float" office:value="5916.66666666666" calcext:value-type="float">
            <text:p>5916,6666666667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57:.B68])" office:value-type="float" office:value="11155.5802044076" calcext:value-type="float">
            <text:p>11155,5802044076</text:p>
          </table:table-cell>
          <table:table-cell table:formula="of:=AVERAGE([.B57:.B68])" office:value-type="float" office:value="149583.333333333" calcext:value-type="float">
            <text:p>149583,333333333</text:p>
          </table:table-cell>
          <table:table-cell table:formula="of:=[.D68]-[.C68]" office:value-type="float" office:value="138427.753128926" calcext:value-type="float">
            <text:p>138427,753128926</text:p>
          </table:table-cell>
          <table:table-cell table:formula="of:=[.D68]-[.D56]" office:value-type="float" office:value="8083.33333333334" calcext:value-type="float">
            <text:p>8083,3333333334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58:.B69])" office:value-type="float" office:value="12071.4413791269" calcext:value-type="float">
            <text:p>12071,4413791269</text:p>
          </table:table-cell>
          <table:table-cell table:formula="of:=AVERAGE([.B58:.B69])" office:value-type="float" office:value="153916.666666667" calcext:value-type="float">
            <text:p>153916,666666667</text:p>
          </table:table-cell>
          <table:table-cell table:formula="of:=[.D69]-[.C69]" office:value-type="float" office:value="141845.22528754" calcext:value-type="float">
            <text:p>141845,22528754</text:p>
          </table:table-cell>
          <table:table-cell table:formula="of:=[.D69]-[.D57]" office:value-type="float" office:value="13833.3333333333" calcext:value-type="float">
            <text:p>13833,3333333333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59:.B70])" office:value-type="float" office:value="14297.7005991957" calcext:value-type="float">
            <text:p>14297,7005991957</text:p>
          </table:table-cell>
          <table:table-cell table:formula="of:=AVERAGE([.B59:.B70])" office:value-type="float" office:value="157333.333333333" calcext:value-type="float">
            <text:p>157333,333333333</text:p>
          </table:table-cell>
          <table:table-cell table:formula="of:=[.D70]-[.C70]" office:value-type="float" office:value="143035.632734138" calcext:value-type="float">
            <text:p>143035,632734138</text:p>
          </table:table-cell>
          <table:table-cell table:formula="of:=[.D70]-[.D58]" office:value-type="float" office:value="14583.3333333333" calcext:value-type="float">
            <text:p>14583,3333333333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60:.B71])" office:value-type="float" office:value="15240.247751108" calcext:value-type="float">
            <text:p>15240,247751108</text:p>
          </table:table-cell>
          <table:table-cell table:formula="of:=AVERAGE([.B60:.B71])" office:value-type="float" office:value="159083.333333333" calcext:value-type="float">
            <text:p>159083,333333333</text:p>
          </table:table-cell>
          <table:table-cell table:formula="of:=[.D71]-[.C71]" office:value-type="float" office:value="143843.085582225" calcext:value-type="float">
            <text:p>143843,085582225</text:p>
          </table:table-cell>
          <table:table-cell table:formula="of:=[.D71]-[.D59]" office:value-type="float" office:value="14416.6666666667" calcext:value-type="float">
            <text:p>14416,6666666667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69000" calcext:value-type="float">
            <text:p>169000</text:p>
          </table:table-cell>
          <table:table-cell table:formula="of:=COM.MICROSOFT.STDEV.S([.B61:.B72])" office:value-type="float" office:value="15258.1324565166" calcext:value-type="float">
            <text:p>15258,1324565166</text:p>
          </table:table-cell>
          <table:table-cell table:formula="of:=AVERAGE([.B61:.B72])" office:value-type="float" office:value="160583.333333333" calcext:value-type="float">
            <text:p>160583,333333333</text:p>
          </table:table-cell>
          <table:table-cell table:formula="of:=[.D72]-[.C72]" office:value-type="float" office:value="145325.200876817" calcext:value-type="float">
            <text:p>145325,200876817</text:p>
          </table:table-cell>
          <table:table-cell table:formula="of:=[.D72]-[.D60]" office:value-type="float" office:value="14750" calcext:value-type="float">
            <text:p>14750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000" calcext:value-type="float">
            <text:p>164000</text:p>
          </table:table-cell>
          <table:table-cell table:formula="of:=COM.MICROSOFT.STDEV.S([.B62:.B73])" office:value-type="float" office:value="13333.7121158318" calcext:value-type="float">
            <text:p>13333,7121158318</text:p>
          </table:table-cell>
          <table:table-cell table:formula="of:=AVERAGE([.B62:.B73])" office:value-type="float" office:value="162833.333333333" calcext:value-type="float">
            <text:p>162833,333333333</text:p>
          </table:table-cell>
          <table:table-cell table:formula="of:=[.D73]-[.C73]" office:value-type="float" office:value="149499.621217502" calcext:value-type="float">
            <text:p>149499,621217502</text:p>
          </table:table-cell>
          <table:table-cell table:formula="of:=[.D73]-[.D61]" office:value-type="float" office:value="16833.3333333333" calcext:value-type="float">
            <text:p>16833,3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63:.B74])" office:value-type="float" office:value="13587.8176275216" calcext:value-type="float">
            <text:p>13587,8176275216</text:p>
          </table:table-cell>
          <table:table-cell table:formula="of:=AVERAGE([.B63:.B74])" office:value-type="float" office:value="163416.666666667" calcext:value-type="float">
            <text:p>163416,666666667</text:p>
          </table:table-cell>
          <table:table-cell table:formula="of:=[.D74]-[.C74]" office:value-type="float" office:value="149828.849039145" calcext:value-type="float">
            <text:p>149828,849039145</text:p>
          </table:table-cell>
          <table:table-cell table:formula="of:=[.D74]-[.D62]" office:value-type="float" office:value="18250" calcext:value-type="float">
            <text:p>1825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64:.B75])" office:value-type="float" office:value="13701.0837881423" calcext:value-type="float">
            <text:p>13701,0837881423</text:p>
          </table:table-cell>
          <table:table-cell table:formula="of:=AVERAGE([.B64:.B75])" office:value-type="float" office:value="163083.333333333" calcext:value-type="float">
            <text:p>163083,333333333</text:p>
          </table:table-cell>
          <table:table-cell table:formula="of:=[.D75]-[.C75]" office:value-type="float" office:value="149382.249545191" calcext:value-type="float">
            <text:p>149382,249545191</text:p>
          </table:table-cell>
          <table:table-cell table:formula="of:=[.D75]-[.D63]" office:value-type="float" office:value="16166.6666666667" calcext:value-type="float">
            <text:p>16166,6666666667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78000" calcext:value-type="float">
            <text:p>178000</text:p>
          </table:table-cell>
          <table:table-cell table:formula="of:=COM.MICROSOFT.STDEV.S([.B65:.B76])" office:value-type="float" office:value="14272.2447322406" calcext:value-type="float">
            <text:p>14272,2447322406</text:p>
          </table:table-cell>
          <table:table-cell table:formula="of:=AVERAGE([.B65:.B76])" office:value-type="float" office:value="164666.666666667" calcext:value-type="float">
            <text:p>164666,666666667</text:p>
          </table:table-cell>
          <table:table-cell table:formula="of:=[.D76]-[.C76]" office:value-type="float" office:value="150394.421934426" calcext:value-type="float">
            <text:p>150394,421934426</text:p>
          </table:table-cell>
          <table:table-cell table:formula="of:=[.D76]-[.D64]" office:value-type="float" office:value="17916.6666666667" calcext:value-type="float">
            <text:p>17916,6666666667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66:.B77])" office:value-type="float" office:value="14736.06172461" calcext:value-type="float">
            <text:p>14736,06172461</text:p>
          </table:table-cell>
          <table:table-cell table:formula="of:=AVERAGE([.B66:.B77])" office:value-type="float" office:value="164333.333333333" calcext:value-type="float">
            <text:p>164333,333333333</text:p>
          </table:table-cell>
          <table:table-cell table:formula="of:=[.D77]-[.C77]" office:value-type="float" office:value="149597.271608723" calcext:value-type="float">
            <text:p>149597,271608723</text:p>
          </table:table-cell>
          <table:table-cell table:formula="of:=[.D77]-[.D65]" office:value-type="float" office:value="17666.6666666667" calcext:value-type="float">
            <text:p>1766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67:.B78])" office:value-type="float" office:value="14537.3083249044" calcext:value-type="float">
            <text:p>14537,3083249044</text:p>
          </table:table-cell>
          <table:table-cell table:formula="of:=AVERAGE([.B67:.B78])" office:value-type="float" office:value="166333.333333333" calcext:value-type="float">
            <text:p>166333,333333333</text:p>
          </table:table-cell>
          <table:table-cell table:formula="of:=[.D78]-[.C78]" office:value-type="float" office:value="151796.025008429" calcext:value-type="float">
            <text:p>151796,025008429</text:p>
          </table:table-cell>
          <table:table-cell table:formula="of:=[.D78]-[.D66]" office:value-type="float" office:value="20333.3333333333" calcext:value-type="float">
            <text:p>20333,3333333333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68:.B79])" office:value-type="float" office:value="11479.8901905845" calcext:value-type="float">
            <text:p>11479,8901905845</text:p>
          </table:table-cell>
          <table:table-cell table:formula="of:=AVERAGE([.B68:.B79])" office:value-type="float" office:value="168833.333333333" calcext:value-type="float">
            <text:p>168833,333333333</text:p>
          </table:table-cell>
          <table:table-cell table:formula="of:=[.D79]-[.C79]" office:value-type="float" office:value="157353.443142749" calcext:value-type="float">
            <text:p>157353,443142749</text:p>
          </table:table-cell>
          <table:table-cell table:formula="of:=[.D79]-[.D67]" office:value-type="float" office:value="21666.6666666667" calcext:value-type="float">
            <text:p>21666,66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69:.B80])" office:value-type="float" office:value="11766.3490385493" calcext:value-type="float">
            <text:p>11766,3490385493</text:p>
          </table:table-cell>
          <table:table-cell table:formula="of:=AVERAGE([.B69:.B80])" office:value-type="float" office:value="168583.333333333" calcext:value-type="float">
            <text:p>168583,333333333</text:p>
          </table:table-cell>
          <table:table-cell table:formula="of:=[.D80]-[.C80]" office:value-type="float" office:value="156816.984294784" calcext:value-type="float">
            <text:p>156816,984294784</text:p>
          </table:table-cell>
          <table:table-cell table:formula="of:=[.D80]-[.D68]" office:value-type="float" office:value="19000" calcext:value-type="float">
            <text:p>19000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70:.B81])" office:value-type="float" office:value="11471.9684712808" calcext:value-type="float">
            <text:p>11471,9684712808</text:p>
          </table:table-cell>
          <table:table-cell table:formula="of:=AVERAGE([.B70:.B81])" office:value-type="float" office:value="166833.333333333" calcext:value-type="float">
            <text:p>166833,333333333</text:p>
          </table:table-cell>
          <table:table-cell table:formula="of:=[.D81]-[.C81]" office:value-type="float" office:value="155361.364862053" calcext:value-type="float">
            <text:p>155361,364862053</text:p>
          </table:table-cell>
          <table:table-cell table:formula="of:=[.D81]-[.D69]" office:value-type="float" office:value="12916.6666666667" calcext:value-type="float">
            <text:p>12916,6666666667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96000" calcext:value-type="float">
            <text:p>196000</text:p>
          </table:table-cell>
          <table:table-cell table:formula="of:=COM.MICROSOFT.STDEV.S([.B71:.B82])" office:value-type="float" office:value="13455.87626506" calcext:value-type="float">
            <text:p>13455,87626506</text:p>
          </table:table-cell>
          <table:table-cell table:formula="of:=AVERAGE([.B71:.B82])" office:value-type="float" office:value="167833.333333333" calcext:value-type="float">
            <text:p>167833,333333333</text:p>
          </table:table-cell>
          <table:table-cell table:formula="of:=[.D82]-[.C82]" office:value-type="float" office:value="154377.457068273" calcext:value-type="float">
            <text:p>154377,457068273</text:p>
          </table:table-cell>
          <table:table-cell table:formula="of:=[.D82]-[.D70]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72:.B83])" office:value-type="float" office:value="14902.4606469312" calcext:value-type="float">
            <text:p>14902,4606469312</text:p>
          </table:table-cell>
          <table:table-cell table:formula="of:=AVERAGE([.B72:.B83])" office:value-type="float" office:value="169083.333333333" calcext:value-type="float">
            <text:p>169083,333333333</text:p>
          </table:table-cell>
          <table:table-cell table:formula="of:=[.D83]-[.C83]" office:value-type="float" office:value="154180.872686402" calcext:value-type="float">
            <text:p>154180,872686402</text:p>
          </table:table-cell>
          <table:table-cell table:formula="of:=[.D83]-[.D71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53000" calcext:value-type="float">
            <text:p>153000</text:p>
          </table:table-cell>
          <table:table-cell table:formula="of:=COM.MICROSOFT.STDEV.S([.B73:.B84])" office:value-type="float" office:value="15609.5833035059" calcext:value-type="float">
            <text:p>15609,5833035059</text:p>
          </table:table-cell>
          <table:table-cell table:formula="of:=AVERAGE([.B73:.B84])" office:value-type="float" office:value="167750" calcext:value-type="float">
            <text:p>167750</text:p>
          </table:table-cell>
          <table:table-cell table:formula="of:=[.D84]-[.C84]" office:value-type="float" office:value="152140.416696494" calcext:value-type="float">
            <text:p>152140,416696494</text:p>
          </table:table-cell>
          <table:table-cell table:formula="of:=[.D84]-[.D72]" office:value-type="float" office:value="7166.66666666666" calcext:value-type="float">
            <text:p>7166,6666666667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74:.B85])" office:value-type="float" office:value="17550.5762661152" calcext:value-type="float">
            <text:p>17550,5762661152</text:p>
          </table:table-cell>
          <table:table-cell table:formula="of:=AVERAGE([.B74:.B85])" office:value-type="float" office:value="165750" calcext:value-type="float">
            <text:p>165750</text:p>
          </table:table-cell>
          <table:table-cell table:formula="of:=[.D85]-[.C85]" office:value-type="float" office:value="148199.423733885" calcext:value-type="float">
            <text:p>148199,423733885</text:p>
          </table:table-cell>
          <table:table-cell table:formula="of:=[.D85]-[.D73]" office:value-type="float" office:value="2916.66666666666" calcext:value-type="float">
            <text:p>2916,6666666667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75:.B86])" office:value-type="float" office:value="17599.0702233747" calcext:value-type="float">
            <text:p>17599,0702233747</text:p>
          </table:table-cell>
          <table:table-cell table:formula="of:=AVERAGE([.B75:.B86])" office:value-type="float" office:value="164500" calcext:value-type="float">
            <text:p>164500</text:p>
          </table:table-cell>
          <table:table-cell table:formula="of:=[.D86]-[.C86]" office:value-type="float" office:value="146900.929776625" calcext:value-type="float">
            <text:p>146900,929776625</text:p>
          </table:table-cell>
          <table:table-cell table:formula="of:=[.D86]-[.D74]" office:value-type="float" office:value="1083.33333333334" calcext:value-type="float">
            <text:p>1083,3333333334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76:.B87])" office:value-type="float" office:value="17982.1038982112" calcext:value-type="float">
            <text:p>17982,1038982112</text:p>
          </table:table-cell>
          <table:table-cell table:formula="of:=AVERAGE([.B76:.B87])" office:value-type="float" office:value="163916.666666667" calcext:value-type="float">
            <text:p>163916,666666667</text:p>
          </table:table-cell>
          <table:table-cell table:formula="of:=[.D87]-[.C87]" office:value-type="float" office:value="145934.562768456" calcext:value-type="float">
            <text:p>145934,562768456</text:p>
          </table:table-cell>
          <table:table-cell table:formula="of:=[.D87]-[.D75]" office:value-type="float" office:value="833.333333333314" calcext:value-type="float">
            <text:p>833,3333333333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77:.B88])" office:value-type="float" office:value="17604.0198577346" calcext:value-type="float">
            <text:p>17604,0198577346</text:p>
          </table:table-cell>
          <table:table-cell table:formula="of:=AVERAGE([.B77:.B88])" office:value-type="float" office:value="161916.666666667" calcext:value-type="float">
            <text:p>161916,666666667</text:p>
          </table:table-cell>
          <table:table-cell table:formula="of:=[.D88]-[.C88]" office:value-type="float" office:value="144312.646808932" calcext:value-type="float">
            <text:p>144312,646808932</text:p>
          </table:table-cell>
          <table:table-cell table:formula="of:=[.D88]-[.D76]" office:value-type="float" office:value="-2750" calcext:value-type="float">
            <text:p>-2750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43000" calcext:value-type="float">
            <text:p>143000</text:p>
          </table:table-cell>
          <table:table-cell table:formula="of:=COM.MICROSOFT.STDEV.S([.B78:.B89])" office:value-type="float" office:value="17698.6560010195" calcext:value-type="float">
            <text:p>17698,6560010195</text:p>
          </table:table-cell>
          <table:table-cell table:formula="of:=AVERAGE([.B78:.B89])" office:value-type="float" office:value="161833.333333333" calcext:value-type="float">
            <text:p>161833,333333333</text:p>
          </table:table-cell>
          <table:table-cell table:formula="of:=[.D89]-[.C89]" office:value-type="float" office:value="144134.677332314" calcext:value-type="float">
            <text:p>144134,677332314</text:p>
          </table:table-cell>
          <table:table-cell table:formula="of:=[.D89]-[.D77]" office:value-type="float" office:value="-2500" calcext:value-type="float">
            <text:p>-2500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79:.B90])" office:value-type="float" office:value="17141.7883865981" calcext:value-type="float">
            <text:p>17141,7883865981</text:p>
          </table:table-cell>
          <table:table-cell table:formula="of:=AVERAGE([.B79:.B90])" office:value-type="float" office:value="160750" calcext:value-type="float">
            <text:p>160750</text:p>
          </table:table-cell>
          <table:table-cell table:formula="of:=[.D90]-[.C90]" office:value-type="float" office:value="143608.211613402" calcext:value-type="float">
            <text:p>143608,211613402</text:p>
          </table:table-cell>
          <table:table-cell table:formula="of:=[.D90]-[.D78]" office:value-type="float" office:value="-5583.33333333334" calcext:value-type="float">
            <text:p>-5583,3333333334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80:.B91])" office:value-type="float" office:value="17773.618515978" calcext:value-type="float">
            <text:p>17773,618515978</text:p>
          </table:table-cell>
          <table:table-cell table:formula="of:=AVERAGE([.B80:.B91])" office:value-type="float" office:value="158583.333333333" calcext:value-type="float">
            <text:p>158583,333333333</text:p>
          </table:table-cell>
          <table:table-cell table:formula="of:=[.D91]-[.C91]" office:value-type="float" office:value="140809.714817355" calcext:value-type="float">
            <text:p>140809,714817355</text:p>
          </table:table-cell>
          <table:table-cell table:formula="of:=[.D91]-[.D79]" office:value-type="float" office:value="-10250" calcext:value-type="float">
            <text:p>-10250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81:.B92])" office:value-type="float" office:value="19139.8362932741" calcext:value-type="float">
            <text:p>19139,8362932741</text:p>
          </table:table-cell>
          <table:table-cell table:formula="of:=AVERAGE([.B81:.B92])" office:value-type="float" office:value="156833.333333333" calcext:value-type="float">
            <text:p>156833,333333333</text:p>
          </table:table-cell>
          <table:table-cell table:formula="of:=[.D92]-[.C92]" office:value-type="float" office:value="137693.497040059" calcext:value-type="float">
            <text:p>137693,497040059</text:p>
          </table:table-cell>
          <table:table-cell table:formula="of:=[.D92]-[.D80]" office:value-type="float" office:value="-11750" calcext:value-type="float">
            <text:p>-11750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82:.B93])" office:value-type="float" office:value="19328.8918618233" calcext:value-type="float">
            <text:p>19328,8918618233</text:p>
          </table:table-cell>
          <table:table-cell table:formula="of:=AVERAGE([.B82:.B93])" office:value-type="float" office:value="155833.333333333" calcext:value-type="float">
            <text:p>155833,333333333</text:p>
          </table:table-cell>
          <table:table-cell table:formula="of:=[.D93]-[.C93]" office:value-type="float" office:value="136504.44147151" calcext:value-type="float">
            <text:p>136504,44147151</text:p>
          </table:table-cell>
          <table:table-cell table:formula="of:=[.D93]-[.D81]" office:value-type="float" office:value="-11000" calcext:value-type="float">
            <text:p>-11000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83:.B94])" office:value-type="float" office:value="14804.7903795298" calcext:value-type="float">
            <text:p>14804,7903795298</text:p>
          </table:table-cell>
          <table:table-cell table:formula="of:=AVERAGE([.B83:.B94])" office:value-type="float" office:value="151500" calcext:value-type="float">
            <text:p>151500</text:p>
          </table:table-cell>
          <table:table-cell table:formula="of:=[.D94]-[.C94]" office:value-type="float" office:value="136695.20962047" calcext:value-type="float">
            <text:p>136695,20962047</text:p>
          </table:table-cell>
          <table:table-cell table:formula="of:=[.D94]-[.D82]" office:value-type="float" office:value="-16333.3333333333" calcext:value-type="float">
            <text:p>-1633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84:.B95])" office:value-type="float" office:value="8034.01858010389" calcext:value-type="float">
            <text:p>8034,0185801039</text:p>
          </table:table-cell>
          <table:table-cell table:formula="of:=AVERAGE([.B84:.B95])" office:value-type="float" office:value="148000" calcext:value-type="float">
            <text:p>148000</text:p>
          </table:table-cell>
          <table:table-cell table:formula="of:=[.D95]-[.C95]" office:value-type="float" office:value="139965.981419896" calcext:value-type="float">
            <text:p>139965,981419896</text:p>
          </table:table-cell>
          <table:table-cell table:formula="of:=[.D95]-[.D83]" office:value-type="float" office:value="-21083.3333333333" calcext:value-type="float">
            <text:p>-21083,3333333333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37000" calcext:value-type="float">
            <text:p>237000</text:p>
          </table:table-cell>
          <table:table-cell table:formula="of:=COM.MICROSOFT.STDEV.S([.B85:.B96])" office:value-type="float" office:value="26998.3164458284" calcext:value-type="float">
            <text:p>26998,3164458284</text:p>
          </table:table-cell>
          <table:table-cell table:formula="of:=AVERAGE([.B85:.B96])" office:value-type="float" office:value="155000" calcext:value-type="float">
            <text:p>155000</text:p>
          </table:table-cell>
          <table:table-cell table:formula="of:=[.D96]-[.C96]" office:value-type="float" office:value="128001.683554172" calcext:value-type="float">
            <text:p>128001,683554172</text:p>
          </table:table-cell>
          <table:table-cell table:formula="of:=[.D96]-[.D84]" office:value-type="float" office:value="-12750" calcext:value-type="float">
            <text:p>-12750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86:.B97])" office:value-type="float" office:value="26626.9116542348" calcext:value-type="float">
            <text:p>26626,9116542348</text:p>
          </table:table-cell>
          <table:table-cell table:formula="of:=AVERAGE([.B86:.B97])" office:value-type="float" office:value="155916.666666667" calcext:value-type="float">
            <text:p>155916,666666667</text:p>
          </table:table-cell>
          <table:table-cell table:formula="of:=[.D97]-[.C97]" office:value-type="float" office:value="129289.755012432" calcext:value-type="float">
            <text:p>129289,755012432</text:p>
          </table:table-cell>
          <table:table-cell table:formula="of:=[.D97]-[.D85]" office:value-type="float" office:value="-9833.33333333334" calcext:value-type="float">
            <text:p>-9833,3333333334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64000" calcext:value-type="float">
            <text:p>164000</text:p>
          </table:table-cell>
          <table:table-cell table:formula="of:=COM.MICROSOFT.STDEV.S([.B87:.B98])" office:value-type="float" office:value="26729.2825465733" calcext:value-type="float">
            <text:p>26729,2825465733</text:p>
          </table:table-cell>
          <table:table-cell table:formula="of:=AVERAGE([.B87:.B98])" office:value-type="float" office:value="156500" calcext:value-type="float">
            <text:p>156500</text:p>
          </table:table-cell>
          <table:table-cell table:formula="of:=[.D98]-[.C98]" office:value-type="float" office:value="129770.717453427" calcext:value-type="float">
            <text:p>129770,717453427</text:p>
          </table:table-cell>
          <table:table-cell table:formula="of:=[.D98]-[.D86]" office:value-type="float" office:value="-8000" calcext:value-type="float">
            <text:p>-8000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88:.B99])" office:value-type="float" office:value="26729.2825465733" calcext:value-type="float">
            <text:p>26729,2825465733</text:p>
          </table:table-cell>
          <table:table-cell table:formula="of:=AVERAGE([.B88:.B99])" office:value-type="float" office:value="156500" calcext:value-type="float">
            <text:p>156500</text:p>
          </table:table-cell>
          <table:table-cell table:formula="of:=[.D99]-[.C99]" office:value-type="float" office:value="129770.717453427" calcext:value-type="float">
            <text:p>129770,717453427</text:p>
          </table:table-cell>
          <table:table-cell table:formula="of:=[.D99]-[.D87]" office:value-type="float" office:value="-7416.66666666666" calcext:value-type="float">
            <text:p>-7416,6666666667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89:.B100])" office:value-type="float" office:value="26717.8013521118" calcext:value-type="float">
            <text:p>26717,8013521118</text:p>
          </table:table-cell>
          <table:table-cell table:formula="of:=AVERAGE([.B89:.B100])" office:value-type="float" office:value="156750" calcext:value-type="float">
            <text:p>156750</text:p>
          </table:table-cell>
          <table:table-cell table:formula="of:=[.D100]-[.C100]" office:value-type="float" office:value="130032.198647888" calcext:value-type="float">
            <text:p>130032,198647888</text:p>
          </table:table-cell>
          <table:table-cell table:formula="of:=[.D100]-[.D88]" office:value-type="float" office:value="-5166.66666666666" calcext:value-type="float">
            <text:p>-5166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90:.B101])" office:value-type="float" office:value="27259.6938554142" calcext:value-type="float">
            <text:p>27259,6938554142</text:p>
          </table:table-cell>
          <table:table-cell table:formula="of:=AVERAGE([.B90:.B101])" office:value-type="float" office:value="156000" calcext:value-type="float">
            <text:p>156000</text:p>
          </table:table-cell>
          <table:table-cell table:formula="of:=[.D101]-[.C101]" office:value-type="float" office:value="128740.306144586" calcext:value-type="float">
            <text:p>128740,306144586</text:p>
          </table:table-cell>
          <table:table-cell table:formula="of:=[.D101]-[.D89]" office:value-type="float" office:value="-5833.33333333334" calcext:value-type="float">
            <text:p>-5833,3333333334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39000" calcext:value-type="float">
            <text:p>139000</text:p>
          </table:table-cell>
          <table:table-cell table:formula="of:=COM.MICROSOFT.STDEV.S([.B91:.B102])" office:value-type="float" office:value="27577.9885877389" calcext:value-type="float">
            <text:p>27577,9885877389</text:p>
          </table:table-cell>
          <table:table-cell table:formula="of:=AVERAGE([.B91:.B102])" office:value-type="float" office:value="154000" calcext:value-type="float">
            <text:p>154000</text:p>
          </table:table-cell>
          <table:table-cell table:formula="of:=[.D102]-[.C102]" office:value-type="float" office:value="126422.011412261" calcext:value-type="float">
            <text:p>126422,011412261</text:p>
          </table:table-cell>
          <table:table-cell table:formula="of:=[.D102]-[.D90]" office:value-type="float" office:value="-6750" calcext:value-type="float">
            <text:p>-6750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92:.B103])" office:value-type="float" office:value="27319.6565930766" calcext:value-type="float">
            <text:p>27319,6565930766</text:p>
          </table:table-cell>
          <table:table-cell table:formula="of:=AVERAGE([.B92:.B103])" office:value-type="float" office:value="155000" calcext:value-type="float">
            <text:p>155000</text:p>
          </table:table-cell>
          <table:table-cell table:formula="of:=[.D103]-[.C103]" office:value-type="float" office:value="127680.343406923" calcext:value-type="float">
            <text:p>127680,343406923</text:p>
          </table:table-cell>
          <table:table-cell table:formula="of:=[.D103]-[.D91]" office:value-type="float" office:value="-3583.33333333334" calcext:value-type="float">
            <text:p>-3583,3333333334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93:.B104])" office:value-type="float" office:value="26561.9630070497" calcext:value-type="float">
            <text:p>26561,9630070497</text:p>
          </table:table-cell>
          <table:table-cell table:formula="of:=AVERAGE([.B93:.B104])" office:value-type="float" office:value="156416.666666667" calcext:value-type="float">
            <text:p>156416,666666667</text:p>
          </table:table-cell>
          <table:table-cell table:formula="of:=[.D104]-[.C104]" office:value-type="float" office:value="129854.703659617" calcext:value-type="float">
            <text:p>129854,703659617</text:p>
          </table:table-cell>
          <table:table-cell table:formula="of:=[.D104]-[.D92]" office:value-type="float" office:value="-416.666666666686" calcext:value-type="float">
            <text:p>-416,6666666667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43000" calcext:value-type="float">
            <text:p>143000</text:p>
          </table:table-cell>
          <table:table-cell table:formula="of:=COM.MICROSOFT.STDEV.S([.B94:.B105])" office:value-type="float" office:value="26715.5328782657" calcext:value-type="float">
            <text:p>26715,5328782657</text:p>
          </table:table-cell>
          <table:table-cell table:formula="of:=AVERAGE([.B94:.B105])" office:value-type="float" office:value="156083.333333333" calcext:value-type="float">
            <text:p>156083,333333333</text:p>
          </table:table-cell>
          <table:table-cell table:formula="of:=[.D105]-[.C105]" office:value-type="float" office:value="129367.800455068" calcext:value-type="float">
            <text:p>129367,800455068</text:p>
          </table:table-cell>
          <table:table-cell table:formula="of:=[.D105]-[.D93]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33000" calcext:value-type="float">
            <text:p>133000</text:p>
          </table:table-cell>
          <table:table-cell table:formula="of:=COM.MICROSOFT.STDEV.S([.B95:.B106])" office:value-type="float" office:value="27349.034662483" calcext:value-type="float">
            <text:p>27349,034662483</text:p>
          </table:table-cell>
          <table:table-cell table:formula="of:=AVERAGE([.B95:.B106])" office:value-type="float" office:value="155166.666666667" calcext:value-type="float">
            <text:p>155166,666666667</text:p>
          </table:table-cell>
          <table:table-cell table:formula="of:=[.D106]-[.C106]" office:value-type="float" office:value="127817.632004184" calcext:value-type="float">
            <text:p>127817,632004184</text:p>
          </table:table-cell>
          <table:table-cell table:formula="of:=[.D106]-[.D94]" office:value-type="float" office:value="3666.66666666666" calcext:value-type="float">
            <text:p>3666,6666666667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43000" calcext:value-type="float">
            <text:p>143000</text:p>
          </table:table-cell>
          <table:table-cell table:formula="of:=COM.MICROSOFT.STDEV.S([.B96:.B107])" office:value-type="float" office:value="27526.2959676192" calcext:value-type="float">
            <text:p>27526,2959676192</text:p>
          </table:table-cell>
          <table:table-cell table:formula="of:=AVERAGE([.B96:.B107])" office:value-type="float" office:value="154666.666666667" calcext:value-type="float">
            <text:p>154666,666666667</text:p>
          </table:table-cell>
          <table:table-cell table:formula="of:=[.D107]-[.C107]" office:value-type="float" office:value="127140.370699047" calcext:value-type="float">
            <text:p>127140,370699047</text:p>
          </table:table-cell>
          <table:table-cell table:formula="of:=[.D107]-[.D95]" office:value-type="float" office:value="6666.66666666666" calcext:value-type="float">
            <text:p>6666,6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97:.B108])" office:value-type="float" office:value="10228.8214315623" calcext:value-type="float">
            <text:p>10228,8214315623</text:p>
          </table:table-cell>
          <table:table-cell table:formula="of:=AVERAGE([.B97:.B108])" office:value-type="float" office:value="145916.666666667" calcext:value-type="float">
            <text:p>145916,666666667</text:p>
          </table:table-cell>
          <table:table-cell table:formula="of:=[.D108]-[.C108]" office:value-type="float" office:value="135687.845235104" calcext:value-type="float">
            <text:p>135687,845235104</text:p>
          </table:table-cell>
          <table:table-cell table:formula="of:=[.D108]-[.D96]" office:value-type="float" office:value="-9083.33333333334" calcext:value-type="float">
            <text:p>-9083,3333333334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98:.B109])" office:value-type="float" office:value="10151.8769722946" calcext:value-type="float">
            <text:p>10151,8769722946</text:p>
          </table:table-cell>
          <table:table-cell table:formula="of:=AVERAGE([.B98:.B109])" office:value-type="float" office:value="145166.666666667" calcext:value-type="float">
            <text:p>145166,666666667</text:p>
          </table:table-cell>
          <table:table-cell table:formula="of:=[.D109]-[.C109]" office:value-type="float" office:value="135014.789694372" calcext:value-type="float">
            <text:p>135014,789694372</text:p>
          </table:table-cell>
          <table:table-cell table:formula="of:=[.D109]-[.D97]" office:value-type="float" office:value="-10750" calcext:value-type="float">
            <text:p>-10750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99:.B110])" office:value-type="float" office:value="8249.88521499579" calcext:value-type="float">
            <text:p>8249,8852149958</text:p>
          </table:table-cell>
          <table:table-cell table:formula="of:=AVERAGE([.B99:.B110])" office:value-type="float" office:value="143333.333333333" calcext:value-type="float">
            <text:p>143333,333333333</text:p>
          </table:table-cell>
          <table:table-cell table:formula="of:=[.D110]-[.C110]" office:value-type="float" office:value="135083.448118338" calcext:value-type="float">
            <text:p>135083,448118338</text:p>
          </table:table-cell>
          <table:table-cell table:formula="of:=[.D110]-[.D98]" office:value-type="float" office:value="-13166.6666666667" calcext:value-type="float">
            <text:p>-13166,6666666667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83000" calcext:value-type="float">
            <text:p>183000</text:p>
          </table:table-cell>
          <table:table-cell table:formula="of:=COM.MICROSOFT.STDEV.S([.B100:.B111])" office:value-type="float" office:value="14100.0214914945" calcext:value-type="float">
            <text:p>14100,0214914945</text:p>
          </table:table-cell>
          <table:table-cell table:formula="of:=AVERAGE([.B100:.B111])" office:value-type="float" office:value="146083.333333333" calcext:value-type="float">
            <text:p>146083,333333333</text:p>
          </table:table-cell>
          <table:table-cell table:formula="of:=[.D111]-[.C111]" office:value-type="float" office:value="131983.311841839" calcext:value-type="float">
            <text:p>131983,311841839</text:p>
          </table:table-cell>
          <table:table-cell table:formula="of:=[.D111]-[.D99]" office:value-type="float" office:value="-10416.6666666667" calcext:value-type="float">
            <text:p>-10416,6666666667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92000" calcext:value-type="float">
            <text:p>192000</text:p>
          </table:table-cell>
          <table:table-cell table:formula="of:=COM.MICROSOFT.STDEV.S([.B101:.B112])" office:value-type="float" office:value="19244.8340175652" calcext:value-type="float">
            <text:p>19244,8340175652</text:p>
          </table:table-cell>
          <table:table-cell table:formula="of:=AVERAGE([.B101:.B112])" office:value-type="float" office:value="149000" calcext:value-type="float">
            <text:p>149000</text:p>
          </table:table-cell>
          <table:table-cell table:formula="of:=[.D112]-[.C112]" office:value-type="float" office:value="129755.165982435" calcext:value-type="float">
            <text:p>129755,165982435</text:p>
          </table:table-cell>
          <table:table-cell table:formula="of:=[.D112]-[.D100]" office:value-type="float" office:value="-7750" calcext:value-type="float">
            <text:p>-7750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102:.B113])" office:value-type="float" office:value="18785.8747709307" calcext:value-type="float">
            <text:p>18785,8747709307</text:p>
          </table:table-cell>
          <table:table-cell table:formula="of:=AVERAGE([.B102:.B113])" office:value-type="float" office:value="151000" calcext:value-type="float">
            <text:p>151000</text:p>
          </table:table-cell>
          <table:table-cell table:formula="of:=[.D113]-[.C113]" office:value-type="float" office:value="132214.125229069" calcext:value-type="float">
            <text:p>132214,125229069</text:p>
          </table:table-cell>
          <table:table-cell table:formula="of:=[.D113]-[.D101]" office:value-type="float" office:value="-5000" calcext:value-type="float">
            <text:p>-500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103:.B114])" office:value-type="float" office:value="22022.543546158" calcext:value-type="float">
            <text:p>22022,543546158</text:p>
          </table:table-cell>
          <table:table-cell table:formula="of:=AVERAGE([.B103:.B114])" office:value-type="float" office:value="155583.333333333" calcext:value-type="float">
            <text:p>155583,333333333</text:p>
          </table:table-cell>
          <table:table-cell table:formula="of:=[.D114]-[.C114]" office:value-type="float" office:value="133560.789787175" calcext:value-type="float">
            <text:p>133560,789787175</text:p>
          </table:table-cell>
          <table:table-cell table:formula="of:=[.D114]-[.D102]" office:value-type="float" office:value="1583.33333333334" calcext:value-type="float">
            <text:p>1583,3333333334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62000" calcext:value-type="float">
            <text:p>162000</text:p>
          </table:table-cell>
          <table:table-cell table:formula="of:=COM.MICROSOFT.STDEV.S([.B104:.B115])" office:value-type="float" office:value="22091.2364360333" calcext:value-type="float">
            <text:p>22091,2364360333</text:p>
          </table:table-cell>
          <table:table-cell table:formula="of:=AVERAGE([.B104:.B115])" office:value-type="float" office:value="156250" calcext:value-type="float">
            <text:p>156250</text:p>
          </table:table-cell>
          <table:table-cell table:formula="of:=[.D115]-[.C115]" office:value-type="float" office:value="134158.763563967" calcext:value-type="float">
            <text:p>134158,763563967</text:p>
          </table:table-cell>
          <table:table-cell table:formula="of:=[.D115]-[.D103]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05:.B116])" office:value-type="float" office:value="35012.8764192763" calcext:value-type="float">
            <text:p>35012,8764192763</text:p>
          </table:table-cell>
          <table:table-cell table:formula="of:=AVERAGE([.B105:.B116])" office:value-type="float" office:value="164583.333333333" calcext:value-type="float">
            <text:p>164583,333333333</text:p>
          </table:table-cell>
          <table:table-cell table:formula="of:=[.D116]-[.C116]" office:value-type="float" office:value="129570.456914057" calcext:value-type="float">
            <text:p>129570,456914057</text:p>
          </table:table-cell>
          <table:table-cell table:formula="of:=[.D116]-[.D104]" office:value-type="float" office:value="8166.66666666669" calcext:value-type="float">
            <text:p>8166,6666666667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11000" calcext:value-type="float">
            <text:p>211000</text:p>
          </table:table-cell>
          <table:table-cell table:formula="of:=COM.MICROSOFT.STDEV.S([.B106:.B117])" office:value-type="float" office:value="36665.8746470934" calcext:value-type="float">
            <text:p>36665,8746470934</text:p>
          </table:table-cell>
          <table:table-cell table:formula="of:=AVERAGE([.B106:.B117])" office:value-type="float" office:value="170250" calcext:value-type="float">
            <text:p>170250</text:p>
          </table:table-cell>
          <table:table-cell table:formula="of:=[.D117]-[.C117]" office:value-type="float" office:value="133584.125352907" calcext:value-type="float">
            <text:p>133584,125352907</text:p>
          </table:table-cell>
          <table:table-cell table:formula="of:=[.D117]-[.D105]" office:value-type="float" office:value="14166.6666666667" calcext:value-type="float">
            <text:p>14166,6666666667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107:.B118])" office:value-type="float" office:value="34787.2320708549" calcext:value-type="float">
            <text:p>34787,2320708549</text:p>
          </table:table-cell>
          <table:table-cell table:formula="of:=AVERAGE([.B107:.B118])" office:value-type="float" office:value="174166.666666667" calcext:value-type="float">
            <text:p>174166,666666667</text:p>
          </table:table-cell>
          <table:table-cell table:formula="of:=[.D118]-[.C118]" office:value-type="float" office:value="139379.434595812" calcext:value-type="float">
            <text:p>139379,434595812</text:p>
          </table:table-cell>
          <table:table-cell table:formula="of:=[.D118]-[.D106]" office:value-type="float" office:value="19000" calcext:value-type="float">
            <text:p>19000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50000" calcext:value-type="float">
            <text:p>350000</text:p>
          </table:table-cell>
          <table:table-cell table:formula="of:=COM.MICROSOFT.STDEV.S([.B108:.B119])" office:value-type="float" office:value="60065.8098684394" calcext:value-type="float">
            <text:p>60065,8098684394</text:p>
          </table:table-cell>
          <table:table-cell table:formula="of:=AVERAGE([.B108:.B119])" office:value-type="float" office:value="191416.666666667" calcext:value-type="float">
            <text:p>191416,666666667</text:p>
          </table:table-cell>
          <table:table-cell table:formula="of:=[.D119]-[.C119]" office:value-type="float" office:value="131350.856798227" calcext:value-type="float">
            <text:p>131350,856798227</text:p>
          </table:table-cell>
          <table:table-cell table:formula="of:=[.D119]-[.D107]" office:value-type="float" office:value="36750" calcext:value-type="float">
            <text:p>36750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7000" calcext:value-type="float">
            <text:p>247000</text:p>
          </table:table-cell>
          <table:table-cell table:formula="of:=COM.MICROSOFT.STDEV.S([.B109:.B120])" office:value-type="float" office:value="58886.6399418099" calcext:value-type="float">
            <text:p>58886,6399418099</text:p>
          </table:table-cell>
          <table:table-cell table:formula="of:=AVERAGE([.B109:.B120])" office:value-type="float" office:value="201000" calcext:value-type="float">
            <text:p>201000</text:p>
          </table:table-cell>
          <table:table-cell table:formula="of:=[.D120]-[.C120]" office:value-type="float" office:value="142113.36005819" calcext:value-type="float">
            <text:p>142113,36005819</text:p>
          </table:table-cell>
          <table:table-cell table:formula="of:=[.D120]-[.D108]" office:value-type="float" office:value="55083.3333333333" calcext:value-type="float">
            <text:p>55083,3333333333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110:.B121])" office:value-type="float" office:value="56038.0687703917" calcext:value-type="float">
            <text:p>56038,0687703917</text:p>
          </table:table-cell>
          <table:table-cell table:formula="of:=AVERAGE([.B110:.B121])" office:value-type="float" office:value="207583.333333333" calcext:value-type="float">
            <text:p>207583,333333333</text:p>
          </table:table-cell>
          <table:table-cell table:formula="of:=[.D121]-[.C121]" office:value-type="float" office:value="151545.264562942" calcext:value-type="float">
            <text:p>151545,264562942</text:p>
          </table:table-cell>
          <table:table-cell table:formula="of:=[.D121]-[.D109]" office:value-type="float" office:value="62416.6666666667" calcext:value-type="float">
            <text:p>62416,6666666667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16000" calcext:value-type="float">
            <text:p>416000</text:p>
          </table:table-cell>
          <table:table-cell table:formula="of:=COM.MICROSOFT.STDEV.S([.B111:.B122])" office:value-type="float" office:value="78290.2041165181" calcext:value-type="float">
            <text:p>78290,2041165181</text:p>
          </table:table-cell>
          <table:table-cell table:formula="of:=AVERAGE([.B111:.B122])" office:value-type="float" office:value="230416.666666667" calcext:value-type="float">
            <text:p>230416,666666667</text:p>
          </table:table-cell>
          <table:table-cell table:formula="of:=[.D122]-[.C122]" office:value-type="float" office:value="152126.462550149" calcext:value-type="float">
            <text:p>152126,462550149</text:p>
          </table:table-cell>
          <table:table-cell table:formula="of:=[.D122]-[.D110]" office:value-type="float" office:value="87083.3333333333" calcext:value-type="float">
            <text:p>87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30000" calcext:value-type="float">
            <text:p>630000</text:p>
          </table:table-cell>
          <table:table-cell table:formula="of:=COM.MICROSOFT.STDEV.S([.B112:.B123])" office:value-type="float" office:value="137573.341321726" calcext:value-type="float">
            <text:p>137573,341321726</text:p>
          </table:table-cell>
          <table:table-cell table:formula="of:=AVERAGE([.B112:.B123])" office:value-type="float" office:value="267666.666666667" calcext:value-type="float">
            <text:p>267666,666666667</text:p>
          </table:table-cell>
          <table:table-cell table:formula="of:=[.D123]-[.C123]" office:value-type="float" office:value="130093.32534494" calcext:value-type="float">
            <text:p>130093,32534494</text:p>
          </table:table-cell>
          <table:table-cell table:formula="of:=[.D123]-[.D111]" office:value-type="float" office:value="121583.333333333" calcext:value-type="float">
            <text:p>121583,333333333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00000" calcext:value-type="float">
            <text:p>1000000</text:p>
          </table:table-cell>
          <table:table-cell table:formula="of:=COM.MICROSOFT.STDEV.S([.B113:.B124])" office:value-type="float" office:value="249430.624350011" calcext:value-type="float">
            <text:p>249430,624350011</text:p>
          </table:table-cell>
          <table:table-cell table:formula="of:=AVERAGE([.B113:.B124])" office:value-type="float" office:value="335000" calcext:value-type="float">
            <text:p>335000</text:p>
          </table:table-cell>
          <table:table-cell table:formula="of:=[.D124]-[.C124]" office:value-type="float" office:value="85569.3756499889" calcext:value-type="float">
            <text:p>85569,3756499889</text:p>
          </table:table-cell>
          <table:table-cell table:formula="of:=[.D124]-[.D112]" office:value-type="float" office:value="186000" calcext:value-type="float">
            <text:p>186000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14000" calcext:value-type="float">
            <text:p>214000</text:p>
          </table:table-cell>
          <table:table-cell table:formula="of:=COM.MICROSOFT.STDEV.S([.B114:.B125])" office:value-type="float" office:value="246322.528159297" calcext:value-type="float">
            <text:p>246322,528159297</text:p>
          </table:table-cell>
          <table:table-cell table:formula="of:=AVERAGE([.B114:.B125])" office:value-type="float" office:value="339666.666666667" calcext:value-type="float">
            <text:p>339666,666666667</text:p>
          </table:table-cell>
          <table:table-cell table:formula="of:=[.D125]-[.C125]" office:value-type="float" office:value="93344.1385073693" calcext:value-type="float">
            <text:p>93344,1385073693</text:p>
          </table:table-cell>
          <table:table-cell table:formula="of:=[.D125]-[.D113]" office:value-type="float" office:value="188666.666666667" calcext:value-type="float">
            <text:p>188666,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115:.B126])" office:value-type="float" office:value="252869.396760822" calcext:value-type="float">
            <text:p>252869,396760822</text:p>
          </table:table-cell>
          <table:table-cell table:formula="of:=AVERAGE([.B115:.B126])" office:value-type="float" office:value="331750" calcext:value-type="float">
            <text:p>331750</text:p>
          </table:table-cell>
          <table:table-cell table:formula="of:=[.D126]-[.C126]" office:value-type="float" office:value="78880.6032391784" calcext:value-type="float">
            <text:p>78880,6032391784</text:p>
          </table:table-cell>
          <table:table-cell table:formula="of:=[.D126]-[.D114]" office:value-type="float" office:value="176166.666666667" calcext:value-type="float">
            <text:p>176166,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74000" calcext:value-type="float">
            <text:p>474000</text:p>
          </table:table-cell>
          <table:table-cell table:formula="of:=COM.MICROSOFT.STDEV.S([.B116:.B127])" office:value-type="float" office:value="249850.910089852" calcext:value-type="float">
            <text:p>249850,910089852</text:p>
          </table:table-cell>
          <table:table-cell table:formula="of:=AVERAGE([.B116:.B127])" office:value-type="float" office:value="357750" calcext:value-type="float">
            <text:p>357750</text:p>
          </table:table-cell>
          <table:table-cell table:formula="of:=[.D127]-[.C127]" office:value-type="float" office:value="107899.089910148" calcext:value-type="float">
            <text:p>107899,089910148</text:p>
          </table:table-cell>
          <table:table-cell table:formula="of:=[.D127]-[.D115]" office:value-type="float" office:value="201500" calcext:value-type="float">
            <text:p>201500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37000" calcext:value-type="float">
            <text:p>637000</text:p>
          </table:table-cell>
          <table:table-cell table:formula="of:=COM.MICROSOFT.STDEV.S([.B117:.B128])" office:value-type="float" office:value="259518.595702026" calcext:value-type="float">
            <text:p>259518,595702026</text:p>
          </table:table-cell>
          <table:table-cell table:formula="of:=AVERAGE([.B117:.B128])" office:value-type="float" office:value="389916.666666667" calcext:value-type="float">
            <text:p>389916,666666667</text:p>
          </table:table-cell>
          <table:table-cell table:formula="of:=[.D128]-[.C128]" office:value-type="float" office:value="130398.070964641" calcext:value-type="float">
            <text:p>130398,070964641</text:p>
          </table:table-cell>
          <table:table-cell table:formula="of:=[.D128]-[.D116]" office:value-type="float" office:value="225333.333333333" calcext:value-type="float">
            <text:p>225333,3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77000" calcext:value-type="float">
            <text:p>477000</text:p>
          </table:table-cell>
          <table:table-cell table:formula="of:=COM.MICROSOFT.STDEV.S([.B118:.B129])" office:value-type="float" office:value="254151.872396062" calcext:value-type="float">
            <text:p>254151,872396062</text:p>
          </table:table-cell>
          <table:table-cell table:formula="of:=AVERAGE([.B118:.B129])" office:value-type="float" office:value="412083.333333333" calcext:value-type="float">
            <text:p>412083,333333333</text:p>
          </table:table-cell>
          <table:table-cell table:formula="of:=[.D129]-[.C129]" office:value-type="float" office:value="157931.460937271" calcext:value-type="float">
            <text:p>157931,460937271</text:p>
          </table:table-cell>
          <table:table-cell table:formula="of:=[.D129]-[.D117]" office:value-type="float" office:value="241833.333333333" calcext:value-type="float">
            <text:p>241833,333333333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119:.B130])" office:value-type="float" office:value="258283.890674231" calcext:value-type="float">
            <text:p>258283,890674231</text:p>
          </table:table-cell>
          <table:table-cell table:formula="of:=AVERAGE([.B119:.B130])" office:value-type="float" office:value="408250" calcext:value-type="float">
            <text:p>408250</text:p>
          </table:table-cell>
          <table:table-cell table:formula="of:=[.D130]-[.C130]" office:value-type="float" office:value="149966.109325769" calcext:value-type="float">
            <text:p>149966,109325769</text:p>
          </table:table-cell>
          <table:table-cell table:formula="of:=[.D130]-[.D118]" office:value-type="float" office:value="234083.333333333" calcext:value-type="float">
            <text:p>234083,333333333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98000" calcext:value-type="float">
            <text:p>198000</text:p>
          </table:table-cell>
          <table:table-cell table:formula="of:=COM.MICROSOFT.STDEV.S([.B120:.B131])" office:value-type="float" office:value="265039.090884665" calcext:value-type="float">
            <text:p>265039,090884665</text:p>
          </table:table-cell>
          <table:table-cell table:formula="of:=AVERAGE([.B120:.B131])" office:value-type="float" office:value="395583.333333333" calcext:value-type="float">
            <text:p>395583,333333333</text:p>
          </table:table-cell>
          <table:table-cell table:formula="of:=[.D131]-[.C131]" office:value-type="float" office:value="130544.242448668" calcext:value-type="float">
            <text:p>130544,242448668</text:p>
          </table:table-cell>
          <table:table-cell table:formula="of:=[.D131]-[.D119]" office:value-type="float" office:value="204166.666666667" calcext:value-type="float">
            <text:p>204166,666666667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121:.B132])" office:value-type="float" office:value="276088.918482961" calcext:value-type="float">
            <text:p>276088,918482961</text:p>
          </table:table-cell>
          <table:table-cell table:formula="of:=AVERAGE([.B121:.B132])" office:value-type="float" office:value="383000" calcext:value-type="float">
            <text:p>383000</text:p>
          </table:table-cell>
          <table:table-cell table:formula="of:=[.D132]-[.C132]" office:value-type="float" office:value="106911.081517039" calcext:value-type="float">
            <text:p>106911,081517039</text:p>
          </table:table-cell>
          <table:table-cell table:formula="of:=[.D132]-[.D120]" office:value-type="float" office:value="182000" calcext:value-type="float">
            <text:p>182000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122:.B133])" office:value-type="float" office:value="283678.381697344" calcext:value-type="float">
            <text:p>283678,381697344</text:p>
          </table:table-cell>
          <table:table-cell table:formula="of:=AVERAGE([.B122:.B133])" office:value-type="float" office:value="373833.333333333" calcext:value-type="float">
            <text:p>373833,333333333</text:p>
          </table:table-cell>
          <table:table-cell table:formula="of:=[.D133]-[.C133]" office:value-type="float" office:value="90154.9516359888" calcext:value-type="float">
            <text:p>90154,9516359888</text:p>
          </table:table-cell>
          <table:table-cell table:formula="of:=[.D133]-[.D121]" office:value-type="float" office:value="166250" calcext:value-type="float">
            <text:p>166250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123:.B134])" office:value-type="float" office:value="290460.279973741" calcext:value-type="float">
            <text:p>290460,279973741</text:p>
          </table:table-cell>
          <table:table-cell table:formula="of:=AVERAGE([.B123:.B134])" office:value-type="float" office:value="351583.333333333" calcext:value-type="float">
            <text:p>351583,333333333</text:p>
          </table:table-cell>
          <table:table-cell table:formula="of:=[.D134]-[.C134]" office:value-type="float" office:value="61123.0533595919" calcext:value-type="float">
            <text:p>61123,0533595919</text:p>
          </table:table-cell>
          <table:table-cell table:formula="of:=[.D134]-[.D122]" office:value-type="float" office:value="121166.666666667" calcext:value-type="float">
            <text:p>121166,666666667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124:.B135])" office:value-type="float" office:value="284777.890591417" calcext:value-type="float">
            <text:p>284777,890591417</text:p>
          </table:table-cell>
          <table:table-cell table:formula="of:=AVERAGE([.B124:.B135])" office:value-type="float" office:value="307083.333333333" calcext:value-type="float">
            <text:p>307083,333333333</text:p>
          </table:table-cell>
          <table:table-cell table:formula="of:=[.D135]-[.C135]" office:value-type="float" office:value="22305.4427419165" calcext:value-type="float">
            <text:p>22305,4427419165</text:p>
          </table:table-cell>
          <table:table-cell table:formula="of:=[.D135]-[.D123]" office:value-type="float" office:value="39416.6666666666" calcext:value-type="float">
            <text:p>39416,6666666666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125:.B136])" office:value-type="float" office:value="187334.169091202" calcext:value-type="float">
            <text:p>187334,169091202</text:p>
          </table:table-cell>
          <table:table-cell table:formula="of:=AVERAGE([.B125:.B136])" office:value-type="float" office:value="232500" calcext:value-type="float">
            <text:p>232500</text:p>
          </table:table-cell>
          <table:table-cell table:formula="of:=[.D136]-[.C136]" office:value-type="float" office:value="45165.8309087984" calcext:value-type="float">
            <text:p>45165,8309087984</text:p>
          </table:table-cell>
          <table:table-cell table:formula="of:=[.D136]-[.D124]" office:value-type="float" office:value="-102500" calcext:value-type="float">
            <text:p>-102500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126:.B137])" office:value-type="float" office:value="192527.74298314" calcext:value-type="float">
            <text:p>192527,74298314</text:p>
          </table:table-cell>
          <table:table-cell table:formula="of:=AVERAGE([.B126:.B137])" office:value-type="float" office:value="221250" calcext:value-type="float">
            <text:p>221250</text:p>
          </table:table-cell>
          <table:table-cell table:formula="of:=[.D137]-[.C137]" office:value-type="float" office:value="28722.2570168605" calcext:value-type="float">
            <text:p>28722,2570168605</text:p>
          </table:table-cell>
          <table:table-cell table:formula="of:=[.D137]-[.D125]" office:value-type="float" office:value="-118416.666666667" calcext:value-type="float">
            <text:p>-118416,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27:.B138])" office:value-type="float" office:value="192881.558098605" calcext:value-type="float">
            <text:p>192881,558098605</text:p>
          </table:table-cell>
          <table:table-cell table:formula="of:=AVERAGE([.B127:.B138])" office:value-type="float" office:value="220750" calcext:value-type="float">
            <text:p>220750</text:p>
          </table:table-cell>
          <table:table-cell table:formula="of:=[.D138]-[.C138]" office:value-type="float" office:value="27868.4419013952" calcext:value-type="float">
            <text:p>27868,4419013952</text:p>
          </table:table-cell>
          <table:table-cell table:formula="of:=[.D138]-[.D126]" office:value-type="float" office:value="-111000" calcext:value-type="float">
            <text:p>-111000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53000" calcext:value-type="float">
            <text:p>653000</text:p>
          </table:table-cell>
          <table:table-cell table:formula="of:=COM.MICROSOFT.STDEV.S([.B128:.B139])" office:value-type="float" office:value="219352.490643519" calcext:value-type="float">
            <text:p>219352,490643519</text:p>
          </table:table-cell>
          <table:table-cell table:formula="of:=AVERAGE([.B128:.B139])" office:value-type="float" office:value="235666.666666667" calcext:value-type="float">
            <text:p>235666,666666667</text:p>
          </table:table-cell>
          <table:table-cell table:formula="of:=[.D139]-[.C139]" office:value-type="float" office:value="16314.1760231475" calcext:value-type="float">
            <text:p>16314,1760231475</text:p>
          </table:table-cell>
          <table:table-cell table:formula="of:=[.D139]-[.D127]" office:value-type="float" office:value="-122083.333333333" calcext:value-type="float">
            <text:p>-122083,333333333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840000" calcext:value-type="float">
            <text:p>840000</text:p>
          </table:table-cell>
          <table:table-cell table:formula="of:=COM.MICROSOFT.STDEV.S([.B129:.B140])" office:value-type="float" office:value="257609.097218435" calcext:value-type="float">
            <text:p>257609,097218435</text:p>
          </table:table-cell>
          <table:table-cell table:formula="of:=AVERAGE([.B129:.B140])" office:value-type="float" office:value="252583.333333333" calcext:value-type="float">
            <text:p>252583,333333333</text:p>
          </table:table-cell>
          <table:table-cell table:formula="of:=[.D140]-[.C140]" office:value-type="float" office:value="-5025.76388510139" calcext:value-type="float">
            <text:p>-5025,7638851014</text:p>
          </table:table-cell>
          <table:table-cell table:formula="of:=[.D140]-[.D128]" office:value-type="float" office:value="-137333.333333333" calcext:value-type="float">
            <text:p>-137333,333333333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30:.B141])" office:value-type="float" office:value="254953.991690242" calcext:value-type="float">
            <text:p>254953,991690242</text:p>
          </table:table-cell>
          <table:table-cell table:formula="of:=AVERAGE([.B130:.B141])" office:value-type="float" office:value="249583.333333333" calcext:value-type="float">
            <text:p>249583,333333333</text:p>
          </table:table-cell>
          <table:table-cell table:formula="of:=[.D141]-[.C141]" office:value-type="float" office:value="-5370.65835690842" calcext:value-type="float">
            <text:p>-5370,6583569084</text:p>
          </table:table-cell>
          <table:table-cell table:formula="of:=[.D141]-[.D129]" office:value-type="float" office:value="-162500" calcext:value-type="float">
            <text:p>-162500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98000" calcext:value-type="float">
            <text:p>398000</text:p>
          </table:table-cell>
          <table:table-cell table:formula="of:=COM.MICROSOFT.STDEV.S([.B131:.B142])" office:value-type="float" office:value="255463.378742997" calcext:value-type="float">
            <text:p>255463,378742997</text:p>
          </table:table-cell>
          <table:table-cell table:formula="of:=AVERAGE([.B131:.B142])" office:value-type="float" office:value="271583.333333333" calcext:value-type="float">
            <text:p>271583,333333333</text:p>
          </table:table-cell>
          <table:table-cell table:formula="of:=[.D142]-[.C142]" office:value-type="float" office:value="16119.9545903364" calcext:value-type="float">
            <text:p>16119,9545903364</text:p>
          </table:table-cell>
          <table:table-cell table:formula="of:=[.D142]-[.D130]" office:value-type="float" office:value="-136666.666666667" calcext:value-type="float">
            <text:p>-136666,666666667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47000" calcext:value-type="float">
            <text:p>647000</text:p>
          </table:table-cell>
          <table:table-cell table:formula="of:=COM.MICROSOFT.STDEV.S([.B132:.B143])" office:value-type="float" office:value="275779.885877388" calcext:value-type="float">
            <text:p>275779,885877388</text:p>
          </table:table-cell>
          <table:table-cell table:formula="of:=AVERAGE([.B132:.B143])" office:value-type="float" office:value="309000" calcext:value-type="float">
            <text:p>309000</text:p>
          </table:table-cell>
          <table:table-cell table:formula="of:=[.D143]-[.C143]" office:value-type="float" office:value="33220.1141226115" calcext:value-type="float">
            <text:p>33220,1141226115</text:p>
          </table:table-cell>
          <table:table-cell table:formula="of:=[.D143]-[.D131]" office:value-type="float" office:value="-86583.3333333333" calcext:value-type="float">
            <text:p>-86583,3333333333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44000" calcext:value-type="float">
            <text:p>544000</text:p>
          </table:table-cell>
          <table:table-cell table:formula="of:=COM.MICROSOFT.STDEV.S([.B133:.B144])" office:value-type="float" office:value="274645.336035514" calcext:value-type="float">
            <text:p>274645,336035514</text:p>
          </table:table-cell>
          <table:table-cell table:formula="of:=AVERAGE([.B133:.B144])" office:value-type="float" office:value="346333.333333333" calcext:value-type="float">
            <text:p>346333,333333333</text:p>
          </table:table-cell>
          <table:table-cell table:formula="of:=[.D144]-[.C144]" office:value-type="float" office:value="71687.9972978189" calcext:value-type="float">
            <text:p>71687,9972978189</text:p>
          </table:table-cell>
          <table:table-cell table:formula="of:=[.D144]-[.D132]" office:value-type="float" office:value="-36666.6666666667" calcext:value-type="float">
            <text:p>-36666,6666666667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45000" calcext:value-type="float">
            <text:p>245000</text:p>
          </table:table-cell>
          <table:table-cell table:formula="of:=COM.MICROSOFT.STDEV.S([.B134:.B145])" office:value-type="float" office:value="266819.823442371" calcext:value-type="float">
            <text:p>266819,823442371</text:p>
          </table:table-cell>
          <table:table-cell table:formula="of:=AVERAGE([.B134:.B145])" office:value-type="float" office:value="357500" calcext:value-type="float">
            <text:p>357500</text:p>
          </table:table-cell>
          <table:table-cell table:formula="of:=[.D145]-[.C145]" office:value-type="float" office:value="90680.1765576287" calcext:value-type="float">
            <text:p>90680,1765576287</text:p>
          </table:table-cell>
          <table:table-cell table:formula="of:=[.D145]-[.D133]" office:value-type="float" office:value="-16333.3333333333" calcext:value-type="float">
            <text:p>-16333,3333333333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135:.B146])" office:value-type="float" office:value="266962.48743404" calcext:value-type="float">
            <text:p>266962,48743404</text:p>
          </table:table-cell>
          <table:table-cell table:formula="of:=AVERAGE([.B135:.B146])" office:value-type="float" office:value="357333.333333333" calcext:value-type="float">
            <text:p>357333,333333333</text:p>
          </table:table-cell>
          <table:table-cell table:formula="of:=[.D146]-[.C146]" office:value-type="float" office:value="90370.8458992938" calcext:value-type="float">
            <text:p>90370,8458992938</text:p>
          </table:table-cell>
          <table:table-cell table:formula="of:=[.D146]-[.D134]" office:value-type="float" office:value="5750" calcext:value-type="float">
            <text:p>5750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136:.B147])" office:value-type="float" office:value="266000.726246445" calcext:value-type="float">
            <text:p>266000,726246445</text:p>
          </table:table-cell>
          <table:table-cell table:formula="of:=AVERAGE([.B136:.B147])" office:value-type="float" office:value="358250" calcext:value-type="float">
            <text:p>358250</text:p>
          </table:table-cell>
          <table:table-cell table:formula="of:=[.D147]-[.C147]" office:value-type="float" office:value="92249.2737535546" calcext:value-type="float">
            <text:p>92249,2737535546</text:p>
          </table:table-cell>
          <table:table-cell table:formula="of:=[.D147]-[.D135]" office:value-type="float" office:value="51166.6666666667" calcext:value-type="float">
            <text:p>51166,6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137:.B148])" office:value-type="float" office:value="266174.398855451" calcext:value-type="float">
            <text:p>266174,398855451</text:p>
          </table:table-cell>
          <table:table-cell table:formula="of:=AVERAGE([.B137:.B148])" office:value-type="float" office:value="358083.333333333" calcext:value-type="float">
            <text:p>358083,333333333</text:p>
          </table:table-cell>
          <table:table-cell table:formula="of:=[.D148]-[.C148]" office:value-type="float" office:value="91908.9344778825" calcext:value-type="float">
            <text:p>91908,9344778825</text:p>
          </table:table-cell>
          <table:table-cell table:formula="of:=[.D148]-[.D136]" office:value-type="float" office:value="125583.333333333" calcext:value-type="float">
            <text:p>125583,333333333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138:.B149])" office:value-type="float" office:value="264958.944790023" calcext:value-type="float">
            <text:p>264958,944790023</text:p>
          </table:table-cell>
          <table:table-cell table:formula="of:=AVERAGE([.B138:.B149])" office:value-type="float" office:value="359166.666666667" calcext:value-type="float">
            <text:p>359166,666666667</text:p>
          </table:table-cell>
          <table:table-cell table:formula="of:=[.D149]-[.C149]" office:value-type="float" office:value="94207.7218766438" calcext:value-type="float">
            <text:p>94207,7218766438</text:p>
          </table:table-cell>
          <table:table-cell table:formula="of:=[.D149]-[.D137]" office:value-type="float" office:value="137916.666666667" calcext:value-type="float">
            <text:p>137916,6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39:.B150])" office:value-type="float" office:value="264958.944790023" calcext:value-type="float">
            <text:p>264958,944790023</text:p>
          </table:table-cell>
          <table:table-cell table:formula="of:=AVERAGE([.B139:.B150])" office:value-type="float" office:value="359166.666666667" calcext:value-type="float">
            <text:p>359166,666666667</text:p>
          </table:table-cell>
          <table:table-cell table:formula="of:=[.D150]-[.C150]" office:value-type="float" office:value="94207.7218766438" calcext:value-type="float">
            <text:p>94207,7218766438</text:p>
          </table:table-cell>
          <table:table-cell table:formula="of:=[.D150]-[.D138]" office:value-type="float" office:value="138416.666666667" calcext:value-type="float">
            <text:p>138416,666666667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140:.B151])" office:value-type="float" office:value="258750.655100913" calcext:value-type="float">
            <text:p>258750,655100913</text:p>
          </table:table-cell>
          <table:table-cell table:formula="of:=AVERAGE([.B140:.B151])" office:value-type="float" office:value="311416.666666667" calcext:value-type="float">
            <text:p>311416,666666667</text:p>
          </table:table-cell>
          <table:table-cell table:formula="of:=[.D151]-[.C151]" office:value-type="float" office:value="52666.011565754" calcext:value-type="float">
            <text:p>52666,011565754</text:p>
          </table:table-cell>
          <table:table-cell table:formula="of:=[.D151]-[.D139]" office:value-type="float" office:value="75750" calcext:value-type="float">
            <text:p>75750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141:.B152])" office:value-type="float" office:value="202433.977265466" calcext:value-type="float">
            <text:p>202433,977265466</text:p>
          </table:table-cell>
          <table:table-cell table:formula="of:=AVERAGE([.B141:.B152])" office:value-type="float" office:value="251333.333333333" calcext:value-type="float">
            <text:p>251333,333333333</text:p>
          </table:table-cell>
          <table:table-cell table:formula="of:=[.D152]-[.C152]" office:value-type="float" office:value="48899.3560678675" calcext:value-type="float">
            <text:p>48899,3560678675</text:p>
          </table:table-cell>
          <table:table-cell table:formula="of:=[.D152]-[.D140]" office:value-type="float" office:value="-1250" calcext:value-type="float">
            <text:p>-125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142:.B153])" office:value-type="float" office:value="195525.321928265" calcext:value-type="float">
            <text:p>195525,321928265</text:p>
          </table:table-cell>
          <table:table-cell table:formula="of:=AVERAGE([.B142:.B153])" office:value-type="float" office:value="225833.333333333" calcext:value-type="float">
            <text:p>225833,333333333</text:p>
          </table:table-cell>
          <table:table-cell table:formula="of:=[.D153]-[.C153]" office:value-type="float" office:value="30308.0114050688" calcext:value-type="float">
            <text:p>30308,0114050688</text:p>
          </table:table-cell>
          <table:table-cell table:formula="of:=[.D153]-[.D141]" office:value-type="float" office:value="-23750" calcext:value-type="float">
            <text:p>-23750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143:.B154])" office:value-type="float" office:value="189107.212656704" calcext:value-type="float">
            <text:p>189107,212656704</text:p>
          </table:table-cell>
          <table:table-cell table:formula="of:=AVERAGE([.B143:.B154])" office:value-type="float" office:value="203916.666666667" calcext:value-type="float">
            <text:p>203916,666666667</text:p>
          </table:table-cell>
          <table:table-cell table:formula="of:=[.D154]-[.C154]" office:value-type="float" office:value="14809.4540099626" calcext:value-type="float">
            <text:p>14809,4540099626</text:p>
          </table:table-cell>
          <table:table-cell table:formula="of:=[.D154]-[.D142]" office:value-type="float" office:value="-67666.6666666667" calcext:value-type="float">
            <text:p>-67666,6666666667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144:.B155])" office:value-type="float" office:value="127887.260957265" calcext:value-type="float">
            <text:p>127887,260957265</text:p>
          </table:table-cell>
          <table:table-cell table:formula="of:=AVERAGE([.B144:.B155])" office:value-type="float" office:value="161333.333333333" calcext:value-type="float">
            <text:p>161333,333333333</text:p>
          </table:table-cell>
          <table:table-cell table:formula="of:=[.D155]-[.C155]" office:value-type="float" office:value="33446.0723760687" calcext:value-type="float">
            <text:p>33446,0723760687</text:p>
          </table:table-cell>
          <table:table-cell table:formula="of:=[.D155]-[.D143]" office:value-type="float" office:value="-147666.666666667" calcext:value-type="float">
            <text:p>-147666,6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549000" calcext:value-type="float">
            <text:p>549000</text:p>
          </table:table-cell>
          <table:table-cell table:formula="of:=COM.MICROSOFT.STDEV.S([.B145:.B156])" office:value-type="float" office:value="129248.263571948" calcext:value-type="float">
            <text:p>129248,263571948</text:p>
          </table:table-cell>
          <table:table-cell table:formula="of:=AVERAGE([.B145:.B156])" office:value-type="float" office:value="161750" calcext:value-type="float">
            <text:p>161750</text:p>
          </table:table-cell>
          <table:table-cell table:formula="of:=[.D156]-[.C156]" office:value-type="float" office:value="32501.7364280524" calcext:value-type="float">
            <text:p>32501,7364280524</text:p>
          </table:table-cell>
          <table:table-cell table:formula="of:=[.D156]-[.D144]" office:value-type="float" office:value="-184583.333333333" calcext:value-type="float">
            <text:p>-184583,333333333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659000" calcext:value-type="float">
            <text:p>659000</text:p>
          </table:table-cell>
          <table:table-cell table:formula="of:=COM.MICROSOFT.STDEV.S([.B146:.B157])" office:value-type="float" office:value="193014.424802444" calcext:value-type="float">
            <text:p>193014,424802444</text:p>
          </table:table-cell>
          <table:table-cell table:formula="of:=AVERAGE([.B146:.B157])" office:value-type="float" office:value="196250" calcext:value-type="float">
            <text:p>196250</text:p>
          </table:table-cell>
          <table:table-cell table:formula="of:=[.D157]-[.C157]" office:value-type="float" office:value="3235.57519755632" calcext:value-type="float">
            <text:p>3235,5751975563</text:p>
          </table:table-cell>
          <table:table-cell table:formula="of:=[.D157]-[.D145]" office:value-type="float" office:value="-161250" calcext:value-type="float">
            <text:p>-161250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49000" calcext:value-type="float">
            <text:p>849000</text:p>
          </table:table-cell>
          <table:table-cell table:formula="of:=COM.MICROSOFT.STDEV.S([.B147:.B158])" office:value-type="float" office:value="268394.257153031" calcext:value-type="float">
            <text:p>268394,257153031</text:p>
          </table:table-cell>
          <table:table-cell table:formula="of:=AVERAGE([.B147:.B158])" office:value-type="float" office:value="254750" calcext:value-type="float">
            <text:p>254750</text:p>
          </table:table-cell>
          <table:table-cell table:formula="of:=[.D158]-[.C158]" office:value-type="float" office:value="-13644.2571530309" calcext:value-type="float">
            <text:p>-13644,2571530309</text:p>
          </table:table-cell>
          <table:table-cell table:formula="of:=[.D158]-[.D146]" office:value-type="float" office:value="-102583.333333333" calcext:value-type="float">
            <text:p>-102583,3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335000" calcext:value-type="float">
            <text:p>335000</text:p>
          </table:table-cell>
          <table:table-cell table:formula="of:=COM.MICROSOFT.STDEV.S([.B148:.B159])" office:value-type="float" office:value="265033.145439996" calcext:value-type="float">
            <text:p>265033,145439996</text:p>
          </table:table-cell>
          <table:table-cell table:formula="of:=AVERAGE([.B148:.B159])" office:value-type="float" office:value="273750" calcext:value-type="float">
            <text:p>273750</text:p>
          </table:table-cell>
          <table:table-cell table:formula="of:=[.D159]-[.C159]" office:value-type="float" office:value="8716.85456000379" calcext:value-type="float">
            <text:p>8716,8545600038</text:p>
          </table:table-cell>
          <table:table-cell table:formula="of:=[.D159]-[.D147]" office:value-type="float" office:value="-84500" calcext:value-type="float">
            <text:p>-84500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149:.B160])" office:value-type="float" office:value="260415.926059553" calcext:value-type="float">
            <text:p>260415,926059553</text:p>
          </table:table-cell>
          <table:table-cell table:formula="of:=AVERAGE([.B149:.B160])" office:value-type="float" office:value="295500" calcext:value-type="float">
            <text:p>295500</text:p>
          </table:table-cell>
          <table:table-cell table:formula="of:=[.D160]-[.C160]" office:value-type="float" office:value="35084.0739404471" calcext:value-type="float">
            <text:p>35084,0739404471</text:p>
          </table:table-cell>
          <table:table-cell table:formula="of:=[.D160]-[.D148]" office:value-type="float" office:value="-62583.3333333333" calcext:value-type="float">
            <text:p>-62583,3333333333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69000" calcext:value-type="float">
            <text:p>569000</text:p>
          </table:table-cell>
          <table:table-cell table:formula="of:=COM.MICROSOFT.STDEV.S([.B150:.B161])" office:value-type="float" office:value="262922.430662457" calcext:value-type="float">
            <text:p>262922,430662457</text:p>
          </table:table-cell>
          <table:table-cell table:formula="of:=AVERAGE([.B150:.B161])" office:value-type="float" office:value="335250" calcext:value-type="float">
            <text:p>335250</text:p>
          </table:table-cell>
          <table:table-cell table:formula="of:=[.D161]-[.C161]" office:value-type="float" office:value="72327.5693375429" calcext:value-type="float">
            <text:p>72327,5693375429</text:p>
          </table:table-cell>
          <table:table-cell table:formula="of:=[.D161]-[.D149]" office:value-type="float" office:value="-23916.6666666667" calcext:value-type="float">
            <text:p>-23916,6666666667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950000" calcext:value-type="float">
            <text:p>950000</text:p>
          </table:table-cell>
          <table:table-cell table:formula="of:=COM.MICROSOFT.STDEV.S([.B151:.B162])" office:value-type="float" office:value="304278.381311149" calcext:value-type="float">
            <text:p>304278,381311149</text:p>
          </table:table-cell>
          <table:table-cell table:formula="of:=AVERAGE([.B151:.B162])" office:value-type="float" office:value="406666.666666667" calcext:value-type="float">
            <text:p>406666,666666667</text:p>
          </table:table-cell>
          <table:table-cell table:formula="of:=[.D162]-[.C162]" office:value-type="float" office:value="102388.285355517" calcext:value-type="float">
            <text:p>102388,285355517</text:p>
          </table:table-cell>
          <table:table-cell table:formula="of:=[.D162]-[.D150]" office:value-type="float" office:value="47500" calcext:value-type="float">
            <text:p>47500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890000" calcext:value-type="float">
            <text:p>890000</text:p>
          </table:table-cell>
          <table:table-cell table:formula="of:=COM.MICROSOFT.STDEV.S([.B152:.B163])" office:value-type="float" office:value="314882.902718205" calcext:value-type="float">
            <text:p>314882,902718205</text:p>
          </table:table-cell>
          <table:table-cell table:formula="of:=AVERAGE([.B152:.B163])" office:value-type="float" office:value="474166.666666667" calcext:value-type="float">
            <text:p>474166,666666667</text:p>
          </table:table-cell>
          <table:table-cell table:formula="of:=[.D163]-[.C163]" office:value-type="float" office:value="159283.763948462" calcext:value-type="float">
            <text:p>159283,763948462</text:p>
          </table:table-cell>
          <table:table-cell table:formula="of:=[.D163]-[.D151]" office:value-type="float" office:value="162750" calcext:value-type="float">
            <text:p>16275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153:.B164])" office:value-type="float" office:value="305510.551323022" calcext:value-type="float">
            <text:p>305510,551323022</text:p>
          </table:table-cell>
          <table:table-cell table:formula="of:=AVERAGE([.B153:.B164])" office:value-type="float" office:value="482833.333333333" calcext:value-type="float">
            <text:p>482833,333333333</text:p>
          </table:table-cell>
          <table:table-cell table:formula="of:=[.D164]-[.C164]" office:value-type="float" office:value="177322.782010311" calcext:value-type="float">
            <text:p>177322,782010311</text:p>
          </table:table-cell>
          <table:table-cell table:formula="of:=[.D164]-[.D152]" office:value-type="float" office:value="231500" calcext:value-type="float">
            <text:p>231500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154:.B165])" office:value-type="float" office:value="305304.021353381" calcext:value-type="float">
            <text:p>305304,021353381</text:p>
          </table:table-cell>
          <table:table-cell table:formula="of:=AVERAGE([.B154:.B165])" office:value-type="float" office:value="483000" calcext:value-type="float">
            <text:p>483000</text:p>
          </table:table-cell>
          <table:table-cell table:formula="of:=[.D165]-[.C165]" office:value-type="float" office:value="177695.978646619" calcext:value-type="float">
            <text:p>177695,978646619</text:p>
          </table:table-cell>
          <table:table-cell table:formula="of:=[.D165]-[.D153]" office:value-type="float" office:value="257166.666666667" calcext:value-type="float">
            <text:p>257166,66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17000" calcext:value-type="float">
            <text:p>717000</text:p>
          </table:table-cell>
          <table:table-cell table:formula="of:=COM.MICROSOFT.STDEV.S([.B155:.B166])" office:value-type="float" office:value="290882.82551883" calcext:value-type="float">
            <text:p>290882,82551883</text:p>
          </table:table-cell>
          <table:table-cell table:formula="of:=AVERAGE([.B155:.B166])" office:value-type="float" office:value="531500" calcext:value-type="float">
            <text:p>531500</text:p>
          </table:table-cell>
          <table:table-cell table:formula="of:=[.D166]-[.C166]" office:value-type="float" office:value="240617.17448117" calcext:value-type="float">
            <text:p>240617,17448117</text:p>
          </table:table-cell>
          <table:table-cell table:formula="of:=[.D166]-[.D154]" office:value-type="float" office:value="327583.333333333" calcext:value-type="float">
            <text:p>327583,333333333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09000" calcext:value-type="float">
            <text:p>409000</text:p>
          </table:table-cell>
          <table:table-cell table:formula="of:=COM.MICROSOFT.STDEV.S([.B156:.B167])" office:value-type="float" office:value="266819.014246804" calcext:value-type="float">
            <text:p>266819,014246804</text:p>
          </table:table-cell>
          <table:table-cell table:formula="of:=AVERAGE([.B156:.B167])" office:value-type="float" office:value="554250" calcext:value-type="float">
            <text:p>554250</text:p>
          </table:table-cell>
          <table:table-cell table:formula="of:=[.D167]-[.C167]" office:value-type="float" office:value="287430.985753196" calcext:value-type="float">
            <text:p>287430,985753196</text:p>
          </table:table-cell>
          <table:table-cell table:formula="of:=[.D167]-[.D155]" office:value-type="float" office:value="392916.666666667" calcext:value-type="float">
            <text:p>392916,666666667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74000" calcext:value-type="float">
            <text:p>474000</text:p>
          </table:table-cell>
          <table:table-cell table:formula="of:=COM.MICROSOFT.STDEV.S([.B157:.B168])" office:value-type="float" office:value="267829.66092785" calcext:value-type="float">
            <text:p>267829,66092785</text:p>
          </table:table-cell>
          <table:table-cell table:formula="of:=AVERAGE([.B157:.B168])" office:value-type="float" office:value="548000" calcext:value-type="float">
            <text:p>548000</text:p>
          </table:table-cell>
          <table:table-cell table:formula="of:=[.D168]-[.C168]" office:value-type="float" office:value="280170.33907215" calcext:value-type="float">
            <text:p>280170,33907215</text:p>
          </table:table-cell>
          <table:table-cell table:formula="of:=[.D168]-[.D156]" office:value-type="float" office:value="386250" calcext:value-type="float">
            <text:p>386250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22000" calcext:value-type="float">
            <text:p>122000</text:p>
          </table:table-cell>
          <table:table-cell table:formula="of:=COM.MICROSOFT.STDEV.S([.B158:.B169])" office:value-type="float" office:value="291420.385198241" calcext:value-type="float">
            <text:p>291420,385198241</text:p>
          </table:table-cell>
          <table:table-cell table:formula="of:=AVERAGE([.B158:.B169])" office:value-type="float" office:value="503250" calcext:value-type="float">
            <text:p>503250</text:p>
          </table:table-cell>
          <table:table-cell table:formula="of:=[.D169]-[.C169]" office:value-type="float" office:value="211829.614801759" calcext:value-type="float">
            <text:p>211829,614801759</text:p>
          </table:table-cell>
          <table:table-cell table:formula="of:=[.D169]-[.D157]" office:value-type="float" office:value="307000" calcext:value-type="float">
            <text:p>307000</text:p>
          </table:table-cell>
          <table:table-cell table:number-columns-repeated="1018"/>
        </table:table-row>
      </table:table>
      <table:table table:name="Num redirec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um redirects</text:p>
          </table:table-cell>
          <table:table-cell table:style-name="ce5" office:value-type="string" calcext:value-type="string">
            <text:p>StdDev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Mean – 1*StdDev</text:p>
          </table:table-cell>
          <table:table-cell table:style-name="ce7" office:value-type="string" calcext:value-type="string">
            <text:p>Diff</text:p>
          </table:table-cell>
          <table:table-cell table:style-name="ce8" table:number-columns-repeated="1018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000" calcext:value-type="float">
            <text:p>1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400" calcext:value-type="float">
            <text:p>14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600" calcext:value-type="float">
            <text:p>16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700" calcext:value-type="float">
            <text:p>1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900" calcext:value-type="float">
            <text:p>19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200" calcext:value-type="float">
            <text:p>22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500" calcext:value-type="float">
            <text:p>25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800" calcext:value-type="float">
            <text:p>28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000" calcext:value-type="float">
            <text:p>30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300" calcext:value-type="float">
            <text:p>33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700" calcext:value-type="float">
            <text:p>3700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2:.B13])" office:value-type="float" office:value="982.999429698654" calcext:value-type="float">
            <text:p>982,9994296987</text:p>
          </table:table-cell>
          <table:table-cell table:formula="of:=AVERAGE([.B2:.B13])" office:value-type="float" office:value="2441.66666666667" calcext:value-type="float">
            <text:p>2441,6666666667</text:p>
          </table:table-cell>
          <table:table-cell table:formula="of:=[.D13]-[.C13]" office:value-type="float" office:value="1458.66723696801" calcext:value-type="float">
            <text:p>1458,667236968</text:p>
          </table:table-cell>
          <table:table-cell table:number-columns-repeated="1019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700" calcext:value-type="float">
            <text:p>4700</text:p>
          </table:table-cell>
          <table:table-cell table:formula="of:=COM.MICROSOFT.STDEV.S([.B3:.B14])" office:value-type="float" office:value="1066.42989796457" calcext:value-type="float">
            <text:p>1066,4298979646</text:p>
          </table:table-cell>
          <table:table-cell table:formula="of:=AVERAGE([.B3:.B14])" office:value-type="float" office:value="2750" calcext:value-type="float">
            <text:p>2750</text:p>
          </table:table-cell>
          <table:table-cell table:formula="of:=[.D14]-[.C14]" office:value-type="float" office:value="1683.57010203543" calcext:value-type="float">
            <text:p>1683,5701020354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5300" calcext:value-type="float">
            <text:p>5300</text:p>
          </table:table-cell>
          <table:table-cell table:formula="of:=COM.MICROSOFT.STDEV.S([.B4:.B15])" office:value-type="float" office:value="1203.1209415516" calcext:value-type="float">
            <text:p>1203,1209415516</text:p>
          </table:table-cell>
          <table:table-cell table:formula="of:=AVERAGE([.B4:.B15])" office:value-type="float" office:value="3075" calcext:value-type="float">
            <text:p>3075</text:p>
          </table:table-cell>
          <table:table-cell table:formula="of:=[.D15]-[.C15]" office:value-type="float" office:value="1871.8790584484" calcext:value-type="float">
            <text:p>1871,8790584484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6300" calcext:value-type="float">
            <text:p>6300</text:p>
          </table:table-cell>
          <table:table-cell table:formula="of:=COM.MICROSOFT.STDEV.S([.B5:.B16])" office:value-type="float" office:value="1424.03609079222" calcext:value-type="float">
            <text:p>1424,0360907922</text:p>
          </table:table-cell>
          <table:table-cell table:formula="of:=AVERAGE([.B5:.B16])" office:value-type="float" office:value="3466.66666666667" calcext:value-type="float">
            <text:p>3466,6666666667</text:p>
          </table:table-cell>
          <table:table-cell table:formula="of:=[.D16]-[.C16]" office:value-type="float" office:value="2042.63057587445" calcext:value-type="float">
            <text:p>2042,630575874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000" calcext:value-type="float">
            <text:p>7000</text:p>
          </table:table-cell>
          <table:table-cell table:formula="of:=COM.MICROSOFT.STDEV.S([.B6:.B17])" office:value-type="float" office:value="1632.87717810859" calcext:value-type="float">
            <text:p>1632,8771781086</text:p>
          </table:table-cell>
          <table:table-cell table:formula="of:=AVERAGE([.B6:.B17])" office:value-type="float" office:value="3908.33333333333" calcext:value-type="float">
            <text:p>3908,3333333333</text:p>
          </table:table-cell>
          <table:table-cell table:formula="of:=[.D17]-[.C17]" office:value-type="float" office:value="2275.45615522474" calcext:value-type="float">
            <text:p>2275,456155224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7800" calcext:value-type="float">
            <text:p>7800</text:p>
          </table:table-cell>
          <table:table-cell table:formula="of:=COM.MICROSOFT.STDEV.S([.B7:.B18])" office:value-type="float" office:value="1847.3568341626" calcext:value-type="float">
            <text:p>1847,3568341626</text:p>
          </table:table-cell>
          <table:table-cell table:formula="of:=AVERAGE([.B7:.B18])" office:value-type="float" office:value="4400" calcext:value-type="float">
            <text:p>4400</text:p>
          </table:table-cell>
          <table:table-cell table:formula="of:=[.D18]-[.C18]" office:value-type="float" office:value="2552.6431658374" calcext:value-type="float">
            <text:p>2552,6431658374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8300" calcext:value-type="float">
            <text:p>8300</text:p>
          </table:table-cell>
          <table:table-cell table:formula="of:=COM.MICROSOFT.STDEV.S([.B8:.B19])" office:value-type="float" office:value="2018.30637071298" calcext:value-type="float">
            <text:p>2018,306370713</text:p>
          </table:table-cell>
          <table:table-cell table:formula="of:=AVERAGE([.B8:.B19])" office:value-type="float" office:value="4908.33333333333" calcext:value-type="float">
            <text:p>4908,3333333333</text:p>
          </table:table-cell>
          <table:table-cell table:formula="of:=[.D19]-[.C19]" office:value-type="float" office:value="2890.02696262035" calcext:value-type="float">
            <text:p>2890,0269626204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9100" calcext:value-type="float">
            <text:p>9100</text:p>
          </table:table-cell>
          <table:table-cell table:formula="of:=COM.MICROSOFT.STDEV.S([.B9:.B20])" office:value-type="float" office:value="2193.98281808692" calcext:value-type="float">
            <text:p>2193,9828180869</text:p>
          </table:table-cell>
          <table:table-cell table:formula="of:=AVERAGE([.B9:.B20])" office:value-type="float" office:value="5458.33333333333" calcext:value-type="float">
            <text:p>5458,3333333333</text:p>
          </table:table-cell>
          <table:table-cell table:formula="of:=[.D20]-[.C20]" office:value-type="float" office:value="3264.35051524642" calcext:value-type="float">
            <text:p>3264,3505152464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800" calcext:value-type="float">
            <text:p>9800</text:p>
          </table:table-cell>
          <table:table-cell table:formula="of:=COM.MICROSOFT.STDEV.S([.B10:.B21])" office:value-type="float" office:value="2348.09723096396" calcext:value-type="float">
            <text:p>2348,097230964</text:p>
          </table:table-cell>
          <table:table-cell table:formula="of:=AVERAGE([.B10:.B21])" office:value-type="float" office:value="6041.66666666667" calcext:value-type="float">
            <text:p>6041,6666666667</text:p>
          </table:table-cell>
          <table:table-cell table:formula="of:=[.D21]-[.C21]" office:value-type="float" office:value="3693.56943570271" calcext:value-type="float">
            <text:p>3693,5694357027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11:.B22])" office:value-type="float" office:value="2534.29507262898" calcext:value-type="float">
            <text:p>2534,295072629</text:p>
          </table:table-cell>
          <table:table-cell table:formula="of:=AVERAGE([.B11:.B22])" office:value-type="float" office:value="6708.33333333333" calcext:value-type="float">
            <text:p>6708,3333333333</text:p>
          </table:table-cell>
          <table:table-cell table:formula="of:=[.D22]-[.C22]" office:value-type="float" office:value="4174.03826070436" calcext:value-type="float">
            <text:p>4174,0382607044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12:.B23])" office:value-type="float" office:value="2709.01972654093" calcext:value-type="float">
            <text:p>2709,0197265409</text:p>
          </table:table-cell>
          <table:table-cell table:formula="of:=AVERAGE([.B12:.B23])" office:value-type="float" office:value="7433.33333333333" calcext:value-type="float">
            <text:p>7433,3333333333</text:p>
          </table:table-cell>
          <table:table-cell table:formula="of:=[.D23]-[.C23]" office:value-type="float" office:value="4724.31360679241" calcext:value-type="float">
            <text:p>4724,3136067924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13:.B24])" office:value-type="float" office:value="3031.18888566946" calcext:value-type="float">
            <text:p>3031,1888856695</text:p>
          </table:table-cell>
          <table:table-cell table:formula="of:=AVERAGE([.B13:.B24])" office:value-type="float" office:value="8291.66666666667" calcext:value-type="float">
            <text:p>8291,6666666667</text:p>
          </table:table-cell>
          <table:table-cell table:formula="of:=[.D24]-[.C24]" office:value-type="float" office:value="5260.47778099721" calcext:value-type="float">
            <text:p>5260,4777809972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14:.B25])" office:value-type="float" office:value="3297.50824200041" calcext:value-type="float">
            <text:p>3297,5082420004</text:p>
          </table:table-cell>
          <table:table-cell table:formula="of:=AVERAGE([.B14:.B25])" office:value-type="float" office:value="9191.66666666667" calcext:value-type="float">
            <text:p>9191,6666666667</text:p>
          </table:table-cell>
          <table:table-cell table:formula="of:=[.D25]-[.C25]" office:value-type="float" office:value="5894.15842466626" calcext:value-type="float">
            <text:p>5894,1584246663</text:p>
          </table:table-cell>
          <table:table-cell table:formula="of:=[.D25]-[.D13]" office:value-type="float" office:value="6750" calcext:value-type="float">
            <text:p>6750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15:.B26])" office:value-type="float" office:value="3665.52323769208" calcext:value-type="float">
            <text:p>3665,5232376921</text:p>
          </table:table-cell>
          <table:table-cell table:formula="of:=AVERAGE([.B15:.B26])" office:value-type="float" office:value="10216.6666666667" calcext:value-type="float">
            <text:p>10216,6666666667</text:p>
          </table:table-cell>
          <table:table-cell table:formula="of:=[.D26]-[.C26]" office:value-type="float" office:value="6551.14342897459" calcext:value-type="float">
            <text:p>6551,1434289746</text:p>
          </table:table-cell>
          <table:table-cell table:formula="of:=[.D26]-[.D14]" office:value-type="float" office:value="7466.66666666667" calcext:value-type="float">
            <text:p>7466,66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16:.B27])" office:value-type="float" office:value="3940.03345624928" calcext:value-type="float">
            <text:p>3940,0334562493</text:p>
          </table:table-cell>
          <table:table-cell table:formula="of:=AVERAGE([.B16:.B27])" office:value-type="float" office:value="11275" calcext:value-type="float">
            <text:p>11275</text:p>
          </table:table-cell>
          <table:table-cell table:formula="of:=[.D27]-[.C27]" office:value-type="float" office:value="7334.96654375072" calcext:value-type="float">
            <text:p>7334,9665437507</text:p>
          </table:table-cell>
          <table:table-cell table:formula="of:=[.D27]-[.D15]" office:value-type="float" office:value="8200" calcext:value-type="float">
            <text:p>8200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17:.B28])" office:value-type="float" office:value="4180.54657873461" calcext:value-type="float">
            <text:p>4180,5465787346</text:p>
          </table:table-cell>
          <table:table-cell table:formula="of:=AVERAGE([.B17:.B28])" office:value-type="float" office:value="12333.3333333333" calcext:value-type="float">
            <text:p>12333,3333333333</text:p>
          </table:table-cell>
          <table:table-cell table:formula="of:=[.D28]-[.C28]" office:value-type="float" office:value="8152.78675459872" calcext:value-type="float">
            <text:p>8152,7867545987</text:p>
          </table:table-cell>
          <table:table-cell table:formula="of:=[.D28]-[.D16]" office:value-type="float" office:value="8866.66666666667" calcext:value-type="float">
            <text:p>8866,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18:.B29])" office:value-type="float" office:value="4498.28250052678" calcext:value-type="float">
            <text:p>4498,2825005268</text:p>
          </table:table-cell>
          <table:table-cell table:formula="of:=AVERAGE([.B18:.B29])" office:value-type="float" office:value="13500" calcext:value-type="float">
            <text:p>13500</text:p>
          </table:table-cell>
          <table:table-cell table:formula="of:=[.D29]-[.C29]" office:value-type="float" office:value="9001.71749947322" calcext:value-type="float">
            <text:p>9001,7174994732</text:p>
          </table:table-cell>
          <table:table-cell table:formula="of:=[.D29]-[.D17]" office:value-type="float" office:value="9591.66666666667" calcext:value-type="float">
            <text:p>9591,6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19:.B30])" office:value-type="float" office:value="4871.87351181776" calcext:value-type="float">
            <text:p>4871,8735118178</text:p>
          </table:table-cell>
          <table:table-cell table:formula="of:=AVERAGE([.B19:.B30])" office:value-type="float" office:value="14766.6666666667" calcext:value-type="float">
            <text:p>14766,6666666667</text:p>
          </table:table-cell>
          <table:table-cell table:formula="of:=[.D30]-[.C30]" office:value-type="float" office:value="9894.79315484891" calcext:value-type="float">
            <text:p>9894,7931548489</text:p>
          </table:table-cell>
          <table:table-cell table:formula="of:=[.D30]-[.D18]" office:value-type="float" office:value="10366.6666666667" calcext:value-type="float">
            <text:p>10366,66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6000" calcext:value-type="float">
            <text:p>26000</text:p>
          </table:table-cell>
          <table:table-cell table:formula="of:=COM.MICROSOFT.STDEV.S([.B20:.B31])" office:value-type="float" office:value="5388.11121119845" calcext:value-type="float">
            <text:p>5388,1112111985</text:p>
          </table:table-cell>
          <table:table-cell table:formula="of:=AVERAGE([.B20:.B31])" office:value-type="float" office:value="16241.6666666667" calcext:value-type="float">
            <text:p>16241,6666666667</text:p>
          </table:table-cell>
          <table:table-cell table:formula="of:=[.D31]-[.C31]" office:value-type="float" office:value="10853.5554554682" calcext:value-type="float">
            <text:p>10853,5554554682</text:p>
          </table:table-cell>
          <table:table-cell table:formula="of:=[.D31]-[.D19]" office:value-type="float" office:value="11333.3333333333" calcext:value-type="float">
            <text:p>11333,33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21:.B32])" office:value-type="float" office:value="5853.02304692872" calcext:value-type="float">
            <text:p>5853,0230469287</text:p>
          </table:table-cell>
          <table:table-cell table:formula="of:=AVERAGE([.B21:.B32])" office:value-type="float" office:value="17816.6666666667" calcext:value-type="float">
            <text:p>17816,6666666667</text:p>
          </table:table-cell>
          <table:table-cell table:formula="of:=[.D32]-[.C32]" office:value-type="float" office:value="11963.6436197379" calcext:value-type="float">
            <text:p>11963,6436197379</text:p>
          </table:table-cell>
          <table:table-cell table:formula="of:=[.D32]-[.D20]" office:value-type="float" office:value="12358.3333333333" calcext:value-type="float">
            <text:p>12358,33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22:.B33])" office:value-type="float" office:value="6388.31793671903" calcext:value-type="float">
            <text:p>6388,317936719</text:p>
          </table:table-cell>
          <table:table-cell table:formula="of:=AVERAGE([.B22:.B33])" office:value-type="float" office:value="19583.3333333333" calcext:value-type="float">
            <text:p>19583,3333333333</text:p>
          </table:table-cell>
          <table:table-cell table:formula="of:=[.D33]-[.C33]" office:value-type="float" office:value="13195.0153966143" calcext:value-type="float">
            <text:p>13195,0153966143</text:p>
          </table:table-cell>
          <table:table-cell table:formula="of:=[.D33]-[.D21]" office:value-type="float" office:value="13541.6666666667" calcext:value-type="float">
            <text:p>13541,6666666667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23:.B34])" office:value-type="float" office:value="6841.82768422343" calcext:value-type="float">
            <text:p>6841,8276842234</text:p>
          </table:table-cell>
          <table:table-cell table:formula="of:=AVERAGE([.B23:.B34])" office:value-type="float" office:value="21416.6666666667" calcext:value-type="float">
            <text:p>21416,6666666667</text:p>
          </table:table-cell>
          <table:table-cell table:formula="of:=[.D34]-[.C34]" office:value-type="float" office:value="14574.8389824432" calcext:value-type="float">
            <text:p>14574,8389824432</text:p>
          </table:table-cell>
          <table:table-cell table:formula="of:=[.D34]-[.D22]" office:value-type="float" office:value="14708.3333333333" calcext:value-type="float">
            <text:p>14708,3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6000" calcext:value-type="float">
            <text:p>36000</text:p>
          </table:table-cell>
          <table:table-cell table:formula="of:=COM.MICROSOFT.STDEV.S([.B24:.B35])" office:value-type="float" office:value="7329.37220842938" calcext:value-type="float">
            <text:p>7329,3722084294</text:p>
          </table:table-cell>
          <table:table-cell table:formula="of:=AVERAGE([.B24:.B35])" office:value-type="float" office:value="23416.6666666667" calcext:value-type="float">
            <text:p>23416,6666666667</text:p>
          </table:table-cell>
          <table:table-cell table:formula="of:=[.D35]-[.C35]" office:value-type="float" office:value="16087.2944582373" calcext:value-type="float">
            <text:p>16087,2944582373</text:p>
          </table:table-cell>
          <table:table-cell table:formula="of:=[.D35]-[.D23]" office:value-type="float" office:value="15983.3333333333" calcext:value-type="float">
            <text:p>15983,3333333333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25:.B36])" office:value-type="float" office:value="7937.25393319377" calcext:value-type="float">
            <text:p>7937,2539331938</text:p>
          </table:table-cell>
          <table:table-cell table:formula="of:=AVERAGE([.B25:.B36])" office:value-type="float" office:value="25500" calcext:value-type="float">
            <text:p>25500</text:p>
          </table:table-cell>
          <table:table-cell table:formula="of:=[.D36]-[.C36]" office:value-type="float" office:value="17562.7460668062" calcext:value-type="float">
            <text:p>17562,7460668062</text:p>
          </table:table-cell>
          <table:table-cell table:formula="of:=[.D36]-[.D24]" office:value-type="float" office:value="17208.3333333333" calcext:value-type="float">
            <text:p>17208,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26:.B37])" office:value-type="float" office:value="8984.83570953152" calcext:value-type="float">
            <text:p>8984,8357095315</text:p>
          </table:table-cell>
          <table:table-cell table:formula="of:=AVERAGE([.B26:.B37])" office:value-type="float" office:value="28000" calcext:value-type="float">
            <text:p>28000</text:p>
          </table:table-cell>
          <table:table-cell table:formula="of:=[.D37]-[.C37]" office:value-type="float" office:value="19015.1642904685" calcext:value-type="float">
            <text:p>19015,1642904685</text:p>
          </table:table-cell>
          <table:table-cell table:formula="of:=[.D37]-[.D25]" office:value-type="float" office:value="18808.3333333333" calcext:value-type="float">
            <text:p>18808,3333333333</text:p>
          </table:table-cell>
          <table:table-cell table:number-columns-repeated="1018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27:.B38])" office:value-type="float" office:value="10270.212886171" calcext:value-type="float">
            <text:p>10270,212886171</text:p>
          </table:table-cell>
          <table:table-cell table:formula="of:=AVERAGE([.B27:.B38])" office:value-type="float" office:value="30750" calcext:value-type="float">
            <text:p>30750</text:p>
          </table:table-cell>
          <table:table-cell table:formula="of:=[.D38]-[.C38]" office:value-type="float" office:value="20479.787113829" calcext:value-type="float">
            <text:p>20479,787113829</text:p>
          </table:table-cell>
          <table:table-cell table:formula="of:=[.D38]-[.D26]" office:value-type="float" office:value="20533.3333333333" calcext:value-type="float">
            <text:p>20533,3333333333</text:p>
          </table:table-cell>
          <table:table-cell table:number-columns-repeated="1018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28:.B39])" office:value-type="float" office:value="11566.6710330967" calcext:value-type="float">
            <text:p>11566,6710330967</text:p>
          </table:table-cell>
          <table:table-cell table:formula="of:=AVERAGE([.B28:.B39])" office:value-type="float" office:value="33833.3333333333" calcext:value-type="float">
            <text:p>33833,3333333333</text:p>
          </table:table-cell>
          <table:table-cell table:formula="of:=[.D39]-[.C39]" office:value-type="float" office:value="22266.6623002366" calcext:value-type="float">
            <text:p>22266,6623002366</text:p>
          </table:table-cell>
          <table:table-cell table:formula="of:=[.D39]-[.D27]" office:value-type="float" office:value="22558.3333333333" calcext:value-type="float">
            <text:p>22558,3333333333</text:p>
          </table:table-cell>
          <table:table-cell table:number-columns-repeated="1018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29:.B40])" office:value-type="float" office:value="12619.1292981102" calcext:value-type="float">
            <text:p>12619,1292981102</text:p>
          </table:table-cell>
          <table:table-cell table:formula="of:=AVERAGE([.B29:.B40])" office:value-type="float" office:value="37166.6666666667" calcext:value-type="float">
            <text:p>37166,6666666667</text:p>
          </table:table-cell>
          <table:table-cell table:formula="of:=[.D40]-[.C40]" office:value-type="float" office:value="24547.5373685564" calcext:value-type="float">
            <text:p>24547,5373685564</text:p>
          </table:table-cell>
          <table:table-cell table:formula="of:=[.D40]-[.D28]" office:value-type="float" office:value="24833.3333333333" calcext:value-type="float">
            <text:p>24833,3333333333</text:p>
          </table:table-cell>
          <table:table-cell table:number-columns-repeated="1018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30:.B41])" office:value-type="float" office:value="13519.9067595852" calcext:value-type="float">
            <text:p>13519,9067595852</text:p>
          </table:table-cell>
          <table:table-cell table:formula="of:=AVERAGE([.B30:.B41])" office:value-type="float" office:value="40666.6666666667" calcext:value-type="float">
            <text:p>40666,6666666667</text:p>
          </table:table-cell>
          <table:table-cell table:formula="of:=[.D41]-[.C41]" office:value-type="float" office:value="27146.7599070814" calcext:value-type="float">
            <text:p>27146,7599070814</text:p>
          </table:table-cell>
          <table:table-cell table:formula="of:=[.D41]-[.D29]" office:value-type="float" office:value="27166.6666666667" calcext:value-type="float">
            <text:p>27166,6666666667</text:p>
          </table:table-cell>
          <table:table-cell table:number-columns-repeated="1018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31:.B42])" office:value-type="float" office:value="14240.3609079222" calcext:value-type="float">
            <text:p>14240,3609079222</text:p>
          </table:table-cell>
          <table:table-cell table:formula="of:=AVERAGE([.B31:.B42])" office:value-type="float" office:value="44333.3333333333" calcext:value-type="float">
            <text:p>44333,3333333333</text:p>
          </table:table-cell>
          <table:table-cell table:formula="of:=[.D42]-[.C42]" office:value-type="float" office:value="30092.9724254111" calcext:value-type="float">
            <text:p>30092,9724254111</text:p>
          </table:table-cell>
          <table:table-cell table:formula="of:=[.D42]-[.D30]" office:value-type="float" office:value="29566.6666666667" calcext:value-type="float">
            <text:p>29566,6666666667</text:p>
          </table:table-cell>
          <table:table-cell table:number-columns-repeated="1018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32:.B43])" office:value-type="float" office:value="15026.2396755768" calcext:value-type="float">
            <text:p>15026,2396755768</text:p>
          </table:table-cell>
          <table:table-cell table:formula="of:=AVERAGE([.B32:.B43])" office:value-type="float" office:value="48166.6666666667" calcext:value-type="float">
            <text:p>48166,6666666667</text:p>
          </table:table-cell>
          <table:table-cell table:formula="of:=[.D43]-[.C43]" office:value-type="float" office:value="33140.4269910898" calcext:value-type="float">
            <text:p>33140,4269910898</text:p>
          </table:table-cell>
          <table:table-cell table:formula="of:=[.D43]-[.D31]" office:value-type="float" office:value="31925" calcext:value-type="float">
            <text:p>31925</text:p>
          </table:table-cell>
          <table:table-cell table:number-columns-repeated="1018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33:.B44])" office:value-type="float" office:value="15549.5298574548" calcext:value-type="float">
            <text:p>15549,5298574548</text:p>
          </table:table-cell>
          <table:table-cell table:formula="of:=AVERAGE([.B33:.B44])" office:value-type="float" office:value="52166.6666666667" calcext:value-type="float">
            <text:p>52166,6666666667</text:p>
          </table:table-cell>
          <table:table-cell table:formula="of:=[.D44]-[.C44]" office:value-type="float" office:value="36617.1368092118" calcext:value-type="float">
            <text:p>36617,1368092118</text:p>
          </table:table-cell>
          <table:table-cell table:formula="of:=[.D44]-[.D32]" office:value-type="float" office:value="34350" calcext:value-type="float">
            <text:p>34350</text:p>
          </table:table-cell>
          <table:table-cell table:number-columns-repeated="1018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34:.B45])" office:value-type="float" office:value="16194.602542673" calcext:value-type="float">
            <text:p>16194,602542673</text:p>
          </table:table-cell>
          <table:table-cell table:formula="of:=AVERAGE([.B34:.B45])" office:value-type="float" office:value="56416.6666666667" calcext:value-type="float">
            <text:p>56416,6666666667</text:p>
          </table:table-cell>
          <table:table-cell table:formula="of:=[.D45]-[.C45]" office:value-type="float" office:value="40222.0641239936" calcext:value-type="float">
            <text:p>40222,0641239936</text:p>
          </table:table-cell>
          <table:table-cell table:formula="of:=[.D45]-[.D33]" office:value-type="float" office:value="36833.3333333333" calcext:value-type="float">
            <text:p>36833,3333333333</text:p>
          </table:table-cell>
          <table:table-cell table:number-columns-repeated="1018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35:.B46])" office:value-type="float" office:value="16452.8711687951" calcext:value-type="float">
            <text:p>16452,8711687951</text:p>
          </table:table-cell>
          <table:table-cell table:formula="of:=AVERAGE([.B35:.B46])" office:value-type="float" office:value="60833.3333333333" calcext:value-type="float">
            <text:p>60833,3333333333</text:p>
          </table:table-cell>
          <table:table-cell table:formula="of:=[.D46]-[.C46]" office:value-type="float" office:value="44380.4621645382" calcext:value-type="float">
            <text:p>44380,4621645382</text:p>
          </table:table-cell>
          <table:table-cell table:formula="of:=[.D46]-[.D34]" office:value-type="float" office:value="39416.6666666667" calcext:value-type="float">
            <text:p>39416,6666666667</text:p>
          </table:table-cell>
          <table:table-cell table:number-columns-repeated="1018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0000" calcext:value-type="float">
            <text:p>90000</text:p>
          </table:table-cell>
          <table:table-cell table:formula="of:=COM.MICROSOFT.STDEV.S([.B36:.B47])" office:value-type="float" office:value="16427.9879437132" calcext:value-type="float">
            <text:p>16427,9879437132</text:p>
          </table:table-cell>
          <table:table-cell table:formula="of:=AVERAGE([.B36:.B47])" office:value-type="float" office:value="65333.3333333333" calcext:value-type="float">
            <text:p>65333,3333333333</text:p>
          </table:table-cell>
          <table:table-cell table:formula="of:=[.D47]-[.C47]" office:value-type="float" office:value="48905.3453896201" calcext:value-type="float">
            <text:p>48905,3453896201</text:p>
          </table:table-cell>
          <table:table-cell table:formula="of:=[.D47]-[.D35]" office:value-type="float" office:value="41916.6666666667" calcext:value-type="float">
            <text:p>41916,6666666667</text:p>
          </table:table-cell>
          <table:table-cell table:number-columns-repeated="1018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37:.B48])" office:value-type="float" office:value="16081.9398046003" calcext:value-type="float">
            <text:p>16081,9398046003</text:p>
          </table:table-cell>
          <table:table-cell table:formula="of:=AVERAGE([.B37:.B48])" office:value-type="float" office:value="69916.6666666667" calcext:value-type="float">
            <text:p>69916,6666666667</text:p>
          </table:table-cell>
          <table:table-cell table:formula="of:=[.D48]-[.C48]" office:value-type="float" office:value="53834.7268620664" calcext:value-type="float">
            <text:p>53834,7268620664</text:p>
          </table:table-cell>
          <table:table-cell table:formula="of:=[.D48]-[.D36]" office:value-type="float" office:value="44416.6666666667" calcext:value-type="float">
            <text:p>44416,6666666667</text:p>
          </table:table-cell>
          <table:table-cell table:number-columns-repeated="1018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38:.B49])" office:value-type="float" office:value="15893.585517625" calcext:value-type="float">
            <text:p>15893,585517625</text:p>
          </table:table-cell>
          <table:table-cell table:formula="of:=AVERAGE([.B38:.B49])" office:value-type="float" office:value="74333.3333333333" calcext:value-type="float">
            <text:p>74333,3333333333</text:p>
          </table:table-cell>
          <table:table-cell table:formula="of:=[.D49]-[.C49]" office:value-type="float" office:value="58439.7478157083" calcext:value-type="float">
            <text:p>58439,7478157083</text:p>
          </table:table-cell>
          <table:table-cell table:formula="of:=[.D49]-[.D37]" office:value-type="float" office:value="46333.3333333333" calcext:value-type="float">
            <text:p>46333,3333333333</text:p>
          </table:table-cell>
          <table:table-cell table:number-columns-repeated="1018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39:.B50])" office:value-type="float" office:value="15744.1667889663" calcext:value-type="float">
            <text:p>15744,1667889663</text:p>
          </table:table-cell>
          <table:table-cell table:formula="of:=AVERAGE([.B39:.B50])" office:value-type="float" office:value="78666.6666666667" calcext:value-type="float">
            <text:p>78666,6666666667</text:p>
          </table:table-cell>
          <table:table-cell table:formula="of:=[.D50]-[.C50]" office:value-type="float" office:value="62922.4998777004" calcext:value-type="float">
            <text:p>62922,4998777004</text:p>
          </table:table-cell>
          <table:table-cell table:formula="of:=[.D50]-[.D38]" office:value-type="float" office:value="47916.6666666667" calcext:value-type="float">
            <text:p>47916,6666666667</text:p>
          </table:table-cell>
          <table:table-cell table:number-columns-repeated="1018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40:.B51])" office:value-type="float" office:value="15658.0408233036" calcext:value-type="float">
            <text:p>15658,0408233036</text:p>
          </table:table-cell>
          <table:table-cell table:formula="of:=AVERAGE([.B40:.B51])" office:value-type="float" office:value="82916.6666666667" calcext:value-type="float">
            <text:p>82916,6666666667</text:p>
          </table:table-cell>
          <table:table-cell table:formula="of:=[.D51]-[.C51]" office:value-type="float" office:value="67258.6258433631" calcext:value-type="float">
            <text:p>67258,6258433631</text:p>
          </table:table-cell>
          <table:table-cell table:formula="of:=[.D51]-[.D39]" office:value-type="float" office:value="49083.3333333333" calcext:value-type="float">
            <text:p>49083,3333333333</text:p>
          </table:table-cell>
          <table:table-cell table:number-columns-repeated="1018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41:.B52])" office:value-type="float" office:value="15496.8227437599" calcext:value-type="float">
            <text:p>15496,8227437599</text:p>
          </table:table-cell>
          <table:table-cell table:formula="of:=AVERAGE([.B41:.B52])" office:value-type="float" office:value="87166.6666666667" calcext:value-type="float">
            <text:p>87166,6666666667</text:p>
          </table:table-cell>
          <table:table-cell table:formula="of:=[.D52]-[.C52]" office:value-type="float" office:value="71669.8439229068" calcext:value-type="float">
            <text:p>71669,8439229068</text:p>
          </table:table-cell>
          <table:table-cell table:formula="of:=[.D52]-[.D40]"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42:.B53])" office:value-type="float" office:value="15394.8043183407" calcext:value-type="float">
            <text:p>15394,8043183407</text:p>
          </table:table-cell>
          <table:table-cell table:formula="of:=AVERAGE([.B42:.B53])" office:value-type="float" office:value="91500" calcext:value-type="float">
            <text:p>91500</text:p>
          </table:table-cell>
          <table:table-cell table:formula="of:=[.D53]-[.C53]" office:value-type="float" office:value="76105.1956816594" calcext:value-type="float">
            <text:p>76105,1956816594</text:p>
          </table:table-cell>
          <table:table-cell table:formula="of:=[.D53]-[.D41]" office:value-type="float" office:value="50833.3333333333" calcext:value-type="float">
            <text:p>50833,3333333333</text:p>
          </table:table-cell>
          <table:table-cell table:number-columns-repeated="1018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43:.B54])" office:value-type="float" office:value="15329.4626207974" calcext:value-type="float">
            <text:p>15329,4626207974</text:p>
          </table:table-cell>
          <table:table-cell table:formula="of:=AVERAGE([.B43:.B54])" office:value-type="float" office:value="95916.6666666667" calcext:value-type="float">
            <text:p>95916,6666666667</text:p>
          </table:table-cell>
          <table:table-cell table:formula="of:=[.D54]-[.C54]" office:value-type="float" office:value="80587.2040458693" calcext:value-type="float">
            <text:p>80587,2040458693</text:p>
          </table:table-cell>
          <table:table-cell table:formula="of:=[.D54]-[.D42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23000" calcext:value-type="float">
            <text:p>123000</text:p>
          </table:table-cell>
          <table:table-cell table:formula="of:=COM.MICROSOFT.STDEV.S([.B44:.B55])" office:value-type="float" office:value="15164.7517938705" calcext:value-type="float">
            <text:p>15164,7517938705</text:p>
          </table:table-cell>
          <table:table-cell table:formula="of:=AVERAGE([.B44:.B55])" office:value-type="float" office:value="100166.666666667" calcext:value-type="float">
            <text:p>100166,666666667</text:p>
          </table:table-cell>
          <table:table-cell table:formula="of:=[.D55]-[.C55]" office:value-type="float" office:value="85001.9148727962" calcext:value-type="float">
            <text:p>85001,9148727962</text:p>
          </table:table-cell>
          <table:table-cell table:formula="of:=[.D55]-[.D43]" office:value-type="float" office:value="52000" calcext:value-type="float">
            <text:p>52000</text:p>
          </table:table-cell>
          <table:table-cell table:number-columns-repeated="1018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45:.B56])" office:value-type="float" office:value="15060.4841163285" calcext:value-type="float">
            <text:p>15060,4841163285</text:p>
          </table:table-cell>
          <table:table-cell table:formula="of:=AVERAGE([.B45:.B56])" office:value-type="float" office:value="104500" calcext:value-type="float">
            <text:p>104500</text:p>
          </table:table-cell>
          <table:table-cell table:formula="of:=[.D56]-[.C56]" office:value-type="float" office:value="89439.5158836715" calcext:value-type="float">
            <text:p>89439,5158836715</text:p>
          </table:table-cell>
          <table:table-cell table:formula="of:=[.D56]-[.D44]" office:value-type="float" office:value="52333.3333333333" calcext:value-type="float">
            <text:p>52333,3333333333</text:p>
          </table:table-cell>
          <table:table-cell table:number-columns-repeated="1018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2000" calcext:value-type="float">
            <text:p>132000</text:p>
          </table:table-cell>
          <table:table-cell table:formula="of:=COM.MICROSOFT.STDEV.S([.B46:.B57])" office:value-type="float" office:value="15185.7189690202" calcext:value-type="float">
            <text:p>15185,7189690202</text:p>
          </table:table-cell>
          <table:table-cell table:formula="of:=AVERAGE([.B46:.B57])" office:value-type="float" office:value="108666.666666667" calcext:value-type="float">
            <text:p>108666,666666667</text:p>
          </table:table-cell>
          <table:table-cell table:formula="of:=[.D57]-[.C57]" office:value-type="float" office:value="93480.9476976464" calcext:value-type="float">
            <text:p>93480,9476976464</text:p>
          </table:table-cell>
          <table:table-cell table:formula="of:=[.D57]-[.D45]" office:value-type="float" office:value="52250" calcext:value-type="float">
            <text:p>52250</text:p>
          </table:table-cell>
          <table:table-cell table:number-columns-repeated="1018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47:.B58])" office:value-type="float" office:value="15260.3665709179" calcext:value-type="float">
            <text:p>15260,3665709179</text:p>
          </table:table-cell>
          <table:table-cell table:formula="of:=AVERAGE([.B47:.B58])" office:value-type="float" office:value="112833.333333333" calcext:value-type="float">
            <text:p>112833,333333333</text:p>
          </table:table-cell>
          <table:table-cell table:formula="of:=[.D58]-[.C58]" office:value-type="float" office:value="97572.9667624155" calcext:value-type="float">
            <text:p>97572,9667624155</text:p>
          </table:table-cell>
          <table:table-cell table:formula="of:=[.D58]-[.D46]" office:value-type="float" office:value="52000" calcext:value-type="float">
            <text:p>52000</text:p>
          </table:table-cell>
          <table:table-cell table:number-columns-repeated="1018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39000" calcext:value-type="float">
            <text:p>139000</text:p>
          </table:table-cell>
          <table:table-cell table:formula="of:=COM.MICROSOFT.STDEV.S([.B48:.B59])" office:value-type="float" office:value="15150.5075422535" calcext:value-type="float">
            <text:p>15150,5075422535</text:p>
          </table:table-cell>
          <table:table-cell table:formula="of:=AVERAGE([.B48:.B59])" office:value-type="float" office:value="116916.666666667" calcext:value-type="float">
            <text:p>116916,666666667</text:p>
          </table:table-cell>
          <table:table-cell table:formula="of:=[.D59]-[.C59]" office:value-type="float" office:value="101766.159124413" calcext:value-type="float">
            <text:p>101766,159124413</text:p>
          </table:table-cell>
          <table:table-cell table:formula="of:=[.D59]-[.D47]" office:value-type="float" office:value="51583.3333333333" calcext:value-type="float">
            <text:p>51583,3333333333</text:p>
          </table:table-cell>
          <table:table-cell table:number-columns-repeated="1018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43000" calcext:value-type="float">
            <text:p>143000</text:p>
          </table:table-cell>
          <table:table-cell table:formula="of:=COM.MICROSOFT.STDEV.S([.B49:.B60])" office:value-type="float" office:value="15015.143870591" calcext:value-type="float">
            <text:p>15015,143870591</text:p>
          </table:table-cell>
          <table:table-cell table:formula="of:=AVERAGE([.B49:.B60])" office:value-type="float" office:value="121000" calcext:value-type="float">
            <text:p>121000</text:p>
          </table:table-cell>
          <table:table-cell table:formula="of:=[.D60]-[.C60]" office:value-type="float" office:value="105984.856129409" calcext:value-type="float">
            <text:p>105984,856129409</text:p>
          </table:table-cell>
          <table:table-cell table:formula="of:=[.D60]-[.D48]" office:value-type="float" office:value="51083.3333333333" calcext:value-type="float">
            <text:p>51083,3333333333</text:p>
          </table:table-cell>
          <table:table-cell table:number-columns-repeated="1018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46000" calcext:value-type="float">
            <text:p>146000</text:p>
          </table:table-cell>
          <table:table-cell table:formula="of:=COM.MICROSOFT.STDEV.S([.B50:.B61])" office:value-type="float" office:value="14721.6599854525" calcext:value-type="float">
            <text:p>14721,6599854525</text:p>
          </table:table-cell>
          <table:table-cell table:formula="of:=AVERAGE([.B50:.B61])" office:value-type="float" office:value="125000" calcext:value-type="float">
            <text:p>125000</text:p>
          </table:table-cell>
          <table:table-cell table:formula="of:=[.D61]-[.C61]" office:value-type="float" office:value="110278.340014548" calcext:value-type="float">
            <text:p>110278,340014548</text:p>
          </table:table-cell>
          <table:table-cell table:formula="of:=[.D61]-[.D49]" office:value-type="float" office:value="50666.6666666667" calcext:value-type="float">
            <text:p>50666,6666666667</text:p>
          </table:table-cell>
          <table:table-cell table:number-columns-repeated="1018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51:.B62])" office:value-type="float" office:value="14422.205101856" calcext:value-type="float">
            <text:p>14422,205101856</text:p>
          </table:table-cell>
          <table:table-cell table:formula="of:=AVERAGE([.B51:.B62])" office:value-type="float" office:value="129000" calcext:value-type="float">
            <text:p>129000</text:p>
          </table:table-cell>
          <table:table-cell table:formula="of:=[.D62]-[.C62]" office:value-type="float" office:value="114577.794898144" calcext:value-type="float">
            <text:p>114577,794898144</text:p>
          </table:table-cell>
          <table:table-cell table:formula="of:=[.D62]-[.D50]" office:value-type="float" office:value="50333.3333333333" calcext:value-type="float">
            <text:p>50333,3333333333</text:p>
          </table:table-cell>
          <table:table-cell table:number-columns-repeated="1018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52:.B63])" office:value-type="float" office:value="14116.3992318412" calcext:value-type="float">
            <text:p>14116,3992318412</text:p>
          </table:table-cell>
          <table:table-cell table:formula="of:=AVERAGE([.B52:.B63])" office:value-type="float" office:value="133000" calcext:value-type="float">
            <text:p>133000</text:p>
          </table:table-cell>
          <table:table-cell table:formula="of:=[.D63]-[.C63]" office:value-type="float" office:value="118883.600768159" calcext:value-type="float">
            <text:p>118883,600768159</text:p>
          </table:table-cell>
          <table:table-cell table:formula="of:=[.D63]-[.D51]" office:value-type="float" office:value="50083.3333333333" calcext:value-type="float">
            <text:p>50083,3333333333</text:p>
          </table:table-cell>
          <table:table-cell table:number-columns-repeated="1018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53:.B64])" office:value-type="float" office:value="13667.8676486351" calcext:value-type="float">
            <text:p>13667,8676486351</text:p>
          </table:table-cell>
          <table:table-cell table:formula="of:=AVERAGE([.B53:.B64])" office:value-type="float" office:value="136916.666666667" calcext:value-type="float">
            <text:p>136916,666666667</text:p>
          </table:table-cell>
          <table:table-cell table:formula="of:=[.D64]-[.C64]" office:value-type="float" office:value="123248.799018032" calcext:value-type="float">
            <text:p>123248,799018032</text:p>
          </table:table-cell>
          <table:table-cell table:formula="of:=[.D64]-[.D52]" office:value-type="float" office:value="49750" calcext:value-type="float">
            <text:p>49750</text:p>
          </table:table-cell>
          <table:table-cell table:number-columns-repeated="1018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60000" calcext:value-type="float">
            <text:p>160000</text:p>
          </table:table-cell>
          <table:table-cell table:formula="of:=COM.MICROSOFT.STDEV.S([.B54:.B65])" office:value-type="float" office:value="13275.6327247489" calcext:value-type="float">
            <text:p>13275,6327247489</text:p>
          </table:table-cell>
          <table:table-cell table:formula="of:=AVERAGE([.B54:.B65])" office:value-type="float" office:value="140666.666666667" calcext:value-type="float">
            <text:p>140666,666666667</text:p>
          </table:table-cell>
          <table:table-cell table:formula="of:=[.D65]-[.C65]" office:value-type="float" office:value="127391.033941918" calcext:value-type="float">
            <text:p>127391,033941918</text:p>
          </table:table-cell>
          <table:table-cell table:formula="of:=[.D65]-[.D53]" office:value-type="float" office:value="49166.6666666667" calcext:value-type="float">
            <text:p>49166,6666666667</text:p>
          </table:table-cell>
          <table:table-cell table:number-columns-repeated="1018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55:.B66])" office:value-type="float" office:value="12990.3810567666" calcext:value-type="float">
            <text:p>12990,3810567666</text:p>
          </table:table-cell>
          <table:table-cell table:formula="of:=AVERAGE([.B55:.B66])" office:value-type="float" office:value="144250" calcext:value-type="float">
            <text:p>144250</text:p>
          </table:table-cell>
          <table:table-cell table:formula="of:=[.D66]-[.C66]" office:value-type="float" office:value="131259.618943233" calcext:value-type="float">
            <text:p>131259,618943233</text:p>
          </table:table-cell>
          <table:table-cell table:formula="of:=[.D66]-[.D54]" office:value-type="float" office:value="48333.3333333333" calcext:value-type="float">
            <text:p>48333,3333333333</text:p>
          </table:table-cell>
          <table:table-cell table:number-columns-repeated="1018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66000" calcext:value-type="float">
            <text:p>166000</text:p>
          </table:table-cell>
          <table:table-cell table:formula="of:=COM.MICROSOFT.STDEV.S([.B56:.B67])" office:value-type="float" office:value="12517.8660200918" calcext:value-type="float">
            <text:p>12517,8660200918</text:p>
          </table:table-cell>
          <table:table-cell table:formula="of:=AVERAGE([.B56:.B67])" office:value-type="float" office:value="147833.333333333" calcext:value-type="float">
            <text:p>147833,333333333</text:p>
          </table:table-cell>
          <table:table-cell table:formula="of:=[.D67]-[.C67]" office:value-type="float" office:value="135315.467313242" calcext:value-type="float">
            <text:p>135315,467313242</text:p>
          </table:table-cell>
          <table:table-cell table:formula="of:=[.D67]-[.D55]" office:value-type="float" office:value="47666.6666666667" calcext:value-type="float">
            <text:p>47666,6666666667</text:p>
          </table:table-cell>
          <table:table-cell table:number-columns-repeated="1018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0000" calcext:value-type="float">
            <text:p>170000</text:p>
          </table:table-cell>
          <table:table-cell table:formula="of:=COM.MICROSOFT.STDEV.S([.B57:.B68])" office:value-type="float" office:value="12338.6556902454" calcext:value-type="float">
            <text:p>12338,6556902454</text:p>
          </table:table-cell>
          <table:table-cell table:formula="of:=AVERAGE([.B57:.B68])" office:value-type="float" office:value="151333.333333333" calcext:value-type="float">
            <text:p>151333,333333333</text:p>
          </table:table-cell>
          <table:table-cell table:formula="of:=[.D68]-[.C68]" office:value-type="float" office:value="138994.677643088" calcext:value-type="float">
            <text:p>138994,677643088</text:p>
          </table:table-cell>
          <table:table-cell table:formula="of:=[.D68]-[.D56]" office:value-type="float" office:value="46833.3333333333" calcext:value-type="float">
            <text:p>46833,3333333333</text:p>
          </table:table-cell>
          <table:table-cell table:number-columns-repeated="1018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74000" calcext:value-type="float">
            <text:p>174000</text:p>
          </table:table-cell>
          <table:table-cell table:formula="of:=COM.MICROSOFT.STDEV.S([.B58:.B69])" office:value-type="float" office:value="12312.8412889171" calcext:value-type="float">
            <text:p>12312,8412889171</text:p>
          </table:table-cell>
          <table:table-cell table:formula="of:=AVERAGE([.B58:.B69])" office:value-type="float" office:value="154833.333333333" calcext:value-type="float">
            <text:p>154833,333333333</text:p>
          </table:table-cell>
          <table:table-cell table:formula="of:=[.D69]-[.C69]" office:value-type="float" office:value="142520.492044416" calcext:value-type="float">
            <text:p>142520,492044416</text:p>
          </table:table-cell>
          <table:table-cell table:formula="of:=[.D69]-[.D57]" office:value-type="float" office:value="46166.6666666667" calcext:value-type="float">
            <text:p>46166,6666666667</text:p>
          </table:table-cell>
          <table:table-cell table:number-columns-repeated="1018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7000" calcext:value-type="float">
            <text:p>177000</text:p>
          </table:table-cell>
          <table:table-cell table:formula="of:=COM.MICROSOFT.STDEV.S([.B59:.B70])" office:value-type="float" office:value="12300.2217274915" calcext:value-type="float">
            <text:p>12300,2217274915</text:p>
          </table:table-cell>
          <table:table-cell table:formula="of:=AVERAGE([.B59:.B70])" office:value-type="float" office:value="158250" calcext:value-type="float">
            <text:p>158250</text:p>
          </table:table-cell>
          <table:table-cell table:formula="of:=[.D70]-[.C70]" office:value-type="float" office:value="145949.778272508" calcext:value-type="float">
            <text:p>145949,778272508</text:p>
          </table:table-cell>
          <table:table-cell table:formula="of:=[.D70]-[.D58]" office:value-type="float" office:value="45416.6666666667" calcext:value-type="float">
            <text:p>45416,6666666667</text:p>
          </table:table-cell>
          <table:table-cell table:number-columns-repeated="1018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1000" calcext:value-type="float">
            <text:p>181000</text:p>
          </table:table-cell>
          <table:table-cell table:formula="of:=COM.MICROSOFT.STDEV.S([.B60:.B71])" office:value-type="float" office:value="12300.2217274915" calcext:value-type="float">
            <text:p>12300,2217274915</text:p>
          </table:table-cell>
          <table:table-cell table:formula="of:=AVERAGE([.B60:.B71])" office:value-type="float" office:value="161750" calcext:value-type="float">
            <text:p>161750</text:p>
          </table:table-cell>
          <table:table-cell table:formula="of:=[.D71]-[.C71]" office:value-type="float" office:value="149449.778272508" calcext:value-type="float">
            <text:p>149449,778272508</text:p>
          </table:table-cell>
          <table:table-cell table:formula="of:=[.D71]-[.D59]" office:value-type="float" office:value="44833.3333333333" calcext:value-type="float">
            <text:p>44833,3333333333</text:p>
          </table:table-cell>
          <table:table-cell table:number-columns-repeated="1018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61:.B72])" office:value-type="float" office:value="12312.8412889171" calcext:value-type="float">
            <text:p>12312,8412889171</text:p>
          </table:table-cell>
          <table:table-cell table:formula="of:=AVERAGE([.B61:.B72])" office:value-type="float" office:value="165166.666666667" calcext:value-type="float">
            <text:p>165166,666666667</text:p>
          </table:table-cell>
          <table:table-cell table:formula="of:=[.D72]-[.C72]" office:value-type="float" office:value="152853.82537775" calcext:value-type="float">
            <text:p>152853,82537775</text:p>
          </table:table-cell>
          <table:table-cell table:formula="of:=[.D72]-[.D60]" office:value-type="float" office:value="44166.6666666667" calcext:value-type="float">
            <text:p>44166,6666666667</text:p>
          </table:table-cell>
          <table:table-cell table:number-columns-repeated="1018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62:.B73])" office:value-type="float" office:value="12198.7952708702" calcext:value-type="float">
            <text:p>12198,7952708702</text:p>
          </table:table-cell>
          <table:table-cell table:formula="of:=AVERAGE([.B62:.B73])" office:value-type="float" office:value="168583.333333333" calcext:value-type="float">
            <text:p>168583,333333333</text:p>
          </table:table-cell>
          <table:table-cell table:formula="of:=[.D73]-[.C73]" office:value-type="float" office:value="156384.538062463" calcext:value-type="float">
            <text:p>156384,538062463</text:p>
          </table:table-cell>
          <table:table-cell table:formula="of:=[.D73]-[.D61]" office:value-type="float" office:value="43583.3333333333" calcext:value-type="float">
            <text:p>43583,3333333333</text:p>
          </table:table-cell>
          <table:table-cell table:number-columns-repeated="1018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63:.B74])" office:value-type="float" office:value="12262.2851199781" calcext:value-type="float">
            <text:p>12262,2851199781</text:p>
          </table:table-cell>
          <table:table-cell table:formula="of:=AVERAGE([.B63:.B74])" office:value-type="float" office:value="172000" calcext:value-type="float">
            <text:p>172000</text:p>
          </table:table-cell>
          <table:table-cell table:formula="of:=[.D74]-[.C74]" office:value-type="float" office:value="159737.714880022" calcext:value-type="float">
            <text:p>159737,714880022</text:p>
          </table:table-cell>
          <table:table-cell table:formula="of:=[.D74]-[.D62]" office:value-type="float" office:value="43000" calcext:value-type="float">
            <text:p>43000</text:p>
          </table:table-cell>
          <table:table-cell table:number-columns-repeated="1018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64:.B75])" office:value-type="float" office:value="12360.7394110498" calcext:value-type="float">
            <text:p>12360,7394110498</text:p>
          </table:table-cell>
          <table:table-cell table:formula="of:=AVERAGE([.B64:.B75])" office:value-type="float" office:value="175333.333333333" calcext:value-type="float">
            <text:p>175333,333333333</text:p>
          </table:table-cell>
          <table:table-cell table:formula="of:=[.D75]-[.C75]" office:value-type="float" office:value="162972.593922284" calcext:value-type="float">
            <text:p>162972,593922284</text:p>
          </table:table-cell>
          <table:table-cell table:formula="of:=[.D75]-[.D63]" office:value-type="float" office:value="42333.3333333333" calcext:value-type="float">
            <text:p>42333,3333333333</text:p>
          </table:table-cell>
          <table:table-cell table:number-columns-repeated="1018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7000" calcext:value-type="float">
            <text:p>197000</text:p>
          </table:table-cell>
          <table:table-cell table:formula="of:=COM.MICROSOFT.STDEV.S([.B65:.B76])" office:value-type="float" office:value="12360.7394110498" calcext:value-type="float">
            <text:p>12360,7394110498</text:p>
          </table:table-cell>
          <table:table-cell table:formula="of:=AVERAGE([.B65:.B76])" office:value-type="float" office:value="178666.666666667" calcext:value-type="float">
            <text:p>178666,666666667</text:p>
          </table:table-cell>
          <table:table-cell table:formula="of:=[.D76]-[.C76]" office:value-type="float" office:value="166305.927255617" calcext:value-type="float">
            <text:p>166305,927255617</text:p>
          </table:table-cell>
          <table:table-cell table:formula="of:=[.D76]-[.D64]" office:value-type="float" office:value="41750" calcext:value-type="float">
            <text:p>41750</text:p>
          </table:table-cell>
          <table:table-cell table:number-columns-repeated="1018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01000" calcext:value-type="float">
            <text:p>201000</text:p>
          </table:table-cell>
          <table:table-cell table:formula="of:=COM.MICROSOFT.STDEV.S([.B66:.B77])" office:value-type="float" office:value="12398.3747713036" calcext:value-type="float">
            <text:p>12398,3747713036</text:p>
          </table:table-cell>
          <table:table-cell table:formula="of:=AVERAGE([.B66:.B77])" office:value-type="float" office:value="182083.333333333" calcext:value-type="float">
            <text:p>182083,333333333</text:p>
          </table:table-cell>
          <table:table-cell table:formula="of:=[.D77]-[.C77]" office:value-type="float" office:value="169684.95856203" calcext:value-type="float">
            <text:p>169684,95856203</text:p>
          </table:table-cell>
          <table:table-cell table:formula="of:=[.D77]-[.D65]" office:value-type="float" office:value="41416.6666666667" calcext:value-type="float">
            <text:p>41416,6666666667</text:p>
          </table:table-cell>
          <table:table-cell table:number-columns-repeated="1018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06000" calcext:value-type="float">
            <text:p>206000</text:p>
          </table:table-cell>
          <table:table-cell table:formula="of:=COM.MICROSOFT.STDEV.S([.B67:.B78])" office:value-type="float" office:value="12593.8898123678" calcext:value-type="float">
            <text:p>12593,8898123678</text:p>
          </table:table-cell>
          <table:table-cell table:formula="of:=AVERAGE([.B67:.B78])" office:value-type="float" office:value="185666.666666667" calcext:value-type="float">
            <text:p>185666,666666667</text:p>
          </table:table-cell>
          <table:table-cell table:formula="of:=[.D78]-[.C78]" office:value-type="float" office:value="173072.776854299" calcext:value-type="float">
            <text:p>173072,776854299</text:p>
          </table:table-cell>
          <table:table-cell table:formula="of:=[.D78]-[.D66]" office:value-type="float" office:value="41416.6666666667" calcext:value-type="float">
            <text:p>41416,6666666667</text:p>
          </table:table-cell>
          <table:table-cell table:number-columns-repeated="1018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09000" calcext:value-type="float">
            <text:p>209000</text:p>
          </table:table-cell>
          <table:table-cell table:formula="of:=COM.MICROSOFT.STDEV.S([.B68:.B79])" office:value-type="float" office:value="12606.8163380696" calcext:value-type="float">
            <text:p>12606,8163380696</text:p>
          </table:table-cell>
          <table:table-cell table:formula="of:=AVERAGE([.B68:.B79])" office:value-type="float" office:value="189250" calcext:value-type="float">
            <text:p>189250</text:p>
          </table:table-cell>
          <table:table-cell table:formula="of:=[.D79]-[.C79]" office:value-type="float" office:value="176643.18366193" calcext:value-type="float">
            <text:p>176643,18366193</text:p>
          </table:table-cell>
          <table:table-cell table:formula="of:=[.D79]-[.D67]" office:value-type="float" office:value="41416.6666666667" calcext:value-type="float">
            <text:p>41416,6666666667</text:p>
          </table:table-cell>
          <table:table-cell table:number-columns-repeated="1018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12000" calcext:value-type="float">
            <text:p>212000</text:p>
          </table:table-cell>
          <table:table-cell table:formula="of:=COM.MICROSOFT.STDEV.S([.B69:.B80])" office:value-type="float" office:value="12606.8163380696" calcext:value-type="float">
            <text:p>12606,8163380696</text:p>
          </table:table-cell>
          <table:table-cell table:formula="of:=AVERAGE([.B69:.B80])" office:value-type="float" office:value="192750" calcext:value-type="float">
            <text:p>192750</text:p>
          </table:table-cell>
          <table:table-cell table:formula="of:=[.D80]-[.C80]" office:value-type="float" office:value="180143.18366193" calcext:value-type="float">
            <text:p>180143,18366193</text:p>
          </table:table-cell>
          <table:table-cell table:formula="of:=[.D80]-[.D68]" office:value-type="float" office:value="41416.6666666667" calcext:value-type="float">
            <text:p>41416,6666666667</text:p>
          </table:table-cell>
          <table:table-cell table:number-columns-repeated="1018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15000" calcext:value-type="float">
            <text:p>215000</text:p>
          </table:table-cell>
          <table:table-cell table:formula="of:=COM.MICROSOFT.STDEV.S([.B70:.B81])" office:value-type="float" office:value="12619.1292981102" calcext:value-type="float">
            <text:p>12619,1292981102</text:p>
          </table:table-cell>
          <table:table-cell table:formula="of:=AVERAGE([.B70:.B81])" office:value-type="float" office:value="196166.666666667" calcext:value-type="float">
            <text:p>196166,666666667</text:p>
          </table:table-cell>
          <table:table-cell table:formula="of:=[.D81]-[.C81]" office:value-type="float" office:value="183547.537368556" calcext:value-type="float">
            <text:p>183547,537368556</text:p>
          </table:table-cell>
          <table:table-cell table:formula="of:=[.D81]-[.D69]" office:value-type="float" office:value="41333.3333333333" calcext:value-type="float">
            <text:p>41333,3333333333</text:p>
          </table:table-cell>
          <table:table-cell table:number-columns-repeated="1018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18000" calcext:value-type="float">
            <text:p>218000</text:p>
          </table:table-cell>
          <table:table-cell table:formula="of:=COM.MICROSOFT.STDEV.S([.B71:.B82])" office:value-type="float" office:value="12507.8763064307" calcext:value-type="float">
            <text:p>12507,8763064307</text:p>
          </table:table-cell>
          <table:table-cell table:formula="of:=AVERAGE([.B71:.B82])" office:value-type="float" office:value="199583.333333333" calcext:value-type="float">
            <text:p>199583,333333333</text:p>
          </table:table-cell>
          <table:table-cell table:formula="of:=[.D82]-[.C82]" office:value-type="float" office:value="187075.457026903" calcext:value-type="float">
            <text:p>187075,457026903</text:p>
          </table:table-cell>
          <table:table-cell table:formula="of:=[.D82]-[.D70]" office:value-type="float" office:value="41333.3333333333" calcext:value-type="float">
            <text:p>41333,3333333333</text:p>
          </table:table-cell>
          <table:table-cell table:number-columns-repeated="1018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72:.B83])" office:value-type="float" office:value="12434.9824237426" calcext:value-type="float">
            <text:p>12434,9824237426</text:p>
          </table:table-cell>
          <table:table-cell table:formula="of:=AVERAGE([.B72:.B83])" office:value-type="float" office:value="202916.666666667" calcext:value-type="float">
            <text:p>202916,666666667</text:p>
          </table:table-cell>
          <table:table-cell table:formula="of:=[.D83]-[.C83]" office:value-type="float" office:value="190481.684242924" calcext:value-type="float">
            <text:p>190481,684242924</text:p>
          </table:table-cell>
          <table:table-cell table:formula="of:=[.D83]-[.D71]" office:value-type="float" office:value="41166.6666666667" calcext:value-type="float">
            <text:p>41166,6666666667</text:p>
          </table:table-cell>
          <table:table-cell table:number-columns-repeated="1018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24000" calcext:value-type="float">
            <text:p>224000</text:p>
          </table:table-cell>
          <table:table-cell table:formula="of:=COM.MICROSOFT.STDEV.S([.B73:.B84])" office:value-type="float" office:value="12263.2117993764" calcext:value-type="float">
            <text:p>12263,2117993764</text:p>
          </table:table-cell>
          <table:table-cell table:formula="of:=AVERAGE([.B73:.B84])" office:value-type="float" office:value="206250" calcext:value-type="float">
            <text:p>206250</text:p>
          </table:table-cell>
          <table:table-cell table:formula="of:=[.D84]-[.C84]" office:value-type="float" office:value="193986.788200624" calcext:value-type="float">
            <text:p>193986,788200624</text:p>
          </table:table-cell>
          <table:table-cell table:formula="of:=[.D84]-[.D72]" office:value-type="float" office:value="41083.3333333333" calcext:value-type="float">
            <text:p>41083,3333333333</text:p>
          </table:table-cell>
          <table:table-cell table:number-columns-repeated="1018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74:.B85])" office:value-type="float" office:value="11988.3150179538" calcext:value-type="float">
            <text:p>11988,3150179538</text:p>
          </table:table-cell>
          <table:table-cell table:formula="of:=AVERAGE([.B74:.B85])" office:value-type="float" office:value="209583.333333333" calcext:value-type="float">
            <text:p>209583,333333333</text:p>
          </table:table-cell>
          <table:table-cell table:formula="of:=[.D85]-[.C85]" office:value-type="float" office:value="197595.01831538" calcext:value-type="float">
            <text:p>197595,01831538</text:p>
          </table:table-cell>
          <table:table-cell table:formula="of:=[.D85]-[.D73]" office:value-type="float" office:value="41000" calcext:value-type="float">
            <text:p>41000</text:p>
          </table:table-cell>
          <table:table-cell table:number-columns-repeated="1018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75:.B86])" office:value-type="float" office:value="11776.9677632644" calcext:value-type="float">
            <text:p>11776,9677632644</text:p>
          </table:table-cell>
          <table:table-cell table:formula="of:=AVERAGE([.B75:.B86])" office:value-type="float" office:value="212833.333333333" calcext:value-type="float">
            <text:p>212833,333333333</text:p>
          </table:table-cell>
          <table:table-cell table:formula="of:=[.D86]-[.C86]" office:value-type="float" office:value="201056.365570069" calcext:value-type="float">
            <text:p>201056,365570069</text:p>
          </table:table-cell>
          <table:table-cell table:formula="of:=[.D86]-[.D74]" office:value-type="float" office:value="40833.3333333333" calcext:value-type="float">
            <text:p>40833,3333333333</text:p>
          </table:table-cell>
          <table:table-cell table:number-columns-repeated="1018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76:.B87])" office:value-type="float" office:value="11484.838490441" calcext:value-type="float">
            <text:p>11484,838490441</text:p>
          </table:table-cell>
          <table:table-cell table:formula="of:=AVERAGE([.B76:.B87])" office:value-type="float" office:value="216083.333333333" calcext:value-type="float">
            <text:p>216083,333333333</text:p>
          </table:table-cell>
          <table:table-cell table:formula="of:=[.D87]-[.C87]" office:value-type="float" office:value="204598.494842892" calcext:value-type="float">
            <text:p>204598,494842892</text:p>
          </table:table-cell>
          <table:table-cell table:formula="of:=[.D87]-[.D75]" office:value-type="float" office:value="40750" calcext:value-type="float">
            <text:p>40750</text:p>
          </table:table-cell>
          <table:table-cell table:number-columns-repeated="1018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36000" calcext:value-type="float">
            <text:p>236000</text:p>
          </table:table-cell>
          <table:table-cell table:formula="of:=COM.MICROSOFT.STDEV.S([.B77:.B88])" office:value-type="float" office:value="11105.5541659718" calcext:value-type="float">
            <text:p>11105,5541659718</text:p>
          </table:table-cell>
          <table:table-cell table:formula="of:=AVERAGE([.B77:.B88])" office:value-type="float" office:value="219333.333333333" calcext:value-type="float">
            <text:p>219333,333333333</text:p>
          </table:table-cell>
          <table:table-cell table:formula="of:=[.D88]-[.C88]" office:value-type="float" office:value="208227.779167362" calcext:value-type="float">
            <text:p>208227,779167362</text:p>
          </table:table-cell>
          <table:table-cell table:formula="of:=[.D88]-[.D76]" office:value-type="float" office:value="40666.6666666667" calcext:value-type="float">
            <text:p>40666,6666666667</text:p>
          </table:table-cell>
          <table:table-cell table:number-columns-repeated="1018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39000" calcext:value-type="float">
            <text:p>239000</text:p>
          </table:table-cell>
          <table:table-cell table:formula="of:=COM.MICROSOFT.STDEV.S([.B78:.B89])" office:value-type="float" office:value="10816.653826392" calcext:value-type="float">
            <text:p>10816,653826392</text:p>
          </table:table-cell>
          <table:table-cell table:formula="of:=AVERAGE([.B78:.B89])" office:value-type="float" office:value="222500" calcext:value-type="float">
            <text:p>222500</text:p>
          </table:table-cell>
          <table:table-cell table:formula="of:=[.D89]-[.C89]" office:value-type="float" office:value="211683.346173608" calcext:value-type="float">
            <text:p>211683,346173608</text:p>
          </table:table-cell>
          <table:table-cell table:formula="of:=[.D89]-[.D77]" office:value-type="float" office:value="40416.6666666667" calcext:value-type="float">
            <text:p>40416,6666666667</text:p>
          </table:table-cell>
          <table:table-cell table:number-columns-repeated="1018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79:.B90])" office:value-type="float" office:value="10958.2541188518" calcext:value-type="float">
            <text:p>10958,2541188518</text:p>
          </table:table-cell>
          <table:table-cell table:formula="of:=AVERAGE([.B79:.B90])" office:value-type="float" office:value="225583.333333333" calcext:value-type="float">
            <text:p>225583,333333333</text:p>
          </table:table-cell>
          <table:table-cell table:formula="of:=[.D90]-[.C90]" office:value-type="float" office:value="214625.079214481" calcext:value-type="float">
            <text:p>214625,079214481</text:p>
          </table:table-cell>
          <table:table-cell table:formula="of:=[.D90]-[.D78]" office:value-type="float" office:value="39916.6666666667" calcext:value-type="float">
            <text:p>39916,6666666667</text:p>
          </table:table-cell>
          <table:table-cell table:number-columns-repeated="1018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80:.B91])" office:value-type="float" office:value="11072.7621037418" calcext:value-type="float">
            <text:p>11072,7621037418</text:p>
          </table:table-cell>
          <table:table-cell table:formula="of:=AVERAGE([.B80:.B91])" office:value-type="float" office:value="228666.666666667" calcext:value-type="float">
            <text:p>228666,666666667</text:p>
          </table:table-cell>
          <table:table-cell table:formula="of:=[.D91]-[.C91]" office:value-type="float" office:value="217593.904562925" calcext:value-type="float">
            <text:p>217593,904562925</text:p>
          </table:table-cell>
          <table:table-cell table:formula="of:=[.D91]-[.D79]" office:value-type="float" office:value="39416.6666666667" calcext:value-type="float">
            <text:p>39416,6666666667</text:p>
          </table:table-cell>
          <table:table-cell table:number-columns-repeated="1018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48000" calcext:value-type="float">
            <text:p>248000</text:p>
          </table:table-cell>
          <table:table-cell table:formula="of:=COM.MICROSOFT.STDEV.S([.B81:.B92])" office:value-type="float" office:value="11023.3911077831" calcext:value-type="float">
            <text:p>11023,3911077831</text:p>
          </table:table-cell>
          <table:table-cell table:formula="of:=AVERAGE([.B81:.B92])" office:value-type="float" office:value="231666.666666667" calcext:value-type="float">
            <text:p>231666,666666667</text:p>
          </table:table-cell>
          <table:table-cell table:formula="of:=[.D92]-[.C92]" office:value-type="float" office:value="220643.275558884" calcext:value-type="float">
            <text:p>220643,275558884</text:p>
          </table:table-cell>
          <table:table-cell table:formula="of:=[.D92]-[.D80]" office:value-type="float" office:value="38916.6666666667" calcext:value-type="float">
            <text:p>38916,6666666667</text:p>
          </table:table-cell>
          <table:table-cell table:number-columns-repeated="1018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82:.B93])" office:value-type="float" office:value="10973.7979945068" calcext:value-type="float">
            <text:p>10973,7979945068</text:p>
          </table:table-cell>
          <table:table-cell table:formula="of:=AVERAGE([.B82:.B93])" office:value-type="float" office:value="234666.666666667" calcext:value-type="float">
            <text:p>234666,666666667</text:p>
          </table:table-cell>
          <table:table-cell table:formula="of:=[.D93]-[.C93]" office:value-type="float" office:value="223692.86867216" calcext:value-type="float">
            <text:p>223692,86867216</text:p>
          </table:table-cell>
          <table:table-cell table:formula="of:=[.D93]-[.D81]" office:value-type="float" office:value="38500" calcext:value-type="float">
            <text:p>38500</text:p>
          </table:table-cell>
          <table:table-cell table:number-columns-repeated="1018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83:.B94])" office:value-type="float" office:value="10923.9797387826" calcext:value-type="float">
            <text:p>10923,9797387826</text:p>
          </table:table-cell>
          <table:table-cell table:formula="of:=AVERAGE([.B83:.B94])" office:value-type="float" office:value="237666.666666667" calcext:value-type="float">
            <text:p>237666,666666667</text:p>
          </table:table-cell>
          <table:table-cell table:formula="of:=[.D94]-[.C94]" office:value-type="float" office:value="226742.686927884" calcext:value-type="float">
            <text:p>226742,686927884</text:p>
          </table:table-cell>
          <table:table-cell table:formula="of:=[.D94]-[.D82]" office:value-type="float" office:value="38083.3333333333" calcext:value-type="float">
            <text:p>38083,3333333333</text:p>
          </table:table-cell>
          <table:table-cell table:number-columns-repeated="1018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84:.B95])" office:value-type="float" office:value="10873.9332461821" calcext:value-type="float">
            <text:p>10873,9332461821</text:p>
          </table:table-cell>
          <table:table-cell table:formula="of:=AVERAGE([.B84:.B95])" office:value-type="float" office:value="240666.666666667" calcext:value-type="float">
            <text:p>240666,666666667</text:p>
          </table:table-cell>
          <table:table-cell table:formula="of:=[.D95]-[.C95]" office:value-type="float" office:value="229792.733420485" calcext:value-type="float">
            <text:p>229792,733420485</text:p>
          </table:table-cell>
          <table:table-cell table:formula="of:=[.D95]-[.D83]" office:value-type="float" office:value="37750" calcext:value-type="float">
            <text:p>37750</text:p>
          </table:table-cell>
          <table:table-cell table:number-columns-repeated="1018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50000" calcext:value-type="float">
            <text:p>350000</text:p>
          </table:table-cell>
          <table:table-cell table:formula="of:=COM.MICROSOFT.STDEV.S([.B85:.B96])" office:value-type="float" office:value="32548.7978645025" calcext:value-type="float">
            <text:p>32548,7978645025</text:p>
          </table:table-cell>
          <table:table-cell table:formula="of:=AVERAGE([.B85:.B96])" office:value-type="float" office:value="251166.666666667" calcext:value-type="float">
            <text:p>251166,666666667</text:p>
          </table:table-cell>
          <table:table-cell table:formula="of:=[.D96]-[.C96]" office:value-type="float" office:value="218617.868802164" calcext:value-type="float">
            <text:p>218617,868802164</text:p>
          </table:table-cell>
          <table:table-cell table:formula="of:=[.D96]-[.D84]" office:value-type="float" office:value="44916.6666666667" calcext:value-type="float">
            <text:p>44916,6666666667</text:p>
          </table:table-cell>
          <table:table-cell table:number-columns-repeated="1018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59000" calcext:value-type="float">
            <text:p>359000</text:p>
          </table:table-cell>
          <table:table-cell table:formula="of:=COM.MICROSOFT.STDEV.S([.B86:.B97])" office:value-type="float" office:value="43947.9719944418" calcext:value-type="float">
            <text:p>43947,9719944418</text:p>
          </table:table-cell>
          <table:table-cell table:formula="of:=AVERAGE([.B86:.B97])" office:value-type="float" office:value="262166.666666667" calcext:value-type="float">
            <text:p>262166,666666667</text:p>
          </table:table-cell>
          <table:table-cell table:formula="of:=[.D97]-[.C97]" office:value-type="float" office:value="218218.694672225" calcext:value-type="float">
            <text:p>218218,694672225</text:p>
          </table:table-cell>
          <table:table-cell table:formula="of:=[.D97]-[.D85]" office:value-type="float" office:value="52583.3333333333" calcext:value-type="float">
            <text:p>52583,3333333333</text:p>
          </table:table-cell>
          <table:table-cell table:number-columns-repeated="1018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62000" calcext:value-type="float">
            <text:p>362000</text:p>
          </table:table-cell>
          <table:table-cell table:formula="of:=COM.MICROSOFT.STDEV.S([.B87:.B98])" office:value-type="float" office:value="51102.0962625237" calcext:value-type="float">
            <text:p>51102,0962625237</text:p>
          </table:table-cell>
          <table:table-cell table:formula="of:=AVERAGE([.B87:.B98])" office:value-type="float" office:value="273166.666666667" calcext:value-type="float">
            <text:p>273166,666666667</text:p>
          </table:table-cell>
          <table:table-cell table:formula="of:=[.D98]-[.C98]" office:value-type="float" office:value="222064.570404143" calcext:value-type="float">
            <text:p>222064,570404143</text:p>
          </table:table-cell>
          <table:table-cell table:formula="of:=[.D98]-[.D86]" office:value-type="float" office:value="60333.3333333333" calcext:value-type="float">
            <text:p>60333,3333333333</text:p>
          </table:table-cell>
          <table:table-cell table:number-columns-repeated="1018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88:.B99])" office:value-type="float" office:value="55541.0713441918" calcext:value-type="float">
            <text:p>55541,0713441918</text:p>
          </table:table-cell>
          <table:table-cell table:formula="of:=AVERAGE([.B88:.B99])" office:value-type="float" office:value="284083.333333333" calcext:value-type="float">
            <text:p>284083,333333333</text:p>
          </table:table-cell>
          <table:table-cell table:formula="of:=[.D99]-[.C99]" office:value-type="float" office:value="228542.261989142" calcext:value-type="float">
            <text:p>228542,261989142</text:p>
          </table:table-cell>
          <table:table-cell table:formula="of:=[.D99]-[.D87]" office:value-type="float" office:value="68000" calcext:value-type="float">
            <text:p>68000</text:p>
          </table:table-cell>
          <table:table-cell table:number-columns-repeated="1018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67000" calcext:value-type="float">
            <text:p>367000</text:p>
          </table:table-cell>
          <table:table-cell table:formula="of:=COM.MICROSOFT.STDEV.S([.B89:.B100])" office:value-type="float" office:value="58048.5690059313" calcext:value-type="float">
            <text:p>58048,5690059313</text:p>
          </table:table-cell>
          <table:table-cell table:formula="of:=AVERAGE([.B89:.B100])" office:value-type="float" office:value="295000" calcext:value-type="float">
            <text:p>295000</text:p>
          </table:table-cell>
          <table:table-cell table:formula="of:=[.D100]-[.C100]" office:value-type="float" office:value="236951.430994069" calcext:value-type="float">
            <text:p>236951,430994069</text:p>
          </table:table-cell>
          <table:table-cell table:formula="of:=[.D100]-[.D88]" office:value-type="float" office:value="75666.6666666667" calcext:value-type="float">
            <text:p>75666,6666666667</text:p>
          </table:table-cell>
          <table:table-cell table:number-columns-repeated="1018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69000" calcext:value-type="float">
            <text:p>369000</text:p>
          </table:table-cell>
          <table:table-cell table:formula="of:=COM.MICROSOFT.STDEV.S([.B90:.B101])" office:value-type="float" office:value="58773.5768295017" calcext:value-type="float">
            <text:p>58773,5768295017</text:p>
          </table:table-cell>
          <table:table-cell table:formula="of:=AVERAGE([.B90:.B101])" office:value-type="float" office:value="305833.333333333" calcext:value-type="float">
            <text:p>305833,333333333</text:p>
          </table:table-cell>
          <table:table-cell table:formula="of:=[.D101]-[.C101]" office:value-type="float" office:value="247059.756503832" calcext:value-type="float">
            <text:p>247059,756503832</text:p>
          </table:table-cell>
          <table:table-cell table:formula="of:=[.D101]-[.D89]" office:value-type="float" office:value="83333.3333333333" calcext:value-type="float">
            <text:p>83333,3333333333</text:p>
          </table:table-cell>
          <table:table-cell table:number-columns-repeated="1018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71000" calcext:value-type="float">
            <text:p>371000</text:p>
          </table:table-cell>
          <table:table-cell table:formula="of:=COM.MICROSOFT.STDEV.S([.B91:.B102])" office:value-type="float" office:value="57942.7617253755" calcext:value-type="float">
            <text:p>57942,7617253755</text:p>
          </table:table-cell>
          <table:table-cell table:formula="of:=AVERAGE([.B91:.B102])" office:value-type="float" office:value="316500" calcext:value-type="float">
            <text:p>316500</text:p>
          </table:table-cell>
          <table:table-cell table:formula="of:=[.D102]-[.C102]" office:value-type="float" office:value="258557.238274625" calcext:value-type="float">
            <text:p>258557,238274625</text:p>
          </table:table-cell>
          <table:table-cell table:formula="of:=[.D102]-[.D90]" office:value-type="float" office:value="90916.6666666667" calcext:value-type="float">
            <text:p>90916,6666666667</text:p>
          </table:table-cell>
          <table:table-cell table:number-columns-repeated="1018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74000" calcext:value-type="float">
            <text:p>374000</text:p>
          </table:table-cell>
          <table:table-cell table:formula="of:=COM.MICROSOFT.STDEV.S([.B92:.B103])" office:value-type="float" office:value="55515.4906037018" calcext:value-type="float">
            <text:p>55515,4906037018</text:p>
          </table:table-cell>
          <table:table-cell table:formula="of:=AVERAGE([.B92:.B103])" office:value-type="float" office:value="327166.666666667" calcext:value-type="float">
            <text:p>327166,666666667</text:p>
          </table:table-cell>
          <table:table-cell table:formula="of:=[.D103]-[.C103]" office:value-type="float" office:value="271651.176062965" calcext:value-type="float">
            <text:p>271651,176062965</text:p>
          </table:table-cell>
          <table:table-cell table:formula="of:=[.D103]-[.D91]" office:value-type="float" office:value="98500" calcext:value-type="float">
            <text:p>98500</text:p>
          </table:table-cell>
          <table:table-cell table:number-columns-repeated="1018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77000" calcext:value-type="float">
            <text:p>377000</text:p>
          </table:table-cell>
          <table:table-cell table:formula="of:=COM.MICROSOFT.STDEV.S([.B93:.B104])" office:value-type="float" office:value="51106.7658451551" calcext:value-type="float">
            <text:p>51106,7658451551</text:p>
          </table:table-cell>
          <table:table-cell table:formula="of:=AVERAGE([.B93:.B104])" office:value-type="float" office:value="337916.666666667" calcext:value-type="float">
            <text:p>337916,666666667</text:p>
          </table:table-cell>
          <table:table-cell table:formula="of:=[.D104]-[.C104]" office:value-type="float" office:value="286809.900821512" calcext:value-type="float">
            <text:p>286809,900821512</text:p>
          </table:table-cell>
          <table:table-cell table:formula="of:=[.D104]-[.D92]" office:value-type="float" office:value="106250" calcext:value-type="float">
            <text:p>106250</text:p>
          </table:table-cell>
          <table:table-cell table:number-columns-repeated="1018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79000" calcext:value-type="float">
            <text:p>379000</text:p>
          </table:table-cell>
          <table:table-cell table:formula="of:=COM.MICROSOFT.STDEV.S([.B94:.B105])" office:value-type="float" office:value="44209.1276740106" calcext:value-type="float">
            <text:p>44209,1276740106</text:p>
          </table:table-cell>
          <table:table-cell table:formula="of:=AVERAGE([.B94:.B105])" office:value-type="float" office:value="348583.333333333" calcext:value-type="float">
            <text:p>348583,333333333</text:p>
          </table:table-cell>
          <table:table-cell table:formula="of:=[.D105]-[.C105]" office:value-type="float" office:value="304374.205659323" calcext:value-type="float">
            <text:p>304374,205659323</text:p>
          </table:table-cell>
          <table:table-cell table:formula="of:=[.D105]-[.D93]" office:value-type="float" office:value="113916.666666667" calcext:value-type="float">
            <text:p>113916,666666667</text:p>
          </table:table-cell>
          <table:table-cell table:number-columns-repeated="1018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82000" calcext:value-type="float">
            <text:p>382000</text:p>
          </table:table-cell>
          <table:table-cell table:formula="of:=COM.MICROSOFT.STDEV.S([.B95:.B106])" office:value-type="float" office:value="33445.0023444188" calcext:value-type="float">
            <text:p>33445,0023444188</text:p>
          </table:table-cell>
          <table:table-cell table:formula="of:=AVERAGE([.B95:.B106])" office:value-type="float" office:value="359250" calcext:value-type="float">
            <text:p>359250</text:p>
          </table:table-cell>
          <table:table-cell table:formula="of:=[.D106]-[.C106]" office:value-type="float" office:value="325804.997655581" calcext:value-type="float">
            <text:p>325804,997655581</text:p>
          </table:table-cell>
          <table:table-cell table:formula="of:=[.D106]-[.D94]" office:value-type="float" office:value="121583.333333333" calcext:value-type="float">
            <text:p>121583,333333333</text:p>
          </table:table-cell>
          <table:table-cell table:number-columns-repeated="1018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96:.B107])" office:value-type="float" office:value="10079.9831649691" calcext:value-type="float">
            <text:p>10079,9831649691</text:p>
          </table:table-cell>
          <table:table-cell table:formula="of:=AVERAGE([.B96:.B107])" office:value-type="float" office:value="369833.333333333" calcext:value-type="float">
            <text:p>369833,333333333</text:p>
          </table:table-cell>
          <table:table-cell table:formula="of:=[.D107]-[.C107]" office:value-type="float" office:value="359753.350168364" calcext:value-type="float">
            <text:p>359753,350168364</text:p>
          </table:table-cell>
          <table:table-cell table:formula="of:=[.D107]-[.D95]" office:value-type="float" office:value="129166.666666667" calcext:value-type="float">
            <text:p>129166,666666667</text:p>
          </table:table-cell>
          <table:table-cell table:number-columns-repeated="1018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86000" calcext:value-type="float">
            <text:p>386000</text:p>
          </table:table-cell>
          <table:table-cell table:formula="of:=COM.MICROSOFT.STDEV.S([.B97:.B108])" office:value-type="float" office:value="8932.40610294219" calcext:value-type="float">
            <text:p>8932,4061029422</text:p>
          </table:table-cell>
          <table:table-cell table:formula="of:=AVERAGE([.B97:.B108])" office:value-type="float" office:value="372833.333333333" calcext:value-type="float">
            <text:p>372833,333333333</text:p>
          </table:table-cell>
          <table:table-cell table:formula="of:=[.D108]-[.C108]" office:value-type="float" office:value="363900.927230391" calcext:value-type="float">
            <text:p>363900,927230391</text:p>
          </table:table-cell>
          <table:table-cell table:formula="of:=[.D108]-[.D96]" office:value-type="float" office:value="121666.666666667" calcext:value-type="float">
            <text:p>121666,666666667</text:p>
          </table:table-cell>
          <table:table-cell table:number-columns-repeated="1018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98:.B109])" office:value-type="float" office:value="8771.0785073341" calcext:value-type="float">
            <text:p>8771,0785073341</text:p>
          </table:table-cell>
          <table:table-cell table:formula="of:=AVERAGE([.B98:.B109])" office:value-type="float" office:value="375250" calcext:value-type="float">
            <text:p>375250</text:p>
          </table:table-cell>
          <table:table-cell table:formula="of:=[.D109]-[.C109]" office:value-type="float" office:value="366478.921492666" calcext:value-type="float">
            <text:p>366478,921492666</text:p>
          </table:table-cell>
          <table:table-cell table:formula="of:=[.D109]-[.D97]" office:value-type="float" office:value="113083.333333333" calcext:value-type="float">
            <text:p>113083,333333333</text:p>
          </table:table-cell>
          <table:table-cell table:number-columns-repeated="1018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91000" calcext:value-type="float">
            <text:p>391000</text:p>
          </table:table-cell>
          <table:table-cell table:formula="of:=COM.MICROSOFT.STDEV.S([.B99:.B110])" office:value-type="float" office:value="8783.59352153293" calcext:value-type="float">
            <text:p>8783,5935215329</text:p>
          </table:table-cell>
          <table:table-cell table:formula="of:=AVERAGE([.B99:.B110])" office:value-type="float" office:value="377666.666666667" calcext:value-type="float">
            <text:p>377666,666666667</text:p>
          </table:table-cell>
          <table:table-cell table:formula="of:=[.D110]-[.C110]" office:value-type="float" office:value="368883.073145134" calcext:value-type="float">
            <text:p>368883,073145134</text:p>
          </table:table-cell>
          <table:table-cell table:formula="of:=[.D110]-[.D98]" office:value-type="float" office:value="104500" calcext:value-type="float">
            <text:p>104500</text:p>
          </table:table-cell>
          <table:table-cell table:number-columns-repeated="1018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02000" calcext:value-type="float">
            <text:p>402000</text:p>
          </table:table-cell>
          <table:table-cell table:formula="of:=COM.MICROSOFT.STDEV.S([.B100:.B111])" office:value-type="float" office:value="10151.8769722946" calcext:value-type="float">
            <text:p>10151,8769722946</text:p>
          </table:table-cell>
          <table:table-cell table:formula="of:=AVERAGE([.B100:.B111])" office:value-type="float" office:value="380833.333333333" calcext:value-type="float">
            <text:p>380833,333333333</text:p>
          </table:table-cell>
          <table:table-cell table:formula="of:=[.D111]-[.C111]" office:value-type="float" office:value="370681.456361039" calcext:value-type="float">
            <text:p>370681,456361039</text:p>
          </table:table-cell>
          <table:table-cell table:formula="of:=[.D111]-[.D99]" office:value-type="float" office:value="96750" calcext:value-type="float">
            <text:p>96750</text:p>
          </table:table-cell>
          <table:table-cell table:number-columns-repeated="1018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406000" calcext:value-type="float">
            <text:p>406000</text:p>
          </table:table-cell>
          <table:table-cell table:formula="of:=COM.MICROSOFT.STDEV.S([.B101:.B112])" office:value-type="float" office:value="11476.9201866048" calcext:value-type="float">
            <text:p>11476,9201866048</text:p>
          </table:table-cell>
          <table:table-cell table:formula="of:=AVERAGE([.B101:.B112])" office:value-type="float" office:value="384083.333333333" calcext:value-type="float">
            <text:p>384083,333333333</text:p>
          </table:table-cell>
          <table:table-cell table:formula="of:=[.D112]-[.C112]" office:value-type="float" office:value="372606.413146729" calcext:value-type="float">
            <text:p>372606,413146729</text:p>
          </table:table-cell>
          <table:table-cell table:formula="of:=[.D112]-[.D100]" office:value-type="float" office:value="89083.3333333333" calcext:value-type="float">
            <text:p>89083,3333333333</text:p>
          </table:table-cell>
          <table:table-cell table:number-columns-repeated="1018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08000" calcext:value-type="float">
            <text:p>408000</text:p>
          </table:table-cell>
          <table:table-cell table:formula="of:=COM.MICROSOFT.STDEV.S([.B102:.B113])" office:value-type="float" office:value="12309.1490979333" calcext:value-type="float">
            <text:p>12309,1490979333</text:p>
          </table:table-cell>
          <table:table-cell table:formula="of:=AVERAGE([.B102:.B113])" office:value-type="float" office:value="387333.333333333" calcext:value-type="float">
            <text:p>387333,333333333</text:p>
          </table:table-cell>
          <table:table-cell table:formula="of:=[.D113]-[.C113]" office:value-type="float" office:value="375024.1842354" calcext:value-type="float">
            <text:p>375024,1842354</text:p>
          </table:table-cell>
          <table:table-cell table:formula="of:=[.D113]-[.D101]" office:value-type="float" office:value="81500" calcext:value-type="float">
            <text:p>81500</text:p>
          </table:table-cell>
          <table:table-cell table:number-columns-repeated="1018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410000" calcext:value-type="float">
            <text:p>410000</text:p>
          </table:table-cell>
          <table:table-cell table:formula="of:=COM.MICROSOFT.STDEV.S([.B103:.B114])" office:value-type="float" office:value="12745.4685946406" calcext:value-type="float">
            <text:p>12745,4685946406</text:p>
          </table:table-cell>
          <table:table-cell table:formula="of:=AVERAGE([.B103:.B114])" office:value-type="float" office:value="390583.333333333" calcext:value-type="float">
            <text:p>390583,333333333</text:p>
          </table:table-cell>
          <table:table-cell table:formula="of:=[.D114]-[.C114]" office:value-type="float" office:value="377837.864738693" calcext:value-type="float">
            <text:p>377837,864738693</text:p>
          </table:table-cell>
          <table:table-cell table:formula="of:=[.D114]-[.D102]" office:value-type="float" office:value="74083.3333333333" calcext:value-type="float">
            <text:p>74083,3333333333</text:p>
          </table:table-cell>
          <table:table-cell table:number-columns-repeated="1018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13000" calcext:value-type="float">
            <text:p>413000</text:p>
          </table:table-cell>
          <table:table-cell table:formula="of:=COM.MICROSOFT.STDEV.S([.B104:.B115])" office:value-type="float" office:value="13099.8496405898" calcext:value-type="float">
            <text:p>13099,8496405898</text:p>
          </table:table-cell>
          <table:table-cell table:formula="of:=AVERAGE([.B104:.B115])" office:value-type="float" office:value="393833.333333333" calcext:value-type="float">
            <text:p>393833,333333333</text:p>
          </table:table-cell>
          <table:table-cell table:formula="of:=[.D115]-[.C115]" office:value-type="float" office:value="380733.483692744" calcext:value-type="float">
            <text:p>380733,483692744</text:p>
          </table:table-cell>
          <table:table-cell table:formula="of:=[.D115]-[.D103]" office:value-type="float" office:value="66666.6666666666" calcext:value-type="float">
            <text:p>66666,6666666666</text:p>
          </table:table-cell>
          <table:table-cell table:number-columns-repeated="1018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16000" calcext:value-type="float">
            <text:p>416000</text:p>
          </table:table-cell>
          <table:table-cell table:formula="of:=COM.MICROSOFT.STDEV.S([.B105:.B116])" office:value-type="float" office:value="13378.8050379107" calcext:value-type="float">
            <text:p>13378,8050379107</text:p>
          </table:table-cell>
          <table:table-cell table:formula="of:=AVERAGE([.B105:.B116])" office:value-type="float" office:value="397083.333333333" calcext:value-type="float">
            <text:p>397083,333333333</text:p>
          </table:table-cell>
          <table:table-cell table:formula="of:=[.D116]-[.C116]" office:value-type="float" office:value="383704.528295423" calcext:value-type="float">
            <text:p>383704,528295423</text:p>
          </table:table-cell>
          <table:table-cell table:formula="of:=[.D116]-[.D104]" office:value-type="float" office:value="59166.6666666666" calcext:value-type="float">
            <text:p>59166,6666666666</text:p>
          </table:table-cell>
          <table:table-cell table:number-columns-repeated="1018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19000" calcext:value-type="float">
            <text:p>419000</text:p>
          </table:table-cell>
          <table:table-cell table:formula="of:=COM.MICROSOFT.STDEV.S([.B106:.B117])" office:value-type="float" office:value="13446.5834344865" calcext:value-type="float">
            <text:p>13446,5834344865</text:p>
          </table:table-cell>
          <table:table-cell table:formula="of:=AVERAGE([.B106:.B117])" office:value-type="float" office:value="400416.666666667" calcext:value-type="float">
            <text:p>400416,666666667</text:p>
          </table:table-cell>
          <table:table-cell table:formula="of:=[.D117]-[.C117]" office:value-type="float" office:value="386970.08323218" calcext:value-type="float">
            <text:p>386970,08323218</text:p>
          </table:table-cell>
          <table:table-cell table:formula="of:=[.D117]-[.D105]" office:value-type="float" office:value="51833.3333333334" calcext:value-type="float">
            <text:p>51833,3333333334</text:p>
          </table:table-cell>
          <table:table-cell table:number-columns-repeated="1018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422000" calcext:value-type="float">
            <text:p>422000</text:p>
          </table:table-cell>
          <table:table-cell table:formula="of:=COM.MICROSOFT.STDEV.S([.B107:.B118])" office:value-type="float" office:value="13424.0286596292" calcext:value-type="float">
            <text:p>13424,0286596292</text:p>
          </table:table-cell>
          <table:table-cell table:formula="of:=AVERAGE([.B107:.B118])" office:value-type="float" office:value="403750" calcext:value-type="float">
            <text:p>403750</text:p>
          </table:table-cell>
          <table:table-cell table:formula="of:=[.D118]-[.C118]" office:value-type="float" office:value="390325.971340371" calcext:value-type="float">
            <text:p>390325,971340371</text:p>
          </table:table-cell>
          <table:table-cell table:formula="of:=[.D118]-[.D106]" office:value-type="float" office:value="44500" calcext:value-type="float">
            <text:p>44500</text:p>
          </table:table-cell>
          <table:table-cell table:number-columns-repeated="1018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28000" calcext:value-type="float">
            <text:p>428000</text:p>
          </table:table-cell>
          <table:table-cell table:formula="of:=COM.MICROSOFT.STDEV.S([.B108:.B119])" office:value-type="float" office:value="13547.6152435725" calcext:value-type="float">
            <text:p>13547,6152435725</text:p>
          </table:table-cell>
          <table:table-cell table:formula="of:=AVERAGE([.B108:.B119])" office:value-type="float" office:value="407416.666666667" calcext:value-type="float">
            <text:p>407416,666666667</text:p>
          </table:table-cell>
          <table:table-cell table:formula="of:=[.D119]-[.C119]" office:value-type="float" office:value="393869.051423094" calcext:value-type="float">
            <text:p>393869,051423094</text:p>
          </table:table-cell>
          <table:table-cell table:formula="of:=[.D119]-[.D107]" office:value-type="float" office:value="37583.3333333334" calcext:value-type="float">
            <text:p>37583,3333333334</text:p>
          </table:table-cell>
          <table:table-cell table:number-columns-repeated="1018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496000" calcext:value-type="float">
            <text:p>496000</text:p>
          </table:table-cell>
          <table:table-cell table:formula="of:=COM.MICROSOFT.STDEV.S([.B109:.B120])" office:value-type="float" office:value="27632.1891783456" calcext:value-type="float">
            <text:p>27632,1891783456</text:p>
          </table:table-cell>
          <table:table-cell table:formula="of:=AVERAGE([.B109:.B120])" office:value-type="float" office:value="416583.333333333" calcext:value-type="float">
            <text:p>416583,333333333</text:p>
          </table:table-cell>
          <table:table-cell table:formula="of:=[.D120]-[.C120]" office:value-type="float" office:value="388951.144154988" calcext:value-type="float">
            <text:p>388951,144154988</text:p>
          </table:table-cell>
          <table:table-cell table:formula="of:=[.D120]-[.D108]" office:value-type="float" office:value="43750" calcext:value-type="float">
            <text:p>43750</text:p>
          </table:table-cell>
          <table:table-cell table:number-columns-repeated="1018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8000" calcext:value-type="float">
            <text:p>498000</text:p>
          </table:table-cell>
          <table:table-cell table:formula="of:=COM.MICROSOFT.STDEV.S([.B110:.B121])" office:value-type="float" office:value="34643.9683849086" calcext:value-type="float">
            <text:p>34643,9683849086</text:p>
          </table:table-cell>
          <table:table-cell table:formula="of:=AVERAGE([.B110:.B121])" office:value-type="float" office:value="425750" calcext:value-type="float">
            <text:p>425750</text:p>
          </table:table-cell>
          <table:table-cell table:formula="of:=[.D121]-[.C121]" office:value-type="float" office:value="391106.031615091" calcext:value-type="float">
            <text:p>391106,031615091</text:p>
          </table:table-cell>
          <table:table-cell table:formula="of:=[.D121]-[.D109]" office:value-type="float" office:value="50500" calcext:value-type="float">
            <text:p>50500</text:p>
          </table:table-cell>
          <table:table-cell table:number-columns-repeated="1018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47000" calcext:value-type="float">
            <text:p>547000</text:p>
          </table:table-cell>
          <table:table-cell table:formula="of:=COM.MICROSOFT.STDEV.S([.B111:.B122])" office:value-type="float" office:value="47355.7618650379" calcext:value-type="float">
            <text:p>47355,7618650379</text:p>
          </table:table-cell>
          <table:table-cell table:formula="of:=AVERAGE([.B111:.B122])" office:value-type="float" office:value="438750" calcext:value-type="float">
            <text:p>438750</text:p>
          </table:table-cell>
          <table:table-cell table:formula="of:=[.D122]-[.C122]" office:value-type="float" office:value="391394.238134962" calcext:value-type="float">
            <text:p>391394,238134962</text:p>
          </table:table-cell>
          <table:table-cell table:formula="of:=[.D122]-[.D110]" office:value-type="float" office:value="61083.3333333333" calcext:value-type="float">
            <text:p>61083,3333333333</text:p>
          </table:table-cell>
          <table:table-cell table:number-columns-repeated="1018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27000" calcext:value-type="float">
            <text:p>627000</text:p>
          </table:table-cell>
          <table:table-cell table:formula="of:=COM.MICROSOFT.STDEV.S([.B112:.B123])" office:value-type="float" office:value="70412.4214248387" calcext:value-type="float">
            <text:p>70412,4214248387</text:p>
          </table:table-cell>
          <table:table-cell table:formula="of:=AVERAGE([.B112:.B123])" office:value-type="float" office:value="457500" calcext:value-type="float">
            <text:p>457500</text:p>
          </table:table-cell>
          <table:table-cell table:formula="of:=[.D123]-[.C123]" office:value-type="float" office:value="387087.578575161" calcext:value-type="float">
            <text:p>387087,578575161</text:p>
          </table:table-cell>
          <table:table-cell table:formula="of:=[.D123]-[.D111]" office:value-type="float" office:value="76666.6666666667" calcext:value-type="float">
            <text:p>76666,6666666667</text:p>
          </table:table-cell>
          <table:table-cell table:number-columns-repeated="1018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79000" calcext:value-type="float">
            <text:p>679000</text:p>
          </table:table-cell>
          <table:table-cell table:formula="of:=COM.MICROSOFT.STDEV.S([.B113:.B124])" office:value-type="float" office:value="92802.9437229033" calcext:value-type="float">
            <text:p>92802,9437229033</text:p>
          </table:table-cell>
          <table:table-cell table:formula="of:=AVERAGE([.B113:.B124])" office:value-type="float" office:value="480250" calcext:value-type="float">
            <text:p>480250</text:p>
          </table:table-cell>
          <table:table-cell table:formula="of:=[.D124]-[.C124]" office:value-type="float" office:value="387447.056277097" calcext:value-type="float">
            <text:p>387447,056277097</text:p>
          </table:table-cell>
          <table:table-cell table:formula="of:=[.D124]-[.D112]" office:value-type="float" office:value="96166.6666666667" calcext:value-type="float">
            <text:p>96166,6666666667</text:p>
          </table:table-cell>
          <table:table-cell table:number-columns-repeated="1018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90000" calcext:value-type="float">
            <text:p>690000</text:p>
          </table:table-cell>
          <table:table-cell table:formula="of:=COM.MICROSOFT.STDEV.S([.B114:.B125])" office:value-type="float" office:value="107400.799895447" calcext:value-type="float">
            <text:p>107400,799895447</text:p>
          </table:table-cell>
          <table:table-cell table:formula="of:=AVERAGE([.B114:.B125])" office:value-type="float" office:value="503750" calcext:value-type="float">
            <text:p>503750</text:p>
          </table:table-cell>
          <table:table-cell table:formula="of:=[.D125]-[.C125]" office:value-type="float" office:value="396349.200104553" calcext:value-type="float">
            <text:p>396349,200104553</text:p>
          </table:table-cell>
          <table:table-cell table:formula="of:=[.D125]-[.D113]" office:value-type="float" office:value="116416.666666667" calcext:value-type="float">
            <text:p>116416,666666667</text:p>
          </table:table-cell>
          <table:table-cell table:number-columns-repeated="1018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92000" calcext:value-type="float">
            <text:p>692000</text:p>
          </table:table-cell>
          <table:table-cell table:formula="of:=COM.MICROSOFT.STDEV.S([.B115:.B126])" office:value-type="float" office:value="115564.326832997" calcext:value-type="float">
            <text:p>115564,326832997</text:p>
          </table:table-cell>
          <table:table-cell table:formula="of:=AVERAGE([.B115:.B126])" office:value-type="float" office:value="527250" calcext:value-type="float">
            <text:p>527250</text:p>
          </table:table-cell>
          <table:table-cell table:formula="of:=[.D126]-[.C126]" office:value-type="float" office:value="411685.673167004" calcext:value-type="float">
            <text:p>411685,673167004</text:p>
          </table:table-cell>
          <table:table-cell table:formula="of:=[.D126]-[.D114]" office:value-type="float" office:value="136666.666666667" calcext:value-type="float">
            <text:p>136666,666666667</text:p>
          </table:table-cell>
          <table:table-cell table:number-columns-repeated="1018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00000" calcext:value-type="float">
            <text:p>700000</text:p>
          </table:table-cell>
          <table:table-cell table:formula="of:=COM.MICROSOFT.STDEV.S([.B116:.B127])" office:value-type="float" office:value="119404.456543398" calcext:value-type="float">
            <text:p>119404,456543398</text:p>
          </table:table-cell>
          <table:table-cell table:formula="of:=AVERAGE([.B116:.B127])" office:value-type="float" office:value="551166.666666667" calcext:value-type="float">
            <text:p>551166,666666667</text:p>
          </table:table-cell>
          <table:table-cell table:formula="of:=[.D127]-[.C127]" office:value-type="float" office:value="431762.210123269" calcext:value-type="float">
            <text:p>431762,210123269</text:p>
          </table:table-cell>
          <table:table-cell table:formula="of:=[.D127]-[.D115]" office:value-type="float" office:value="157333.333333333" calcext:value-type="float">
            <text:p>157333,333333333</text:p>
          </table:table-cell>
          <table:table-cell table:number-columns-repeated="1018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737000" calcext:value-type="float">
            <text:p>737000</text:p>
          </table:table-cell>
          <table:table-cell table:formula="of:=COM.MICROSOFT.STDEV.S([.B117:.B128])" office:value-type="float" office:value="122292.093205596" calcext:value-type="float">
            <text:p>122292,093205596</text:p>
          </table:table-cell>
          <table:table-cell table:formula="of:=AVERAGE([.B117:.B128])" office:value-type="float" office:value="577916.666666667" calcext:value-type="float">
            <text:p>577916,666666667</text:p>
          </table:table-cell>
          <table:table-cell table:formula="of:=[.D128]-[.C128]" office:value-type="float" office:value="455624.573461071" calcext:value-type="float">
            <text:p>455624,573461071</text:p>
          </table:table-cell>
          <table:table-cell table:formula="of:=[.D128]-[.D116]" office:value-type="float" office:value="180833.333333333" calcext:value-type="float">
            <text:p>180833,333333333</text:p>
          </table:table-cell>
          <table:table-cell table:number-columns-repeated="1018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17000" calcext:value-type="float">
            <text:p>817000</text:p>
          </table:table-cell>
          <table:table-cell table:formula="of:=COM.MICROSOFT.STDEV.S([.B118:.B129])" office:value-type="float" office:value="129057.744886355" calcext:value-type="float">
            <text:p>129057,744886355</text:p>
          </table:table-cell>
          <table:table-cell table:formula="of:=AVERAGE([.B118:.B129])" office:value-type="float" office:value="611083.333333333" calcext:value-type="float">
            <text:p>611083,333333333</text:p>
          </table:table-cell>
          <table:table-cell table:formula="of:=[.D129]-[.C129]" office:value-type="float" office:value="482025.588446978" calcext:value-type="float">
            <text:p>482025,588446978</text:p>
          </table:table-cell>
          <table:table-cell table:formula="of:=[.D129]-[.D117]" office:value-type="float" office:value="210666.666666667" calcext:value-type="float">
            <text:p>210666,666666667</text:p>
          </table:table-cell>
          <table:table-cell table:number-columns-repeated="1018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825000" calcext:value-type="float">
            <text:p>825000</text:p>
          </table:table-cell>
          <table:table-cell table:formula="of:=COM.MICROSOFT.STDEV.S([.B119:.B130])" office:value-type="float" office:value="127809.754452989" calcext:value-type="float">
            <text:p>127809,754452989</text:p>
          </table:table-cell>
          <table:table-cell table:formula="of:=AVERAGE([.B119:.B130])" office:value-type="float" office:value="644666.666666667" calcext:value-type="float">
            <text:p>644666,666666667</text:p>
          </table:table-cell>
          <table:table-cell table:formula="of:=[.D130]-[.C130]" office:value-type="float" office:value="516856.912213678" calcext:value-type="float">
            <text:p>516856,912213678</text:p>
          </table:table-cell>
          <table:table-cell table:formula="of:=[.D130]-[.D118]" office:value-type="float" office:value="240916.666666667" calcext:value-type="float">
            <text:p>240916,666666667</text:p>
          </table:table-cell>
          <table:table-cell table:number-columns-repeated="1018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827000" calcext:value-type="float">
            <text:p>827000</text:p>
          </table:table-cell>
          <table:table-cell table:formula="of:=COM.MICROSOFT.STDEV.S([.B120:.B131])" office:value-type="float" office:value="117829.968663119" calcext:value-type="float">
            <text:p>117829,968663119</text:p>
          </table:table-cell>
          <table:table-cell table:formula="of:=AVERAGE([.B120:.B131])" office:value-type="float" office:value="677916.666666667" calcext:value-type="float">
            <text:p>677916,666666667</text:p>
          </table:table-cell>
          <table:table-cell table:formula="of:=[.D131]-[.C131]" office:value-type="float" office:value="560086.698003548" calcext:value-type="float">
            <text:p>560086,698003548</text:p>
          </table:table-cell>
          <table:table-cell table:formula="of:=[.D131]-[.D119]" office:value-type="float" office:value="270500" calcext:value-type="float">
            <text:p>270500</text:p>
          </table:table-cell>
          <table:table-cell table:number-columns-repeated="1018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30000" calcext:value-type="float">
            <text:p>830000</text:p>
          </table:table-cell>
          <table:table-cell table:formula="of:=COM.MICROSOFT.STDEV.S([.B121:.B132])" office:value-type="float" office:value="110149.58837046" calcext:value-type="float">
            <text:p>110149,58837046</text:p>
          </table:table-cell>
          <table:table-cell table:formula="of:=AVERAGE([.B121:.B132])" office:value-type="float" office:value="705750" calcext:value-type="float">
            <text:p>705750</text:p>
          </table:table-cell>
          <table:table-cell table:formula="of:=[.D132]-[.C132]" office:value-type="float" office:value="595600.41162954" calcext:value-type="float">
            <text:p>595600,41162954</text:p>
          </table:table-cell>
          <table:table-cell table:formula="of:=[.D132]-[.D120]" office:value-type="float" office:value="289166.666666667" calcext:value-type="float">
            <text:p>289166,666666667</text:p>
          </table:table-cell>
          <table:table-cell table:number-columns-repeated="1018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835000" calcext:value-type="float">
            <text:p>835000</text:p>
          </table:table-cell>
          <table:table-cell table:formula="of:=COM.MICROSOFT.STDEV.S([.B122:.B133])" office:value-type="float" office:value="94167.9672744722" calcext:value-type="float">
            <text:p>94167,9672744722</text:p>
          </table:table-cell>
          <table:table-cell table:formula="of:=AVERAGE([.B122:.B133])" office:value-type="float" office:value="733833.333333333" calcext:value-type="float">
            <text:p>733833,333333333</text:p>
          </table:table-cell>
          <table:table-cell table:formula="of:=[.D133]-[.C133]" office:value-type="float" office:value="639665.366058861" calcext:value-type="float">
            <text:p>639665,366058861</text:p>
          </table:table-cell>
          <table:table-cell table:formula="of:=[.D133]-[.D121]" office:value-type="float" office:value="308083.333333333" calcext:value-type="float">
            <text:p>308083,333333333</text:p>
          </table:table-cell>
          <table:table-cell table:number-columns-repeated="1018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837000" calcext:value-type="float">
            <text:p>837000</text:p>
          </table:table-cell>
          <table:table-cell table:formula="of:=COM.MICROSOFT.STDEV.S([.B123:.B134])" office:value-type="float" office:value="77619.1166706197" calcext:value-type="float">
            <text:p>77619,1166706197</text:p>
          </table:table-cell>
          <table:table-cell table:formula="of:=AVERAGE([.B123:.B134])" office:value-type="float" office:value="758000" calcext:value-type="float">
            <text:p>758000</text:p>
          </table:table-cell>
          <table:table-cell table:formula="of:=[.D134]-[.C134]" office:value-type="float" office:value="680380.88332938" calcext:value-type="float">
            <text:p>680380,88332938</text:p>
          </table:table-cell>
          <table:table-cell table:formula="of:=[.D134]-[.D122]" office:value-type="float" office:value="319250" calcext:value-type="float">
            <text:p>319250</text:p>
          </table:table-cell>
          <table:table-cell table:number-columns-repeated="1018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840000" calcext:value-type="float">
            <text:p>840000</text:p>
          </table:table-cell>
          <table:table-cell table:formula="of:=COM.MICROSOFT.STDEV.S([.B124:.B135])" office:value-type="float" office:value="68791.0208199773" calcext:value-type="float">
            <text:p>68791,0208199773</text:p>
          </table:table-cell>
          <table:table-cell table:formula="of:=AVERAGE([.B124:.B135])" office:value-type="float" office:value="775750" calcext:value-type="float">
            <text:p>775750</text:p>
          </table:table-cell>
          <table:table-cell table:formula="of:=[.D135]-[.C135]" office:value-type="float" office:value="706958.979180023" calcext:value-type="float">
            <text:p>706958,979180023</text:p>
          </table:table-cell>
          <table:table-cell table:formula="of:=[.D135]-[.D123]" office:value-type="float" office:value="318250" calcext:value-type="float">
            <text:p>318250</text:p>
          </table:table-cell>
          <table:table-cell table:number-columns-repeated="1018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842000" calcext:value-type="float">
            <text:p>842000</text:p>
          </table:table-cell>
          <table:table-cell table:formula="of:=COM.MICROSOFT.STDEV.S([.B125:.B136])" office:value-type="float" office:value="63866.8121716569" calcext:value-type="float">
            <text:p>63866,8121716569</text:p>
          </table:table-cell>
          <table:table-cell table:formula="of:=AVERAGE([.B125:.B136])" office:value-type="float" office:value="789333.333333333" calcext:value-type="float">
            <text:p>789333,333333333</text:p>
          </table:table-cell>
          <table:table-cell table:formula="of:=[.D136]-[.C136]" office:value-type="float" office:value="725466.521161677" calcext:value-type="float">
            <text:p>725466,521161677</text:p>
          </table:table-cell>
          <table:table-cell table:formula="of:=[.D136]-[.D124]" office:value-type="float" office:value="309083.333333333" calcext:value-type="float">
            <text:p>309083,333333333</text:p>
          </table:table-cell>
          <table:table-cell table:number-columns-repeated="1018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44000" calcext:value-type="float">
            <text:p>844000</text:p>
          </table:table-cell>
          <table:table-cell table:formula="of:=COM.MICROSOFT.STDEV.S([.B126:.B137])" office:value-type="float" office:value="57218.6132038316" calcext:value-type="float">
            <text:p>57218,6132038316</text:p>
          </table:table-cell>
          <table:table-cell table:formula="of:=AVERAGE([.B126:.B137])" office:value-type="float" office:value="802166.666666667" calcext:value-type="float">
            <text:p>802166,666666667</text:p>
          </table:table-cell>
          <table:table-cell table:formula="of:=[.D137]-[.C137]" office:value-type="float" office:value="744948.053462835" calcext:value-type="float">
            <text:p>744948,053462835</text:p>
          </table:table-cell>
          <table:table-cell table:formula="of:=[.D137]-[.D125]" office:value-type="float" office:value="298416.666666667" calcext:value-type="float">
            <text:p>298416,666666667</text:p>
          </table:table-cell>
          <table:table-cell table:number-columns-repeated="1018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847000" calcext:value-type="float">
            <text:p>847000</text:p>
          </table:table-cell>
          <table:table-cell table:formula="of:=COM.MICROSOFT.STDEV.S([.B127:.B138])" office:value-type="float" office:value="46597.8117577002" calcext:value-type="float">
            <text:p>46597,8117577002</text:p>
          </table:table-cell>
          <table:table-cell table:formula="of:=AVERAGE([.B127:.B138])" office:value-type="float" office:value="815083.333333333" calcext:value-type="float">
            <text:p>815083,333333333</text:p>
          </table:table-cell>
          <table:table-cell table:formula="of:=[.D138]-[.C138]" office:value-type="float" office:value="768485.521575633" calcext:value-type="float">
            <text:p>768485,521575633</text:p>
          </table:table-cell>
          <table:table-cell table:formula="of:=[.D138]-[.D126]" office:value-type="float" office:value="287833.333333333" calcext:value-type="float">
            <text:p>287833,333333333</text:p>
          </table:table-cell>
          <table:table-cell table:number-columns-repeated="1018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911000" calcext:value-type="float">
            <text:p>911000</text:p>
          </table:table-cell>
          <table:table-cell table:formula="of:=COM.MICROSOFT.STDEV.S([.B128:.B139])" office:value-type="float" office:value="38293.9191311655" calcext:value-type="float">
            <text:p>38293,9191311655</text:p>
          </table:table-cell>
          <table:table-cell table:formula="of:=AVERAGE([.B128:.B139])" office:value-type="float" office:value="832666.666666667" calcext:value-type="float">
            <text:p>832666,666666667</text:p>
          </table:table-cell>
          <table:table-cell table:formula="of:=[.D139]-[.C139]" office:value-type="float" office:value="794372.747535501" calcext:value-type="float">
            <text:p>794372,747535501</text:p>
          </table:table-cell>
          <table:table-cell table:formula="of:=[.D139]-[.D127]" office:value-type="float" office:value="281500" calcext:value-type="float">
            <text:p>281500</text:p>
          </table:table-cell>
          <table:table-cell table:number-columns-repeated="1018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100000" calcext:value-type="float">
            <text:p>1100000</text:p>
          </table:table-cell>
          <table:table-cell table:formula="of:=COM.MICROSOFT.STDEV.S([.B129:.B140])" office:value-type="float" office:value="78314.5851194032" calcext:value-type="float">
            <text:p>78314,5851194032</text:p>
          </table:table-cell>
          <table:table-cell table:formula="of:=AVERAGE([.B129:.B140])" office:value-type="float" office:value="862916.666666667" calcext:value-type="float">
            <text:p>862916,666666667</text:p>
          </table:table-cell>
          <table:table-cell table:formula="of:=[.D140]-[.C140]" office:value-type="float" office:value="784602.081547263" calcext:value-type="float">
            <text:p>784602,081547263</text:p>
          </table:table-cell>
          <table:table-cell table:formula="of:=[.D140]-[.D128]" office:value-type="float" office:value="285000" calcext:value-type="float">
            <text:p>285000</text:p>
          </table:table-cell>
          <table:table-cell table:number-columns-repeated="1018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200000" calcext:value-type="float">
            <text:p>1200000</text:p>
          </table:table-cell>
          <table:table-cell table:formula="of:=COM.MICROSOFT.STDEV.S([.B130:.B141])" office:value-type="float" office:value="123125.090370679" calcext:value-type="float">
            <text:p>123125,090370679</text:p>
          </table:table-cell>
          <table:table-cell table:formula="of:=AVERAGE([.B130:.B141])" office:value-type="float" office:value="894833.333333333" calcext:value-type="float">
            <text:p>894833,333333333</text:p>
          </table:table-cell>
          <table:table-cell table:formula="of:=[.D141]-[.C141]" office:value-type="float" office:value="771708.242962654" calcext:value-type="float">
            <text:p>771708,242962654</text:p>
          </table:table-cell>
          <table:table-cell table:formula="of:=[.D141]-[.D129]" office:value-type="float" office:value="283750" calcext:value-type="float">
            <text:p>283750</text:p>
          </table:table-cell>
          <table:table-cell table:number-columns-repeated="1018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1:.B142])" office:value-type="float" office:value="167125.134573052" calcext:value-type="float">
            <text:p>167125,134573052</text:p>
          </table:table-cell>
          <table:table-cell table:formula="of:=AVERAGE([.B131:.B142])" office:value-type="float" office:value="934416.666666667" calcext:value-type="float">
            <text:p>934416,666666667</text:p>
          </table:table-cell>
          <table:table-cell table:formula="of:=[.D142]-[.C142]" office:value-type="float" office:value="767291.532093615" calcext:value-type="float">
            <text:p>767291,532093615</text:p>
          </table:table-cell>
          <table:table-cell table:formula="of:=[.D142]-[.D130]" office:value-type="float" office:value="289750" calcext:value-type="float">
            <text:p>289750</text:p>
          </table:table-cell>
          <table:table-cell table:number-columns-repeated="1018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2:.B143])" office:value-type="float" office:value="193228.001609654" calcext:value-type="float">
            <text:p>193228,001609654</text:p>
          </table:table-cell>
          <table:table-cell table:formula="of:=AVERAGE([.B132:.B143])" office:value-type="float" office:value="973833.333333333" calcext:value-type="float">
            <text:p>973833,333333333</text:p>
          </table:table-cell>
          <table:table-cell table:formula="of:=[.D143]-[.C143]" office:value-type="float" office:value="780605.331723679" calcext:value-type="float">
            <text:p>780605,331723679</text:p>
          </table:table-cell>
          <table:table-cell table:formula="of:=[.D143]-[.D131]" office:value-type="float" office:value="295916.666666667" calcext:value-type="float">
            <text:p>295916,666666667</text:p>
          </table:table-cell>
          <table:table-cell table:number-columns-repeated="1018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3:.B144])" office:value-type="float" office:value="208456.666523721" calcext:value-type="float">
            <text:p>208456,666523721</text:p>
          </table:table-cell>
          <table:table-cell table:formula="of:=AVERAGE([.B133:.B144])" office:value-type="float" office:value="1013000" calcext:value-type="float">
            <text:p>1013000</text:p>
          </table:table-cell>
          <table:table-cell table:formula="of:=[.D144]-[.C144]" office:value-type="float" office:value="804543.333476279" calcext:value-type="float">
            <text:p>804543,333476279</text:p>
          </table:table-cell>
          <table:table-cell table:formula="of:=[.D144]-[.D132]" office:value-type="float" office:value="307250" calcext:value-type="float">
            <text:p>307250</text:p>
          </table:table-cell>
          <table:table-cell table:number-columns-repeated="1018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4:.B145])" office:value-type="float" office:value="215461.924499645" calcext:value-type="float">
            <text:p>215461,924499645</text:p>
          </table:table-cell>
          <table:table-cell table:formula="of:=AVERAGE([.B134:.B145])" office:value-type="float" office:value="1051750" calcext:value-type="float">
            <text:p>1051750</text:p>
          </table:table-cell>
          <table:table-cell table:formula="of:=[.D145]-[.C145]" office:value-type="float" office:value="836288.075500354" calcext:value-type="float">
            <text:p>836288,075500354</text:p>
          </table:table-cell>
          <table:table-cell table:formula="of:=[.D145]-[.D133]" office:value-type="float" office:value="317916.666666667" calcext:value-type="float">
            <text:p>317916,666666667</text:p>
          </table:table-cell>
          <table:table-cell table:number-columns-repeated="1018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5:.B146])" office:value-type="float" office:value="214964.831514085" calcext:value-type="float">
            <text:p>214964,831514085</text:p>
          </table:table-cell>
          <table:table-cell table:formula="of:=AVERAGE([.B135:.B146])" office:value-type="float" office:value="1090333.33333333" calcext:value-type="float">
            <text:p>1090333,33333333</text:p>
          </table:table-cell>
          <table:table-cell table:formula="of:=[.D146]-[.C146]" office:value-type="float" office:value="875368.501819249" calcext:value-type="float">
            <text:p>875368,501819249</text:p>
          </table:table-cell>
          <table:table-cell table:formula="of:=[.D146]-[.D134]" office:value-type="float" office:value="332333.333333333" calcext:value-type="float">
            <text:p>332333,333333333</text:p>
          </table:table-cell>
          <table:table-cell table:number-columns-repeated="1018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6:.B147])" office:value-type="float" office:value="207138.220578054" calcext:value-type="float">
            <text:p>207138,220578054</text:p>
          </table:table-cell>
          <table:table-cell table:formula="of:=AVERAGE([.B136:.B147])" office:value-type="float" office:value="1128666.66666667" calcext:value-type="float">
            <text:p>1128666,66666667</text:p>
          </table:table-cell>
          <table:table-cell table:formula="of:=[.D147]-[.C147]" office:value-type="float" office:value="921528.446088613" calcext:value-type="float">
            <text:p>921528,446088613</text:p>
          </table:table-cell>
          <table:table-cell table:formula="of:=[.D147]-[.D135]" office:value-type="float" office:value="352916.666666667" calcext:value-type="float">
            <text:p>352916,666666667</text:p>
          </table:table-cell>
          <table:table-cell table:number-columns-repeated="1018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7:.B148])" office:value-type="float" office:value="191089.143087881" calcext:value-type="float">
            <text:p>191089,143087881</text:p>
          </table:table-cell>
          <table:table-cell table:formula="of:=AVERAGE([.B137:.B148])" office:value-type="float" office:value="1166833.33333333" calcext:value-type="float">
            <text:p>1166833,33333333</text:p>
          </table:table-cell>
          <table:table-cell table:formula="of:=[.D148]-[.C148]" office:value-type="float" office:value="975744.190245452" calcext:value-type="float">
            <text:p>975744,190245452</text:p>
          </table:table-cell>
          <table:table-cell table:formula="of:=[.D148]-[.D136]" office:value-type="float" office:value="377500" calcext:value-type="float">
            <text:p>377500</text:p>
          </table:table-cell>
          <table:table-cell table:number-columns-repeated="1018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8:.B149])" office:value-type="float" office:value="164551.640600276" calcext:value-type="float">
            <text:p>164551,640600276</text:p>
          </table:table-cell>
          <table:table-cell table:formula="of:=AVERAGE([.B138:.B149])" office:value-type="float" office:value="1204833.33333333" calcext:value-type="float">
            <text:p>1204833,33333333</text:p>
          </table:table-cell>
          <table:table-cell table:formula="of:=[.D149]-[.C149]" office:value-type="float" office:value="1040281.69273306" calcext:value-type="float">
            <text:p>1040281,69273306</text:p>
          </table:table-cell>
          <table:table-cell table:formula="of:=[.D149]-[.D137]" office:value-type="float" office:value="402666.666666667" calcext:value-type="float">
            <text:p>402666,666666667</text:p>
          </table:table-cell>
          <table:table-cell table:number-columns-repeated="1018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39:.B150])" office:value-type="float" office:value="121266.39220653" calcext:value-type="float">
            <text:p>121266,39220653</text:p>
          </table:table-cell>
          <table:table-cell table:formula="of:=AVERAGE([.B139:.B150])" office:value-type="float" office:value="1242583.33333333" calcext:value-type="float">
            <text:p>1242583,33333333</text:p>
          </table:table-cell>
          <table:table-cell table:formula="of:=[.D150]-[.C150]" office:value-type="float" office:value="1121316.9411268" calcext:value-type="float">
            <text:p>1121316,9411268</text:p>
          </table:table-cell>
          <table:table-cell table:formula="of:=[.D150]-[.D138]" office:value-type="float" office:value="427500" calcext:value-type="float">
            <text:p>427500</text:p>
          </table:table-cell>
          <table:table-cell table:number-columns-repeated="1018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40:.B151])" office:value-type="float" office:value="62158.1560508061" calcext:value-type="float">
            <text:p>62158,1560508061</text:p>
          </table:table-cell>
          <table:table-cell table:formula="of:=AVERAGE([.B140:.B151])" office:value-type="float" office:value="1275000" calcext:value-type="float">
            <text:p>1275000</text:p>
          </table:table-cell>
          <table:table-cell table:formula="of:=[.D151]-[.C151]" office:value-type="float" office:value="1212841.84394919" calcext:value-type="float">
            <text:p>1212841,84394919</text:p>
          </table:table-cell>
          <table:table-cell table:formula="of:=[.D151]-[.D139]" office:value-type="float" office:value="442333.333333333" calcext:value-type="float">
            <text:p>442333,333333333</text:p>
          </table:table-cell>
          <table:table-cell table:number-columns-repeated="1018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41:.B152])" office:value-type="float" office:value="28867.5134594813" calcext:value-type="float">
            <text:p>28867,5134594813</text:p>
          </table:table-cell>
          <table:table-cell table:formula="of:=AVERAGE([.B141:.B152])" office:value-type="float" office:value="1291666.66666667" calcext:value-type="float">
            <text:p>1291666,66666667</text:p>
          </table:table-cell>
          <table:table-cell table:formula="of:=[.D152]-[.C152]" office:value-type="float" office:value="1262799.15320719" calcext:value-type="float">
            <text:p>1262799,15320719</text:p>
          </table:table-cell>
          <table:table-cell table:formula="of:=[.D152]-[.D140]" office:value-type="float" office:value="428750" calcext:value-type="float">
            <text:p>428750</text:p>
          </table:table-cell>
          <table:table-cell table:number-columns-repeated="1018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42:.B153])" office:value-type="float" office:value="0" calcext:value-type="float">
            <text:p>0</text:p>
          </table:table-cell>
          <table:table-cell table:formula="of:=AVERAGE([.B142:.B153])" office:value-type="float" office:value="1300000" calcext:value-type="float">
            <text:p>1300000</text:p>
          </table:table-cell>
          <table:table-cell table:formula="of:=[.D153]-[.C153]" office:value-type="float" office:value="1300000" calcext:value-type="float">
            <text:p>1300000</text:p>
          </table:table-cell>
          <table:table-cell table:formula="of:=[.D153]-[.D141]" office:value-type="float" office:value="405166.666666667" calcext:value-type="float">
            <text:p>405166,666666667</text:p>
          </table:table-cell>
          <table:table-cell table:number-columns-repeated="1018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43:.B154])" office:value-type="float" office:value="0" calcext:value-type="float">
            <text:p>0</text:p>
          </table:table-cell>
          <table:table-cell table:formula="of:=AVERAGE([.B143:.B154])" office:value-type="float" office:value="1300000" calcext:value-type="float">
            <text:p>1300000</text:p>
          </table:table-cell>
          <table:table-cell table:formula="of:=[.D154]-[.C154]" office:value-type="float" office:value="1300000" calcext:value-type="float">
            <text:p>1300000</text:p>
          </table:table-cell>
          <table:table-cell table:formula="of:=[.D154]-[.D142]" office:value-type="float" office:value="365583.333333333" calcext:value-type="float">
            <text:p>365583,333333333</text:p>
          </table:table-cell>
          <table:table-cell table:number-columns-repeated="1018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300000" calcext:value-type="float">
            <text:p>1300000</text:p>
          </table:table-cell>
          <table:table-cell table:formula="of:=COM.MICROSOFT.STDEV.S([.B144:.B155])" office:value-type="float" office:value="0" calcext:value-type="float">
            <text:p>0</text:p>
          </table:table-cell>
          <table:table-cell table:formula="of:=AVERAGE([.B144:.B155])" office:value-type="float" office:value="1300000" calcext:value-type="float">
            <text:p>1300000</text:p>
          </table:table-cell>
          <table:table-cell table:formula="of:=[.D155]-[.C155]" office:value-type="float" office:value="1300000" calcext:value-type="float">
            <text:p>1300000</text:p>
          </table:table-cell>
          <table:table-cell table:formula="of:=[.D155]-[.D143]" office:value-type="float" office:value="326166.666666667" calcext:value-type="float">
            <text:p>326166,666666667</text:p>
          </table:table-cell>
          <table:table-cell table:number-columns-repeated="1018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500000" calcext:value-type="float">
            <text:p>1500000</text:p>
          </table:table-cell>
          <table:table-cell table:formula="of:=COM.MICROSOFT.STDEV.S([.B145:.B156])" office:value-type="float" office:value="57735.0269189626" calcext:value-type="float">
            <text:p>57735,0269189626</text:p>
          </table:table-cell>
          <table:table-cell table:formula="of:=AVERAGE([.B145:.B156])" office:value-type="float" office:value="1316666.66666667" calcext:value-type="float">
            <text:p>1316666,66666667</text:p>
          </table:table-cell>
          <table:table-cell table:formula="of:=[.D156]-[.C156]" office:value-type="float" office:value="1258931.6397477" calcext:value-type="float">
            <text:p>1258931,6397477</text:p>
          </table:table-cell>
          <table:table-cell table:formula="of:=[.D156]-[.D144]" office:value-type="float" office:value="303666.666666667" calcext:value-type="float">
            <text:p>303666,666666667</text:p>
          </table:table-cell>
          <table:table-cell table:number-columns-repeated="1018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46:.B157])" office:value-type="float" office:value="99620.4919895622" calcext:value-type="float">
            <text:p>99620,4919895622</text:p>
          </table:table-cell>
          <table:table-cell table:formula="of:=AVERAGE([.B146:.B157])" office:value-type="float" office:value="1341666.66666667" calcext:value-type="float">
            <text:p>1341666,66666667</text:p>
          </table:table-cell>
          <table:table-cell table:formula="of:=[.D157]-[.C157]" office:value-type="float" office:value="1242046.1746771" calcext:value-type="float">
            <text:p>1242046,1746771</text:p>
          </table:table-cell>
          <table:table-cell table:formula="of:=[.D157]-[.D145]" office:value-type="float" office:value="289916.666666667" calcext:value-type="float">
            <text:p>289916,666666667</text:p>
          </table:table-cell>
          <table:table-cell table:number-columns-repeated="1018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600000" calcext:value-type="float">
            <text:p>1600000</text:p>
          </table:table-cell>
          <table:table-cell table:formula="of:=COM.MICROSOFT.STDEV.S([.B147:.B158])" office:value-type="float" office:value="123091.490979333" calcext:value-type="float">
            <text:p>123091,490979333</text:p>
          </table:table-cell>
          <table:table-cell table:formula="of:=AVERAGE([.B147:.B158])" office:value-type="float" office:value="1366666.66666667" calcext:value-type="float">
            <text:p>1366666,66666667</text:p>
          </table:table-cell>
          <table:table-cell table:formula="of:=[.D158]-[.C158]" office:value-type="float" office:value="1243575.17568733" calcext:value-type="float">
            <text:p>1243575,17568733</text:p>
          </table:table-cell>
          <table:table-cell table:formula="of:=[.D158]-[.D146]" office:value-type="float" office:value="276333.333333333" calcext:value-type="float">
            <text:p>276333,333333333</text:p>
          </table:table-cell>
          <table:table-cell table:number-columns-repeated="1018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700000" calcext:value-type="float">
            <text:p>1700000</text:p>
          </table:table-cell>
          <table:table-cell table:formula="of:=COM.MICROSOFT.STDEV.S([.B148:.B159])" office:value-type="float" office:value="153741.222957161" calcext:value-type="float">
            <text:p>153741,222957161</text:p>
          </table:table-cell>
          <table:table-cell table:formula="of:=AVERAGE([.B148:.B159])" office:value-type="float" office:value="1400000" calcext:value-type="float">
            <text:p>1400000</text:p>
          </table:table-cell>
          <table:table-cell table:formula="of:=[.D159]-[.C159]" office:value-type="float" office:value="1246258.77704284" calcext:value-type="float">
            <text:p>1246258,77704284</text:p>
          </table:table-cell>
          <table:table-cell table:formula="of:=[.D159]-[.D147]" office:value-type="float" office:value="271333.333333333" calcext:value-type="float">
            <text:p>271333,333333333</text:p>
          </table:table-cell>
          <table:table-cell table:number-columns-repeated="1018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700000" calcext:value-type="float">
            <text:p>1700000</text:p>
          </table:table-cell>
          <table:table-cell table:formula="of:=COM.MICROSOFT.STDEV.S([.B149:.B160])" office:value-type="float" office:value="172328.087371066" calcext:value-type="float">
            <text:p>172328,087371066</text:p>
          </table:table-cell>
          <table:table-cell table:formula="of:=AVERAGE([.B149:.B160])" office:value-type="float" office:value="1433333.33333333" calcext:value-type="float">
            <text:p>1433333,33333333</text:p>
          </table:table-cell>
          <table:table-cell table:formula="of:=[.D160]-[.C160]" office:value-type="float" office:value="1261005.24596227" calcext:value-type="float">
            <text:p>1261005,24596227</text:p>
          </table:table-cell>
          <table:table-cell table:formula="of:=[.D160]-[.D148]" office:value-type="float" office:value="266500" calcext:value-type="float">
            <text:p>266500</text:p>
          </table:table-cell>
          <table:table-cell table:number-columns-repeated="1018"/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700000" calcext:value-type="float">
            <text:p>1700000</text:p>
          </table:table-cell>
          <table:table-cell table:formula="of:=COM.MICROSOFT.STDEV.S([.B150:.B161])" office:value-type="float" office:value="182574.185835055" calcext:value-type="float">
            <text:p>182574,185835055</text:p>
          </table:table-cell>
          <table:table-cell table:formula="of:=AVERAGE([.B150:.B161])" office:value-type="float" office:value="1466666.66666667" calcext:value-type="float">
            <text:p>1466666,66666667</text:p>
          </table:table-cell>
          <table:table-cell table:formula="of:=[.D161]-[.C161]" office:value-type="float" office:value="1284092.48083161" calcext:value-type="float">
            <text:p>1284092,48083161</text:p>
          </table:table-cell>
          <table:table-cell table:formula="of:=[.D161]-[.D149]" office:value-type="float" office:value="261833.333333333" calcext:value-type="float">
            <text:p>261833,333333333</text:p>
          </table:table-cell>
          <table:table-cell table:number-columns-repeated="1018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900000" calcext:value-type="float">
            <text:p>1900000</text:p>
          </table:table-cell>
          <table:table-cell table:formula="of:=COM.MICROSOFT.STDEV.S([.B151:.B162])" office:value-type="float" office:value="212488.858887978" calcext:value-type="float">
            <text:p>212488,858887978</text:p>
          </table:table-cell>
          <table:table-cell table:formula="of:=AVERAGE([.B151:.B162])" office:value-type="float" office:value="1516666.66666667" calcext:value-type="float">
            <text:p>1516666,66666667</text:p>
          </table:table-cell>
          <table:table-cell table:formula="of:=[.D162]-[.C162]" office:value-type="float" office:value="1304177.80777869" calcext:value-type="float">
            <text:p>1304177,80777869</text:p>
          </table:table-cell>
          <table:table-cell table:formula="of:=[.D162]-[.D150]" office:value-type="float" office:value="274083.333333333" calcext:value-type="float">
            <text:p>274083,333333333</text:p>
          </table:table-cell>
          <table:table-cell table:number-columns-repeated="1018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52:.B163])" office:value-type="float" office:value="241679.727964699" calcext:value-type="float">
            <text:p>241679,727964699</text:p>
          </table:table-cell>
          <table:table-cell table:formula="of:=AVERAGE([.B152:.B163])" office:value-type="float" office:value="1575000" calcext:value-type="float">
            <text:p>1575000</text:p>
          </table:table-cell>
          <table:table-cell table:formula="of:=[.D163]-[.C163]" office:value-type="float" office:value="1333320.2720353" calcext:value-type="float">
            <text:p>1333320,2720353</text:p>
          </table:table-cell>
          <table:table-cell table:formula="of:=[.D163]-[.D151]" office:value-type="float" office:value="300000" calcext:value-type="float">
            <text:p>300000</text:p>
          </table:table-cell>
          <table:table-cell table:number-columns-repeated="1018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53:.B164])" office:value-type="float" office:value="253460.892925169" calcext:value-type="float">
            <text:p>253460,892925169</text:p>
          </table:table-cell>
          <table:table-cell table:formula="of:=AVERAGE([.B153:.B164])" office:value-type="float" office:value="1633333.33333333" calcext:value-type="float">
            <text:p>1633333,33333333</text:p>
          </table:table-cell>
          <table:table-cell table:formula="of:=[.D164]-[.C164]" office:value-type="float" office:value="1379872.44040816" calcext:value-type="float">
            <text:p>1379872,44040816</text:p>
          </table:table-cell>
          <table:table-cell table:formula="of:=[.D164]-[.D152]" office:value-type="float" office:value="341666.666666667" calcext:value-type="float">
            <text:p>341666,666666667</text:p>
          </table:table-cell>
          <table:table-cell table:number-columns-repeated="1018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000000" calcext:value-type="float">
            <text:p>2000000</text:p>
          </table:table-cell>
          <table:table-cell table:formula="of:=COM.MICROSOFT.STDEV.S([.B154:.B165])" office:value-type="float" office:value="250302.846870576" calcext:value-type="float">
            <text:p>250302,846870576</text:p>
          </table:table-cell>
          <table:table-cell table:formula="of:=AVERAGE([.B154:.B165])" office:value-type="float" office:value="1691666.66666667" calcext:value-type="float">
            <text:p>1691666,66666667</text:p>
          </table:table-cell>
          <table:table-cell table:formula="of:=[.D165]-[.C165]" office:value-type="float" office:value="1441363.81979609" calcext:value-type="float">
            <text:p>1441363,81979609</text:p>
          </table:table-cell>
          <table:table-cell table:formula="of:=[.D165]-[.D153]" office:value-type="float" office:value="391666.666666667" calcext:value-type="float">
            <text:p>391666,666666667</text:p>
          </table:table-cell>
          <table:table-cell table:number-columns-repeated="1018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200000" calcext:value-type="float">
            <text:p>2200000</text:p>
          </table:table-cell>
          <table:table-cell table:formula="of:=COM.MICROSOFT.STDEV.S([.B155:.B166])" office:value-type="float" office:value="257022.578892606" calcext:value-type="float">
            <text:p>257022,578892606</text:p>
          </table:table-cell>
          <table:table-cell table:formula="of:=AVERAGE([.B155:.B166])" office:value-type="float" office:value="1766666.66666667" calcext:value-type="float">
            <text:p>1766666,66666667</text:p>
          </table:table-cell>
          <table:table-cell table:formula="of:=[.D166]-[.C166]" office:value-type="float" office:value="1509644.08777406" calcext:value-type="float">
            <text:p>1509644,08777406</text:p>
          </table:table-cell>
          <table:table-cell table:formula="of:=[.D166]-[.D154]" office:value-type="float" office:value="466666.666666667" calcext:value-type="float">
            <text:p>466666,666666667</text:p>
          </table:table-cell>
          <table:table-cell table:number-columns-repeated="1018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300000" calcext:value-type="float">
            <text:p>2300000</text:p>
          </table:table-cell>
          <table:table-cell table:formula="of:=COM.MICROSOFT.STDEV.S([.B156:.B167])" office:value-type="float" office:value="254057.974772402" calcext:value-type="float">
            <text:p>254057,974772402</text:p>
          </table:table-cell>
          <table:table-cell table:formula="of:=AVERAGE([.B156:.B167])" office:value-type="float" office:value="1850000" calcext:value-type="float">
            <text:p>1850000</text:p>
          </table:table-cell>
          <table:table-cell table:formula="of:=[.D167]-[.C167]" office:value-type="float" office:value="1595942.0252276" calcext:value-type="float">
            <text:p>1595942,0252276</text:p>
          </table:table-cell>
          <table:table-cell table:formula="of:=[.D167]-[.D155]" office:value-type="float" office:value="550000" calcext:value-type="float">
            <text:p>550000</text:p>
          </table:table-cell>
          <table:table-cell table:number-columns-repeated="1018"/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300000" calcext:value-type="float">
            <text:p>2300000</text:p>
          </table:table-cell>
          <table:table-cell table:formula="of:=COM.MICROSOFT.STDEV.S([.B157:.B168])" office:value-type="float" office:value="258785.040080946" calcext:value-type="float">
            <text:p>258785,040080946</text:p>
          </table:table-cell>
          <table:table-cell table:formula="of:=AVERAGE([.B157:.B168])" office:value-type="float" office:value="1916666.66666667" calcext:value-type="float">
            <text:p>1916666,66666667</text:p>
          </table:table-cell>
          <table:table-cell table:formula="of:=[.D168]-[.C168]" office:value-type="float" office:value="1657881.62658572" calcext:value-type="float">
            <text:p>1657881,62658572</text:p>
          </table:table-cell>
          <table:table-cell table:formula="of:=[.D168]-[.D156]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300000" calcext:value-type="float">
            <text:p>2300000</text:p>
          </table:table-cell>
          <table:table-cell table:formula="of:=COM.MICROSOFT.STDEV.S([.B158:.B169])" office:value-type="float" office:value="259807.621135332" calcext:value-type="float">
            <text:p>259807,621135332</text:p>
          </table:table-cell>
          <table:table-cell table:formula="of:=AVERAGE([.B158:.B169])" office:value-type="float" office:value="1975000" calcext:value-type="float">
            <text:p>1975000</text:p>
          </table:table-cell>
          <table:table-cell table:formula="of:=[.D169]-[.C169]" office:value-type="float" office:value="1715192.37886467" calcext:value-type="float">
            <text:p>1715192,37886467</text:p>
          </table:table-cell>
          <table:table-cell table:formula="of:=[.D169]-[.D157]" office:value-type="float" office:value="633333.333333333" calcext:value-type="float">
            <text:p>633333,333333333</text:p>
          </table:table-cell>
          <table:table-cell table:number-columns-repeated="1018"/>
        </table:table-row>
      </table:table>
      <table:named-expressions>
        <table:named-range table:name="HTML_1" table:base-cell-address="$'New editors'.$A$1" table:cell-range-address=".$A$2:.$B$169"/>
        <table:named-range table:name="HTML_all" table:base-cell-address="$'New editors'.$A$1" table:cell-range-address=".$A$2:.$B$169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01:10:32.748144236</dc:date>
    <meta:editing-duration>PT6M12S</meta:editing-duration>
    <meta:editing-cycles>1</meta:editing-cycles>
    <meta:document-statistic meta:table-count="8" meta:cell-count="7663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Swedish Wikipedia</text:p>
        </chart:title>
        <chart:subtitle svg:x="6.898cm" svg:y="1.275cm" chart:style-name="ch3">
          <text:p>New editors</text:p>
        </chart:subtitle>
        <chart:legend chart:legend-position="end" svg:x="11.957cm" svg:y="3.454cm" style:legend-expansion="high" chart:style-name="ch4"/>
        <chart:plot-area chart:style-name="ch5" table:cell-range-address="'New editors'.A1:'New editors'.B169 'New editors'.D1:'New editors'.F169" chart:data-source-has-labels="both" svg:x="1.331cm" svg:y="2.138cm" svg:width="10.306cm" svg:height="5.701cm">
          <chartooo:coordinate-region svg:x="2.151cm" svg:y="2.338cm" svg:width="9.486cm" svg:height="5.302cm"/>
          <chart:axis chart:dimension="x" chart:name="primary-x" chart:style-name="ch6" chartooo:axis-type="auto">
            <chartooo:date-scale/>
            <chart:title svg:x="5.99cm" svg:y="8.019cm" chart:style-name="ch7">
              <text:p>Dated</text:p>
            </chart:title>
            <chart:categories table:cell-range-address="'New editors'.A2:'New editors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New editors'.B2:'New editors'.B169" chart:label-cell-address="'New editors'.B1:'New editors'.B1" chart:class="chart:line">
            <chart:data-point chart:repeated="168"/>
          </chart:series>
          <chart:series chart:style-name="ch12" chart:values-cell-range-address="'New editors'.D2:'New editors'.D169" chart:label-cell-address="'New editors'.D1:'New editors'.D1" chart:class="chart:line">
            <chart:data-point chart:repeated="168"/>
          </chart:series>
          <chart:series chart:style-name="ch13" chart:values-cell-range-address="'New editors'.E2:'New editors'.E169" chart:label-cell-address="'New editors'.E1:'New editors'.E1" chart:class="chart:line">
            <chart:data-point chart:repeated="168"/>
          </chart:series>
          <chart:series chart:style-name="ch14" chart:values-cell-range-address="'New editors'.F2:'New editors'.F169" chart:label-cell-address="'New editors'.F1:'New editors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Mean</text:p>
                <draw:g>
                  <svg:desc>'New editors'.D1:'New editors'.D1</svg:desc>
                </draw:g>
              </table:table-cell>
              <table:table-cell office:value-type="string">
                <text:p>Mean – 1*StdDev</text:p>
                <draw:g>
                  <svg:desc>'New editors'.E1:'New editors'.E1</svg:desc>
                </draw:g>
              </table:table-cell>
              <table:table-cell office:value-type="string">
                <text:p>Diff</text:p>
                <draw:g>
                  <svg:desc>'New editors'.F1:'New editors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New editors'.A2:'New editors'.A169</svg:desc>
                </draw:g>
              </table:table-cell>
              <table:table-cell office:value-type="float" office:value="6">
                <text:p>6</text:p>
                <draw:g>
                  <svg:desc>'New editors'.B2:'New editors'.B169</svg:desc>
                </draw:g>
              </table:table-cell>
              <table:table-cell office:value-type="float" office:value="NaN">
                <text:p>NaN</text:p>
                <draw:g>
                  <svg:desc>'New editors'.D2:'New editors'.D169</svg:desc>
                </draw:g>
              </table:table-cell>
              <table:table-cell office:value-type="float" office:value="NaN">
                <text:p>NaN</text:p>
                <draw:g>
                  <svg:desc>'New editors'.E2:'New editors'.E169</svg:desc>
                </draw:g>
              </table:table-cell>
              <table:table-cell office:value-type="float" office:value="NaN">
                <text:p>NaN</text:p>
                <draw:g>
                  <svg:desc>'New editors'.F2:'New editors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16">
                <text:p>16</text:p>
              </table:table-cell>
              <table:table-cell office:value-type="float" office:value="7.54545454545455">
                <text:p>7.54545454545455</text:p>
              </table:table-cell>
              <table:table-cell office:value-type="float" office:value="4.04220929672769">
                <text:p>4.04220929672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0">
                <text:p>10</text:p>
              </table:table-cell>
              <table:table-cell office:value-type="float" office:value="7.90909090909091">
                <text:p>7.90909090909091</text:p>
              </table:table-cell>
              <table:table-cell office:value-type="float" office:value="4.37484288569059">
                <text:p>4.3748428856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4.41742430504416">
                <text:p>4.4174243050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17">
                <text:p>17</text:p>
              </table:table-cell>
              <table:table-cell office:value-type="float" office:value="9.81818181818182">
                <text:p>9.81818181818182</text:p>
              </table:table-cell>
              <table:table-cell office:value-type="float" office:value="4.66418954387287">
                <text:p>4.6641895438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7">
                <text:p>37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3.30293286613753">
                <text:p>3.30293286613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5">
                <text:p>35</text:p>
              </table:table-cell>
              <table:table-cell office:value-type="float" office:value="15.5454545454545">
                <text:p>15.5454545454545</text:p>
              </table:table-cell>
              <table:table-cell office:value-type="float" office:value="4.49680180981627">
                <text:p>4.4968018098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1">
                <text:p>31</text:p>
              </table:table-cell>
              <table:table-cell office:value-type="float" office:value="17.9090909090909">
                <text:p>17.9090909090909</text:p>
              </table:table-cell>
              <table:table-cell office:value-type="float" office:value="6.5648893465785">
                <text:p>6.564889346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34">
                <text:p>34</text:p>
              </table:table-cell>
              <table:table-cell office:value-type="float" office:value="20.5454545454545">
                <text:p>20.5454545454545</text:p>
              </table:table-cell>
              <table:table-cell office:value-type="float" office:value="9.13174667847603">
                <text:p>9.13174667847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27">
                <text:p>27</text:p>
              </table:table-cell>
              <table:table-cell office:value-type="float" office:value="22.1818181818182">
                <text:p>22.1818181818182</text:p>
              </table:table-cell>
              <table:table-cell office:value-type="float" office:value="11.3115083259016">
                <text:p>11.3115083259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38">
                <text:p>38</text:p>
              </table:table-cell>
              <table:table-cell office:value-type="float" office:value="24.6363636363636">
                <text:p>24.6363636363636</text:p>
              </table:table-cell>
              <table:table-cell office:value-type="float" office:value="13.498386016771">
                <text:p>13.498386016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36">
                <text:p>36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14.4685738313073">
                <text:p>14.4685738313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5">
                <text:p>55</text:p>
              </table:table-cell>
              <table:table-cell office:value-type="float" office:value="29.5">
                <text:p>29.5</text:p>
              </table:table-cell>
              <table:table-cell office:value-type="float" office:value="16.9555336357565">
                <text:p>16.9555336357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44">
                <text:p>44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19.4248806912955">
                <text:p>19.4248806912955</text:p>
              </table:table-cell>
              <table:table-cell office:value-type="float" office:value="24.2878787878788">
                <text:p>24.2878787878788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1">
                <text:p>31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23.2220563557567">
                <text:p>23.2220563557567</text:p>
              </table:table-cell>
              <table:table-cell office:value-type="float" office:value="25.6742424242424">
                <text:p>25.6742424242424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8">
                <text:p>28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25.0702202507254">
                <text:p>25.0702202507254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28.6769760740025">
                <text:p>28.6769760740025</text:p>
              </table:table-cell>
              <table:table-cell office:value-type="float" office:value="27.1818181818182">
                <text:p>27.1818181818182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53">
                <text:p>5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28.8146117486844">
                <text:p>28.8146117486844</text:p>
              </table:table-cell>
              <table:table-cell office:value-type="float" office:value="25.6060606060606">
                <text:p>25.6060606060606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26.9909118440617">
                <text:p>26.9909118440617</text:p>
              </table:table-cell>
              <table:table-cell office:value-type="float" office:value="26.4545454545455">
                <text:p>26.4545454545455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0">
                <text:p>80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27.9903495936054">
                <text:p>27.9903495936054</text:p>
              </table:table-cell>
              <table:table-cell office:value-type="float" office:value="28.1742424242424">
                <text:p>28.174242424242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82">
                <text:p>82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29.7387636610224">
                <text:p>29.7387636610224</text:p>
              </table:table-cell>
              <table:table-cell office:value-type="float" office:value="29.5378787878788">
                <text:p>29.5378787878788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7">
                <text:p>77</text:p>
              </table:table-cell>
              <table:table-cell office:value-type="float" office:value="54.25">
                <text:p>54.25</text:p>
              </table:table-cell>
              <table:table-cell office:value-type="float" office:value="33.9427017149902">
                <text:p>33.9427017149902</text:p>
              </table:table-cell>
              <table:table-cell office:value-type="float" office:value="32.0681818181818">
                <text:p>32.0681818181818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68">
                <text:p>68</text:p>
              </table:table-cell>
              <table:table-cell office:value-type="float" office:value="56.75">
                <text:p>56.75</text:p>
              </table:table-cell>
              <table:table-cell office:value-type="float" office:value="36.7812744522841">
                <text:p>36.7812744522841</text:p>
              </table:table-cell>
              <table:table-cell office:value-type="float" office:value="32.1136363636364">
                <text:p>32.1136363636364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07">
                <text:p>107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39.1939229631774">
                <text:p>39.1939229631774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7">
                <text:p>77</text:p>
              </table:table-cell>
              <table:table-cell office:value-type="float" office:value="64.5">
                <text:p>64.5</text:p>
              </table:table-cell>
              <table:table-cell office:value-type="float" office:value="40.822239049345">
                <text:p>40.8222390493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107">
                <text:p>107</text:p>
              </table:table-cell>
              <table:table-cell office:value-type="float" office:value="69.75">
                <text:p>69.75</text:p>
              </table:table-cell>
              <table:table-cell office:value-type="float" office:value="44.1264135644875">
                <text:p>44.126413564487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38">
                <text:p>138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49.3957275155585">
                <text:p>49.3957275155585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22">
                <text:p>122</text:p>
              </table:table-cell>
              <table:table-cell office:value-type="float" office:value="86.5">
                <text:p>86.5</text:p>
              </table:table-cell>
              <table:table-cell office:value-type="float" office:value="59.5336910538016">
                <text:p>59.5336910538016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90">
                <text:p>190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60.7365894382146">
                <text:p>60.7365894382146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87">
                <text:p>187</text:p>
              </table:table-cell>
              <table:table-cell office:value-type="float" office:value="109.5">
                <text:p>109.5</text:p>
              </table:table-cell>
              <table:table-cell office:value-type="float" office:value="67.010429087085">
                <text:p>67.010429087085</text:p>
              </table:table-cell>
              <table:table-cell office:value-type="float" office:value="71.1666666666667">
                <text:p>71.16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20">
                <text:p>220</text:p>
              </table:table-cell>
              <table:table-cell office:value-type="float" office:value="121.25">
                <text:p>121.25</text:p>
              </table:table-cell>
              <table:table-cell office:value-type="float" office:value="69.4793080454342">
                <text:p>69.4793080454342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92">
                <text:p>192</text:p>
              </table:table-cell>
              <table:table-cell office:value-type="float" office:value="130.583333333333">
                <text:p>130.583333333333</text:p>
              </table:table-cell>
              <table:table-cell office:value-type="float" office:value="76.8661305134929">
                <text:p>76.8661305134929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74">
                <text:p>174</text:p>
              </table:table-cell>
              <table:table-cell office:value-type="float" office:value="138.25">
                <text:p>138.25</text:p>
              </table:table-cell>
              <table:table-cell office:value-type="float" office:value="85.54132381235">
                <text:p>85.54132381235</text:p>
              </table:table-cell>
              <table:table-cell office:value-type="float" office:value="88.1666666666667">
                <text:p>88.1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85">
                <text:p>185</text:p>
              </table:table-cell>
              <table:table-cell office:value-type="float" office:value="147.25">
                <text:p>147.25</text:p>
              </table:table-cell>
              <table:table-cell office:value-type="float" office:value="96.7774602112468">
                <text:p>96.77746021124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52">
                <text:p>152</text:p>
              </table:table-cell>
              <table:table-cell office:value-type="float" office:value="154.25">
                <text:p>154.25</text:p>
              </table:table-cell>
              <table:table-cell office:value-type="float" office:value="110.3738830756">
                <text:p>110.3738830756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88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118.857384988589">
                <text:p>118.857384988589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26">
                <text:p>226</text:p>
              </table:table-cell>
              <table:table-cell office:value-type="float" office:value="173.416666666667">
                <text:p>173.416666666667</text:p>
              </table:table-cell>
              <table:table-cell office:value-type="float" office:value="136.66823854114">
                <text:p>136.66823854114</text:p>
              </table:table-cell>
              <table:table-cell office:value-type="float" office:value="108.916666666667">
                <text:p>108.91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89">
                <text:p>189</text:p>
              </table:table-cell>
              <table:table-cell office:value-type="float" office:value="180.25">
                <text:p>180.25</text:p>
              </table:table-cell>
              <table:table-cell office:value-type="float" office:value="149.909133469557">
                <text:p>149.909133469557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50">
                <text:p>250</text:p>
              </table:table-cell>
              <table:table-cell office:value-type="float" office:value="189.583333333333">
                <text:p>189.583333333333</text:p>
              </table:table-cell>
              <table:table-cell office:value-type="float" office:value="156.333703579186">
                <text:p>156.333703579186</text:p>
              </table:table-cell>
              <table:table-cell office:value-type="float" office:value="110.916666666667">
                <text:p>110.91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01">
                <text:p>201</text:p>
              </table:table-cell>
              <table:table-cell office:value-type="float" office:value="196.166666666667">
                <text:p>196.166666666667</text:p>
              </table:table-cell>
              <table:table-cell office:value-type="float" office:value="170.576067066837">
                <text:p>170.576067066837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26">
                <text:p>226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172.287024713784">
                <text:p>172.287024713784</text:p>
              </table:table-cell>
              <table:table-cell office:value-type="float" office:value="100.833333333333">
                <text:p>100.8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0">
                <text:p>200</text:p>
              </table:table-cell>
              <table:table-cell office:value-type="float" office:value="200.25">
                <text:p>200.25</text:p>
              </table:table-cell>
              <table:table-cell office:value-type="float" office:value="173.644720277905">
                <text:p>173.644720277905</text:p>
              </table:table-cell>
              <table:table-cell office:value-type="float" office:value="90.75">
                <text:p>90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250">
                <text:p>250</text:p>
              </table:table-cell>
              <table:table-cell office:value-type="float" office:value="202.75">
                <text:p>202.75</text:p>
              </table:table-cell>
              <table:table-cell office:value-type="float" office:value="172.9076109901">
                <text:p>172.907610990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173.243411730265">
                <text:p>173.243411730265</text:p>
              </table:table-cell>
              <table:table-cell office:value-type="float" office:value="72.4166666666667">
                <text:p>72.4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203">
                <text:p>203</text:p>
              </table:table-cell>
              <table:table-cell office:value-type="float" office:value="205.416666666667">
                <text:p>205.416666666667</text:p>
              </table:table-cell>
              <table:table-cell office:value-type="float" office:value="177.085962688848">
                <text:p>177.085962688848</text:p>
              </table:table-cell>
              <table:table-cell office:value-type="float" office:value="67.1666666666667">
                <text:p>67.1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87">
                <text:p>187</text:p>
              </table:table-cell>
              <table:table-cell office:value-type="float" office:value="205.583333333333">
                <text:p>205.583333333333</text:p>
              </table:table-cell>
              <table:table-cell office:value-type="float" office:value="177.378052289035">
                <text:p>177.378052289035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74">
                <text:p>174</text:p>
              </table:table-cell>
              <table:table-cell office:value-type="float" office:value="207.416666666667">
                <text:p>207.416666666667</text:p>
              </table:table-cell>
              <table:table-cell office:value-type="float" office:value="182.486005247685">
                <text:p>182.486005247685</text:p>
              </table:table-cell>
              <table:table-cell office:value-type="float" office:value="53.1666666666667">
                <text:p>53.1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79">
                <text:p>179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80.975021992559">
                <text:p>180.975021992559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68">
                <text:p>168</text:p>
              </table:table-cell>
              <table:table-cell office:value-type="float" office:value="201.833333333333">
                <text:p>201.833333333333</text:p>
              </table:table-cell>
              <table:table-cell office:value-type="float" office:value="174.69452069322">
                <text:p>174.69452069322</text:p>
              </table:table-cell>
              <table:table-cell office:value-type="float" office:value="28.4166666666667">
                <text:p>28.41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67">
                <text:p>167</text:p>
              </table:table-cell>
              <table:table-cell office:value-type="float" office:value="200">
                <text:p>200</text:p>
              </table:table-cell>
              <table:table-cell office:value-type="float" office:value="171.221851724237">
                <text:p>171.22185172423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221">
                <text:p>221</text:p>
              </table:table-cell>
              <table:table-cell office:value-type="float" office:value="197.583333333333">
                <text:p>197.583333333333</text:p>
              </table:table-cell>
              <table:table-cell office:value-type="float" office:value="172.39149362523">
                <text:p>172.391493625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80">
                <text:p>180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170.175326136099">
                <text:p>170.175326136099</text:p>
              </table:table-cell>
              <table:table-cell office:value-type="float" office:value="-0.333333333333314">
                <text:p>-0.333333333333314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206">
                <text:p>206</text:p>
              </table:table-cell>
              <table:table-cell office:value-type="float" office:value="194.166666666667">
                <text:p>194.166666666667</text:p>
              </table:table-cell>
              <table:table-cell office:value-type="float" office:value="170.042618561722">
                <text:p>170.0426185617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  <table:table-cell office:value-type="float" office:value="162.847233524506">
                <text:p>162.847233524506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205">
                <text:p>205</text:p>
              </table:table-cell>
              <table:table-cell office:value-type="float" office:value="186.25">
                <text:p>186.25</text:p>
              </table:table-cell>
              <table:table-cell office:value-type="float" office:value="165.875662308589">
                <text:p>165.875662308589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03">
                <text:p>203</text:p>
              </table:table-cell>
              <table:table-cell office:value-type="float" office:value="186.916666666667">
                <text:p>186.916666666667</text:p>
              </table:table-cell>
              <table:table-cell office:value-type="float" office:value="166.103828262829">
                <text:p>166.103828262829</text:p>
              </table:table-cell>
              <table:table-cell office:value-type="float" office:value="-16.0833333333333">
                <text:p>-16.0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89">
                <text:p>189</text:p>
              </table:table-cell>
              <table:table-cell office:value-type="float" office:value="185.75">
                <text:p>185.75</text:p>
              </table:table-cell>
              <table:table-cell office:value-type="float" office:value="165.536930420686">
                <text:p>165.536930420686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234">
                <text:p>234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65.103822097413">
                <text:p>165.103822097413</text:p>
              </table:table-cell>
              <table:table-cell office:value-type="float" office:value="-15.9166666666667">
                <text:p>-15.91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8">
                <text:p>188</text:p>
              </table:table-cell>
              <table:table-cell office:value-type="float" office:value="190.833333333333">
                <text:p>190.833333333333</text:p>
              </table:table-cell>
              <table:table-cell office:value-type="float" office:value="166.754548505442">
                <text:p>166.754548505442</text:p>
              </table:table-cell>
              <table:table-cell office:value-type="float" office:value="-16.5833333333333">
                <text:p>-16.58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33">
                <text:p>233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8.751270572779">
                <text:p>168.751270572779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31">
                <text:p>231</text:p>
              </table:table-cell>
              <table:table-cell office:value-type="float" office:value="200.583333333333">
                <text:p>200.583333333333</text:p>
              </table:table-cell>
              <table:table-cell office:value-type="float" office:value="173.671158550995">
                <text:p>173.67115855099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211">
                <text:p>211</text:p>
              </table:table-cell>
              <table:table-cell office:value-type="float" office:value="204.25">
                <text:p>204.25</text:p>
              </table:table-cell>
              <table:table-cell office:value-type="float" office:value="179.411887789491">
                <text:p>179.41188778949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44">
                <text:p>244</text:p>
              </table:table-cell>
              <table:table-cell office:value-type="float" office:value="206.166666666667">
                <text:p>206.166666666667</text:p>
              </table:table-cell>
              <table:table-cell office:value-type="float" office:value="179.128534222642">
                <text:p>179.128534222642</text:p>
              </table:table-cell>
              <table:table-cell office:value-type="float" office:value="8.58333333333331">
                <text:p>8.58333333333331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93">
                <text:p>193</text:p>
              </table:table-cell>
              <table:table-cell office:value-type="float" office:value="207.25">
                <text:p>207.25</text:p>
              </table:table-cell>
              <table:table-cell office:value-type="float" office:value="181.110079293436">
                <text:p>181.110079293436</text:p>
              </table:table-cell>
              <table:table-cell office:value-type="float" office:value="11.4166666666667">
                <text:p>11.41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05">
                <text:p>205</text:p>
              </table:table-cell>
              <table:table-cell office:value-type="float" office:value="207.166666666667">
                <text:p>207.166666666667</text:p>
              </table:table-cell>
              <table:table-cell office:value-type="float" office:value="181.02080541472">
                <text:p>181.020805414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10">
                <text:p>210</text:p>
              </table:table-cell>
              <table:table-cell office:value-type="float" office:value="212.166666666667">
                <text:p>212.166666666667</text:p>
              </table:table-cell>
              <table:table-cell office:value-type="float" office:value="193.193799277426">
                <text:p>193.193799277426</text:p>
              </table:table-cell>
              <table:table-cell office:value-type="float" office:value="22.1666666666667">
                <text:p>22.1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12">
                <text:p>212</text:p>
              </table:table-cell>
              <table:table-cell office:value-type="float" office:value="212.75">
                <text:p>212.75</text:p>
              </table:table-cell>
              <table:table-cell office:value-type="float" office:value="193.910365763056">
                <text:p>193.91036576305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82">
                <text:p>182</text:p>
              </table:table-cell>
              <table:table-cell office:value-type="float" office:value="211">
                <text:p>211</text:p>
              </table:table-cell>
              <table:table-cell office:value-type="float" office:value="190.289879505201">
                <text:p>190.289879505201</text:p>
              </table:table-cell>
              <table:table-cell office:value-type="float" office:value="24.0833333333333">
                <text:p>24.08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63">
                <text:p>163</text:p>
              </table:table-cell>
              <table:table-cell office:value-type="float" office:value="208.833333333333">
                <text:p>208.833333333333</text:p>
              </table:table-cell>
              <table:table-cell office:value-type="float" office:value="184.559017189672">
                <text:p>184.559017189672</text:p>
              </table:table-cell>
              <table:table-cell office:value-type="float" office:value="23.0833333333333">
                <text:p>23.08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86">
                <text:p>186</text:p>
              </table:table-cell>
              <table:table-cell office:value-type="float" office:value="204.833333333333">
                <text:p>204.833333333333</text:p>
              </table:table-cell>
              <table:table-cell office:value-type="float" office:value="181.135104272788">
                <text:p>181.135104272788</text:p>
              </table:table-cell>
              <table:table-cell office:value-type="float" office:value="15.1666666666667">
                <text:p>15.1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92">
                <text:p>192</text:p>
              </table:table-cell>
              <table:table-cell office:value-type="float" office:value="205.166666666667">
                <text:p>205.166666666667</text:p>
              </table:table-cell>
              <table:table-cell office:value-type="float" office:value="181.699733128239">
                <text:p>181.699733128239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24">
                <text:p>224</text:p>
              </table:table-cell>
              <table:table-cell office:value-type="float" office:value="204.416666666667">
                <text:p>204.416666666667</text:p>
              </table:table-cell>
              <table:table-cell office:value-type="float" office:value="181.791426001615">
                <text:p>181.791426001615</text:p>
              </table:table-cell>
              <table:table-cell office:value-type="float" office:value="9.08333333333331">
                <text:p>9.08333333333331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32">
                <text:p>232</text:p>
              </table:table-cell>
              <table:table-cell office:value-type="float" office:value="204.5">
                <text:p>204.5</text:p>
              </table:table-cell>
              <table:table-cell office:value-type="float" office:value="181.766364527023">
                <text:p>181.766364527023</text:p>
              </table:table-cell>
              <table:table-cell office:value-type="float" office:value="3.91666666666666">
                <text:p>3.916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77">
                <text:p>177</text:p>
              </table:table-cell>
              <table:table-cell office:value-type="float" office:value="201.666666666667">
                <text:p>201.666666666667</text:p>
              </table:table-cell>
              <table:table-cell office:value-type="float" office:value="177.72988123149">
                <text:p>177.72988123149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30">
                <text:p>230</text:p>
              </table:table-cell>
              <table:table-cell office:value-type="float" office:value="200.5">
                <text:p>200.5</text:p>
              </table:table-cell>
              <table:table-cell office:value-type="float" office:value="178.555856030698">
                <text:p>178.555856030698</text:p>
              </table:table-cell>
              <table:table-cell office:value-type="float" office:value="-5.66666666666666">
                <text:p>-5.6666666666666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84">
                <text:p>184</text:p>
              </table:table-cell>
              <table:table-cell office:value-type="float" office:value="199.75">
                <text:p>199.75</text:p>
              </table:table-cell>
              <table:table-cell office:value-type="float" office:value="177.376618900618">
                <text:p>177.376618900618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21">
                <text:p>221</text:p>
              </table:table-cell>
              <table:table-cell office:value-type="float" office:value="201.083333333333">
                <text:p>201.083333333333</text:p>
              </table:table-cell>
              <table:table-cell office:value-type="float" office:value="177.906313627939">
                <text:p>177.906313627939</text:p>
              </table:table-cell>
              <table:table-cell office:value-type="float" office:value="-6.08333333333331">
                <text:p>-6.08333333333331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80">
                <text:p>180</text:p>
              </table:table-cell>
              <table:table-cell office:value-type="float" office:value="198.583333333333">
                <text:p>198.583333333333</text:p>
              </table:table-cell>
              <table:table-cell office:value-type="float" office:value="174.844380559719">
                <text:p>174.844380559719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08">
                <text:p>208</text:p>
              </table:table-cell>
              <table:table-cell office:value-type="float" office:value="198.25">
                <text:p>198.25</text:p>
              </table:table-cell>
              <table:table-cell office:value-type="float" office:value="174.689150347162">
                <text:p>174.689150347162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48">
                <text:p>148</text:p>
              </table:table-cell>
              <table:table-cell office:value-type="float" office:value="195.416666666667">
                <text:p>195.416666666667</text:p>
              </table:table-cell>
              <table:table-cell office:value-type="float" office:value="167.995844010307">
                <text:p>167.995844010307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67">
                <text:p>167</text:p>
              </table:table-cell>
              <table:table-cell office:value-type="float" office:value="195.75">
                <text:p>195.75</text:p>
              </table:table-cell>
              <table:table-cell office:value-type="float" office:value="168.737797370279">
                <text:p>168.737797370279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58">
                <text:p>158</text:p>
              </table:table-cell>
              <table:table-cell office:value-type="float" office:value="193.416666666667">
                <text:p>193.416666666667</text:p>
              </table:table-cell>
              <table:table-cell office:value-type="float" office:value="164.354168703161">
                <text:p>164.354168703161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53">
                <text:p>153</text:p>
              </table:table-cell>
              <table:table-cell office:value-type="float" office:value="190.166666666667">
                <text:p>190.166666666667</text:p>
              </table:table-cell>
              <table:table-cell office:value-type="float" office:value="158.838975362898">
                <text:p>158.83897536289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70">
                <text:p>170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5.796239414241">
                <text:p>155.796239414241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56">
                <text:p>156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152.25320531788">
                <text:p>152.25320531788</text:p>
              </table:table-cell>
              <table:table-cell office:value-type="float" office:value="-25.1666666666667">
                <text:p>-25.1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51">
                <text:p>151</text:p>
              </table:table-cell>
              <table:table-cell office:value-type="float" office:value="177.166666666667">
                <text:p>177.166666666667</text:p>
              </table:table-cell>
              <table:table-cell office:value-type="float" office:value="148.870077301569">
                <text:p>148.87007730156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07">
                <text:p>207</text:p>
              </table:table-cell>
              <table:table-cell office:value-type="float" office:value="175.25">
                <text:p>175.25</text:p>
              </table:table-cell>
              <table:table-cell office:value-type="float" office:value="150.273192576094">
                <text:p>150.273192576094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88">
                <text:p>188</text:p>
              </table:table-cell>
              <table:table-cell office:value-type="float" office:value="175.583333333333">
                <text:p>175.583333333333</text:p>
              </table:table-cell>
              <table:table-cell office:value-type="float" office:value="150.45291593155">
                <text:p>150.45291593155</text:p>
              </table:table-cell>
              <table:table-cell office:value-type="float" office:value="-24.1666666666667">
                <text:p>-24.16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66">
                <text:p>166</text:p>
              </table:table-cell>
              <table:table-cell office:value-type="float" office:value="171">
                <text:p>171</text:p>
              </table:table-cell>
              <table:table-cell office:value-type="float" office:value="150.276714897137">
                <text:p>150.276714897137</text:p>
              </table:table-cell>
              <table:table-cell office:value-type="float" office:value="-30.0833333333333">
                <text:p>-30.08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8">
                <text:p>158</text:p>
              </table:table-cell>
              <table:table-cell office:value-type="float" office:value="169.166666666667">
                <text:p>169.166666666667</text:p>
              </table:table-cell>
              <table:table-cell office:value-type="float" office:value="148.339091704903">
                <text:p>148.339091704903</text:p>
              </table:table-cell>
              <table:table-cell office:value-type="float" office:value="-29.4166666666667">
                <text:p>-29.41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60">
                <text:p>160</text:p>
              </table:table-cell>
              <table:table-cell office:value-type="float" office:value="165.166666666667">
                <text:p>165.166666666667</text:p>
              </table:table-cell>
              <table:table-cell office:value-type="float" office:value="148.22917016102">
                <text:p>148.22917016102</text:p>
              </table:table-cell>
              <table:table-cell office:value-type="float" office:value="-33.0833333333333">
                <text:p>-33.08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31">
                <text:p>131</text:p>
              </table:table-cell>
              <table:table-cell office:value-type="float" office:value="163.75">
                <text:p>163.75</text:p>
              </table:table-cell>
              <table:table-cell office:value-type="float" office:value="144.670620364574">
                <text:p>144.670620364574</text:p>
              </table:table-cell>
              <table:table-cell office:value-type="float" office:value="-31.6666666666667">
                <text:p>-31.666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39">
                <text:p>139</text:p>
              </table:table-cell>
              <table:table-cell office:value-type="float" office:value="161.416666666667">
                <text:p>161.416666666667</text:p>
              </table:table-cell>
              <table:table-cell office:value-type="float" office:value="141.098925501355">
                <text:p>141.098925501355</text:p>
              </table:table-cell>
              <table:table-cell office:value-type="float" office:value="-34.3333333333333">
                <text:p>-34.33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59">
                <text:p>159</text:p>
              </table:table-cell>
              <table:table-cell office:value-type="float" office:value="161.5">
                <text:p>161.5</text:p>
              </table:table-cell>
              <table:table-cell office:value-type="float" office:value="141.195499827065">
                <text:p>141.195499827065</text:p>
              </table:table-cell>
              <table:table-cell office:value-type="float" office:value="-31.9166666666667">
                <text:p>-31.91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40">
                <text:p>140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39.287374920445">
                <text:p>139.287374920445</text:p>
              </table:table-cell>
              <table:table-cell office:value-type="float" office:value="-29.75">
                <text:p>-29.7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55">
                <text:p>155</text:p>
              </table:table-cell>
              <table:table-cell office:value-type="float" office:value="159.166666666667">
                <text:p>159.166666666667</text:p>
              </table:table-cell>
              <table:table-cell office:value-type="float" office:value="138.212893592096">
                <text:p>138.212893592096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38.010825300993">
                <text:p>138.010825300993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50">
                <text:p>150</text:p>
              </table:table-cell>
              <table:table-cell office:value-type="float" office:value="158.916666666667">
                <text:p>158.916666666667</text:p>
              </table:table-cell>
              <table:table-cell office:value-type="float" office:value="137.890888837218">
                <text:p>137.890888837218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46">
                <text:p>146</text:p>
              </table:table-cell>
              <table:table-cell office:value-type="float" office:value="153.833333333333">
                <text:p>153.833333333333</text:p>
              </table:table-cell>
              <table:table-cell office:value-type="float" office:value="139.03878069127">
                <text:p>139.03878069127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29">
                <text:p>129</text:p>
              </table:table-cell>
              <table:table-cell office:value-type="float" office:value="148.916666666667">
                <text:p>148.916666666667</text:p>
              </table:table-cell>
              <table:table-cell office:value-type="float" office:value="136.98155168201">
                <text:p>136.98155168201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50">
                <text:p>150</text:p>
              </table:table-cell>
              <table:table-cell office:value-type="float" office:value="147.583333333333">
                <text:p>147.583333333333</text:p>
              </table:table-cell>
              <table:table-cell office:value-type="float" office:value="136.902353353325">
                <text:p>136.902353353325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49">
                <text:p>149</text:p>
              </table:table-cell>
              <table:table-cell office:value-type="float" office:value="146.833333333333">
                <text:p>146.833333333333</text:p>
              </table:table-cell>
              <table:table-cell office:value-type="float" office:value="136.645699712719">
                <text:p>136.645699712719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48">
                <text:p>148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36.502706019985">
                <text:p>136.502706019985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34">
                <text:p>134</text:p>
              </table:table-cell>
              <table:table-cell office:value-type="float" office:value="146.083333333333">
                <text:p>146.083333333333</text:p>
              </table:table-cell>
              <table:table-cell office:value-type="float" office:value="137.154744588761">
                <text:p>137.154744588761</text:p>
              </table:table-cell>
              <table:table-cell office:value-type="float" office:value="-17.6666666666667">
                <text:p>-17.6666666666667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27">
                <text:p>127</text:p>
              </table:table-cell>
              <table:table-cell office:value-type="float" office:value="145.083333333333">
                <text:p>145.083333333333</text:p>
              </table:table-cell>
              <table:table-cell office:value-type="float" office:value="134.730834001083">
                <text:p>134.730834001083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34.599806578392">
                <text:p>134.599806578392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39">
                <text:p>139</text:p>
              </table:table-cell>
              <table:table-cell office:value-type="float" office:value="143.916666666667">
                <text:p>143.916666666667</text:p>
              </table:table-cell>
              <table:table-cell office:value-type="float" office:value="134.473455220117">
                <text:p>134.473455220117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59">
                <text:p>159</text:p>
              </table:table-cell>
              <table:table-cell office:value-type="float" office:value="144.25">
                <text:p>144.25</text:p>
              </table:table-cell>
              <table:table-cell office:value-type="float" office:value="134.321849023198">
                <text:p>134.321849023198</text:p>
              </table:table-cell>
              <table:table-cell office:value-type="float" office:value="-14.9166666666667">
                <text:p>-14.91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57">
                <text:p>157</text:p>
              </table:table-cell>
              <table:table-cell office:value-type="float" office:value="144.5">
                <text:p>144.5</text:p>
              </table:table-cell>
              <table:table-cell office:value-type="float" office:value="134.270808260847">
                <text:p>134.27080826084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45">
                <text:p>145</text:p>
              </table:table-cell>
              <table:table-cell office:value-type="float" office:value="144.083333333333">
                <text:p>144.083333333333</text:p>
              </table:table-cell>
              <table:table-cell office:value-type="float" office:value="133.997715009715">
                <text:p>133.997715009715</text:p>
              </table:table-cell>
              <table:table-cell office:value-type="float" office:value="-14.8333333333333">
                <text:p>-14.83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56">
                <text:p>156</text:p>
              </table:table-cell>
              <table:table-cell office:value-type="float" office:value="144.916666666667">
                <text:p>144.916666666667</text:p>
              </table:table-cell>
              <table:table-cell office:value-type="float" office:value="134.261251199033">
                <text:p>134.261251199033</text:p>
              </table:table-cell>
              <table:table-cell office:value-type="float" office:value="-8.91666666666669">
                <text:p>-8.91666666666669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48">
                <text:p>148</text:p>
              </table:table-cell>
              <table:table-cell office:value-type="float" office:value="146.5">
                <text:p>146.5</text:p>
              </table:table-cell>
              <table:table-cell office:value-type="float" office:value="137.085311283087">
                <text:p>137.085311283087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74">
                <text:p>174</text:p>
              </table:table-cell>
              <table:table-cell office:value-type="float" office:value="148.5">
                <text:p>148.5</text:p>
              </table:table-cell>
              <table:table-cell office:value-type="float" office:value="136.174859395971">
                <text:p>136.174859395971</text:p>
              </table:table-cell>
              <table:table-cell office:value-type="float" office:value="0.916666666666657">
                <text:p>0.91666666666665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40">
                <text:p>140</text:p>
              </table:table-cell>
              <table:table-cell office:value-type="float" office:value="147.75">
                <text:p>147.75</text:p>
              </table:table-cell>
              <table:table-cell office:value-type="float" office:value="135.186524800402">
                <text:p>135.186524800402</text:p>
              </table:table-cell>
              <table:table-cell office:value-type="float" office:value="0.916666666666657">
                <text:p>0.91666666666665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62">
                <text:p>162</text:p>
              </table:table-cell>
              <table:table-cell office:value-type="float" office:value="148.916666666667">
                <text:p>148.916666666667</text:p>
              </table:table-cell>
              <table:table-cell office:value-type="float" office:value="135.695070467243">
                <text:p>135.695070467243</text:p>
              </table:table-cell>
              <table:table-cell office:value-type="float" office:value="3.08333333333331">
                <text:p>3.0833333333333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10">
                <text:p>110</text:p>
              </table:table-cell>
              <table:table-cell office:value-type="float" office:value="146.916666666667">
                <text:p>146.916666666667</text:p>
              </table:table-cell>
              <table:table-cell office:value-type="float" office:value="129.949005803969">
                <text:p>129.949005803969</text:p>
              </table:table-cell>
              <table:table-cell office:value-type="float" office:value="0.833333333333314">
                <text:p>0.833333333333314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13">
                <text:p>113</text:p>
              </table:table-cell>
              <table:table-cell office:value-type="float" office:value="145.75">
                <text:p>145.75</text:p>
              </table:table-cell>
              <table:table-cell office:value-type="float" office:value="126.910365763056">
                <text:p>126.910365763056</text:p>
              </table:table-cell>
              <table:table-cell office:value-type="float" office:value="0.666666666666657">
                <text:p>0.66666666666665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22">
                <text:p>122</text:p>
              </table:table-cell>
              <table:table-cell office:value-type="float" office:value="143.75">
                <text:p>143.75</text:p>
              </table:table-cell>
              <table:table-cell office:value-type="float" office:value="123.704030103512">
                <text:p>123.7040301035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16">
                <text:p>116</text:p>
              </table:table-cell>
              <table:table-cell office:value-type="float" office:value="141.833333333333">
                <text:p>141.833333333333</text:p>
              </table:table-cell>
              <table:table-cell office:value-type="float" office:value="120.251213910351">
                <text:p>120.251213910351</text:p>
              </table:table-cell>
              <table:table-cell office:value-type="float" office:value="-2.08333333333331">
                <text:p>-2.0833333333333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43">
                <text:p>143</text:p>
              </table:table-cell>
              <table:table-cell office:value-type="float" office:value="140.5">
                <text:p>140.5</text:p>
              </table:table-cell>
              <table:table-cell office:value-type="float" office:value="119.591106720302">
                <text:p>119.591106720302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29">
                <text:p>129</text:p>
              </table:table-cell>
              <table:table-cell office:value-type="float" office:value="138.166666666667">
                <text:p>138.166666666667</text:p>
              </table:table-cell>
              <table:table-cell office:value-type="float" office:value="117.709023803542">
                <text:p>117.709023803542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11">
                <text:p>111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113.593828725223">
                <text:p>113.59382872522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41">
                <text:p>141</text:p>
              </table:table-cell>
              <table:table-cell office:value-type="float" office:value="134.083333333333">
                <text:p>134.083333333333</text:p>
              </table:table-cell>
              <table:table-cell office:value-type="float" office:value="113.226861334397">
                <text:p>113.226861334397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28">
                <text:p>128</text:p>
              </table:table-cell>
              <table:table-cell office:value-type="float" office:value="132.416666666667">
                <text:p>132.416666666667</text:p>
              </table:table-cell>
              <table:table-cell office:value-type="float" office:value="111.978474550687">
                <text:p>111.978474550687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8">
                <text:p>118</text:p>
              </table:table-cell>
              <table:table-cell office:value-type="float" office:value="127.75">
                <text:p>127.75</text:p>
              </table:table-cell>
              <table:table-cell office:value-type="float" office:value="111.760656958177">
                <text:p>111.760656958177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08">
                <text:p>108</text:p>
              </table:table-cell>
              <table:table-cell office:value-type="float" office:value="125.083333333333">
                <text:p>125.083333333333</text:p>
              </table:table-cell>
              <table:table-cell office:value-type="float" office:value="108.660188172625">
                <text:p>108.660188172625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21">
                <text:p>121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10.064681465587">
                <text:p>110.064681465587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35">
                <text:p>135</text:p>
              </table:table-cell>
              <table:table-cell office:value-type="float" office:value="123.75">
                <text:p>123.75</text:p>
              </table:table-cell>
              <table:table-cell office:value-type="float" office:value="112.188897504602">
                <text:p>112.188897504602</text:p>
              </table:table-cell>
              <table:table-cell office:value-type="float" office:value="-23.1666666666667">
                <text:p>-23.166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0">
                <text:p>100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109.507961747431">
                <text:p>109.507961747431</text:p>
              </table:table-cell>
              <table:table-cell office:value-type="float" office:value="-23.0833333333333">
                <text:p>-23.083333333333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09.809094041727">
                <text:p>109.809094041727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98">
                <text:p>98</text:p>
              </table:table-cell>
              <table:table-cell office:value-type="float" office:value="121.5">
                <text:p>121.5</text:p>
              </table:table-cell>
              <table:table-cell office:value-type="float" office:value="106.536407820677">
                <text:p>106.536407820677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05.522746435703">
                <text:p>105.52274643570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19">
                <text:p>119</text:p>
              </table:table-cell>
              <table:table-cell office:value-type="float" office:value="118.166666666667">
                <text:p>118.166666666667</text:p>
              </table:table-cell>
              <table:table-cell office:value-type="float" office:value="105.059879158361">
                <text:p>105.0598791583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99">
                <text:p>99</text:p>
              </table:table-cell>
              <table:table-cell office:value-type="float" office:value="117.166666666667">
                <text:p>117.166666666667</text:p>
              </table:table-cell>
              <table:table-cell office:value-type="float" office:value="103.044901818595">
                <text:p>103.044901818595</text:p>
              </table:table-cell>
              <table:table-cell office:value-type="float" office:value="-18.1666666666667">
                <text:p>-18.1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29">
                <text:p>129</text:p>
              </table:table-cell>
              <table:table-cell office:value-type="float" office:value="116.166666666667">
                <text:p>116.166666666667</text:p>
              </table:table-cell>
              <table:table-cell office:value-type="float" office:value="103.540335353722">
                <text:p>103.540335353722</text:p>
              </table:table-cell>
              <table:table-cell office:value-type="float" office:value="-17.9166666666667">
                <text:p>-17.91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0">
                <text:p>130</text:p>
              </table:table-cell>
              <table:table-cell office:value-type="float" office:value="116.333333333333">
                <text:p>116.333333333333</text:p>
              </table:table-cell>
              <table:table-cell office:value-type="float" office:value="103.524718807921">
                <text:p>103.524718807921</text:p>
              </table:table-cell>
              <table:table-cell office:value-type="float" office:value="-16.0833333333333">
                <text:p>-16.08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51">
                <text:p>151</text:p>
              </table:table-cell>
              <table:table-cell office:value-type="float" office:value="119.083333333333">
                <text:p>119.083333333333</text:p>
              </table:table-cell>
              <table:table-cell office:value-type="float" office:value="102.810330965589">
                <text:p>102.810330965589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03">
                <text:p>103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102.024260080788">
                <text:p>102.024260080788</text:p>
              </table:table-cell>
              <table:table-cell office:value-type="float" office:value="-6.41666666666666">
                <text:p>-6.41666666666666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04">
                <text:p>104</text:p>
              </table:table-cell>
              <table:table-cell office:value-type="float" office:value="117.25">
                <text:p>117.25</text:p>
              </table:table-cell>
              <table:table-cell office:value-type="float" office:value="100.108211613402">
                <text:p>100.108211613402</text:p>
              </table:table-cell>
              <table:table-cell office:value-type="float" office:value="-4.41666666666667">
                <text:p>-4.416666666666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03">
                <text:p>103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97.9730499175841">
                <text:p>97.9730499175841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97">
                <text:p>97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97.4630618297072">
                <text:p>97.4630618297072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93">
                <text:p>93</text:p>
              </table:table-cell>
              <table:table-cell office:value-type="float" office:value="111.583333333333">
                <text:p>111.583333333333</text:p>
              </table:table-cell>
              <table:table-cell office:value-type="float" office:value="94.1088931246726">
                <text:p>94.1088931246726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2">
                <text:p>92</text:p>
              </table:table-cell>
              <table:table-cell office:value-type="float" office:value="111.083333333333">
                <text:p>111.083333333333</text:p>
              </table:table-cell>
              <table:table-cell office:value-type="float" office:value="93.1062856773849">
                <text:p>93.1062856773849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99">
                <text:p>99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91.6238050021051">
                <text:p>91.6238050021051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94">
                <text:p>94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89.2477409988329">
                <text:p>89.2477409988329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8">
                <text:p>78</text:p>
              </table:table-cell>
              <table:table-cell office:value-type="float" office:value="106.083333333333">
                <text:p>106.083333333333</text:p>
              </table:table-cell>
              <table:table-cell office:value-type="float" office:value="85.6896697303532">
                <text:p>85.6896697303532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06">
                <text:p>106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85.0839122755544">
                <text:p>85.083912275554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96">
                <text:p>96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83.9900960695501">
                <text:p>83.99009606955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04">
                <text:p>104</text:p>
              </table:table-cell>
              <table:table-cell office:value-type="float" office:value="97.4166666666667">
                <text:p>97.4166666666667</text:p>
              </table:table-cell>
              <table:table-cell office:value-type="float" office:value="89.6419017379393">
                <text:p>89.6419017379393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92">
                <text:p>92</text:p>
              </table:table-cell>
              <table:table-cell office:value-type="float" office:value="96.5">
                <text:p>96.5</text:p>
              </table:table-cell>
              <table:table-cell office:value-type="float" office:value="88.7952199016691">
                <text:p>88.7952199016691</text:p>
              </table:table-cell>
              <table:table-cell office:value-type="float" office:value="-22.1666666666667">
                <text:p>-22.1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81">
                <text:p>81</text:p>
              </table:table-cell>
              <table:table-cell office:value-type="float" office:value="94.5833333333333">
                <text:p>94.5833333333333</text:p>
              </table:table-cell>
              <table:table-cell office:value-type="float" office:value="86.0931429153666">
                <text:p>86.0931429153666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83">
                <text:p>83</text:p>
              </table:table-cell>
              <table:table-cell office:value-type="float" office:value="92.9166666666667">
                <text:p>92.9166666666667</text:p>
              </table:table-cell>
              <table:table-cell office:value-type="float" office:value="84.2673542049385">
                <text:p>84.2673542049385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83">
                <text:p>83</text:p>
              </table:table-cell>
              <table:table-cell office:value-type="float" office:value="91.75">
                <text:p>91.75</text:p>
              </table:table-cell>
              <table:table-cell office:value-type="float" office:value="82.7638996221943">
                <text:p>82.7638996221943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3">
                <text:p>73</text:p>
              </table:table-cell>
              <table:table-cell office:value-type="float" office:value="90.0833333333333">
                <text:p>90.0833333333333</text:p>
              </table:table-cell>
              <table:table-cell office:value-type="float" office:value="79.6172988031075">
                <text:p>79.6172988031075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64">
                <text:p>64</text:p>
              </table:table-cell>
              <table:table-cell office:value-type="float" office:value="87.75">
                <text:p>87.75</text:p>
              </table:table-cell>
              <table:table-cell office:value-type="float" office:value="74.9003448932029">
                <text:p>74.9003448932029</text:p>
              </table:table-cell>
              <table:table-cell office:value-type="float" office:value="-23.3333333333333">
                <text:p>-23.33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96">
                <text:p>96</text:p>
              </table:table-cell>
              <table:table-cell office:value-type="float" office:value="87.5">
                <text:p>87.5</text:p>
              </table:table-cell>
              <table:table-cell office:value-type="float" office:value="74.8616744492289">
                <text:p>74.8616744492289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07">
                <text:p>107</text:p>
              </table:table-cell>
              <table:table-cell office:value-type="float" office:value="88.5833333333333">
                <text:p>88.5833333333333</text:p>
              </table:table-cell>
              <table:table-cell office:value-type="float" office:value="74.8292705726709">
                <text:p>74.8292705726709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6">
                <text:p>86</text:p>
              </table:table-cell>
              <table:table-cell office:value-type="float" office:value="89.25">
                <text:p>89.25</text:p>
              </table:table-cell>
              <table:table-cell office:value-type="float" office:value="75.8666657232349">
                <text:p>75.8666657232349</text:p>
              </table:table-cell>
              <table:table-cell office:value-type="float" office:value="-16.8333333333333">
                <text:p>-16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Swedish Wikipedia</text:p>
        </chart:title>
        <chart:subtitle svg:x="7.043cm" svg:y="1.275cm" chart:style-name="ch3">
          <text:p>Editors &gt;5</text:p>
        </chart:subtitle>
        <chart:legend chart:legend-position="end" svg:x="11.957cm" svg:y="3.454cm" style:legend-expansion="high" chart:style-name="ch4"/>
        <chart:plot-area chart:style-name="ch5" table:cell-range-address="'Editors &gt;5'.A1:'Editors &gt;5'.B169 'Editors &gt;5'.D1:'Editors &gt;5'.F169" chart:data-source-has-labels="both" svg:x="1.331cm" svg:y="2.138cm" svg:width="10.306cm" svg:height="5.701cm">
          <chartooo:coordinate-region svg:x="2.323cm" svg:y="2.338cm" svg:width="9.314cm" svg:height="5.302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5'.A2:'Editors &gt;5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5'.B2:'Editors &gt;5'.B169" chart:label-cell-address="'Editors &gt;5'.B1:'Editors &gt;5'.B1" chart:class="chart:line">
            <chart:data-point chart:repeated="168"/>
          </chart:series>
          <chart:series chart:style-name="ch12" chart:values-cell-range-address="'Editors &gt;5'.D2:'Editors &gt;5'.D169" chart:label-cell-address="'Editors &gt;5'.D1:'Editors &gt;5'.D1" chart:class="chart:line">
            <chart:data-point chart:repeated="168"/>
          </chart:series>
          <chart:series chart:style-name="ch13" chart:values-cell-range-address="'Editors &gt;5'.E2:'Editors &gt;5'.E169" chart:label-cell-address="'Editors &gt;5'.E1:'Editors &gt;5'.E1" chart:class="chart:line">
            <chart:data-point chart:repeated="168"/>
          </chart:series>
          <chart:series chart:style-name="ch14" chart:values-cell-range-address="'Editors &gt;5'.F2:'Editors &gt;5'.F169" chart:label-cell-address="'Editors &gt;5'.F1:'Editors &gt;5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5</text:p>
                <draw:g>
                  <svg:desc>'Editors &gt;5'.B1:'Editors &gt;5'.B1</svg:desc>
                </draw:g>
              </table:table-cell>
              <table:table-cell office:value-type="string">
                <text:p>Mean</text:p>
                <draw:g>
                  <svg:desc>'Editors &gt;5'.D1:'Editors &gt;5'.D1</svg:desc>
                </draw:g>
              </table:table-cell>
              <table:table-cell office:value-type="string">
                <text:p>Mean – 1*StdDev</text:p>
                <draw:g>
                  <svg:desc>'Editors &gt;5'.E1:'Editors &gt;5'.E1</svg:desc>
                </draw:g>
              </table:table-cell>
              <table:table-cell office:value-type="string">
                <text:p>Diff</text:p>
                <draw:g>
                  <svg:desc>'Editors &gt;5'.F1:'Editors &gt;5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ors &gt;5'.A2:'Editors &gt;5'.A169</svg:desc>
                </draw:g>
              </table:table-cell>
              <table:table-cell office:value-type="float" office:value="19">
                <text:p>19</text:p>
                <draw:g>
                  <svg:desc>'Editors &gt;5'.B2:'Editors &gt;5'.B169</svg:desc>
                </draw:g>
              </table:table-cell>
              <table:table-cell office:value-type="float" office:value="NaN">
                <text:p>NaN</text:p>
                <draw:g>
                  <svg:desc>'Editors &gt;5'.D2:'Editors &gt;5'.D169</svg:desc>
                </draw:g>
              </table:table-cell>
              <table:table-cell office:value-type="float" office:value="NaN">
                <text:p>NaN</text:p>
                <draw:g>
                  <svg:desc>'Editors &gt;5'.E2:'Editors &gt;5'.E169</svg:desc>
                </draw:g>
              </table:table-cell>
              <table:table-cell office:value-type="float" office:value="NaN">
                <text:p>NaN</text:p>
                <draw:g>
                  <svg:desc>'Editors &gt;5'.F2:'Editors &gt;5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46">
                <text:p>46</text:p>
              </table:table-cell>
              <table:table-cell office:value-type="float" office:value="26.5">
                <text:p>26.5</text:p>
              </table:table-cell>
              <table:table-cell office:value-type="float" office:value="18.0308044816953">
                <text:p>18.0308044816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0">
                <text:p>40</text:p>
              </table:table-cell>
              <table:table-cell office:value-type="float" office:value="28.25">
                <text:p>28.25</text:p>
              </table:table-cell>
              <table:table-cell office:value-type="float" office:value="19.3146259680465">
                <text:p>19.3146259680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54">
                <text:p>54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20.0733981645251">
                <text:p>20.0733981645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66">
                <text:p>66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20.3054082901413">
                <text:p>20.305408290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95">
                <text:p>95</text:p>
              </table:table-cell>
              <table:table-cell office:value-type="float" office:value="41.25">
                <text:p>41.25</text:p>
              </table:table-cell>
              <table:table-cell office:value-type="float" office:value="19.5825757708196">
                <text:p>19.5825757708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4">
                <text:p>124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18.6190203770414">
                <text:p>18.619020377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16">
                <text:p>116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22.5245310319376">
                <text:p>22.524531031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26">
                <text:p>126</text:p>
              </table:table-cell>
              <table:table-cell office:value-type="float" office:value="65.75">
                <text:p>65.75</text:p>
              </table:table-cell>
              <table:table-cell office:value-type="float" office:value="26.8465647695827">
                <text:p>26.8465647695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30">
                <text:p>130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32.0202473437016">
                <text:p>32.020247343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41">
                <text:p>141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40.1532790396555">
                <text:p>40.1532790396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  <table:table-cell office:value-type="float" office:value="50.5991202435208">
                <text:p>50.599120243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93">
                <text:p>193</text:p>
              </table:table-cell>
              <table:table-cell office:value-type="float" office:value="107.166666666667">
                <text:p>107.166666666667</text:p>
              </table:table-cell>
              <table:table-cell office:value-type="float" office:value="59.5320090520621">
                <text:p>59.5320090520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79">
                <text:p>179</text:p>
              </table:table-cell>
              <table:table-cell office:value-type="float" office:value="118.25">
                <text:p>118.25</text:p>
              </table:table-cell>
              <table:table-cell office:value-type="float" office:value="70.6682521624864">
                <text:p>70.6682521624864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72">
                <text:p>172</text:p>
              </table:table-cell>
              <table:table-cell office:value-type="float" office:value="129.25">
                <text:p>129.25</text:p>
              </table:table-cell>
              <table:table-cell office:value-type="float" office:value="86.377832720135">
                <text:p>86.3778327201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58">
                <text:p>158</text:p>
              </table:table-cell>
              <table:table-cell office:value-type="float" office:value="137.916666666667">
                <text:p>137.916666666667</text:p>
              </table:table-cell>
              <table:table-cell office:value-type="float" office:value="101.633792335972">
                <text:p>101.633792335972</text:p>
              </table:table-cell>
              <table:table-cell office:value-type="float" office:value="106.75">
                <text:p>106.75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93">
                <text:p>193</text:p>
              </table:table-cell>
              <table:table-cell office:value-type="float" office:value="148.5">
                <text:p>148.5</text:p>
              </table:table-cell>
              <table:table-cell office:value-type="float" office:value="116.878660829922">
                <text:p>116.878660829922</text:p>
              </table:table-cell>
              <table:table-cell office:value-type="float" office:value="113.666666666667">
                <text:p>113.666666666667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38">
                <text:p>238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24.181429338309">
                <text:p>124.181429338309</text:p>
              </table:table-cell>
              <table:table-cell office:value-type="float" office:value="119.166666666667">
                <text:p>119.1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80">
                <text:p>280</text:p>
              </table:table-cell>
              <table:table-cell office:value-type="float" office:value="173.416666666667">
                <text:p>173.416666666667</text:p>
              </table:table-cell>
              <table:table-cell office:value-type="float" office:value="125.374150773623">
                <text:p>125.374150773623</text:p>
              </table:table-cell>
              <table:table-cell office:value-type="float" office:value="123.583333333333">
                <text:p>123.583333333333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92">
                <text:p>292</text:p>
              </table:table-cell>
              <table:table-cell office:value-type="float" office:value="188.083333333333">
                <text:p>188.083333333333</text:p>
              </table:table-cell>
              <table:table-cell office:value-type="float" office:value="132.837669853443">
                <text:p>132.837669853443</text:p>
              </table:table-cell>
              <table:table-cell office:value-type="float" office:value="130.416666666667">
                <text:p>130.416666666667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06">
                <text:p>306</text:p>
              </table:table-cell>
              <table:table-cell office:value-type="float" office:value="203.083333333333">
                <text:p>203.083333333333</text:p>
              </table:table-cell>
              <table:table-cell office:value-type="float" office:value="142.089356978982">
                <text:p>142.089356978982</text:p>
              </table:table-cell>
              <table:table-cell office:value-type="float" office:value="137.333333333333">
                <text:p>137.333333333333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33">
                <text:p>333</text:p>
              </table:table-cell>
              <table:table-cell office:value-type="float" office:value="220">
                <text:p>220</text:p>
              </table:table-cell>
              <table:table-cell office:value-type="float" office:value="153.239913938723">
                <text:p>153.239913938723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21">
                <text:p>321</text:p>
              </table:table-cell>
              <table:table-cell office:value-type="float" office:value="235">
                <text:p>235</text:p>
              </table:table-cell>
              <table:table-cell office:value-type="float" office:value="167.387467541479">
                <text:p>167.387467541479</text:p>
              </table:table-cell>
              <table:table-cell office:value-type="float" office:value="151.833333333333">
                <text:p>151.833333333333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80">
                <text:p>380</text:p>
              </table:table-cell>
              <table:table-cell office:value-type="float" office:value="253.75">
                <text:p>253.75</text:p>
              </table:table-cell>
              <table:table-cell office:value-type="float" office:value="179.470276839993">
                <text:p>179.470276839993</text:p>
              </table:table-cell>
              <table:table-cell office:value-type="float" office:value="159.75">
                <text:p>159.7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344">
                <text:p>344</text:p>
              </table:table-cell>
              <table:table-cell office:value-type="float" office:value="266.333333333333">
                <text:p>266.333333333333</text:p>
              </table:table-cell>
              <table:table-cell office:value-type="float" office:value="190.506577041791">
                <text:p>190.506577041791</text:p>
              </table:table-cell>
              <table:table-cell office:value-type="float" office:value="159.166666666667">
                <text:p>159.16666666666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33">
                <text:p>433</text:p>
              </table:table-cell>
              <table:table-cell office:value-type="float" office:value="287.5">
                <text:p>287.5</text:p>
              </table:table-cell>
              <table:table-cell office:value-type="float" office:value="203.28112930098">
                <text:p>203.28112930098</text:p>
              </table:table-cell>
              <table:table-cell office:value-type="float" office:value="169.25">
                <text:p>169.25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530">
                <text:p>530</text:p>
              </table:table-cell>
              <table:table-cell office:value-type="float" office:value="317.333333333333">
                <text:p>317.333333333333</text:p>
              </table:table-cell>
              <table:table-cell office:value-type="float" office:value="216.065611352677">
                <text:p>216.065611352677</text:p>
              </table:table-cell>
              <table:table-cell office:value-type="float" office:value="188.083333333333">
                <text:p>188.08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508">
                <text:p>508</text:p>
              </table:table-cell>
              <table:table-cell office:value-type="float" office:value="346.5">
                <text:p>346.5</text:p>
              </table:table-cell>
              <table:table-cell office:value-type="float" office:value="244.892466277884">
                <text:p>244.892466277884</text:p>
              </table:table-cell>
              <table:table-cell office:value-type="float" office:value="208.583333333333">
                <text:p>208.58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42">
                <text:p>642</text:p>
              </table:table-cell>
              <table:table-cell office:value-type="float" office:value="383.916666666667">
                <text:p>383.916666666667</text:p>
              </table:table-cell>
              <table:table-cell office:value-type="float" office:value="263.115207965861">
                <text:p>263.115207965861</text:p>
              </table:table-cell>
              <table:table-cell office:value-type="float" office:value="235.416666666667">
                <text:p>235.41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08">
                <text:p>708</text:p>
              </table:table-cell>
              <table:table-cell office:value-type="float" office:value="423.083333333333">
                <text:p>423.083333333333</text:p>
              </table:table-cell>
              <table:table-cell office:value-type="float" office:value="279.793126643088">
                <text:p>279.793126643088</text:p>
              </table:table-cell>
              <table:table-cell office:value-type="float" office:value="262.666666666667">
                <text:p>262.6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760">
                <text:p>760</text:p>
              </table:table-cell>
              <table:table-cell office:value-type="float" office:value="463.083333333333">
                <text:p>463.083333333333</text:p>
              </table:table-cell>
              <table:table-cell office:value-type="float" office:value="298.023312110565">
                <text:p>298.023312110565</text:p>
              </table:table-cell>
              <table:table-cell office:value-type="float" office:value="289.666666666667">
                <text:p>289.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707">
                <text:p>707</text:p>
              </table:table-cell>
              <table:table-cell office:value-type="float" office:value="497.666666666667">
                <text:p>497.666666666667</text:p>
              </table:table-cell>
              <table:table-cell office:value-type="float" office:value="328.291701610202">
                <text:p>328.291701610202</text:p>
              </table:table-cell>
              <table:table-cell office:value-type="float" office:value="309.583333333333">
                <text:p>309.58333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701">
                <text:p>701</text:p>
              </table:table-cell>
              <table:table-cell office:value-type="float" office:value="530.583333333333">
                <text:p>530.583333333333</text:p>
              </table:table-cell>
              <table:table-cell office:value-type="float" office:value="363.476150345705">
                <text:p>363.476150345705</text:p>
              </table:table-cell>
              <table:table-cell office:value-type="float" office:value="327.5">
                <text:p>327.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769">
                <text:p>769</text:p>
              </table:table-cell>
              <table:table-cell office:value-type="float" office:value="566.916666666667">
                <text:p>566.916666666667</text:p>
              </table:table-cell>
              <table:table-cell office:value-type="float" office:value="399.276652820257">
                <text:p>399.276652820257</text:p>
              </table:table-cell>
              <table:table-cell office:value-type="float" office:value="346.916666666667">
                <text:p>346.91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716">
                <text:p>716</text:p>
              </table:table-cell>
              <table:table-cell office:value-type="float" office:value="599.833333333333">
                <text:p>599.833333333333</text:p>
              </table:table-cell>
              <table:table-cell office:value-type="float" office:value="446.719095925541">
                <text:p>446.719095925541</text:p>
              </table:table-cell>
              <table:table-cell office:value-type="float" office:value="364.833333333333">
                <text:p>364.8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815">
                <text:p>815</text:p>
              </table:table-cell>
              <table:table-cell office:value-type="float" office:value="636.083333333333">
                <text:p>636.083333333333</text:p>
              </table:table-cell>
              <table:table-cell office:value-type="float" office:value="488.347415171393">
                <text:p>488.347415171393</text:p>
              </table:table-cell>
              <table:table-cell office:value-type="float" office:value="382.333333333333">
                <text:p>382.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855">
                <text:p>855</text:p>
              </table:table-cell>
              <table:table-cell office:value-type="float" office:value="678.666666666667">
                <text:p>678.666666666667</text:p>
              </table:table-cell>
              <table:table-cell office:value-type="float" office:value="550.413838710368">
                <text:p>550.413838710368</text:p>
              </table:table-cell>
              <table:table-cell office:value-type="float" office:value="412.333333333333">
                <text:p>412.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842">
                <text:p>842</text:p>
              </table:table-cell>
              <table:table-cell office:value-type="float" office:value="712.75">
                <text:p>712.75</text:p>
              </table:table-cell>
              <table:table-cell office:value-type="float" office:value="602.658199463109">
                <text:p>602.658199463109</text:p>
              </table:table-cell>
              <table:table-cell office:value-type="float" office:value="425.25">
                <text:p>425.2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998">
                <text:p>998</text:p>
              </table:table-cell>
              <table:table-cell office:value-type="float" office:value="751.75">
                <text:p>751.75</text:p>
              </table:table-cell>
              <table:table-cell office:value-type="float" office:value="630.005016903813">
                <text:p>630.005016903813</text:p>
              </table:table-cell>
              <table:table-cell office:value-type="float" office:value="434.416666666667">
                <text:p>434.41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957">
                <text:p>957</text:p>
              </table:table-cell>
              <table:table-cell office:value-type="float" office:value="789.166666666667">
                <text:p>789.166666666667</text:p>
              </table:table-cell>
              <table:table-cell office:value-type="float" office:value="680.89358318762">
                <text:p>680.89358318762</text:p>
              </table:table-cell>
              <table:table-cell office:value-type="float" office:value="442.666666666667">
                <text:p>442.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985">
                <text:p>985</text:p>
              </table:table-cell>
              <table:table-cell office:value-type="float" office:value="817.75">
                <text:p>817.75</text:p>
              </table:table-cell>
              <table:table-cell office:value-type="float" office:value="706.622616090608">
                <text:p>706.622616090608</text:p>
              </table:table-cell>
              <table:table-cell office:value-type="float" office:value="433.833333333333">
                <text:p>433.8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82">
                <text:p>982</text:p>
              </table:table-cell>
              <table:table-cell office:value-type="float" office:value="840.583333333333">
                <text:p>840.583333333333</text:p>
              </table:table-cell>
              <table:table-cell office:value-type="float" office:value="725.961854834174">
                <text:p>725.961854834174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39">
                <text:p>1039</text:p>
              </table:table-cell>
              <table:table-cell office:value-type="float" office:value="863.833333333333">
                <text:p>863.833333333333</text:p>
              </table:table-cell>
              <table:table-cell office:value-type="float" office:value="739.185587240351">
                <text:p>739.18558724035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910">
                <text:p>910</text:p>
              </table:table-cell>
              <table:table-cell office:value-type="float" office:value="880.75">
                <text:p>880.75</text:p>
              </table:table-cell>
              <table:table-cell office:value-type="float" office:value="765.93463438277">
                <text:p>765.93463438277</text:p>
              </table:table-cell>
              <table:table-cell office:value-type="float" office:value="383.083333333333">
                <text:p>383.08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930">
                <text:p>930</text:p>
              </table:table-cell>
              <table:table-cell office:value-type="float" office:value="899.833333333333">
                <text:p>899.833333333333</text:p>
              </table:table-cell>
              <table:table-cell office:value-type="float" office:value="799.49134236487">
                <text:p>799.49134236487</text:p>
              </table:table-cell>
              <table:table-cell office:value-type="float" office:value="369.25">
                <text:p>369.2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909">
                <text:p>909</text:p>
              </table:table-cell>
              <table:table-cell office:value-type="float" office:value="911.5">
                <text:p>911.5</text:p>
              </table:table-cell>
              <table:table-cell office:value-type="float" office:value="820.003850056161">
                <text:p>820.003850056161</text:p>
              </table:table-cell>
              <table:table-cell office:value-type="float" office:value="344.583333333333">
                <text:p>344.58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08">
                <text:p>908</text:p>
              </table:table-cell>
              <table:table-cell office:value-type="float" office:value="927.5">
                <text:p>927.5</text:p>
              </table:table-cell>
              <table:table-cell office:value-type="float" office:value="859.538112284765">
                <text:p>859.538112284765</text:p>
              </table:table-cell>
              <table:table-cell office:value-type="float" office:value="327.666666666667">
                <text:p>327.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925">
                <text:p>925</text:p>
              </table:table-cell>
              <table:table-cell office:value-type="float" office:value="936.666666666667">
                <text:p>936.666666666667</text:p>
              </table:table-cell>
              <table:table-cell office:value-type="float" office:value="878.553402129631">
                <text:p>878.553402129631</text:p>
              </table:table-cell>
              <table:table-cell office:value-type="float" office:value="300.583333333333">
                <text:p>300.58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882">
                <text:p>882</text:p>
              </table:table-cell>
              <table:table-cell office:value-type="float" office:value="938.916666666667">
                <text:p>938.916666666667</text:p>
              </table:table-cell>
              <table:table-cell office:value-type="float" office:value="883.807752467216">
                <text:p>883.807752467216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82">
                <text:p>882</text:p>
              </table:table-cell>
              <table:table-cell office:value-type="float" office:value="942.25">
                <text:p>942.25</text:p>
              </table:table-cell>
              <table:table-cell office:value-type="float" office:value="892.596427392107">
                <text:p>892.59642739210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31">
                <text:p>1031</text:p>
              </table:table-cell>
              <table:table-cell office:value-type="float" office:value="945">
                <text:p>945</text:p>
              </table:table-cell>
              <table:table-cell office:value-type="float" office:value="891.234515972352">
                <text:p>891.234515972352</text:p>
              </table:table-cell>
              <table:table-cell office:value-type="float" office:value="193.25">
                <text:p>193.2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965">
                <text:p>965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891.689679426592">
                <text:p>891.689679426592</text:p>
              </table:table-cell>
              <table:table-cell office:value-type="float" office:value="156.5">
                <text:p>156.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049">
                <text:p>1049</text:p>
              </table:table-cell>
              <table:table-cell office:value-type="float" office:value="951">
                <text:p>951</text:p>
              </table:table-cell>
              <table:table-cell office:value-type="float" office:value="890.069338961854">
                <text:p>890.069338961854</text:p>
              </table:table-cell>
              <table:table-cell office:value-type="float" office:value="133.25">
                <text:p>133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910">
                <text:p>910</text:p>
              </table:table-cell>
              <table:table-cell office:value-type="float" office:value="945">
                <text:p>945</text:p>
              </table:table-cell>
              <table:table-cell office:value-type="float" office:value="883.854867137872">
                <text:p>883.854867137872</text:p>
              </table:table-cell>
              <table:table-cell office:value-type="float" office:value="104.416666666667">
                <text:p>104.41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011">
                <text:p>1011</text:p>
              </table:table-cell>
              <table:table-cell office:value-type="float" office:value="942.666666666667">
                <text:p>942.666666666667</text:p>
              </table:table-cell>
              <table:table-cell office:value-type="float" office:value="884.999386936172">
                <text:p>884.999386936172</text:p>
              </table:table-cell>
              <table:table-cell office:value-type="float" office:value="78.8333333333333">
                <text:p>78.8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39">
                <text:p>939</text:p>
              </table:table-cell>
              <table:table-cell office:value-type="float" office:value="945.083333333333">
                <text:p>945.083333333333</text:p>
              </table:table-cell>
              <table:table-cell office:value-type="float" office:value="888.30872579963">
                <text:p>888.30872579963</text:p>
              </table:table-cell>
              <table:table-cell office:value-type="float" office:value="64.3333333333334">
                <text:p>64.333333333333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18">
                <text:p>918</text:p>
              </table:table-cell>
              <table:table-cell office:value-type="float" office:value="944.083333333333">
                <text:p>944.083333333333</text:p>
              </table:table-cell>
              <table:table-cell office:value-type="float" office:value="886.914590549229">
                <text:p>886.914590549229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07">
                <text:p>1007</text:p>
              </table:table-cell>
              <table:table-cell office:value-type="float" office:value="952.25">
                <text:p>952.25</text:p>
              </table:table-cell>
              <table:table-cell office:value-type="float" office:value="893.568850788969">
                <text:p>893.568850788969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951">
                <text:p>951</text:p>
              </table:table-cell>
              <table:table-cell office:value-type="float" office:value="955.833333333333">
                <text:p>955.833333333333</text:p>
              </table:table-cell>
              <table:table-cell office:value-type="float" office:value="898.810477734845">
                <text:p>898.810477734845</text:p>
              </table:table-cell>
              <table:table-cell office:value-type="float" office:value="28.3333333333334">
                <text:p>28.3333333333334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78">
                <text:p>1078</text:p>
              </table:table-cell>
              <table:table-cell office:value-type="float" office:value="968.583333333333">
                <text:p>968.583333333333</text:p>
              </table:table-cell>
              <table:table-cell office:value-type="float" office:value="902.669535173322">
                <text:p>902.669535173322</text:p>
              </table:table-cell>
              <table:table-cell office:value-type="float" office:value="31.9166666666667">
                <text:p>31.91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070">
                <text:p>1070</text:p>
              </table:table-cell>
              <table:table-cell office:value-type="float" office:value="984.25">
                <text:p>984.25</text:p>
              </table:table-cell>
              <table:table-cell office:value-type="float" office:value="918.444328788194">
                <text:p>918.444328788194</text:p>
              </table:table-cell>
              <table:table-cell office:value-type="float" office:value="45.3333333333334">
                <text:p>45.3333333333334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965">
                <text:p>965</text:p>
              </table:table-cell>
              <table:table-cell office:value-type="float" office:value="991.166666666667">
                <text:p>991.166666666667</text:p>
              </table:table-cell>
              <table:table-cell office:value-type="float" office:value="933.188875725443">
                <text:p>933.188875725443</text:p>
              </table:table-cell>
              <table:table-cell office:value-type="float" office:value="48.9166666666666">
                <text:p>48.9166666666666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31">
                <text:p>1131</text:p>
              </table:table-cell>
              <table:table-cell office:value-type="float" office:value="999.5">
                <text:p>999.5</text:p>
              </table:table-cell>
              <table:table-cell office:value-type="float" office:value="929.364417019604">
                <text:p>929.364417019604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015">
                <text:p>1015</text:p>
              </table:table-cell>
              <table:table-cell office:value-type="float" office:value="1003.66666666667">
                <text:p>1003.66666666667</text:p>
              </table:table-cell>
              <table:table-cell office:value-type="float" office:value="934.285855416747">
                <text:p>934.2858554167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6">
                <text:p>1066</text:p>
              </table:table-cell>
              <table:table-cell office:value-type="float" office:value="1005.08333333333">
                <text:p>1005.08333333333</text:p>
              </table:table-cell>
              <table:table-cell office:value-type="float" office:value="934.529088137516">
                <text:p>934.529088137516</text:p>
              </table:table-cell>
              <table:table-cell office:value-type="float" office:value="54.0833333333334">
                <text:p>54.0833333333334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76">
                <text:p>976</text:p>
              </table:table-cell>
              <table:table-cell office:value-type="float" office:value="1010.58333333333">
                <text:p>1010.58333333333</text:p>
              </table:table-cell>
              <table:table-cell office:value-type="float" office:value="945.776686180811">
                <text:p>945.776686180811</text:p>
              </table:table-cell>
              <table:table-cell office:value-type="float" office:value="65.5833333333334">
                <text:p>65.583333333333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017">
                <text:p>1017</text:p>
              </table:table-cell>
              <table:table-cell office:value-type="float" office:value="1011.08333333333">
                <text:p>1011.08333333333</text:p>
              </table:table-cell>
              <table:table-cell office:value-type="float" office:value="946.250038949922">
                <text:p>946.250038949922</text:p>
              </table:table-cell>
              <table:table-cell office:value-type="float" office:value="68.4166666666667">
                <text:p>68.41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27">
                <text:p>927</text:p>
              </table:table-cell>
              <table:table-cell office:value-type="float" office:value="1010.08333333333">
                <text:p>1010.08333333333</text:p>
              </table:table-cell>
              <table:table-cell office:value-type="float" office:value="943.957477664928">
                <text:p>943.9574776649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915">
                <text:p>915</text:p>
              </table:table-cell>
              <table:table-cell office:value-type="float" office:value="1009.83333333333">
                <text:p>1009.83333333333</text:p>
              </table:table-cell>
              <table:table-cell office:value-type="float" office:value="943.323138170441">
                <text:p>943.323138170441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44">
                <text:p>944</text:p>
              </table:table-cell>
              <table:table-cell office:value-type="float" office:value="1004.58333333333">
                <text:p>1004.58333333333</text:p>
              </table:table-cell>
              <table:table-cell office:value-type="float" office:value="935.396552760303">
                <text:p>935.396552760303</text:p>
              </table:table-cell>
              <table:table-cell office:value-type="float" office:value="52.3333333333334">
                <text:p>52.333333333333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70">
                <text:p>970</text:p>
              </table:table-cell>
              <table:table-cell office:value-type="float" office:value="1006.16666666667">
                <text:p>1006.16666666667</text:p>
              </table:table-cell>
              <table:table-cell office:value-type="float" office:value="938.109426943123">
                <text:p>938.109426943123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044">
                <text:p>1044</text:p>
              </table:table-cell>
              <table:table-cell office:value-type="float" office:value="1003.33333333333">
                <text:p>1003.33333333333</text:p>
              </table:table-cell>
              <table:table-cell office:value-type="float" office:value="937.880597668118">
                <text:p>937.88059766811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052">
                <text:p>1052</text:p>
              </table:table-cell>
              <table:table-cell office:value-type="float" office:value="1001.83333333333">
                <text:p>1001.83333333333</text:p>
              </table:table-cell>
              <table:table-cell office:value-type="float" office:value="937.857722450132">
                <text:p>937.857722450132</text:p>
              </table:table-cell>
              <table:table-cell office:value-type="float" office:value="17.5833333333334">
                <text:p>17.5833333333334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948">
                <text:p>948</text:p>
              </table:table-cell>
              <table:table-cell office:value-type="float" office:value="1000.41666666667">
                <text:p>1000.41666666667</text:p>
              </table:table-cell>
              <table:table-cell office:value-type="float" office:value="935.37198505425">
                <text:p>935.371985054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053">
                <text:p>1053</text:p>
              </table:table-cell>
              <table:table-cell office:value-type="float" office:value="993.916666666667">
                <text:p>993.916666666667</text:p>
              </table:table-cell>
              <table:table-cell office:value-type="float" office:value="940.196079224313">
                <text:p>940.196079224313</text:p>
              </table:table-cell>
              <table:table-cell office:value-type="float" office:value="-5.58333333333337">
                <text:p>-5.5833333333333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62">
                <text:p>962</text:p>
              </table:table-cell>
              <table:table-cell office:value-type="float" office:value="989.5">
                <text:p>989.5</text:p>
              </table:table-cell>
              <table:table-cell office:value-type="float" office:value="935.492424773758">
                <text:p>935.492424773758</text:p>
              </table:table-cell>
              <table:table-cell office:value-type="float" office:value="-14.1666666666666">
                <text:p>-14.1666666666666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013">
                <text:p>1013</text:p>
              </table:table-cell>
              <table:table-cell office:value-type="float" office:value="985.083333333333">
                <text:p>985.083333333333</text:p>
              </table:table-cell>
              <table:table-cell office:value-type="float" office:value="935.953711953053">
                <text:p>935.95371195305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951">
                <text:p>951</text:p>
              </table:table-cell>
              <table:table-cell office:value-type="float" office:value="983">
                <text:p>983</text:p>
              </table:table-cell>
              <table:table-cell office:value-type="float" office:value="932.929141118901">
                <text:p>932.929141118901</text:p>
              </table:table-cell>
              <table:table-cell office:value-type="float" office:value="-27.5833333333334">
                <text:p>-27.5833333333334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66">
                <text:p>966</text:p>
              </table:table-cell>
              <table:table-cell office:value-type="float" office:value="978.75">
                <text:p>978.75</text:p>
              </table:table-cell>
              <table:table-cell office:value-type="float" office:value="929.672834415401">
                <text:p>929.672834415401</text:p>
              </table:table-cell>
              <table:table-cell office:value-type="float" office:value="-32.3333333333334">
                <text:p>-32.333333333333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8">
                <text:p>868</text:p>
              </table:table-cell>
              <table:table-cell office:value-type="float" office:value="973.833333333333">
                <text:p>973.833333333333</text:p>
              </table:table-cell>
              <table:table-cell office:value-type="float" office:value="916.791349858108">
                <text:p>916.791349858108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822">
                <text:p>822</text:p>
              </table:table-cell>
              <table:table-cell office:value-type="float" office:value="966.083333333333">
                <text:p>966.083333333333</text:p>
              </table:table-cell>
              <table:table-cell office:value-type="float" office:value="895.589673614136">
                <text:p>895.589673614136</text:p>
              </table:table-cell>
              <table:table-cell office:value-type="float" office:value="-43.75">
                <text:p>-43.7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858">
                <text:p>858</text:p>
              </table:table-cell>
              <table:table-cell office:value-type="float" office:value="958.916666666667">
                <text:p>958.916666666667</text:p>
              </table:table-cell>
              <table:table-cell office:value-type="float" office:value="881.903729933658">
                <text:p>881.903729933658</text:p>
              </table:table-cell>
              <table:table-cell office:value-type="float" office:value="-45.6666666666667">
                <text:p>-45.66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807">
                <text:p>807</text:p>
              </table:table-cell>
              <table:table-cell office:value-type="float" office:value="945.333333333333">
                <text:p>945.333333333333</text:p>
              </table:table-cell>
              <table:table-cell office:value-type="float" office:value="856.921761349763">
                <text:p>856.921761349763</text:p>
              </table:table-cell>
              <table:table-cell office:value-type="float" office:value="-60.8333333333333">
                <text:p>-60.83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836">
                <text:p>836</text:p>
              </table:table-cell>
              <table:table-cell office:value-type="float" office:value="928">
                <text:p>928</text:p>
              </table:table-cell>
              <table:table-cell office:value-type="float" office:value="840.304244945691">
                <text:p>840.304244945691</text:p>
              </table:table-cell>
              <table:table-cell office:value-type="float" office:value="-75.3333333333334">
                <text:p>-75.33333333333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870">
                <text:p>870</text:p>
              </table:table-cell>
              <table:table-cell office:value-type="float" office:value="912.833333333333">
                <text:p>912.833333333333</text:p>
              </table:table-cell>
              <table:table-cell office:value-type="float" office:value="833.161468408468">
                <text:p>833.16146840846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792">
                <text:p>792</text:p>
              </table:table-cell>
              <table:table-cell office:value-type="float" office:value="899.833333333333">
                <text:p>899.833333333333</text:p>
              </table:table-cell>
              <table:table-cell office:value-type="float" office:value="813.937166275941">
                <text:p>813.937166275941</text:p>
              </table:table-cell>
              <table:table-cell office:value-type="float" office:value="-100.583333333333">
                <text:p>-100.58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82">
                <text:p>982</text:p>
              </table:table-cell>
              <table:table-cell office:value-type="float" office:value="893.916666666667">
                <text:p>893.916666666667</text:p>
              </table:table-cell>
              <table:table-cell office:value-type="float" office:value="817.62123807332">
                <text:p>817.621238073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941">
                <text:p>941</text:p>
              </table:table-cell>
              <table:table-cell office:value-type="float" office:value="892.166666666667">
                <text:p>892.166666666667</text:p>
              </table:table-cell>
              <table:table-cell office:value-type="float" office:value="817.348300747677">
                <text:p>817.348300747677</text:p>
              </table:table-cell>
              <table:table-cell office:value-type="float" office:value="-97.3333333333334">
                <text:p>-97.3333333333334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910">
                <text:p>910</text:p>
              </table:table-cell>
              <table:table-cell office:value-type="float" office:value="883.583333333333">
                <text:p>883.583333333333</text:p>
              </table:table-cell>
              <table:table-cell office:value-type="float" office:value="818.629561893621">
                <text:p>818.629561893621</text:p>
              </table:table-cell>
              <table:table-cell office:value-type="float" office:value="-101.5">
                <text:p>-101.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49">
                <text:p>849</text:p>
              </table:table-cell>
              <table:table-cell office:value-type="float" office:value="875.083333333333">
                <text:p>875.083333333333</text:p>
              </table:table-cell>
              <table:table-cell office:value-type="float" office:value="813.150145970097">
                <text:p>813.150145970097</text:p>
              </table:table-cell>
              <table:table-cell office:value-type="float" office:value="-107.916666666667">
                <text:p>-107.91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830">
                <text:p>830</text:p>
              </table:table-cell>
              <table:table-cell office:value-type="float" office:value="863.75">
                <text:p>863.75</text:p>
              </table:table-cell>
              <table:table-cell office:value-type="float" office:value="807.813144366332">
                <text:p>807.81314436633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760">
                <text:p>760</text:p>
              </table:table-cell>
              <table:table-cell office:value-type="float" office:value="854.75">
                <text:p>854.75</text:p>
              </table:table-cell>
              <table:table-cell office:value-type="float" office:value="791.366427422184">
                <text:p>791.366427422184</text:p>
              </table:table-cell>
              <table:table-cell office:value-type="float" office:value="-119.083333333333">
                <text:p>-119.08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37">
                <text:p>737</text:p>
              </table:table-cell>
              <table:table-cell office:value-type="float" office:value="847.666666666667">
                <text:p>847.666666666667</text:p>
              </table:table-cell>
              <table:table-cell office:value-type="float" office:value="776.072693668257">
                <text:p>776.072693668257</text:p>
              </table:table-cell>
              <table:table-cell office:value-type="float" office:value="-118.416666666667">
                <text:p>-118.41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89">
                <text:p>789</text:p>
              </table:table-cell>
              <table:table-cell office:value-type="float" office:value="841.916666666667">
                <text:p>841.916666666667</text:p>
              </table:table-cell>
              <table:table-cell office:value-type="float" office:value="768.48090830563">
                <text:p>768.4809083056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12">
                <text:p>812</text:p>
              </table:table-cell>
              <table:table-cell office:value-type="float" office:value="842.333333333333">
                <text:p>842.333333333333</text:p>
              </table:table-cell>
              <table:table-cell office:value-type="float" office:value="769.099792416951">
                <text:p>769.09979241695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31">
                <text:p>831</text:p>
              </table:table-cell>
              <table:table-cell office:value-type="float" office:value="841.916666666667">
                <text:p>841.916666666667</text:p>
              </table:table-cell>
              <table:table-cell office:value-type="float" office:value="768.629611709857">
                <text:p>768.629611709857</text:p>
              </table:table-cell>
              <table:table-cell office:value-type="float" office:value="-86.0833333333334">
                <text:p>-86.0833333333334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0">
                <text:p>790</text:p>
              </table:table-cell>
              <table:table-cell office:value-type="float" office:value="835.25">
                <text:p>835.25</text:p>
              </table:table-cell>
              <table:table-cell office:value-type="float" office:value="761.116061017299">
                <text:p>761.116061017299</text:p>
              </table:table-cell>
              <table:table-cell office:value-type="float" office:value="-77.5833333333334">
                <text:p>-77.583333333333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815">
                <text:p>815</text:p>
              </table:table-cell>
              <table:table-cell office:value-type="float" office:value="837.166666666667">
                <text:p>837.166666666667</text:p>
              </table:table-cell>
              <table:table-cell office:value-type="float" office:value="763.961061648604">
                <text:p>763.961061648604</text:p>
              </table:table-cell>
              <table:table-cell office:value-type="float" office:value="-62.6666666666667">
                <text:p>-62.6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914">
                <text:p>914</text:p>
              </table:table-cell>
              <table:table-cell office:value-type="float" office:value="831.5">
                <text:p>831.5</text:p>
              </table:table-cell>
              <table:table-cell office:value-type="float" office:value="768.621328952281">
                <text:p>768.621328952281</text:p>
              </table:table-cell>
              <table:table-cell office:value-type="float" office:value="-62.4166666666666">
                <text:p>-62.41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25">
                <text:p>825</text:p>
              </table:table-cell>
              <table:table-cell office:value-type="float" office:value="821.833333333333">
                <text:p>821.833333333333</text:p>
              </table:table-cell>
              <table:table-cell office:value-type="float" office:value="769.244303482935">
                <text:p>769.244303482935</text:p>
              </table:table-cell>
              <table:table-cell office:value-type="float" office:value="-70.3333333333333">
                <text:p>-70.333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806">
                <text:p>806</text:p>
              </table:table-cell>
              <table:table-cell office:value-type="float" office:value="813.166666666667">
                <text:p>813.166666666667</text:p>
              </table:table-cell>
              <table:table-cell office:value-type="float" office:value="768.447678766806">
                <text:p>768.447678766806</text:p>
              </table:table-cell>
              <table:table-cell office:value-type="float" office:value="-70.4166666666667">
                <text:p>-70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69">
                <text:p>769</text:p>
              </table:table-cell>
              <table:table-cell office:value-type="float" office:value="806.5">
                <text:p>806.5</text:p>
              </table:table-cell>
              <table:table-cell office:value-type="float" office:value="761.64569038644">
                <text:p>761.64569038644</text:p>
              </table:table-cell>
              <table:table-cell office:value-type="float" office:value="-68.5833333333334">
                <text:p>-68.58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09">
                <text:p>809</text:p>
              </table:table-cell>
              <table:table-cell office:value-type="float" office:value="804.75">
                <text:p>804.75</text:p>
              </table:table-cell>
              <table:table-cell office:value-type="float" office:value="760.490178285698">
                <text:p>760.49017828569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790">
                <text:p>790</text:p>
              </table:table-cell>
              <table:table-cell office:value-type="float" office:value="807.25">
                <text:p>807.25</text:p>
              </table:table-cell>
              <table:table-cell office:value-type="float" office:value="764.943488573378">
                <text:p>764.943488573378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755">
                <text:p>755</text:p>
              </table:table-cell>
              <table:table-cell office:value-type="float" office:value="808.75">
                <text:p>808.75</text:p>
              </table:table-cell>
              <table:table-cell office:value-type="float" office:value="768.913687191435">
                <text:p>768.913687191435</text:p>
              </table:table-cell>
              <table:table-cell office:value-type="float" office:value="-38.9166666666666">
                <text:p>-38.9166666666666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94">
                <text:p>794</text:p>
              </table:table-cell>
              <table:table-cell office:value-type="float" office:value="809.166666666667">
                <text:p>809.166666666667</text:p>
              </table:table-cell>
              <table:table-cell office:value-type="float" office:value="769.530059772779">
                <text:p>769.530059772779</text:p>
              </table:table-cell>
              <table:table-cell office:value-type="float" office:value="-32.75">
                <text:p>-32.7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64">
                <text:p>764</text:p>
              </table:table-cell>
              <table:table-cell office:value-type="float" office:value="805.166666666667">
                <text:p>805.166666666667</text:p>
              </table:table-cell>
              <table:table-cell office:value-type="float" office:value="763.47334186121">
                <text:p>763.47334186121</text:p>
              </table:table-cell>
              <table:table-cell office:value-type="float" office:value="-37.1666666666667">
                <text:p>-37.1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853">
                <text:p>853</text:p>
              </table:table-cell>
              <table:table-cell office:value-type="float" office:value="807">
                <text:p>807</text:p>
              </table:table-cell>
              <table:table-cell office:value-type="float" office:value="763.617976073032">
                <text:p>763.617976073032</text:p>
              </table:table-cell>
              <table:table-cell office:value-type="float" office:value="-34.9166666666666">
                <text:p>-34.916666666666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807">
                <text:p>807</text:p>
              </table:table-cell>
              <table:table-cell office:value-type="float" office:value="808.416666666667">
                <text:p>808.416666666667</text:p>
              </table:table-cell>
              <table:table-cell office:value-type="float" office:value="765.363932969631">
                <text:p>765.363932969631</text:p>
              </table:table-cell>
              <table:table-cell office:value-type="float" office:value="-26.8333333333334">
                <text:p>-26.8333333333334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76">
                <text:p>776</text:p>
              </table:table-cell>
              <table:table-cell office:value-type="float" office:value="805.166666666667">
                <text:p>805.166666666667</text:p>
              </table:table-cell>
              <table:table-cell office:value-type="float" office:value="761.193878938277">
                <text:p>761.19387893827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833">
                <text:p>833</text:p>
              </table:table-cell>
              <table:table-cell office:value-type="float" office:value="798.416666666667">
                <text:p>798.416666666667</text:p>
              </table:table-cell>
              <table:table-cell office:value-type="float" office:value="768.793400830708">
                <text:p>768.793400830708</text:p>
              </table:table-cell>
              <table:table-cell office:value-type="float" office:value="-33.0833333333334">
                <text:p>-33.083333333333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810">
                <text:p>810</text:p>
              </table:table-cell>
              <table:table-cell office:value-type="float" office:value="797.166666666667">
                <text:p>797.166666666667</text:p>
              </table:table-cell>
              <table:table-cell office:value-type="float" office:value="768.464961511957">
                <text:p>768.464961511957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885">
                <text:p>885</text:p>
              </table:table-cell>
              <table:table-cell office:value-type="float" office:value="803.75">
                <text:p>803.75</text:p>
              </table:table-cell>
              <table:table-cell office:value-type="float" office:value="765.399641461911">
                <text:p>765.399641461911</text:p>
              </table:table-cell>
              <table:table-cell office:value-type="float" office:value="-9.41666666666663">
                <text:p>-9.4166666666666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825">
                <text:p>825</text:p>
              </table:table-cell>
              <table:table-cell office:value-type="float" office:value="808.416666666667">
                <text:p>808.416666666667</text:p>
              </table:table-cell>
              <table:table-cell office:value-type="float" office:value="771.291673043567">
                <text:p>771.291673043567</text:p>
              </table:table-cell>
              <table:table-cell office:value-type="float" office:value="1.91666666666663">
                <text:p>1.9166666666666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805">
                <text:p>805</text:p>
              </table:table-cell>
              <table:table-cell office:value-type="float" office:value="808.083333333333">
                <text:p>808.083333333333</text:p>
              </table:table-cell>
              <table:table-cell office:value-type="float" office:value="770.946098077808">
                <text:p>770.946098077808</text:p>
              </table:table-cell>
              <table:table-cell office:value-type="float" office:value="3.33333333333337">
                <text:p>3.3333333333333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83">
                <text:p>683</text:p>
              </table:table-cell>
              <table:table-cell office:value-type="float" office:value="799.166666666667">
                <text:p>799.166666666667</text:p>
              </table:table-cell>
              <table:table-cell office:value-type="float" office:value="747.349096229019">
                <text:p>747.349096229019</text:p>
              </table:table-cell>
              <table:table-cell office:value-type="float" office:value="-8.08333333333337">
                <text:p>-8.0833333333333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52">
                <text:p>652</text:p>
              </table:table-cell>
              <table:table-cell office:value-type="float" office:value="790.583333333333">
                <text:p>790.583333333333</text:p>
              </table:table-cell>
              <table:table-cell office:value-type="float" office:value="724.278995982635">
                <text:p>724.278995982635</text:p>
              </table:table-cell>
              <table:table-cell office:value-type="float" office:value="-18.1666666666666">
                <text:p>-18.1666666666666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708">
                <text:p>708</text:p>
              </table:table-cell>
              <table:table-cell office:value-type="float" office:value="783.416666666667">
                <text:p>783.416666666667</text:p>
              </table:table-cell>
              <table:table-cell office:value-type="float" office:value="712.995261948895">
                <text:p>712.995261948895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09">
                <text:p>709</text:p>
              </table:table-cell>
              <table:table-cell office:value-type="float" office:value="778.833333333333">
                <text:p>778.833333333333</text:p>
              </table:table-cell>
              <table:table-cell office:value-type="float" office:value="705.311743018486">
                <text:p>705.311743018486</text:p>
              </table:table-cell>
              <table:table-cell office:value-type="float" office:value="-26.3333333333333">
                <text:p>-26.3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753">
                <text:p>753</text:p>
              </table:table-cell>
              <table:table-cell office:value-type="float" office:value="770.5">
                <text:p>770.5</text:p>
              </table:table-cell>
              <table:table-cell office:value-type="float" office:value="700.569515036197">
                <text:p>700.569515036197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37">
                <text:p>737</text:p>
              </table:table-cell>
              <table:table-cell office:value-type="float" office:value="764.666666666667">
                <text:p>764.666666666667</text:p>
              </table:table-cell>
              <table:table-cell office:value-type="float" office:value="695.139257639287">
                <text:p>695.139257639287</text:p>
              </table:table-cell>
              <table:table-cell office:value-type="float" office:value="-43.75">
                <text:p>-43.7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17">
                <text:p>717</text:p>
              </table:table-cell>
              <table:table-cell office:value-type="float" office:value="759.75">
                <text:p>759.75</text:p>
              </table:table-cell>
              <table:table-cell office:value-type="float" office:value="689.021164424839">
                <text:p>689.021164424839</text:p>
              </table:table-cell>
              <table:table-cell office:value-type="float" office:value="-45.4166666666666">
                <text:p>-45.416666666666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1">
                <text:p>781</text:p>
              </table:table-cell>
              <table:table-cell office:value-type="float" office:value="755.416666666667">
                <text:p>755.416666666667</text:p>
              </table:table-cell>
              <table:table-cell office:value-type="float" office:value="688.071614431138">
                <text:p>688.07161443113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48">
                <text:p>748</text:p>
              </table:table-cell>
              <table:table-cell office:value-type="float" office:value="750.25">
                <text:p>750.25</text:p>
              </table:table-cell>
              <table:table-cell office:value-type="float" office:value="685.131750916994">
                <text:p>685.131750916994</text:p>
              </table:table-cell>
              <table:table-cell office:value-type="float" office:value="-46.9166666666666">
                <text:p>-46.916666666666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48">
                <text:p>748</text:p>
              </table:table-cell>
              <table:table-cell office:value-type="float" office:value="738.833333333333">
                <text:p>738.833333333333</text:p>
              </table:table-cell>
              <table:table-cell office:value-type="float" office:value="689.356372058719">
                <text:p>689.356372058719</text:p>
              </table:table-cell>
              <table:table-cell office:value-type="float" office:value="-64.9166666666666">
                <text:p>-64.916666666666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00">
                <text:p>700</text:p>
              </table:table-cell>
              <table:table-cell office:value-type="float" office:value="728.416666666667">
                <text:p>728.416666666667</text:p>
              </table:table-cell>
              <table:table-cell office:value-type="float" office:value="686.087956587458">
                <text:p>686.08795658745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727">
                <text:p>727</text:p>
              </table:table-cell>
              <table:table-cell office:value-type="float" office:value="721.916666666667">
                <text:p>721.916666666667</text:p>
              </table:table-cell>
              <table:table-cell office:value-type="float" office:value="687.093846736644">
                <text:p>687.093846736644</text:p>
              </table:table-cell>
              <table:table-cell office:value-type="float" office:value="-86.1666666666667">
                <text:p>-86.16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96">
                <text:p>696</text:p>
              </table:table-cell>
              <table:table-cell office:value-type="float" office:value="723">
                <text:p>723</text:p>
              </table:table-cell>
              <table:table-cell office:value-type="float" office:value="689.314286815814">
                <text:p>689.314286815814</text:p>
              </table:table-cell>
              <table:table-cell office:value-type="float" office:value="-76.1666666666666">
                <text:p>-76.16666666666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647">
                <text:p>647</text:p>
              </table:table-cell>
              <table:table-cell office:value-type="float" office:value="722.583333333333">
                <text:p>722.583333333333</text:p>
              </table:table-cell>
              <table:table-cell office:value-type="float" office:value="687.922749659569">
                <text:p>687.92274965956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13">
                <text:p>713</text:p>
              </table:table-cell>
              <table:table-cell office:value-type="float" office:value="723">
                <text:p>723</text:p>
              </table:table-cell>
              <table:table-cell office:value-type="float" office:value="688.500988156444">
                <text:p>688.500988156444</text:p>
              </table:table-cell>
              <table:table-cell office:value-type="float" office:value="-60.4166666666666">
                <text:p>-60.4166666666666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73">
                <text:p>673</text:p>
              </table:table-cell>
              <table:table-cell office:value-type="float" office:value="720">
                <text:p>720</text:p>
              </table:table-cell>
              <table:table-cell office:value-type="float" office:value="682.719734686859">
                <text:p>682.719734686859</text:p>
              </table:table-cell>
              <table:table-cell office:value-type="float" office:value="-58.8333333333334">
                <text:p>-58.8333333333334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98">
                <text:p>698</text:p>
              </table:table-cell>
              <table:table-cell office:value-type="float" office:value="715.416666666667">
                <text:p>715.416666666667</text:p>
              </table:table-cell>
              <table:table-cell office:value-type="float" office:value="679.196485618644">
                <text:p>679.196485618644</text:p>
              </table:table-cell>
              <table:table-cell office:value-type="float" office:value="-55.0833333333334">
                <text:p>-55.083333333333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687">
                <text:p>687</text:p>
              </table:table-cell>
              <table:table-cell office:value-type="float" office:value="711.25">
                <text:p>711.25</text:p>
              </table:table-cell>
              <table:table-cell office:value-type="float" office:value="674.862876903048">
                <text:p>674.862876903048</text:p>
              </table:table-cell>
              <table:table-cell office:value-type="float" office:value="-53.4166666666666">
                <text:p>-53.4166666666666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64">
                <text:p>664</text:p>
              </table:table-cell>
              <table:table-cell office:value-type="float" office:value="706.833333333333">
                <text:p>706.833333333333</text:p>
              </table:table-cell>
              <table:table-cell office:value-type="float" office:value="668.068697778527">
                <text:p>668.068697778527</text:p>
              </table:table-cell>
              <table:table-cell office:value-type="float" office:value="-52.9166666666666">
                <text:p>-52.916666666666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62">
                <text:p>762</text:p>
              </table:table-cell>
              <table:table-cell office:value-type="float" office:value="705.25">
                <text:p>705.25</text:p>
              </table:table-cell>
              <table:table-cell office:value-type="float" office:value="669.520905667535">
                <text:p>669.520905667535</text:p>
              </table:table-cell>
              <table:table-cell office:value-type="float" office:value="-50.1666666666666">
                <text:p>-50.166666666666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732">
                <text:p>732</text:p>
              </table:table-cell>
              <table:table-cell office:value-type="float" office:value="703.916666666667">
                <text:p>703.916666666667</text:p>
              </table:table-cell>
              <table:table-cell office:value-type="float" office:value="669.65972753329">
                <text:p>669.65972753329</text:p>
              </table:table-cell>
              <table:table-cell office:value-type="float" office:value="-46.3333333333334">
                <text:p>-46.333333333333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61">
                <text:p>761</text:p>
              </table:table-cell>
              <table:table-cell office:value-type="float" office:value="705">
                <text:p>705</text:p>
              </table:table-cell>
              <table:table-cell office:value-type="float" office:value="669.058127736327">
                <text:p>669.058127736327</text:p>
              </table:table-cell>
              <table:table-cell office:value-type="float" office:value="-33.8333333333334">
                <text:p>-33.833333333333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662">
                <text:p>662</text:p>
              </table:table-cell>
              <table:table-cell office:value-type="float" office:value="701.833333333333">
                <text:p>701.833333333333</text:p>
              </table:table-cell>
              <table:table-cell office:value-type="float" office:value="663.797863444071">
                <text:p>663.797863444071</text:p>
              </table:table-cell>
              <table:table-cell office:value-type="float" office:value="-26.5833333333333">
                <text:p>-26.58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4">
                <text:p>694</text:p>
              </table:table-cell>
              <table:table-cell office:value-type="float" office:value="699.083333333333">
                <text:p>699.083333333333</text:p>
              </table:table-cell>
              <table:table-cell office:value-type="float" office:value="661.848309905155">
                <text:p>661.848309905155</text:p>
              </table:table-cell>
              <table:table-cell office:value-type="float" office:value="-22.8333333333333">
                <text:p>-22.8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48">
                <text:p>648</text:p>
              </table:table-cell>
              <table:table-cell office:value-type="float" office:value="695.083333333333">
                <text:p>695.083333333333</text:p>
              </table:table-cell>
              <table:table-cell office:value-type="float" office:value="655.016438512221">
                <text:p>655.016438512221</text:p>
              </table:table-cell>
              <table:table-cell office:value-type="float" office:value="-27.9166666666666">
                <text:p>-27.9166666666666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32">
                <text:p>632</text:p>
              </table:table-cell>
              <table:table-cell office:value-type="float" office:value="693.833333333333">
                <text:p>693.833333333333</text:p>
              </table:table-cell>
              <table:table-cell office:value-type="float" office:value="651.937719908508">
                <text:p>651.937719908508</text:p>
              </table:table-cell>
              <table:table-cell office:value-type="float" office:value="-28.75">
                <text:p>-28.7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53">
                <text:p>653</text:p>
              </table:table-cell>
              <table:table-cell office:value-type="float" office:value="688.833333333333">
                <text:p>688.833333333333</text:p>
              </table:table-cell>
              <table:table-cell office:value-type="float" office:value="645.866468016539">
                <text:p>645.866468016539</text:p>
              </table:table-cell>
              <table:table-cell office:value-type="float" office:value="-34.1666666666666">
                <text:p>-34.166666666666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640">
                <text:p>640</text:p>
              </table:table-cell>
              <table:table-cell office:value-type="float" office:value="686.083333333333">
                <text:p>686.083333333333</text:p>
              </table:table-cell>
              <table:table-cell office:value-type="float" office:value="641.006715057874">
                <text:p>641.006715057874</text:p>
              </table:table-cell>
              <table:table-cell office:value-type="float" office:value="-33.9166666666666">
                <text:p>-33.9166666666666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86">
                <text:p>686</text:p>
              </table:table-cell>
              <table:table-cell office:value-type="float" office:value="685.083333333333">
                <text:p>685.083333333333</text:p>
              </table:table-cell>
              <table:table-cell office:value-type="float" office:value="640.162274628629">
                <text:p>640.162274628629</text:p>
              </table:table-cell>
              <table:table-cell office:value-type="float" office:value="-30.3333333333333">
                <text:p>-30.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03">
                <text:p>703</text:p>
              </table:table-cell>
              <table:table-cell office:value-type="float" office:value="686.416666666667">
                <text:p>686.416666666667</text:p>
              </table:table-cell>
              <table:table-cell office:value-type="float" office:value="641.197084558242">
                <text:p>641.197084558242</text:p>
              </table:table-cell>
              <table:table-cell office:value-type="float" office:value="-24.8333333333334">
                <text:p>-24.833333333333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651">
                <text:p>651</text:p>
              </table:table-cell>
              <table:table-cell office:value-type="float" office:value="685.333333333333">
                <text:p>685.333333333333</text:p>
              </table:table-cell>
              <table:table-cell office:value-type="float" office:value="639.378150950072">
                <text:p>639.37815095007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58">
                <text:p>758</text:p>
              </table:table-cell>
              <table:table-cell office:value-type="float" office:value="685">
                <text:p>685</text:p>
              </table:table-cell>
              <table:table-cell office:value-type="float" office:value="639.640827328372">
                <text:p>639.640827328372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83">
                <text:p>683</text:p>
              </table:table-cell>
              <table:table-cell office:value-type="float" office:value="680.916666666667">
                <text:p>680.916666666667</text:p>
              </table:table-cell>
              <table:table-cell office:value-type="float" office:value="638.035311673376">
                <text:p>638.03531167337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14">
                <text:p>714</text:p>
              </table:table-cell>
              <table:table-cell office:value-type="float" office:value="677">
                <text:p>677</text:p>
              </table:table-cell>
              <table:table-cell office:value-type="float" office:value="640.413862535853">
                <text:p>640.41386253585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687">
                <text:p>687</text:p>
              </table:table-cell>
              <table:table-cell office:value-type="float" office:value="679.083333333333">
                <text:p>679.083333333333</text:p>
              </table:table-cell>
              <table:table-cell office:value-type="float" office:value="642.717869364109">
                <text:p>642.717869364109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97">
                <text:p>697</text:p>
              </table:table-cell>
              <table:table-cell office:value-type="float" office:value="679.333333333333">
                <text:p>679.333333333333</text:p>
              </table:table-cell>
              <table:table-cell office:value-type="float" office:value="642.845892571705">
                <text:p>642.845892571705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07">
                <text:p>607</text:p>
              </table:table-cell>
              <table:table-cell office:value-type="float" office:value="675.916666666667">
                <text:p>675.916666666667</text:p>
              </table:table-cell>
              <table:table-cell office:value-type="float" office:value="634.625112757393">
                <text:p>634.625112757393</text:p>
              </table:table-cell>
              <table:table-cell office:value-type="float" office:value="-19.1666666666667">
                <text:p>-19.1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91">
                <text:p>591</text:p>
              </table:table-cell>
              <table:table-cell office:value-type="float" office:value="672.5">
                <text:p>672.5</text:p>
              </table:table-cell>
              <table:table-cell office:value-type="float" office:value="625.890402861057">
                <text:p>625.890402861057</text:p>
              </table:table-cell>
              <table:table-cell office:value-type="float" office:value="-21.3333333333334">
                <text:p>-21.3333333333334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602">
                <text:p>602</text:p>
              </table:table-cell>
              <table:table-cell office:value-type="float" office:value="668.25">
                <text:p>668.25</text:p>
              </table:table-cell>
              <table:table-cell office:value-type="float" office:value="617.554608421744">
                <text:p>617.554608421744</text:p>
              </table:table-cell>
              <table:table-cell office:value-type="float" office:value="-20.5833333333334">
                <text:p>-20.5833333333334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627">
                <text:p>627</text:p>
              </table:table-cell>
              <table:table-cell office:value-type="float" office:value="667.166666666667">
                <text:p>667.166666666667</text:p>
              </table:table-cell>
              <table:table-cell office:value-type="float" office:value="615.679981126823">
                <text:p>615.679981126823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633">
                <text:p>633</text:p>
              </table:table-cell>
              <table:table-cell office:value-type="float" office:value="662.75">
                <text:p>662.75</text:p>
              </table:table-cell>
              <table:table-cell office:value-type="float" office:value="610.755026466712">
                <text:p>610.755026466712</text:p>
              </table:table-cell>
              <table:table-cell office:value-type="float" office:value="-22.3333333333334">
                <text:p>-22.333333333333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722">
                <text:p>722</text:p>
              </table:table-cell>
              <table:table-cell office:value-type="float" office:value="664.333333333333">
                <text:p>664.333333333333</text:p>
              </table:table-cell>
              <table:table-cell office:value-type="float" office:value="610.736635108479">
                <text:p>610.736635108479</text:p>
              </table:table-cell>
              <table:table-cell office:value-type="float" office:value="-22.0833333333333">
                <text:p>-22.08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85">
                <text:p>685</text:p>
              </table:table-cell>
              <table:table-cell office:value-type="float" office:value="667.166666666667">
                <text:p>667.166666666667</text:p>
              </table:table-cell>
              <table:table-cell office:value-type="float" office:value="613.440368157323">
                <text:p>613.440368157323</text:p>
              </table:table-cell>
              <table:table-cell office:value-type="float" office:value="-18.1666666666667">
                <text:p>-18.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Swedish Wikipedia</text:p>
        </chart:title>
        <chart:subtitle svg:x="6.832cm" svg:y="1.275cm" chart:style-name="ch3">
          <text:p>Editors &gt;100</text:p>
        </chart:subtitle>
        <chart:legend chart:legend-position="end" svg:x="11.957cm" svg:y="3.454cm" style:legend-expansion="high" chart:style-name="ch4"/>
        <chart:plot-area chart:style-name="ch5" table:cell-range-address="'Editors &gt;100'.A1:'Editors &gt;100'.B169 'Editors &gt;100'.D1:'Editors &gt;100'.F169" chart:data-source-has-labels="both" svg:x="1.331cm" svg:y="2.138cm" svg:width="10.306cm" svg:height="5.701cm">
          <chartooo:coordinate-region svg:x="2.151cm" svg:y="2.337cm" svg:width="9.486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100'.A2:'Editors &gt;100'.A169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100'.B2:'Editors &gt;100'.B169" chart:label-cell-address="'Editors &gt;100'.B1:'Editors &gt;100'.B1" chart:class="chart:line">
            <chart:data-point chart:repeated="168"/>
          </chart:series>
          <chart:series chart:style-name="ch12" chart:values-cell-range-address="'Editors &gt;100'.D2:'Editors &gt;100'.D169" chart:label-cell-address="'Editors &gt;100'.D1:'Editors &gt;100'.D1" chart:class="chart:line">
            <chart:data-point chart:repeated="168"/>
          </chart:series>
          <chart:series chart:style-name="ch13" chart:values-cell-range-address="'Editors &gt;100'.E2:'Editors &gt;100'.E169" chart:label-cell-address="'Editors &gt;100'.E1:'Editors &gt;100'.E1" chart:class="chart:line">
            <chart:data-point chart:repeated="168"/>
          </chart:series>
          <chart:series chart:style-name="ch14" chart:values-cell-range-address="'Editors &gt;100'.F2:'Editors &gt;100'.F169" chart:label-cell-address="'Editors &gt;100'.F1:'Editors &gt;100'.F1" chart:class="chart:line">
            <chart:data-point chart:repeated="1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ors &gt;100</text:p>
                <draw:g>
                  <svg:desc>'Editors &gt;100'.B1:'Editors &gt;100'.B1</svg:desc>
                </draw:g>
              </table:table-cell>
              <table:table-cell office:value-type="string">
                <text:p>Mean</text:p>
                <draw:g>
                  <svg:desc>'Editors &gt;100'.D1:'Editors &gt;100'.D1</svg:desc>
                </draw:g>
              </table:table-cell>
              <table:table-cell office:value-type="string">
                <text:p>Mean – 1*StdDev</text:p>
                <draw:g>
                  <svg:desc>'Editors &gt;100'.E1:'Editors &gt;100'.E1</svg:desc>
                </draw:g>
              </table:table-cell>
              <table:table-cell office:value-type="string">
                <text:p>Diff</text:p>
                <draw:g>
                  <svg:desc>'Editors &gt;100'.F1:'Editors &gt;100'.F1</svg:desc>
                </draw:g>
              </table:table-cell>
            </table:table-row>
          </table:table-header-rows>
          <table:table-rows>
            <table:table-row>
              <table:table-cell office:value-type="float" office:value="37622">
                <text:p>37622</text:p>
                <draw:g>
                  <svg:desc>'Editors &gt;100'.A2:'Editors &gt;100'.A169</svg:desc>
                </draw:g>
              </table:table-cell>
              <table:table-cell office:value-type="float" office:value="4">
                <text:p>4</text:p>
                <draw:g>
                  <svg:desc>'Editors &gt;100'.B2:'Editors &gt;100'.B169</svg:desc>
                </draw:g>
              </table:table-cell>
              <table:table-cell office:value-type="float" office:value="NaN">
                <text:p>NaN</text:p>
                <draw:g>
                  <svg:desc>'Editors &gt;100'.D2:'Editors &gt;100'.D169</svg:desc>
                </draw:g>
              </table:table-cell>
              <table:table-cell office:value-type="float" office:value="NaN">
                <text:p>NaN</text:p>
                <draw:g>
                  <svg:desc>'Editors &gt;100'.E2:'Editors &gt;100'.E169</svg:desc>
                </draw:g>
              </table:table-cell>
              <table:table-cell office:value-type="float" office:value="NaN">
                <text:p>NaN</text:p>
                <draw:g>
                  <svg:desc>'Editors &gt;100'.F2:'Editors &gt;100'.F169</svg:desc>
                </draw:g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9">
                <text:p>9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.94840015898814">
                <text:p>3.94840015898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4.46984848863655">
                <text:p>4.46984848863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12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4.471280737849">
                <text:p>4.47128073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3">
                <text:p>23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3.41528942863331">
                <text:p>3.4152894286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2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.18263576251211">
                <text:p>4.1826357625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28">
                <text:p>28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4.9740288216506">
                <text:p>4.974028821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28">
                <text:p>28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6.3100649527615">
                <text:p>6.310064952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33">
                <text:p>33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7.69753307166848">
                <text:p>7.69753307166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2">
                <text:p>42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8.34224949656806">
                <text:p>8.34224949656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9.7916847041971">
                <text:p>9.791684704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12.4383998723473">
                <text:p>12.4383998723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9">
                <text:p>59</text:p>
              </table:table-cell>
              <table:table-cell office:value-type="float" office:value="29.75">
                <text:p>29.75</text:p>
              </table:table-cell>
              <table:table-cell office:value-type="float" office:value="14.0880890519243">
                <text:p>14.088089051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56">
                <text:p>56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17.7902500035589">
                <text:p>17.7902500035589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9">
                <text:p>49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22.1436131594199">
                <text:p>22.1436131594199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42">
                <text:p>42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26.8700539361067">
                <text:p>26.8700539361067</text:p>
              </table:table-cell>
              <table:table-cell office:value-type="float" office:value="31.5833333333333">
                <text:p>31.5833333333333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1">
                <text:p>5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9.9399812221281">
                <text:p>29.939981222128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61">
                <text:p>61</text:p>
              </table:table-cell>
              <table:table-cell office:value-type="float" office:value="44.9166666666667">
                <text:p>44.9166666666667</text:p>
              </table:table-cell>
              <table:table-cell office:value-type="float" office:value="33.7447999443769">
                <text:p>33.7447999443769</text:p>
              </table:table-cell>
              <table:table-cell office:value-type="float" office:value="34.4166666666667">
                <text:p>34.416666666666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68">
                <text:p>68</text:p>
              </table:table-cell>
              <table:table-cell office:value-type="float" office:value="48.25">
                <text:p>48.25</text:p>
              </table:table-cell>
              <table:table-cell office:value-type="float" office:value="36.6261608595251">
                <text:p>36.6261608595251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76">
                <text:p>76</text:p>
              </table:table-cell>
              <table:table-cell office:value-type="float" office:value="52.25">
                <text:p>52.25</text:p>
              </table:table-cell>
              <table:table-cell office:value-type="float" office:value="39.9867882006236">
                <text:p>39.9867882006236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85">
                <text:p>85</text:p>
              </table:table-cell>
              <table:table-cell office:value-type="float" office:value="56.5833333333333">
                <text:p>56.5833333333333</text:p>
              </table:table-cell>
              <table:table-cell office:value-type="float" office:value="42.6650109858054">
                <text:p>42.6650109858054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01">
                <text:p>101</text:p>
              </table:table-cell>
              <table:table-cell office:value-type="float" office:value="61.5">
                <text:p>61.5</text:p>
              </table:table-cell>
              <table:table-cell office:value-type="float" office:value="43.4068069052575">
                <text:p>43.4068069052575</text:p>
              </table:table-cell>
              <table:table-cell office:value-type="float" office:value="41.8333333333333">
                <text:p>41.8333333333333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69">
                <text:p>69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45.7351240580414">
                <text:p>45.7351240580414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79">
                <text:p>79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49.4630618297072">
                <text:p>49.463061829707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1">
                <text:p>7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50.5820330672029">
                <text:p>50.5820330672029</text:p>
              </table:table-cell>
              <table:table-cell office:value-type="float" office:value="37.5833333333333">
                <text:p>37.5833333333333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94">
                <text:p>94</text:p>
              </table:table-cell>
              <table:table-cell office:value-type="float" office:value="70.5">
                <text:p>70.5</text:p>
              </table:table-cell>
              <table:table-cell office:value-type="float" office:value="52.5379187275983">
                <text:p>52.5379187275983</text:p>
              </table:table-cell>
              <table:table-cell office:value-type="float" office:value="36.8333333333333">
                <text:p>36.8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23">
                <text:p>123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54.5375688609049">
                <text:p>54.5375688609049</text:p>
              </table:table-cell>
              <table:table-cell office:value-type="float" office:value="39.8333333333333">
                <text:p>39.83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23">
                <text:p>123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60.4841239565459">
                <text:p>60.4841239565459</text:p>
              </table:table-cell>
              <table:table-cell office:value-type="float" office:value="44.0833333333333">
                <text:p>44.0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26">
                <text:p>126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66.159092129806">
                <text:p>66.1590921298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  <table:table-cell office:value-type="float" office:value="71.3279988939753">
                <text:p>71.3279988939753</text:p>
              </table:table-cell>
              <table:table-cell office:value-type="float" office:value="50.0833333333333">
                <text:p>50.083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6">
                <text:p>136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75.930482889075">
                <text:p>75.930482889075</text:p>
              </table:table-cell>
              <table:table-cell office:value-type="float" office:value="52.4166666666667">
                <text:p>52.41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34">
                <text:p>134</text:p>
              </table:table-cell>
              <table:table-cell office:value-type="float" office:value="105.5">
                <text:p>105.5</text:p>
              </table:table-cell>
              <table:table-cell office:value-type="float" office:value="80.3585818003258">
                <text:p>80.3585818003258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8">
                <text:p>118</text:p>
              </table:table-cell>
              <table:table-cell office:value-type="float" office:value="108.25">
                <text:p>108.25</text:p>
              </table:table-cell>
              <table:table-cell office:value-type="float" office:value="83.7583502170452">
                <text:p>83.7583502170452</text:p>
              </table:table-cell>
              <table:table-cell office:value-type="float" office:value="51.6666666666667">
                <text:p>51.6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47">
                <text:p>147</text:p>
              </table:table-cell>
              <table:table-cell office:value-type="float" office:value="112.083333333333">
                <text:p>112.083333333333</text:p>
              </table:table-cell>
              <table:table-cell office:value-type="float" office:value="85.3337935468645">
                <text:p>85.3337935468645</text:p>
              </table:table-cell>
              <table:table-cell office:value-type="float" office:value="50.5833333333333">
                <text:p>50.58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21">
                <text:p>121</text:p>
              </table:table-cell>
              <table:table-cell office:value-type="float" office:value="116.416666666667">
                <text:p>116.416666666667</text:p>
              </table:table-cell>
              <table:table-cell office:value-type="float" office:value="93.318227784615">
                <text:p>93.318227784615</text:p>
              </table:table-cell>
              <table:table-cell office:value-type="float" office:value="53.0833333333333">
                <text:p>53.08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28">
                <text:p>128</text:p>
              </table:table-cell>
              <table:table-cell office:value-type="float" office:value="120.5">
                <text:p>120.5</text:p>
              </table:table-cell>
              <table:table-cell office:value-type="float" office:value="100.493182979976">
                <text:p>100.493182979976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38">
                <text:p>138</text:p>
              </table:table-cell>
              <table:table-cell office:value-type="float" office:value="126.083333333333">
                <text:p>126.083333333333</text:p>
              </table:table-cell>
              <table:table-cell office:value-type="float" office:value="112.993029264823">
                <text:p>112.993029264823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0.676976074002">
                <text:p>120.67697607400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45">
                <text:p>145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121.580979005593">
                <text:p>121.580979005593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39">
                <text:p>139</text:p>
              </table:table-cell>
              <table:table-cell office:value-type="float" office:value="132.166666666667">
                <text:p>132.166666666667</text:p>
              </table:table-cell>
              <table:table-cell office:value-type="float" office:value="122.993253171598">
                <text:p>122.993253171598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57">
                <text:p>157</text:p>
              </table:table-cell>
              <table:table-cell office:value-type="float" office:value="134.75">
                <text:p>134.75</text:p>
              </table:table-cell>
              <table:table-cell office:value-type="float" office:value="123.37119194611">
                <text:p>123.37119194611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63">
                <text:p>163</text:p>
              </table:table-cell>
              <table:table-cell office:value-type="float" office:value="137.916666666667">
                <text:p>137.916666666667</text:p>
              </table:table-cell>
              <table:table-cell office:value-type="float" office:value="124.409373462735">
                <text:p>124.40937346273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74">
                <text:p>174</text:p>
              </table:table-cell>
              <table:table-cell office:value-type="float" office:value="141.083333333333">
                <text:p>141.083333333333</text:p>
              </table:table-cell>
              <table:table-cell office:value-type="float" office:value="124.067520723062">
                <text:p>124.067520723062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31">
                <text:p>131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123.68248743141">
                <text:p>123.68248743141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39">
                <text:p>139</text:p>
              </table:table-cell>
              <table:table-cell office:value-type="float" office:value="142.583333333333">
                <text:p>142.583333333333</text:p>
              </table:table-cell>
              <table:table-cell office:value-type="float" office:value="126.971808841161">
                <text:p>126.971808841161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53">
                <text:p>153</text:p>
              </table:table-cell>
              <table:table-cell office:value-type="float" office:value="143.083333333333">
                <text:p>143.083333333333</text:p>
              </table:table-cell>
              <table:table-cell office:value-type="float" office:value="127.223387596103">
                <text:p>127.2233875961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48">
                <text:p>148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131.054720379731">
                <text:p>131.054720379731</text:p>
              </table:table-cell>
              <table:table-cell office:value-type="float" office:value="28.9166666666667">
                <text:p>28.91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50">
                <text:p>150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33.942492292484">
                <text:p>133.94249229248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51">
                <text:p>151</text:p>
              </table:table-cell>
              <table:table-cell office:value-type="float" office:value="148.25">
                <text:p>148.25</text:p>
              </table:table-cell>
              <table:table-cell office:value-type="float" office:value="135.315725588752">
                <text:p>135.315725588752</text:p>
              </table:table-cell>
              <table:table-cell office:value-type="float" office:value="22.1666666666667">
                <text:p>22.1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2">
                <text:p>152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138.72643992596">
                <text:p>138.72643992596</text:p>
              </table:table-cell>
              <table:table-cell office:value-type="float" office:value="21.1666666666667">
                <text:p>21.166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61">
                <text:p>161</text:p>
              </table:table-cell>
              <table:table-cell office:value-type="float" office:value="151.5">
                <text:p>151.5</text:p>
              </table:table-cell>
              <table:table-cell office:value-type="float" office:value="139.787535776711">
                <text:p>139.7875357767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72">
                <text:p>172</text:p>
              </table:table-cell>
              <table:table-cell office:value-type="float" office:value="154.25">
                <text:p>154.25</text:p>
              </table:table-cell>
              <table:table-cell office:value-type="float" office:value="141.883439516914">
                <text:p>141.883439516914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60">
                <text:p>160</text:p>
              </table:table-cell>
              <table:table-cell office:value-type="float" office:value="154.5">
                <text:p>154.5</text:p>
              </table:table-cell>
              <table:table-cell office:value-type="float" office:value="142.042800548204">
                <text:p>142.042800548204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2">
                <text:p>142</text:p>
              </table:table-cell>
              <table:table-cell office:value-type="float" office:value="152.75">
                <text:p>152.75</text:p>
              </table:table-cell>
              <table:table-cell office:value-type="float" office:value="140.121568873084">
                <text:p>140.121568873084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28">
                <text:p>128</text:p>
              </table:table-cell>
              <table:table-cell office:value-type="float" office:value="148.916666666667">
                <text:p>148.916666666667</text:p>
              </table:table-cell>
              <table:table-cell office:value-type="float" office:value="136.343547191638">
                <text:p>136.343547191638</text:p>
              </table:table-cell>
              <table:table-cell office:value-type="float" office:value="7.83333333333331">
                <text:p>7.83333333333331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49.416666666667">
                <text:p>149.416666666667</text:p>
              </table:table-cell>
              <table:table-cell office:value-type="float" office:value="137.519697355625">
                <text:p>137.519697355625</text:p>
              </table:table-cell>
              <table:table-cell office:value-type="float" office:value="8.58333333333331">
                <text:p>8.58333333333331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3">
                <text:p>143</text:p>
              </table:table-cell>
              <table:table-cell office:value-type="float" office:value="149.75">
                <text:p>149.75</text:p>
              </table:table-cell>
              <table:table-cell office:value-type="float" office:value="138.118342571007">
                <text:p>138.118342571007</text:p>
              </table:table-cell>
              <table:table-cell office:value-type="float" office:value="7.16666666666666">
                <text:p>7.16666666666666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64">
                <text:p>164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38.342755441784">
                <text:p>138.342755441784</text:p>
              </table:table-cell>
              <table:table-cell office:value-type="float" office:value="7.58333333333331">
                <text:p>7.58333333333331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55">
                <text:p>155</text:p>
              </table:table-cell>
              <table:table-cell office:value-type="float" office:value="151.25">
                <text:p>151.25</text:p>
              </table:table-cell>
              <table:table-cell office:value-type="float" office:value="138.898150672139">
                <text:p>138.898150672139</text:p>
              </table:table-cell>
              <table:table-cell office:value-type="float" office:value="5.91666666666666">
                <text:p>5.9166666666666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56">
                <text:p>156</text:p>
              </table:table-cell>
              <table:table-cell office:value-type="float" office:value="151.75">
                <text:p>151.75</text:p>
              </table:table-cell>
              <table:table-cell office:value-type="float" office:value="139.332087717553">
                <text:p>139.332087717553</text:p>
              </table:table-cell>
              <table:table-cell office:value-type="float" office:value="4.58333333333334">
                <text:p>4.58333333333334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58">
                <text:p>158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139.790074851849">
                <text:p>139.790074851849</text:p>
              </table:table-cell>
              <table:table-cell office:value-type="float" office:value="4.08333333333334">
                <text:p>4.08333333333334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52">
                <text:p>152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139.790074851849">
                <text:p>139.790074851849</text:p>
              </table:table-cell>
              <table:table-cell office:value-type="float" office:value="2.16666666666669">
                <text:p>2.16666666666669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59">
                <text:p>159</text:p>
              </table:table-cell>
              <table:table-cell office:value-type="float" office:value="152.166666666667">
                <text:p>152.166666666667</text:p>
              </table:table-cell>
              <table:table-cell office:value-type="float" office:value="139.736254303629">
                <text:p>139.736254303629</text:p>
              </table:table-cell>
              <table:table-cell office:value-type="float" office:value="0.666666666666657">
                <text:p>0.666666666666657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47">
                <text:p>147</text:p>
              </table:table-cell>
              <table:table-cell office:value-type="float" office:value="150.083333333333">
                <text:p>150.083333333333</text:p>
              </table:table-cell>
              <table:table-cell office:value-type="float" office:value="139.292273621842">
                <text:p>139.292273621842</text:p>
              </table:table-cell>
              <table:table-cell office:value-type="float" office:value="-4.16666666666666">
                <text:p>-4.16666666666666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59">
                <text:p>159</text:p>
              </table:table-cell>
              <table:table-cell office:value-type="float" office:value="150">
                <text:p>150</text:p>
              </table:table-cell>
              <table:table-cell office:value-type="float" office:value="139.288918227963">
                <text:p>139.28891822796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1">
                <text:p>141</text:p>
              </table:table-cell>
              <table:table-cell office:value-type="float" office:value="149.916666666667">
                <text:p>149.916666666667</text:p>
              </table:table-cell>
              <table:table-cell office:value-type="float" office:value="139.134034728445">
                <text:p>139.134034728445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49">
                <text:p>149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143.340002668802">
                <text:p>143.340002668802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27">
                <text:p>127</text:p>
              </table:table-cell>
              <table:table-cell office:value-type="float" office:value="150.833333333333">
                <text:p>150.833333333333</text:p>
              </table:table-cell>
              <table:table-cell office:value-type="float" office:value="140.618964369304">
                <text:p>140.618964369304</text:p>
              </table:table-cell>
              <table:table-cell office:value-type="float" office:value="1.41666666666669">
                <text:p>1.41666666666669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138.734606491157">
                <text:p>138.7346064911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46">
                <text:p>146</text:p>
              </table:table-cell>
              <table:table-cell office:value-type="float" office:value="148.5">
                <text:p>148.5</text:p>
              </table:table-cell>
              <table:table-cell office:value-type="float" office:value="138.10332220895">
                <text:p>138.10332220895</text:p>
              </table:table-cell>
              <table:table-cell office:value-type="float" office:value="-2.16666666666666">
                <text:p>-2.166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39">
                <text:p>139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136.654047986473">
                <text:p>136.654047986473</text:p>
              </table:table-cell>
              <table:table-cell office:value-type="float" office:value="-4.08333333333334">
                <text:p>-4.08333333333334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48">
                <text:p>148</text:p>
              </table:table-cell>
              <table:table-cell office:value-type="float" office:value="146.5">
                <text:p>146.5</text:p>
              </table:table-cell>
              <table:table-cell office:value-type="float" office:value="136.351108434908">
                <text:p>136.351108434908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53">
                <text:p>153</text:p>
              </table:table-cell>
              <table:table-cell office:value-type="float" office:value="146.083333333333">
                <text:p>146.083333333333</text:p>
              </table:table-cell>
              <table:table-cell office:value-type="float" office:value="136.355600407374">
                <text:p>136.355600407374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3">
                <text:p>133</text:p>
              </table:table-cell>
              <table:table-cell office:value-type="float" office:value="144.5">
                <text:p>144.5</text:p>
              </table:table-cell>
              <table:table-cell office:value-type="float" office:value="134.288598172987">
                <text:p>134.288598172987</text:p>
              </table:table-cell>
              <table:table-cell office:value-type="float" office:value="-7.83333333333334">
                <text:p>-7.83333333333334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58">
                <text:p>158</text:p>
              </table:table-cell>
              <table:table-cell office:value-type="float" office:value="144.416666666667">
                <text:p>144.416666666667</text:p>
              </table:table-cell>
              <table:table-cell office:value-type="float" office:value="134.331048343049">
                <text:p>134.331048343049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8">
                <text:p>138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33.45674873152">
                <text:p>133.45674873152</text:p>
              </table:table-cell>
              <table:table-cell office:value-type="float" office:value="-6.41666666666669">
                <text:p>-6.41666666666669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33">
                <text:p>133</text:p>
              </table:table-cell>
              <table:table-cell office:value-type="float" office:value="141.5">
                <text:p>141.5</text:p>
              </table:table-cell>
              <table:table-cell office:value-type="float" office:value="132.114324260294">
                <text:p>132.114324260294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20">
                <text:p>120</text:p>
              </table:table-cell>
              <table:table-cell office:value-type="float" office:value="139.75">
                <text:p>139.75</text:p>
              </table:table-cell>
              <table:table-cell office:value-type="float" office:value="128.491669750802">
                <text:p>128.491669750802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51">
                <text:p>151</text:p>
              </table:table-cell>
              <table:table-cell office:value-type="float" office:value="139.916666666667">
                <text:p>139.916666666667</text:p>
              </table:table-cell>
              <table:table-cell office:value-type="float" office:value="128.495328317026">
                <text:p>128.495328317026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32">
                <text:p>132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129.342979436034">
                <text:p>129.342979436034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9">
                <text:p>99</text:p>
              </table:table-cell>
              <table:table-cell office:value-type="float" office:value="137.5">
                <text:p>137.5</text:p>
              </table:table-cell>
              <table:table-cell office:value-type="float" office:value="121.299551072438">
                <text:p>121.299551072438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34">
                <text:p>134</text:p>
              </table:table-cell>
              <table:table-cell office:value-type="float" office:value="136.5">
                <text:p>136.5</text:p>
              </table:table-cell>
              <table:table-cell office:value-type="float" office:value="120.502841161347">
                <text:p>120.50284116134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23">
                <text:p>123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118.735912059233">
                <text:p>118.73591205923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27">
                <text:p>127</text:p>
              </table:table-cell>
              <table:table-cell office:value-type="float" office:value="133.416666666667">
                <text:p>133.416666666667</text:p>
              </table:table-cell>
              <table:table-cell office:value-type="float" office:value="117.363016085889">
                <text:p>117.363016085889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34">
                <text:p>134</text:p>
              </table:table-cell>
              <table:table-cell office:value-type="float" office:value="131.833333333333">
                <text:p>131.833333333333</text:p>
              </table:table-cell>
              <table:table-cell office:value-type="float" office:value="116.995829663527">
                <text:p>116.995829663527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6">
                <text:p>116</text:p>
              </table:table-cell>
              <table:table-cell office:value-type="float" office:value="130.416666666667">
                <text:p>130.416666666667</text:p>
              </table:table-cell>
              <table:table-cell office:value-type="float" office:value="114.90445251527">
                <text:p>114.90445251527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3">
                <text:p>153</text:p>
              </table:table-cell>
              <table:table-cell office:value-type="float" office:value="130">
                <text:p>130</text:p>
              </table:table-cell>
              <table:table-cell office:value-type="float" office:value="115.247496360402">
                <text:p>115.247496360402</text:p>
              </table:table-cell>
              <table:table-cell office:value-type="float" office:value="-14.4166666666667">
                <text:p>-14.41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43">
                <text:p>143</text:p>
              </table:table-cell>
              <table:table-cell office:value-type="float" office:value="130.416666666667">
                <text:p>130.416666666667</text:p>
              </table:table-cell>
              <table:table-cell office:value-type="float" office:value="115.35039890579">
                <text:p>115.35039890579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0">
                <text:p>150</text:p>
              </table:table-cell>
              <table:table-cell office:value-type="float" office:value="131.833333333333">
                <text:p>131.833333333333</text:p>
              </table:table-cell>
              <table:table-cell office:value-type="float" office:value="115.737973565357">
                <text:p>115.737973565357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30">
                <text:p>130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116.986144102709">
                <text:p>116.986144102709</text:p>
              </table:table-cell>
              <table:table-cell office:value-type="float" office:value="-7.08333333333334">
                <text:p>-7.08333333333334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3">
                <text:p>123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115.572615604212">
                <text:p>115.572615604212</text:p>
              </table:table-cell>
              <table:table-cell office:value-type="float" office:value="-9.58333333333331">
                <text:p>-9.58333333333331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29">
                <text:p>129</text:p>
              </table:table-cell>
              <table:table-cell office:value-type="float" office:value="130.083333333333">
                <text:p>130.083333333333</text:p>
              </table:table-cell>
              <table:table-cell office:value-type="float" office:value="115.328005584696">
                <text:p>115.328005584696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18">
                <text:p>118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119.816593146884">
                <text:p>119.816593146884</text:p>
              </table:table-cell>
              <table:table-cell office:value-type="float" office:value="-5.83333333333334">
                <text:p>-5.83333333333334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39">
                <text:p>139</text:p>
              </table:table-cell>
              <table:table-cell office:value-type="float" office:value="132.083333333333">
                <text:p>132.083333333333</text:p>
              </table:table-cell>
              <table:table-cell office:value-type="float" office:value="120.057162376674">
                <text:p>120.057162376674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21.314733441403">
                <text:p>121.314733441403</text:p>
              </table:table-cell>
              <table:table-cell office:value-type="float" office:value="-2.16666666666666">
                <text:p>-2.1666666666666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119.286370949396">
                <text:p>119.286370949396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37">
                <text:p>137</text:p>
              </table:table-cell>
              <table:table-cell office:value-type="float" office:value="132.25">
                <text:p>132.25</text:p>
              </table:table-cell>
              <table:table-cell office:value-type="float" office:value="119.464176885031">
                <text:p>119.464176885031</text:p>
              </table:table-cell>
              <table:table-cell office:value-type="float" office:value="0.416666666666657">
                <text:p>0.41666666666665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11">
                <text:p>111</text:p>
              </table:table-cell>
              <table:table-cell office:value-type="float" office:value="131.833333333333">
                <text:p>131.833333333333</text:p>
              </table:table-cell>
              <table:table-cell office:value-type="float" office:value="118.404508614344">
                <text:p>118.404508614344</text:p>
              </table:table-cell>
              <table:table-cell office:value-type="float" office:value="1.41666666666669">
                <text:p>1.41666666666669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45">
                <text:p>145</text:p>
              </table:table-cell>
              <table:table-cell office:value-type="float" office:value="131.166666666667">
                <text:p>131.166666666667</text:p>
              </table:table-cell>
              <table:table-cell office:value-type="float" office:value="118.721636016693">
                <text:p>118.721636016693</text:p>
              </table:table-cell>
              <table:table-cell office:value-type="float" office:value="1.16666666666666">
                <text:p>1.16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28">
                <text:p>128</text:p>
              </table:table-cell>
              <table:table-cell office:value-type="float" office:value="129.916666666667">
                <text:p>129.916666666667</text:p>
              </table:table-cell>
              <table:table-cell office:value-type="float" office:value="118.027341176713">
                <text:p>118.0273411767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35">
                <text:p>135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118.403463787773">
                <text:p>118.403463787773</text:p>
              </table:table-cell>
              <table:table-cell office:value-type="float" office:value="-3.16666666666669">
                <text:p>-3.1666666666666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6">
                <text:p>126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118.052430177629">
                <text:p>118.052430177629</text:p>
              </table:table-cell>
              <table:table-cell office:value-type="float" office:value="-4.33333333333331">
                <text:p>-4.3333333333333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20">
                <text:p>120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117.625988517078">
                <text:p>117.625988517078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17">
                <text:p>117</text:p>
              </table:table-cell>
              <table:table-cell office:value-type="float" office:value="127.083333333333">
                <text:p>127.083333333333</text:p>
              </table:table-cell>
              <table:table-cell office:value-type="float" office:value="116.158313397147">
                <text:p>116.158313397147</text:p>
              </table:table-cell>
              <table:table-cell office:value-type="float" office:value="-3.00000000000001">
                <text:p>-3.00000000000001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30">
                <text:p>130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117.522183832077">
                <text:p>117.522183832077</text:p>
              </table:table-cell>
              <table:table-cell office:value-type="float" office:value="-3.58333333333331">
                <text:p>-3.5833333333333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42">
                <text:p>142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117.459400087151">
                <text:p>117.459400087151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31">
                <text:p>131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117.317576734212">
                <text:p>117.317576734212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29">
                <text:p>129</text:p>
              </table:table-cell>
              <table:table-cell office:value-type="float" office:value="129.25">
                <text:p>129.25</text:p>
              </table:table-cell>
              <table:table-cell office:value-type="float" office:value="119.303552484338">
                <text:p>119.303552484338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29">
                <text:p>129</text:p>
              </table:table-cell>
              <table:table-cell office:value-type="float" office:value="128.583333333333">
                <text:p>128.583333333333</text:p>
              </table:table-cell>
              <table:table-cell office:value-type="float" office:value="118.940075365073">
                <text:p>118.940075365073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12">
                <text:p>112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119.186224278319">
                <text:p>119.186224278319</text:p>
              </table:table-cell>
              <table:table-cell office:value-type="float" office:value="-3.16666666666669">
                <text:p>-3.1666666666666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38">
                <text:p>138</text:p>
              </table:table-cell>
              <table:table-cell office:value-type="float" office:value="128.083333333333">
                <text:p>128.083333333333</text:p>
              </table:table-cell>
              <table:table-cell office:value-type="float" office:value="119.529138898774">
                <text:p>119.529138898774</text:p>
              </table:table-cell>
              <table:table-cell office:value-type="float" office:value="-3.08333333333331">
                <text:p>-3.08333333333331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23">
                <text:p>123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118.987188955806">
                <text:p>118.987188955806</text:p>
              </table:table-cell>
              <table:table-cell office:value-type="float" office:value="-2.24999999999999">
                <text:p>-2.24999999999999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20">
                <text:p>120</text:p>
              </table:table-cell>
              <table:table-cell office:value-type="float" office:value="126.416666666667">
                <text:p>126.416666666667</text:p>
              </table:table-cell>
              <table:table-cell office:value-type="float" office:value="117.809499110883">
                <text:p>117.809499110883</text:p>
              </table:table-cell>
              <table:table-cell office:value-type="float" office:value="-2.24999999999999">
                <text:p>-2.24999999999999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23">
                <text:p>123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117.502914242884">
                <text:p>117.502914242884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3">
                <text:p>113</text:p>
              </table:table-cell>
              <table:table-cell office:value-type="float" office:value="125.583333333333">
                <text:p>125.583333333333</text:p>
              </table:table-cell>
              <table:table-cell office:value-type="float" office:value="116.256360392318">
                <text:p>116.256360392318</text:p>
              </table:table-cell>
              <table:table-cell office:value-type="float" office:value="-2.50000000000001">
                <text:p>-2.5000000000000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19">
                <text:p>119</text:p>
              </table:table-cell>
              <table:table-cell office:value-type="float" office:value="125.75">
                <text:p>125.75</text:p>
              </table:table-cell>
              <table:table-cell office:value-type="float" office:value="116.573696525586">
                <text:p>116.573696525586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01">
                <text:p>101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111.849484332289">
                <text:p>111.849484332289</text:p>
              </table:table-cell>
              <table:table-cell office:value-type="float" office:value="-4.75000000000001">
                <text:p>-4.7500000000000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15">
                <text:p>115</text:p>
              </table:table-cell>
              <table:table-cell office:value-type="float" office:value="121.083333333333">
                <text:p>121.083333333333</text:p>
              </table:table-cell>
              <table:table-cell office:value-type="float" office:value="111.033834627307">
                <text:p>111.033834627307</text:p>
              </table:table-cell>
              <table:table-cell office:value-type="float" office:value="-7.25000000000001">
                <text:p>-7.25000000000001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00">
                <text:p>100</text:p>
              </table:table-cell>
              <table:table-cell office:value-type="float" office:value="118.5">
                <text:p>118.5</text:p>
              </table:table-cell>
              <table:table-cell office:value-type="float" office:value="107.311531910855">
                <text:p>107.311531910855</text:p>
              </table:table-cell>
              <table:table-cell office:value-type="float" office:value="-9.58333333333334">
                <text:p>-9.583333333333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13">
                <text:p>113</text:p>
              </table:table-cell>
              <table:table-cell office:value-type="float" office:value="117.166666666667">
                <text:p>117.166666666667</text:p>
              </table:table-cell>
              <table:table-cell office:value-type="float" office:value="106.397743927149">
                <text:p>106.397743927149</text:p>
              </table:table-cell>
              <table:table-cell office:value-type="float" office:value="-12.0833333333333">
                <text:p>-12.08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11">
                <text:p>111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105.45674873152">
                <text:p>105.45674873152</text:p>
              </table:table-cell>
              <table:table-cell office:value-type="float" office:value="-12.9166666666667">
                <text:p>-12.91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17">
                <text:p>117</text:p>
              </table:table-cell>
              <table:table-cell office:value-type="float" office:value="116.083333333333">
                <text:p>116.083333333333</text:p>
              </table:table-cell>
              <table:table-cell office:value-type="float" office:value="105.934815005891">
                <text:p>105.934815005891</text:p>
              </table:table-cell>
              <table:table-cell office:value-type="float" office:value="-12.5833333333333">
                <text:p>-12.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32">
                <text:p>132</text:p>
              </table:table-cell>
              <table:table-cell office:value-type="float" office:value="115.583333333333">
                <text:p>115.583333333333</text:p>
              </table:table-cell>
              <table:table-cell office:value-type="float" office:value="106.523348050049">
                <text:p>106.52334805004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20">
                <text:p>120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106.457079687347">
                <text:p>106.457079687347</text:p>
              </table:table-cell>
              <table:table-cell office:value-type="float" office:value="-12.3333333333333">
                <text:p>-12.3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9">
                <text:p>119</text:p>
              </table:table-cell>
              <table:table-cell office:value-type="float" office:value="115.25">
                <text:p>115.25</text:p>
              </table:table-cell>
              <table:table-cell office:value-type="float" office:value="106.416952548937">
                <text:p>106.416952548937</text:p>
              </table:table-cell>
              <table:table-cell office:value-type="float" office:value="-11.1666666666667">
                <text:p>-11.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10">
                <text:p>110</text:p>
              </table:table-cell>
              <table:table-cell office:value-type="float" office:value="114.166666666667">
                <text:p>114.166666666667</text:p>
              </table:table-cell>
              <table:table-cell office:value-type="float" office:value="105.576679542818">
                <text:p>105.57667954281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09">
                <text:p>109</text:p>
              </table:table-cell>
              <table:table-cell office:value-type="float" office:value="113.833333333333">
                <text:p>113.833333333333</text:p>
              </table:table-cell>
              <table:table-cell office:value-type="float" office:value="105.117273617516">
                <text:p>105.117273617516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05">
                <text:p>105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103.76995293903">
                <text:p>103.76995293903</text:p>
              </table:table-cell>
              <table:table-cell office:value-type="float" office:value="-13.0833333333333">
                <text:p>-13.08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97">
                <text:p>97</text:p>
              </table:table-cell>
              <table:table-cell office:value-type="float" office:value="112.333333333333">
                <text:p>112.333333333333</text:p>
              </table:table-cell>
              <table:table-cell office:value-type="float" office:value="102.900958395403">
                <text:p>102.90095839540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12">
                <text:p>112</text:p>
              </table:table-cell>
              <table:table-cell office:value-type="float" office:value="112.083333333333">
                <text:p>112.083333333333</text:p>
              </table:table-cell>
              <table:table-cell office:value-type="float" office:value="102.688379820135">
                <text:p>102.6883798201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88">
                <text:p>88</text:p>
              </table:table-cell>
              <table:table-cell office:value-type="float" office:value="111.083333333333">
                <text:p>111.083333333333</text:p>
              </table:table-cell>
              <table:table-cell office:value-type="float" office:value="99.8303875910493">
                <text:p>99.8303875910493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09">
                <text:p>109</text:p>
              </table:table-cell>
              <table:table-cell office:value-type="float" office:value="110.75">
                <text:p>110.75</text:p>
              </table:table-cell>
              <table:table-cell office:value-type="float" office:value="99.4997474775816">
                <text:p>99.4997474775816</text:p>
              </table:table-cell>
              <table:table-cell office:value-type="float" office:value="-6.41666666666667">
                <text:p>-6.41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15">
                <text:p>115</text:p>
              </table:table-cell>
              <table:table-cell office:value-type="float" office:value="111.083333333333">
                <text:p>111.083333333333</text:p>
              </table:table-cell>
              <table:table-cell office:value-type="float" office:value="99.7659425857567">
                <text:p>99.7659425857567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11">
                <text:p>111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99.4196068999784">
                <text:p>99.4196068999784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7">
                <text:p>117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100.115432435097">
                <text:p>100.11543243509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100.137412649488">
                <text:p>100.137412649488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22">
                <text:p>122</text:p>
              </table:table-cell>
              <table:table-cell office:value-type="float" office:value="109.25">
                <text:p>109.25</text:p>
              </table:table-cell>
              <table:table-cell office:value-type="float" office:value="100.044023680239">
                <text:p>100.0440236802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15">
                <text:p>115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0.311713352237">
                <text:p>100.31171335223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15">
                <text:p>115</text:p>
              </table:table-cell>
              <table:table-cell office:value-type="float" office:value="110.166666666667">
                <text:p>110.166666666667</text:p>
              </table:table-cell>
              <table:table-cell office:value-type="float" office:value="100.691020050848">
                <text:p>100.691020050848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12">
                <text:p>112</text:p>
              </table:table-cell>
              <table:table-cell office:value-type="float" office:value="110.75">
                <text:p>110.75</text:p>
              </table:table-cell>
              <table:table-cell office:value-type="float" office:value="101.406796344644">
                <text:p>101.406796344644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14">
                <text:p>114</text:p>
              </table:table-cell>
              <table:table-cell office:value-type="float" office:value="112.166666666667">
                <text:p>112.166666666667</text:p>
              </table:table-cell>
              <table:table-cell office:value-type="float" office:value="103.86734212314">
                <text:p>103.86734212314</text:p>
              </table:table-cell>
              <table:table-cell office:value-type="float" office:value="-0.166666666666657">
                <text:p>-0.16666666666665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26">
                <text:p>126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04.125299950038">
                <text:p>104.12529995003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21">
                <text:p>121</text:p>
              </table:table-cell>
              <table:table-cell office:value-type="float" office:value="116.083333333333">
                <text:p>116.083333333333</text:p>
              </table:table-cell>
              <table:table-cell office:value-type="float" office:value="111.231748150336">
                <text:p>111.231748150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26">
                <text:p>126</text:p>
              </table:table-cell>
              <table:table-cell office:value-type="float" office:value="117.5">
                <text:p>117.5</text:p>
              </table:table-cell>
              <table:table-cell office:value-type="float" office:value="112.427794096522">
                <text:p>112.42779409652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15">
                <text:p>115</text:p>
              </table:table-cell>
              <table:table-cell office:value-type="float" office:value="117.5">
                <text:p>117.5</text:p>
              </table:table-cell>
              <table:table-cell office:value-type="float" office:value="112.427794096522">
                <text:p>112.427794096522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3.348509525285">
                <text:p>113.348509525285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30">
                <text:p>130</text:p>
              </table:table-cell>
              <table:table-cell office:value-type="float" office:value="119.083333333333">
                <text:p>119.083333333333</text:p>
              </table:table-cell>
              <table:table-cell office:value-type="float" office:value="113.307862737264">
                <text:p>113.30786273726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30">
                <text:p>130</text:p>
              </table:table-cell>
              <table:table-cell office:value-type="float" office:value="120.25">
                <text:p>120.25</text:p>
              </table:table-cell>
              <table:table-cell office:value-type="float" office:value="113.781545076998">
                <text:p>113.78154507699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30">
                <text:p>130</text:p>
              </table:table-cell>
              <table:table-cell office:value-type="float" office:value="120.916666666667">
                <text:p>120.916666666667</text:p>
              </table:table-cell>
              <table:table-cell office:value-type="float" office:value="113.865447128906">
                <text:p>113.865447128906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08">
                <text:p>108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112.501773250353">
                <text:p>112.50177325035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04">
                <text:p>104</text:p>
              </table:table-cell>
              <table:table-cell office:value-type="float" office:value="119.416666666667">
                <text:p>119.416666666667</text:p>
              </table:table-cell>
              <table:table-cell office:value-type="float" office:value="110.356681383382">
                <text:p>110.35668138338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92">
                <text:p>92</text:p>
              </table:table-cell>
              <table:table-cell office:value-type="float" office:value="117.75">
                <text:p>117.75</text:p>
              </table:table-cell>
              <table:table-cell office:value-type="float" office:value="105.817424266473">
                <text:p>105.8174242664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96">
                <text:p>96</text:p>
              </table:table-cell>
              <table:table-cell office:value-type="float" office:value="116.25">
                <text:p>116.25</text:p>
              </table:table-cell>
              <table:table-cell office:value-type="float" office:value="102.771903290557">
                <text:p>102.771903290557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114">
                <text:p>114</text:p>
              </table:table-cell>
              <table:table-cell office:value-type="float" office:value="115.25">
                <text:p>115.25</text:p>
              </table:table-cell>
              <table:table-cell office:value-type="float" office:value="102.120401238562">
                <text:p>102.120401238562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00">
                <text:p>100</text:p>
              </table:table-cell>
              <table:table-cell office:value-type="float" office:value="113.5">
                <text:p>113.5</text:p>
              </table:table-cell>
              <table:table-cell office:value-type="float" office:value="99.8185593528379">
                <text:p>99.8185593528379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6">
                <text:p>116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99.5217863405519">
                <text:p>99.5217863405519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12">
                <text:p>112</text:p>
              </table:table-cell>
              <table:table-cell office:value-type="float" office:value="112.416666666667">
                <text:p>112.416666666667</text:p>
              </table:table-cell>
              <table:table-cell office:value-type="float" office:value="99.2916847041971">
                <text:p>99.2916847041971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17">
                <text:p>117</text:p>
              </table:table-cell>
              <table:table-cell office:value-type="float" office:value="112.416666666667">
                <text:p>112.416666666667</text:p>
              </table:table-cell>
              <table:table-cell office:value-type="float" office:value="99.2916847041971">
                <text:p>99.2916847041971</text:p>
              </table:table-cell>
              <table:table-cell office:value-type="float" office:value="-5.58333333333333">
                <text:p>-5.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